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.116cm"/>
    </style:style>
    <style:style style:name="co2" style:family="table-column">
      <style:table-column-properties fo:break-before="auto" style:column-width="14.631cm"/>
    </style:style>
    <style:style style:name="co3" style:family="table-column">
      <style:table-column-properties fo:break-before="auto" style:column-width="1.697cm"/>
    </style:style>
    <style:style style:name="co4" style:family="table-column">
      <style:table-column-properties fo:break-before="auto" style:column-width="2.731cm"/>
    </style:style>
    <style:style style:name="co5" style:family="table-column">
      <style:table-column-properties fo:break-before="auto" style:column-width="0.198cm"/>
    </style:style>
    <style:style style:name="co6" style:family="table-column">
      <style:table-column-properties fo:break-before="auto" style:column-width="2.54cm"/>
    </style:style>
    <style:style style:name="co7" style:family="table-column">
      <style:table-column-properties fo:break-before="auto" style:column-width="2.295cm"/>
    </style:style>
    <style:style style:name="co8" style:family="table-column">
      <style:table-column-properties fo:break-before="auto" style:column-width="2.623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5.581cm" fo:break-before="auto" style:use-optimal-row-height="true"/>
    </style:style>
    <style:style style:name="ro3" style:family="table-row">
      <style:table-row-properties style:row-height="7.16cm" fo:break-before="auto" style:use-optimal-row-height="true"/>
    </style:style>
    <style:style style:name="ro4" style:family="table-row">
      <style:table-row-properties style:row-height="2.027cm" fo:break-before="auto" style:use-optimal-row-height="true"/>
    </style:style>
    <style:style style:name="ro5" style:family="table-row">
      <style:table-row-properties style:row-height="38.401cm" fo:break-before="auto" style:use-optimal-row-height="true"/>
    </style:style>
    <style:style style:name="ro6" style:family="table-row">
      <style:table-row-properties style:row-height="28.09cm" fo:break-before="auto" style:use-optimal-row-height="true"/>
    </style:style>
    <style:style style:name="ro7" style:family="table-row">
      <style:table-row-properties style:row-height="28.88cm" fo:break-before="auto" style:use-optimal-row-height="true"/>
    </style:style>
    <style:style style:name="ro8" style:family="table-row">
      <style:table-row-properties style:row-height="49.44cm" fo:break-before="auto" style:use-optimal-row-height="true"/>
    </style:style>
    <style:style style:name="ro9" style:family="table-row">
      <style:table-row-properties style:row-height="5.976cm" fo:break-before="auto" style:use-optimal-row-height="true"/>
    </style:style>
    <style:style style:name="ro10" style:family="table-row">
      <style:table-row-properties style:row-height="6.369cm" fo:break-before="auto" style:use-optimal-row-height="true"/>
    </style:style>
    <style:style style:name="ro11" style:family="table-row">
      <style:table-row-properties style:row-height="6.765cm" fo:break-before="auto" style:use-optimal-row-height="true"/>
    </style:style>
    <style:style style:name="ro12" style:family="table-row">
      <style:table-row-properties style:row-height="5.625cm" fo:break-before="auto" style:use-optimal-row-height="true"/>
    </style:style>
    <style:style style:name="ro13" style:family="table-row">
      <style:table-row-properties style:row-height="4.791cm" fo:break-before="auto" style:use-optimal-row-height="true"/>
    </style:style>
    <style:style style:name="ro14" style:family="table-row">
      <style:table-row-properties style:row-height="2.422cm" fo:break-before="auto" style:use-optimal-row-height="true"/>
    </style:style>
    <style:style style:name="ro15" style:family="table-row">
      <style:table-row-properties style:row-height="4.396cm" fo:break-before="auto" style:use-optimal-row-height="true"/>
    </style:style>
    <style:style style:name="ro16" style:family="table-row">
      <style:table-row-properties style:row-height="4.001cm" fo:break-before="auto" style:use-optimal-row-height="true"/>
    </style:style>
    <style:style style:name="ro17" style:family="table-row">
      <style:table-row-properties style:row-height="50.06cm" fo:break-before="auto" style:use-optimal-row-height="true"/>
    </style:style>
    <style:style style:name="ro18" style:family="table-row">
      <style:table-row-properties style:row-height="3.605cm" fo:break-before="auto" style:use-optimal-row-height="true"/>
    </style:style>
    <style:style style:name="ro19" style:family="table-row">
      <style:table-row-properties style:row-height="8.74cm" fo:break-before="auto" style:use-optimal-row-height="true"/>
    </style:style>
    <style:style style:name="ro20" style:family="table-row">
      <style:table-row-properties style:row-height="9.529cm" fo:break-before="auto" style:use-optimal-row-height="true"/>
    </style:style>
    <style:style style:name="ro21" style:family="table-row">
      <style:table-row-properties style:row-height="54.97cm" fo:break-before="auto" style:use-optimal-row-height="true"/>
    </style:style>
    <style:style style:name="ro22" style:family="table-row">
      <style:table-row-properties style:row-height="5.186cm" fo:break-before="auto" style:use-optimal-row-height="true"/>
    </style:style>
    <style:style style:name="ro23" style:family="table-row">
      <style:table-row-properties style:row-height="42.333cm" fo:break-before="auto" style:use-optimal-row-height="true"/>
    </style:style>
    <style:style style:name="ro24" style:family="table-row">
      <style:table-row-properties style:row-height="43.517cm" fo:break-before="auto" style:use-optimal-row-height="true"/>
    </style:style>
    <style:style style:name="ro25" style:family="table-row">
      <style:table-row-properties style:row-height="30.459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ina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Test Name</text:p>
          </table:table-cell>
          <table:table-cell office:value-type="string" calcext:value-type="string">
            <text:p>Sub-Test Name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Execution Time</text:p>
          </table:table-cell>
          <table:table-cell office:value-type="string" calcext:value-type="string">
            <text:p>Sys_Out</text:p>
          </table:table-cell>
          <table:table-cell office:value-type="string" calcext:value-type="string">
            <text:p>Passed Count</text:p>
          </table:table-cell>
          <table:table-cell office:value-type="string" calcext:value-type="string">
            <text:p>Failed Count</text:p>
          </table:table-cell>
          <table:table-cell office:value-type="string" calcext:value-type="string">
            <text:p>Skipped Count</text:p>
          </table:table-cell>
          <table:table-cell office:value-type="string" calcext:value-type="string">
            <text:p>Exception Message</text:p>
          </table:table-cell>
        </table:table-row>
        <table:table-row table:style-name="ro2">
          <table:table-cell office:value-type="string" calcext:value-type="string">
            <text:p>cucumber.runtime.formatter.JUnitFormatter</text:p>
          </table:table-cell>
          <table:table-cell office:value-type="string" calcext:value-type="string">
            <text:p>Validate Create account with Invalid email entered</text:p>
          </table:table-cell>
          <table:table-cell office:value-type="string" calcext:value-type="string">
            <text:p>passed</text:p>
          </table:table-cell>
          <table:table-cell office:value-type="float" office:value="27.872061" calcext:value-type="float">
            <text:p>27.872061</text:p>
          </table:table-cell>
          <table:table-cell office:value-type="string" calcext:value-type="string">
            <text:p>When Smart Home screen launched to test the login...........................passed</text:p>
            <text:p>Then Validate if Create an account button is displayed on Login Screen......passed</text:p>
            <text:p>When On Clicking "Create an account" button on Login Screen.................passed</text:p>
            <text:p>Then Validate What's your name Screen is displayed with header..............passed</text:p>
            <text:p>When First Name entered is Test.............................................passed</text:p>
            <text:p>And Last Name entered is Roku...............................................passed</text:p>
            <text:p>Then Validate if Continue button is Enabled.................................passed</text:p>
            <text:p>And Click on Continue.......................................................passed</text:p>
            <text:p>Then Validate What's your email Screen is displayed with header.............passed</text:p>
            <text:p>And Sign up Email entered "Test" as Email...................................passed</text:p>
            <text:p>And Check the terms and privacy checkbox of What’s your email Screen........passed</text:p>
            <text:p>Then Validate if Continue button is Enabled.................................passed</text:p>
            <text:p>And On Clicking "Continue" button on What's your email Screen...............passed</text:p>
            <text:p>Then Validate if Continue button is Enabled.................................passed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cucumber.runtime.formatter.JUnitFormatter</text:p>
          </table:table-cell>
          <table:table-cell office:value-type="string" calcext:value-type="string">
            <text:p>Validate Create account with Valid email entered and Invalid password</text:p>
          </table:table-cell>
          <table:table-cell office:value-type="string" calcext:value-type="string">
            <text:p>passed</text:p>
          </table:table-cell>
          <table:table-cell office:value-type="float" office:value="36.352506" calcext:value-type="float">
            <text:p>36.352506</text:p>
          </table:table-cell>
          <table:table-cell office:value-type="string" calcext:value-type="string">
            <text:p>When Smart Home screen launched to test the login...........................passed</text:p>
            <text:p>Then Validate if Create an account button is displayed on Login Screen......passed</text:p>
            <text:p>When On Clicking "Create an account" button on Login Screen.................passed</text:p>
            <text:p>Then Validate What's your name Screen is displayed with header..............passed</text:p>
            <text:p>When First Name entered is Test.............................................passed</text:p>
            <text:p>And Last Name entered is Roku...............................................passed</text:p>
            <text:p>And Click on Continue.......................................................passed</text:p>
            <text:p>Then Validate What's your email Screen is displayed with header.............passed</text:p>
            <text:p>And Sign up Email entered "hepatel+automation@roku.com" as Email............passed</text:p>
            <text:p>And Check the terms and privacy checkbox of What’s your email Screen........passed</text:p>
            <text:p>And On Clicking "Continue" button on What's your email Screen...............passed</text:p>
            <text:p>Then Validate Choose your password Screen is displayed with header..........passed</text:p>
            <text:p>And Sign up password entered "Test" as Password.............................passed</text:p>
            <text:p>Then Validate if Continue button is Enabled.................................passed</text:p>
            <text:p>And On Clicking "Continue" button on Choose your password Screen............passed</text:p>
            <text:p>Then Validate Error alert having message "Unable to create account."........passed</text:p>
            <text:p>When On Clicking "Ok" button on Unable to create account Alert..............passed</text:p>
            <text:p>Then Validate Choose your password Screen is displayed with header..........passed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cucumber.runtime.formatter.JUnitFormatter</text:p>
          </table:table-cell>
          <table:table-cell office:value-type="string" calcext:value-type="string">
            <text:p>Validate Create account with existing email entered and valid password</text:p>
          </table:table-cell>
          <table:table-cell office:value-type="string" calcext:value-type="string">
            <text:p>passed</text:p>
          </table:table-cell>
          <table:table-cell office:value-type="float" office:value="29.807327" calcext:value-type="float">
            <text:p>29.807327</text:p>
          </table:table-cell>
          <table:table-cell office:value-type="string" calcext:value-type="string">
            <text:p>When Smart Home screen launched to test the login...........................passed</text:p>
            <text:p>Then Validate if Create an account button is displayed on Login Screen......passed</text:p>
            <text:p>When On Clicking "Create an account" button on Login Screen.................passed</text:p>
            <text:p>Then Validate What's your name Screen is displayed with header..............passed</text:p>
            <text:p>When First Name entered is Test.............................................passed</text:p>
            <text:p>And Last Name entered is Roku...............................................passed</text:p>
            <text:p>And Click on Continue.......................................................passed</text:p>
            <text:p>Then Validate What's your email Screen is displayed with header.............passed</text:p>
            <text:p>And Sign up Email entered "hepatel@roku.com" as Email.......................passed</text:p>
            <text:p>And Check the terms and privacy checkbox of What’s your email Screen........passed</text:p>
            <text:p>And Click on Continue.......................................................passed</text:p>
            <text:p>Then Validate Choose your password Screen is displayed with header..........passed</text:p>
            <text:p>And Enter new Password......................................................passed</text:p>
            <text:p>Then Validate if Continue button is Enabled.................................passed</text:p>
            <text:p>And Click on Continue.......................................................passed</text:p>
            <text:p>Then Validate Error alert having message "We found your account"............passed</text:p>
            <text:p>When On Clicking "Continue to sign in" button on We found your account pop up.passed</text:p>
            <text:p>Then Validate Sign in button is Disable.....................................passed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string" calcext:value-type="string">
            <text:p>cucumber.runtime.formatter.JUnitFormatter</text:p>
          </table:table-cell>
          <table:table-cell office:value-type="string" calcext:value-type="string">
            <text:p>Validate Create account with valid email entered and valid password</text:p>
          </table:table-cell>
          <table:table-cell office:value-type="string" calcext:value-type="string">
            <text:p>failed</text:p>
          </table:table-cell>
          <table:table-cell office:value-type="float" office:value="46.977665" calcext:value-type="float">
            <text:p>46.977665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office:string-value="java.lang.IndexOutOfBoundsException: Index: 0, Size: 0&#10;at java.util.ArrayList.get(ArrayList.java:437)&#10;at com.roku.rokuhome.test.stepDefs.CreateAccountStepDefinition.onClickingEmailFromRokuInGmail(CreateAccountStepDefinition.kt:264)&#10;at ✽.On Clicking Email from Roku in Gmail(file:features/create-account.feature:93)&#10;" calcext:value-type="string">
            <text:p>java.lang.IndexOutOfBoundsException: Index: 0, Size: 0</text:p>
            <text:p>at java.util.ArrayList.get(ArrayList.java:437)</text:p>
            <text:p>at com.roku.rokuhome.test.stepDefs.CreateAccountStepDefinition.onClickingEmailFromRokuInGmail(CreateAccountStepDefinition.kt:264)</text:p>
            <text:p>at ✽.On Clicking Email from Roku in Gmail(file:features/create-account.feature:93)</text:p>
            <text:p/>
          </table:table-cell>
        </table:table-row>
        <table:table-row table:style-name="ro5">
          <table:table-cell office:value-type="string" calcext:value-type="string">
            <text:p>cucumber.runtime.formatter.JUnitFormatter</text:p>
          </table:table-cell>
          <table:table-cell office:value-type="string" calcext:value-type="string">
            <text:p>Validate Created account is no longer to login after deleting it</text:p>
          </table:table-cell>
          <table:table-cell office:value-type="string" calcext:value-type="string">
            <text:p>unknown</text:p>
          </table:table-cell>
          <table:table-cell office:value-type="float" office:value="26.145882" calcext:value-type="float">
            <text:p>26.145882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office:string-value="androidx.test.espresso.NoMatchingViewException: No views in hierarchy found matching: an instance of android.widget.TextView and view.getText() equals string from resource id: &lt;2132020557&gt; [login_failed_message] value: Your email or password doesn’t match our records&#10;&#10;View Hierarchy:&#10;+&gt;DecorView{id=-1, visibility=VISIBLE, width=1080, height=2280, has-focus=false, has-focusable=true, has-window-focus=true, is-clickable=false, is-enabled=true, is-focused=false, is-focusable=false, is-layout-requested=false, is-selected=false, layout-params={(0,0)(fillxfill) ty=BASE_APPLICATION wanim=0x1030303&#10;  fl=81810100&#10;  pfl=10020040&#10;  bhv=DEFAULT&#10;  fitSides= naviIconColor=0}, tag=null, root-is-layout-requested=false, has-input-connection=false, x=0.0, y=0.0, child-count=3} &#10;|&#10;+-&gt;LinearLayout{id=-1, visibility=VISIBLE, width=1080, height=2136, has-focus=false, has-focusable=true, has-window-focus=true, is-clickable=false, is-enabled=true, is-focused=false, is-focusable=false, is-layout-requested=false, is-selected=false, layout-params=android.widget.FrameLayout$LayoutParams@YYYYYY, tag=null, root-is-layout-requested=false, has-input-connection=false, x=0.0, y=0.0, child-count=2} &#10;|&#10;+--&gt;ViewStub{id=16908722, res-name=action_mode_bar_stub, visibility=GONE, width=0, height=0, has-focus=false, has-focusable=false, has-window-focus=true, is-clickable=false, is-enabled=true, is-focused=false, is-focusable=false, is-layout-requested=true, is-selected=false, layout-params=android.widget.LinearLayout$LayoutParams@YYYYYY, tag=null, root-is-layout-requested=false, has-input-connection=false, x=0.0, y=0.0} &#10;|&#10;+--&gt;FrameLayout{id=16908290, res-name=content, visibility=VISIBLE, width=1080, height=2136, has-focus=false, has-focusable=true, has-window-focus=true, is-clickable=false, is-enabled=true, is-focused=false, is-focusable=false, is-layout-requested=false, is-selected=false, layout-params=android.widget.LinearLayout$LayoutParams@YYYYYY, tag=null, root-is-layout-requested=false, has-input-connection=false, x=0.0, y=0.0, child-count=1} &#10;|&#10;+---&gt;FrameLayout{id=2131363955, res-name=home_page_layout, visibility=VISIBLE, width=1080, height=2136, has-focus=false, has-focusable=true, has-window-focus=true, is-clickable=false, is-enabled=true, is-focused=false, is-focusable=false, is-layout-requested=false, is-selected=false, layout-params=android.widget.FrameLayout$LayoutParams@YYYYYY, tag=null, root-is-layout-requested=false, has-input-connection=false, x=0.0, y=0.0, child-count=4} &#10;|&#10;+----&gt;RelativeLayout{id=-1, visibility=VISIBLE, width=1080, height=2136, has-focus=false, has-focusable=true, has-window-focus=true, is-clickable=false, is-enabled=true, is-focused=false, is-focusable=false, is-layout-requested=false, is-selected=false, layout-params=android.widget.FrameLayout$LayoutParams@YYYYYY, tag=null, root-is-layout-requested=false, has-input-connection=false, x=0.0, y=0.0, child-count=9} &#10;|&#10;+-----&gt;View{id=2131368780, res-name=view_line, visibility=VISIBLE, width=1080, height=2, has-focus=false, has-focusable=false, has-window-focus=true, is-clickable=false, is-enabled=true, is-focused=false, is-focusable=false, is-layout-requested=false, is-selected=false, layout-params=android.widget.RelativeLayout$LayoutParams@YYYYYY, tag=null, root-is-layout-requested=false, has-input-connection=false, x=0.0, y=1978.0} &#10;|&#10;+-----&gt;WyzeTabPageIndicator{id=2131364037, res-name=indicator, visibility=VISIBLE, width=1234, height=156, has-focus=false, has-focusable=true, has-window-focus=true, is-clickable=false, is-enabled=true, is-focused=false, is-focusable=false, is-layout-requested=false, is-selected=false, layout-params=android.widget.RelativeLayout$LayoutParams@YYYYYY, tag=null, root-is-layout-requested=false, has-input-connection=false, x=-77.0, y=1980.0, child-count=4} &#10;|&#10;+------&gt;TabView{id=-1, visibility=VISIBLE, width=286, height=156, has-focus=false, has-focusable=true, has-window-focus=true, is-clickable=true, is-enabled=true, is-focused=false, is-focusable=true, is-layout-requested=false, is-selected=true, layout-params=android.widget.LinearLayout$LayoutParams@YYYYYY, tag=null, root-is-layout-requested=false, has-input-connection=false, x=45.0, y=0.0, child-count=1} &#10;|&#10;+-------&gt;LinearLayout{id=-1, visibility=VISIBLE, width=286, height=156, has-focus=false, has-focusable=false, has-window-focus=true, is-clickable=false, is-enabled=true, is-focused=false, is-focusable=false, is-layout-requested=false, is-selected=true, layout-params=android.widget.FrameLayout$LayoutParams@YYYYYY, tag=null, root-is-layout-requested=false, has-input-connection=false, x=0.0, y=0.0, child-count=2} &#10;|&#10;+--------&gt;FrameLayout{id=2131365266, res-name=main_tab_bar_icon, visibility=VISIBLE, width=225, height=60, has-focus=false, has-focusable=false, has-window-focus=true, is-clickable=false, is-enabled=true, is-focused=false, is-focusable=false, is-layout-requested=false, is-selected=true, layout-params=android.widget.LinearLayout$LayoutParams@YYYYYY, tag=null, root-is-layout-requested=false, has-input-connection=false, x=30.0, y=28.0, child-count=3} &#10;|&#10;+---------&gt;ImageView{id=2131366992, res-name=tab_img, visibility=VISIBLE, width=60, height=60, has-focus=false, has-focusable=false, has-window-focus=true, is-clickable=false, is-enabled=true, is-focused=false, is-focusable=false, is-layout-requested=false, is-selected=true, layout-params=android.widget.FrameLayout$LayoutParams@YYYYYY, tag=null, root-is-layout-requested=false, has-input-connection=false, x=82.0, y=0.0} &#10;|&#10;+---------&gt;ImageView{id=2131364617, res-name=iv_red_dot, visibility=GONE, width=0, height=0, has-focus=false, has-focusable=false, has-window-focus=true, is-clickable=false, is-enabled=true, is-focused=false, is-focusable=false, is-layout-requested=true, is-selected=true, layout-params=android.widget.FrameLayout$LayoutParams@YYYYYY, tag=null, root-is-layout-requested=false, has-input-connection=false, x=0.0, y=0.0} &#10;|&#10;+---------&gt;WpkTextButton{id=2131368205, res-name=tv_shop_red_dot, visibility=GONE, width=0, height=0, has-focus=false, has-focusable=false, has-window-focus=true, is-clickable=false, is-enabled=true, is-focused=false, is-focusable=false, is-layout-requested=true, is-selected=true, layout-params=android.widget.FrameLayout$LayoutParams@YYYYYY, tag=null, root-is-layout-requested=false, has-input-connection=false, x=0.0, y=0.0, text=, input-type=0, ime-target=false, has-links=false} &#10;|&#10;+--------&gt;TextView{id=2131366997, res-name=tab_text, visibility=VISIBLE, width=100, height=48, has-focus=false, has-focusable=false, has-window-focus=true, is-clickable=false, is-enabled=true, is-focused=false, is-focusable=false, is-layout-requested=false, is-selected=true, layout-params=android.widget.LinearLayout$LayoutParams@YYYYYY, tag=fonts/gotham_book.ttf, root-is-layout-requested=false, has-input-connection=false, x=93.0, y=79.0, text=Home, input-type=0, ime-target=false, has-links=false} &#10;|&#10;+------&gt;TabView{id=-1, visibility=VISIBLE, width=286, height=156, has-focus=false, has-focusable=true, has-window-focus=true, is-clickable=true, is-enabled=true, is-focused=false, is-focusable=true, is-layout-requested=false, is-selected=false, layout-params=android.widget.LinearLayout$LayoutParams@YYYYYY, tag=null, root-is-layout-requested=false, has-input-connection=false, x=331.0, y=0.0, child-count=1} &#10;|&#10;+-------&gt;LinearLayout{id=-1, visibility=VISIBLE, width=286, height=156, has-focus=false, has-focusable=false, has-window-focus=true, is-clickable=false, is-enabled=true, is-focused=false, is-focusable=false, is-layout-requested=false, is-selected=false, layout-params=android.widget.FrameLayout$LayoutParams@YYYYYY, tag=null, root-is-layout-requested=false, has-input-connection=false, x=0.0, y=0.0, child-count=2} &#10;|&#10;+--------&gt;FrameLayout{id=2131365266, res-name=main_tab_bar_icon, visibility=VISIBLE, width=225, height=60, has-focus=false, has-focusable=false, has-window-focus=true, is-clickable=false, is-enabled=true, is-focused=false, is-focusable=false, is-layout-requested=false, is-selected=false, layout-params=android.widget.LinearLayout$LayoutParams@YYYYYY, tag=null, root-is-layout-requested=false, has-input-connection=false, x=30.0, y=28.0, child-count=3} &#10;|&#10;+---------&gt;ImageView{id=2131366992, res-name=tab_img, visibility=VISIBLE, width=60, height=60, has-focus=false, has-focusable=false, has-window-focus=true, is-clickable=false, is-enabled=true, is-focused=false, is-focusable=false, is-layout-requested=false, is-selected=false, layout-params=android.widget.FrameLayout$LayoutParams@YYYYYY, tag=null, root-is-layout-requested=false, has-input-connection=false, x=82.0, y=0.0} &#10;|&#10;+---------&gt;ImageView{id=2131364617, res-name=iv_red_dot, visibility=GONE, width=0, height=0, has-focus=false, has-focusable=false, has-window-focus=true, is-clickable=false, is-enabled=true, is-focused=false, is-focusable=false, is-layout-requested=true, is-selected=false, layout-params=android.widget.FrameLayout$LayoutParams@YYYYYY, tag=null, root-is-layout-requested=false, has-input-connection=false, x=0.0, y=0.0} &#10;|&#10;+---------&gt;WpkTextButton{id=2131368205, res-name=tv_shop_red_dot, visibility=GONE, width=0, height=0, has-focus=false, has-focusable=false, has-window-focus=true, is-clickable=false, is-enabled=true, is-focused=false, is-focusable=false, is-layout-requested=true, is-selected=false, layout-params=android.widget.FrameLayout$LayoutParams@YYYYYY, tag=null, root-is-layout-requested=false, has-input-connection=false, x=0.0, y=0.0, text=, input-type=0, ime-target=false, has-links=false} &#10;|&#10;+--------&gt;TextView{id=2131366997, res-name=tab_text, visibility=VISIBLE, width=112, height=48, has-focus=false, has-focusable=false, has-window-focus=true, is-clickable=false, is-enabled=true, is-focused=false, is-focusable=false, is-layout-requested=false, is-selected=false, layout-params=android.widget.LinearLayout$LayoutParams@YYYYYY, tag=fonts/gotham_book.ttf, root-is-layout-requested=false, has-input-connection=false, x=87.0, y=79.0, text=Events, input-type=0, ime-target=false, has-links=false} &#10;|&#10;+------&gt;TabView{id=-1, visibility=VISIBLE, width=286, height=156, has-focus=false, has-focusable=true, has-window-focus=true, is-clickable=true, is-enabled=true, is-focused=false, is-focusable=true, is-layout-requested=false, is-selected=false, layout-params=android.widget.LinearLayout$LayoutParams@YYYYYY, tag=null, root-is-layout-requested=false, has-input-connection=false, x=617.0, y=0.0, child-count=1} &#10;|&#10;+-------&gt;LinearLayout{id=-1, visibility=VISIBLE, width=286, height=156, has-focus=false, has-focusable=false, has-window-focus=true, is-clickable=false, is-enabled=true, is-focused=false, is-focusable=false, is-layout-requested=false, is-selected=false, layout-params=android.widget.FrameLayout$LayoutParams@YYYYYY, tag=null, root-is-layout-requested=false, has-input-connection=false, x=0.0, y=0.0, child-count=2} &#10;|&#10;+--------&gt;FrameLayout{id=2131365266, res-name=main_tab_bar_icon, visibility=VISIBLE, width=225, height=60, has-focus=false, has-focusable=false, has-window-focus=true, is-clickable=false, is-enabled=true, is-focused=false, is-focusable=false, is-layout-requested=false, is-selected=false, layout-params=android.widget.LinearLayout$LayoutParams@YYYYYY, tag=null, root-is-layout-requested=false, has-input-connection=false, x=30.0, y=28.0, child-count=3} &#10;|&#10;+---------&gt;ImageView{id=2131366992, res-name=tab_img, visibility=VISIBLE, width=60, height=60, has-focus=false, has-focusable=false, has-window-focus=true, is-clickable=false, is-enabled=true, is-focused=false, is-focusable=false, is-layout-requested=false, is-selected=false, layout-params=android.widget.FrameLayout$LayoutParams@YYYYYY, tag=null, root-is-layout-requested=false, has-input-connection=false, x=82.0, y=0.0} &#10;|&#10;+---------&gt;ImageView{id=2131364617, res-name=iv_red_dot, visibility=GONE, width=0, height=0, has-focus=false, has-focusable=false, has-window-focus=true, is-clickable=false, is-enabled=true, is-focused=false, is-focusable=false, is-layout-requested=true, is-selected=false, layout-params=android.widget.FrameLayout$LayoutParams@YYYYYY, tag=null, root-is-layout-requested=false, has-input-connection=false, x=0.0, y=0.0} &#10;|&#10;+---------&gt;WpkTextButton{id=2131368205, res-name=tv_shop_red_dot, visibility=GONE, width=0, height=0, has-focus=false, has-focusable=false, has-window-focus=true, is-clickable=false, is-enabled=true, is-focused=false, is-focusable=false, is-layout-requested=true, is-selected=false, layout-params=android.widget.FrameLayout$LayoutParams@YYYYYY, tag=null, root-is-layout-requested=false, has-input-connection=false, x=0.0, y=0.0, text=, input-type=0, ime-target=false, has-links=false} &#10;|&#10;+--------&gt;TextView{id=2131366997, res-name=tab_text, visibility=VISIBLE, width=183, height=48, has-focus=false, has-focusable=false, has-window-focus=true, is-clickable=false, is-enabled=true, is-focused=false, is-focusable=false, is-layout-requested=false, is-selected=false, layout-params=android.widget.LinearLayout$LayoutParams@YYYYYY, tag=fonts/gotham_book.ttf, root-is-layout-requested=false, has-input-connection=false, x=51.0, y=79.0, text=Monitoring, input-type=0, ime-target=false, has-links=false} &#10;|&#10;+------&gt;TabView{id=-1, visibility=VISIBLE, width=286, height=156, has-focus=false, has-focusable=true, has-window-focus=true, is-clickable=true, is-enabled=true, is-focused=false, is-focusable=true, is-layout-requested=false, is-selected=false, layout-params=android.widget.LinearLayout$LayoutParams@YYYYYY, tag=null, root-is-layout-requested=false, has-input-connection=false, x=903.0, y=0.0, child-count=1} &#10;|&#10;+-------&gt;LinearLayout{id=-1, visibility=VISIBLE, width=286, height=156, has-focus=false, has-focusable=false, has-window-focus=true, is-clickable=false, is-enabled=true, is-focused=false, is-focusable=false, is-layout-requested=false, is-selected=false, layout-params=android.widget.FrameLayout$LayoutParams@YYYYYY, tag=null, root-is-layout-requested=false, has-input-connection=false, x=0.0, y=0.0, child-count=2} &#10;|&#10;+--------&gt;FrameLayout{id=2131365266, res-name=main_tab_bar_icon, visibility=VISIBLE, width=225, height=60, has-focus=false, has-focusable=false, has-window-focus=true, is-clickable=false, is-enabled=true, is-focused=false, is-focusable=false, is-layout-requested=false, is-selected=false, layout-params=android.widget.LinearLayout$LayoutParams@YYYYYY, tag=null, root-is-layout-requested=false, has-input-connection=false, x=30.0, y=28.0, child-count=3} &#10;|&#10;+---------&gt;ImageView{id=2131366992, res-name=tab_img, visibility=VISIBLE, width=60, height=60, has-focus=false, has-focusable=false, has-window-focus=true, is-clickable=false, is-enabled=true, is-focused=false, is-focusable=false, is-layout-requested=false, is-selected=false, layout-params=android.widget.FrameLayout$LayoutParams@YYYYYY, tag=null, root-is-layout-requested=false, has-input-connection=false, x=82.0, y=0.0} &#10;|&#10;+---------&gt;ImageView{id=2131364617, res-name=iv_red_dot, visibility=GONE, width=0, height=0, has-focus=false, has-focusable=false, has-window-focus=true, is-clickable=false, is-enabled=true, is-focused=false, is-focusable=false, is-layout-requested=true, is-selected=false, layout-params=android.widget.FrameLayout$LayoutParams@YYYYYY, tag=null, root-is-layout-requested=false, has-input-connection=false, x=0.0, y=0.0} &#10;|&#10;+---------&gt;WpkTextButton{id=2131368205, res-name=tv_shop_red_dot, visibility=GONE, width=0, height=0, has-focus=false, has-focusable=false, has-window-focus=true, is-clickable=false, is-enabled=true, is-focused=false, is-focusable=false, is-layout-requested=true, is-selected=false, layout-params=android.widget.FrameLayout$LayoutParams@YYYYYY, tag=null, root-is-layout-requested=false, has-input-connection=false, x=0.0, y=0.0, text=, input-type=0, ime-target=false, has-links=false} &#10;|&#10;+--------&gt;TextView{id=2131366997, res-name=tab_text, visibility=VISIBLE, width=139, height=48, has-focus=false, has-focusable=false, has-window-focus=true, is-clickable=false, is-enabled=true, is-focused=false, is-focusable=false, is-layout-requested=false, is-selected=false, layout-params=android.widget.LinearLayout$LayoutParams@YYYYYY, tag=fonts/gotham_book.ttf, root-is-layout-requested=false, has-input-connection=false, x=73.0, y=79.0, text=Account, input-type=0, ime-target=false, has-links=false} &#10;|&#10;+-----&gt;LinearViewPager{id=2131365570, res-name=pager, visibility=VISIBLE, width=1080, height=1978, has-focus=false, has-focusable=true, has-window-focus=true, is-clickable=false, is-enabled=true, is-focused=false, is-focusable=false, is-layout-requested=false, is-selected=false, layout-params=android.widget.RelativeLayout$LayoutParams@YYYYYY, tag=null, root-is-layout-requested=false, has-input-connection=false, x=0.0, y=0.0, child-count=1} &#10;|&#10;+------&gt;RelativeLayout{id=2131366517, res-name=root_view, visibility=VISIBLE, width=1080, height=1978, has-focus=false, has-focusable=true, has-window-focus=true, is-clickable=false, is-enabled=true, is-focused=false, is-focusable=false, is-layout-requested=false, is-selected=false, layout-params=android.widget.FrameLayout$LayoutParams@YYYYYY, tag=null, root-is-layout-requested=false, has-input-connection=false, x=0.0, y=0.0, child-count=5} &#10;|&#10;+-------&gt;RelativeLayout{id=2131367096, res-name=title_bar, visibility=VISIBLE, width=1080, height=519, has-focus=false, has-focusable=true, has-window-focus=true, is-clickable=false, is-enabled=true, is-focused=false, is-focusable=false, is-layout-requested=false, is-selected=false, layout-params=android.widget.RelativeLayout$LayoutParams@YYYYYY, tag=null, root-is-layout-requested=false, has-input-connection=false, x=0.0, y=0.0, child-count=5} &#10;|&#10;+--------&gt;ImageView{id=2131364199, res-name=iv_add, visibility=VISIBLE, width=78, height=78, has-focus=false, has-focusable=true, has-window-focus=true, is-clickable=true, is-enabled=true, is-focused=false, is-focusable=true, is-layout-requested=false, is-selected=false, layout-params=android.widget.RelativeLayout$LayoutParams@YYYYYY, tag=null, root-is-layout-requested=false, has-input-connection=false, x=51.0, y=140.0} &#10;|&#10;+--------&gt;ImageView{id=2131368566, res-name=tv_wyze_device_main_page_t1, visibility=VISIBLE, width=487, height=46, has-focus=false, has-focusable=false, has-window-focus=true, is-clickable=false, is-enabled=true, is-focused=false, is-focusable=false, is-layout-requested=false, is-selected=false, layout-params=android.widget.RelativeLayout$LayoutParams@YYYYYY, tag=null, root-is-layout-requested=false, has-input-connection=false, x=296.0, y=146.0} &#10;|&#10;+--------&gt;LinearLayout{id=2131365118, res-name=ll_push, visibility=VISIBLE, width=72, height=72, has-focus=false, has-focusable=true, has-window-focus=true, is-clickable=false, is-enabled=true, is-focused=false, is-focusable=false, is-layout-requested=false, is-selected=false, layout-params=android.widget.RelativeLayout$LayoutParams@YYYYYY, tag=null, root-is-layout-requested=false, has-input-connection=false, x=843.0, y=140.0, child-count=2} &#10;|&#10;+---------&gt;TextView{id=2131367606, res-name=tv_disturb, visibility=GONE, width=0, height=0, has-focus=false, has-focusable=false, has-window-focus=true, is-clickable=false, is-enabled=true, is-focused=false, is-focusable=false, is-layout-requested=true, is-selected=false, layout-params=android.widget.LinearLayout$LayoutParams@YYYYYY, tag=null, root-is-layout-requested=false, has-input-connection=false, x=0.0, y=0.0, text=Do not disturb, input-type=0, ime-target=false, has-links=false} &#10;|&#10;+---------&gt;ImageView{id=2131367747, res-name=tv_go_message_center, visibility=VISIBLE, width=72, height=72, has-focus=false, has-focusable=true, has-window-focus=true, is-clickable=true, is-enabled=true, is-focused=false, is-focusable=true, is-layout-requested=false, is-selected=false, layout-params=android.widget.LinearLayout$LayoutParams@YYYYYY, tag=null, root-is-layout-requested=false, has-input-connection=false, x=0.0, y=0.0} &#10;|&#10;+--------&gt;ImageView{id=2131364372, res-name=iv_edit, visibility=VISIBLE, width=72, height=72, has-focus=false, has-focusable=true, has-window-focus=true, is-clickable=true, is-enabled=true, is-focused=false, is-focusable=true, is-layout-requested=false, is-selected=false, layout-params=android.widget.RelativeLayout$LayoutParams@YYYYYY, tag=null, root-is-layout-requested=false, has-input-connection=false, x=957.0, y=140.0} &#10;|&#10;+--------&gt;RelativeLayout{id=-1, visibility=VISIBLE, width=1080, height=327, has-focus=false, has-focusable=true, has-window-focus=true, is-clickable=false, is-enabled=true, is-focused=false, is-focusable=false, is-layout-requested=false, is-selected=false, layout-params=android.widget.RelativeLayout$LayoutParams@YYYYYY, tag=null, root-is-layout-requested=false, has-input-connection=false, x=0.0, y=192.0, child-count=3} &#10;|&#10;+---------&gt;ImageView{id=2131364817, res-name=iv_wyze_device_main_page_t3, visibility=VISIBLE, width=93, height=93, has-focus=false, has-focusable=true, has-window-focus=true, is-clickable=true, is-enabled=true, is-focused=false, is-focusable=true, is-layout-requested=false, is-selected=false, layout-params=android.widget.RelativeLayout$LayoutParams@YYYYYY, tag=null, root-is-layout-requested=false, has-input-connection=false, x=493.0, y=75.0} &#10;|&#10;+---------&gt;TextView{id=2131368567, res-name=tv_wyze_device_main_page_t3, visibility=VISIBLE, width=140, height=48, has-focus=false, has-focusable=true, has-window-focus=true, is-clickable=true, is-enabled=true, is-focused=false, is-focusable=true, is-layout-requested=false, is-selected=false, layout-params=android.widget.RelativeLayout$LayoutParams@YYYYYY, tag=fonts/gotham_book.ttf, root-is-layout-requested=false, has-input-connection=false, x=470.0, y=192.0, text=Add rule, input-type=0, ime-target=false, has-links=false} &#10;|&#10;+---------&gt;HorizontalScrollView{id=-1, visibility=VISIBLE, width=1080, height=0, has-focus=false, has-focusable=true, has-window-focus=true, is-clickable=false, is-enabled=true, is-focused=false, is-focusable=true, is-layout-requested=false, is-selected=false, layout-params=android.widget.RelativeLayout$LayoutParams@YYYYYY, tag=null, root-is-layout-requested=false, has-input-connection=false, x=0.0, y=0.0, child-count=1} &#10;|&#10;+----------&gt;RelativeLayout{id=-1, visibility=VISIBLE, width=0, height=0, has-focus=false, has-focusable=false, has-window-focus=true, is-clickable=false, is-enabled=true, is-focused=false, is-focusable=false, is-layout-requested=false, is-selected=false, layout-params=android.widget.FrameLayout$LayoutParams@YYYYYY, tag=null, root-is-layout-requested=false, has-input-connection=false, x=0.0, y=0.0, child-count=2} &#10;|&#10;+-----------&gt;RecyclerView{id=2131366642, res-name=scene_rv, visibility=GONE, width=0, height=0, has-focus=false, has-focusable=false, has-window-focus=true, is-clickable=false, is-enabled=true, is-focused=false, is-focusable=true, is-layout-requested=true, is-selected=false, layout-params=android.widget.RelativeLayout$LayoutParams@YYYYYY, tag=null, root-is-layout-requested=false, has-input-connection=false, x=0.0, y=0.0, child-count=0} &#10;|&#10;+-----------&gt;RelativeLayout{id=2131366289, res-name=rl_preset_rule, visibility=GONE, width=0, height=0, has-focus=false, has-focusable=false, has-window-focus=true, is-clickable=false, is-enabled=true, is-focused=false, is-focusable=false, is-layout-requested=true, is-selected=false, layout-params=android.widget.RelativeLayout$LayoutParams@YYYYYY, tag=null, root-is-layout-requested=false, has-input-connection=false, x=0.0, y=0.0, child-count=2} &#10;|&#10;+------------&gt;RecyclerView{id=2131366570, res-name=rv_preset_rule, visibility=VISIBLE, width=0, height=0, has-focus=false, has-focusable=true, has-window-focus=true, is-clickable=false, is-enabled=true, is-focused=false, is-focusable=true, is-layout-requested=true, is-selected=false, layout-params=android.widget.RelativeLayout$LayoutParams@YYYYYY, tag=null, root-is-layout-requested=false, has-input-connection=false, x=0.0, y=0.0, child-count=0} &#10;|&#10;+------------&gt;WpkSvgImageView{id=2131364310, res-name=iv_close_preset, visibility=VISIBLE, width=0, height=0, has-focus=false, has-focusable=true, has-window-focus=true, is-clickable=true, is-enabled=true, is-focused=false, is-focusable=true, is-layout-requested=true, is-selected=false, layout-params=android.widget.RelativeLayout$LayoutParams@YYYYYY, tag=null, root-is-layout-requested=false, has-input-connection=false, x=0.0, y=0.0} &#10;|&#10;+-------&gt;RelativeLayout{id=-1, visibility=VISIBLE, width=1080, height=1459, has-focus=false, has-focusable=true, has-window-focus=true, is-clickable=false, is-enabled=true, is-focused=false, is-focusable=false, is-layout-requested=false, is-selected=false, layout-params=android.widget.RelativeLayout$LayoutParams@YYYYYY, tag=null, root-is-layout-requested=false, has-input-connection=false, x=0.0, y=519.0, child-count=3} &#10;|&#10;+--------&gt;NotificationSettingView{id=2131365527, res-name=notification_setting_tips, visibility=GONE, width=0, height=0, has-focus=false, has-focusable=false, has-window-focus=true, is-clickable=false, is-enabled=true, is-focused=false, is-focusable=false, is-layout-requested=true, is-selected=false, layout-params=android.widget.RelativeLayout$LayoutParams@YYYYYY, tag=null, root-is-layout-requested=false, has-input-connection=false, x=0.0, y=0.0, child-count=4} &#10;|&#10;+---------&gt;WpkCommonTextView{id=-1, visibility=VISIBLE, width=0, height=0, has-focus=false, has-focusable=false, has-window-focus=true, is-clickable=false, is-enabled=true, is-focused=false, is-focusable=false, is-layout-requested=true, is-selected=false, layout-params=android.widget.LinearLayout$LayoutParams@YYYYYY, tag=null, root-is-layout-requested=false, has-input-connection=false, x=0.0, y=0.0, text=System notifications are off., input-type=0, ime-target=false, has-links=false} &#10;|&#10;+---------&gt;View{id=-1, visibility=VISIBLE, width=0, height=0, has-focus=false, has-focusable=false, has-window-focus=true, is-clickable=false, is-enabled=true, is-focused=false, is-focusable=false, is-layout-requested=true, is-selected=false, layout-params=android.widget.LinearLayout$LayoutParams@YYYYYY, tag=null, root-is-layout-requested=false, has-input-connection=false, x=0.0, y=0.0} &#10;|&#10;+---------&gt;WpkCommonTextView{id=2131366732, res-name=setting, visibility=VISIBLE, width=0, height=0, has-focus=false, has-focusable=true, has-window-focus=true, is-clickable=true, is-enabled=true, is-focused=false, is-focusable=true, is-layout-requested=true, is-selected=false, layout-params=android.widget.LinearLayout$LayoutParams@YYYYYY, tag=null, root-is-layout-requested=false, has-input-connection=false, x=0.0, y=0.0, text=GO TO SETTINGS, input-type=0, ime-target=false, has-links=false} &#10;|&#10;+---------&gt;ImageView{id=2131362415, res-name=close, visibility=VISIBLE, width=0, height=0, has-focus=false, has-focusable=true, has-window-focus=true, is-clickable=true, is-enabled=true, is-focused=false, is-focusable=true, is-layout-requested=true, is-selected=false, layout-params=android.widget.LinearLayout$LayoutParams@YYYYYY, tag=null, root-is-layout-requested=false, has-input-connection=false, x=0.0, y=0.0} &#10;|&#10;+--------&gt;SwipeRefreshLayout{id=2131366970, res-name=swipe_refresh, visibility=VISIBLE, width=1080, height=1459, has-focus=false, has-focusable=true, has-window-focus=true, is-clickable=false, is-enabled=true, is-focused=false, is-focusable=false, is-layout-requested=false, is-selected=false, layout-params=android.widget.RelativeLayout$LayoutParams@YYYYYY, tag=null, root-is-layout-requested=false, has-input-connection=false, x=0.0, y=0.0, child-count=2} &#10;|&#10;+---------&gt;NestedScrollView{id=-1, visibility=VISIBLE, width=1080, height=1459, has-focus=false, has-focusable=true, has-window-focus=true, is-clickable=false, is-enabled=true, is-focused=false, is-focusable=true, is-layout-requested=false, is-selected=false, layout-params=android.view.ViewGroup$LayoutParams@YYYYYY, tag=null, root-is-layout-requested=false, has-input-connection=false, x=0.0, y=0.0, child-count=1} &#10;|&#10;+----------&gt;LinearLayout{id=-1, visibility=VISIBLE, width=1080, height=1459, has-focus=false, has-focusable=false, has-window-focus=true, is-clickable=false, is-enabled=true, is-focused=false, is-focusable=false, is-layout-requested=false, is-selected=false, layout-params=android.widget.FrameLayout$LayoutParams@YYYYYY, tag=null, root-is-layout-requested=false, has-input-connection=false, x=0.0, y=0.0, child-count=3} &#10;|&#10;+-----------&gt;LinearLayout{id=2131365058, res-name=ll_flipper_root, visibility=GONE, width=0, height=0, has-focus=false, has-focusable=false, has-window-focus=true, is-clickable=false, is-enabled=true, is-focused=false, is-focusable=false, is-layout-requested=true, is-selected=false, layout-params=android.widget.LinearLayout$LayoutParams@YYYYYY, tag=null, root-is-layout-requested=false, has-input-connection=false, x=0.0, y=0.0, child-count=1} &#10;|&#10;+------------&gt;WyzeDiscoverActionView{id=2131363951, res-name=home_discover_view, visibility=VISIBLE, width=0, height=0, has-focus=false, has-focusable=true, has-window-focus=true, is-clickable=false, is-enabled=true, is-focused=false, is-focusable=false, is-layout-requested=true, is-selected=false, layout-params=android.widget.LinearLayout$LayoutParams@YYYYYY, tag=null, root-is-layout-requested=false, has-input-connection=false, x=0.0, y=0.0, child-count=1} &#10;|&#10;+-------------&gt;ConstraintLayout{id=-1, visibility=VISIBLE, width=0, height=0, has-focus=false, has-focusable=true, has-window-focus=true, is-clickable=false, is-enabled=true, is-focused=false, is-focusable=false, is-layout-requested=true, is-selected=false, layout-params=android.widget.FrameLayout$LayoutParams@YYYYYY, tag=null, root-is-layout-requested=false, has-input-connection=false, x=0.0, y=0.0, child-count=1} &#10;|&#10;+--------------&gt;ViewFlipper{id=2131365495, res-name=nearby_flipper, visibility=VISIBLE, width=0, height=0, has-focus=false, has-focusable=true, has-window-focus=true, is-clickable=true, is-enabled=true, is-focused=false, is-focusable=true, is-layout-requested=true, is-selected=false, layout-params=androidx.constraintlayout.widget.ConstraintLayout$LayoutParams@YYYYYY, tag=null, root-is-layout-requested=false, has-input-connection=false, x=0.0, y=0.0, child-count=0} &#10;|&#10;+-----------&gt;View{id=-1, visibility=VISIBLE, width=1080, height=3, has-focus=false, has-focusable=false, has-window-focus=true, is-clickable=false, is-enabled=true, is-focused=false, is-focusable=false, is-layout-requested=false, is-selected=false, layout-params=android.widget.LinearLayout$LayoutParams@YYYYYY, tag=null, root-is-layout-requested=false, has-input-connection=false, x=0.0, y=0.0} &#10;|&#10;+-----------&gt;RecyclerView{id=2131365782, res-name=recyclerview, visibility=VISIBLE, width=1080, height=1429, has-focus=false, has-focusable=false, has-window-focus=true, is-clickable=false, is-enabled=true, is-focused=false, is-focusable=false, is-layout-requested=false, is-selected=false, layout-params=android.widget.LinearLayout$LayoutParams@YYYYYY, tag=null, root-is-layout-requested=false, has-input-connection=false, x=0.0, y=30.0, child-count=0} &#10;|&#10;+---------&gt;CircleImageView{id=-1, visibility=VISIBLE, width=120, height=120, has-focus=false, has-focusable=false, has-window-focus=true, is-clickable=false, is-enabled=true, is-focused=false, is-focusable=false, is-layout-requested=false, is-selected=false, layout-params=android.view.ViewGroup$LayoutParams@YYYYYY, tag=null, root-is-layout-requested=false, has-input-connection=false, x=480.0, y=72.0} &#10;|&#10;+--------&gt;RelativeLayout{id=2131366079, res-name=rl_empty_view, visibility=GONE, width=0, height=0, has-focus=false, has-focusable=false, has-window-focus=true, is-clickable=false, is-enabled=true, is-focused=false, is-focusable=false, is-layout-requested=true, is-selected=false, layout-params=android.widget.RelativeLayout$LayoutParams@YYYYYY, tag=null, root-is-layout-requested=false, has-input-connection=false, x=0.0, y=0.0, child-count=3} &#10;|&#10;+---------&gt;WpkCommonTextView{id=2131366511, res-name=roku_tv_add_device, visibility=VISIBLE, width=0, height=0, has-focus=false, has-focusable=false, has-window-focus=true, is-clickable=false, is-enabled=true, is-focused=false, is-focusable=false, is-layout-requested=true, is-selected=false, layout-params=android.widget.RelativeLayout$LayoutParams@YYYYYY, tag=null, root-is-layout-requested=false, has-input-connection=false, x=0.0, y=0.0, text=Add your new Roku Smart Home device to get started!, input-type=0, ime-target=false, has-links=false} &#10;|&#10;+---------&gt;ImageView{id=2131366509, res-name=roku_iv_bg, visibility=VISIBLE, width=0, height=0, has-focus=false, has-focusable=false, has-window-focus=true, is-clickable=false, is-enabled=true, is-focused=false, is-focusable=false, is-layout-requested=true, is-selected=false, layout-params=android.widget.RelativeLayout$LayoutParams@YYYYYY, tag=null, root-is-layout-requested=false, has-input-connection=false, x=0.0, y=0.0} &#10;|&#10;+---------&gt;RelativeLayout{id=2131362242, res-name=btn_rl_add_new_device, visibility=VISIBLE, width=0, height=0, has-focus=false, has-focusable=true, has-window-focus=true, is-clickable=true, is-enabled=true, is-focused=false, is-focusable=true, is-layout-requested=true, is-selected=false, layout-params=android.widget.RelativeLayout$LayoutParams@YYYYYY, tag=null, root-is-layout-requested=false, has-input-connection=false, x=0.0, y=0.0, child-count=2} &#10;|&#10;+----------&gt;ImageView{id=-1, visibility=VISIBLE, width=0, height=0, has-focus=false, has-focusable=false, has-window-focus=true, is-clickable=false, is-enabled=true, is-focused=false, is-focusable=false, is-layout-requested=true, is-selected=false, layout-params=android.widget.RelativeLayout$LayoutParams@YYYYYY, tag=null, root-is-layout-requested=false, has-input-connection=false, x=0.0, y=0.0} &#10;|&#10;+----------&gt;TextView{id=-1, visibility=VISIBLE, width=0, height=0, has-focus=false, has-focusable=false, has-window-focus=true, is-clickable=false, is-enabled=true, is-focused=false, is-focusable=false, is-layout-requested=true, is-selected=false, layout-params=android.widget.RelativeLayout$LayoutParams@YYYYYY, tag=null, root-is-layout-requested=false, has-input-connection=false, x=0.0, y=0.0, text=Add new device, input-type=0, ime-target=false, has-links=false} &#10;|&#10;+-------&gt;ShadowLayout{id=2131368777, res-name=view_header_shadow, visibility=GONE, width=0, height=0, has-focus=false, has-focusable=false, has-window-focus=true, is-clickable=false, is-enabled=true, is-focused=false, is-focusable=false, is-layout-requested=true, is-selected=false, layout-params=android.widget.RelativeLayout$LayoutParams@YYYYYY, tag=null, root-is-layout-requested=false, has-input-connection=false, x=0.0, y=0.0, child-count=1} &#10;|&#10;+--------&gt;View{id=-1, visibility=VISIBLE, width=0, height=0, has-focus=false, has-focusable=false, has-window-focus=true, is-clickable=false, is-enabled=true, is-focused=false, is-focusable=false, is-layout-requested=true, is-selected=false, layout-params=com.wyze.platformkit.uikit.ShadowLayout$LayoutParams@YYYYYY, tag=null, root-is-layout-requested=false, has-input-connection=false, x=0.0, y=0.0} &#10;|&#10;+-------&gt;RelativeLayout{id=2131369236, res-name=wyze_main_scene_guide, visibility=GONE, width=0, height=0, has-focus=false, has-focusable=false, has-window-focus=true, is-clickable=false, is-enabled=true, is-focused=false, is-focusable=false, is-layout-requested=true, is-selected=false, layout-params=android.widget.RelativeLayout$LayoutParams@YYYYYY, tag=null, root-is-layout-requested=false, has-input-connection=false, x=0.0, y=0.0, child-count=2} &#10;|&#10;+--------&gt;View{id=-1, visibility=VISIBLE, width=0, height=0, has-focus=false, has-focusable=false, has-window-focus=true, is-clickable=false, is-enabled=true, is-focused=false, is-focusable=false, is-layout-requested=true, is-selected=false, layout-params=android.widget.RelativeLayout$LayoutParams@YYYYYY, tag=null, root-is-layout-requested=false, has-input-connection=false, x=0.0, y=0.0} &#10;|&#10;+--------&gt;RelativeLayout{id=-1, visibility=VISIBLE, width=0, height=0, has-focus=false, has-focusable=true, has-window-focus=true, is-clickable=false, is-enabled=true, is-focused=false, is-focusable=false, is-layout-requested=true, is-selected=false, layout-params=android.widget.RelativeLayout$LayoutParams@YYYYYY, tag=null, root-is-layout-requested=false, has-input-connection=false, x=0.0, y=0.0, child-count=5} &#10;|&#10;+---------&gt;ImageView{id=2131368566, res-name=tv_wyze_device_main_page_t1, visibility=VISIBLE, width=0, height=0, has-focus=false, has-focusable=false, has-window-focus=true, is-clickable=false, is-enabled=true, is-focused=false, is-focusable=false, is-layout-requested=true, is-selected=false, layout-params=android.widget.RelativeLayout$LayoutParams@YYYYYY, tag=null, root-is-layout-requested=false, has-input-connection=false, x=0.0, y=0.0} &#10;|&#10;+---------&gt;TextView{id=2131368138, res-name=tv_scene_guide_done, visibility=VISIBLE, width=0, height=0, has-focus=false, has-focusable=false, has-window-focus=true, is-clickable=false, is-enabled=true, is-focused=false, is-focusable=false, is-layout-requested=true, is-selected=false, layout-params=android.widget.RelativeLayout$LayoutParams@YYYYYY, tag=null, root-is-layout-requested=false, has-input-connection=false, x=0.0, y=0.0, text=Done, input-type=0, ime-target=false, has-links=false} &#10;|&#10;+---------&gt;LinearLayout{id=2131365129, res-name=ll_scene_content, visibility=VISIBLE, width=0, height=0, has-focus=false, has-focusable=false, has-window-focus=true, is-clickable=false, is-enabled=true, is-focused=false, is-focusable=false, is-layout-requested=true, is-selected=false, layout-params=android.widget.RelativeLayout$LayoutParams@YYYYYY, tag=null, root-is-layout-requested=false, has-input-connection=false, x=0.0, y=0.0, child-count=4} &#10;|&#10;+----------&gt;LinearLayout{id=-1, visibility=VISIBLE, width=0, height=0, has-focus=false, has-focusable=false, has-window-focus=true, is-clickable=false, is-enabled=true, is-focused=false, is-focusable=false, is-layout-requested=true, is-selected=false, layout-params=android.widget.LinearLayout$LayoutParams@YYYYYY, tag=null, root-is-layout-requested=false, has-input-connection=false, x=0.0, y=0.0, child-count=2} &#10;|&#10;+-----------&gt;ImageView{id=-1, visibility=VISIBLE, width=0, height=0, has-focus=false, has-focusable=false, has-window-focus=true, is-clickable=false, is-enabled=true, is-focused=false, is-focusable=false, is-layout-requested=true, is-selected=false, layout-params=android.widget.LinearLayout$LayoutParams@YYYYYY, tag=null, root-is-layout-requested=false, has-input-connection=false, x=0.0, y=0.0} &#10;|&#10;+-----------&gt;TextView{id=-1, visibility=VISIBLE, width=0, height=0, has-focus=false, has-focusable=false, has-window-focus=true, is-clickable=false, is-enabled=true, is-focused=false, is-focusable=false, is-layout-requested=true, is-selected=false, layout-params=android.widget.LinearLayout$LayoutParams@YYYYYY, tag=null, root-is-layout-requested=false, has-input-connection=false, x=0.0, y=0.0, text=Away, input-type=0, ime-target=false, has-links=false} &#10;|&#10;+----------&gt;LinearLayout{id=-1, visibility=VISIBLE, width=0, height=0, has-focus=false, has-focusable=false, has-window-focus=true, is-clickable=false, is-enabled=true, is-focused=false, is-focusable=false, is-layout-requested=true, is-selected=false, layout-params=android.widget.LinearLayout$LayoutParams@YYYYYY, tag=null, root-is-layout-requested=false, has-input-connection=false, x=0.0, y=0.0, child-count=2} &#10;|&#10;+-----------&gt;ImageView{id=-1, visibility=VISIBLE, width=0, height=0, has-focus=false, has-focusable=false, has-window-focus=true, is-clickable=false, is-enabled=true, is-focused=false, is-focusable=false, is-layout-requested=true, is-selected=false, layout-params=android.widget.LinearLayout$LayoutParams@YYYYYY, tag=null, root-is-layout-requested=false, has-input-connection=false, x=0.0, y=0.0} &#10;|&#10;+-----------&gt;TextView{id=-1, visibility=VISIBLE, width=0, height=0, has-focus=false, has-focusable=false, has-window-focus=true, is-clickable=false, is-enabled=true, is-focused=false, is-focusable=false, is-layout-requested=true, is-selected=false, layout-params=android.widget.LinearLayout$LayoutParams@YYYYYY, tag=null, root-is-layout-requested=false, has-input-connection=false, x=0.0, y=0.0, text=Home, input-type=0, ime-target=false, has-links=false} &#10;|&#10;+----------&gt;LinearLayout{id=-1, visibility=VISIBLE, width=0, height=0, has-focus=false, has-focusable=false, has-window-focus=true, is-clickable=false, is-enabled=true, is-focused=false, is-focusable=false, is-layout-requested=true, is-selected=false, layout-params=android.widget.LinearLayout$LayoutParams@YYYYYY, tag=null, root-is-layout-requested=false, has-input-connection=false, x=0.0, y=0.0, child-count=2} &#10;|&#10;+-----------&gt;ImageView{id=-1, visibility=VISIBLE, width=0, height=0, has-focus=false, has-focusable=false, has-window-focus=true, is-clickable=false, is-enabled=true, is-focused=false, is-focusable=false, is-layout-requested=true, is-selected=false, layout-params=android.widget.LinearLayout$LayoutParams@YYYYYY, tag=null, root-is-layout-requested=false, has-input-connection=false, x=0.0, y=0.0} &#10;|&#10;+-----------&gt;TextView{id=-1, visibility=VISIBLE, width=0, height=0, has-focus=false, has-focusable=false, has-window-focus=true, is-clickable=false, is-enabled=true, is-focused=false, is-focusable=false, is-layout-requested=true, is-selected=false, layout-params=android.widget.LinearLayout$LayoutParams@YYYYYY, tag=null, root-is-layout-requested=false, has-input-connection=false, x=0.0, y=0.0, text=Wake up, input-type=0, ime-target=false, has-links=false} &#10;|&#10;+----------&gt;LinearLayout{id=-1, visibility=VISIBLE, width=0, height=0, has-focus=false, has-focusable=false, has-window-focus=true, is-clickable=false, is-enabled=true, is-focused=false, is-focusable=false, is-layout-requested=true, is-selected=false, layout-params=android.widget.LinearLayout$LayoutParams@YYYYYY, tag=null, root-is-layout-requested=false, has-input-connection=false, x=0.0, y=0.0, child-count=2} &#10;|&#10;+-----------&gt;ImageView{id=-1, visibility=VISIBLE, width=0, height=0, has-focus=false, has-focusable=false, has-window-focus=true, is-clickable=false, is-enabled=true, is-focused=false, is-focusable=false, is-layout-requested=true, is-selected=false, layout-params=android.widget.LinearLayout$LayoutParams@YYYYYY, tag=null, root-is-layout-requested=false, has-input-connection=false, x=0.0, y=0.0} &#10;|&#10;+-----------&gt;TextView{id=-1, visibility=VISIBLE, width=0, height=0, has-focus=false, has-focusable=false, has-window-focus=true, is-clickable=false, is-enabled=true, is-focused=false, is-focusable=false, is-layout-requested=true, is-selected=false, layout-params=android.widget.LinearLayout$LayoutParams@YYYYYY, tag=null, root-is-layout-requested=false, has-input-connection=false, x=0.0, y=0.0, text=Go to bed, input-type=0, ime-target=false, has-links=false} &#10;|&#10;+---------&gt;TextView{id=2131367552, res-name=tv_desc, visibility=VISIBLE, width=0, height=0, has-focus=false, has-focusable=false, has-window-focus=true, is-clickable=false, is-enabled=true, is-focused=false, is-focusable=false, is-layout-requested=true, is-selected=false, layout-params=android.widget.RelativeLayout$LayoutParams@YYYYYY, tag=null, root-is-layout-requested=false, has-input-connection=false, x=0.0, y=0.0, text=Create Shortcuts that run actions when you tap them from the homescreen and/or Automate them based on time of day or triggered from another product., input-type=0, ime-target=false, has-links=false} &#10;|&#10;+---------&gt;RelativeLayout{id=2131366033, res-name=rl_create_scene, visibility=VISIBLE, width=0, height=0, has-focus=false, has-focusable=true, has-window-focus=true, is-clickable=true, is-enabled=true, is-focused=false, is-focusable=true, is-layout-requested=true, is-selected=false, layout-params=android.widget.RelativeLayout$LayoutParams@YYYYYY, tag=null, root-is-layout-requested=false, has-input-connection=false, x=0.0, y=0.0, child-count=2} &#10;|&#10;+----------&gt;ImageView{id=-1, visibility=VISIBLE, width=0, height=0, has-focus=false, has-focusable=false, has-window-focus=true, is-clickable=false, is-enabled=true, is-focused=false, is-focusable=false, is-layout-requested=true, is-selected=false, layout-params=android.widget.RelativeLayout$LayoutParams@YYYYYY, tag=null, root-is-layout-requested=false, has-input-connection=false, x=0.0, y=0.0} &#10;|&#10;+----------&gt;TextView{id=-1, visibility=VISIBLE, width=0, height=0, has-focus=false, has-focusable=false, has-window-focus=true, is-clickable=false, is-enabled=true, is-focused=false, is-focusable=false, is-layout-requested=true, is-selected=false, layout-params=android.widget.RelativeLayout$LayoutParams@YYYYYY, tag=null, root-is-layout-requested=false, has-input-connection=false, x=0.0, y=0.0, text=Create shortcut, input-type=0, ime-target=false, has-links=false} &#10;|&#10;+-------&gt;RelativeLayout{id=2131366455, res-name=rl_virtual_item, visibility=GONE, width=0, height=0, has-focus=false, has-focusable=false, has-window-focus=true, is-clickable=true, is-enabled=true, is-focused=false, is-focusable=true, is-layout-requested=true, is-selected=false, layout-params=android.widget.RelativeLayout$LayoutParams@YYYYYY, tag=null, root-is-layout-requested=false, has-input-connection=false, x=0.0, y=0.0, child-count=1} &#10;|&#10;+--------&gt;ShadowLayout{id=-1, visibility=VISIBLE, width=0, height=0, has-focus=false, has-focusable=false, has-window-focus=true, is-clickable=false, is-enabled=true, is-focused=false, is-focusable=false, is-layout-requested=true, is-selected=false, layout-params=android.widget.RelativeLayout$LayoutParams@YYYYYY, tag=null, root-is-layout-requested=false, has-input-connection=false, x=0.0, y=0.0, child-count=1} &#10;|&#10;+---------&gt;RelativeLayout{id=-1, visibility=VISIBLE, width=0, height=0, has-focus=false, has-focusable=false, has-window-focus=true, is-clickable=false, is-enabled=true, is-focused=false, is-focusable=false, is-layout-requested=true, is-selected=false, layout-params=com.wyze.platformkit.uikit.ShadowLayout$LayoutParams@YYYYYY, tag=null, root-is-layout-requested=false, has-input-connection=false, x=0.0, y=0.0, child-count=2} &#10;|&#10;+----------&gt;ImageView{id=2131364782, res-name=iv_virtual_icon, visibility=VISIBLE, width=0, height=0, has-focus=false, has-focusable=false, has-window-focus=true, is-clickable=false, is-enabled=true, is-focused=false, is-focusable=false, is-layout-requested=true, is-selected=false, layout-params=android.widget.RelativeLayout$LayoutParams@YYYYYY, tag=null, root-is-layout-requested=false, has-input-connection=false, x=0.0, y=0.0} &#10;|&#10;+----------&gt;LinearLayout{id=-1, visibility=VISIBLE, width=0, height=0, has-focus=false, has-focusable=false, has-window-focus=true, is-clickable=false, is-enabled=true, is-focused=false, is-focusable=false, is-layout-requested=true, is-selected=false, layout-params=android.widget.RelativeLayout$LayoutParams@YYYYYY, tag=null, root-is-layout-requested=false, has-input-connection=false, x=0.0, y=0.0, child-count=2} &#10;|&#10;+-----------&gt;WpkCommonTextView{id=2131368369, res-name=tv_title_name, visibility=VISIBLE, width=0, height=0, has-focus=false, has-focusable=false, has-window-focus=true, is-clickable=false, is-enabled=true, is-focused=false, is-focusable=false, is-layout-requested=true, is-selected=false, layout-params=android.widget.LinearLayout$LayoutParams@YYYYYY, tag=null, root-is-layout-requested=false, has-input-connection=false, x=0.0, y=0.0, text=, input-type=0, ime-target=false, has-links=false} &#10;|&#10;+-----------&gt;WpkCommonTextView{id=2131367469, res-name=tv_content, visibility=VISIBLE, width=0, height=0, has-focus=false, has-focusable=false, has-window-focus=true, is-clickable=false, is-enabled=true, is-focused=false, is-focusable=false, is-layout-requested=true, is-selected=false, layout-params=android.widget.LinearLayout$LayoutParams@YYYYYY, tag=null, root-is-layout-requested=false, has-input-connection=false, x=0.0, y=0.0, text=, input-type=0, ime-target=false, has-links=false} &#10;|&#10;+-----&gt;ViewStub{id=-1, visibility=GONE, width=0, height=0, has-focus=false, has-focusable=false, has-window-focus=true, is-clickable=false, is-enabled=true, is-focused=false, is-focusable=false, is-layout-requested=true, is-selected=false, layout-params=android.widget.RelativeLayout$LayoutParams@YYYYYY, tag=null, root-is-layout-requested=false, has-input-connection=false, x=0.0, y=0.0} &#10;|&#10;+-----&gt;ViewStub{id=-1, visibility=GONE, width=0, height=0, has-focus=false, has-focusable=false, has-window-focus=true, is-clickable=false, is-enabled=true, is-focused=false, is-focusable=false, is-layout-requested=true, is-selected=false, layout-params=android.widget.RelativeLayout$LayoutParams@YYYYYY, tag=null, root-is-layout-requested=false, has-input-connection=false, x=0.0, y=0.0} &#10;|&#10;+-----&gt;ViewStub{id=-1, visibility=GONE, width=0, height=0, has-focus=false, has-focusable=false, has-window-focus=true, is-clickable=false, is-enabled=true, is-focused=false, is-focusable=false, is-layout-requested=true, is-selected=false, layout-params=android.widget.RelativeLayout$LayoutParams@YYYYYY, tag=null, root-is-layout-requested=false, has-input-connection=false, x=0.0, y=0.0} &#10;|&#10;+-----&gt;ViewStub{id=2131362984, res-name=edit_event_delete_stub, visibility=GONE, width=0, height=0, has-focus=false, has-focusable=false, has-window-focus=true, is-clickable=false, is-enabled=true, is-focused=false, is-focusable=false, is-layout-requested=true, is-selected=false, layout-params=android.widget.RelativeLayout$LayoutParams@YYYYYY, tag=null, root-is-layout-requested=false, has-input-connection=false, x=0.0, y=0.0} &#10;|&#10;+-----&gt;TextView{id=2131368194, res-name=tv_shadow, visibility=GONE, width=0, height=0, has-focus=false, has-focusable=false, has-window-focus=true, is-clickable=true, is-enabled=true, is-focused=false, is-focusable=true, is-layout-requested=true, is-selected=false, layout-params=android.widget.RelativeLayout$LayoutParams@YYYYYY, tag=null, root-is-layout-requested=false, has-input-connection=false, x=0.0, y=0.0, text=, input-type=0, ime-target=false, has-links=false} &#10;|&#10;+-----&gt;LinearLayout{id=2131365122, res-name=ll_reddot_popu, visibility=GONE, width=0, height=0, has-focus=false, has-focusable=false, has-window-focus=true, is-clickable=false, is-enabled=true, is-focused=false, is-focusable=false, is-layout-requested=true, is-selected=false, layout-params=android.widget.RelativeLayout$LayoutParams@YYYYYY, tag=null, root-is-layout-requested=false, has-input-connection=false, x=0.0, y=0.0, child-count=2} &#10;|&#10;+------&gt;WpkCommonTextView{id=2131368076, res-name=tv_reddot_content, visibility=VISIBLE, width=0, height=0, has-focus=false, has-focusable=false, has-window-focus=true, is-clickable=false, is-enabled=true, is-focused=false, is-focusable=false, is-layout-requested=true, is-selected=false, layout-params=android.widget.LinearLayout$LayoutParams@YYYYYY, tag=null, root-is-layout-requested=false, has-input-connection=false, x=0.0, y=0.0, text=, input-type=0, ime-target=false, has-links=false} &#10;|&#10;+------&gt;ImageView{id=2131364531, res-name=iv_nav_up, visibility=VISIBLE, width=0, height=0, has-focus=false, has-focusable=false, has-window-focus=true, is-clickable=false, is-enabled=true, is-focused=false, is-focusable=false, is-layout-requested=true, is-selected=false, layout-params=android.widget.LinearLayout$LayoutParams@YYYYYY, tag=null, root-is-layout-requested=false, has-input-connection=false, x=0.0, y=0.0} &#10;|&#10;+----&gt;LinearLayout{id=-1, visibility=INVISIBLE, width=738, height=1050, has-focus=false, has-focusable=false, has-window-focus=true, is-clickable=false, is-enabled=true, is-focused=false, is-focusable=false, is-layout-requested=false, is-selected=false, layout-params=android.widget.FrameLayout$LayoutParams@YYYYYY, tag=null, root-is-layout-requested=false, has-input-connection=false, x=171.0, y=543.0, child-count=0} &#10;|&#10;+----&gt;TextView{id=-1, visibility=INVISIBLE, width=0, height=52, has-focus=false, has-focusable=false, has-window-focus=true, is-clickable=false, is-enabled=true, is-focused=false, is-focusable=false, is-layout-requested=false, is-selected=false, layout-params=android.widget.FrameLayout$LayoutParams@YYYYYY, tag=null, root-is-layout-requested=false, has-input-connection=false, x=540.0, y=1603.0, text=, input-type=0, ime-target=false, has-links=false} &#10;|&#10;+----&gt;LinearLayout{id=-1, visibility=INVISIBLE, width=398, height=124, has-focus=false, has-focusable=false, has-window-focus=true, is-clickable=false, is-enabled=true, is-focused=false, is-focusable=false, is-layout-requested=false, is-selected=false, layout-params=android.widget.FrameLayout$LayoutParams@YYYYYY, tag=null, root-is-layout-requested=false, has-input-connection=false, x=341.0, y=1982.0, child-count=2} &#10;|&#10;+-----&gt;ImageView{id=-1, visibility=VISIBLE, width=60, height=60, has-focus=false, has-focusable=false, has-window-focus=true, is-clickable=false, is-enabled=true, is-focused=false, is-focusable=false, is-layout-requested=false, is-selected=false, layout-params=android.widget.LinearLayout$LayoutParams@YYYYYY, tag=null, root-is-layout-requested=false, has-input-connection=false, x=169.0, y=0.0} &#10;|&#10;+-----&gt;TextView{id=-1, visibility=VISIBLE, width=398, height=52, has-focus=false, has-focusable=false, has-window-focus=true, is-clickable=false, is-enabled=true, is-focused=false, is-focusable=false, is-layout-requested=false, is-selected=false, layout-params=android.widget.LinearLayout$LayoutParams@YYYYYY, tag=null, root-is-layout-requested=false, has-input-connection=false, x=0.0, y=72.0, text=Slide to switch devices, input-type=0, ime-target=false, has-links=false} &#10;|&#10;+-&gt;h{id=2131362266, res-name=bugsee_invisible_view, visibility=VISIBLE, width=1080, height=2280, has-focus=false, has-focusable=false, has-window-focus=true, is-clickable=false, is-enabled=true, is-focused=false, is-focusable=false, is-layout-requested=false, is-selected=false, layout-params=android.widget.FrameLayout$LayoutParams@YYYYYY, tag=null, root-is-layout-requested=false, has-input-connection=false, x=0.0, y=0.0, child-count=0} &#10;|&#10;+-&gt;View{id=16908336, res-name=navigationBarBackground, visibility=VISIBLE, width=1080, height=144, has-focus=false, has-focusable=false, has-window-focus=true, is-clickable=false, is-enabled=true, is-focused=false, is-focusable=false, is-layout-requested=false, is-selected=false, layout-params=android.widget.FrameLayout$LayoutParams@YYYYYY, tag=null, root-is-layout-requested=false, has-input-connection=false, x=0.0, y=2136.0} &#10;at androidx.test.espresso.NoMatchingViewException$Builder.build(NoMatchingViewException.java:5)&#10;at androidx.test.espresso.base.DefaultFailureHandler.lambda$getNoMatchingViewExceptionTruncater$0(DefaultFailureHandler.java:5)&#10;at androidx.test.espresso.base.DefaultFailureHandler$$ExternalSyntheticLambda1.truncateExceptionMessage(Unknown Source:2)&#10;at androidx.test.espresso.base.ViewHierarchyExceptionHandler.handleSafely(ViewHierarchyExceptionHandler.java:5)&#10;at androidx.test.espresso.base.ViewHierarchyExceptionHandler.handleSafely(ViewHierarchyExceptionHandler.java:1)&#10;at androidx.test.espresso.base.DefaultFailureHandler$TypedFailureHandler.handle(DefaultFailureHandler.java:4)&#10;at androidx.test.espresso.base.DefaultFailureHandler.handle(DefaultFailureHandler.java:5)&#10;at androidx.test.espresso.ViewInteraction.waitForAndHandleInteractionResults(ViewInteraction.java:8)&#10;at androidx.test.espresso.ViewInteraction.check(ViewInteraction.java:12)&#10;at com.roku.rokuhome.test.utils.Utilities.isMatcherDisplayed(Utilities.kt:138)&#10;at com.roku.rokuhome.test.stepDefs.CreateAccountStepDefinition.validation_error_message(CreateAccountStepDefinition.kt:355)&#10;at ✽.Validate Error alert having message &quot;doesn't match our records&quot;(file:features/create-account.feature:116)&#10;" calcext:value-type="string">
            <text:p>androidx.test.espresso.NoMatchingViewException: No views in hierarchy found matching: an instance of android.widget.TextView and view.getText() equals string from resource id: &lt;2132020557&gt; [login_failed_message] value: Your email or password doesn’t match our records</text:p>
            <text:p/>
            <text:p>View Hierarchy:</text:p>
            <text:p>+&gt;DecorView{id=-1, visibility=VISIBLE, width=1080, height=2280, has-focus=false, has-focusable=true, has-window-focus=true, is-clickable=false, is-enabled=true, is-focused=false, is-focusable=false, is-layout-requested=false, is-selected=false, layout-params={(0,0)(fillxfill) ty=BASE_APPLICATION wanim=0x1030303</text:p>
            <text:p>  fl=81810100</text:p>
            <text:p>  pfl=10020040</text:p>
            <text:p>  bhv=DEFAULT</text:p>
            <text:p>  fitSides= naviIconColor=0}, tag=null, root-is-layout-requested=false, has-input-connection=false, x=0.0, y=0.0, child-count=3} </text:p>
            <text:p>|</text:p>
            <text:p>+-&gt;LinearLayout{id=-1, visibility=VISIBLE, width=1080, height=2136, has-focus=false, has-focusable=true, has-window-focus=true, is-clickable=false, is-enabled=true, is-focused=false, is-focusable=false, is-layout-requested=false, is-selected=false, layout-params=android.widget.FrameLayout$LayoutParams@YYYYYY, tag=null, root-is-layout-requested=false, has-input-connection=false, x=0.0, y=0.0, child-count=2} </text:p>
            <text:p>|</text:p>
            <text:p>+--&gt;ViewStub{id=16908722, res-name=action_mode_bar_stub, visibility=GONE, width=0, height=0, has-focus=false, has-focusable=false, has-window-focus=true, is-clickable=false, is-enabled=true, is-focused=false, is-focusable=false, is-layout-requested=true, is-selected=false, layout-params=android.widget.LinearLayout$LayoutParams@YYYYYY, tag=null, root-is-layout-requested=false, has-input-connection=false, x=0.0, y=0.0} </text:p>
            <text:p>|</text:p>
            <text:p>+--&gt;FrameLayout{id=16908290, res-name=content, visibility=VISIBLE, width=1080, height=2136, has-focus=false, has-focusable=true, has-window-focus=true, is-clickable=false, is-enabled=true, is-focused=false, is-focusable=false, is-layout-requested=false, is-selected=false, layout-params=android.widget.LinearLayout$LayoutParams@YYYYYY, tag=null, root-is-layout-requested=false, has-input-connection=false, x=0.0, y=0.0, child-count=1} </text:p>
            <text:p>|</text:p>
            <text:p>+---&gt;FrameLayout{id=2131363955, res-name=home_page_layout, visibility=VISIBLE, width=1080, height=2136, has-focus=false, has-focusable=true, has-window-focus=true, is-clickable=false, is-enabled=true, is-focused=false, is-focusable=false, is-layout-requested=false, is-selected=false, layout-params=android.widget.FrameLayout$LayoutParams@YYYYYY, tag=null, root-is-layout-requested=false, has-input-connection=false, x=0.0, y=0.0, child-count=4} </text:p>
            <text:p>|</text:p>
            <text:p>+----&gt;RelativeLayout{id=-1, visibility=VISIBLE, width=1080, height=2136, has-focus=false, has-focusable=true, has-window-focus=true, is-clickable=false, is-enabled=true, is-focused=false, is-focusable=false, is-layout-requested=false, is-selected=false, layout-params=android.widget.FrameLayout$LayoutParams@YYYYYY, tag=null, root-is-layout-requested=false, has-input-connection=false, x=0.0, y=0.0, child-count=9} </text:p>
            <text:p>|</text:p>
            <text:p>+-----&gt;View{id=2131368780, res-name=view_line, visibility=VISIBLE, width=1080, height=2, has-focus=false, has-focusable=false, has-window-focus=true, is-clickable=false, is-enabled=true, is-focused=false, is-focusable=false, is-layout-requested=false, is-selected=false, layout-params=android.widget.RelativeLayout$LayoutParams@YYYYYY, tag=null, root-is-layout-requested=false, has-input-connection=false, x=0.0, y=1978.0} </text:p>
            <text:p>|</text:p>
            <text:p>+-----&gt;WyzeTabPageIndicator{id=2131364037, res-name=indicator, visibility=VISIBLE, width=1234, height=156, has-focus=false, has-focusable=true, has-window-focus=true, is-clickable=false, is-enabled=true, is-focused=false, is-focusable=false, is-layout-requested=false, is-selected=false, layout-params=android.widget.RelativeLayout$LayoutParams@YYYYYY, tag=null, root-is-layout-requested=false, has-input-connection=false, x=-77.0, y=1980.0, child-count=4} </text:p>
            <text:p>|</text:p>
            <text:p>+------&gt;TabView{id=-1, visibility=VISIBLE, width=286, height=156, has-focus=false, has-focusable=true, has-window-focus=true, is-clickable=true, is-enabled=true, is-focused=false, is-focusable=true, is-layout-requested=false, is-selected=true, layout-params=android.widget.LinearLayout$LayoutParams@YYYYYY, tag=null, root-is-layout-requested=false, has-input-connection=false, x=45.0, y=0.0, child-count=1} </text:p>
            <text:p>|</text:p>
            <text:p>+-------&gt;LinearLayout{id=-1, visibility=VISIBLE, width=286, height=156, has-focus=false, has-focusable=false, has-window-focus=true, is-clickable=false, is-enabled=true, is-focused=false, is-focusable=false, is-layout-requested=false, is-selected=true, layout-params=android.widget.FrameLayout$LayoutParams@YYYYYY, tag=null, root-is-layout-requested=false, has-input-connection=false, x=0.0, y=0.0, child-count=2} </text:p>
            <text:p>|</text:p>
            <text:p>+--------&gt;FrameLayout{id=2131365266, res-name=main_tab_bar_icon, visibility=VISIBLE, width=225, height=60, has-focus=false, has-focusable=false, has-window-focus=true, is-clickable=false, is-enabled=true, is-focused=false, is-focusable=false, is-layout-requested=false, is-selected=true, layout-params=android.widget.LinearLayout$LayoutParams@YYYYYY, tag=null, root-is-layout-requested=false, has-input-connection=false, x=30.0, y=28.0, child-count=3} </text:p>
            <text:p>|</text:p>
            <text:p>+---------&gt;ImageView{id=2131366992, res-name=tab_img, visibility=VISIBLE, width=60, height=60, has-focus=false, has-focusable=false, has-window-focus=true, is-clickable=false, is-enabled=true, is-focused=false, is-focusable=false, is-layout-requested=false, is-selected=true, layout-params=android.widget.FrameLayout$LayoutParams@YYYYYY, tag=null, root-is-layout-requested=false, has-input-connection=false, x=82.0, y=0.0} </text:p>
            <text:p>|</text:p>
            <text:p>+---------&gt;ImageView{id=2131364617, res-name=iv_red_dot, visibility=GONE, width=0, height=0, has-focus=false, has-focusable=false, has-window-focus=true, is-clickable=false, is-enabled=true, is-focused=false, is-focusable=false, is-layout-requested=true, is-selected=true, layout-params=android.widget.FrameLayout$LayoutParams@YYYYYY, tag=null, root-is-layout-requested=false, has-input-connection=false, x=0.0, y=0.0} </text:p>
            <text:p>|</text:p>
            <text:p>+---------&gt;WpkTextButton{id=2131368205, res-name=tv_shop_red_dot, visibility=GONE, width=0, height=0, has-focus=false, has-focusable=false, has-window-focus=true, is-clickable=false, is-enabled=true, is-focused=false, is-focusable=false, is-layout-requested=true, is-selected=true, layout-params=android.widget.FrameLayout$LayoutParams@YYYYYY, tag=null, root-is-layout-requested=false, has-input-connection=false, x=0.0, y=0.0, text=, input-type=0, ime-target=false, has-links=false} </text:p>
            <text:p>|</text:p>
            <text:p>+--------&gt;TextView{id=2131366997, res-name=tab_text, visibility=VISIBLE, width=100, height=48, has-focus=false, has-focusable=false, has-window-focus=true, is-clickable=false, is-enabled=true, is-focused=false, is-focusable=false, is-layout-requested=false, is-selected=true, layout-params=android.widget.LinearLayout$LayoutParams@YYYYYY, tag=fonts/gotham_book.ttf, root-is-layout-requested=false, has-input-connection=false, x=93.0, y=79.0, text=Home, input-type=0, ime-target=false, has-links=false} </text:p>
            <text:p>|</text:p>
            <text:p>+------&gt;TabView{id=-1, visibility=VISIBLE, width=286, height=156, has-focus=false, has-focusable=true, has-window-focus=true, is-clickable=true, is-enabled=true, is-focused=false, is-focusable=true, is-layout-requested=false, is-selected=false, layout-params=android.widget.LinearLayout$LayoutParams@YYYYYY, tag=null, root-is-layout-requested=false, has-input-connection=false, x=331.0, y=0.0, child-count=1} </text:p>
            <text:p>|</text:p>
            <text:p>+-------&gt;LinearLayout{id=-1, visibility=VISIBLE, width=286, height=156, has-focus=false, has-focusable=false, has-window-focus=true, is-clickable=false, is-enabled=true, is-focused=false, is-focusable=false, is-layout-requested=false, is-selected=false, layout-params=android.widget.FrameLayout$LayoutParams@YYYYYY, tag=null, root-is-layout-requested=false, has-input-connection=false, x=0.0, y=0.0, child-count=2} </text:p>
            <text:p>|</text:p>
            <text:p>+--------&gt;FrameLayout{id=2131365266, res-name=main_tab_bar_icon, visibility=VISIBLE, width=225, height=60, has-focus=false, has-focusable=false, has-window-focus=true, is-clickable=false, is-enabled=true, is-focused=false, is-focusable=false, is-layout-requested=false, is-selected=false, layout-params=android.widget.LinearLayout$LayoutParams@YYYYYY, tag=null, root-is-layout-requested=false, has-input-connection=false, x=30.0, y=28.0, child-count=3} </text:p>
            <text:p>|</text:p>
            <text:p>+---------&gt;ImageView{id=2131366992, res-name=tab_img, visibility=VISIBLE, width=60, height=60, has-focus=false, has-focusable=false, has-window-focus=true, is-clickable=false, is-enabled=true, is-focused=false, is-focusable=false, is-layout-requested=false, is-selected=false, layout-params=android.widget.FrameLayout$LayoutParams@YYYYYY, tag=null, root-is-layout-requested=false, has-input-connection=false, x=82.0, y=0.0} </text:p>
            <text:p>|</text:p>
            <text:p>+---------&gt;ImageView{id=2131364617, res-name=iv_red_dot, visibility=GONE, width=0, height=0, has-focus=false, has-focusable=false, has-window-focus=true, is-clickable=false, is-enabled=true, is-focused=false, is-focusable=false, is-layout-requested=true, is-selected=false, layout-params=android.widget.FrameLayout$LayoutParams@YYYYYY, tag=null, root-is-layout-requested=false, has-input-connection=false, x=0.0, y=0.0} </text:p>
            <text:p>|</text:p>
            <text:p>+---------&gt;WpkTextButton{id=2131368205, res-name=tv_shop_red_dot, visibility=GONE, width=0, height=0, has-focus=false, has-focusable=false, has-window-focus=true, is-clickable=false, is-enabled=true, is-focused=false, is-focusable=false, is-layout-requested=true, is-selected=false, layout-params=android.widget.FrameLayout$LayoutParams@YYYYYY, tag=null, root-is-layout-requested=false, has-input-connection=false, x=0.0, y=0.0, text=, input-type=0, ime-target=false, has-links=false} </text:p>
            <text:p>|</text:p>
            <text:p>+--------&gt;TextView{id=2131366997, res-name=tab_text, visibility=VISIBLE, width=112, height=48, has-focus=false, has-focusable=false, has-window-focus=true, is-clickable=false, is-enabled=true, is-focused=false, is-focusable=false, is-layout-requested=false, is-selected=false, layout-params=android.widget.LinearLayout$LayoutParams@YYYYYY, tag=fonts/gotham_book.ttf, root-is-layout-requested=false, has-input-connection=false, x=87.0, y=79.0, text=Events, input-type=0, ime-target=false, has-links=false} </text:p>
            <text:p>|</text:p>
            <text:p>+------&gt;TabView{id=-1, visibility=VISIBLE, width=286, height=156, has-focus=false, has-focusable=true, has-window-focus=true, is-clickable=true, is-enabled=true, is-focused=false, is-focusable=true, is-layout-requested=false, is-selected=false, layout-params=android.widget.LinearLayout$LayoutParams@YYYYYY, tag=null, root-is-layout-requested=false, has-input-connection=false, x=617.0, y=0.0, child-count=1} </text:p>
            <text:p>|</text:p>
            <text:p>+-------&gt;LinearLayout{id=-1, visibility=VISIBLE, width=286, height=156, has-focus=false, has-focusable=false, has-window-focus=true, is-clickable=false, is-enabled=true, is-focused=false, is-focusable=false, is-layout-requested=false, is-selected=false, layout-params=android.widget.FrameLayout$LayoutParams@YYYYYY, tag=null, root-is-layout-requested=false, has-input-connection=false, x=0.0, y=0.0, child-count=2} </text:p>
            <text:p>|</text:p>
            <text:p>+--------&gt;FrameLayout{id=2131365266, res-name=main_tab_bar_icon, visibility=VISIBLE, width=225, height=60, has-focus=false, has-focusable=false, has-window-focus=true, is-clickable=false, is-enabled=true, is-focused=false, is-focusable=false, is-layout-requested=false, is-selected=false, layout-params=android.widget.LinearLayout$LayoutParams@YYYYYY, tag=null, root-is-layout-requested=false, has-input-connection=false, x=30.0, y=28.0, child-count=3} </text:p>
            <text:p>|</text:p>
            <text:p>+---------&gt;ImageView{id=2131366992, res-name=tab_img, visibility=VISIBLE, width=60, height=60, has-focus=false, has-focusable=false, has-window-focus=true, is-clickable=false, is-enabled=true, is-focused=false, is-focusable=false, is-layout-requested=false, is-selected=false, layout-params=android.widget.FrameLayout$LayoutParams@YYYYYY, tag=null, root-is-layout-requested=false, has-input-connection=false, x=82.0, y=0.0} </text:p>
            <text:p>|</text:p>
            <text:p>+---------&gt;ImageView{id=2131364617, res-name=iv_red_dot, visibility=GONE, width=0, height=0, has-focus=false, has-focusable=false, has-window-focus=true, is-clickable=false, is-enabled=true, is-focused=false, is-focusable=false, is-layout-requested=true, is-selected=false, layout-params=android.widget.FrameLayout$LayoutParams@YYYYYY, tag=null, root-is-layout-requested=false, has-input-connection=false, x=0.0, y=0.0} </text:p>
            <text:p>|</text:p>
            <text:p>+---------&gt;WpkTextButton{id=2131368205, res-name=tv_shop_red_dot, visibility=GONE, width=0, height=0, has-focus=false, has-focusable=false, has-window-focus=true, is-clickable=false, is-enabled=true, is-focused=false, is-focusable=false, is-layout-requested=true, is-selected=false, layout-params=android.widget.FrameLayout$LayoutParams@YYYYYY, tag=null, root-is-layout-requested=false, has-input-connection=false, x=0.0, y=0.0, text=, input-type=0, ime-target=false, has-links=false} </text:p>
            <text:p>|</text:p>
            <text:p>+--------&gt;TextView{id=2131366997, res-name=tab_text, visibility=VISIBLE, width=183, height=48, has-focus=false, has-focusable=false, has-window-focus=true, is-clickable=false, is-enabled=true, is-focused=false, is-focusable=false, is-layout-requested=false, is-selected=false, layout-params=android.widget.LinearLayout$LayoutParams@YYYYYY, tag=fonts/gotham_book.ttf, root-is-layout-requested=false, has-input-connection=false, x=51.0, y=79.0, text=Monitoring, input-type=0, ime-target=false, has-links=false} </text:p>
            <text:p>|</text:p>
            <text:p>+------&gt;TabView{id=-1, visibility=VISIBLE, width=286, height=156, has-focus=false, has-focusable=true, has-window-focus=true, is-clickable=true, is-enabled=true, is-focused=false, is-focusable=true, is-layout-requested=false, is-selected=false, layout-params=android.widget.LinearLayout$LayoutParams@YYYYYY, tag=null, root-is-layout-requested=false, has-input-connection=false, x=903.0, y=0.0, child-count=1} </text:p>
            <text:p>|</text:p>
            <text:p>+-------&gt;LinearLayout{id=-1, visibility=VISIBLE, width=286, height=156, has-focus=false, has-focusable=false, has-window-focus=true, is-clickable=false, is-enabled=true, is-focused=false, is-focusable=false, is-layout-requested=false, is-selected=false, layout-params=android.widget.FrameLayout$LayoutParams@YYYYYY, tag=null, root-is-layout-requested=false, has-input-connection=false, x=0.0, y=0.0, child-count=2} </text:p>
            <text:p>|</text:p>
            <text:p>+--------&gt;FrameLayout{id=2131365266, res-name=main_tab_bar_icon, visibility=VISIBLE, width=225, height=60, has-focus=false, has-focusable=false, has-window-focus=true, is-clickable=false, is-enabled=true, is-focused=false, is-focusable=false, is-layout-requested=false, is-selected=false, layout-params=android.widget.LinearLayout$LayoutParams@YYYYYY, tag=null, root-is-layout-requested=false, has-input-connection=false, x=30.0, y=28.0, child-count=3} </text:p>
            <text:p>|</text:p>
            <text:p>+---------&gt;ImageView{id=2131366992, res-name=tab_img, visibility=VISIBLE, width=60, height=60, has-focus=false, has-focusable=false, has-window-focus=true, is-clickable=false, is-enabled=true, is-focused=false, is-focusable=false, is-layout-requested=false, is-selected=false, layout-params=android.widget.FrameLayout$LayoutParams@YYYYYY, tag=null, root-is-layout-requested=false, has-input-connection=false, x=82.0, y=0.0} </text:p>
            <text:p>|</text:p>
            <text:p>+---------&gt;ImageView{id=2131364617, res-name=iv_red_dot, visibility=GONE, width=0, height=0, has-focus=false, has-focusable=false, has-window-focus=true, is-clickable=false, is-enabled=true, is-focused=false, is-focusable=false, is-layout-requested=true, is-selected=false, layout-params=android.widget.FrameLayout$LayoutParams@YYYYYY, tag=null, root-is-layout-requested=false, has-input-connection=false, x=0.0, y=0.0} </text:p>
            <text:p>|</text:p>
            <text:p>+---------&gt;WpkTextButton{id=2131368205, res-name=tv_shop_red_dot, visibility=GONE, width=0, height=0, has-focus=false, has-focusable=false, has-window-focus=true, is-clickable=false, is-enabled=true, is-focused=false, is-focusable=false, is-layout-requested=true, is-selected=false, layout-params=android.widget.FrameLayout$LayoutParams@YYYYYY, tag=null, root-is-layout-requested=false, has-input-connection=false, x=0.0, y=0.0, text=, input-type=0, ime-target=false, has-links=false} </text:p>
            <text:p>|</text:p>
            <text:p>+--------&gt;TextView{id=2131366997, res-name=tab_text, visibility=VISIBLE, width=139, height=48, has-focus=false, has-focusable=false, has-window-focus=true, is-clickable=false, is-enabled=true, is-focused=false, is-focusable=false, is-layout-requested=false, is-selected=false, layout-params=android.widget.LinearLayout$LayoutParams@YYYYYY, tag=fonts/gotham_book.ttf, root-is-layout-requested=false, has-input-connection=false, x=73.0, y=79.0, text=Account, input-type=0, ime-target=false, has-links=false} </text:p>
            <text:p>|</text:p>
            <text:p>+-----&gt;LinearViewPager{id=2131365570, res-name=pager, visibility=VISIBLE, width=1080, height=1978, has-focus=false, has-focusable=true, has-window-focus=true, is-clickable=false, is-enabled=true, is-focused=false, is-focusable=false, is-layout-requested=false, is-selected=false, layout-params=android.widget.RelativeLayout$LayoutParams@YYYYYY, tag=null, root-is-layout-requested=false, has-input-connection=false, x=0.0, y=0.0, child-count=1} </text:p>
            <text:p>|</text:p>
            <text:p>+------&gt;RelativeLayout{id=2131366517, res-name=root_view, visibility=VISIBLE, width=1080, height=1978, has-focus=false, has-focusable=true, has-window-focus=true, is-clickable=false, is-enabled=true, is-focused=false, is-focusable=false, is-layout-requested=false, is-selected=false, layout-params=android.widget.FrameLayout$LayoutParams@YYYYYY, tag=null, root-is-layout-requested=false, has-input-connection=false, x=0.0, y=0.0, child-count=5} </text:p>
            <text:p>|</text:p>
            <text:p>+-------&gt;RelativeLayout{id=2131367096, res-name=title_bar, visibility=VISIBLE, width=1080, height=519, has-focus=false, has-focusable=true, has-window-focus=true, is-clickable=false, is-enabled=true, is-focused=false, is-focusable=false, is-layout-requested=false, is-selected=false, layout-params=android.widget.RelativeLayout$LayoutParams@YYYYYY, tag=null, root-is-layout-requested=false, has-input-connection=false, x=0.0, y=0.0, child-count=5} </text:p>
            <text:p>|</text:p>
            <text:p>+--------&gt;ImageView{id=2131364199, res-name=iv_add, visibility=VISIBLE, width=78, height=78, has-focus=false, has-focusable=true, has-window-focus=true, is-clickable=true, is-enabled=true, is-focused=false, is-focusable=true, is-layout-requested=false, is-selected=false, layout-params=android.widget.RelativeLayout$LayoutParams@YYYYYY, tag=null, root-is-layout-requested=false, has-input-connection=false, x=51.0, y=140.0} </text:p>
            <text:p>|</text:p>
            <text:p>+--------&gt;ImageView{id=2131368566, res-name=tv_wyze_device_main_page_t1, visibility=VISIBLE, width=487, height=46, has-focus=false, has-focusable=false, has-window-focus=true, is-clickable=false, is-enabled=true, is-focused=false, is-focusable=false, is-layout-requested=false, is-selected=false, layout-params=android.widget.RelativeLayout$LayoutParams@YYYYYY, tag=null, root-is-layout-requested=false, has-input-connection=false, x=296.0, y=146.0} </text:p>
            <text:p>|</text:p>
            <text:p>+--------&gt;LinearLayout{id=2131365118, res-name=ll_push, visibility=VISIBLE, width=72, height=72, has-focus=false, has-focusable=true, has-window-focus=true, is-clickable=false, is-enabled=true, is-focused=false, is-focusable=false, is-layout-requested=false, is-selected=false, layout-params=android.widget.RelativeLayout$LayoutParams@YYYYYY, tag=null, root-is-layout-requested=false, has-input-connection=false, x=843.0, y=140.0, child-count=2} </text:p>
            <text:p>|</text:p>
            <text:p>+---------&gt;TextView{id=2131367606, res-name=tv_disturb, visibility=GONE, width=0, height=0, has-focus=false, has-focusable=false, has-window-focus=true, is-clickable=false, is-enabled=true, is-focused=false, is-focusable=false, is-layout-requested=true, is-selected=false, layout-params=android.widget.LinearLayout$LayoutParams@YYYYYY, tag=null, root-is-layout-requested=false, has-input-connection=false, x=0.0, y=0.0, text=Do not disturb, input-type=0, ime-target=false, has-links=false} </text:p>
            <text:p>|</text:p>
            <text:p>+---------&gt;ImageView{id=2131367747, res-name=tv_go_message_center, visibility=VISIBLE, width=72, height=72, has-focus=false, has-focusable=true, has-window-focus=true, is-clickable=true, is-enabled=true, is-focused=false, is-focusable=true, is-layout-requested=false, is-selected=false, layout-params=android.widget.LinearLayout$LayoutParams@YYYYYY, tag=null, root-is-layout-requested=false, has-input-connection=false, x=0.0, y=0.0} </text:p>
            <text:p>|</text:p>
            <text:p>+--------&gt;ImageView{id=2131364372, res-name=iv_edit, visibility=VISIBLE, width=72, height=72, has-focus=false, has-focusable=true, has-window-focus=true, is-clickable=true, is-enabled=true, is-focused=false, is-focusable=true, is-layout-requested=false, is-selected=false, layout-params=android.widget.RelativeLayout$LayoutParams@YYYYYY, tag=null, root-is-layout-requested=false, has-input-connection=false, x=957.0, y=140.0} </text:p>
            <text:p>|</text:p>
            <text:p>+--------&gt;RelativeLayout{id=-1, visibility=VISIBLE, width=1080, height=327, has-focus=false, has-focusable=true, has-window-focus=true, is-clickable=false, is-enabled=true, is-focused=false, is-focusable=false, is-layout-requested=false, is-selected=false, layout-params=android.widget.RelativeLayout$LayoutParams@YYYYYY, tag=null, root-is-layout-requested=false, has-input-connection=false, x=0.0, y=192.0, child-count=3} </text:p>
            <text:p>|</text:p>
            <text:p>+---------&gt;ImageView{id=2131364817, res-name=iv_wyze_device_main_page_t3, visibility=VISIBLE, width=93, height=93, has-focus=false, has-focusable=true, has-window-focus=true, is-clickable=true, is-enabled=true, is-focused=false, is-focusable=true, is-layout-requested=false, is-selected=false, layout-params=android.widget.RelativeLayout$LayoutParams@YYYYYY, tag=null, root-is-layout-requested=false, has-input-connection=false, x=493.0, y=75.0} </text:p>
            <text:p>|</text:p>
            <text:p>+---------&gt;TextView{id=2131368567, res-name=tv_wyze_device_main_page_t3, visibility=VISIBLE, width=140, height=48, has-focus=false, has-focusable=true, has-window-focus=true, is-clickable=true, is-enabled=true, is-focused=false, is-focusable=true, is-layout-requested=false, is-selected=false, layout-params=android.widget.RelativeLayout$LayoutParams@YYYYYY, tag=fonts/gotham_book.ttf, root-is-layout-requested=false, has-input-connection=false, x=470.0, y=192.0, text=Add rule, input-type=0, ime-target=false, has-links=false} </text:p>
            <text:p>|</text:p>
            <text:p>+---------&gt;HorizontalScrollView{id=-1, visibility=VISIBLE, width=1080, height=0, has-focus=false, has-focusable=true, has-window-focus=true, is-clickable=false, is-enabled=true, is-focused=false, is-focusable=true, is-layout-requested=false, is-selected=false, layout-params=android.widget.RelativeLayout$LayoutParams@YYYYYY, tag=null, root-is-layout-requested=false, has-input-connection=false, x=0.0, y=0.0, child-count=1} </text:p>
            <text:p>|</text:p>
            <text:p>+----------&gt;RelativeLayout{id=-1, visibility=VISIBLE, width=0, height=0, has-focus=false, has-focusable=false, has-window-focus=true, is-clickable=false, is-enabled=true, is-focused=false, is-focusable=false, is-layout-requested=false, is-selected=false, layout-params=android.widget.FrameLayout$LayoutParams@YYYYYY, tag=null, root-is-layout-requested=false, has-input-connection=false, x=0.0, y=0.0, child-count=2} </text:p>
            <text:p>|</text:p>
            <text:p>+-----------&gt;RecyclerView{id=2131366642, res-name=scene_rv, visibility=GONE, width=0, height=0, has-focus=false, has-focusable=false, has-window-focus=true, is-clickable=false, is-enabled=true, is-focused=false, is-focusable=true, is-layout-requested=true, is-selected=false, layout-params=android.widget.RelativeLayout$LayoutParams@YYYYYY, tag=null, root-is-layout-requested=false, has-input-connection=false, x=0.0, y=0.0, child-count=0} </text:p>
            <text:p>|</text:p>
            <text:p>+-----------&gt;RelativeLayout{id=2131366289, res-name=rl_preset_rule, visibility=GONE, width=0, height=0, has-focus=false, has-focusable=false, has-window-focus=true, is-clickable=false, is-enabled=true, is-focused=false, is-focusable=false, is-layout-requested=true, is-selected=false, layout-params=android.widget.RelativeLayout$LayoutParams@YYYYYY, tag=null, root-is-layout-requested=false, has-input-connection=false, x=0.0, y=0.0, child-count=2} </text:p>
            <text:p>|</text:p>
            <text:p>+------------&gt;RecyclerView{id=2131366570, res-name=rv_preset_rule, visibility=VISIBLE, width=0, height=0, has-focus=false, has-focusable=true, has-window-focus=true, is-clickable=false, is-enabled=true, is-focused=false, is-focusable=true, is-layout-requested=true, is-selected=false, layout-params=android.widget.RelativeLayout$LayoutParams@YYYYYY, tag=null, root-is-layout-requested=false, has-input-connection=false, x=0.0, y=0.0, child-count=0} </text:p>
            <text:p>|</text:p>
            <text:p>+------------&gt;WpkSvgImageView{id=2131364310, res-name=iv_close_preset, visibility=VISIBLE, width=0, height=0, has-focus=false, has-focusable=true, has-window-focus=true, is-clickable=true, is-enabled=true, is-focused=false, is-focusable=true, is-layout-requested=true, is-selected=false, layout-params=android.widget.RelativeLayout$LayoutParams@YYYYYY, tag=null, root-is-layout-requested=false, has-input-connection=false, x=0.0, y=0.0} </text:p>
            <text:p>|</text:p>
            <text:p>+-------&gt;RelativeLayout{id=-1, visibility=VISIBLE, width=1080, height=1459, has-focus=false, has-focusable=true, has-window-focus=true, is-clickable=false, is-enabled=true, is-focused=false, is-focusable=false, is-layout-requested=false, is-selected=false, layout-params=android.widget.RelativeLayout$LayoutParams@YYYYYY, tag=null, root-is-layout-requested=false, has-input-connection=false, x=0.0, y=519.0, child-count=3} </text:p>
            <text:p>|</text:p>
            <text:p>+--------&gt;NotificationSettingView{id=2131365527, res-name=notification_setting_tips, visibility=GONE, width=0, height=0, has-focus=false, has-focusable=false, has-window-focus=true, is-clickable=false, is-enabled=true, is-focused=false, is-focusable=false, is-layout-requested=true, is-selected=false, layout-params=android.widget.RelativeLayout$LayoutParams@YYYYYY, tag=null, root-is-layout-requested=false, has-input-connection=false, x=0.0, y=0.0, child-count=4} </text:p>
            <text:p>|</text:p>
            <text:p>+---------&gt;WpkCommonTextView{id=-1, visibility=VISIBLE, width=0, height=0, has-focus=false, has-focusable=false, has-window-focus=true, is-clickable=false, is-enabled=true, is-focused=false, is-focusable=false, is-layout-requested=true, is-selected=false, layout-params=android.widget.LinearLayout$LayoutParams@YYYYYY, tag=null, root-is-layout-requested=false, has-input-connection=false, x=0.0, y=0.0, text=System notifications are off., input-type=0, ime-target=false, has-links=false} </text:p>
            <text:p>|</text:p>
            <text:p>+---------&gt;View{id=-1, visibility=VISIBLE, width=0, height=0, has-focus=false, has-focusable=false, has-window-focus=true, is-clickable=false, is-enabled=true, is-focused=false, is-focusable=false, is-layout-requested=true, is-selected=false, layout-params=android.widget.LinearLayout$LayoutParams@YYYYYY, tag=null, root-is-layout-requested=false, has-input-connection=false, x=0.0, y=0.0} </text:p>
            <text:p>|</text:p>
            <text:p>+---------&gt;WpkCommonTextView{id=2131366732, res-name=setting, visibility=VISIBLE, width=0, height=0, has-focus=false, has-focusable=true, has-window-focus=true, is-clickable=true, is-enabled=true, is-focused=false, is-focusable=true, is-layout-requested=true, is-selected=false, layout-params=android.widget.LinearLayout$LayoutParams@YYYYYY, tag=null, root-is-layout-requested=false, has-input-connection=false, x=0.0, y=0.0, text=GO TO SETTINGS, input-type=0, ime-target=false, has-links=false} </text:p>
            <text:p>|</text:p>
            <text:p>+---------&gt;ImageView{id=2131362415, res-name=close, visibility=VISIBLE, width=0, height=0, has-focus=false, has-focusable=true, has-window-focus=true, is-clickable=true, is-enabled=true, is-focused=false, is-focusable=true, is-layout-requested=true, is-selected=false, layout-params=android.widget.LinearLayout$LayoutParams@YYYYYY, tag=null, root-is-layout-requested=false, has-input-connection=false, x=0.0, y=0.0} </text:p>
            <text:p>|</text:p>
            <text:p>+--------&gt;SwipeRefreshLayout{id=2131366970, res-name=swipe_refresh, visibility=VISIBLE, width=1080, height=1459, has-focus=false, has-focusable=true, has-window-focus=true, is-clickable=false, is-enabled=true, is-focused=false, is-focusable=false, is-layout-requested=false, is-selected=false, layout-params=android.widget.RelativeLayout$LayoutParams@YYYYYY, tag=null, root-is-layout-requested=false, has-input-connection=false, x=0.0, y=0.0, child-count=2} </text:p>
            <text:p>|</text:p>
            <text:p>+---------&gt;NestedScrollView{id=-1, visibility=VISIBLE, width=1080, height=1459, has-focus=false, has-focusable=true, has-window-focus=true, is-clickable=false, is-enabled=true, is-focused=false, is-focusable=true, is-layout-requested=false, is-selected=false, layout-params=android.view.ViewGroup$LayoutParams@YYYYYY, tag=null, root-is-layout-requested=false, has-input-connection=false, x=0.0, y=0.0, child-count=1} </text:p>
            <text:p>|</text:p>
            <text:p>+----------&gt;LinearLayout{id=-1, visibility=VISIBLE, width=1080, height=1459, has-focus=false, has-focusable=false, has-window-focus=true, is-clickable=false, is-enabled=true, is-focused=false, is-focusable=false, is-layout-requested=false, is-selected=false, layout-params=android.widget.FrameLayout$LayoutParams@YYYYYY, tag=null, root-is-layout-requested=false, has-input-connection=false, x=0.0, y=0.0, child-count=3} </text:p>
            <text:p>|</text:p>
            <text:p>+-----------&gt;LinearLayout{id=2131365058, res-name=ll_flipper_root, visibility=GONE, width=0, height=0, has-focus=false, has-focusable=false, has-window-focus=true, is-clickable=false, is-enabled=true, is-focused=false, is-focusable=false, is-layout-requested=true, is-selected=false, layout-params=android.widget.LinearLayout$LayoutParams@YYYYYY, tag=null, root-is-layout-requested=false, has-input-connection=false, x=0.0, y=0.0, child-count=1} </text:p>
            <text:p>|</text:p>
            <text:p>+------------&gt;WyzeDiscoverActionView{id=2131363951, res-name=home_discover_view, visibility=VISIBLE, width=0, height=0, has-focus=false, has-focusable=true, has-window-focus=true, is-clickable=false, is-enabled=true, is-focused=false, is-focusable=false, is-layout-requested=true, is-selected=false, layout-params=android.widget.LinearLayout$LayoutParams@YYYYYY, tag=null, root-is-layout-requested=false, has-input-connection=false, x=0.0, y=0.0, child-count=1} </text:p>
            <text:p>|</text:p>
            <text:p>+-------------&gt;ConstraintLayout{id=-1, visibility=VISIBLE, width=0, height=0, has-focus=false, has-focusable=true, has-window-focus=true, is-clickable=false, is-enabled=true, is-focused=false, is-focusable=false, is-layout-requested=true, is-selected=false, layout-params=android.widget.FrameLayout$LayoutParams@YYYYYY, tag=null, root-is-layout-requested=false, has-input-connection=false, x=0.0, y=0.0, child-count=1} </text:p>
            <text:p>|</text:p>
            <text:p>+--------------&gt;ViewFlipper{id=2131365495, res-name=nearby_flipper, visibility=VISIBLE, width=0, height=0, has-focus=false, has-focusable=true, has-window-focus=true, is-clickable=true, is-enabled=true, is-focused=false, is-focusable=true, is-layout-requested=true, is-selected=false, layout-params=androidx.constraintlayout.widget.ConstraintLayout$LayoutParams@YYYYYY, tag=null, root-is-layout-requested=false, has-input-connection=false, x=0.0, y=0.0, child-count=0} </text:p>
            <text:p>|</text:p>
            <text:p>+-----------&gt;View{id=-1, visibility=VISIBLE, width=1080, height=3, has-focus=false, has-focusable=false, has-window-focus=true, is-clickable=false, is-enabled=true, is-focused=false, is-focusable=false, is-layout-requested=false, is-selected=false, layout-params=android.widget.LinearLayout$LayoutParams@YYYYYY, tag=null, root-is-layout-requested=false, has-input-connection=false, x=0.0, y=0.0} </text:p>
            <text:p>|</text:p>
            <text:p>+-----------&gt;RecyclerView{id=2131365782, res-name=recyclerview, visibility=VISIBLE, width=1080, height=1429, has-focus=false, has-focusable=false, has-window-focus=true, is-clickable=false, is-enabled=true, is-focused=false, is-focusable=false, is-layout-requested=false, is-selected=false, layout-params=android.widget.LinearLayout$LayoutParams@YYYYYY, tag=null, root-is-layout-requested=false, has-input-connection=false, x=0.0, y=30.0, child-count=0} </text:p>
            <text:p>|</text:p>
            <text:p>+---------&gt;CircleImageView{id=-1, visibility=VISIBLE, width=120, height=120, has-focus=false, has-focusable=false, has-window-focus=true, is-clickable=false, is-enabled=true, is-focused=false, is-focusable=false, is-layout-requested=false, is-selected=false, layout-params=android.view.ViewGroup$LayoutParams@YYYYYY, tag=null, root-is-layout-requested=false, has-input-connection=false, x=480.0, y=72.0} </text:p>
            <text:p>|</text:p>
            <text:p>+--------&gt;RelativeLayout{id=2131366079, res-name=rl_empty_view, visibility=GONE, width=0, height=0, has-focus=false, has-focusable=false, has-window-focus=true, is-clickable=false, is-enabled=true, is-focused=false, is-focusable=false, is-layout-requested=true, is-selected=false, layout-params=android.widget.RelativeLayout$LayoutParams@YYYYYY, tag=null, root-is-layout-requested=false, has-input-connection=false, x=0.0, y=0.0, child-count=3} </text:p>
            <text:p>|</text:p>
            <text:p>+---------&gt;WpkCommonTextView{id=2131366511, res-name=roku_tv_add_device, visibility=VISIBLE, width=0, height=0, has-focus=false, has-focusable=false, has-window-focus=true, is-clickable=false, is-enabled=true, is-focused=false, is-focusable=false, is-layout-requested=true, is-selected=false, layout-params=android.widget.RelativeLayout$LayoutParams@YYYYYY, tag=null, root-is-layout-requested=false, has-input-connection=false, x=0.0, y=0.0, text=Add your new Roku Smart Home device to get started!, input-type=0, ime-target=false, has-links=false} </text:p>
            <text:p>|</text:p>
            <text:p>+---------&gt;ImageView{id=2131366509, res-name=roku_iv_bg, visibility=VISIBLE, width=0, height=0, has-focus=false, has-focusable=false, has-window-focus=true, is-clickable=false, is-enabled=true, is-focused=false, is-focusable=false, is-layout-requested=true, is-selected=false, layout-params=android.widget.RelativeLayout$LayoutParams@YYYYYY, tag=null, root-is-layout-requested=false, has-input-connection=false, x=0.0, y=0.0} </text:p>
            <text:p>|</text:p>
            <text:p>+---------&gt;RelativeLayout{id=2131362242, res-name=btn_rl_add_new_device, visibility=VISIBLE, width=0, height=0, has-focus=false, has-focusable=true, has-window-focus=true, is-clickable=true, is-enabled=true, is-focused=false, is-focusable=true, is-layout-requested=true, is-selected=false, layout-params=android.widget.RelativeLayout$LayoutParams@YYYYYY, tag=null, root-is-layout-requested=false, has-input-connection=false, x=0.0, y=0.0, child-count=2} </text:p>
            <text:p>|</text:p>
            <text:p>+----------&gt;ImageView{id=-1, visibility=VISIBLE, width=0, height=0, has-focus=false, has-focusable=false, has-window-focus=true, is-clickable=false, is-enabled=true, is-focused=false, is-focusable=false, is-layout-requested=true, is-selected=false, layout-params=android.widget.RelativeLayout$LayoutParams@YYYYYY, tag=null, root-is-layout-requested=false, has-input-connection=false, x=0.0, y=0.0} </text:p>
            <text:p>|</text:p>
            <text:p>+----------&gt;TextView{id=-1, visibility=VISIBLE, width=0, height=0, has-focus=false, has-focusable=false, has-window-focus=true, is-clickable=false, is-enabled=true, is-focused=false, is-focusable=false, is-layout-requested=true, is-selected=false, layout-params=android.widget.RelativeLayout$LayoutParams@YYYYYY, tag=null, root-is-layout-requested=false, has-input-connection=false, x=0.0, y=0.0, text=Add new device, input-type=0, ime-target=false, has-links=false} </text:p>
            <text:p>|</text:p>
            <text:p>+-------&gt;ShadowLayout{id=2131368777, res-name=view_header_shadow, visibility=GONE, width=0, height=0, has-focus=false, has-focusable=false, has-window-focus=true, is-clickable=false, is-enabled=true, is-focused=false, is-focusable=false, is-layout-requested=true, is-selected=false, layout-params=android.widget.RelativeLayout$LayoutParams@YYYYYY, tag=null, root-is-layout-requested=false, has-input-connection=false, x=0.0, y=0.0, child-count=1} </text:p>
            <text:p>|</text:p>
            <text:p>+--------&gt;View{id=-1, visibility=VISIBLE, width=0, height=0, has-focus=false, has-focusable=false, has-window-focus=true, is-clickable=false, is-enabled=true, is-focused=false, is-focusable=false, is-layout-requested=true, is-selected=false, layout-params=com.wyze.platformkit.uikit.ShadowLayout$LayoutParams@YYYYYY, tag=null, root-is-layout-requested=false, has-input-connection=false, x=0.0, y=0.0} </text:p>
            <text:p>|</text:p>
            <text:p>+-------&gt;RelativeLayout{id=2131369236, res-name=wyze_main_scene_guide, visibility=GONE, width=0, height=0, has-focus=false, has-focusable=false, has-window-focus=true, is-clickable=false, is-enabled=true, is-focused=false, is-focusable=false, is-layout-requested=true, is-selected=false, layout-params=android.widget.RelativeLayout$LayoutParams@YYYYYY, tag=null, root-is-layout-requested=false, has-input-connection=false, x=0.0, y=0.0, child-count=2} </text:p>
            <text:p>|</text:p>
            <text:p>+--------&gt;View{id=-1, visibility=VISIBLE, width=0, height=0, has-focus=false, has-focusable=false, has-window-focus=true, is-clickable=false, is-enabled=true, is-focused=false, is-focusable=false, is-layout-requested=true, is-selected=false, layout-params=android.widget.RelativeLayout$LayoutParams@YYYYYY, tag=null, root-is-layout-requested=false, has-input-connection=false, x=0.0, y=0.0} </text:p>
            <text:p>|</text:p>
            <text:p>+--------&gt;RelativeLayout{id=-1, visibility=VISIBLE, width=0, height=0, has-focus=false, has-focusable=true, has-window-focus=true, is-clickable=false, is-enabled=true, is-focused=false, is-focusable=false, is-layout-requested=true, is-selected=false, layout-params=android.widget.RelativeLayout$LayoutParams@YYYYYY, tag=null, root-is-layout-requested=false, has-input-connection=false, x=0.0, y=0.0, child-count=5} </text:p>
            <text:p>|</text:p>
            <text:p>+---------&gt;ImageView{id=2131368566, res-name=tv_wyze_device_main_page_t1, visibility=VISIBLE, width=0, height=0, has-focus=false, has-focusable=false, has-window-focus=true, is-clickable=false, is-enabled=true, is-focused=false, is-focusable=false, is-layout-requested=true, is-selected=false, layout-params=android.widget.RelativeLayout$LayoutParams@YYYYYY, tag=null, root-is-layout-requested=false, has-input-connection=false, x=0.0, y=0.0} </text:p>
            <text:p>|</text:p>
            <text:p>+---------&gt;TextView{id=2131368138, res-name=tv_scene_guide_done, visibility=VISIBLE, width=0, height=0, has-focus=false, has-focusable=false, has-window-focus=true, is-clickable=false, is-enabled=true, is-focused=false, is-focusable=false, is-layout-requested=true, is-selected=false, layout-params=android.widget.RelativeLayout$LayoutParams@YYYYYY, tag=null, root-is-layout-requested=false, has-input-connection=false, x=0.0, y=0.0, text=Done, input-type=0, ime-target=false, has-links=false} </text:p>
            <text:p>|</text:p>
            <text:p>+---------&gt;LinearLayout{id=2131365129, res-name=ll_scene_content, visibility=VISIBLE, width=0, height=0, has-focus=false, has-focusable=false, has-window-focus=true, is-clickable=false, is-enabled=true, is-focused=false, is-focusable=false, is-layout-requested=true, is-selected=false, layout-params=android.widget.RelativeLayout$LayoutParams@YYYYYY, tag=null, root-is-layout-requested=false, has-input-connection=false, x=0.0, y=0.0, child-count=4} </text:p>
            <text:p>|</text:p>
            <text:p>+----------&gt;LinearLayout{id=-1, visibility=VISIBLE, width=0, height=0, has-focus=false, has-focusable=false, has-window-focus=true, is-clickable=false, is-enabled=true, is-focused=false, is-focusable=false, is-layout-requested=true, is-selected=false, layout-params=android.widget.LinearLayout$LayoutParams@YYYYYY, tag=null, root-is-layout-requested=false, has-input-connection=false, x=0.0, y=0.0, child-count=2} </text:p>
            <text:p>|</text:p>
            <text:p>+-----------&gt;ImageView{id=-1, visibility=VISIBLE, width=0, height=0, has-focus=false, has-focusable=false, has-window-focus=true, is-clickable=false, is-enabled=true, is-focused=false, is-focusable=false, is-layout-requested=true, is-selected=false, layout-params=android.widget.LinearLayout$LayoutParams@YYYYYY, tag=null, root-is-layout-requested=false, has-input-connection=false, x=0.0, y=0.0} </text:p>
            <text:p>|</text:p>
            <text:p>+-----------&gt;TextView{id=-1, visibility=VISIBLE, width=0, height=0, has-focus=false, has-focusable=false, has-window-focus=true, is-clickable=false, is-enabled=true, is-focused=false, is-focusable=false, is-layout-requested=true, is-selected=false, layout-params=android.widget.LinearLayout$LayoutParams@YYYYYY, tag=null, root-is-layout-requested=false, has-input-connection=false, x=0.0, y=0.0, text=Away, input-type=0, ime-target=false, has-links=false} </text:p>
            <text:p>|</text:p>
            <text:p>+----------&gt;LinearLayout{id=-1, visibility=VISIBLE, width=0, height=0, has-focus=false, has-focusable=false, has-window-focus=true, is-clickable=false, is-enabled=true, is-focused=false, is-focusable=false, is-layout-requested=true, is-selected=false, layout-params=android.widget.LinearLayout$LayoutParams@YYYYYY, tag=null, root-is-layout-requested=false, has-input-connection=false, x=0.0, y=0.0, child-count=2} </text:p>
            <text:p>|</text:p>
            <text:p>+-----------&gt;ImageView{id=-1, visibility=VISIBLE, width=0, height=0, has-focus=false, has-focusable=false, has-window-focus=true, is-clickable=false, is-enabled=true, is-focused=false, is-focusable=false, is-layout-requested=true, is-selected=false, layout-params=android.widget.LinearLayout$LayoutParams@YYYYYY, tag=null, root-is-layout-requested=false, has-input-connection=false, x=0.0, y=0.0} </text:p>
            <text:p>|</text:p>
            <text:p>+-----------&gt;TextView{id=-1, visibility=VISIBLE, width=0, height=0, has-focus=false, has-focusable=false, has-window-focus=true, is-clickable=false, is-enabled=true, is-focused=false, is-focusable=false, is-layout-requested=true, is-selected=false, layout-params=android.widget.LinearLayout$LayoutParams@YYYYYY, tag=null, root-is-layout-requested=false, has-input-connection=false, x=0.0, y=0.0, text=Home, input-type=0, ime-target=false, has-links=false} </text:p>
            <text:p>|</text:p>
            <text:p>+----------&gt;LinearLayout{id=-1, visibility=VISIBLE, width=0, height=0, has-focus=false, has-focusable=false, has-window-focus=true, is-clickable=false, is-enabled=true, is-focused=false, is-focusable=false, is-layout-requested=true, is-selected=false, layout-params=android.widget.LinearLayout$LayoutParams@YYYYYY, tag=null, root-is-layout-requested=false, has-input-connection=false, x=0.0, y=0.0, child-count=2} </text:p>
            <text:p>|</text:p>
            <text:p>+-----------&gt;ImageView{id=-1, visibility=VISIBLE, width=0, height=0, has-focus=false, has-focusable=false, has-window-focus=true, is-clickable=false, is-enabled=true, is-focused=false, is-focusable=false, is-layout-requested=true, is-selected=false, layout-params=android.widget.LinearLayout$LayoutParams@YYYYYY, tag=null, root-is-layout-requested=false, has-input-connection=false, x=0.0, y=0.0} </text:p>
            <text:p>|</text:p>
            <text:p>+-----------&gt;TextView{id=-1, visibility=VISIBLE, width=0, height=0, has-focus=false, has-focusable=false, has-window-focus=true, is-clickable=false, is-enabled=true, is-focused=false, is-focusable=false, is-layout-requested=true, is-selected=false, layout-params=android.widget.LinearLayout$LayoutParams@YYYYYY, tag=null, root-is-layout-requested=false, has-input-connection=false, x=0.0, y=0.0, text=Wake up, input-type=0, ime-target=false, has-links=false} </text:p>
            <text:p>|</text:p>
            <text:p>+----------&gt;LinearLayout{id=-1, visibility=VISIBLE, width=0, height=0, has-focus=false, has-focusable=false, has-window-focus=true, is-clickable=false, is-enabled=true, is-focused=false, is-focusable=false, is-layout-requested=true, is-selected=false, layout-params=android.widget.LinearLayout$LayoutParams@YYYYYY, tag=null, root-is-layout-requested=false, has-input-connection=false, x=0.0, y=0.0, child-count=2} </text:p>
            <text:p>|</text:p>
            <text:p>+-----------&gt;ImageView{id=-1, visibility=VISIBLE, width=0, height=0, has-focus=false, has-focusable=false, has-window-focus=true, is-clickable=false, is-enabled=true, is-focused=false, is-focusable=false, is-layout-requested=true, is-selected=false, layout-params=android.widget.LinearLayout$LayoutParams@YYYYYY, tag=null, root-is-layout-requested=false, has-input-connection=false, x=0.0, y=0.0} </text:p>
            <text:p>|</text:p>
            <text:p>+-----------&gt;TextView{id=-1, visibility=VISIBLE, width=0, height=0, has-focus=false, has-focusable=false, has-window-focus=true, is-clickable=false, is-enabled=true, is-focused=false, is-focusable=false, is-layout-requested=true, is-selected=false, layout-params=android.widget.LinearLayout$LayoutParams@YYYYYY, tag=null, root-is-layout-requested=false, has-input-connection=false, x=0.0, y=0.0, text=Go to bed, input-type=0, ime-target=false, has-links=false} </text:p>
            <text:p>|</text:p>
            <text:p>+---------&gt;TextView{id=2131367552, res-name=tv_desc, visibility=VISIBLE, width=0, height=0, has-focus=false, has-focusable=false, has-window-focus=true, is-clickable=false, is-enabled=true, is-focused=false, is-focusable=false, is-layout-requested=true, is-selected=false, layout-params=android.widget.RelativeLayout$LayoutParams@YYYYYY, tag=null, root-is-layout-requested=false, has-input-connection=false, x=0.0, y=0.0, text=Create Shortcuts that run actions when you tap them from the homescreen and/or Automate them based on time of day or triggered from another product., input-type=0, ime-target=false, has-links=false} </text:p>
            <text:p>|</text:p>
            <text:p>+---------&gt;RelativeLayout{id=2131366033, res-name=rl_create_scene, visibility=VISIBLE, width=0, height=0, has-focus=false, has-focusable=true, has-window-focus=true, is-clickable=true, is-enabled=true, is-focused=false, is-focusable=true, is-layout-requested=true, is-selected=false, layout-params=android.widget.RelativeLayout$LayoutParams@YYYYYY, tag=null, root-is-layout-requested=false, has-input-connection=false, x=0.0, y=0.0, child-count=2} </text:p>
            <text:p>|</text:p>
            <text:p>+----------&gt;ImageView{id=-1, visibility=VISIBLE, width=0, height=0, has-focus=false, has-focusable=false, has-window-focus=true, is-clickable=false, is-enabled=true, is-focused=false, is-focusable=false, is-layout-requested=true, is-selected=false, layout-params=android.widget.RelativeLayout$LayoutParams@YYYYYY, tag=null, root-is-layout-requested=false, has-input-connection=false, x=0.0, y=0.0} </text:p>
            <text:p>|</text:p>
            <text:p>+----------&gt;TextView{id=-1, visibility=VISIBLE, width=0, height=0, has-focus=false, has-focusable=false, has-window-focus=true, is-clickable=false, is-enabled=true, is-focused=false, is-focusable=false, is-layout-requested=true, is-selected=false, layout-params=android.widget.RelativeLayout$LayoutParams@YYYYYY, tag=null, root-is-layout-requested=false, has-input-connection=false, x=0.0, y=0.0, text=Create shortcut, input-type=0, ime-target=false, has-links=false} </text:p>
            <text:p>|</text:p>
            <text:p>+-------&gt;RelativeLayout{id=2131366455, res-name=rl_virtual_item, visibility=GONE, width=0, height=0, has-focus=false, has-focusable=false, has-window-focus=true, is-clickable=true, is-enabled=true, is-focused=false, is-focusable=true, is-layout-requested=true, is-selected=false, layout-params=android.widget.RelativeLayout$LayoutParams@YYYYYY, tag=null, root-is-layout-requested=false, has-input-connection=false, x=0.0, y=0.0, child-count=1} </text:p>
            <text:p>|</text:p>
            <text:p>+--------&gt;ShadowLayout{id=-1, visibility=VISIBLE, width=0, height=0, has-focus=false, has-focusable=false, has-window-focus=true, is-clickable=false, is-enabled=true, is-focused=false, is-focusable=false, is-layout-requested=true, is-selected=false, layout-params=android.widget.RelativeLayout$LayoutParams@YYYYYY, tag=null, root-is-layout-requested=false, has-input-connection=false, x=0.0, y=0.0, child-count=1} </text:p>
            <text:p>|</text:p>
            <text:p>+---------&gt;RelativeLayout{id=-1, visibility=VISIBLE, width=0, height=0, has-focus=false, has-focusable=false, has-window-focus=true, is-clickable=false, is-enabled=true, is-focused=false, is-focusable=false, is-layout-requested=true, is-selected=false, layout-params=com.wyze.platformkit.uikit.ShadowLayout$LayoutParams@YYYYYY, tag=null, root-is-layout-requested=false, has-input-connection=false, x=0.0, y=0.0, child-count=2} </text:p>
            <text:p>|</text:p>
            <text:p>+----------&gt;ImageView{id=2131364782, res-name=iv_virtual_icon, visibility=VISIBLE, width=0, height=0, has-focus=false, has-focusable=false, has-window-focus=true, is-clickable=false, is-enabled=true, is-focused=false, is-focusable=false, is-layout-requested=true, is-selected=false, layout-params=android.widget.RelativeLayout$LayoutParams@YYYYYY, tag=null, root-is-layout-requested=false, has-input-connection=false, x=0.0, y=0.0} </text:p>
            <text:p>|</text:p>
            <text:p>+----------&gt;LinearLayout{id=-1, visibility=VISIBLE, width=0, height=0, has-focus=false, has-focusable=false, has-window-focus=true, is-clickable=false, is-enabled=true, is-focused=false, is-focusable=false, is-layout-requested=true, is-selected=false, layout-params=android.widget.RelativeLayout$LayoutParams@YYYYYY, tag=null, root-is-layout-requested=false, has-input-connection=false, x=0.0, y=0.0, child-count=2} </text:p>
            <text:p>|</text:p>
            <text:p>+-----------&gt;WpkCommonTextView{id=2131368369, res-name=tv_title_name, visibility=VISIBLE, width=0, height=0, has-focus=false, has-focusable=false, has-window-focus=true, is-clickable=false, is-enabled=true, is-focused=false, is-focusable=false, is-layout-requested=true, is-selected=false, layout-params=android.widget.LinearLayout$LayoutParams@YYYYYY, tag=null, root-is-layout-requested=false, has-input-connection=false, x=0.0, y=0.0, text=, input-type=0, ime-target=false, has-links=false} </text:p>
            <text:p>|</text:p>
            <text:p>+-----------&gt;WpkCommonTextView{id=2131367469, res-name=tv_content, visibility=VISIBLE, width=0, height=0, has-focus=false, has-focusable=false, has-window-focus=true, is-clickable=false, is-enabled=true, is-focused=false, is-focusable=false, is-layout-requested=true, is-selected=false, layout-params=android.widget.LinearLayout$LayoutParams@YYYYYY, tag=null, root-is-layout-requested=false, has-input-connection=false, x=0.0, y=0.0, text=, input-type=0, ime-target=false, has-links=false} </text:p>
            <text:p>|</text:p>
            <text:p>+-----&gt;ViewStub{id=-1, visibility=GONE, width=0, height=0, has-focus=false, has-focusable=false, has-window-focus=true, is-clickable=false, is-enabled=true, is-focused=false, is-focusable=false, is-layout-requested=true, is-selected=false, layout-params=android.widget.RelativeLayout$LayoutParams@YYYYYY, tag=null, root-is-layout-requested=false, has-input-connection=false, x=0.0, y=0.0} </text:p>
            <text:p>|</text:p>
            <text:p>+-----&gt;ViewStub{id=-1, visibility=GONE, width=0, height=0, has-focus=false, has-focusable=false, has-window-focus=true, is-clickable=false, is-enabled=true, is-focused=false, is-focusable=false, is-layout-requested=true, is-selected=false, layout-params=android.widget.RelativeLayout$LayoutParams@YYYYYY, tag=null, root-is-layout-requested=false, has-input-connection=false, x=0.0, y=0.0} </text:p>
            <text:p>|</text:p>
            <text:p>+-----&gt;ViewStub{id=-1, visibility=GONE, width=0, height=0, has-focus=false, has-focusable=false, has-window-focus=true, is-clickable=false, is-enabled=true, is-focused=false, is-focusable=false, is-layout-requested=true, is-selected=false, layout-params=android.widget.RelativeLayout$LayoutParams@YYYYYY, tag=null, root-is-layout-requested=false, has-input-connection=false, x=0.0, y=0.0} </text:p>
            <text:p>|</text:p>
            <text:p>+-----&gt;ViewStub{id=2131362984, res-name=edit_event_delete_stub, visibility=GONE, width=0, height=0, has-focus=false, has-focusable=false, has-window-focus=true, is-clickable=false, is-enabled=true, is-focused=false, is-focusable=false, is-layout-requested=true, is-selected=false, layout-params=android.widget.RelativeLayout$LayoutParams@YYYYYY, tag=null, root-is-layout-requested=false, has-input-connection=false, x=0.0, y=0.0} </text:p>
            <text:p>|</text:p>
            <text:p>+-----&gt;TextView{id=2131368194, res-name=tv_shadow, visibility=GONE, width=0, height=0, has-focus=false, has-focusable=false, has-window-focus=true, is-clickable=true, is-enabled=true, is-focused=false, is-focusable=true, is-layout-requested=true, is-selected=false, layout-params=android.widget.RelativeLayout$LayoutParams@YYYYYY, tag=null, root-is-layout-requested=false, has-input-connection=false, x=0.0, y=0.0, text=, input-type=0, ime-target=false, has-links=false} </text:p>
            <text:p>|</text:p>
            <text:p>+-----&gt;LinearLayout{id=2131365122, res-name=ll_reddot_popu, visibility=GONE, width=0, height=0, has-focus=false, has-focusable=false, has-window-focus=true, is-clickable=false, is-enabled=true, is-focused=false, is-focusable=false, is-layout-requested=true, is-selected=false, layout-params=android.widget.RelativeLayout$LayoutParams@YYYYYY, tag=null, root-is-layout-requested=false, has-input-connection=false, x=0.0, y=0.0, child-count=2} </text:p>
            <text:p>|</text:p>
            <text:p>+------&gt;WpkCommonTextView{id=2131368076, res-name=tv_reddot_content, visibility=VISIBLE, width=0, height=0, has-focus=false, has-focusable=false, has-window-focus=true, is-clickable=false, is-enabled=true, is-focused=false, is-focusable=false, is-layout-requested=true, is-selected=false, layout-params=android.widget.LinearLayout$LayoutParams@YYYYYY, tag=null, root-is-layout-requested=false, has-input-connection=false, x=0.0, y=0.0, text=, input-type=0, ime-target=false, has-links=false} </text:p>
            <text:p>|</text:p>
            <text:p>+------&gt;ImageView{id=2131364531, res-name=iv_nav_up, visibility=VISIBLE, width=0, height=0, has-focus=false, has-focusable=false, has-window-focus=true, is-clickable=false, is-enabled=true, is-focused=false, is-focusable=false, is-layout-requested=true, is-selected=false, layout-params=android.widget.LinearLayout$LayoutParams@YYYYYY, tag=null, root-is-layout-requested=false, has-input-connection=false, x=0.0, y=0.0} </text:p>
            <text:p>|</text:p>
            <text:p>+----&gt;LinearLayout{id=-1, visibility=INVISIBLE, width=738, height=1050, has-focus=false, has-focusable=false, has-window-focus=true, is-clickable=false, is-enabled=true, is-focused=false, is-focusable=false, is-layout-requested=false, is-selected=false, layout-params=android.widget.FrameLayout$LayoutParams@YYYYYY, tag=null, root-is-layout-requested=false, has-input-connection=false, x=171.0, y=543.0, child-count=0} </text:p>
            <text:p>|</text:p>
            <text:p>+----&gt;TextView{id=-1, visibility=INVISIBLE, width=0, height=52, has-focus=false, has-focusable=false, has-window-focus=true, is-clickable=false, is-enabled=true, is-focused=false, is-focusable=false, is-layout-requested=false, is-selected=false, layout-params=android.widget.FrameLayout$LayoutParams@YYYYYY, tag=null, root-is-layout-requested=false, has-input-connection=false, x=540.0, y=1603.0, text=, input-type=0, ime-target=false, has-links=false} </text:p>
            <text:p>|</text:p>
            <text:p>+----&gt;LinearLayout{id=-1, visibility=INVISIBLE, width=398, height=124, has-focus=false, has-focusable=false, has-window-focus=true, is-clickable=false, is-enabled=true, is-focused=false, is-focusable=false, is-layout-requested=false, is-selected=false, layout-params=android.widget.FrameLayout$LayoutParams@YYYYYY, tag=null, root-is-layout-requested=false, has-input-connection=false, x=341.0, y=1982.0, child-count=2} </text:p>
            <text:p>|</text:p>
            <text:p>+-----&gt;ImageView{id=-1, visibility=VISIBLE, width=60, height=60, has-focus=false, has-focusable=false, has-window-focus=true, is-clickable=false, is-enabled=true, is-focused=false, is-focusable=false, is-layout-requested=false, is-selected=false, layout-params=android.widget.LinearLayout$LayoutParams@YYYYYY, tag=null, root-is-layout-requested=false, has-input-connection=false, x=169.0, y=0.0} </text:p>
            <text:p>|</text:p>
            <text:p>+-----&gt;TextView{id=-1, visibility=VISIBLE, width=398, height=52, has-focus=false, has-focusable=false, has-window-focus=true, is-clickable=false, is-enabled=true, is-focused=false, is-focusable=false, is-layout-requested=false, is-selected=false, layout-params=android.widget.LinearLayout$LayoutParams@YYYYYY, tag=null, root-is-layout-requested=false, has-input-connection=false, x=0.0, y=72.0, text=Slide to switch devices, input-type=0, ime-target=false, has-links=false} </text:p>
            <text:p>|</text:p>
            <text:p>+-&gt;h{id=2131362266, res-name=bugsee_invisible_view, visibility=VISIBLE, width=1080, height=2280, has-focus=false, has-focusable=false, has-window-focus=true, is-clickable=false, is-enabled=true, is-focused=false, is-focusable=false, is-layout-requested=false, is-selected=false, layout-params=android.widget.FrameLayout$LayoutParams@YYYYYY, tag=null, root-is-layout-requested=false, has-input-connection=false, x=0.0, y=0.0, child-count=0} </text:p>
            <text:p>|</text:p>
            <text:p>+-&gt;View{id=16908336, res-name=navigationBarBackground, visibility=VISIBLE, width=1080, height=144, has-focus=false, has-focusable=false, has-window-focus=true, is-clickable=false, is-enabled=true, is-focused=false, is-focusable=false, is-layout-requested=false, is-selected=false, layout-params=android.widget.FrameLayout$LayoutParams@YYYYYY, tag=null, root-is-layout-requested=false, has-input-connection=false, x=0.0, y=2136.0} </text:p>
            <text:p>at androidx.test.espresso.NoMatchingViewException$Builder.build(NoMatchingViewException.java:5)</text:p>
            <text:p>at androidx.test.espresso.base.DefaultFailureHandler.lambda$getNoMatchingViewExceptionTruncater$0(DefaultFailureHandler.java:5)</text:p>
            <text:p>at androidx.test.espresso.base.DefaultFailureHandler$$ExternalSyntheticLambda1.truncateExceptionMessage(Unknown Source:2)</text:p>
            <text:p>at androidx.test.espresso.base.ViewHierarchyExceptionHandler.handleSafely(ViewHierarchyExceptionHandler.java:5)</text:p>
            <text:p>at androidx.test.espresso.base.ViewHierarchyExceptionHandler.handleSafely(ViewHierarchyExceptionHandler.java:1)</text:p>
            <text:p>at androidx.test.espresso.base.DefaultFailureHandler$TypedFailureHandler.handle(DefaultFailureHandler.java:4)</text:p>
            <text:p>at androidx.test.espresso.base.DefaultFailureHandler.handle(DefaultFailureHandler.java:5)</text:p>
            <text:p>at androidx.test.espresso.ViewInteraction.waitForAndHandleInteractionResults(ViewInteraction.java:8)</text:p>
            <text:p>at androidx.test.espresso.ViewInteraction.check(ViewInteraction.java:12)</text:p>
            <text:p>at com.roku.rokuhome.test.utils.Utilities.isMatcherDisplayed(Utilities.kt:138)</text:p>
            <text:p>at com.roku.rokuhome.test.stepDefs.CreateAccountStepDefinition.validation_error_message(CreateAccountStepDefinition.kt:355)</text:p>
            <text:p>at ✽.Validate Error alert having message "doesn't match our records"(file:features/create-account.feature:116)</text:p>
            <text:p/>
          </table:table-cell>
        </table:table-row>
        <table:table-row table:style-name="ro6">
          <table:table-cell office:value-type="string" calcext:value-type="string">
            <text:p>cucumber.runtime.formatter.JUnitFormatter</text:p>
          </table:table-cell>
          <table:table-cell office:value-type="string" calcext:value-type="string">
            <text:p>Validate Create Device Trigger Rule With Time Flag Off</text:p>
          </table:table-cell>
          <table:table-cell office:value-type="string" calcext:value-type="string">
            <text:p>unknown</text:p>
          </table:table-cell>
          <table:table-cell office:value-type="float" office:value="46.308339" calcext:value-type="float">
            <text:p>46.308339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office:string-value="androidx.test.espresso.NoMatchingViewException: No views in hierarchy found matching: view.getId() is &lt;2131368130/com.roku.rokuhome:id/tv_save_trigger&gt;&#10;&#10;View Hierarchy:&#10;+&gt;DecorView{id=-1, visibility=VISIBLE, width=1080, height=2280, has-focus=false, has-focusable=true, has-window-focus=true, is-clickable=false, is-enabled=true, is-focused=false, is-focusable=false, is-layout-requested=false, is-selected=false, layout-params={(0,0)(fillxfill) ty=BASE_APPLICATION wanim=0x1030303&#10;  fl=81810100&#10;  pfl=10020040&#10;  bhv=DEFAULT&#10;  fitSides= naviIconColor=0}, tag=null, root-is-layout-requested=false, has-input-connection=false, x=0.0, y=0.0, child-count=3} &#10;|&#10;+-&gt;LinearLayout{id=-1, visibility=VISIBLE, width=1080, height=2136, has-focus=false, has-focusable=true, has-window-focus=true, is-clickable=false, is-enabled=true, is-focused=false, is-focusable=false, is-layout-requested=false, is-selected=false, layout-params=android.widget.FrameLayout$LayoutParams@YYYYYY, tag=null, root-is-layout-requested=false, has-input-connection=false, x=0.0, y=0.0, child-count=2} &#10;|&#10;+--&gt;ViewStub{id=16908722, res-name=action_mode_bar_stub, visibility=GONE, width=0, height=0, has-focus=false, has-focusable=false, has-window-focus=true, is-clickable=false, is-enabled=true, is-focused=false, is-focusable=false, is-layout-requested=true, is-selected=false, layout-params=android.widget.LinearLayout$LayoutParams@YYYYYY, tag=null, root-is-layout-requested=false, has-input-connection=false, x=0.0, y=0.0} &#10;|&#10;+--&gt;FrameLayout{id=16908290, res-name=content, visibility=VISIBLE, width=1080, height=2136, has-focus=false, has-focusable=true, has-window-focus=true, is-clickable=false, is-enabled=true, is-focused=false, is-focusable=false, is-layout-requested=false, is-selected=false, layout-params=android.widget.LinearLayout$LayoutParams@YYYYYY, tag=null, root-is-layout-requested=false, has-input-connection=false, x=0.0, y=0.0, child-count=1} &#10;|&#10;+---&gt;ConstraintLayout{id=-1, visibility=VISIBLE, width=1080, height=2136, has-focus=false, has-focusable=true, has-window-focus=true, is-clickable=false, is-enabled=true, is-focused=false, is-focusable=false, is-layout-requested=false, is-selected=false, layout-params=android.widget.FrameLayout$LayoutParams@YYYYYY, tag=null, root-is-layout-requested=false, has-input-connection=false, x=0.0, y=0.0, child-count=5} &#10;|&#10;+----&gt;WpkTitleBar{id=2131367096, res-name=title_bar, visibility=VISIBLE, width=1080, height=248, has-focus=false, has-focusable=true, has-window-focus=true, is-clickable=false, is-enabled=true, is-focused=false, is-focusable=false, is-layout-requested=false, is-selected=false, layout-params=androidx.constraintlayout.widget.ConstraintLayout$LayoutParams@YYYYYY, tag=null, root-is-layout-requested=false, has-input-connection=false, x=0.0, y=0.0, child-count=1} &#10;|&#10;+-----&gt;FrameLayout{id=2131367096, res-name=title_bar, visibility=VISIBLE, width=1080, height=132, has-focus=false, has-focusable=true, has-window-focus=true, is-clickable=false, is-enabled=true, is-focused=false, is-focusable=false, is-layout-requested=false, is-selected=false, layout-params=android.widget.FrameLayout$LayoutParams@YYYYYY, tag=null, root-is-layout-requested=false, has-input-connection=false, x=0.0, y=116.0, child-count=5} &#10;|&#10;+------&gt;WpkSvgImageView{id=2131364250, res-name=iv_back, visibility=GONE, width=0, height=0, has-focus=false, has-focusable=false, has-window-focus=true, is-clickable=true, is-enabled=true, is-focused=false, is-focusable=true, is-layout-requested=true, is-selected=false, layout-params=android.widget.FrameLayout$LayoutParams@YYYYYY, tag=null, root-is-layout-requested=false, has-input-connection=false, x=0.0, y=0.0} &#10;|&#10;+------&gt;WpkCommonTextView{id=2131368368, res-name=tv_title_left, visibility=VISIBLE, width=200, height=90, has-focus=false, has-focusable=true, has-window-focus=true, is-clickable=true, is-enabled=true, is-focused=false, is-focusable=true, is-layout-requested=false, is-selected=false, layout-params=android.widget.FrameLayout$LayoutParams@YYYYYY, tag=fonts/gotham_bold.ttf, root-is-layout-requested=false, has-input-connection=false, x=30.0, y=21.0, text=Cancel, input-type=0, ime-target=false, has-links=false} &#10;|&#10;+------&gt;WpkCommonTextView{id=2131368369, res-name=tv_title_name, visibility=VISIBLE, width=690, height=54, has-focus=false, has-focusable=false, has-window-focus=true, is-clickable=false, is-enabled=true, is-focused=false, is-focusable=false, is-layout-requested=false, is-selected=false, layout-params=android.widget.FrameLayout$LayoutParams@YYYYYY, tag=null, root-is-layout-requested=false, has-input-connection=false, x=195.0, y=39.0, text=Select device, input-type=0, ime-target=false, has-links=false} &#10;|&#10;+------&gt;WpkCommonTextView{id=2131368371, res-name=tv_title_right, visibility=GONE, width=0, height=0, has-focus=false, has-focusable=false, has-window-focus=true, is-clickable=true, is-enabled=true, is-focused=false, is-focusable=true, is-layout-requested=true, is-selected=false, layout-params=android.widget.FrameLayout$LayoutParams@YYYYYY, tag=fonts/gotham_bold.ttf, root-is-layout-requested=false, has-input-connection=false, x=0.0, y=0.0, text=Save, input-type=0, ime-target=false, has-links=false} &#10;|&#10;+------&gt;LinearLayout{id=-1, visibility=VISIBLE, width=30, height=132, has-focus=false, has-focusable=true, has-window-focus=true, is-clickable=false, is-enabled=true, is-focused=false, is-focusable=false, is-layout-requested=false, is-selected=false, layout-params=android.widget.FrameLayout$LayoutParams@YYYYYY, tag=null, root-is-layout-requested=false, has-input-connection=false, x=1020.0, y=0.0, child-count=2} &#10;|&#10;+-------&gt;ImageView{id=2131364655, res-name=iv_second_right, visibility=VISIBLE, width=0, height=0, has-focus=false, has-focusable=true, has-window-focus=true, is-clickable=true, is-enabled=true, is-focused=false, is-focusable=true, is-layout-requested=false, is-selected=false, layout-params=android.widget.LinearLayout$LayoutParams@YYYYYY, tag=null, root-is-layout-requested=false, has-input-connection=false, x=0.0, y=66.0} &#10;|&#10;+-------&gt;ImageView{id=2131364628, res-name=iv_right, visibility=VISIBLE, width=0, height=0, has-focus=false, has-focusable=true, has-window-focus=true, is-clickable=true, is-enabled=true, is-focused=false, is-focusable=true, is-layout-requested=false, is-selected=false, layout-params=android.widget.LinearLayout$LayoutParams@YYYYYY, tag=null, root-is-layout-requested=false, has-input-connection=false, x=30.0, y=66.0} &#10;|&#10;+----&gt;TextView{id=2131368165, res-name=tv_select_device, visibility=GONE, width=0, height=0, has-focus=false, has-focusable=false, has-window-focus=true, is-clickable=false, is-enabled=true, is-focused=false, is-focusable=false, is-layout-requested=true, is-selected=false, layout-params=androidx.constraintlayout.widget.ConstraintLayout$LayoutParams@YYYYYY, tag=fonts/gotham_book.ttf, root-is-layout-requested=false, has-input-connection=false, x=0.0, y=0.0, text=Which device will trigger this rule?, input-type=0, ime-target=false, has-links=false} &#10;|&#10;+----&gt;RecyclerView{id=2131366549, res-name=rv_device_list, visibility=GONE, width=0, height=0, has-focus=false, has-focusable=false, has-window-focus=true, is-clickable=false, is-enabled=true, is-focused=false, is-focusable=true, is-layout-requested=true, is-selected=false, layout-params=androidx.constraintlayout.widget.ConstraintLayout$LayoutParams@YYYYYY, tag=null, root-is-layout-requested=false, has-input-connection=false, x=0.0, y=0.0, child-count=0} &#10;|&#10;+----&gt;ConstraintLayout{id=2131362382, res-name=cl_empty_page, visibility=VISIBLE, width=1080, height=1888, has-focus=false, has-focusable=false, has-window-focus=true, is-clickable=false, is-enabled=true, is-focused=false, is-focusable=false, is-layout-requested=false, is-selected=false, layout-params=androidx.constraintlayout.widget.ConstraintLayout$LayoutParams@YYYYYY, tag=null, root-is-layout-requested=false, has-input-connection=false, x=0.0, y=248.0, child-count=2} &#10;|&#10;+-----&gt;ImageView{id=2131364380, res-name=iv_empty_icon, visibility=VISIBLE, width=548, height=354, has-focus=false, has-focusable=false, has-window-focus=true, is-clickable=false, is-enabled=true, is-focused=false, is-focusable=false, is-layout-requested=false, is-selected=false, layout-params=androidx.constraintlayout.widget.ConstraintLayout$LayoutParams@YYYYYY, tag=null, root-is-layout-requested=false, has-input-connection=false, x=266.0, y=615.0} &#10;|&#10;+-----&gt;TextView{id=2131367959, res-name=tv_no_empty, visibility=VISIBLE, width=680, height=125, has-focus=false, has-focusable=false, has-window-focus=true, is-clickable=false, is-enabled=true, is-focused=false, is-focusable=false, is-layout-requested=false, is-selected=false, layout-params=androidx.constraintlayout.widget.ConstraintLayout$LayoutParams@YYYYYY, tag=null, root-is-layout-requested=false, has-input-connection=false, x=200.0, y=1059.0, text=There are no devices to support&#10;the smart scenarios, input-type=0, ime-target=false, has-links=false} &#10;|&#10;+----&gt;RelativeLayout{id=2131366210, res-name=rl_loading, visibility=GONE, width=0, height=0, has-focus=false, has-focusable=false, has-window-focus=true, is-clickable=true, is-enabled=true, is-focused=false, is-focusable=true, is-layout-requested=true, is-selected=false, layout-params=androidx.constraintlayout.widget.ConstraintLayout$LayoutParams@YYYYYY, tag=null, root-is-layout-requested=false, has-input-connection=false, x=0.0, y=0.0, child-count=1} &#10;|&#10;+-----&gt;LinearLayout{id=-1, visibility=VISIBLE, width=0, height=0, has-focus=false, has-focusable=false, has-window-focus=true, is-clickable=false, is-enabled=true, is-focused=false, is-focusable=false, is-layout-requested=true, is-selected=false, layout-params=android.widget.RelativeLayout$LayoutParams@YYYYYY, tag=null, root-is-layout-requested=false, has-input-connection=false, x=0.0, y=0.0, child-count=2} &#10;|&#10;+------&gt;ProgressBar{id=2131364509, res-name=iv_loading, visibility=VISIBLE, width=0, height=0, has-focus=false, has-focusable=false, has-window-focus=true, is-clickable=false, is-enabled=true, is-focused=false, is-focusable=false, is-layout-requested=true, is-selected=false, layout-params=android.widget.LinearLayout$LayoutParams@YYYYYY, tag=null, root-is-layout-requested=false, has-input-connection=false, x=0.0, y=0.0} &#10;|&#10;+------&gt;TextView{id=2131367118, res-name=toast_tv, visibility=VISIBLE, width=0, height=0, has-focus=false, has-focusable=false, has-window-focus=true, is-clickable=false, is-enabled=true, is-focused=false, is-focusable=false, is-layout-requested=true, is-selected=false, layout-params=android.widget.LinearLayout$LayoutParams@YYYYYY, tag=null, root-is-layout-requested=false, has-input-connection=false, x=0.0, y=0.0, text=Loading..., input-type=0, ime-target=false, has-links=false} &#10;|&#10;+-&gt;h{id=2131362266, res-name=bugsee_invisible_view, visibility=VISIBLE, width=1080, height=2280, has-focus=false, has-focusable=false, has-window-focus=true, is-clickable=false, is-enabled=true, is-focused=false, is-focusable=false, is-layout-requested=false, is-selected=false, layout-params=android.widget.FrameLayout$LayoutParams@YYYYYY, tag=null, root-is-layout-requested=false, has-input-connection=false, x=0.0, y=0.0, child-count=0} &#10;|&#10;+-&gt;View{id=16908336, res-name=navigationBarBackground, visibility=VISIBLE, width=1080, height=144, has-focus=false, has-focusable=false, has-window-focus=true, is-clickable=false, is-enabled=true, is-focused=false, is-focusable=false, is-layout-requested=false, is-selected=false, layout-params=android.widget.FrameLayout$LayoutParams@YYYYYY, tag=null, root-is-layout-requested=false, has-input-connection=false, x=0.0, y=2136.0} &#10;at androidx.test.espresso.NoMatchingViewException$Builder.build(NoMatchingViewException.java:5)&#10;at androidx.test.espresso.base.DefaultFailureHandler.lambda$getNoMatchingViewExceptionTruncater$0(DefaultFailureHandler.java:5)&#10;at androidx.test.espresso.base.DefaultFailureHandler$$ExternalSyntheticLambda1.truncateExceptionMessage(Unknown Source:2)&#10;at androidx.test.espresso.base.ViewHierarchyExceptionHandler.handleSafely(ViewHierarchyExceptionHandler.java:5)&#10;at androidx.test.espresso.base.ViewHierarchyExceptionHandler.handleSafely(ViewHierarchyExceptionHandler.java:1)&#10;at androidx.test.espresso.base.DefaultFailureHandler$TypedFailureHandler.handle(DefaultFailureHandler.java:4)&#10;at androidx.test.espresso.base.DefaultFailureHandler.handle(DefaultFailureHandler.java:5)&#10;at androidx.test.espresso.ViewInteraction.waitForAndHandleInteractionResults(ViewInteraction.java:8)&#10;at androidx.test.espresso.ViewInteraction.check(ViewInteraction.java:12)&#10;at com.roku.rokuhome.test.utils.Utilities.isElementDisplayed(Utilities.kt:90)&#10;at com.roku.rokuhome.test.utils.pageUtils.RuleUtils.clickOnSaveTriggerButton(RuleUtils.kt:1139)&#10;at com.roku.rokuhome.test.stepDefs.RuleScreenStepDefinition.clickOnOptionsForTrigger(RuleScreenStepDefinition.kt:548)&#10;at ✽.Click on Save trigger option(file:features/device-trigger-rules.feature:18)&#10;" calcext:value-type="string">
            <text:p>androidx.test.espresso.NoMatchingViewException: No views in hierarchy found matching: view.getId() is &lt;2131368130/com.roku.rokuhome:id/tv_save_trigger&gt;</text:p>
            <text:p/>
            <text:p>View Hierarchy:</text:p>
            <text:p>+&gt;DecorView{id=-1, visibility=VISIBLE, width=1080, height=2280, has-focus=false, has-focusable=true, has-window-focus=true, is-clickable=false, is-enabled=true, is-focused=false, is-focusable=false, is-layout-requested=false, is-selected=false, layout-params={(0,0)(fillxfill) ty=BASE_APPLICATION wanim=0x1030303</text:p>
            <text:p>  fl=81810100</text:p>
            <text:p>  pfl=10020040</text:p>
            <text:p>  bhv=DEFAULT</text:p>
            <text:p>  fitSides= naviIconColor=0}, tag=null, root-is-layout-requested=false, has-input-connection=false, x=0.0, y=0.0, child-count=3} </text:p>
            <text:p>|</text:p>
            <text:p>+-&gt;LinearLayout{id=-1, visibility=VISIBLE, width=1080, height=2136, has-focus=false, has-focusable=true, has-window-focus=true, is-clickable=false, is-enabled=true, is-focused=false, is-focusable=false, is-layout-requested=false, is-selected=false, layout-params=android.widget.FrameLayout$LayoutParams@YYYYYY, tag=null, root-is-layout-requested=false, has-input-connection=false, x=0.0, y=0.0, child-count=2} </text:p>
            <text:p>|</text:p>
            <text:p>+--&gt;ViewStub{id=16908722, res-name=action_mode_bar_stub, visibility=GONE, width=0, height=0, has-focus=false, has-focusable=false, has-window-focus=true, is-clickable=false, is-enabled=true, is-focused=false, is-focusable=false, is-layout-requested=true, is-selected=false, layout-params=android.widget.LinearLayout$LayoutParams@YYYYYY, tag=null, root-is-layout-requested=false, has-input-connection=false, x=0.0, y=0.0} </text:p>
            <text:p>|</text:p>
            <text:p>+--&gt;FrameLayout{id=16908290, res-name=content, visibility=VISIBLE, width=1080, height=2136, has-focus=false, has-focusable=true, has-window-focus=true, is-clickable=false, is-enabled=true, is-focused=false, is-focusable=false, is-layout-requested=false, is-selected=false, layout-params=android.widget.LinearLayout$LayoutParams@YYYYYY, tag=null, root-is-layout-requested=false, has-input-connection=false, x=0.0, y=0.0, child-count=1} </text:p>
            <text:p>|</text:p>
            <text:p>+---&gt;ConstraintLayout{id=-1, visibility=VISIBLE, width=1080, height=2136, has-focus=false, has-focusable=true, has-window-focus=true, is-clickable=false, is-enabled=true, is-focused=false, is-focusable=false, is-layout-requested=false, is-selected=false, layout-params=android.widget.FrameLayout$LayoutParams@YYYYYY, tag=null, root-is-layout-requested=false, has-input-connection=false, x=0.0, y=0.0, child-count=5} </text:p>
            <text:p>|</text:p>
            <text:p>+----&gt;WpkTitleBar{id=2131367096, res-name=title_bar, visibility=VISIBLE, width=1080, height=248, has-focus=false, has-focusable=true, has-window-focus=true, is-clickable=false, is-enabled=true, is-focused=false, is-focusable=false, is-layout-requested=false, is-selected=false, layout-params=androidx.constraintlayout.widget.ConstraintLayout$LayoutParams@YYYYYY, tag=null, root-is-layout-requested=false, has-input-connection=false, x=0.0, y=0.0, child-count=1} </text:p>
            <text:p>|</text:p>
            <text:p>+-----&gt;FrameLayout{id=2131367096, res-name=title_bar, visibility=VISIBLE, width=1080, height=132, has-focus=false, has-focusable=true, has-window-focus=true, is-clickable=false, is-enabled=true, is-focused=false, is-focusable=false, is-layout-requested=false, is-selected=false, layout-params=android.widget.FrameLayout$LayoutParams@YYYYYY, tag=null, root-is-layout-requested=false, has-input-connection=false, x=0.0, y=116.0, child-count=5} </text:p>
            <text:p>|</text:p>
            <text:p>+------&gt;WpkSvgImageView{id=2131364250, res-name=iv_back, visibility=GONE, width=0, height=0, has-focus=false, has-focusable=false, has-window-focus=true, is-clickable=true, is-enabled=true, is-focused=false, is-focusable=true, is-layout-requested=true, is-selected=false, layout-params=android.widget.FrameLayout$LayoutParams@YYYYYY, tag=null, root-is-layout-requested=false, has-input-connection=false, x=0.0, y=0.0} </text:p>
            <text:p>|</text:p>
            <text:p>+------&gt;WpkCommonTextView{id=2131368368, res-name=tv_title_left, visibility=VISIBLE, width=200, height=90, has-focus=false, has-focusable=true, has-window-focus=true, is-clickable=true, is-enabled=true, is-focused=false, is-focusable=true, is-layout-requested=false, is-selected=false, layout-params=android.widget.FrameLayout$LayoutParams@YYYYYY, tag=fonts/gotham_bold.ttf, root-is-layout-requested=false, has-input-connection=false, x=30.0, y=21.0, text=Cancel, input-type=0, ime-target=false, has-links=false} </text:p>
            <text:p>|</text:p>
            <text:p>+------&gt;WpkCommonTextView{id=2131368369, res-name=tv_title_name, visibility=VISIBLE, width=690, height=54, has-focus=false, has-focusable=false, has-window-focus=true, is-clickable=false, is-enabled=true, is-focused=false, is-focusable=false, is-layout-requested=false, is-selected=false, layout-params=android.widget.FrameLayout$LayoutParams@YYYYYY, tag=null, root-is-layout-requested=false, has-input-connection=false, x=195.0, y=39.0, text=Select device, input-type=0, ime-target=false, has-links=false} </text:p>
            <text:p>|</text:p>
            <text:p>+------&gt;WpkCommonTextView{id=2131368371, res-name=tv_title_right, visibility=GONE, width=0, height=0, has-focus=false, has-focusable=false, has-window-focus=true, is-clickable=true, is-enabled=true, is-focused=false, is-focusable=true, is-layout-requested=true, is-selected=false, layout-params=android.widget.FrameLayout$LayoutParams@YYYYYY, tag=fonts/gotham_bold.ttf, root-is-layout-requested=false, has-input-connection=false, x=0.0, y=0.0, text=Save, input-type=0, ime-target=false, has-links=false} </text:p>
            <text:p>|</text:p>
            <text:p>+------&gt;LinearLayout{id=-1, visibility=VISIBLE, width=30, height=132, has-focus=false, has-focusable=true, has-window-focus=true, is-clickable=false, is-enabled=true, is-focused=false, is-focusable=false, is-layout-requested=false, is-selected=false, layout-params=android.widget.FrameLayout$LayoutParams@YYYYYY, tag=null, root-is-layout-requested=false, has-input-connection=false, x=1020.0, y=0.0, child-count=2} </text:p>
            <text:p>|</text:p>
            <text:p>+-------&gt;ImageView{id=2131364655, res-name=iv_second_right, visibility=VISIBLE, width=0, height=0, has-focus=false, has-focusable=true, has-window-focus=true, is-clickable=true, is-enabled=true, is-focused=false, is-focusable=true, is-layout-requested=false, is-selected=false, layout-params=android.widget.LinearLayout$LayoutParams@YYYYYY, tag=null, root-is-layout-requested=false, has-input-connection=false, x=0.0, y=66.0} </text:p>
            <text:p>|</text:p>
            <text:p>+-------&gt;ImageView{id=2131364628, res-name=iv_right, visibility=VISIBLE, width=0, height=0, has-focus=false, has-focusable=true, has-window-focus=true, is-clickable=true, is-enabled=true, is-focused=false, is-focusable=true, is-layout-requested=false, is-selected=false, layout-params=android.widget.LinearLayout$LayoutParams@YYYYYY, tag=null, root-is-layout-requested=false, has-input-connection=false, x=30.0, y=66.0} </text:p>
            <text:p>|</text:p>
            <text:p>+----&gt;TextView{id=2131368165, res-name=tv_select_device, visibility=GONE, width=0, height=0, has-focus=false, has-focusable=false, has-window-focus=true, is-clickable=false, is-enabled=true, is-focused=false, is-focusable=false, is-layout-requested=true, is-selected=false, layout-params=androidx.constraintlayout.widget.ConstraintLayout$LayoutParams@YYYYYY, tag=fonts/gotham_book.ttf, root-is-layout-requested=false, has-input-connection=false, x=0.0, y=0.0, text=Which device will trigger this rule?, input-type=0, ime-target=false, has-links=false} </text:p>
            <text:p>|</text:p>
            <text:p>+----&gt;RecyclerView{id=2131366549, res-name=rv_device_list, visibility=GONE, width=0, height=0, has-focus=false, has-focusable=false, has-window-focus=true, is-clickable=false, is-enabled=true, is-focused=false, is-focusable=true, is-layout-requested=true, is-selected=false, layout-params=androidx.constraintlayout.widget.ConstraintLayout$LayoutParams@YYYYYY, tag=null, root-is-layout-requested=false, has-input-connection=false, x=0.0, y=0.0, child-count=0} </text:p>
            <text:p>|</text:p>
            <text:p>+----&gt;ConstraintLayout{id=2131362382, res-name=cl_empty_page, visibility=VISIBLE, width=1080, height=1888, has-focus=false, has-focusable=false, has-window-focus=true, is-clickable=false, is-enabled=true, is-focused=false, is-focusable=false, is-layout-requested=false, is-selected=false, layout-params=androidx.constraintlayout.widget.ConstraintLayout$LayoutParams@YYYYYY, tag=null, root-is-layout-requested=false, has-input-connection=false, x=0.0, y=248.0, child-count=2} </text:p>
            <text:p>|</text:p>
            <text:p>+-----&gt;ImageView{id=2131364380, res-name=iv_empty_icon, visibility=VISIBLE, width=548, height=354, has-focus=false, has-focusable=false, has-window-focus=true, is-clickable=false, is-enabled=true, is-focused=false, is-focusable=false, is-layout-requested=false, is-selected=false, layout-params=androidx.constraintlayout.widget.ConstraintLayout$LayoutParams@YYYYYY, tag=null, root-is-layout-requested=false, has-input-connection=false, x=266.0, y=615.0} </text:p>
            <text:p>|</text:p>
            <text:p>+-----&gt;TextView{id=2131367959, res-name=tv_no_empty, visibility=VISIBLE, width=680, height=125, has-focus=false, has-focusable=false, has-window-focus=true, is-clickable=false, is-enabled=true, is-focused=false, is-focusable=false, is-layout-requested=false, is-selected=false, layout-params=androidx.constraintlayout.widget.ConstraintLayout$LayoutParams@YYYYYY, tag=null, root-is-layout-requested=false, has-input-connection=false, x=200.0, y=1059.0, text=There are no devices to support</text:p>
            <text:p>the smart scenarios, input-type=0, ime-target=false, has-links=false} </text:p>
            <text:p>|</text:p>
            <text:p>+----&gt;RelativeLayout{id=2131366210, res-name=rl_loading, visibility=GONE, width=0, height=0, has-focus=false, has-focusable=false, has-window-focus=true, is-clickable=true, is-enabled=true, is-focused=false, is-focusable=true, is-layout-requested=true, is-selected=false, layout-params=androidx.constraintlayout.widget.ConstraintLayout$LayoutParams@YYYYYY, tag=null, root-is-layout-requested=false, has-input-connection=false, x=0.0, y=0.0, child-count=1} </text:p>
            <text:p>|</text:p>
            <text:p>+-----&gt;LinearLayout{id=-1, visibility=VISIBLE, width=0, height=0, has-focus=false, has-focusable=false, has-window-focus=true, is-clickable=false, is-enabled=true, is-focused=false, is-focusable=false, is-layout-requested=true, is-selected=false, layout-params=android.widget.RelativeLayout$LayoutParams@YYYYYY, tag=null, root-is-layout-requested=false, has-input-connection=false, x=0.0, y=0.0, child-count=2} </text:p>
            <text:p>|</text:p>
            <text:p>+------&gt;ProgressBar{id=2131364509, res-name=iv_loading, visibility=VISIBLE, width=0, height=0, has-focus=false, has-focusable=false, has-window-focus=true, is-clickable=false, is-enabled=true, is-focused=false, is-focusable=false, is-layout-requested=true, is-selected=false, layout-params=android.widget.LinearLayout$LayoutParams@YYYYYY, tag=null, root-is-layout-requested=false, has-input-connection=false, x=0.0, y=0.0} </text:p>
            <text:p>|</text:p>
            <text:p>+------&gt;TextView{id=2131367118, res-name=toast_tv, visibility=VISIBLE, width=0, height=0, has-focus=false, has-focusable=false, has-window-focus=true, is-clickable=false, is-enabled=true, is-focused=false, is-focusable=false, is-layout-requested=true, is-selected=false, layout-params=android.widget.LinearLayout$LayoutParams@YYYYYY, tag=null, root-is-layout-requested=false, has-input-connection=false, x=0.0, y=0.0, text=Loading..., input-type=0, ime-target=false, has-links=false} </text:p>
            <text:p>|</text:p>
            <text:p>+-&gt;h{id=2131362266, res-name=bugsee_invisible_view, visibility=VISIBLE, width=1080, height=2280, has-focus=false, has-focusable=false, has-window-focus=true, is-clickable=false, is-enabled=true, is-focused=false, is-focusable=false, is-layout-requested=false, is-selected=false, layout-params=android.widget.FrameLayout$LayoutParams@YYYYYY, tag=null, root-is-layout-requested=false, has-input-connection=false, x=0.0, y=0.0, child-count=0} </text:p>
            <text:p>|</text:p>
            <text:p>+-&gt;View{id=16908336, res-name=navigationBarBackground, visibility=VISIBLE, width=1080, height=144, has-focus=false, has-focusable=false, has-window-focus=true, is-clickable=false, is-enabled=true, is-focused=false, is-focusable=false, is-layout-requested=false, is-selected=false, layout-params=android.widget.FrameLayout$LayoutParams@YYYYYY, tag=null, root-is-layout-requested=false, has-input-connection=false, x=0.0, y=2136.0} </text:p>
            <text:p>at androidx.test.espresso.NoMatchingViewException$Builder.build(NoMatchingViewException.java:5)</text:p>
            <text:p>at androidx.test.espresso.base.DefaultFailureHandler.lambda$getNoMatchingViewExceptionTruncater$0(DefaultFailureHandler.java:5)</text:p>
            <text:p>at androidx.test.espresso.base.DefaultFailureHandler$$ExternalSyntheticLambda1.truncateExceptionMessage(Unknown Source:2)</text:p>
            <text:p>at androidx.test.espresso.base.ViewHierarchyExceptionHandler.handleSafely(ViewHierarchyExceptionHandler.java:5)</text:p>
            <text:p>at androidx.test.espresso.base.ViewHierarchyExceptionHandler.handleSafely(ViewHierarchyExceptionHandler.java:1)</text:p>
            <text:p>at androidx.test.espresso.base.DefaultFailureHandler$TypedFailureHandler.handle(DefaultFailureHandler.java:4)</text:p>
            <text:p>at androidx.test.espresso.base.DefaultFailureHandler.handle(DefaultFailureHandler.java:5)</text:p>
            <text:p>at androidx.test.espresso.ViewInteraction.waitForAndHandleInteractionResults(ViewInteraction.java:8)</text:p>
            <text:p>at androidx.test.espresso.ViewInteraction.check(ViewInteraction.java:12)</text:p>
            <text:p>at com.roku.rokuhome.test.utils.Utilities.isElementDisplayed(Utilities.kt:90)</text:p>
            <text:p>at com.roku.rokuhome.test.utils.pageUtils.RuleUtils.clickOnSaveTriggerButton(RuleUtils.kt:1139)</text:p>
            <text:p>at com.roku.rokuhome.test.stepDefs.RuleScreenStepDefinition.clickOnOptionsForTrigger(RuleScreenStepDefinition.kt:548)</text:p>
            <text:p>at ✽.Click on Save trigger option(file:features/device-trigger-rules.feature:18)</text:p>
            <text:p/>
          </table:table-cell>
        </table:table-row>
        <table:table-row table:style-name="ro6">
          <table:table-cell office:value-type="string" calcext:value-type="string">
            <text:p>cucumber.runtime.formatter.JUnitFormatter</text:p>
          </table:table-cell>
          <table:table-cell office:value-type="string" calcext:value-type="string">
            <text:p>Validate Create Device Trigger Rule With Specific time Period</text:p>
          </table:table-cell>
          <table:table-cell office:value-type="string" calcext:value-type="string">
            <text:p>unknown</text:p>
          </table:table-cell>
          <table:table-cell office:value-type="float" office:value="48.649727" calcext:value-type="float">
            <text:p>48.649727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office:string-value="androidx.test.espresso.NoMatchingViewException: No views in hierarchy found matching: view.getId() is &lt;2131368130/com.roku.rokuhome:id/tv_save_trigger&gt;&#10;&#10;View Hierarchy:&#10;+&gt;DecorView{id=-1, visibility=VISIBLE, width=1080, height=2280, has-focus=false, has-focusable=true, has-window-focus=true, is-clickable=false, is-enabled=true, is-focused=false, is-focusable=false, is-layout-requested=false, is-selected=false, layout-params={(0,0)(fillxfill) ty=BASE_APPLICATION wanim=0x1030303&#10;  fl=81810100&#10;  pfl=10020040&#10;  bhv=DEFAULT&#10;  fitSides= naviIconColor=0}, tag=null, root-is-layout-requested=false, has-input-connection=false, x=0.0, y=0.0, child-count=3} &#10;|&#10;+-&gt;LinearLayout{id=-1, visibility=VISIBLE, width=1080, height=2136, has-focus=false, has-focusable=true, has-window-focus=true, is-clickable=false, is-enabled=true, is-focused=false, is-focusable=false, is-layout-requested=false, is-selected=false, layout-params=android.widget.FrameLayout$LayoutParams@YYYYYY, tag=null, root-is-layout-requested=false, has-input-connection=false, x=0.0, y=0.0, child-count=2} &#10;|&#10;+--&gt;ViewStub{id=16908722, res-name=action_mode_bar_stub, visibility=GONE, width=0, height=0, has-focus=false, has-focusable=false, has-window-focus=true, is-clickable=false, is-enabled=true, is-focused=false, is-focusable=false, is-layout-requested=true, is-selected=false, layout-params=android.widget.LinearLayout$LayoutParams@YYYYYY, tag=null, root-is-layout-requested=false, has-input-connection=false, x=0.0, y=0.0} &#10;|&#10;+--&gt;FrameLayout{id=16908290, res-name=content, visibility=VISIBLE, width=1080, height=2136, has-focus=false, has-focusable=true, has-window-focus=true, is-clickable=false, is-enabled=true, is-focused=false, is-focusable=false, is-layout-requested=false, is-selected=false, layout-params=android.widget.LinearLayout$LayoutParams@YYYYYY, tag=null, root-is-layout-requested=false, has-input-connection=false, x=0.0, y=0.0, child-count=1} &#10;|&#10;+---&gt;ConstraintLayout{id=-1, visibility=VISIBLE, width=1080, height=2136, has-focus=false, has-focusable=true, has-window-focus=true, is-clickable=false, is-enabled=true, is-focused=false, is-focusable=false, is-layout-requested=false, is-selected=false, layout-params=android.widget.FrameLayout$LayoutParams@YYYYYY, tag=null, root-is-layout-requested=false, has-input-connection=false, x=0.0, y=0.0, child-count=5} &#10;|&#10;+----&gt;WpkTitleBar{id=2131367096, res-name=title_bar, visibility=VISIBLE, width=1080, height=248, has-focus=false, has-focusable=true, has-window-focus=true, is-clickable=false, is-enabled=true, is-focused=false, is-focusable=false, is-layout-requested=false, is-selected=false, layout-params=androidx.constraintlayout.widget.ConstraintLayout$LayoutParams@YYYYYY, tag=null, root-is-layout-requested=false, has-input-connection=false, x=0.0, y=0.0, child-count=1} &#10;|&#10;+-----&gt;FrameLayout{id=2131367096, res-name=title_bar, visibility=VISIBLE, width=1080, height=132, has-focus=false, has-focusable=true, has-window-focus=true, is-clickable=false, is-enabled=true, is-focused=false, is-focusable=false, is-layout-requested=false, is-selected=false, layout-params=android.widget.FrameLayout$LayoutParams@YYYYYY, tag=null, root-is-layout-requested=false, has-input-connection=false, x=0.0, y=116.0, child-count=5} &#10;|&#10;+------&gt;WpkSvgImageView{id=2131364250, res-name=iv_back, visibility=GONE, width=0, height=0, has-focus=false, has-focusable=false, has-window-focus=true, is-clickable=true, is-enabled=true, is-focused=false, is-focusable=true, is-layout-requested=true, is-selected=false, layout-params=android.widget.FrameLayout$LayoutParams@YYYYYY, tag=null, root-is-layout-requested=false, has-input-connection=false, x=0.0, y=0.0} &#10;|&#10;+------&gt;WpkCommonTextView{id=2131368368, res-name=tv_title_left, visibility=VISIBLE, width=200, height=90, has-focus=false, has-focusable=true, has-window-focus=true, is-clickable=true, is-enabled=true, is-focused=false, is-focusable=true, is-layout-requested=false, is-selected=false, layout-params=android.widget.FrameLayout$LayoutParams@YYYYYY, tag=fonts/gotham_bold.ttf, root-is-layout-requested=false, has-input-connection=false, x=30.0, y=21.0, text=Cancel, input-type=0, ime-target=false, has-links=false} &#10;|&#10;+------&gt;WpkCommonTextView{id=2131368369, res-name=tv_title_name, visibility=VISIBLE, width=690, height=54, has-focus=false, has-focusable=false, has-window-focus=true, is-clickable=false, is-enabled=true, is-focused=false, is-focusable=false, is-layout-requested=false, is-selected=false, layout-params=android.widget.FrameLayout$LayoutParams@YYYYYY, tag=null, root-is-layout-requested=false, has-input-connection=false, x=195.0, y=39.0, text=Select device, input-type=0, ime-target=false, has-links=false} &#10;|&#10;+------&gt;WpkCommonTextView{id=2131368371, res-name=tv_title_right, visibility=GONE, width=0, height=0, has-focus=false, has-focusable=false, has-window-focus=true, is-clickable=true, is-enabled=true, is-focused=false, is-focusable=true, is-layout-requested=true, is-selected=false, layout-params=android.widget.FrameLayout$LayoutParams@YYYYYY, tag=fonts/gotham_bold.ttf, root-is-layout-requested=false, has-input-connection=false, x=0.0, y=0.0, text=Save, input-type=0, ime-target=false, has-links=false} &#10;|&#10;+------&gt;LinearLayout{id=-1, visibility=VISIBLE, width=30, height=132, has-focus=false, has-focusable=true, has-window-focus=true, is-clickable=false, is-enabled=true, is-focused=false, is-focusable=false, is-layout-requested=false, is-selected=false, layout-params=android.widget.FrameLayout$LayoutParams@YYYYYY, tag=null, root-is-layout-requested=false, has-input-connection=false, x=1020.0, y=0.0, child-count=2} &#10;|&#10;+-------&gt;ImageView{id=2131364655, res-name=iv_second_right, visibility=VISIBLE, width=0, height=0, has-focus=false, has-focusable=true, has-window-focus=true, is-clickable=true, is-enabled=true, is-focused=false, is-focusable=true, is-layout-requested=false, is-selected=false, layout-params=android.widget.LinearLayout$LayoutParams@YYYYYY, tag=null, root-is-layout-requested=false, has-input-connection=false, x=0.0, y=66.0} &#10;|&#10;+-------&gt;ImageView{id=2131364628, res-name=iv_right, visibility=VISIBLE, width=0, height=0, has-focus=false, has-focusable=true, has-window-focus=true, is-clickable=true, is-enabled=true, is-focused=false, is-focusable=true, is-layout-requested=false, is-selected=false, layout-params=android.widget.LinearLayout$LayoutParams@YYYYYY, tag=null, root-is-layout-requested=false, has-input-connection=false, x=30.0, y=66.0} &#10;|&#10;+----&gt;TextView{id=2131368165, res-name=tv_select_device, visibility=GONE, width=0, height=0, has-focus=false, has-focusable=false, has-window-focus=true, is-clickable=false, is-enabled=true, is-focused=false, is-focusable=false, is-layout-requested=true, is-selected=false, layout-params=androidx.constraintlayout.widget.ConstraintLayout$LayoutParams@YYYYYY, tag=fonts/gotham_book.ttf, root-is-layout-requested=false, has-input-connection=false, x=0.0, y=0.0, text=Which device will trigger this rule?, input-type=0, ime-target=false, has-links=false} &#10;|&#10;+----&gt;RecyclerView{id=2131366549, res-name=rv_device_list, visibility=GONE, width=0, height=0, has-focus=false, has-focusable=false, has-window-focus=true, is-clickable=false, is-enabled=true, is-focused=false, is-focusable=true, is-layout-requested=true, is-selected=false, layout-params=androidx.constraintlayout.widget.ConstraintLayout$LayoutParams@YYYYYY, tag=null, root-is-layout-requested=false, has-input-connection=false, x=0.0, y=0.0, child-count=0} &#10;|&#10;+----&gt;ConstraintLayout{id=2131362382, res-name=cl_empty_page, visibility=VISIBLE, width=1080, height=1888, has-focus=false, has-focusable=false, has-window-focus=true, is-clickable=false, is-enabled=true, is-focused=false, is-focusable=false, is-layout-requested=false, is-selected=false, layout-params=androidx.constraintlayout.widget.ConstraintLayout$LayoutParams@YYYYYY, tag=null, root-is-layout-requested=false, has-input-connection=false, x=0.0, y=248.0, child-count=2} &#10;|&#10;+-----&gt;ImageView{id=2131364380, res-name=iv_empty_icon, visibility=VISIBLE, width=548, height=354, has-focus=false, has-focusable=false, has-window-focus=true, is-clickable=false, is-enabled=true, is-focused=false, is-focusable=false, is-layout-requested=false, is-selected=false, layout-params=androidx.constraintlayout.widget.ConstraintLayout$LayoutParams@YYYYYY, tag=null, root-is-layout-requested=false, has-input-connection=false, x=266.0, y=615.0} &#10;|&#10;+-----&gt;TextView{id=2131367959, res-name=tv_no_empty, visibility=VISIBLE, width=680, height=125, has-focus=false, has-focusable=false, has-window-focus=true, is-clickable=false, is-enabled=true, is-focused=false, is-focusable=false, is-layout-requested=false, is-selected=false, layout-params=androidx.constraintlayout.widget.ConstraintLayout$LayoutParams@YYYYYY, tag=null, root-is-layout-requested=false, has-input-connection=false, x=200.0, y=1059.0, text=There are no devices to support&#10;the smart scenarios, input-type=0, ime-target=false, has-links=false} &#10;|&#10;+----&gt;RelativeLayout{id=2131366210, res-name=rl_loading, visibility=GONE, width=0, height=0, has-focus=false, has-focusable=false, has-window-focus=true, is-clickable=true, is-enabled=true, is-focused=false, is-focusable=true, is-layout-requested=true, is-selected=false, layout-params=androidx.constraintlayout.widget.ConstraintLayout$LayoutParams@YYYYYY, tag=null, root-is-layout-requested=false, has-input-connection=false, x=0.0, y=0.0, child-count=1} &#10;|&#10;+-----&gt;LinearLayout{id=-1, visibility=VISIBLE, width=0, height=0, has-focus=false, has-focusable=false, has-window-focus=true, is-clickable=false, is-enabled=true, is-focused=false, is-focusable=false, is-layout-requested=true, is-selected=false, layout-params=android.widget.RelativeLayout$LayoutParams@YYYYYY, tag=null, root-is-layout-requested=false, has-input-connection=false, x=0.0, y=0.0, child-count=2} &#10;|&#10;+------&gt;ProgressBar{id=2131364509, res-name=iv_loading, visibility=VISIBLE, width=0, height=0, has-focus=false, has-focusable=false, has-window-focus=true, is-clickable=false, is-enabled=true, is-focused=false, is-focusable=false, is-layout-requested=true, is-selected=false, layout-params=android.widget.LinearLayout$LayoutParams@YYYYYY, tag=null, root-is-layout-requested=false, has-input-connection=false, x=0.0, y=0.0} &#10;|&#10;+------&gt;TextView{id=2131367118, res-name=toast_tv, visibility=VISIBLE, width=0, height=0, has-focus=false, has-focusable=false, has-window-focus=true, is-clickable=false, is-enabled=true, is-focused=false, is-focusable=false, is-layout-requested=true, is-selected=false, layout-params=android.widget.LinearLayout$LayoutParams@YYYYYY, tag=null, root-is-layout-requested=false, has-input-connection=false, x=0.0, y=0.0, text=Loading..., input-type=0, ime-target=false, has-links=false} &#10;|&#10;+-&gt;h{id=2131362266, res-name=bugsee_invisible_view, visibility=VISIBLE, width=1080, height=2280, has-focus=false, has-focusable=false, has-window-focus=true, is-clickable=false, is-enabled=true, is-focused=false, is-focusable=false, is-layout-requested=false, is-selected=false, layout-params=android.widget.FrameLayout$LayoutParams@YYYYYY, tag=null, root-is-layout-requested=false, has-input-connection=false, x=0.0, y=0.0, child-count=0} &#10;|&#10;+-&gt;View{id=16908336, res-name=navigationBarBackground, visibility=VISIBLE, width=1080, height=144, has-focus=false, has-focusable=false, has-window-focus=true, is-clickable=false, is-enabled=true, is-focused=false, is-focusable=false, is-layout-requested=false, is-selected=false, layout-params=android.widget.FrameLayout$LayoutParams@YYYYYY, tag=null, root-is-layout-requested=false, has-input-connection=false, x=0.0, y=2136.0} &#10;at androidx.test.espresso.NoMatchingViewException$Builder.build(NoMatchingViewException.java:5)&#10;at androidx.test.espresso.base.DefaultFailureHandler.lambda$getNoMatchingViewExceptionTruncater$0(DefaultFailureHandler.java:5)&#10;at androidx.test.espresso.base.DefaultFailureHandler$$ExternalSyntheticLambda1.truncateExceptionMessage(Unknown Source:2)&#10;at androidx.test.espresso.base.ViewHierarchyExceptionHandler.handleSafely(ViewHierarchyExceptionHandler.java:5)&#10;at androidx.test.espresso.base.ViewHierarchyExceptionHandler.handleSafely(ViewHierarchyExceptionHandler.java:1)&#10;at androidx.test.espresso.base.DefaultFailureHandler$TypedFailureHandler.handle(DefaultFailureHandler.java:4)&#10;at androidx.test.espresso.base.DefaultFailureHandler.handle(DefaultFailureHandler.java:5)&#10;at androidx.test.espresso.ViewInteraction.waitForAndHandleInteractionResults(ViewInteraction.java:8)&#10;at androidx.test.espresso.ViewInteraction.check(ViewInteraction.java:12)&#10;at com.roku.rokuhome.test.utils.Utilities.isElementDisplayed(Utilities.kt:90)&#10;at com.roku.rokuhome.test.utils.pageUtils.RuleUtils.clickOnSaveTriggerButton(RuleUtils.kt:1139)&#10;at com.roku.rokuhome.test.stepDefs.RuleScreenStepDefinition.clickOnOptionsForTrigger(RuleScreenStepDefinition.kt:548)&#10;at ✽.Click on Save trigger option(file:features/device-trigger-rules.feature:41)&#10;" calcext:value-type="string">
            <text:p>androidx.test.espresso.NoMatchingViewException: No views in hierarchy found matching: view.getId() is &lt;2131368130/com.roku.rokuhome:id/tv_save_trigger&gt;</text:p>
            <text:p/>
            <text:p>View Hierarchy:</text:p>
            <text:p>+&gt;DecorView{id=-1, visibility=VISIBLE, width=1080, height=2280, has-focus=false, has-focusable=true, has-window-focus=true, is-clickable=false, is-enabled=true, is-focused=false, is-focusable=false, is-layout-requested=false, is-selected=false, layout-params={(0,0)(fillxfill) ty=BASE_APPLICATION wanim=0x1030303</text:p>
            <text:p>  fl=81810100</text:p>
            <text:p>  pfl=10020040</text:p>
            <text:p>  bhv=DEFAULT</text:p>
            <text:p>  fitSides= naviIconColor=0}, tag=null, root-is-layout-requested=false, has-input-connection=false, x=0.0, y=0.0, child-count=3} </text:p>
            <text:p>|</text:p>
            <text:p>+-&gt;LinearLayout{id=-1, visibility=VISIBLE, width=1080, height=2136, has-focus=false, has-focusable=true, has-window-focus=true, is-clickable=false, is-enabled=true, is-focused=false, is-focusable=false, is-layout-requested=false, is-selected=false, layout-params=android.widget.FrameLayout$LayoutParams@YYYYYY, tag=null, root-is-layout-requested=false, has-input-connection=false, x=0.0, y=0.0, child-count=2} </text:p>
            <text:p>|</text:p>
            <text:p>+--&gt;ViewStub{id=16908722, res-name=action_mode_bar_stub, visibility=GONE, width=0, height=0, has-focus=false, has-focusable=false, has-window-focus=true, is-clickable=false, is-enabled=true, is-focused=false, is-focusable=false, is-layout-requested=true, is-selected=false, layout-params=android.widget.LinearLayout$LayoutParams@YYYYYY, tag=null, root-is-layout-requested=false, has-input-connection=false, x=0.0, y=0.0} </text:p>
            <text:p>|</text:p>
            <text:p>+--&gt;FrameLayout{id=16908290, res-name=content, visibility=VISIBLE, width=1080, height=2136, has-focus=false, has-focusable=true, has-window-focus=true, is-clickable=false, is-enabled=true, is-focused=false, is-focusable=false, is-layout-requested=false, is-selected=false, layout-params=android.widget.LinearLayout$LayoutParams@YYYYYY, tag=null, root-is-layout-requested=false, has-input-connection=false, x=0.0, y=0.0, child-count=1} </text:p>
            <text:p>|</text:p>
            <text:p>+---&gt;ConstraintLayout{id=-1, visibility=VISIBLE, width=1080, height=2136, has-focus=false, has-focusable=true, has-window-focus=true, is-clickable=false, is-enabled=true, is-focused=false, is-focusable=false, is-layout-requested=false, is-selected=false, layout-params=android.widget.FrameLayout$LayoutParams@YYYYYY, tag=null, root-is-layout-requested=false, has-input-connection=false, x=0.0, y=0.0, child-count=5} </text:p>
            <text:p>|</text:p>
            <text:p>+----&gt;WpkTitleBar{id=2131367096, res-name=title_bar, visibility=VISIBLE, width=1080, height=248, has-focus=false, has-focusable=true, has-window-focus=true, is-clickable=false, is-enabled=true, is-focused=false, is-focusable=false, is-layout-requested=false, is-selected=false, layout-params=androidx.constraintlayout.widget.ConstraintLayout$LayoutParams@YYYYYY, tag=null, root-is-layout-requested=false, has-input-connection=false, x=0.0, y=0.0, child-count=1} </text:p>
            <text:p>|</text:p>
            <text:p>+-----&gt;FrameLayout{id=2131367096, res-name=title_bar, visibility=VISIBLE, width=1080, height=132, has-focus=false, has-focusable=true, has-window-focus=true, is-clickable=false, is-enabled=true, is-focused=false, is-focusable=false, is-layout-requested=false, is-selected=false, layout-params=android.widget.FrameLayout$LayoutParams@YYYYYY, tag=null, root-is-layout-requested=false, has-input-connection=false, x=0.0, y=116.0, child-count=5} </text:p>
            <text:p>|</text:p>
            <text:p>+------&gt;WpkSvgImageView{id=2131364250, res-name=iv_back, visibility=GONE, width=0, height=0, has-focus=false, has-focusable=false, has-window-focus=true, is-clickable=true, is-enabled=true, is-focused=false, is-focusable=true, is-layout-requested=true, is-selected=false, layout-params=android.widget.FrameLayout$LayoutParams@YYYYYY, tag=null, root-is-layout-requested=false, has-input-connection=false, x=0.0, y=0.0} </text:p>
            <text:p>|</text:p>
            <text:p>+------&gt;WpkCommonTextView{id=2131368368, res-name=tv_title_left, visibility=VISIBLE, width=200, height=90, has-focus=false, has-focusable=true, has-window-focus=true, is-clickable=true, is-enabled=true, is-focused=false, is-focusable=true, is-layout-requested=false, is-selected=false, layout-params=android.widget.FrameLayout$LayoutParams@YYYYYY, tag=fonts/gotham_bold.ttf, root-is-layout-requested=false, has-input-connection=false, x=30.0, y=21.0, text=Cancel, input-type=0, ime-target=false, has-links=false} </text:p>
            <text:p>|</text:p>
            <text:p>+------&gt;WpkCommonTextView{id=2131368369, res-name=tv_title_name, visibility=VISIBLE, width=690, height=54, has-focus=false, has-focusable=false, has-window-focus=true, is-clickable=false, is-enabled=true, is-focused=false, is-focusable=false, is-layout-requested=false, is-selected=false, layout-params=android.widget.FrameLayout$LayoutParams@YYYYYY, tag=null, root-is-layout-requested=false, has-input-connection=false, x=195.0, y=39.0, text=Select device, input-type=0, ime-target=false, has-links=false} </text:p>
            <text:p>|</text:p>
            <text:p>+------&gt;WpkCommonTextView{id=2131368371, res-name=tv_title_right, visibility=GONE, width=0, height=0, has-focus=false, has-focusable=false, has-window-focus=true, is-clickable=true, is-enabled=true, is-focused=false, is-focusable=true, is-layout-requested=true, is-selected=false, layout-params=android.widget.FrameLayout$LayoutParams@YYYYYY, tag=fonts/gotham_bold.ttf, root-is-layout-requested=false, has-input-connection=false, x=0.0, y=0.0, text=Save, input-type=0, ime-target=false, has-links=false} </text:p>
            <text:p>|</text:p>
            <text:p>+------&gt;LinearLayout{id=-1, visibility=VISIBLE, width=30, height=132, has-focus=false, has-focusable=true, has-window-focus=true, is-clickable=false, is-enabled=true, is-focused=false, is-focusable=false, is-layout-requested=false, is-selected=false, layout-params=android.widget.FrameLayout$LayoutParams@YYYYYY, tag=null, root-is-layout-requested=false, has-input-connection=false, x=1020.0, y=0.0, child-count=2} </text:p>
            <text:p>|</text:p>
            <text:p>+-------&gt;ImageView{id=2131364655, res-name=iv_second_right, visibility=VISIBLE, width=0, height=0, has-focus=false, has-focusable=true, has-window-focus=true, is-clickable=true, is-enabled=true, is-focused=false, is-focusable=true, is-layout-requested=false, is-selected=false, layout-params=android.widget.LinearLayout$LayoutParams@YYYYYY, tag=null, root-is-layout-requested=false, has-input-connection=false, x=0.0, y=66.0} </text:p>
            <text:p>|</text:p>
            <text:p>+-------&gt;ImageView{id=2131364628, res-name=iv_right, visibility=VISIBLE, width=0, height=0, has-focus=false, has-focusable=true, has-window-focus=true, is-clickable=true, is-enabled=true, is-focused=false, is-focusable=true, is-layout-requested=false, is-selected=false, layout-params=android.widget.LinearLayout$LayoutParams@YYYYYY, tag=null, root-is-layout-requested=false, has-input-connection=false, x=30.0, y=66.0} </text:p>
            <text:p>|</text:p>
            <text:p>+----&gt;TextView{id=2131368165, res-name=tv_select_device, visibility=GONE, width=0, height=0, has-focus=false, has-focusable=false, has-window-focus=true, is-clickable=false, is-enabled=true, is-focused=false, is-focusable=false, is-layout-requested=true, is-selected=false, layout-params=androidx.constraintlayout.widget.ConstraintLayout$LayoutParams@YYYYYY, tag=fonts/gotham_book.ttf, root-is-layout-requested=false, has-input-connection=false, x=0.0, y=0.0, text=Which device will trigger this rule?, input-type=0, ime-target=false, has-links=false} </text:p>
            <text:p>|</text:p>
            <text:p>+----&gt;RecyclerView{id=2131366549, res-name=rv_device_list, visibility=GONE, width=0, height=0, has-focus=false, has-focusable=false, has-window-focus=true, is-clickable=false, is-enabled=true, is-focused=false, is-focusable=true, is-layout-requested=true, is-selected=false, layout-params=androidx.constraintlayout.widget.ConstraintLayout$LayoutParams@YYYYYY, tag=null, root-is-layout-requested=false, has-input-connection=false, x=0.0, y=0.0, child-count=0} </text:p>
            <text:p>|</text:p>
            <text:p>+----&gt;ConstraintLayout{id=2131362382, res-name=cl_empty_page, visibility=VISIBLE, width=1080, height=1888, has-focus=false, has-focusable=false, has-window-focus=true, is-clickable=false, is-enabled=true, is-focused=false, is-focusable=false, is-layout-requested=false, is-selected=false, layout-params=androidx.constraintlayout.widget.ConstraintLayout$LayoutParams@YYYYYY, tag=null, root-is-layout-requested=false, has-input-connection=false, x=0.0, y=248.0, child-count=2} </text:p>
            <text:p>|</text:p>
            <text:p>+-----&gt;ImageView{id=2131364380, res-name=iv_empty_icon, visibility=VISIBLE, width=548, height=354, has-focus=false, has-focusable=false, has-window-focus=true, is-clickable=false, is-enabled=true, is-focused=false, is-focusable=false, is-layout-requested=false, is-selected=false, layout-params=androidx.constraintlayout.widget.ConstraintLayout$LayoutParams@YYYYYY, tag=null, root-is-layout-requested=false, has-input-connection=false, x=266.0, y=615.0} </text:p>
            <text:p>|</text:p>
            <text:p>+-----&gt;TextView{id=2131367959, res-name=tv_no_empty, visibility=VISIBLE, width=680, height=125, has-focus=false, has-focusable=false, has-window-focus=true, is-clickable=false, is-enabled=true, is-focused=false, is-focusable=false, is-layout-requested=false, is-selected=false, layout-params=androidx.constraintlayout.widget.ConstraintLayout$LayoutParams@YYYYYY, tag=null, root-is-layout-requested=false, has-input-connection=false, x=200.0, y=1059.0, text=There are no devices to support</text:p>
            <text:p>the smart scenarios, input-type=0, ime-target=false, has-links=false} </text:p>
            <text:p>|</text:p>
            <text:p>+----&gt;RelativeLayout{id=2131366210, res-name=rl_loading, visibility=GONE, width=0, height=0, has-focus=false, has-focusable=false, has-window-focus=true, is-clickable=true, is-enabled=true, is-focused=false, is-focusable=true, is-layout-requested=true, is-selected=false, layout-params=androidx.constraintlayout.widget.ConstraintLayout$LayoutParams@YYYYYY, tag=null, root-is-layout-requested=false, has-input-connection=false, x=0.0, y=0.0, child-count=1} </text:p>
            <text:p>|</text:p>
            <text:p>+-----&gt;LinearLayout{id=-1, visibility=VISIBLE, width=0, height=0, has-focus=false, has-focusable=false, has-window-focus=true, is-clickable=false, is-enabled=true, is-focused=false, is-focusable=false, is-layout-requested=true, is-selected=false, layout-params=android.widget.RelativeLayout$LayoutParams@YYYYYY, tag=null, root-is-layout-requested=false, has-input-connection=false, x=0.0, y=0.0, child-count=2} </text:p>
            <text:p>|</text:p>
            <text:p>+------&gt;ProgressBar{id=2131364509, res-name=iv_loading, visibility=VISIBLE, width=0, height=0, has-focus=false, has-focusable=false, has-window-focus=true, is-clickable=false, is-enabled=true, is-focused=false, is-focusable=false, is-layout-requested=true, is-selected=false, layout-params=android.widget.LinearLayout$LayoutParams@YYYYYY, tag=null, root-is-layout-requested=false, has-input-connection=false, x=0.0, y=0.0} </text:p>
            <text:p>|</text:p>
            <text:p>+------&gt;TextView{id=2131367118, res-name=toast_tv, visibility=VISIBLE, width=0, height=0, has-focus=false, has-focusable=false, has-window-focus=true, is-clickable=false, is-enabled=true, is-focused=false, is-focusable=false, is-layout-requested=true, is-selected=false, layout-params=android.widget.LinearLayout$LayoutParams@YYYYYY, tag=null, root-is-layout-requested=false, has-input-connection=false, x=0.0, y=0.0, text=Loading..., input-type=0, ime-target=false, has-links=false} </text:p>
            <text:p>|</text:p>
            <text:p>+-&gt;h{id=2131362266, res-name=bugsee_invisible_view, visibility=VISIBLE, width=1080, height=2280, has-focus=false, has-focusable=false, has-window-focus=true, is-clickable=false, is-enabled=true, is-focused=false, is-focusable=false, is-layout-requested=false, is-selected=false, layout-params=android.widget.FrameLayout$LayoutParams@YYYYYY, tag=null, root-is-layout-requested=false, has-input-connection=false, x=0.0, y=0.0, child-count=0} </text:p>
            <text:p>|</text:p>
            <text:p>+-&gt;View{id=16908336, res-name=navigationBarBackground, visibility=VISIBLE, width=1080, height=144, has-focus=false, has-focusable=false, has-window-focus=true, is-clickable=false, is-enabled=true, is-focused=false, is-focusable=false, is-layout-requested=false, is-selected=false, layout-params=android.widget.FrameLayout$LayoutParams@YYYYYY, tag=null, root-is-layout-requested=false, has-input-connection=false, x=0.0, y=2136.0} </text:p>
            <text:p>at androidx.test.espresso.NoMatchingViewException$Builder.build(NoMatchingViewException.java:5)</text:p>
            <text:p>at androidx.test.espresso.base.DefaultFailureHandler.lambda$getNoMatchingViewExceptionTruncater$0(DefaultFailureHandler.java:5)</text:p>
            <text:p>at androidx.test.espresso.base.DefaultFailureHandler$$ExternalSyntheticLambda1.truncateExceptionMessage(Unknown Source:2)</text:p>
            <text:p>at androidx.test.espresso.base.ViewHierarchyExceptionHandler.handleSafely(ViewHierarchyExceptionHandler.java:5)</text:p>
            <text:p>at androidx.test.espresso.base.ViewHierarchyExceptionHandler.handleSafely(ViewHierarchyExceptionHandler.java:1)</text:p>
            <text:p>at androidx.test.espresso.base.DefaultFailureHandler$TypedFailureHandler.handle(DefaultFailureHandler.java:4)</text:p>
            <text:p>at androidx.test.espresso.base.DefaultFailureHandler.handle(DefaultFailureHandler.java:5)</text:p>
            <text:p>at androidx.test.espresso.ViewInteraction.waitForAndHandleInteractionResults(ViewInteraction.java:8)</text:p>
            <text:p>at androidx.test.espresso.ViewInteraction.check(ViewInteraction.java:12)</text:p>
            <text:p>at com.roku.rokuhome.test.utils.Utilities.isElementDisplayed(Utilities.kt:90)</text:p>
            <text:p>at com.roku.rokuhome.test.utils.pageUtils.RuleUtils.clickOnSaveTriggerButton(RuleUtils.kt:1139)</text:p>
            <text:p>at com.roku.rokuhome.test.stepDefs.RuleScreenStepDefinition.clickOnOptionsForTrigger(RuleScreenStepDefinition.kt:548)</text:p>
            <text:p>at ✽.Click on Save trigger option(file:features/device-trigger-rules.feature:41)</text:p>
            <text:p/>
          </table:table-cell>
        </table:table-row>
        <table:table-row table:style-name="ro6">
          <table:table-cell office:value-type="string" calcext:value-type="string">
            <text:p>cucumber.runtime.formatter.JUnitFormatter</text:p>
          </table:table-cell>
          <table:table-cell office:value-type="string" calcext:value-type="string">
            <text:p>Validate Discard Creation of Device Trigger Rule</text:p>
          </table:table-cell>
          <table:table-cell office:value-type="string" calcext:value-type="string">
            <text:p>unknown</text:p>
          </table:table-cell>
          <table:table-cell office:value-type="float" office:value="47.20275" calcext:value-type="float">
            <text:p>47.20275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office:string-value="androidx.test.espresso.NoMatchingViewException: No views in hierarchy found matching: view.getId() is &lt;2131368130/com.roku.rokuhome:id/tv_save_trigger&gt;&#10;&#10;View Hierarchy:&#10;+&gt;DecorView{id=-1, visibility=VISIBLE, width=1080, height=2280, has-focus=false, has-focusable=true, has-window-focus=true, is-clickable=false, is-enabled=true, is-focused=false, is-focusable=false, is-layout-requested=false, is-selected=false, layout-params={(0,0)(fillxfill) ty=BASE_APPLICATION wanim=0x1030303&#10;  fl=81810100&#10;  pfl=10020040&#10;  bhv=DEFAULT&#10;  fitSides= naviIconColor=0}, tag=null, root-is-layout-requested=false, has-input-connection=false, x=0.0, y=0.0, child-count=3} &#10;|&#10;+-&gt;LinearLayout{id=-1, visibility=VISIBLE, width=1080, height=2136, has-focus=false, has-focusable=true, has-window-focus=true, is-clickable=false, is-enabled=true, is-focused=false, is-focusable=false, is-layout-requested=false, is-selected=false, layout-params=android.widget.FrameLayout$LayoutParams@YYYYYY, tag=null, root-is-layout-requested=false, has-input-connection=false, x=0.0, y=0.0, child-count=2} &#10;|&#10;+--&gt;ViewStub{id=16908722, res-name=action_mode_bar_stub, visibility=GONE, width=0, height=0, has-focus=false, has-focusable=false, has-window-focus=true, is-clickable=false, is-enabled=true, is-focused=false, is-focusable=false, is-layout-requested=true, is-selected=false, layout-params=android.widget.LinearLayout$LayoutParams@YYYYYY, tag=null, root-is-layout-requested=false, has-input-connection=false, x=0.0, y=0.0} &#10;|&#10;+--&gt;FrameLayout{id=16908290, res-name=content, visibility=VISIBLE, width=1080, height=2136, has-focus=false, has-focusable=true, has-window-focus=true, is-clickable=false, is-enabled=true, is-focused=false, is-focusable=false, is-layout-requested=false, is-selected=false, layout-params=android.widget.LinearLayout$LayoutParams@YYYYYY, tag=null, root-is-layout-requested=false, has-input-connection=false, x=0.0, y=0.0, child-count=1} &#10;|&#10;+---&gt;ConstraintLayout{id=-1, visibility=VISIBLE, width=1080, height=2136, has-focus=false, has-focusable=true, has-window-focus=true, is-clickable=false, is-enabled=true, is-focused=false, is-focusable=false, is-layout-requested=false, is-selected=false, layout-params=android.widget.FrameLayout$LayoutParams@YYYYYY, tag=null, root-is-layout-requested=false, has-input-connection=false, x=0.0, y=0.0, child-count=5} &#10;|&#10;+----&gt;WpkTitleBar{id=2131367096, res-name=title_bar, visibility=VISIBLE, width=1080, height=248, has-focus=false, has-focusable=true, has-window-focus=true, is-clickable=false, is-enabled=true, is-focused=false, is-focusable=false, is-layout-requested=false, is-selected=false, layout-params=androidx.constraintlayout.widget.ConstraintLayout$LayoutParams@YYYYYY, tag=null, root-is-layout-requested=false, has-input-connection=false, x=0.0, y=0.0, child-count=1} &#10;|&#10;+-----&gt;FrameLayout{id=2131367096, res-name=title_bar, visibility=VISIBLE, width=1080, height=132, has-focus=false, has-focusable=true, has-window-focus=true, is-clickable=false, is-enabled=true, is-focused=false, is-focusable=false, is-layout-requested=false, is-selected=false, layout-params=android.widget.FrameLayout$LayoutParams@YYYYYY, tag=null, root-is-layout-requested=false, has-input-connection=false, x=0.0, y=116.0, child-count=5} &#10;|&#10;+------&gt;WpkSvgImageView{id=2131364250, res-name=iv_back, visibility=GONE, width=0, height=0, has-focus=false, has-focusable=false, has-window-focus=true, is-clickable=true, is-enabled=true, is-focused=false, is-focusable=true, is-layout-requested=true, is-selected=false, layout-params=android.widget.FrameLayout$LayoutParams@YYYYYY, tag=null, root-is-layout-requested=false, has-input-connection=false, x=0.0, y=0.0} &#10;|&#10;+------&gt;WpkCommonTextView{id=2131368368, res-name=tv_title_left, visibility=VISIBLE, width=200, height=90, has-focus=false, has-focusable=true, has-window-focus=true, is-clickable=true, is-enabled=true, is-focused=false, is-focusable=true, is-layout-requested=false, is-selected=false, layout-params=android.widget.FrameLayout$LayoutParams@YYYYYY, tag=fonts/gotham_bold.ttf, root-is-layout-requested=false, has-input-connection=false, x=30.0, y=21.0, text=Cancel, input-type=0, ime-target=false, has-links=false} &#10;|&#10;+------&gt;WpkCommonTextView{id=2131368369, res-name=tv_title_name, visibility=VISIBLE, width=690, height=54, has-focus=false, has-focusable=false, has-window-focus=true, is-clickable=false, is-enabled=true, is-focused=false, is-focusable=false, is-layout-requested=false, is-selected=false, layout-params=android.widget.FrameLayout$LayoutParams@YYYYYY, tag=null, root-is-layout-requested=false, has-input-connection=false, x=195.0, y=39.0, text=Select device, input-type=0, ime-target=false, has-links=false} &#10;|&#10;+------&gt;WpkCommonTextView{id=2131368371, res-name=tv_title_right, visibility=GONE, width=0, height=0, has-focus=false, has-focusable=false, has-window-focus=true, is-clickable=true, is-enabled=true, is-focused=false, is-focusable=true, is-layout-requested=true, is-selected=false, layout-params=android.widget.FrameLayout$LayoutParams@YYYYYY, tag=fonts/gotham_bold.ttf, root-is-layout-requested=false, has-input-connection=false, x=0.0, y=0.0, text=Save, input-type=0, ime-target=false, has-links=false} &#10;|&#10;+------&gt;LinearLayout{id=-1, visibility=VISIBLE, width=30, height=132, has-focus=false, has-focusable=true, has-window-focus=true, is-clickable=false, is-enabled=true, is-focused=false, is-focusable=false, is-layout-requested=false, is-selected=false, layout-params=android.widget.FrameLayout$LayoutParams@YYYYYY, tag=null, root-is-layout-requested=false, has-input-connection=false, x=1020.0, y=0.0, child-count=2} &#10;|&#10;+-------&gt;ImageView{id=2131364655, res-name=iv_second_right, visibility=VISIBLE, width=0, height=0, has-focus=false, has-focusable=true, has-window-focus=true, is-clickable=true, is-enabled=true, is-focused=false, is-focusable=true, is-layout-requested=false, is-selected=false, layout-params=android.widget.LinearLayout$LayoutParams@YYYYYY, tag=null, root-is-layout-requested=false, has-input-connection=false, x=0.0, y=66.0} &#10;|&#10;+-------&gt;ImageView{id=2131364628, res-name=iv_right, visibility=VISIBLE, width=0, height=0, has-focus=false, has-focusable=true, has-window-focus=true, is-clickable=true, is-enabled=true, is-focused=false, is-focusable=true, is-layout-requested=false, is-selected=false, layout-params=android.widget.LinearLayout$LayoutParams@YYYYYY, tag=null, root-is-layout-requested=false, has-input-connection=false, x=30.0, y=66.0} &#10;|&#10;+----&gt;TextView{id=2131368165, res-name=tv_select_device, visibility=GONE, width=0, height=0, has-focus=false, has-focusable=false, has-window-focus=true, is-clickable=false, is-enabled=true, is-focused=false, is-focusable=false, is-layout-requested=true, is-selected=false, layout-params=androidx.constraintlayout.widget.ConstraintLayout$LayoutParams@YYYYYY, tag=fonts/gotham_book.ttf, root-is-layout-requested=false, has-input-connection=false, x=0.0, y=0.0, text=Which device will trigger this rule?, input-type=0, ime-target=false, has-links=false} &#10;|&#10;+----&gt;RecyclerView{id=2131366549, res-name=rv_device_list, visibility=GONE, width=0, height=0, has-focus=false, has-focusable=false, has-window-focus=true, is-clickable=false, is-enabled=true, is-focused=false, is-focusable=true, is-layout-requested=true, is-selected=false, layout-params=androidx.constraintlayout.widget.ConstraintLayout$LayoutParams@YYYYYY, tag=null, root-is-layout-requested=false, has-input-connection=false, x=0.0, y=0.0, child-count=0} &#10;|&#10;+----&gt;ConstraintLayout{id=2131362382, res-name=cl_empty_page, visibility=VISIBLE, width=1080, height=1888, has-focus=false, has-focusable=false, has-window-focus=true, is-clickable=false, is-enabled=true, is-focused=false, is-focusable=false, is-layout-requested=false, is-selected=false, layout-params=androidx.constraintlayout.widget.ConstraintLayout$LayoutParams@YYYYYY, tag=null, root-is-layout-requested=false, has-input-connection=false, x=0.0, y=248.0, child-count=2} &#10;|&#10;+-----&gt;ImageView{id=2131364380, res-name=iv_empty_icon, visibility=VISIBLE, width=548, height=354, has-focus=false, has-focusable=false, has-window-focus=true, is-clickable=false, is-enabled=true, is-focused=false, is-focusable=false, is-layout-requested=false, is-selected=false, layout-params=androidx.constraintlayout.widget.ConstraintLayout$LayoutParams@YYYYYY, tag=null, root-is-layout-requested=false, has-input-connection=false, x=266.0, y=615.0} &#10;|&#10;+-----&gt;TextView{id=2131367959, res-name=tv_no_empty, visibility=VISIBLE, width=680, height=125, has-focus=false, has-focusable=false, has-window-focus=true, is-clickable=false, is-enabled=true, is-focused=false, is-focusable=false, is-layout-requested=false, is-selected=false, layout-params=androidx.constraintlayout.widget.ConstraintLayout$LayoutParams@YYYYYY, tag=null, root-is-layout-requested=false, has-input-connection=false, x=200.0, y=1059.0, text=There are no devices to support&#10;the smart scenarios, input-type=0, ime-target=false, has-links=false} &#10;|&#10;+----&gt;RelativeLayout{id=2131366210, res-name=rl_loading, visibility=GONE, width=0, height=0, has-focus=false, has-focusable=false, has-window-focus=true, is-clickable=true, is-enabled=true, is-focused=false, is-focusable=true, is-layout-requested=true, is-selected=false, layout-params=androidx.constraintlayout.widget.ConstraintLayout$LayoutParams@YYYYYY, tag=null, root-is-layout-requested=false, has-input-connection=false, x=0.0, y=0.0, child-count=1} &#10;|&#10;+-----&gt;LinearLayout{id=-1, visibility=VISIBLE, width=0, height=0, has-focus=false, has-focusable=false, has-window-focus=true, is-clickable=false, is-enabled=true, is-focused=false, is-focusable=false, is-layout-requested=true, is-selected=false, layout-params=android.widget.RelativeLayout$LayoutParams@YYYYYY, tag=null, root-is-layout-requested=false, has-input-connection=false, x=0.0, y=0.0, child-count=2} &#10;|&#10;+------&gt;ProgressBar{id=2131364509, res-name=iv_loading, visibility=VISIBLE, width=0, height=0, has-focus=false, has-focusable=false, has-window-focus=true, is-clickable=false, is-enabled=true, is-focused=false, is-focusable=false, is-layout-requested=true, is-selected=false, layout-params=android.widget.LinearLayout$LayoutParams@YYYYYY, tag=null, root-is-layout-requested=false, has-input-connection=false, x=0.0, y=0.0} &#10;|&#10;+------&gt;TextView{id=2131367118, res-name=toast_tv, visibility=VISIBLE, width=0, height=0, has-focus=false, has-focusable=false, has-window-focus=true, is-clickable=false, is-enabled=true, is-focused=false, is-focusable=false, is-layout-requested=true, is-selected=false, layout-params=android.widget.LinearLayout$LayoutParams@YYYYYY, tag=null, root-is-layout-requested=false, has-input-connection=false, x=0.0, y=0.0, text=Loading..., input-type=0, ime-target=false, has-links=false} &#10;|&#10;+-&gt;h{id=2131362266, res-name=bugsee_invisible_view, visibility=VISIBLE, width=1080, height=2280, has-focus=false, has-focusable=false, has-window-focus=true, is-clickable=false, is-enabled=true, is-focused=false, is-focusable=false, is-layout-requested=false, is-selected=false, layout-params=android.widget.FrameLayout$LayoutParams@YYYYYY, tag=null, root-is-layout-requested=false, has-input-connection=false, x=0.0, y=0.0, child-count=0} &#10;|&#10;+-&gt;View{id=16908336, res-name=navigationBarBackground, visibility=VISIBLE, width=1080, height=144, has-focus=false, has-focusable=false, has-window-focus=true, is-clickable=false, is-enabled=true, is-focused=false, is-focusable=false, is-layout-requested=false, is-selected=false, layout-params=android.widget.FrameLayout$LayoutParams@YYYYYY, tag=null, root-is-layout-requested=false, has-input-connection=false, x=0.0, y=2136.0} &#10;at androidx.test.espresso.NoMatchingViewException$Builder.build(NoMatchingViewException.java:5)&#10;at androidx.test.espresso.base.DefaultFailureHandler.lambda$getNoMatchingViewExceptionTruncater$0(DefaultFailureHandler.java:5)&#10;at androidx.test.espresso.base.DefaultFailureHandler$$ExternalSyntheticLambda1.truncateExceptionMessage(Unknown Source:2)&#10;at androidx.test.espresso.base.ViewHierarchyExceptionHandler.handleSafely(ViewHierarchyExceptionHandler.java:5)&#10;at androidx.test.espresso.base.ViewHierarchyExceptionHandler.handleSafely(ViewHierarchyExceptionHandler.java:1)&#10;at androidx.test.espresso.base.DefaultFailureHandler$TypedFailureHandler.handle(DefaultFailureHandler.java:4)&#10;at androidx.test.espresso.base.DefaultFailureHandler.handle(DefaultFailureHandler.java:5)&#10;at androidx.test.espresso.ViewInteraction.waitForAndHandleInteractionResults(ViewInteraction.java:8)&#10;at androidx.test.espresso.ViewInteraction.check(ViewInteraction.java:12)&#10;at com.roku.rokuhome.test.utils.Utilities.isElementDisplayed(Utilities.kt:90)&#10;at com.roku.rokuhome.test.utils.pageUtils.RuleUtils.clickOnSaveTriggerButton(RuleUtils.kt:1139)&#10;at com.roku.rokuhome.test.stepDefs.RuleScreenStepDefinition.clickOnOptionsForTrigger(RuleScreenStepDefinition.kt:548)&#10;at ✽.Click on Save trigger option(file:features/device-trigger-rules.feature:65)&#10;" calcext:value-type="string">
            <text:p>androidx.test.espresso.NoMatchingViewException: No views in hierarchy found matching: view.getId() is &lt;2131368130/com.roku.rokuhome:id/tv_save_trigger&gt;</text:p>
            <text:p/>
            <text:p>View Hierarchy:</text:p>
            <text:p>+&gt;DecorView{id=-1, visibility=VISIBLE, width=1080, height=2280, has-focus=false, has-focusable=true, has-window-focus=true, is-clickable=false, is-enabled=true, is-focused=false, is-focusable=false, is-layout-requested=false, is-selected=false, layout-params={(0,0)(fillxfill) ty=BASE_APPLICATION wanim=0x1030303</text:p>
            <text:p>  fl=81810100</text:p>
            <text:p>  pfl=10020040</text:p>
            <text:p>  bhv=DEFAULT</text:p>
            <text:p>  fitSides= naviIconColor=0}, tag=null, root-is-layout-requested=false, has-input-connection=false, x=0.0, y=0.0, child-count=3} </text:p>
            <text:p>|</text:p>
            <text:p>+-&gt;LinearLayout{id=-1, visibility=VISIBLE, width=1080, height=2136, has-focus=false, has-focusable=true, has-window-focus=true, is-clickable=false, is-enabled=true, is-focused=false, is-focusable=false, is-layout-requested=false, is-selected=false, layout-params=android.widget.FrameLayout$LayoutParams@YYYYYY, tag=null, root-is-layout-requested=false, has-input-connection=false, x=0.0, y=0.0, child-count=2} </text:p>
            <text:p>|</text:p>
            <text:p>+--&gt;ViewStub{id=16908722, res-name=action_mode_bar_stub, visibility=GONE, width=0, height=0, has-focus=false, has-focusable=false, has-window-focus=true, is-clickable=false, is-enabled=true, is-focused=false, is-focusable=false, is-layout-requested=true, is-selected=false, layout-params=android.widget.LinearLayout$LayoutParams@YYYYYY, tag=null, root-is-layout-requested=false, has-input-connection=false, x=0.0, y=0.0} </text:p>
            <text:p>|</text:p>
            <text:p>+--&gt;FrameLayout{id=16908290, res-name=content, visibility=VISIBLE, width=1080, height=2136, has-focus=false, has-focusable=true, has-window-focus=true, is-clickable=false, is-enabled=true, is-focused=false, is-focusable=false, is-layout-requested=false, is-selected=false, layout-params=android.widget.LinearLayout$LayoutParams@YYYYYY, tag=null, root-is-layout-requested=false, has-input-connection=false, x=0.0, y=0.0, child-count=1} </text:p>
            <text:p>|</text:p>
            <text:p>+---&gt;ConstraintLayout{id=-1, visibility=VISIBLE, width=1080, height=2136, has-focus=false, has-focusable=true, has-window-focus=true, is-clickable=false, is-enabled=true, is-focused=false, is-focusable=false, is-layout-requested=false, is-selected=false, layout-params=android.widget.FrameLayout$LayoutParams@YYYYYY, tag=null, root-is-layout-requested=false, has-input-connection=false, x=0.0, y=0.0, child-count=5} </text:p>
            <text:p>|</text:p>
            <text:p>+----&gt;WpkTitleBar{id=2131367096, res-name=title_bar, visibility=VISIBLE, width=1080, height=248, has-focus=false, has-focusable=true, has-window-focus=true, is-clickable=false, is-enabled=true, is-focused=false, is-focusable=false, is-layout-requested=false, is-selected=false, layout-params=androidx.constraintlayout.widget.ConstraintLayout$LayoutParams@YYYYYY, tag=null, root-is-layout-requested=false, has-input-connection=false, x=0.0, y=0.0, child-count=1} </text:p>
            <text:p>|</text:p>
            <text:p>+-----&gt;FrameLayout{id=2131367096, res-name=title_bar, visibility=VISIBLE, width=1080, height=132, has-focus=false, has-focusable=true, has-window-focus=true, is-clickable=false, is-enabled=true, is-focused=false, is-focusable=false, is-layout-requested=false, is-selected=false, layout-params=android.widget.FrameLayout$LayoutParams@YYYYYY, tag=null, root-is-layout-requested=false, has-input-connection=false, x=0.0, y=116.0, child-count=5} </text:p>
            <text:p>|</text:p>
            <text:p>+------&gt;WpkSvgImageView{id=2131364250, res-name=iv_back, visibility=GONE, width=0, height=0, has-focus=false, has-focusable=false, has-window-focus=true, is-clickable=true, is-enabled=true, is-focused=false, is-focusable=true, is-layout-requested=true, is-selected=false, layout-params=android.widget.FrameLayout$LayoutParams@YYYYYY, tag=null, root-is-layout-requested=false, has-input-connection=false, x=0.0, y=0.0} </text:p>
            <text:p>|</text:p>
            <text:p>+------&gt;WpkCommonTextView{id=2131368368, res-name=tv_title_left, visibility=VISIBLE, width=200, height=90, has-focus=false, has-focusable=true, has-window-focus=true, is-clickable=true, is-enabled=true, is-focused=false, is-focusable=true, is-layout-requested=false, is-selected=false, layout-params=android.widget.FrameLayout$LayoutParams@YYYYYY, tag=fonts/gotham_bold.ttf, root-is-layout-requested=false, has-input-connection=false, x=30.0, y=21.0, text=Cancel, input-type=0, ime-target=false, has-links=false} </text:p>
            <text:p>|</text:p>
            <text:p>+------&gt;WpkCommonTextView{id=2131368369, res-name=tv_title_name, visibility=VISIBLE, width=690, height=54, has-focus=false, has-focusable=false, has-window-focus=true, is-clickable=false, is-enabled=true, is-focused=false, is-focusable=false, is-layout-requested=false, is-selected=false, layout-params=android.widget.FrameLayout$LayoutParams@YYYYYY, tag=null, root-is-layout-requested=false, has-input-connection=false, x=195.0, y=39.0, text=Select device, input-type=0, ime-target=false, has-links=false} </text:p>
            <text:p>|</text:p>
            <text:p>+------&gt;WpkCommonTextView{id=2131368371, res-name=tv_title_right, visibility=GONE, width=0, height=0, has-focus=false, has-focusable=false, has-window-focus=true, is-clickable=true, is-enabled=true, is-focused=false, is-focusable=true, is-layout-requested=true, is-selected=false, layout-params=android.widget.FrameLayout$LayoutParams@YYYYYY, tag=fonts/gotham_bold.ttf, root-is-layout-requested=false, has-input-connection=false, x=0.0, y=0.0, text=Save, input-type=0, ime-target=false, has-links=false} </text:p>
            <text:p>|</text:p>
            <text:p>+------&gt;LinearLayout{id=-1, visibility=VISIBLE, width=30, height=132, has-focus=false, has-focusable=true, has-window-focus=true, is-clickable=false, is-enabled=true, is-focused=false, is-focusable=false, is-layout-requested=false, is-selected=false, layout-params=android.widget.FrameLayout$LayoutParams@YYYYYY, tag=null, root-is-layout-requested=false, has-input-connection=false, x=1020.0, y=0.0, child-count=2} </text:p>
            <text:p>|</text:p>
            <text:p>+-------&gt;ImageView{id=2131364655, res-name=iv_second_right, visibility=VISIBLE, width=0, height=0, has-focus=false, has-focusable=true, has-window-focus=true, is-clickable=true, is-enabled=true, is-focused=false, is-focusable=true, is-layout-requested=false, is-selected=false, layout-params=android.widget.LinearLayout$LayoutParams@YYYYYY, tag=null, root-is-layout-requested=false, has-input-connection=false, x=0.0, y=66.0} </text:p>
            <text:p>|</text:p>
            <text:p>+-------&gt;ImageView{id=2131364628, res-name=iv_right, visibility=VISIBLE, width=0, height=0, has-focus=false, has-focusable=true, has-window-focus=true, is-clickable=true, is-enabled=true, is-focused=false, is-focusable=true, is-layout-requested=false, is-selected=false, layout-params=android.widget.LinearLayout$LayoutParams@YYYYYY, tag=null, root-is-layout-requested=false, has-input-connection=false, x=30.0, y=66.0} </text:p>
            <text:p>|</text:p>
            <text:p>+----&gt;TextView{id=2131368165, res-name=tv_select_device, visibility=GONE, width=0, height=0, has-focus=false, has-focusable=false, has-window-focus=true, is-clickable=false, is-enabled=true, is-focused=false, is-focusable=false, is-layout-requested=true, is-selected=false, layout-params=androidx.constraintlayout.widget.ConstraintLayout$LayoutParams@YYYYYY, tag=fonts/gotham_book.ttf, root-is-layout-requested=false, has-input-connection=false, x=0.0, y=0.0, text=Which device will trigger this rule?, input-type=0, ime-target=false, has-links=false} </text:p>
            <text:p>|</text:p>
            <text:p>+----&gt;RecyclerView{id=2131366549, res-name=rv_device_list, visibility=GONE, width=0, height=0, has-focus=false, has-focusable=false, has-window-focus=true, is-clickable=false, is-enabled=true, is-focused=false, is-focusable=true, is-layout-requested=true, is-selected=false, layout-params=androidx.constraintlayout.widget.ConstraintLayout$LayoutParams@YYYYYY, tag=null, root-is-layout-requested=false, has-input-connection=false, x=0.0, y=0.0, child-count=0} </text:p>
            <text:p>|</text:p>
            <text:p>+----&gt;ConstraintLayout{id=2131362382, res-name=cl_empty_page, visibility=VISIBLE, width=1080, height=1888, has-focus=false, has-focusable=false, has-window-focus=true, is-clickable=false, is-enabled=true, is-focused=false, is-focusable=false, is-layout-requested=false, is-selected=false, layout-params=androidx.constraintlayout.widget.ConstraintLayout$LayoutParams@YYYYYY, tag=null, root-is-layout-requested=false, has-input-connection=false, x=0.0, y=248.0, child-count=2} </text:p>
            <text:p>|</text:p>
            <text:p>+-----&gt;ImageView{id=2131364380, res-name=iv_empty_icon, visibility=VISIBLE, width=548, height=354, has-focus=false, has-focusable=false, has-window-focus=true, is-clickable=false, is-enabled=true, is-focused=false, is-focusable=false, is-layout-requested=false, is-selected=false, layout-params=androidx.constraintlayout.widget.ConstraintLayout$LayoutParams@YYYYYY, tag=null, root-is-layout-requested=false, has-input-connection=false, x=266.0, y=615.0} </text:p>
            <text:p>|</text:p>
            <text:p>+-----&gt;TextView{id=2131367959, res-name=tv_no_empty, visibility=VISIBLE, width=680, height=125, has-focus=false, has-focusable=false, has-window-focus=true, is-clickable=false, is-enabled=true, is-focused=false, is-focusable=false, is-layout-requested=false, is-selected=false, layout-params=androidx.constraintlayout.widget.ConstraintLayout$LayoutParams@YYYYYY, tag=null, root-is-layout-requested=false, has-input-connection=false, x=200.0, y=1059.0, text=There are no devices to support</text:p>
            <text:p>the smart scenarios, input-type=0, ime-target=false, has-links=false} </text:p>
            <text:p>|</text:p>
            <text:p>+----&gt;RelativeLayout{id=2131366210, res-name=rl_loading, visibility=GONE, width=0, height=0, has-focus=false, has-focusable=false, has-window-focus=true, is-clickable=true, is-enabled=true, is-focused=false, is-focusable=true, is-layout-requested=true, is-selected=false, layout-params=androidx.constraintlayout.widget.ConstraintLayout$LayoutParams@YYYYYY, tag=null, root-is-layout-requested=false, has-input-connection=false, x=0.0, y=0.0, child-count=1} </text:p>
            <text:p>|</text:p>
            <text:p>+-----&gt;LinearLayout{id=-1, visibility=VISIBLE, width=0, height=0, has-focus=false, has-focusable=false, has-window-focus=true, is-clickable=false, is-enabled=true, is-focused=false, is-focusable=false, is-layout-requested=true, is-selected=false, layout-params=android.widget.RelativeLayout$LayoutParams@YYYYYY, tag=null, root-is-layout-requested=false, has-input-connection=false, x=0.0, y=0.0, child-count=2} </text:p>
            <text:p>|</text:p>
            <text:p>+------&gt;ProgressBar{id=2131364509, res-name=iv_loading, visibility=VISIBLE, width=0, height=0, has-focus=false, has-focusable=false, has-window-focus=true, is-clickable=false, is-enabled=true, is-focused=false, is-focusable=false, is-layout-requested=true, is-selected=false, layout-params=android.widget.LinearLayout$LayoutParams@YYYYYY, tag=null, root-is-layout-requested=false, has-input-connection=false, x=0.0, y=0.0} </text:p>
            <text:p>|</text:p>
            <text:p>+------&gt;TextView{id=2131367118, res-name=toast_tv, visibility=VISIBLE, width=0, height=0, has-focus=false, has-focusable=false, has-window-focus=true, is-clickable=false, is-enabled=true, is-focused=false, is-focusable=false, is-layout-requested=true, is-selected=false, layout-params=android.widget.LinearLayout$LayoutParams@YYYYYY, tag=null, root-is-layout-requested=false, has-input-connection=false, x=0.0, y=0.0, text=Loading..., input-type=0, ime-target=false, has-links=false} </text:p>
            <text:p>|</text:p>
            <text:p>+-&gt;h{id=2131362266, res-name=bugsee_invisible_view, visibility=VISIBLE, width=1080, height=2280, has-focus=false, has-focusable=false, has-window-focus=true, is-clickable=false, is-enabled=true, is-focused=false, is-focusable=false, is-layout-requested=false, is-selected=false, layout-params=android.widget.FrameLayout$LayoutParams@YYYYYY, tag=null, root-is-layout-requested=false, has-input-connection=false, x=0.0, y=0.0, child-count=0} </text:p>
            <text:p>|</text:p>
            <text:p>+-&gt;View{id=16908336, res-name=navigationBarBackground, visibility=VISIBLE, width=1080, height=144, has-focus=false, has-focusable=false, has-window-focus=true, is-clickable=false, is-enabled=true, is-focused=false, is-focusable=false, is-layout-requested=false, is-selected=false, layout-params=android.widget.FrameLayout$LayoutParams@YYYYYY, tag=null, root-is-layout-requested=false, has-input-connection=false, x=0.0, y=2136.0} </text:p>
            <text:p>at androidx.test.espresso.NoMatchingViewException$Builder.build(NoMatchingViewException.java:5)</text:p>
            <text:p>at androidx.test.espresso.base.DefaultFailureHandler.lambda$getNoMatchingViewExceptionTruncater$0(DefaultFailureHandler.java:5)</text:p>
            <text:p>at androidx.test.espresso.base.DefaultFailureHandler$$ExternalSyntheticLambda1.truncateExceptionMessage(Unknown Source:2)</text:p>
            <text:p>at androidx.test.espresso.base.ViewHierarchyExceptionHandler.handleSafely(ViewHierarchyExceptionHandler.java:5)</text:p>
            <text:p>at androidx.test.espresso.base.ViewHierarchyExceptionHandler.handleSafely(ViewHierarchyExceptionHandler.java:1)</text:p>
            <text:p>at androidx.test.espresso.base.DefaultFailureHandler$TypedFailureHandler.handle(DefaultFailureHandler.java:4)</text:p>
            <text:p>at androidx.test.espresso.base.DefaultFailureHandler.handle(DefaultFailureHandler.java:5)</text:p>
            <text:p>at androidx.test.espresso.ViewInteraction.waitForAndHandleInteractionResults(ViewInteraction.java:8)</text:p>
            <text:p>at androidx.test.espresso.ViewInteraction.check(ViewInteraction.java:12)</text:p>
            <text:p>at com.roku.rokuhome.test.utils.Utilities.isElementDisplayed(Utilities.kt:90)</text:p>
            <text:p>at com.roku.rokuhome.test.utils.pageUtils.RuleUtils.clickOnSaveTriggerButton(RuleUtils.kt:1139)</text:p>
            <text:p>at com.roku.rokuhome.test.stepDefs.RuleScreenStepDefinition.clickOnOptionsForTrigger(RuleScreenStepDefinition.kt:548)</text:p>
            <text:p>at ✽.Click on Save trigger option(file:features/device-trigger-rules.feature:65)</text:p>
            <text:p/>
          </table:table-cell>
        </table:table-row>
        <table:table-row table:style-name="ro7">
          <table:table-cell office:value-type="string" calcext:value-type="string">
            <text:p>cucumber.runtime.formatter.JUnitFormatter</text:p>
          </table:table-cell>
          <table:table-cell office:value-type="string" calcext:value-type="string">
            <text:p>Validate Deleted Device Trigger Rule On Rule List Screen</text:p>
          </table:table-cell>
          <table:table-cell office:value-type="string" calcext:value-type="string">
            <text:p>unknown</text:p>
          </table:table-cell>
          <table:table-cell office:value-type="float" office:value="46.4143" calcext:value-type="float">
            <text:p>46.4143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office:string-value="androidx.test.espresso.NoMatchingViewException: No views in hierarchy found matching: view.getId() is &lt;2131368130/com.roku.rokuhome:id/tv_save_trigger&gt;&#10;&#10;View Hierarchy:&#10;+&gt;DecorView{id=-1, visibility=VISIBLE, width=1080, height=2280, has-focus=false, has-focusable=true, has-window-focus=true, is-clickable=false, is-enabled=true, is-focused=false, is-focusable=false, is-layout-requested=false, is-selected=false, layout-params={(0,0)(fillxfill) ty=BASE_APPLICATION wanim=0x1030303&#10;  fl=81810100&#10;  pfl=10020040&#10;  bhv=DEFAULT&#10;  fitSides= naviIconColor=0}, tag=null, root-is-layout-requested=false, has-input-connection=false, x=0.0, y=0.0, child-count=3} &#10;|&#10;+-&gt;LinearLayout{id=-1, visibility=VISIBLE, width=1080, height=2136, has-focus=false, has-focusable=true, has-window-focus=true, is-clickable=false, is-enabled=true, is-focused=false, is-focusable=false, is-layout-requested=false, is-selected=false, layout-params=android.widget.FrameLayout$LayoutParams@YYYYYY, tag=null, root-is-layout-requested=false, has-input-connection=false, x=0.0, y=0.0, child-count=2} &#10;|&#10;+--&gt;ViewStub{id=16908722, res-name=action_mode_bar_stub, visibility=GONE, width=0, height=0, has-focus=false, has-focusable=false, has-window-focus=true, is-clickable=false, is-enabled=true, is-focused=false, is-focusable=false, is-layout-requested=true, is-selected=false, layout-params=android.widget.LinearLayout$LayoutParams@YYYYYY, tag=null, root-is-layout-requested=false, has-input-connection=false, x=0.0, y=0.0} &#10;|&#10;+--&gt;FrameLayout{id=16908290, res-name=content, visibility=VISIBLE, width=1080, height=2136, has-focus=false, has-focusable=true, has-window-focus=true, is-clickable=false, is-enabled=true, is-focused=false, is-focusable=false, is-layout-requested=false, is-selected=false, layout-params=android.widget.LinearLayout$LayoutParams@YYYYYY, tag=null, root-is-layout-requested=false, has-input-connection=false, x=0.0, y=0.0, child-count=1} &#10;|&#10;+---&gt;ConstraintLayout{id=-1, visibility=VISIBLE, width=1080, height=2136, has-focus=false, has-focusable=true, has-window-focus=true, is-clickable=false, is-enabled=true, is-focused=false, is-focusable=false, is-layout-requested=false, is-selected=false, layout-params=android.widget.FrameLayout$LayoutParams@YYYYYY, tag=null, root-is-layout-requested=false, has-input-connection=false, x=0.0, y=0.0, child-count=5} &#10;|&#10;+----&gt;WpkTitleBar{id=2131367096, res-name=title_bar, visibility=VISIBLE, width=1080, height=248, has-focus=false, has-focusable=true, has-window-focus=true, is-clickable=false, is-enabled=true, is-focused=false, is-focusable=false, is-layout-requested=false, is-selected=false, layout-params=androidx.constraintlayout.widget.ConstraintLayout$LayoutParams@YYYYYY, tag=null, root-is-layout-requested=false, has-input-connection=false, x=0.0, y=0.0, child-count=1} &#10;|&#10;+-----&gt;FrameLayout{id=2131367096, res-name=title_bar, visibility=VISIBLE, width=1080, height=132, has-focus=false, has-focusable=true, has-window-focus=true, is-clickable=false, is-enabled=true, is-focused=false, is-focusable=false, is-layout-requested=false, is-selected=false, layout-params=android.widget.FrameLayout$LayoutParams@YYYYYY, tag=null, root-is-layout-requested=false, has-input-connection=false, x=0.0, y=116.0, child-count=5} &#10;|&#10;+------&gt;WpkSvgImageView{id=2131364250, res-name=iv_back, visibility=GONE, width=0, height=0, has-focus=false, has-focusable=false, has-window-focus=true, is-clickable=true, is-enabled=true, is-focused=false, is-focusable=true, is-layout-requested=true, is-selected=false, layout-params=android.widget.FrameLayout$LayoutParams@YYYYYY, tag=null, root-is-layout-requested=false, has-input-connection=false, x=0.0, y=0.0} &#10;|&#10;+------&gt;WpkCommonTextView{id=2131368368, res-name=tv_title_left, visibility=VISIBLE, width=200, height=90, has-focus=false, has-focusable=true, has-window-focus=true, is-clickable=true, is-enabled=true, is-focused=false, is-focusable=true, is-layout-requested=false, is-selected=false, layout-params=android.widget.FrameLayout$LayoutParams@YYYYYY, tag=fonts/gotham_bold.ttf, root-is-layout-requested=false, has-input-connection=false, x=30.0, y=21.0, text=Cancel, input-type=0, ime-target=false, has-links=false} &#10;|&#10;+------&gt;WpkCommonTextView{id=2131368369, res-name=tv_title_name, visibility=VISIBLE, width=690, height=54, has-focus=false, has-focusable=false, has-window-focus=true, is-clickable=false, is-enabled=true, is-focused=false, is-focusable=false, is-layout-requested=false, is-selected=false, layout-params=android.widget.FrameLayout$LayoutParams@YYYYYY, tag=null, root-is-layout-requested=false, has-input-connection=false, x=195.0, y=39.0, text=Select device, input-type=0, ime-target=false, has-links=false} &#10;|&#10;+------&gt;WpkCommonTextView{id=2131368371, res-name=tv_title_right, visibility=GONE, width=0, height=0, has-focus=false, has-focusable=false, has-window-focus=true, is-clickable=true, is-enabled=true, is-focused=false, is-focusable=true, is-layout-requested=true, is-selected=false, layout-params=android.widget.FrameLayout$LayoutParams@YYYYYY, tag=fonts/gotham_bold.ttf, root-is-layout-requested=false, has-input-connection=false, x=0.0, y=0.0, text=Save, input-type=0, ime-target=false, has-links=false} &#10;|&#10;+------&gt;LinearLayout{id=-1, visibility=VISIBLE, width=30, height=132, has-focus=false, has-focusable=true, has-window-focus=true, is-clickable=false, is-enabled=true, is-focused=false, is-focusable=false, is-layout-requested=false, is-selected=false, layout-params=android.widget.FrameLayout$LayoutParams@YYYYYY, tag=null, root-is-layout-requested=false, has-input-connection=false, x=1020.0, y=0.0, child-count=2} &#10;|&#10;+-------&gt;ImageView{id=2131364655, res-name=iv_second_right, visibility=VISIBLE, width=0, height=0, has-focus=false, has-focusable=true, has-window-focus=true, is-clickable=true, is-enabled=true, is-focused=false, is-focusable=true, is-layout-requested=false, is-selected=false, layout-params=android.widget.LinearLayout$LayoutParams@YYYYYY, tag=null, root-is-layout-requested=false, has-input-connection=false, x=0.0, y=66.0} &#10;|&#10;+-------&gt;ImageView{id=2131364628, res-name=iv_right, visibility=VISIBLE, width=0, height=0, has-focus=false, has-focusable=true, has-window-focus=true, is-clickable=true, is-enabled=true, is-focused=false, is-focusable=true, is-layout-requested=false, is-selected=false, layout-params=android.widget.LinearLayout$LayoutParams@YYYYYY, tag=null, root-is-layout-requested=false, has-input-connection=false, x=30.0, y=66.0} &#10;|&#10;+----&gt;TextView{id=2131368165, res-name=tv_select_device, visibility=GONE, width=0, height=0, has-focus=false, has-focusable=false, has-window-focus=true, is-clickable=false, is-enabled=true, is-focused=false, is-focusable=false, is-layout-requested=true, is-selected=false, layout-params=androidx.constraintlayout.widget.ConstraintLayout$LayoutParams@YYYYYY, tag=fonts/gotham_book.ttf, root-is-layout-requested=false, has-input-connection=false, x=0.0, y=0.0, text=Which device will trigger this rule?, input-type=0, ime-target=false, has-links=false} &#10;|&#10;+----&gt;RecyclerView{id=2131366549, res-name=rv_device_list, visibility=GONE, width=0, height=0, has-focus=false, has-focusable=false, has-window-focus=true, is-clickable=false, is-enabled=true, is-focused=false, is-focusable=true, is-layout-requested=true, is-selected=false, layout-params=androidx.constraintlayout.widget.ConstraintLayout$LayoutParams@YYYYYY, tag=null, root-is-layout-requested=false, has-input-connection=false, x=0.0, y=0.0, child-count=0} &#10;|&#10;+----&gt;ConstraintLayout{id=2131362382, res-name=cl_empty_page, visibility=VISIBLE, width=1080, height=1888, has-focus=false, has-focusable=false, has-window-focus=true, is-clickable=false, is-enabled=true, is-focused=false, is-focusable=false, is-layout-requested=false, is-selected=false, layout-params=androidx.constraintlayout.widget.ConstraintLayout$LayoutParams@YYYYYY, tag=null, root-is-layout-requested=false, has-input-connection=false, x=0.0, y=248.0, child-count=2} &#10;|&#10;+-----&gt;ImageView{id=2131364380, res-name=iv_empty_icon, visibility=VISIBLE, width=548, height=354, has-focus=false, has-focusable=false, has-window-focus=true, is-clickable=false, is-enabled=true, is-focused=false, is-focusable=false, is-layout-requested=false, is-selected=false, layout-params=androidx.constraintlayout.widget.ConstraintLayout$LayoutParams@YYYYYY, tag=null, root-is-layout-requested=false, has-input-connection=false, x=266.0, y=615.0} &#10;|&#10;+-----&gt;TextView{id=2131367959, res-name=tv_no_empty, visibility=VISIBLE, width=680, height=125, has-focus=false, has-focusable=false, has-window-focus=true, is-clickable=false, is-enabled=true, is-focused=false, is-focusable=false, is-layout-requested=false, is-selected=false, layout-params=androidx.constraintlayout.widget.ConstraintLayout$LayoutParams@YYYYYY, tag=null, root-is-layout-requested=false, has-input-connection=false, x=200.0, y=1059.0, text=There are no devices to support&#10;the smart scenarios, input-type=0, ime-target=false, has-links=false} &#10;|&#10;+----&gt;RelativeLayout{id=2131366210, res-name=rl_loading, visibility=GONE, width=0, height=0, has-focus=false, has-focusable=false, has-window-focus=true, is-clickable=true, is-enabled=true, is-focused=false, is-focusable=true, is-layout-requested=true, is-selected=false, layout-params=androidx.constraintlayout.widget.ConstraintLayout$LayoutParams@YYYYYY, tag=null, root-is-layout-requested=false, has-input-connection=false, x=0.0, y=0.0, child-count=1} &#10;|&#10;+-----&gt;LinearLayout{id=-1, visibility=VISIBLE, width=0, height=0, has-focus=false, has-focusable=false, has-window-focus=true, is-clickable=false, is-enabled=true, is-focused=false, is-focusable=false, is-layout-requested=true, is-selected=false, layout-params=android.widget.RelativeLayout$LayoutParams@YYYYYY, tag=null, root-is-layout-requested=false, has-input-connection=false, x=0.0, y=0.0, child-count=2} &#10;|&#10;+------&gt;ProgressBar{id=2131364509, res-name=iv_loading, visibility=VISIBLE, width=0, height=0, has-focus=false, has-focusable=false, has-window-focus=true, is-clickable=false, is-enabled=true, is-focused=false, is-focusable=false, is-layout-requested=true, is-selected=false, layout-params=android.widget.LinearLayout$LayoutParams@YYYYYY, tag=null, root-is-layout-requested=false, has-input-connection=false, x=0.0, y=0.0} &#10;|&#10;+------&gt;TextView{id=2131367118, res-name=toast_tv, visibility=VISIBLE, width=0, height=0, has-focus=false, has-focusable=false, has-window-focus=true, is-clickable=false, is-enabled=true, is-focused=false, is-focusable=false, is-layout-requested=true, is-selected=false, layout-params=android.widget.LinearLayout$LayoutParams@YYYYYY, tag=null, root-is-layout-requested=false, has-input-connection=false, x=0.0, y=0.0, text=Loading..., input-type=0, ime-target=false, has-links=false} &#10;|&#10;+-&gt;h{id=2131362266, res-name=bugsee_invisible_view, visibility=VISIBLE, width=1080, height=2280, has-focus=false, has-focusable=false, has-window-focus=true, is-clickable=false, is-enabled=true, is-focused=false, is-focusable=false, is-layout-requested=false, is-selected=false, layout-params=android.widget.FrameLayout$LayoutParams@YYYYYY, tag=null, root-is-layout-requested=false, has-input-connection=false, x=0.0, y=0.0, child-count=0} &#10;|&#10;+-&gt;View{id=16908336, res-name=navigationBarBackground, visibility=VISIBLE, width=1080, height=144, has-focus=false, has-focusable=false, has-window-focus=true, is-clickable=false, is-enabled=true, is-focused=false, is-focusable=false, is-layout-requested=false, is-selected=false, layout-params=android.widget.FrameLayout$LayoutParams@YYYYYY, tag=null, root-is-layout-requested=false, has-input-connection=false, x=0.0, y=2136.0} &#10;at androidx.test.espresso.NoMatchingViewException$Builder.build(NoMatchingViewException.java:5)&#10;at androidx.test.espresso.base.DefaultFailureHandler.lambda$getNoMatchingViewExceptionTruncater$0(DefaultFailureHandler.java:5)&#10;at androidx.test.espresso.base.DefaultFailureHandler$$ExternalSyntheticLambda1.truncateExceptionMessage(Unknown Source:2)&#10;at androidx.test.espresso.base.ViewHierarchyExceptionHandler.handleSafely(ViewHierarchyExceptionHandler.java:5)&#10;at androidx.test.espresso.base.ViewHierarchyExceptionHandler.handleSafely(ViewHierarchyExceptionHandler.java:1)&#10;at androidx.test.espresso.base.DefaultFailureHandler$TypedFailureHandler.handle(DefaultFailureHandler.java:4)&#10;at androidx.test.espresso.base.DefaultFailureHandler.handle(DefaultFailureHandler.java:5)&#10;at androidx.test.espresso.ViewInteraction.waitForAndHandleInteractionResults(ViewInteraction.java:8)&#10;at androidx.test.espresso.ViewInteraction.check(ViewInteraction.java:12)&#10;at com.roku.rokuhome.test.utils.Utilities.isElementDisplayed(Utilities.kt:90)&#10;at com.roku.rokuhome.test.utils.pageUtils.RuleUtils.clickOnSaveTriggerButton(RuleUtils.kt:1139)&#10;at com.roku.rokuhome.test.utils.pageUtils.RuleUtils.createDeviceTriggerRule(RuleUtils.kt:633)&#10;at com.roku.rokuhome.test.utils.pageUtils.RuleUtils.updateDeviceTriggerRuleScenarioSetup(RuleUtils.kt:716)&#10;at com.roku.rokuhome.test.stepDefs.CommonStepDefinitions.prerequisitesToUpdateDeviceTriggerRuleScenario(CommonStepDefinitions.kt:355)&#10;at ✽.Home screen displayed to test delete &quot;TestDeviceTriggerRule&quot; device trigger rule(file:features/device-trigger-rules.feature:78)&#10;" calcext:value-type="string">
            <text:p>androidx.test.espresso.NoMatchingViewException: No views in hierarchy found matching: view.getId() is &lt;2131368130/com.roku.rokuhome:id/tv_save_trigger&gt;</text:p>
            <text:p/>
            <text:p>View Hierarchy:</text:p>
            <text:p>+&gt;DecorView{id=-1, visibility=VISIBLE, width=1080, height=2280, has-focus=false, has-focusable=true, has-window-focus=true, is-clickable=false, is-enabled=true, is-focused=false, is-focusable=false, is-layout-requested=false, is-selected=false, layout-params={(0,0)(fillxfill) ty=BASE_APPLICATION wanim=0x1030303</text:p>
            <text:p>  fl=81810100</text:p>
            <text:p>  pfl=10020040</text:p>
            <text:p>  bhv=DEFAULT</text:p>
            <text:p>  fitSides= naviIconColor=0}, tag=null, root-is-layout-requested=false, has-input-connection=false, x=0.0, y=0.0, child-count=3} </text:p>
            <text:p>|</text:p>
            <text:p>+-&gt;LinearLayout{id=-1, visibility=VISIBLE, width=1080, height=2136, has-focus=false, has-focusable=true, has-window-focus=true, is-clickable=false, is-enabled=true, is-focused=false, is-focusable=false, is-layout-requested=false, is-selected=false, layout-params=android.widget.FrameLayout$LayoutParams@YYYYYY, tag=null, root-is-layout-requested=false, has-input-connection=false, x=0.0, y=0.0, child-count=2} </text:p>
            <text:p>|</text:p>
            <text:p>+--&gt;ViewStub{id=16908722, res-name=action_mode_bar_stub, visibility=GONE, width=0, height=0, has-focus=false, has-focusable=false, has-window-focus=true, is-clickable=false, is-enabled=true, is-focused=false, is-focusable=false, is-layout-requested=true, is-selected=false, layout-params=android.widget.LinearLayout$LayoutParams@YYYYYY, tag=null, root-is-layout-requested=false, has-input-connection=false, x=0.0, y=0.0} </text:p>
            <text:p>|</text:p>
            <text:p>+--&gt;FrameLayout{id=16908290, res-name=content, visibility=VISIBLE, width=1080, height=2136, has-focus=false, has-focusable=true, has-window-focus=true, is-clickable=false, is-enabled=true, is-focused=false, is-focusable=false, is-layout-requested=false, is-selected=false, layout-params=android.widget.LinearLayout$LayoutParams@YYYYYY, tag=null, root-is-layout-requested=false, has-input-connection=false, x=0.0, y=0.0, child-count=1} </text:p>
            <text:p>|</text:p>
            <text:p>+---&gt;ConstraintLayout{id=-1, visibility=VISIBLE, width=1080, height=2136, has-focus=false, has-focusable=true, has-window-focus=true, is-clickable=false, is-enabled=true, is-focused=false, is-focusable=false, is-layout-requested=false, is-selected=false, layout-params=android.widget.FrameLayout$LayoutParams@YYYYYY, tag=null, root-is-layout-requested=false, has-input-connection=false, x=0.0, y=0.0, child-count=5} </text:p>
            <text:p>|</text:p>
            <text:p>+----&gt;WpkTitleBar{id=2131367096, res-name=title_bar, visibility=VISIBLE, width=1080, height=248, has-focus=false, has-focusable=true, has-window-focus=true, is-clickable=false, is-enabled=true, is-focused=false, is-focusable=false, is-layout-requested=false, is-selected=false, layout-params=androidx.constraintlayout.widget.ConstraintLayout$LayoutParams@YYYYYY, tag=null, root-is-layout-requested=false, has-input-connection=false, x=0.0, y=0.0, child-count=1} </text:p>
            <text:p>|</text:p>
            <text:p>+-----&gt;FrameLayout{id=2131367096, res-name=title_bar, visibility=VISIBLE, width=1080, height=132, has-focus=false, has-focusable=true, has-window-focus=true, is-clickable=false, is-enabled=true, is-focused=false, is-focusable=false, is-layout-requested=false, is-selected=false, layout-params=android.widget.FrameLayout$LayoutParams@YYYYYY, tag=null, root-is-layout-requested=false, has-input-connection=false, x=0.0, y=116.0, child-count=5} </text:p>
            <text:p>|</text:p>
            <text:p>+------&gt;WpkSvgImageView{id=2131364250, res-name=iv_back, visibility=GONE, width=0, height=0, has-focus=false, has-focusable=false, has-window-focus=true, is-clickable=true, is-enabled=true, is-focused=false, is-focusable=true, is-layout-requested=true, is-selected=false, layout-params=android.widget.FrameLayout$LayoutParams@YYYYYY, tag=null, root-is-layout-requested=false, has-input-connection=false, x=0.0, y=0.0} </text:p>
            <text:p>|</text:p>
            <text:p>+------&gt;WpkCommonTextView{id=2131368368, res-name=tv_title_left, visibility=VISIBLE, width=200, height=90, has-focus=false, has-focusable=true, has-window-focus=true, is-clickable=true, is-enabled=true, is-focused=false, is-focusable=true, is-layout-requested=false, is-selected=false, layout-params=android.widget.FrameLayout$LayoutParams@YYYYYY, tag=fonts/gotham_bold.ttf, root-is-layout-requested=false, has-input-connection=false, x=30.0, y=21.0, text=Cancel, input-type=0, ime-target=false, has-links=false} </text:p>
            <text:p>|</text:p>
            <text:p>+------&gt;WpkCommonTextView{id=2131368369, res-name=tv_title_name, visibility=VISIBLE, width=690, height=54, has-focus=false, has-focusable=false, has-window-focus=true, is-clickable=false, is-enabled=true, is-focused=false, is-focusable=false, is-layout-requested=false, is-selected=false, layout-params=android.widget.FrameLayout$LayoutParams@YYYYYY, tag=null, root-is-layout-requested=false, has-input-connection=false, x=195.0, y=39.0, text=Select device, input-type=0, ime-target=false, has-links=false} </text:p>
            <text:p>|</text:p>
            <text:p>+------&gt;WpkCommonTextView{id=2131368371, res-name=tv_title_right, visibility=GONE, width=0, height=0, has-focus=false, has-focusable=false, has-window-focus=true, is-clickable=true, is-enabled=true, is-focused=false, is-focusable=true, is-layout-requested=true, is-selected=false, layout-params=android.widget.FrameLayout$LayoutParams@YYYYYY, tag=fonts/gotham_bold.ttf, root-is-layout-requested=false, has-input-connection=false, x=0.0, y=0.0, text=Save, input-type=0, ime-target=false, has-links=false} </text:p>
            <text:p>|</text:p>
            <text:p>+------&gt;LinearLayout{id=-1, visibility=VISIBLE, width=30, height=132, has-focus=false, has-focusable=true, has-window-focus=true, is-clickable=false, is-enabled=true, is-focused=false, is-focusable=false, is-layout-requested=false, is-selected=false, layout-params=android.widget.FrameLayout$LayoutParams@YYYYYY, tag=null, root-is-layout-requested=false, has-input-connection=false, x=1020.0, y=0.0, child-count=2} </text:p>
            <text:p>|</text:p>
            <text:p>+-------&gt;ImageView{id=2131364655, res-name=iv_second_right, visibility=VISIBLE, width=0, height=0, has-focus=false, has-focusable=true, has-window-focus=true, is-clickable=true, is-enabled=true, is-focused=false, is-focusable=true, is-layout-requested=false, is-selected=false, layout-params=android.widget.LinearLayout$LayoutParams@YYYYYY, tag=null, root-is-layout-requested=false, has-input-connection=false, x=0.0, y=66.0} </text:p>
            <text:p>|</text:p>
            <text:p>+-------&gt;ImageView{id=2131364628, res-name=iv_right, visibility=VISIBLE, width=0, height=0, has-focus=false, has-focusable=true, has-window-focus=true, is-clickable=true, is-enabled=true, is-focused=false, is-focusable=true, is-layout-requested=false, is-selected=false, layout-params=android.widget.LinearLayout$LayoutParams@YYYYYY, tag=null, root-is-layout-requested=false, has-input-connection=false, x=30.0, y=66.0} </text:p>
            <text:p>|</text:p>
            <text:p>+----&gt;TextView{id=2131368165, res-name=tv_select_device, visibility=GONE, width=0, height=0, has-focus=false, has-focusable=false, has-window-focus=true, is-clickable=false, is-enabled=true, is-focused=false, is-focusable=false, is-layout-requested=true, is-selected=false, layout-params=androidx.constraintlayout.widget.ConstraintLayout$LayoutParams@YYYYYY, tag=fonts/gotham_book.ttf, root-is-layout-requested=false, has-input-connection=false, x=0.0, y=0.0, text=Which device will trigger this rule?, input-type=0, ime-target=false, has-links=false} </text:p>
            <text:p>|</text:p>
            <text:p>+----&gt;RecyclerView{id=2131366549, res-name=rv_device_list, visibility=GONE, width=0, height=0, has-focus=false, has-focusable=false, has-window-focus=true, is-clickable=false, is-enabled=true, is-focused=false, is-focusable=true, is-layout-requested=true, is-selected=false, layout-params=androidx.constraintlayout.widget.ConstraintLayout$LayoutParams@YYYYYY, tag=null, root-is-layout-requested=false, has-input-connection=false, x=0.0, y=0.0, child-count=0} </text:p>
            <text:p>|</text:p>
            <text:p>+----&gt;ConstraintLayout{id=2131362382, res-name=cl_empty_page, visibility=VISIBLE, width=1080, height=1888, has-focus=false, has-focusable=false, has-window-focus=true, is-clickable=false, is-enabled=true, is-focused=false, is-focusable=false, is-layout-requested=false, is-selected=false, layout-params=androidx.constraintlayout.widget.ConstraintLayout$LayoutParams@YYYYYY, tag=null, root-is-layout-requested=false, has-input-connection=false, x=0.0, y=248.0, child-count=2} </text:p>
            <text:p>|</text:p>
            <text:p>+-----&gt;ImageView{id=2131364380, res-name=iv_empty_icon, visibility=VISIBLE, width=548, height=354, has-focus=false, has-focusable=false, has-window-focus=true, is-clickable=false, is-enabled=true, is-focused=false, is-focusable=false, is-layout-requested=false, is-selected=false, layout-params=androidx.constraintlayout.widget.ConstraintLayout$LayoutParams@YYYYYY, tag=null, root-is-layout-requested=false, has-input-connection=false, x=266.0, y=615.0} </text:p>
            <text:p>|</text:p>
            <text:p>+-----&gt;TextView{id=2131367959, res-name=tv_no_empty, visibility=VISIBLE, width=680, height=125, has-focus=false, has-focusable=false, has-window-focus=true, is-clickable=false, is-enabled=true, is-focused=false, is-focusable=false, is-layout-requested=false, is-selected=false, layout-params=androidx.constraintlayout.widget.ConstraintLayout$LayoutParams@YYYYYY, tag=null, root-is-layout-requested=false, has-input-connection=false, x=200.0, y=1059.0, text=There are no devices to support</text:p>
            <text:p>the smart scenarios, input-type=0, ime-target=false, has-links=false} </text:p>
            <text:p>|</text:p>
            <text:p>+----&gt;RelativeLayout{id=2131366210, res-name=rl_loading, visibility=GONE, width=0, height=0, has-focus=false, has-focusable=false, has-window-focus=true, is-clickable=true, is-enabled=true, is-focused=false, is-focusable=true, is-layout-requested=true, is-selected=false, layout-params=androidx.constraintlayout.widget.ConstraintLayout$LayoutParams@YYYYYY, tag=null, root-is-layout-requested=false, has-input-connection=false, x=0.0, y=0.0, child-count=1} </text:p>
            <text:p>|</text:p>
            <text:p>+-----&gt;LinearLayout{id=-1, visibility=VISIBLE, width=0, height=0, has-focus=false, has-focusable=false, has-window-focus=true, is-clickable=false, is-enabled=true, is-focused=false, is-focusable=false, is-layout-requested=true, is-selected=false, layout-params=android.widget.RelativeLayout$LayoutParams@YYYYYY, tag=null, root-is-layout-requested=false, has-input-connection=false, x=0.0, y=0.0, child-count=2} </text:p>
            <text:p>|</text:p>
            <text:p>+------&gt;ProgressBar{id=2131364509, res-name=iv_loading, visibility=VISIBLE, width=0, height=0, has-focus=false, has-focusable=false, has-window-focus=true, is-clickable=false, is-enabled=true, is-focused=false, is-focusable=false, is-layout-requested=true, is-selected=false, layout-params=android.widget.LinearLayout$LayoutParams@YYYYYY, tag=null, root-is-layout-requested=false, has-input-connection=false, x=0.0, y=0.0} </text:p>
            <text:p>|</text:p>
            <text:p>+------&gt;TextView{id=2131367118, res-name=toast_tv, visibility=VISIBLE, width=0, height=0, has-focus=false, has-focusable=false, has-window-focus=true, is-clickable=false, is-enabled=true, is-focused=false, is-focusable=false, is-layout-requested=true, is-selected=false, layout-params=android.widget.LinearLayout$LayoutParams@YYYYYY, tag=null, root-is-layout-requested=false, has-input-connection=false, x=0.0, y=0.0, text=Loading..., input-type=0, ime-target=false, has-links=false} </text:p>
            <text:p>|</text:p>
            <text:p>+-&gt;h{id=2131362266, res-name=bugsee_invisible_view, visibility=VISIBLE, width=1080, height=2280, has-focus=false, has-focusable=false, has-window-focus=true, is-clickable=false, is-enabled=true, is-focused=false, is-focusable=false, is-layout-requested=false, is-selected=false, layout-params=android.widget.FrameLayout$LayoutParams@YYYYYY, tag=null, root-is-layout-requested=false, has-input-connection=false, x=0.0, y=0.0, child-count=0} </text:p>
            <text:p>|</text:p>
            <text:p>+-&gt;View{id=16908336, res-name=navigationBarBackground, visibility=VISIBLE, width=1080, height=144, has-focus=false, has-focusable=false, has-window-focus=true, is-clickable=false, is-enabled=true, is-focused=false, is-focusable=false, is-layout-requested=false, is-selected=false, layout-params=android.widget.FrameLayout$LayoutParams@YYYYYY, tag=null, root-is-layout-requested=false, has-input-connection=false, x=0.0, y=2136.0} </text:p>
            <text:p>at androidx.test.espresso.NoMatchingViewException$Builder.build(NoMatchingViewException.java:5)</text:p>
            <text:p>at androidx.test.espresso.base.DefaultFailureHandler.lambda$getNoMatchingViewExceptionTruncater$0(DefaultFailureHandler.java:5)</text:p>
            <text:p>at androidx.test.espresso.base.DefaultFailureHandler$$ExternalSyntheticLambda1.truncateExceptionMessage(Unknown Source:2)</text:p>
            <text:p>at androidx.test.espresso.base.ViewHierarchyExceptionHandler.handleSafely(ViewHierarchyExceptionHandler.java:5)</text:p>
            <text:p>at androidx.test.espresso.base.ViewHierarchyExceptionHandler.handleSafely(ViewHierarchyExceptionHandler.java:1)</text:p>
            <text:p>at androidx.test.espresso.base.DefaultFailureHandler$TypedFailureHandler.handle(DefaultFailureHandler.java:4)</text:p>
            <text:p>at androidx.test.espresso.base.DefaultFailureHandler.handle(DefaultFailureHandler.java:5)</text:p>
            <text:p>at androidx.test.espresso.ViewInteraction.waitForAndHandleInteractionResults(ViewInteraction.java:8)</text:p>
            <text:p>at androidx.test.espresso.ViewInteraction.check(ViewInteraction.java:12)</text:p>
            <text:p>at com.roku.rokuhome.test.utils.Utilities.isElementDisplayed(Utilities.kt:90)</text:p>
            <text:p>at com.roku.rokuhome.test.utils.pageUtils.RuleUtils.clickOnSaveTriggerButton(RuleUtils.kt:1139)</text:p>
            <text:p>at com.roku.rokuhome.test.utils.pageUtils.RuleUtils.createDeviceTriggerRule(RuleUtils.kt:633)</text:p>
            <text:p>at com.roku.rokuhome.test.utils.pageUtils.RuleUtils.updateDeviceTriggerRuleScenarioSetup(RuleUtils.kt:716)</text:p>
            <text:p>at com.roku.rokuhome.test.stepDefs.CommonStepDefinitions.prerequisitesToUpdateDeviceTriggerRuleScenario(CommonStepDefinitions.kt:355)</text:p>
            <text:p>at ✽.Home screen displayed to test delete "TestDeviceTriggerRule" device trigger rule(file:features/device-trigger-rules.feature:78)</text:p>
            <text:p/>
          </table:table-cell>
        </table:table-row>
        <table:table-row table:style-name="ro8">
          <table:table-cell office:value-type="string" calcext:value-type="string">
            <text:p>cucumber.runtime.formatter.JUnitFormatter</text:p>
          </table:table-cell>
          <table:table-cell office:value-type="string" calcext:value-type="string">
            <text:p>Validate Cancelled Device Trigger Delete Rule on Home Screen</text:p>
          </table:table-cell>
          <table:table-cell office:value-type="string" calcext:value-type="string">
            <text:p>unknown</text:p>
          </table:table-cell>
          <table:table-cell office:value-type="float" office:value="33.217623" calcext:value-type="float">
            <text:p>33.217623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office:string-value="androidx.test.espresso.NoMatchingViewException: No views in hierarchy found matching: view.getId() is &lt;2131367747/com.roku.rokuhome:id/tv_go_message_center&gt;&#10;&#10;View Hierarchy:&#10;+&gt;DecorView{id=-1, visibility=VISIBLE, width=1080, height=2280, has-focus=true, has-focusable=true, has-window-focus=true, is-clickable=false, is-enabled=true, is-focused=false, is-focusable=false, is-layout-requested=false, is-selected=false, layout-params={(0,0)(fillxfill) sim={adjust=pan} ty=BASE_APPLICATION wanim=0x1030303&#10;  fl=81810100&#10;  pfl=10020040&#10;  bhv=DEFAULT&#10;  fitSides= naviIconColor=0&#10;  sfl=100000}, tag=null, root-is-layout-requested=false, has-input-connection=false, x=0.0, y=0.0, child-count=4} &#10;|&#10;+-&gt;LinearLayout{id=-1, visibility=VISIBLE, width=1080, height=2136, has-focus=true, has-focusable=true, has-window-focus=true, is-clickable=false, is-enabled=true, is-focused=false, is-focusable=false, is-layout-requested=false, is-selected=false, layout-params=android.widget.FrameLayout$LayoutParams@YYYYYY, tag=null, root-is-layout-requested=false, has-input-connection=false, x=0.0, y=0.0, child-count=2} &#10;|&#10;+--&gt;ViewStub{id=16908722, res-name=action_mode_bar_stub, visibility=GONE, width=0, height=0, has-focus=false, has-focusable=false, has-window-focus=true, is-clickable=false, is-enabled=true, is-focused=false, is-focusable=false, is-layout-requested=true, is-selected=false, layout-params=android.widget.LinearLayout$LayoutParams@YYYYYY, tag=null, root-is-layout-requested=false, has-input-connection=false, x=0.0, y=0.0} &#10;|&#10;+--&gt;FrameLayout{id=-1, visibility=VISIBLE, width=1080, height=2019, has-focus=true, has-focusable=true, has-window-focus=true, is-clickable=false, is-enabled=true, is-focused=false, is-focusable=false, is-layout-requested=false, is-selected=false, layout-params=android.widget.LinearLayout$LayoutParams@YYYYYY, tag=null, root-is-layout-requested=false, has-input-connection=false, x=0.0, y=117.0, child-count=1} &#10;|&#10;+---&gt;FitWindowsLinearLayout{id=2131361985, res-name=action_bar_root, visibility=VISIBLE, width=1080, height=2019, has-focus=true, has-focusable=true, has-window-focus=true, is-clickable=false, is-enabled=true, is-focused=false, is-focusable=false, is-layout-requested=false, is-selected=false, layout-params=android.widget.FrameLayout$LayoutParams@YYYYYY, tag=null, root-is-layout-requested=false, has-input-connection=false, x=0.0, y=0.0, child-count=2} &#10;|&#10;+----&gt;ViewStubCompat{id=2131362005, res-name=action_mode_bar_stub, visibility=GONE, width=0, height=0, has-focus=false, has-focusable=false, has-window-focus=true, is-clickable=false, is-enabled=true, is-focused=false, is-focusable=false, is-layout-requested=true, is-selected=false, layout-params=android.widget.LinearLayout$LayoutParams@YYYYYY, tag=null, root-is-layout-requested=false, has-input-connection=false, x=0.0, y=0.0} &#10;|&#10;+----&gt;ContentFrameLayout{id=16908290, res-name=content, visibility=VISIBLE, width=1080, height=2019, has-focus=true, has-focusable=true, has-window-focus=true, is-clickable=false, is-enabled=true, is-focused=false, is-focusable=false, is-layout-requested=false, is-selected=false, layout-params=android.widget.LinearLayout$LayoutParams@YYYYYY, tag=null, root-is-layout-requested=false, has-input-connection=false, x=0.0, y=0.0, child-count=1} &#10;|&#10;+-----&gt;ConstraintLayout{id=-1, visibility=VISIBLE, width=1080, height=2019, has-focus=true, has-focusable=true, has-window-focus=true, is-clickable=false, is-enabled=true, is-focused=false, is-focusable=false, is-layout-requested=false, is-selected=false, layout-params=android.widget.FrameLayout$LayoutParams@YYYYYY, tag=null, root-is-layout-requested=false, has-input-connection=false, x=0.0, y=0.0, child-count=1} &#10;|&#10;+------&gt;FragmentContainerView{id=2131365483, res-name=nav_host_fragment, visibility=VISIBLE, width=1080, height=2019, has-focus=true, has-focusable=true, has-window-focus=true, is-clickable=false, is-enabled=true, is-focused=false, is-focusable=false, is-layout-requested=false, is-selected=false, layout-params=androidx.constraintlayout.widget.ConstraintLayout$LayoutParams@YYYYYY, tag=null, root-is-layout-requested=false, has-input-connection=false, x=0.0, y=0.0, child-count=1} &#10;|&#10;+-------&gt;ScrollView{id=-1, visibility=VISIBLE, width=1080, height=2019, has-focus=true, has-focusable=true, has-window-focus=true, is-clickable=false, is-enabled=true, is-focused=false, is-focusable=true, is-layout-requested=false, is-selected=false, layout-params=android.widget.FrameLayout$LayoutParams@YYYYYY, tag=null, root-is-layout-requested=false, has-input-connection=false, x=0.0, y=0.0, child-count=1} &#10;|&#10;+--------&gt;ConstraintLayout{id=2131365578, res-name=parent_layout, visibility=VISIBLE, width=1080, height=2019, has-focus=true, has-focusable=true, has-window-focus=true, is-clickable=false, is-enabled=true, is-focused=false, is-focusable=true, is-layout-requested=false, is-selected=false, layout-params=android.widget.FrameLayout$LayoutParams@YYYYYY, tag=null, root-is-layout-requested=false, has-input-connection=false, x=0.0, y=0.0, child-count=15} &#10;|&#10;+---------&gt;Guideline{id=2131367145, res-name=top_guideline, visibility=GONE, width=0, height=0, has-focus=false, has-focusable=false, has-window-focus=true, is-clickable=false, is-enabled=true, is-focused=false, is-focusable=false, is-layout-requested=false, is-selected=false, layout-params=androidx.constraintlayout.widget.ConstraintLayout$LayoutParams@YYYYYY, tag=null, root-is-layout-requested=false, has-input-connection=false, x=0.0, y=101.0} &#10;|&#10;+---------&gt;Guideline{id=2131362330, res-name=center_guideline, visibility=GONE, width=0, height=0, has-focus=false, has-focusable=false, has-window-focus=true, is-clickable=false, is-enabled=true, is-focused=false, is-focusable=false, is-layout-requested=false, is-selected=false, layout-params=androidx.constraintlayout.widget.ConstraintLayout$LayoutParams@YYYYYY, tag=null, root-is-layout-requested=false, has-input-connection=false, x=0.0, y=1010.0} &#10;|&#10;+---------&gt;Guideline{id=2131366916, res-name=start_guideline, visibility=GONE, width=0, height=0, has-focus=false, has-focusable=false, has-window-focus=true, is-clickable=false, is-enabled=true, is-focused=false, is-focusable=false, is-layout-requested=false, is-selected=false, layout-params=androidx.constraintlayout.widget.ConstraintLayout$LayoutParams@YYYYYY, tag=null, root-is-layout-requested=false, has-input-connection=false, x=54.0, y=0.0} &#10;|&#10;+---------&gt;Guideline{id=2131363016, res-name=end_guideline, visibility=GONE, width=0, height=0, has-focus=false, has-focusable=false, has-window-focus=true, is-clickable=false, is-enabled=true, is-focused=false, is-focusable=false, is-layout-requested=false, is-selected=false, layout-params=androidx.constraintlayout.widget.ConstraintLayout$LayoutParams@YYYYYY, tag=null, root-is-layout-requested=false, has-input-connection=false, x=1026.0, y=0.0} &#10;|&#10;+---------&gt;Guideline{id=2131362180, res-name=bottom_guideline, visibility=GONE, width=0, height=0, has-focus=false, has-focusable=false, has-window-focus=true, is-clickable=false, is-enabled=true, is-focused=false, is-focusable=false, is-layout-requested=false, is-selected=false, layout-params=androidx.constraintlayout.widget.ConstraintLayout$LayoutParams@YYYYYY, tag=null, root-is-layout-requested=false, has-input-connection=false, x=0.0, y=1878.0} &#10;|&#10;+---------&gt;ShapeableImageView{id=2131366510, res-name=roku_logo_image_view, visibility=VISIBLE, width=846, height=81, has-focus=false, has-focusable=false, has-window-focus=true, is-clickable=false, is-enabled=true, is-focused=false, is-focusable=false, is-layout-requested=false, is-selected=false, layout-params=androidx.constraintlayout.widget.ConstraintLayout$LayoutParams@YYYYYY, tag=null, root-is-layout-requested=false, has-input-connection=false, x=117.0, y=155.0} &#10;|&#10;+---------&gt;View{id=2131362904, res-name=divider, visibility=VISIBLE, width=936, height=4, has-focus=false, has-focusable=false, has-window-focus=true, is-clickable=false, is-enabled=true, is-focused=false, is-focusable=false, is-layout-requested=false, is-selected=false, layout-params=androidx.constraintlayout.widget.ConstraintLayout$LayoutParams@YYYYYY, tag=null, root-is-layout-requested=false, has-input-connection=false, x=72.0, y=308.0} &#10;|&#10;+---------&gt;MaterialTextView{id=2131365232, res-name=login_description_text_view, visibility=VISIBLE, width=972, height=76, has-focus=false, has-focusable=false, has-window-focus=true, is-clickable=false, is-enabled=true, is-focused=false, is-focusable=false, is-layout-requested=false, is-selected=false, layout-params=androidx.constraintlayout.widget.ConstraintLayout$LayoutParams@YYYYYY, tag=null, root-is-layout-requested=false, has-input-connection=false, x=54.0, y=382.0, text=Sign in to your Roku account, input-type=0, ime-target=false, has-links=false} &#10;|&#10;+---------&gt;MaterialTextView{id=2131365233, res-name=login_sub_description_one_text_view, visibility=VISIBLE, width=774, height=330, has-focus=false, has-focusable=true, has-window-focus=true, is-clickable=true, is-enabled=true, is-focused=false, is-focusable=true, is-layout-requested=false, is-selected=false, layout-params=androidx.constraintlayout.widget.ConstraintLayout$LayoutParams@YYYYYY, tag=null, root-is-layout-requested=false, has-input-connection=false, x=153.0, y=527.0, text=If you have a Roku TV or player, sign in&#10;with the same email you use on that&#10;device. You’ll be able to view camera&#10;feeds and smart home notifications on&#10;your TV!, input-type=0, ime-target=false, has-links=false} &#10;|&#10;+---------&gt;TextInputLayout{id=2131368683, res-name=usernameWrapper, visibility=VISIBLE, width=972, height=166, has-focus=true, has-focusable=true, has-window-focus=true, is-clickable=false, is-enabled=true, is-focused=false, is-focusable=false, is-layout-requested=false, is-selected=true, layout-params=androidx.constraintlayout.widget.ConstraintLayout$LayoutParams@YYYYYY, tag=null, root-is-layout-requested=false, has-input-connection=false, x=54.0, y=927.0, child-count=1} &#10;|&#10;+----------&gt;FrameLayout{id=-1, visibility=VISIBLE, width=972, height=166, has-focus=true, has-focusable=true, has-window-focus=true, is-clickable=false, is-enabled=true, is-focused=false, is-focusable=false, is-layout-requested=false, is-selected=true, layout-params=android.widget.LinearLayout$LayoutParams@YYYYYY, tag=null, root-is-layout-requested=false, has-input-connection=false, x=0.0, y=0.0, child-count=3} &#10;|&#10;+-----------&gt;TextInputEditText{id=2131368684, res-name=username_edit_text, visibility=VISIBLE, width=972, height=166, has-focus=true, has-focusable=true, has-window-focus=true, is-clickable=true, is-enabled=true, is-focused=true, is-focusable=true, is-layout-requested=false, is-selected=true, layout-params=android.widget.FrameLayout$LayoutParams@YYYYYY, tag=null, root-is-layout-requested=false, has-input-connection=true, editor-info=[inputType=0x21 imeOptions=0x8000005 privateImeOptions=null actionLabel=null actionId=0 initialSelStart=0 initialSelEnd=0 initialCapsMode=0x0 hintText=Email label=null packageName=null autofillId=null fieldId=0 fieldName=null extras=Bundle[{android.support.text.emoji.emojiCompat_metadataVersion=9, android.support.text.emoji.emojiCompat_replaceAll=false}] hintLocales=null contentMimeTypes=null ], x=0.0, y=0.0, text=, hint=Email, input-type=33, ime-target=true, has-links=false} &#10;|&#10;+-----------&gt;StartCompoundLayout{id=-1, visibility=GONE, width=0, height=0, has-focus=false, has-focusable=false, has-window-focus=true, is-clickable=false, is-enabled=true, is-focused=false, is-focusable=false, is-layout-requested=true, is-selected=true, layout-params=android.widget.FrameLayout$LayoutParams@YYYYYY, tag=null, root-is-layout-requested=false, has-input-connection=false, x=0.0, y=0.0, child-count=2} &#10;|&#10;+------------&gt;CheckableImageButton{id=2131367058, res-name=text_input_start_icon, visibility=GONE, width=0, height=0, has-focus=false, has-focusable=false, has-window-focus=true, is-clickable=false, is-enabled=true, is-focused=false, is-focusable=false, is-layout-requested=true, is-selected=true, layout-params=android.widget.LinearLayout$LayoutParams@YYYYYY, tag=null, root-is-layout-requested=false, has-input-connection=false, x=0.0, y=0.0, is-checked=false} &#10;|&#10;+------------&gt;AppCompatTextView{id=2131367066, res-name=textinput_prefix_text, visibility=GONE, width=0, height=0, has-focus=false, has-focusable=false, has-window-focus=true, is-clickable=false, is-enabled=true, is-focused=false, is-focusable=false, is-layout-requested=true, is-selected=true, layout-params=android.widget.LinearLayout$LayoutParams@YYYYYY, tag=null, root-is-layout-requested=false, has-input-connection=false, x=0.0, y=0.0, text=, input-type=0, ime-target=false, has-links=false} &#10;|&#10;+-----------&gt;EndCompoundLayout{id=-1, visibility=GONE, width=0, height=0, has-focus=false, has-focusable=false, has-window-focus=true, is-clickable=false, is-enabled=true, is-focused=false, is-focusable=false, is-layout-requested=true, is-selected=true, layout-params=android.widget.FrameLayout$LayoutParams@YYYYYY, tag=null, root-is-layout-requested=false, has-input-connection=false, x=0.0, y=0.0, child-count=3} &#10;|&#10;+------------&gt;AppCompatTextView{id=2131367067, res-name=textinput_suffix_text, visibility=GONE, width=0, height=0, has-focus=false, has-focusable=false, has-window-focus=true, is-clickable=false, is-enabled=true, is-focused=false, is-focusable=false, is-layout-requested=true, is-selected=true, layout-params=android.widget.LinearLayout$LayoutParams@YYYYYY, tag=null, root-is-layout-requested=false, has-input-connection=false, x=0.0, y=0.0, text=, input-type=0, ime-target=false, has-links=false} &#10;|&#10;+------------&gt;FrameLayout{id=-1, visibility=GONE, width=0, height=0, has-focus=false, has-focusable=false, has-window-focus=true, is-clickable=false, is-enabled=true, is-focused=false, is-focusable=false, is-layout-requested=true, is-selected=true, layout-params=android.widget.LinearLayout$LayoutParams@YYYYYY, tag=null, root-is-layout-requested=false, has-input-connection=false, x=0.0, y=0.0, child-count=1} &#10;|&#10;+-------------&gt;CheckableImageButton{id=2131367056, res-name=text_input_end_icon, visibility=GONE, width=0, height=0, has-focus=false, has-focusable=false, has-window-focus=true, is-clickable=true, is-enabled=true, is-focused=false, is-focusable=true, is-layout-requested=true, is-selected=true, layout-params=android.widget.FrameLayout$LayoutParams@YYYYYY, tag=null, root-is-layout-requested=false, has-input-connection=false, x=0.0, y=0.0, is-checked=false} &#10;|&#10;+------------&gt;CheckableImageButton{id=2131367057, res-name=text_input_error_icon, desc=Error, visibility=GONE, width=0, height=0, has-focus=false, has-focusable=false, has-window-focus=true, is-clickable=false, is-enabled=true, is-focused=false, is-focusable=false, is-layout-requested=true, is-selected=true, layout-params=android.widget.LinearLayout$LayoutParams@YYYYYY, tag=null, root-is-layout-requested=false, has-input-connection=false, x=0.0, y=0.0, is-checked=false} &#10;|&#10;+---------&gt;TextInputLayout{id=2131365580, res-name=passwordWrapper, visibility=VISIBLE, width=972, height=166, has-focus=false, has-focusable=true, has-window-focus=true, is-clickable=false, is-enabled=true, is-focused=false, is-focusable=false, is-layout-requested=false, is-selected=false, layout-params=androidx.constraintlayout.widget.ConstraintLayout$LayoutParams@YYYYYY, tag=null, root-is-layout-requested=false, has-input-connection=false, x=54.0, y=1147.0, child-count=1} &#10;|&#10;+----------&gt;FrameLayout{id=-1, visibility=VISIBLE, width=972, height=166, has-focus=false, has-focusable=true, has-window-focus=true, is-clickable=false, is-enabled=true, is-focused=false, is-focusable=false, is-layout-requested=false, is-selected=false, layout-params=android.widget.LinearLayout$LayoutParams@YYYYYY, tag=null, root-is-layout-requested=false, has-input-connection=false, x=0.0, y=0.0, child-count=3} &#10;|&#10;+-----------&gt;TextInputEditText{id=2131365582, res-name=password_edit_text, visibility=VISIBLE, width=972, height=166, has-focus=false, has-focusable=true, has-window-focus=true, is-clickable=true, is-enabled=true, is-focused=false, is-focusable=true, is-layout-requested=false, is-selected=false, layout-params=android.widget.FrameLayout$LayoutParams@YYYYYY, tag=null, root-is-layout-requested=false, has-input-connection=true, editor-info=[inputType=0x81 imeOptions=0x4000006 privateImeOptions=null actionLabel=null actionId=0 initialSelStart=0 initialSelEnd=0 initialCapsMode=0x0 hintText=Password label=null packageName=null autofillId=null fieldId=0 fieldName=null extras=Bundle[{android.support.text.emoji.emojiCompat_metadataVersion=9, android.support.text.emoji.emojiCompat_replaceAll=false}] hintLocales=null contentMimeTypes=null ], x=0.0, y=0.0, text=, hint=Password, input-type=129, ime-target=false, has-links=false} &#10;|&#10;+-----------&gt;StartCompoundLayout{id=-1, visibility=GONE, width=0, height=0, has-focus=false, has-focusable=false, has-window-focus=true, is-clickable=false, is-enabled=true, is-focused=false, is-focusable=false, is-layout-requested=true, is-selected=false, layout-params=android.widget.FrameLayout$LayoutParams@YYYYYY, tag=null, root-is-layout-requested=false, has-input-connection=false, x=0.0, y=0.0, child-count=2} &#10;|&#10;+------------&gt;CheckableImageButton{id=2131367058, res-name=text_input_start_icon, visibility=GONE, width=0, height=0, has-focus=false, has-focusable=false, has-window-focus=true, is-clickable=false, is-enabled=true, is-focused=false, is-focusable=false, is-layout-requested=true, is-selected=false, layout-params=android.widget.LinearLayout$LayoutParams@YYYYYY, tag=null, root-is-layout-requested=false, has-input-connection=false, x=0.0, y=0.0, is-checked=false} &#10;|&#10;+------------&gt;AppCompatTextView{id=2131367066, res-name=textinput_prefix_text, visibility=GONE, width=0, height=0, has-focus=false, has-focusable=false, has-window-focus=true, is-clickable=false, is-enabled=true, is-focused=false, is-focusable=false, is-layout-requested=true, is-selected=false, layout-params=android.widget.LinearLayout$LayoutParams@YYYYYY, tag=null, root-is-layout-requested=false, has-input-connection=false, x=0.0, y=0.0, text=, input-type=0, ime-target=false, has-links=false} &#10;|&#10;+-----------&gt;EndCompoundLayout{id=-1, visibility=VISIBLE, width=156, height=166, has-focus=false, has-focusable=true, has-window-focus=true, is-clickable=false, is-enabled=true, is-focused=false, is-focusable=false, is-layout-requested=false, is-selected=false, layout-params=android.widget.FrameLayout$LayoutParams@YYYYYY, tag=null, root-is-layout-requested=false, has-input-connection=false, x=816.0, y=0.0, child-count=3} &#10;|&#10;+------------&gt;AppCompatTextView{id=2131367067, res-name=textinput_suffix_text, visibility=GONE, width=0, height=0, has-focus=false, has-focusable=false, has-window-focus=true, is-clickable=false, is-enabled=true, is-focused=false, is-focusable=false, is-layout-requested=true, is-selected=false, layout-params=android.widget.LinearLayout$LayoutParams@YYYYYY, tag=null, root-is-layout-requested=false, has-input-connection=false, x=0.0, y=0.0, text=, input-type=0, ime-target=false, has-links=false} &#10;|&#10;+------------&gt;FrameLayout{id=-1, visibility=VISIBLE, width=156, height=166, has-focus=false, has-focusable=true, has-window-focus=true, is-clickable=false, is-enabled=true, is-focused=false, is-focusable=false, is-layout-requested=false, is-selected=false, layout-params=android.widget.LinearLayout$LayoutParams@YYYYYY, tag=null, root-is-layout-requested=false, has-input-connection=false, x=0.0, y=0.0, child-count=1} &#10;|&#10;+-------------&gt;CheckableImageButton{id=2131367056, res-name=text_input_end_icon, desc=Show password, visibility=VISIBLE, width=144, height=144, has-focus=false, has-focusable=true, has-window-focus=true, is-clickable=true, is-enabled=true, is-focused=false, is-focusable=true, is-layout-requested=false, is-selected=false, layout-params=android.widget.FrameLayout$LayoutParams@YYYYYY, tag=null, root-is-layout-requested=false, has-input-connection=false, x=12.0, y=11.0, is-checked=false} &#10;|&#10;+------------&gt;CheckableImageButton{id=2131367057, res-name=text_input_error_icon, desc=Error, visibility=GONE, width=0, height=0, has-focus=false, has-focusable=false, has-window-focus=true, is-clickable=false, is-enabled=true, is-focused=false, is-focusable=false, is-layout-requested=true, is-selected=false, layout-params=android.widget.LinearLayout$LayoutParams@YYYYYY, tag=null, root-is-layout-requested=false, has-input-connection=false, x=0.0, y=0.0, is-checked=false} &#10;|&#10;+---------&gt;MaterialButton{id=2131365662, res-name=primary_button, visibility=VISIBLE, width=972, height=144, has-focus=false, has-focusable=false, has-window-focus=true, is-clickable=true, is-enabled=false, is-focused=false, is-focusable=false, is-layout-requested=false, is-selected=false, layout-params=androidx.constraintlayout.widget.ConstraintLayout$LayoutParams@YYYYYY, tag=null, root-is-layout-requested=false, has-input-connection=false, x=54.0, y=1385.0, text=Sign in, input-type=0, ime-target=false, has-links=false, is-checked=false} &#10;|&#10;+---------&gt;MaterialTextView{id=2131363203, res-name=forgot_password_text_view, visibility=VISIBLE, width=464, height=66, has-focus=false, has-focusable=true, has-window-focus=true, is-clickable=true, is-enabled=true, is-focused=false, is-focusable=true, is-layout-requested=false, is-selected=false, layout-params=androidx.constraintlayout.widget.ConstraintLayout$LayoutParams@YYYYYY, tag=null, root-is-layout-requested=false, has-input-connection=false, x=308.0, y=1601.0, text=Forgot Password?, input-type=0, ime-target=false, has-links=false} &#10;|&#10;+---------&gt;MaterialTextView{id=2131362666, res-name=create_account_description_text_view, visibility=VISIBLE, width=278, height=50, has-focus=false, has-focusable=false, has-window-focus=true, is-clickable=false, is-enabled=true, is-focused=false, is-focusable=false, is-layout-requested=false, is-selected=false, layout-params=androidx.constraintlayout.widget.ConstraintLayout$LayoutParams@YYYYYY, tag=null, root-is-layout-requested=false, has-input-connection=false, x=401.0, y=1762.0, text=New to Roku?, input-type=0, ime-target=false, has-links=false} &#10;|&#10;+---------&gt;MaterialTextView{id=2131362667, res-name=create_account_text_view, visibility=VISIBLE, width=468, height=66, has-focus=false, has-focusable=true, has-window-focus=true, is-clickable=true, is-enabled=true, is-focused=false, is-focusable=true, is-layout-requested=false, is-selected=false, layout-params=androidx.constraintlayout.widget.ConstraintLayout$LayoutParams@YYYYYY, tag=null, root-is-layout-requested=false, has-input-connection=false, x=306.0, y=1812.0, text=Create an account, input-type=0, ime-target=false, has-links=false} &#10;|&#10;+-&gt;h{id=2131362266, res-name=bugsee_invisible_view, visibility=VISIBLE, width=1080, height=2280, has-focus=false, has-focusable=false, has-window-focus=true, is-clickable=false, is-enabled=true, is-focused=false, is-focusable=false, is-layout-requested=false, is-selected=false, layout-params=android.widget.FrameLayout$LayoutParams@YYYYYY, tag=null, root-is-layout-requested=false, has-input-connection=false, x=0.0, y=0.0, child-count=0} &#10;|&#10;+-&gt;View{id=16908336, res-name=navigationBarBackground, visibility=VISIBLE, width=1080, height=144, has-focus=false, has-focusable=false, has-window-focus=true, is-clickable=false, is-enabled=true, is-focused=false, is-focusable=false, is-layout-requested=false, is-selected=false, layout-params=android.widget.FrameLayout$LayoutParams@YYYYYY, tag=null, root-is-layout-requested=false, has-input-connection=false, x=0.0, y=2136.0} &#10;|&#10;+-&gt;View{id=16908335, res-name=statusBarBackground, visibility=VISIBLE, width=1080, height=117, has-focus=false, has-focusable=false, has-window-focus=true, is-clickable=false, is-enabled=true, is-focused=false, is-focusable=false, is-layout-requested=false, is-selected=false, layout-params=android.widget.FrameLayout$LayoutParams@YYYYYY, tag=null, root-is-layout-requested=false, has-input-connection=false, x=0.0, y=0.0} &#10;at androidx.test.espresso.NoMatchingViewException$Builder.build(NoMatchingViewException.java:5)&#10;at androidx.test.espresso.base.DefaultFailureHandler.lambda$getNoMatchingViewExceptionTruncater$0(DefaultFailureHandler.java:5)&#10;at androidx.test.espresso.base.DefaultFailureHandler$$ExternalSyntheticLambda1.truncateExceptionMessage(Unknown Source:2)&#10;at androidx.test.espresso.base.ViewHierarchyExceptionHandler.handleSafely(ViewHierarchyExceptionHandler.java:5)&#10;at androidx.test.espresso.base.ViewHierarchyExceptionHandler.handleSafely(ViewHierarchyExceptionHandler.java:1)&#10;at androidx.test.espresso.base.DefaultFailureHandler$TypedFailureHandler.handle(DefaultFailureHandler.java:4)&#10;at androidx.test.espresso.base.DefaultFailureHandler.handle(DefaultFailureHandler.java:5)&#10;at androidx.test.espresso.ViewInteraction.waitForAndHandleInteractionResults(ViewInteraction.java:8)&#10;at androidx.test.espresso.ViewInteraction.check(ViewInteraction.java:12)&#10;at com.roku.rokuhome.test.utils.Utilities.isElementDisplayed(Utilities.kt:90)&#10;at com.roku.rokuhome.test.utils.pageUtils.HomeScreenUtils.validateHomeScreen(HomeScreenUtils.kt:57)&#10;at com.roku.rokuhome.test.utils.pageUtils.RuleUtils.ruleScenarioSetup(RuleUtils.kt:493)&#10;at com.roku.rokuhome.test.utils.pageUtils.RuleUtils.updateDeviceTriggerRuleScenarioSetup(RuleUtils.kt:715)&#10;at com.roku.rokuhome.test.stepDefs.CommonStepDefinitions.prerequisitesToUpdateDeviceTriggerRuleScenario(CommonStepDefinitions.kt:355)&#10;at ✽.Home screen displayed to test delete &quot;TestDeviceTriggerRule&quot; device trigger rule(file:features/device-trigger-rules.feature:94)&#10;" calcext:value-type="string">
            <text:p>androidx.test.espresso.NoMatchingViewException: No views in hierarchy found matching: view.getId() is &lt;2131367747/com.roku.rokuhome:id/tv_go_message_center&gt;</text:p>
            <text:p/>
            <text:p>View Hierarchy:</text:p>
            <text:p>+&gt;DecorView{id=-1, visibility=VISIBLE, width=1080, height=2280, has-focus=true, has-focusable=true, has-window-focus=true, is-clickable=false, is-enabled=true, is-focused=false, is-focusable=false, is-layout-requested=false, is-selected=false, layout-params={(0,0)(fillxfill) sim={adjust=pan} ty=BASE_APPLICATION wanim=0x1030303</text:p>
            <text:p>  fl=81810100</text:p>
            <text:p>  pfl=10020040</text:p>
            <text:p>  bhv=DEFAULT</text:p>
            <text:p>  fitSides= naviIconColor=0</text:p>
            <text:p>  sfl=100000}, tag=null, root-is-layout-requested=false, has-input-connection=false, x=0.0, y=0.0, child-count=4} </text:p>
            <text:p>|</text:p>
            <text:p>+-&gt;LinearLayout{id=-1, visibility=VISIBLE, width=1080, height=2136, has-focus=true, has-focusable=true, has-window-focus=true, is-clickable=false, is-enabled=true, is-focused=false, is-focusable=false, is-layout-requested=false, is-selected=false, layout-params=android.widget.FrameLayout$LayoutParams@YYYYYY, tag=null, root-is-layout-requested=false, has-input-connection=false, x=0.0, y=0.0, child-count=2} </text:p>
            <text:p>|</text:p>
            <text:p>+--&gt;ViewStub{id=16908722, res-name=action_mode_bar_stub, visibility=GONE, width=0, height=0, has-focus=false, has-focusable=false, has-window-focus=true, is-clickable=false, is-enabled=true, is-focused=false, is-focusable=false, is-layout-requested=true, is-selected=false, layout-params=android.widget.LinearLayout$LayoutParams@YYYYYY, tag=null, root-is-layout-requested=false, has-input-connection=false, x=0.0, y=0.0} </text:p>
            <text:p>|</text:p>
            <text:p>+--&gt;FrameLayout{id=-1, visibility=VISIBLE, width=1080, height=2019, has-focus=true, has-focusable=true, has-window-focus=true, is-clickable=false, is-enabled=true, is-focused=false, is-focusable=false, is-layout-requested=false, is-selected=false, layout-params=android.widget.LinearLayout$LayoutParams@YYYYYY, tag=null, root-is-layout-requested=false, has-input-connection=false, x=0.0, y=117.0, child-count=1} </text:p>
            <text:p>|</text:p>
            <text:p>+---&gt;FitWindowsLinearLayout{id=2131361985, res-name=action_bar_root, visibility=VISIBLE, width=1080, height=2019, has-focus=true, has-focusable=true, has-window-focus=true, is-clickable=false, is-enabled=true, is-focused=false, is-focusable=false, is-layout-requested=false, is-selected=false, layout-params=android.widget.FrameLayout$LayoutParams@YYYYYY, tag=null, root-is-layout-requested=false, has-input-connection=false, x=0.0, y=0.0, child-count=2} </text:p>
            <text:p>|</text:p>
            <text:p>+----&gt;ViewStubCompat{id=2131362005, res-name=action_mode_bar_stub, visibility=GONE, width=0, height=0, has-focus=false, has-focusable=false, has-window-focus=true, is-clickable=false, is-enabled=true, is-focused=false, is-focusable=false, is-layout-requested=true, is-selected=false, layout-params=android.widget.LinearLayout$LayoutParams@YYYYYY, tag=null, root-is-layout-requested=false, has-input-connection=false, x=0.0, y=0.0} </text:p>
            <text:p>|</text:p>
            <text:p>+----&gt;ContentFrameLayout{id=16908290, res-name=content, visibility=VISIBLE, width=1080, height=2019, has-focus=true, has-focusable=true, has-window-focus=true, is-clickable=false, is-enabled=true, is-focused=false, is-focusable=false, is-layout-requested=false, is-selected=false, layout-params=android.widget.LinearLayout$LayoutParams@YYYYYY, tag=null, root-is-layout-requested=false, has-input-connection=false, x=0.0, y=0.0, child-count=1} </text:p>
            <text:p>|</text:p>
            <text:p>+-----&gt;ConstraintLayout{id=-1, visibility=VISIBLE, width=1080, height=2019, has-focus=true, has-focusable=true, has-window-focus=true, is-clickable=false, is-enabled=true, is-focused=false, is-focusable=false, is-layout-requested=false, is-selected=false, layout-params=android.widget.FrameLayout$LayoutParams@YYYYYY, tag=null, root-is-layout-requested=false, has-input-connection=false, x=0.0, y=0.0, child-count=1} </text:p>
            <text:p>|</text:p>
            <text:p>+------&gt;FragmentContainerView{id=2131365483, res-name=nav_host_fragment, visibility=VISIBLE, width=1080, height=2019, has-focus=true, has-focusable=true, has-window-focus=true, is-clickable=false, is-enabled=true, is-focused=false, is-focusable=false, is-layout-requested=false, is-selected=false, layout-params=androidx.constraintlayout.widget.ConstraintLayout$LayoutParams@YYYYYY, tag=null, root-is-layout-requested=false, has-input-connection=false, x=0.0, y=0.0, child-count=1} </text:p>
            <text:p>|</text:p>
            <text:p>+-------&gt;ScrollView{id=-1, visibility=VISIBLE, width=1080, height=2019, has-focus=true, has-focusable=true, has-window-focus=true, is-clickable=false, is-enabled=true, is-focused=false, is-focusable=true, is-layout-requested=false, is-selected=false, layout-params=android.widget.FrameLayout$LayoutParams@YYYYYY, tag=null, root-is-layout-requested=false, has-input-connection=false, x=0.0, y=0.0, child-count=1} </text:p>
            <text:p>|</text:p>
            <text:p>+--------&gt;ConstraintLayout{id=2131365578, res-name=parent_layout, visibility=VISIBLE, width=1080, height=2019, has-focus=true, has-focusable=true, has-window-focus=true, is-clickable=false, is-enabled=true, is-focused=false, is-focusable=true, is-layout-requested=false, is-selected=false, layout-params=android.widget.FrameLayout$LayoutParams@YYYYYY, tag=null, root-is-layout-requested=false, has-input-connection=false, x=0.0, y=0.0, child-count=15} </text:p>
            <text:p>|</text:p>
            <text:p>+---------&gt;Guideline{id=2131367145, res-name=top_guideline, visibility=GONE, width=0, height=0, has-focus=false, has-focusable=false, has-window-focus=true, is-clickable=false, is-enabled=true, is-focused=false, is-focusable=false, is-layout-requested=false, is-selected=false, layout-params=androidx.constraintlayout.widget.ConstraintLayout$LayoutParams@YYYYYY, tag=null, root-is-layout-requested=false, has-input-connection=false, x=0.0, y=101.0} </text:p>
            <text:p>|</text:p>
            <text:p>+---------&gt;Guideline{id=2131362330, res-name=center_guideline, visibility=GONE, width=0, height=0, has-focus=false, has-focusable=false, has-window-focus=true, is-clickable=false, is-enabled=true, is-focused=false, is-focusable=false, is-layout-requested=false, is-selected=false, layout-params=androidx.constraintlayout.widget.ConstraintLayout$LayoutParams@YYYYYY, tag=null, root-is-layout-requested=false, has-input-connection=false, x=0.0, y=1010.0} </text:p>
            <text:p>|</text:p>
            <text:p>+---------&gt;Guideline{id=2131366916, res-name=start_guideline, visibility=GONE, width=0, height=0, has-focus=false, has-focusable=false, has-window-focus=true, is-clickable=false, is-enabled=true, is-focused=false, is-focusable=false, is-layout-requested=false, is-selected=false, layout-params=androidx.constraintlayout.widget.ConstraintLayout$LayoutParams@YYYYYY, tag=null, root-is-layout-requested=false, has-input-connection=false, x=54.0, y=0.0} </text:p>
            <text:p>|</text:p>
            <text:p>+---------&gt;Guideline{id=2131363016, res-name=end_guideline, visibility=GONE, width=0, height=0, has-focus=false, has-focusable=false, has-window-focus=true, is-clickable=false, is-enabled=true, is-focused=false, is-focusable=false, is-layout-requested=false, is-selected=false, layout-params=androidx.constraintlayout.widget.ConstraintLayout$LayoutParams@YYYYYY, tag=null, root-is-layout-requested=false, has-input-connection=false, x=1026.0, y=0.0} </text:p>
            <text:p>|</text:p>
            <text:p>+---------&gt;Guideline{id=2131362180, res-name=bottom_guideline, visibility=GONE, width=0, height=0, has-focus=false, has-focusable=false, has-window-focus=true, is-clickable=false, is-enabled=true, is-focused=false, is-focusable=false, is-layout-requested=false, is-selected=false, layout-params=androidx.constraintlayout.widget.ConstraintLayout$LayoutParams@YYYYYY, tag=null, root-is-layout-requested=false, has-input-connection=false, x=0.0, y=1878.0} </text:p>
            <text:p>|</text:p>
            <text:p>+---------&gt;ShapeableImageView{id=2131366510, res-name=roku_logo_image_view, visibility=VISIBLE, width=846, height=81, has-focus=false, has-focusable=false, has-window-focus=true, is-clickable=false, is-enabled=true, is-focused=false, is-focusable=false, is-layout-requested=false, is-selected=false, layout-params=androidx.constraintlayout.widget.ConstraintLayout$LayoutParams@YYYYYY, tag=null, root-is-layout-requested=false, has-input-connection=false, x=117.0, y=155.0} </text:p>
            <text:p>|</text:p>
            <text:p>+---------&gt;View{id=2131362904, res-name=divider, visibility=VISIBLE, width=936, height=4, has-focus=false, has-focusable=false, has-window-focus=true, is-clickable=false, is-enabled=true, is-focused=false, is-focusable=false, is-layout-requested=false, is-selected=false, layout-params=androidx.constraintlayout.widget.ConstraintLayout$LayoutParams@YYYYYY, tag=null, root-is-layout-requested=false, has-input-connection=false, x=72.0, y=308.0} </text:p>
            <text:p>|</text:p>
            <text:p>+---------&gt;MaterialTextView{id=2131365232, res-name=login_description_text_view, visibility=VISIBLE, width=972, height=76, has-focus=false, has-focusable=false, has-window-focus=true, is-clickable=false, is-enabled=true, is-focused=false, is-focusable=false, is-layout-requested=false, is-selected=false, layout-params=androidx.constraintlayout.widget.ConstraintLayout$LayoutParams@YYYYYY, tag=null, root-is-layout-requested=false, has-input-connection=false, x=54.0, y=382.0, text=Sign in to your Roku account, input-type=0, ime-target=false, has-links=false} </text:p>
            <text:p>|</text:p>
            <text:p>+---------&gt;MaterialTextView{id=2131365233, res-name=login_sub_description_one_text_view, visibility=VISIBLE, width=774, height=330, has-focus=false, has-focusable=true, has-window-focus=true, is-clickable=true, is-enabled=true, is-focused=false, is-focusable=true, is-layout-requested=false, is-selected=false, layout-params=androidx.constraintlayout.widget.ConstraintLayout$LayoutParams@YYYYYY, tag=null, root-is-layout-requested=false, has-input-connection=false, x=153.0, y=527.0, text=If you have a Roku TV or player, sign in</text:p>
            <text:p>with the same email you use on that</text:p>
            <text:p>device. You’ll be able to view camera</text:p>
            <text:p>feeds and smart home notifications on</text:p>
            <text:p>your TV!, input-type=0, ime-target=false, has-links=false} </text:p>
            <text:p>|</text:p>
            <text:p>+---------&gt;TextInputLayout{id=2131368683, res-name=usernameWrapper, visibility=VISIBLE, width=972, height=166, has-focus=true, has-focusable=true, has-window-focus=true, is-clickable=false, is-enabled=true, is-focused=false, is-focusable=false, is-layout-requested=false, is-selected=true, layout-params=androidx.constraintlayout.widget.ConstraintLayout$LayoutParams@YYYYYY, tag=null, root-is-layout-requested=false, has-input-connection=false, x=54.0, y=927.0, child-count=1} </text:p>
            <text:p>|</text:p>
            <text:p>+----------&gt;FrameLayout{id=-1, visibility=VISIBLE, width=972, height=166, has-focus=true, has-focusable=true, has-window-focus=true, is-clickable=false, is-enabled=true, is-focused=false, is-focusable=false, is-layout-requested=false, is-selected=true, layout-params=android.widget.LinearLayout$LayoutParams@YYYYYY, tag=null, root-is-layout-requested=false, has-input-connection=false, x=0.0, y=0.0, child-count=3} </text:p>
            <text:p>|</text:p>
            <text:p>+-----------&gt;TextInputEditText{id=2131368684, res-name=username_edit_text, visibility=VISIBLE, width=972, height=166, has-focus=true, has-focusable=true, has-window-focus=true, is-clickable=true, is-enabled=true, is-focused=true, is-focusable=true, is-layout-requested=false, is-selected=true, layout-params=android.widget.FrameLayout$LayoutParams@YYYYYY, tag=null, root-is-layout-requested=false, has-input-connection=true, editor-info=[inputType=0x21 imeOptions=0x8000005 privateImeOptions=null actionLabel=null actionId=0 initialSelStart=0 initialSelEnd=0 initialCapsMode=0x0 hintText=Email label=null packageName=null autofillId=null fieldId=0 fieldName=null extras=Bundle[{android.support.text.emoji.emojiCompat_metadataVersion=9, android.support.text.emoji.emojiCompat_replaceAll=false}] hintLocales=null contentMimeTypes=null ], x=0.0, y=0.0, text=, hint=Email, input-type=33, ime-target=true, has-links=false} </text:p>
            <text:p>|</text:p>
            <text:p>+-----------&gt;StartCompoundLayout{id=-1, visibility=GONE, width=0, height=0, has-focus=false, has-focusable=false, has-window-focus=true, is-clickable=false, is-enabled=true, is-focused=false, is-focusable=false, is-layout-requested=true, is-selected=true, layout-params=android.widget.FrameLayout$LayoutParams@YYYYYY, tag=null, root-is-layout-requested=false, has-input-connection=false, x=0.0, y=0.0, child-count=2} </text:p>
            <text:p>|</text:p>
            <text:p>+------------&gt;CheckableImageButton{id=2131367058, res-name=text_input_start_icon, visibility=GONE, width=0, height=0, has-focus=false, has-focusable=false, has-window-focus=true, is-clickable=false, is-enabled=true, is-focused=false, is-focusable=false, is-layout-requested=true, is-selected=true, layout-params=android.widget.LinearLayout$LayoutParams@YYYYYY, tag=null, root-is-layout-requested=false, has-input-connection=false, x=0.0, y=0.0, is-checked=false} </text:p>
            <text:p>|</text:p>
            <text:p>+------------&gt;AppCompatTextView{id=2131367066, res-name=textinput_prefix_text, visibility=GONE, width=0, height=0, has-focus=false, has-focusable=false, has-window-focus=true, is-clickable=false, is-enabled=true, is-focused=false, is-focusable=false, is-layout-requested=true, is-selected=true, layout-params=android.widget.LinearLayout$LayoutParams@YYYYYY, tag=null, root-is-layout-requested=false, has-input-connection=false, x=0.0, y=0.0, text=, input-type=0, ime-target=false, has-links=false} </text:p>
            <text:p>|</text:p>
            <text:p>+-----------&gt;EndCompoundLayout{id=-1, visibility=GONE, width=0, height=0, has-focus=false, has-focusable=false, has-window-focus=true, is-clickable=false, is-enabled=true, is-focused=false, is-focusable=false, is-layout-requested=true, is-selected=true, layout-params=android.widget.FrameLayout$LayoutParams@YYYYYY, tag=null, root-is-layout-requested=false, has-input-connection=false, x=0.0, y=0.0, child-count=3} </text:p>
            <text:p>|</text:p>
            <text:p>+------------&gt;AppCompatTextView{id=2131367067, res-name=textinput_suffix_text, visibility=GONE, width=0, height=0, has-focus=false, has-focusable=false, has-window-focus=true, is-clickable=false, is-enabled=true, is-focused=false, is-focusable=false, is-layout-requested=true, is-selected=true, layout-params=android.widget.LinearLayout$LayoutParams@YYYYYY, tag=null, root-is-layout-requested=false, has-input-connection=false, x=0.0, y=0.0, text=, input-type=0, ime-target=false, has-links=false} </text:p>
            <text:p>|</text:p>
            <text:p>+------------&gt;FrameLayout{id=-1, visibility=GONE, width=0, height=0, has-focus=false, has-focusable=false, has-window-focus=true, is-clickable=false, is-enabled=true, is-focused=false, is-focusable=false, is-layout-requested=true, is-selected=true, layout-params=android.widget.LinearLayout$LayoutParams@YYYYYY, tag=null, root-is-layout-requested=false, has-input-connection=false, x=0.0, y=0.0, child-count=1} </text:p>
            <text:p>|</text:p>
            <text:p>+-------------&gt;CheckableImageButton{id=2131367056, res-name=text_input_end_icon, visibility=GONE, width=0, height=0, has-focus=false, has-focusable=false, has-window-focus=true, is-clickable=true, is-enabled=true, is-focused=false, is-focusable=true, is-layout-requested=true, is-selected=true, layout-params=android.widget.FrameLayout$LayoutParams@YYYYYY, tag=null, root-is-layout-requested=false, has-input-connection=false, x=0.0, y=0.0, is-checked=false} </text:p>
            <text:p>|</text:p>
            <text:p>+------------&gt;CheckableImageButton{id=2131367057, res-name=text_input_error_icon, desc=Error, visibility=GONE, width=0, height=0, has-focus=false, has-focusable=false, has-window-focus=true, is-clickable=false, is-enabled=true, is-focused=false, is-focusable=false, is-layout-requested=true, is-selected=true, layout-params=android.widget.LinearLayout$LayoutParams@YYYYYY, tag=null, root-is-layout-requested=false, has-input-connection=false, x=0.0, y=0.0, is-checked=false} </text:p>
            <text:p>|</text:p>
            <text:p>+---------&gt;TextInputLayout{id=2131365580, res-name=passwordWrapper, visibility=VISIBLE, width=972, height=166, has-focus=false, has-focusable=true, has-window-focus=true, is-clickable=false, is-enabled=true, is-focused=false, is-focusable=false, is-layout-requested=false, is-selected=false, layout-params=androidx.constraintlayout.widget.ConstraintLayout$LayoutParams@YYYYYY, tag=null, root-is-layout-requested=false, has-input-connection=false, x=54.0, y=1147.0, child-count=1} </text:p>
            <text:p>|</text:p>
            <text:p>+----------&gt;FrameLayout{id=-1, visibility=VISIBLE, width=972, height=166, has-focus=false, has-focusable=true, has-window-focus=true, is-clickable=false, is-enabled=true, is-focused=false, is-focusable=false, is-layout-requested=false, is-selected=false, layout-params=android.widget.LinearLayout$LayoutParams@YYYYYY, tag=null, root-is-layout-requested=false, has-input-connection=false, x=0.0, y=0.0, child-count=3} </text:p>
            <text:p>|</text:p>
            <text:p>+-----------&gt;TextInputEditText{id=2131365582, res-name=password_edit_text, visibility=VISIBLE, width=972, height=166, has-focus=false, has-focusable=true, has-window-focus=true, is-clickable=true, is-enabled=true, is-focused=false, is-focusable=true, is-layout-requested=false, is-selected=false, layout-params=android.widget.FrameLayout$LayoutParams@YYYYYY, tag=null, root-is-layout-requested=false, has-input-connection=true, editor-info=[inputType=0x81 imeOptions=0x4000006 privateImeOptions=null actionLabel=null actionId=0 initialSelStart=0 initialSelEnd=0 initialCapsMode=0x0 hintText=Password label=null packageName=null autofillId=null fieldId=0 fieldName=null extras=Bundle[{android.support.text.emoji.emojiCompat_metadataVersion=9, android.support.text.emoji.emojiCompat_replaceAll=false}] hintLocales=null contentMimeTypes=null ], x=0.0, y=0.0, text=, hint=Password, input-type=129, ime-target=false, has-links=false} </text:p>
            <text:p>|</text:p>
            <text:p>+-----------&gt;StartCompoundLayout{id=-1, visibility=GONE, width=0, height=0, has-focus=false, has-focusable=false, has-window-focus=true, is-clickable=false, is-enabled=true, is-focused=false, is-focusable=false, is-layout-requested=true, is-selected=false, layout-params=android.widget.FrameLayout$LayoutParams@YYYYYY, tag=null, root-is-layout-requested=false, has-input-connection=false, x=0.0, y=0.0, child-count=2} </text:p>
            <text:p>|</text:p>
            <text:p>+------------&gt;CheckableImageButton{id=2131367058, res-name=text_input_start_icon, visibility=GONE, width=0, height=0, has-focus=false, has-focusable=false, has-window-focus=true, is-clickable=false, is-enabled=true, is-focused=false, is-focusable=false, is-layout-requested=true, is-selected=false, layout-params=android.widget.LinearLayout$LayoutParams@YYYYYY, tag=null, root-is-layout-requested=false, has-input-connection=false, x=0.0, y=0.0, is-checked=false} </text:p>
            <text:p>|</text:p>
            <text:p>+------------&gt;AppCompatTextView{id=2131367066, res-name=textinput_prefix_text, visibility=GONE, width=0, height=0, has-focus=false, has-focusable=false, has-window-focus=true, is-clickable=false, is-enabled=true, is-focused=false, is-focusable=false, is-layout-requested=true, is-selected=false, layout-params=android.widget.LinearLayout$LayoutParams@YYYYYY, tag=null, root-is-layout-requested=false, has-input-connection=false, x=0.0, y=0.0, text=, input-type=0, ime-target=false, has-links=false} </text:p>
            <text:p>|</text:p>
            <text:p>+-----------&gt;EndCompoundLayout{id=-1, visibility=VISIBLE, width=156, height=166, has-focus=false, has-focusable=true, has-window-focus=true, is-clickable=false, is-enabled=true, is-focused=false, is-focusable=false, is-layout-requested=false, is-selected=false, layout-params=android.widget.FrameLayout$LayoutParams@YYYYYY, tag=null, root-is-layout-requested=false, has-input-connection=false, x=816.0, y=0.0, child-count=3} </text:p>
            <text:p>|</text:p>
            <text:p>+------------&gt;AppCompatTextView{id=2131367067, res-name=textinput_suffix_text, visibility=GONE, width=0, height=0, has-focus=false, has-focusable=false, has-window-focus=true, is-clickable=false, is-enabled=true, is-focused=false, is-focusable=false, is-layout-requested=true, is-selected=false, layout-params=android.widget.LinearLayout$LayoutParams@YYYYYY, tag=null, root-is-layout-requested=false, has-input-connection=false, x=0.0, y=0.0, text=, input-type=0, ime-target=false, has-links=false} </text:p>
            <text:p>|</text:p>
            <text:p>+------------&gt;FrameLayout{id=-1, visibility=VISIBLE, width=156, height=166, has-focus=false, has-focusable=true, has-window-focus=true, is-clickable=false, is-enabled=true, is-focused=false, is-focusable=false, is-layout-requested=false, is-selected=false, layout-params=android.widget.LinearLayout$LayoutParams@YYYYYY, tag=null, root-is-layout-requested=false, has-input-connection=false, x=0.0, y=0.0, child-count=1} </text:p>
            <text:p>|</text:p>
            <text:p>+-------------&gt;CheckableImageButton{id=2131367056, res-name=text_input_end_icon, desc=Show password, visibility=VISIBLE, width=144, height=144, has-focus=false, has-focusable=true, has-window-focus=true, is-clickable=true, is-enabled=true, is-focused=false, is-focusable=true, is-layout-requested=false, is-selected=false, layout-params=android.widget.FrameLayout$LayoutParams@YYYYYY, tag=null, root-is-layout-requested=false, has-input-connection=false, x=12.0, y=11.0, is-checked=false} </text:p>
            <text:p>|</text:p>
            <text:p>+------------&gt;CheckableImageButton{id=2131367057, res-name=text_input_error_icon, desc=Error, visibility=GONE, width=0, height=0, has-focus=false, has-focusable=false, has-window-focus=true, is-clickable=false, is-enabled=true, is-focused=false, is-focusable=false, is-layout-requested=true, is-selected=false, layout-params=android.widget.LinearLayout$LayoutParams@YYYYYY, tag=null, root-is-layout-requested=false, has-input-connection=false, x=0.0, y=0.0, is-checked=false} </text:p>
            <text:p>|</text:p>
            <text:p>+---------&gt;MaterialButton{id=2131365662, res-name=primary_button, visibility=VISIBLE, width=972, height=144, has-focus=false, has-focusable=false, has-window-focus=true, is-clickable=true, is-enabled=false, is-focused=false, is-focusable=false, is-layout-requested=false, is-selected=false, layout-params=androidx.constraintlayout.widget.ConstraintLayout$LayoutParams@YYYYYY, tag=null, root-is-layout-requested=false, has-input-connection=false, x=54.0, y=1385.0, text=Sign in, input-type=0, ime-target=false, has-links=false, is-checked=false} </text:p>
            <text:p>|</text:p>
            <text:p>+---------&gt;MaterialTextView{id=2131363203, res-name=forgot_password_text_view, visibility=VISIBLE, width=464, height=66, has-focus=false, has-focusable=true, has-window-focus=true, is-clickable=true, is-enabled=true, is-focused=false, is-focusable=true, is-layout-requested=false, is-selected=false, layout-params=androidx.constraintlayout.widget.ConstraintLayout$LayoutParams@YYYYYY, tag=null, root-is-layout-requested=false, has-input-connection=false, x=308.0, y=1601.0, text=Forgot Password?, input-type=0, ime-target=false, has-links=false} </text:p>
            <text:p>|</text:p>
            <text:p>+---------&gt;MaterialTextView{id=2131362666, res-name=create_account_description_text_view, visibility=VISIBLE, width=278, height=50, has-focus=false, has-focusable=false, has-window-focus=true, is-clickable=false, is-enabled=true, is-focused=false, is-focusable=false, is-layout-requested=false, is-selected=false, layout-params=androidx.constraintlayout.widget.ConstraintLayout$LayoutParams@YYYYYY, tag=null, root-is-layout-requested=false, has-input-connection=false, x=401.0, y=1762.0, text=New to Roku?, input-type=0, ime-target=false, has-links=false} </text:p>
            <text:p>|</text:p>
            <text:p>+---------&gt;MaterialTextView{id=2131362667, res-name=create_account_text_view, visibility=VISIBLE, width=468, height=66, has-focus=false, has-focusable=true, has-window-focus=true, is-clickable=true, is-enabled=true, is-focused=false, is-focusable=true, is-layout-requested=false, is-selected=false, layout-params=androidx.constraintlayout.widget.ConstraintLayout$LayoutParams@YYYYYY, tag=null, root-is-layout-requested=false, has-input-connection=false, x=306.0, y=1812.0, text=Create an account, input-type=0, ime-target=false, has-links=false} </text:p>
            <text:p>|</text:p>
            <text:p>+-&gt;h{id=2131362266, res-name=bugsee_invisible_view, visibility=VISIBLE, width=1080, height=2280, has-focus=false, has-focusable=false, has-window-focus=true, is-clickable=false, is-enabled=true, is-focused=false, is-focusable=false, is-layout-requested=false, is-selected=false, layout-params=android.widget.FrameLayout$LayoutParams@YYYYYY, tag=null, root-is-layout-requested=false, has-input-connection=false, x=0.0, y=0.0, child-count=0} </text:p>
            <text:p>|</text:p>
            <text:p>+-&gt;View{id=16908336, res-name=navigationBarBackground, visibility=VISIBLE, width=1080, height=144, has-focus=false, has-focusable=false, has-window-focus=true, is-clickable=false, is-enabled=true, is-focused=false, is-focusable=false, is-layout-requested=false, is-selected=false, layout-params=android.widget.FrameLayout$LayoutParams@YYYYYY, tag=null, root-is-layout-requested=false, has-input-connection=false, x=0.0, y=2136.0} </text:p>
            <text:p>|</text:p>
            <text:p>+-&gt;View{id=16908335, res-name=statusBarBackground, visibility=VISIBLE, width=1080, height=117, has-focus=false, has-focusable=false, has-window-focus=true, is-clickable=false, is-enabled=true, is-focused=false, is-focusable=false, is-layout-requested=false, is-selected=false, layout-params=android.widget.FrameLayout$LayoutParams@YYYYYY, tag=null, root-is-layout-requested=false, has-input-connection=false, x=0.0, y=0.0} </text:p>
            <text:p>at androidx.test.espresso.NoMatchingViewException$Builder.build(NoMatchingViewException.java:5)</text:p>
            <text:p>at androidx.test.espresso.base.DefaultFailureHandler.lambda$getNoMatchingViewExceptionTruncater$0(DefaultFailureHandler.java:5)</text:p>
            <text:p>at androidx.test.espresso.base.DefaultFailureHandler$$ExternalSyntheticLambda1.truncateExceptionMessage(Unknown Source:2)</text:p>
            <text:p>at androidx.test.espresso.base.ViewHierarchyExceptionHandler.handleSafely(ViewHierarchyExceptionHandler.java:5)</text:p>
            <text:p>at androidx.test.espresso.base.ViewHierarchyExceptionHandler.handleSafely(ViewHierarchyExceptionHandler.java:1)</text:p>
            <text:p>at androidx.test.espresso.base.DefaultFailureHandler$TypedFailureHandler.handle(DefaultFailureHandler.java:4)</text:p>
            <text:p>at androidx.test.espresso.base.DefaultFailureHandler.handle(DefaultFailureHandler.java:5)</text:p>
            <text:p>at androidx.test.espresso.ViewInteraction.waitForAndHandleInteractionResults(ViewInteraction.java:8)</text:p>
            <text:p>at androidx.test.espresso.ViewInteraction.check(ViewInteraction.java:12)</text:p>
            <text:p>at com.roku.rokuhome.test.utils.Utilities.isElementDisplayed(Utilities.kt:90)</text:p>
            <text:p>at com.roku.rokuhome.test.utils.pageUtils.HomeScreenUtils.validateHomeScreen(HomeScreenUtils.kt:57)</text:p>
            <text:p>at com.roku.rokuhome.test.utils.pageUtils.RuleUtils.ruleScenarioSetup(RuleUtils.kt:493)</text:p>
            <text:p>at com.roku.rokuhome.test.utils.pageUtils.RuleUtils.updateDeviceTriggerRuleScenarioSetup(RuleUtils.kt:715)</text:p>
            <text:p>at com.roku.rokuhome.test.stepDefs.CommonStepDefinitions.prerequisitesToUpdateDeviceTriggerRuleScenario(CommonStepDefinitions.kt:355)</text:p>
            <text:p>at ✽.Home screen displayed to test delete "TestDeviceTriggerRule" device trigger rule(file:features/device-trigger-rules.feature:94)</text:p>
            <text:p/>
          </table:table-cell>
        </table:table-row>
        <table:table-row table:style-name="ro9">
          <table:table-cell office:value-type="string" calcext:value-type="string">
            <text:p>cucumber.runtime.formatter.JUnitFormatter</text:p>
          </table:table-cell>
          <table:table-cell office:value-type="string" calcext:value-type="string">
            <text:p>Rename Device Trigger Rule and Save</text:p>
          </table:table-cell>
          <table:table-cell office:value-type="string" calcext:value-type="string">
            <text:p>passed</text:p>
          </table:table-cell>
          <table:table-cell office:value-type="float" office:value="74.785728" calcext:value-type="float">
            <text:p>74.785728</text:p>
          </table:table-cell>
          <table:table-cell office:value-type="string" calcext:value-type="string">
            <text:p>Given Home screen displayed to test update "TestDeviceTriggerRule" device trigger rule.passed</text:p>
            <text:p>Then Navigate to Account from bottom navigation bar.........................passed</text:p>
            <text:p>Then Navigate to Rules setting..............................................passed</text:p>
            <text:p>And Check "TestDeviceTriggerRule" rule count on rule setting list...........passed</text:p>
            <text:p>Then Select "TestDeviceTriggerRule" Rule from list..........................passed</text:p>
            <text:p>And Rename as "RenameTestDeviceTriggerRule" device trigger rule.............passed</text:p>
            <text:p>And Click on Save name option...............................................passed</text:p>
            <text:p>Then Save changes...........................................................passed</text:p>
            <text:p>Then Validate "RenameTestDeviceTriggerRule" name in the rule list...........passed</text:p>
            <text:p>And Wait for 1 seconds......................................................passed</text:p>
            <text:p>And Click on Top Left Back Button...........................................passed</text:p>
            <text:p>And Click on Back Button....................................................passed</text:p>
            <text:p>Then Navigate to Account from bottom navigation bar.........................passed</text:p>
            <text:p>And Navigate to Rules setting...............................................passed</text:p>
            <text:p>And Delete all "RenameTestDeviceTriggerRule" rule...........................passed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0">
          <table:table-cell office:value-type="string" calcext:value-type="string">
            <text:p>cucumber.runtime.formatter.JUnitFormatter</text:p>
          </table:table-cell>
          <table:table-cell office:value-type="string" calcext:value-type="string">
            <text:p>Rename Device Trigger Rule and Tap on yes for save</text:p>
          </table:table-cell>
          <table:table-cell office:value-type="string" calcext:value-type="string">
            <text:p>passed</text:p>
          </table:table-cell>
          <table:table-cell office:value-type="float" office:value="62.614275" calcext:value-type="float">
            <text:p>62.614275</text:p>
          </table:table-cell>
          <table:table-cell office:value-type="string" calcext:value-type="string">
            <text:p>Given Home screen displayed to test update "TestDeviceTriggerRule" device trigger rule.passed</text:p>
            <text:p>Then Navigate to Account from bottom navigation bar.........................passed</text:p>
            <text:p>Then Navigate to Rules setting..............................................passed</text:p>
            <text:p>And Check "TestDeviceTriggerRule" rule count on rule setting list...........passed</text:p>
            <text:p>Then Select "TestDeviceTriggerRule" Rule from list..........................passed</text:p>
            <text:p>And Rename as "RenameTestDeviceTriggerRule" device trigger rule.............passed</text:p>
            <text:p>And Click on Save name option...............................................passed</text:p>
            <text:p>And Click on Top Left Back Button...........................................passed</text:p>
            <text:p>Then Click on Yes to save rule changes......................................passed</text:p>
            <text:p>Then Validate "RenameTestDeviceTriggerRule" name in the rule list...........passed</text:p>
            <text:p>And Wait for 1 seconds......................................................passed</text:p>
            <text:p>And Click on Top Left Back Button...........................................passed</text:p>
            <text:p>And Click on Back Button....................................................passed</text:p>
            <text:p>Then Navigate to Account from bottom navigation bar.........................passed</text:p>
            <text:p>Then Navigate to Rules setting..............................................passed</text:p>
            <text:p>And Delete all "TestDeviceTriggerRule" rule.................................passed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0">
          <table:table-cell office:value-type="string" calcext:value-type="string">
            <text:p>cucumber.runtime.formatter.JUnitFormatter</text:p>
          </table:table-cell>
          <table:table-cell office:value-type="string" calcext:value-type="string">
            <text:p>Rename Device Trigger Rule and Cancel Save</text:p>
          </table:table-cell>
          <table:table-cell office:value-type="string" calcext:value-type="string">
            <text:p>passed</text:p>
          </table:table-cell>
          <table:table-cell office:value-type="float" office:value="77.360916" calcext:value-type="float">
            <text:p>77.360916</text:p>
          </table:table-cell>
          <table:table-cell office:value-type="string" calcext:value-type="string">
            <text:p>Given Home screen displayed to test update "TestDeviceTriggerRule" device trigger rule.passed</text:p>
            <text:p>Then Navigate to Account from bottom navigation bar.........................passed</text:p>
            <text:p>Then Navigate to Rules setting..............................................passed</text:p>
            <text:p>And Check "TestDeviceTriggerRule" rule count on rule setting list...........passed</text:p>
            <text:p>Then Select "TestDeviceTriggerRule" Rule from list..........................passed</text:p>
            <text:p>And Rename as "RenameTestDeviceTriggerRule" device trigger rule.............passed</text:p>
            <text:p>And Click on Save name option...............................................passed</text:p>
            <text:p>And Click on Top Left Back Button...........................................passed</text:p>
            <text:p>Then Discard the changes by clicking No.....................................passed</text:p>
            <text:p>Then Validate "TestDeviceTriggerRule" name in the rule list.................passed</text:p>
            <text:p>And Click on Top Left Back Button...........................................passed</text:p>
            <text:p>And Click on Back Button....................................................passed</text:p>
            <text:p>Then Navigate to Account from bottom navigation bar.........................passed</text:p>
            <text:p>Then Navigate to Rules setting..............................................passed</text:p>
            <text:p>And Wait for 1 seconds......................................................passed</text:p>
            <text:p>And Delete all "TestDeviceTriggerRule" rule.................................passed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0">
          <table:table-cell office:value-type="string" calcext:value-type="string">
            <text:p>cucumber.runtime.formatter.JUnitFormatter</text:p>
          </table:table-cell>
          <table:table-cell office:value-type="string" calcext:value-type="string">
            <text:p>Update Action in Device Trigger Rule and Save</text:p>
          </table:table-cell>
          <table:table-cell office:value-type="string" calcext:value-type="string">
            <text:p>passed</text:p>
          </table:table-cell>
          <table:table-cell office:value-type="float" office:value="54.412779" calcext:value-type="float">
            <text:p>54.412779</text:p>
          </table:table-cell>
          <table:table-cell office:value-type="string" calcext:value-type="string">
            <text:p>Given Home screen displayed to test update "TestDeviceTriggerRule" device trigger rule.passed</text:p>
            <text:p>Then Navigate to Account from bottom navigation bar.........................passed</text:p>
            <text:p>Then Navigate to Rules setting..............................................passed</text:p>
            <text:p>And Check "TestDeviceTriggerRule" rule count on rule setting list...........passed</text:p>
            <text:p>Then Select "TestDeviceTriggerRule" Rule from list..........................passed</text:p>
            <text:p>And Delete "Mute notifications" device trigger action.......................passed</text:p>
            <text:p>And Click dialog delete button..............................................passed</text:p>
            <text:p>And Click on add plus icon for Action option................................passed</text:p>
            <text:p>And Add action to un-mute notification......................................passed</text:p>
            <text:p>And Save changes............................................................passed</text:p>
            <text:p>Then Select "TestDeviceTriggerRule" Rule from list..........................passed</text:p>
            <text:p>Then Validate "Mute notifications" action removed from the edit rule screen.passed</text:p>
            <text:p>Then Validate "Unmute notifications" action on the edit rule screen.........passed</text:p>
            <text:p>And Wait for 1 seconds......................................................passed</text:p>
            <text:p>And Click on Delete Device Trigger rule Button..............................passed</text:p>
            <text:p>And Click dialog delete button..............................................passed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cucumber.runtime.formatter.JUnitFormatter</text:p>
          </table:table-cell>
          <table:table-cell office:value-type="string" calcext:value-type="string">
            <text:p>Add New Action in Device Trigger Rule and Save</text:p>
          </table:table-cell>
          <table:table-cell office:value-type="string" calcext:value-type="string">
            <text:p>passed</text:p>
          </table:table-cell>
          <table:table-cell office:value-type="float" office:value="54.231164" calcext:value-type="float">
            <text:p>54.231164</text:p>
          </table:table-cell>
          <table:table-cell office:value-type="string" calcext:value-type="string">
            <text:p>Given Home screen displayed to test update "TestDeviceTriggerRule" device trigger rule.passed</text:p>
            <text:p>Then Navigate to Account from bottom navigation bar.........................passed</text:p>
            <text:p>Then Navigate to Rules setting..............................................passed</text:p>
            <text:p>And Check "TestDeviceTriggerRule" rule count on rule setting list...........passed</text:p>
            <text:p>Then Select "TestDeviceTriggerRule" Rule from list..........................passed</text:p>
            <text:p>And Click on add plus icon for Action option................................passed</text:p>
            <text:p>And Add action to un-mute notification......................................passed</text:p>
            <text:p>And Save changes............................................................passed</text:p>
            <text:p>Then Select "TestDeviceTriggerRule" Rule from list..........................passed</text:p>
            <text:p>Then Validate "Mute notifications" action on the edit rule screen...........passed</text:p>
            <text:p>Then Validate "Unmute notifications" action on the edit rule screen.........passed</text:p>
            <text:p>And Wait for 1 seconds......................................................passed</text:p>
            <text:p>And Click on Delete Device Trigger rule Button..............................passed</text:p>
            <text:p>And Click dialog delete button..............................................passed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0">
          <table:table-cell office:value-type="string" calcext:value-type="string">
            <text:p>cucumber.runtime.formatter.JUnitFormatter</text:p>
          </table:table-cell>
          <table:table-cell office:value-type="string" calcext:value-type="string">
            <text:p>Add New Action in Device Trigger Rule and Save using back button</text:p>
          </table:table-cell>
          <table:table-cell office:value-type="string" calcext:value-type="string">
            <text:p>passed</text:p>
          </table:table-cell>
          <table:table-cell office:value-type="float" office:value="53.980282" calcext:value-type="float">
            <text:p>53.980282</text:p>
          </table:table-cell>
          <table:table-cell office:value-type="string" calcext:value-type="string">
            <text:p>Given Home screen displayed to test update "TestDeviceTriggerRule" device trigger rule.passed</text:p>
            <text:p>Then Navigate to Account from bottom navigation bar.........................passed</text:p>
            <text:p>Then Navigate to Rules setting..............................................passed</text:p>
            <text:p>And Check "TestDeviceTriggerRule" rule count on rule setting list...........passed</text:p>
            <text:p>Then Select "TestDeviceTriggerRule" Rule from list..........................passed</text:p>
            <text:p>And Click on add plus icon for Action option................................passed</text:p>
            <text:p>And Add action to un-mute notification......................................passed</text:p>
            <text:p>And Click on Top Left Back Button...........................................passed</text:p>
            <text:p>Then Click on Yes to save rule changes......................................passed</text:p>
            <text:p>And Wait for 2 seconds......................................................passed</text:p>
            <text:p>Then Select "TestDeviceTriggerRule" Rule from list..........................passed</text:p>
            <text:p>Then Validate "Mute notifications" action on the edit rule screen...........passed</text:p>
            <text:p>Then Validate "Unmute notifications" action on the edit rule screen.........passed</text:p>
            <text:p>And Wait for 1 seconds......................................................passed</text:p>
            <text:p>And Click on Delete Device Trigger rule Button..............................passed</text:p>
            <text:p>And Click dialog delete button..............................................passed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1">
          <table:table-cell office:value-type="string" calcext:value-type="string">
            <text:p>cucumber.runtime.formatter.JUnitFormatter</text:p>
          </table:table-cell>
          <table:table-cell office:value-type="string" calcext:value-type="string">
            <text:p>Add New Action in Device Trigger Rule and Cancel Save</text:p>
          </table:table-cell>
          <table:table-cell office:value-type="string" calcext:value-type="string">
            <text:p>passed</text:p>
          </table:table-cell>
          <table:table-cell office:value-type="float" office:value="56.746715" calcext:value-type="float">
            <text:p>56.746715</text:p>
          </table:table-cell>
          <table:table-cell office:value-type="string" calcext:value-type="string">
            <text:p>Given Home screen displayed to test update "TestDeviceTriggerRule" device trigger rule.passed</text:p>
            <text:p>Then Navigate to Account from bottom navigation bar.........................passed</text:p>
            <text:p>Then Navigate to Rules setting..............................................passed</text:p>
            <text:p>And Check "TestDeviceTriggerRule" rule count on rule setting list...........passed</text:p>
            <text:p>And Wait for 1 seconds......................................................passed</text:p>
            <text:p>Then Select "TestDeviceTriggerRule" Rule from list..........................passed</text:p>
            <text:p>And Click on add plus icon for Action option................................passed</text:p>
            <text:p>And Add action to un-mute notification......................................passed</text:p>
            <text:p>And Click on Top Left Back Button...........................................passed</text:p>
            <text:p>Then Discard the changes by clicking No.....................................passed</text:p>
            <text:p>And Wait for 1 seconds......................................................passed</text:p>
            <text:p>Then Select "TestDeviceTriggerRule" Rule from list..........................passed</text:p>
            <text:p>Then Validate "UnMute notifications" action removed from the edit rule screen.passed</text:p>
            <text:p>Then Validate "mute notifications" action on the edit rule screen...........passed</text:p>
            <text:p>And Wait for 1 seconds......................................................passed</text:p>
            <text:p>And Click on Delete Device Trigger rule Button..............................passed</text:p>
            <text:p>And Click dialog delete button..............................................passed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0">
          <table:table-cell office:value-type="string" calcext:value-type="string">
            <text:p>cucumber.runtime.formatter.JUnitFormatter</text:p>
          </table:table-cell>
          <table:table-cell office:value-type="string" calcext:value-type="string">
            <text:p>Validate Enable-Disable Device Trigger Rule</text:p>
          </table:table-cell>
          <table:table-cell office:value-type="string" calcext:value-type="string">
            <text:p>passed</text:p>
          </table:table-cell>
          <table:table-cell office:value-type="float" office:value="58.057201" calcext:value-type="float">
            <text:p>58.057201</text:p>
          </table:table-cell>
          <table:table-cell office:value-type="string" calcext:value-type="string">
            <text:p>Given Home screen displayed to test update "TestDeviceTriggerRule" device trigger rule.passed</text:p>
            <text:p>Then Navigate to Account from bottom navigation bar.........................passed</text:p>
            <text:p>Then Navigate to Rules setting..............................................passed</text:p>
            <text:p>And Check "TestDeviceTriggerRule" rule count on rule setting list...........passed</text:p>
            <text:p>Then Select "TestDeviceTriggerRule" Rule from list..........................passed</text:p>
            <text:p>Then Click on Turn on/off toggle Button.....................................passed</text:p>
            <text:p>And Save changes............................................................passed</text:p>
            <text:p>Then Validate rule is disabled..............................................passed</text:p>
            <text:p>Then Select "TestDeviceTriggerRule" Rule from list..........................passed</text:p>
            <text:p>Then Click on Turn on/off toggle Button.....................................passed</text:p>
            <text:p>And Save changes............................................................passed</text:p>
            <text:p>Then Validate rule is enabled...............................................passed</text:p>
            <text:p>And Wait for 1 seconds......................................................passed</text:p>
            <text:p>Then Select "TestDeviceTriggerRule" Rule from list..........................passed</text:p>
            <text:p>And Click on Delete Device Trigger rule Button..............................passed</text:p>
            <text:p>And Click dialog delete button..............................................passed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2">
          <table:table-cell office:value-type="string" calcext:value-type="string">
            <text:p>cucumber.runtime.formatter.JUnitFormatter</text:p>
          </table:table-cell>
          <table:table-cell office:value-type="string" calcext:value-type="string">
            <text:p>Update Trigger Action as Turns On Device Trigger Rule and Save</text:p>
          </table:table-cell>
          <table:table-cell office:value-type="string" calcext:value-type="string">
            <text:p>unknown</text:p>
          </table:table-cell>
          <table:table-cell office:value-type="float" office:value="61.46086" calcext:value-type="float">
            <text:p>61.46086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office:string-value="androidx.test.espresso.NoMatchingViewException: No views in hierarchy found matching: (view.getId() is &lt;2131367577/com.roku.rokuhome:id/tv_device_name&gt; and an instance of android.widget.TextView and view.getText() with or without transformation to match: is &quot;TestDeviceTriggerRule&quot;)&#10;&#10;View Hierarchy:&#10;+&gt;DecorView{id=-1, visibility=VISIBLE, width=1080, height=2280, has-focus=false, has-focusable=true, has-window-focus=true, is-clickable=false, is-enabled=true, is-focused=false, is-focusable=false, is-layout-requested=false, is-selected=false, layout-params={(0,0)(fillxfill) ty=BASE_APPLICATION wanim=0x1030303&#10;  fl=81810100&#10;  pfl=10020040&#10;  bhv=DEFAULT&#10;  fitSides= naviIconColor=0}, tag=null, root-is-layout-requested=false, has-input-connection=false, x=0.0, y=0.0, child-count=3} &#10;|&#10;+-&gt;LinearLayout{id=-1, visibility=VISIBLE, width=1080, height=2136, has-focus=false, has-focusable=true, has-window-focus=true, is-clickable=false, is-enabled=true, is-focused=false, is-focusable=false, is-layout-requested=false, is-selected=false, layout-params=android.widget.FrameLayout$LayoutParams@YYYYYY, tag=null, root-is-layout-requested=false, has-input-connection=false, x=0.0, y=0.0, child-count=2} &#10;|&#10;+--&gt;ViewStub{id=16908722, res-name=action_mode_bar_stub, visibility=GONE, width=0, height=0, has-focus=false, has-focusable=false, has-window-focus=true, is-clickable=false, is-enabled=true, is-focused=false, is-focusable=false, is-layout-requested=true, is-selected=false, layout-params=android.widget.LinearLayout$LayoutParams@YYYYYY, tag=null, root-is-layout-requested=false, has-input-connection=false, x=0.0, y=0.0} &#10;|&#10;+--&gt;FrameLayout{id=16908290, res-name=content, visibility=VISIBLE, width=1080, height=2136, has-focus=false, has-focusable=true, has-window-focus=true, is-clickable=false, is-enabled=true, is-focused=false, is-focusable=false, is-layout-requested=false, is-selected=false, layout-params=android.widget.LinearLayout$LayoutParams@YYYYYY, tag=null, root-is-layout-requested=false, has-input-connection=false, x=0.0, y=0.0, child-count=1} &#10;|&#10;+---&gt;ConstraintLayout{id=-1, visibility=VISIBLE, width=1080, height=2136, has-focus=false, has-focusable=true, has-window-focus=true, is-clickable=false, is-enabled=true, is-focused=false, is-focusable=true, is-layout-requested=false, is-selected=false, layout-params=android.widget.FrameLayout$LayoutParams@YYYYYY, tag=null, root-is-layout-requested=false, has-input-connection=false, x=0.0, y=0.0, child-count=4} &#10;|&#10;+----&gt;WpkTitleBar{id=2131367096, res-name=title_bar, visibility=VISIBLE, width=1080, height=248, has-focus=false, has-focusable=true, has-window-focus=true, is-clickable=false, is-enabled=true, is-focused=false, is-focusable=false, is-layout-requested=false, is-selected=false, layout-params=androidx.constraintlayout.widget.ConstraintLayout$LayoutParams@YYYYYY, tag=null, root-is-layout-requested=false, has-input-connection=false, x=0.0, y=0.0, child-count=1} &#10;|&#10;+-----&gt;FrameLayout{id=2131367096, res-name=title_bar, visibility=VISIBLE, width=1080, height=132, has-focus=false, has-focusable=true, has-window-focus=true, is-clickable=false, is-enabled=true, is-focused=false, is-focusable=false, is-layout-requested=false, is-selected=false, layout-params=android.widget.FrameLayout$LayoutParams@YYYYYY, tag=null, root-is-layout-requested=false, has-input-connection=false, x=0.0, y=116.0, child-count=5} &#10;|&#10;+------&gt;WpkSvgImageView{id=2131364250, res-name=iv_back, visibility=VISIBLE, width=120, height=120, has-focus=false, has-focusable=true, has-window-focus=true, is-clickable=true, is-enabled=true, is-focused=false, is-focusable=true, is-layout-requested=false, is-selected=false, layout-params=android.widget.FrameLayout$LayoutParams@YYYYYY, tag=null, root-is-layout-requested=false, has-input-connection=false, x=0.0, y=6.0} &#10;|&#10;+------&gt;WpkCommonTextView{id=2131368368, res-name=tv_title_left, visibility=GONE, width=0, height=0, has-focus=false, has-focusable=false, has-window-focus=true, is-clickable=true, is-enabled=true, is-focused=false, is-focusable=true, is-layout-requested=true, is-selected=false, layout-params=android.widget.FrameLayout$LayoutParams@YYYYYY, tag=fonts/gotham_bold.ttf, root-is-layout-requested=false, has-input-connection=false, x=0.0, y=0.0, text=, input-type=0, ime-target=false, has-links=false} &#10;|&#10;+------&gt;WpkCommonTextView{id=2131368369, res-name=tv_title_name, visibility=VISIBLE, width=690, height=54, has-focus=false, has-focusable=false, has-window-focus=true, is-clickable=false, is-enabled=true, is-focused=false, is-focusable=false, is-layout-requested=false, is-selected=false, layout-params=android.widget.FrameLayout$LayoutParams@YYYYYY, tag=null, root-is-layout-requested=false, has-input-connection=false, x=195.0, y=39.0, text=Edit device trigger, input-type=0, ime-target=false, has-links=false} &#10;|&#10;+------&gt;WpkCommonTextView{id=2131368371, res-name=tv_title_right, visibility=VISIBLE, width=153, height=90, has-focus=false, has-focusable=true, has-window-focus=true, is-clickable=true, is-enabled=true, is-focused=false, is-focusable=true, is-layout-requested=false, is-selected=false, layout-params=android.widget.FrameLayout$LayoutParams@YYYYYY, tag=fonts/gotham_bold.ttf, root-is-layout-requested=false, has-input-connection=false, x=897.0, y=21.0, text=Save, input-type=0, ime-target=false, has-links=false} &#10;|&#10;+------&gt;LinearLayout{id=-1, visibility=VISIBLE, width=0, height=132, has-focus=false, has-focusable=false, has-window-focus=true, is-clickable=false, is-enabled=true, is-focused=false, is-focusable=false, is-layout-requested=false, is-selected=false, layout-params=android.widget.FrameLayout$LayoutParams@YYYYYY, tag=null, root-is-layout-requested=false, has-input-connection=false, x=1050.0, y=0.0, child-count=2} &#10;|&#10;+-------&gt;ImageView{id=2131364655, res-name=iv_second_right, visibility=GONE, width=0, height=0, has-focus=false, has-focusable=false, has-window-focus=true, is-clickable=true, is-enabled=true, is-focused=false, is-focusable=true, is-layout-requested=true, is-selected=false, layout-params=android.widget.LinearLayout$LayoutParams@YYYYYY, tag=null, root-is-layout-requested=false, has-input-connection=false, x=0.0, y=0.0} &#10;|&#10;+-------&gt;ImageView{id=2131364628, res-name=iv_right, visibility=GONE, width=0, height=0, has-focus=false, has-focusable=false, has-window-focus=true, is-clickable=true, is-enabled=true, is-focused=false, is-focusable=true, is-layout-requested=true, is-selected=false, layout-params=android.widget.LinearLayout$LayoutParams@YYYYYY, tag=null, root-is-layout-requested=false, has-input-connection=false, x=0.0, y=0.0} &#10;|&#10;+----&gt;NestedScrollView{id=2131365528, res-name=ns_view, visibility=VISIBLE, width=1080, height=1648, has-focus=false, has-focusable=true, has-window-focus=true, is-clickable=false, is-enabled=true, is-focused=false, is-focusable=true, is-layout-requested=false, is-selected=false, layout-params=androidx.constraintlayout.widget.ConstraintLayout$LayoutParams@YYYYYY, tag=null, root-is-layout-requested=false, has-input-connection=false, x=0.0, y=248.0, child-count=1} &#10;|&#10;+-----&gt;LinearLayout{id=-1, visibility=VISIBLE, width=1080, height=1734, has-focus=false, has-focusable=true, has-window-focus=true, is-clickable=false, is-enabled=true, is-focused=false, is-focusable=false, is-layout-requested=false, is-selected=false, layout-params=android.widget.FrameLayout$LayoutParams@YYYYYY, tag=null, root-is-layout-requested=false, has-input-connection=false, x=0.0, y=0.0, child-count=8} &#10;|&#10;+------&gt;RelativeLayout{id=2131366080, res-name=rl_enable, visibility=VISIBLE, width=1080, height=192, has-focus=false, has-focusable=true, has-window-focus=true, is-clickable=false, is-enabled=true, is-focused=false, is-focusable=false, is-layout-requested=false, is-selected=false, layout-params=android.widget.LinearLayout$LayoutParams@YYYYYY, tag=null, root-is-layout-requested=false, has-input-connection=false, x=0.0, y=60.0, child-count=2} &#10;|&#10;+-------&gt;TextView{id=-1, visibility=VISIBLE, width=268, height=60, has-focus=false, has-focusable=false, has-window-focus=true, is-clickable=false, is-enabled=true, is-focused=false, is-focusable=false, is-layout-requested=false, is-selected=false, layout-params=android.widget.RelativeLayout$LayoutParams@YYYYYY, tag=fonts/gotham_book.ttf, root-is-layout-requested=false, has-input-connection=false, x=51.0, y=66.0, text=Turn on/off, input-type=0, ime-target=false, has-links=false} &#10;|&#10;+-------&gt;WpkSwitchButton{id=2131366965, res-name=sw_enable, visibility=VISIBLE, width=190, height=138, has-focus=false, has-focusable=true, has-window-focus=true, is-clickable=true, is-enabled=true, is-focused=false, is-focusable=true, is-layout-requested=false, is-selected=false, layout-params=android.widget.RelativeLayout$LayoutParams@YYYYYY, tag=null, root-is-layout-requested=false, has-input-connection=false, x=839.0, y=27.0, text=, input-type=0, ime-target=false, has-links=false, is-checked=true} &#10;|&#10;+------&gt;RelativeLayout{id=2131366242, res-name=rl_name_optional, visibility=VISIBLE, width=1080, height=192, has-focus=false, has-focusable=true, has-window-focus=true, is-clickable=true, is-enabled=true, is-focused=false, is-focusable=true, is-layout-requested=false, is-selected=false, layout-params=android.widget.LinearLayout$LayoutParams@YYYYYY, tag=null, root-is-layout-requested=false, has-input-connection=false, x=0.0, y=312.0, child-count=3} &#10;|&#10;+-------&gt;TextView{id=2131367929, res-name=tv_name_content, visibility=VISIBLE, width=392, height=60, has-focus=false, has-focusable=false, has-window-focus=true, is-clickable=false, is-enabled=true, is-focused=false, is-focusable=false, is-layout-requested=false, is-selected=false, layout-params=android.widget.RelativeLayout$LayoutParams@YYYYYY, tag=fonts/gotham_book.ttf, root-is-layout-requested=false, has-input-connection=false, x=48.0, y=66.0, text=Name (optional), input-type=0, ime-target=false, has-links=false} &#10;|&#10;+-------&gt;TextView{id=2131368117, res-name=tv_rule_name, visibility=VISIBLE, width=466, height=53, has-focus=false, has-focusable=false, has-window-focus=true, is-clickable=false, is-enabled=true, is-focused=false, is-focusable=false, is-layout-requested=false, is-selected=false, layout-params=android.widget.RelativeLayout$LayoutParams@YYYYYY, tag=fonts/gotham_book.ttf, root-is-layout-requested=false, has-input-connection=false, x=464.0, y=69.0, text=TestDeviceTriggerRule, input-type=0, ime-target=false, has-links=false} &#10;|&#10;+-------&gt;ImageView{id=2131364373, res-name=iv_edit_icon, visibility=VISIBLE, width=72, height=72, has-focus=false, has-focusable=false, has-window-focus=true, is-clickable=false, is-enabled=true, is-focused=false, is-focusable=false, is-layout-requested=false, is-selected=false, layout-params=android.widget.RelativeLayout$LayoutParams@YYYYYY, tag=null, root-is-layout-requested=false, has-input-connection=false, x=963.0, y=60.0} &#10;|&#10;+------&gt;WpkCommonTextView{id=2131367220, res-name=tv_action, visibility=VISIBLE, width=1032, height=54, has-focus=false, has-focusable=false, has-window-focus=true, is-clickable=false, is-enabled=true, is-focused=false, is-focusable=false, is-layout-requested=false, is-selected=false, layout-params=android.widget.LinearLayout$LayoutParams@YYYYYY, tag=null, root-is-layout-requested=false, has-input-connection=false, x=48.0, y=564.0, text=Trigger, input-type=0, ime-target=false, has-links=false} &#10;|&#10;+------&gt;RelativeLayout{id=2131365934, res-name=rl_add_trigger, visibility=VISIBLE, width=1080, height=192, has-focus=false, has-focusable=true, has-window-focus=true, is-clickable=true, is-enabled=true, is-focused=false, is-focusable=true, is-layout-requested=false, is-selected=false, layout-params=android.widget.LinearLayout$LayoutParams@YYYYYY, tag=null, root-is-layout-requested=false, has-input-connection=false, x=0.0, y=648.0, child-count=5} &#10;|&#10;+-------&gt;ImageView{id=2131364361, res-name=iv_device_icon, visibility=VISIBLE, width=135, height=135, has-focus=false, has-focusable=false, has-window-focus=true, is-clickable=false, is-enabled=true, is-focused=false, is-focusable=false, is-layout-requested=false, is-selected=false, layout-params=android.widget.RelativeLayout$LayoutParams@YYYYYY, tag=null, root-is-layout-requested=false, has-input-connection=false, x=30.0, y=28.0} &#10;|&#10;+-------&gt;TextView{id=2131367590, res-name=tv_devices_trigger, visibility=GONE, width=0, height=0, has-focus=false, has-focusable=false, has-window-focus=true, is-clickable=false, is-enabled=true, is-focused=false, is-focusable=false, is-layout-requested=true, is-selected=false, layout-params=android.widget.RelativeLayout$LayoutParams@YYYYYY, tag=fonts/gotham_book.ttf, root-is-layout-requested=false, has-input-connection=false, x=0.0, y=0.0, text=Add, input-type=0, ime-target=false, has-links=false} &#10;|&#10;+-------&gt;RelativeLayout{id=2131366432, res-name=rl_trigger_info, visibility=VISIBLE, width=427, height=133, has-focus=false, has-focusable=false, has-window-focus=true, is-clickable=false, is-enabled=true, is-focused=false, is-focusable=false, is-layout-requested=false, is-selected=false, layout-params=android.widget.RelativeLayout$LayoutParams@YYYYYY, tag=null, root-is-layout-requested=false, has-input-connection=false, x=165.0, y=29.0, child-count=2} &#10;|&#10;+--------&gt;WpkCommonTextView{id=2131367577, res-name=tv_device_name, visibility=VISIBLE, width=367, height=60, has-focus=false, has-focusable=false, has-window-focus=true, is-clickable=false, is-enabled=true, is-focused=false, is-focusable=false, is-layout-requested=false, is-selected=false, layout-params=android.widget.RelativeLayout$LayoutParams@YYYYYY, tag=null, root-is-layout-requested=false, has-input-connection=false, x=60.0, y=0.0, text=Outdoor Plug 2, input-type=0, ime-target=false, has-links=false} &#10;|&#10;+--------&gt;WpkCommonTextView{id=2131368404, res-name=tv_trigger_name, visibility=VISIBLE, width=153, height=52, has-focus=false, has-focusable=false, has-window-focus=true, is-clickable=false, is-enabled=true, is-focused=false, is-focusable=false, is-layout-requested=false, is-selected=false, layout-params=android.widget.RelativeLayout$LayoutParams@YYYYYY, tag=null, root-is-layout-requested=false, has-input-connection=false, x=60.0, y=81.0, text=Turns off, input-type=0, ime-target=false, has-links=false} &#10;|&#10;+-------&gt;ImageView{id=2131364750, res-name=iv_trigger_icon, visibility=VISIBLE, width=72, height=72, has-focus=false, has-focusable=false, has-window-focus=true, is-clickable=false, is-enabled=true, is-focused=false, is-focusable=false, is-layout-requested=false, is-selected=false, layout-params=android.widget.RelativeLayout$LayoutParams@YYYYYY, tag=null, root-is-layout-requested=false, has-input-connection=false, x=963.0, y=60.0} &#10;|&#10;+-------&gt;TextView{id=-1, visibility=GONE, width=0, height=0, has-focus=false, has-focusable=false, has-window-focus=true, is-clickable=false, is-enabled=true, is-focused=false, is-focusable=false, is-layout-requested=true, is-selected=false, layout-params=android.widget.RelativeLayout$LayoutParams@YYYYYY, tag=null, root-is-layout-requested=false, has-input-connection=false, x=0.0, y=0.0, text=, input-type=0, ime-target=false, has-links=false} &#10;|&#10;+------&gt;WpkCommonTextView{id=2131368365, res-name=tv_title_action, visibility=VISIBLE, width=1032, height=54, has-focus=false, has-focusable=false, has-window-focus=true, is-clickable=false, is-enabled=true, is-focused=false, is-focusable=false, is-layout-requested=false, is-selected=false, layout-params=android.widget.LinearLayout$LayoutParams@YYYYYY, tag=null, root-is-layout-requested=false, has-input-connection=false, x=48.0, y=900.0, text=Actions, input-type=0, ime-target=false, has-links=false} &#10;|&#10;+------&gt;RelativeLayout{id=2131365928, res-name=rl_add_action, visibility=VISIBLE, width=1080, height=192, has-focus=false, has-focusable=true, has-window-focus=true, is-clickable=true, is-enabled=true, is-focused=false, is-focusable=true, is-layout-requested=false, is-selected=false, layout-params=android.widget.LinearLayout$LayoutParams@YYYYYY, tag=null, root-is-layout-requested=false, has-input-connection=false, x=0.0, y=984.0, child-count=3} &#10;|&#10;+-------&gt;WpkCommonTextView{id=-1, visibility=VISIBLE, width=263, height=60, has-focus=false, has-focusable=false, has-window-focus=true, is-clickable=false, is-enabled=true, is-focused=false, is-focusable=false, is-layout-requested=false, is-selected=false, layout-params=android.widget.RelativeLayout$LayoutParams@YYYYYY, tag=null, root-is-layout-requested=false, has-input-connection=false, x=48.0, y=66.0, text=Add action, input-type=0, ime-target=false, has-links=false} &#10;|&#10;+-------&gt;ImageView{id=-1, visibility=VISIBLE, width=72, height=72, has-focus=false, has-focusable=false, has-window-focus=true, is-clickable=false, is-enabled=true, is-focused=false, is-focusable=false, is-layout-requested=false, is-selected=false, layout-params=android.widget.RelativeLayout$LayoutParams@YYYYYY, tag=null, root-is-layout-requested=false, has-input-connection=false, x=963.0, y=60.0} &#10;|&#10;+-------&gt;TextView{id=-1, visibility=VISIBLE, width=1080, height=1, has-focus=false, has-focusable=false, has-window-focus=true, is-clickable=false, is-enabled=true, is-focused=false, is-focusable=false, is-layout-requested=false, is-selected=false, layout-params=android.widget.RelativeLayout$LayoutParams@YYYYYY, tag=null, root-is-layout-requested=false, has-input-connection=false, x=0.0, y=191.0, text=, input-type=0, ime-target=false, has-links=false} &#10;|&#10;+------&gt;RecyclerView{id=2131365925, res-name=rl_action_list, visibility=VISIBLE, width=1080, height=192, has-focus=false, has-focusable=true, has-window-focus=true, is-clickable=false, is-enabled=true, is-focused=false, is-focusable=true, is-layout-requested=false, is-selected=false, layout-params=android.widget.LinearLayout$LayoutParams@YYYYYY, tag=null, root-is-layout-requested=false, has-input-connection=false, x=0.0, y=1176.0, child-count=1} &#10;|&#10;+-------&gt;ConstraintLayout{id=-1, visibility=VISIBLE, width=1080, height=192, has-focus=false, has-focusable=true, has-window-focus=true, is-clickable=false, is-enabled=true, is-focused=false, is-focusable=false, is-layout-requested=false, is-selected=false, layout-params=androidx.recyclerview.widget.RecyclerView$LayoutParams@YYYYYY, tag=null, root-is-layout-requested=false, has-input-connection=false, x=0.0, y=0.0, child-count=6} &#10;|&#10;+--------&gt;ImageView{id=2131364354, res-name=iv_delete_icon, visibility=VISIBLE, width=135, height=66, has-focus=false, has-focusable=true, has-window-focus=true, is-clickable=true, is-enabled=true, is-focused=false, is-focusable=true, is-layout-requested=false, is-selected=false, layout-params=androidx.constraintlayout.widget.ConstraintLayout$LayoutParams@YYYYYY, tag=null, root-is-layout-requested=false, has-input-connection=false, x=0.0, y=63.0} &#10;|&#10;+--------&gt;ImageView{id=2131364361, res-name=iv_device_icon, visibility=VISIBLE, width=135, height=135, has-focus=false, has-focusable=false, has-window-focus=true, is-clickable=false, is-enabled=true, is-focused=false, is-focusable=false, is-layout-requested=false, is-selected=false, layout-params=androidx.constraintlayout.widget.ConstraintLayout$LayoutParams@YYYYYY, tag=null, root-is-layout-requested=false, has-input-connection=false, x=135.0, y=29.0} &#10;|&#10;+--------&gt;TextView{id=2131367577, res-name=tv_device_name, visibility=VISIBLE, width=678, height=63, has-focus=false, has-focusable=false, has-window-focus=true, is-clickable=false, is-enabled=true, is-focused=false, is-focusable=false, is-layout-requested=false, is-selected=false, layout-params=androidx.constraintlayout.widget.ConstraintLayout$LayoutParams@YYYYYY, tag=null, root-is-layout-requested=false, has-input-connection=false, x=285.0, y=27.0, text=All devices, input-type=0, ime-target=false, has-links=false} &#10;|&#10;+--------&gt;TextView{id=2131367571, res-name=tv_device_action, visibility=VISIBLE, width=693, height=52, has-focus=false, has-focusable=false, has-window-focus=true, is-clickable=false, is-enabled=true, is-focused=false, is-focusable=false, is-layout-requested=false, is-selected=false, layout-params=androidx.constraintlayout.widget.ConstraintLayout$LayoutParams@YYYYYY, tag=null, root-is-layout-requested=false, has-input-connection=false, x=285.0, y=96.0, text=Mute notifications, input-type=0, ime-target=false, has-links=false} &#10;|&#10;+--------&gt;ImageView{id=2131364525, res-name=iv_move_icon, visibility=VISIBLE, width=72, height=72, has-focus=false, has-focusable=false, has-window-focus=true, is-clickable=false, is-enabled=true, is-focused=false, is-focusable=false, is-layout-requested=false, is-selected=false, layout-params=androidx.constraintlayout.widget.ConstraintLayout$LayoutParams@YYYYYY, tag=null, root-is-layout-requested=false, has-input-connection=false, x=978.0, y=60.0} &#10;|&#10;+--------&gt;TextView{id=-1, visibility=VISIBLE, width=1035, height=1, has-focus=false, has-focusable=false, has-window-focus=true, is-clickable=false, is-enabled=true, is-focused=false, is-focusable=false, is-layout-requested=false, is-selected=false, layout-params=androidx.constraintlayout.widget.ConstraintLayout$LayoutParams@YYYYYY, tag=null, root-is-layout-requested=false, has-input-connection=false, x=45.0, y=191.0, text=, input-type=0, ime-target=false, has-links=false} &#10;|&#10;+------&gt;ConstraintLayout{id=-1, visibility=VISIBLE, width=1080, height=366, has-focus=false, has-focusable=true, has-window-focus=true, is-clickable=false, is-enabled=true, is-focused=false, is-focusable=false, is-layout-requested=false, is-selected=false, layout-params=android.widget.LinearLayout$LayoutParams@YYYYYY, tag=null, root-is-layout-requested=false, has-input-connection=false, x=0.0, y=1368.0, child-count=2} &#10;|&#10;+-------&gt;WpkCommonTextView{id=2131368334, res-name=tv_time_description, visibility=VISIBLE, width=1032, height=54, has-focus=false, has-focusable=false, has-window-focus=true, is-clickable=false, is-enabled=true, is-focused=false, is-focusable=false, is-layout-requested=false, is-selected=false, layout-params=androidx.constraintlayout.widget.ConstraintLayout$LayoutParams@YYYYYY, tag=null, root-is-layout-requested=false, has-input-connection=false, x=48.0, y=90.0, text=When, input-type=0, ime-target=false, has-links=false} &#10;|&#10;+-------&gt;RelativeLayout{id=-1, visibility=VISIBLE, width=1080, height=192, has-focus=false, has-focusable=true, has-window-focus=true, is-clickable=false, is-enabled=true, is-focused=false, is-focusable=false, is-layout-requested=false, is-selected=false, layout-params=androidx.constraintlayout.widget.ConstraintLayout$LayoutParams@YYYYYY, tag=null, root-is-layout-requested=false, has-input-connection=false, x=0.0, y=174.0, child-count=2} &#10;|&#10;+--------&gt;RelativeLayout{id=2131366083, res-name=rl_end_time_switch, visibility=VISIBLE, width=1080, height=192, has-focus=false, has-focusable=true, has-window-focus=true, is-clickable=false, is-enabled=true, is-focused=false, is-focusable=false, is-layout-requested=false, is-selected=false, layout-params=android.widget.RelativeLayout$LayoutParams@YYYYYY, tag=null, root-is-layout-requested=false, has-input-connection=false, x=0.0, y=0.0, child-count=2} &#10;|&#10;+---------&gt;TextView{id=-1, visibility=VISIBLE, width=117, height=60, has-focus=false, has-focusable=false, has-window-focus=true, is-clickable=false, is-enabled=true, is-focused=false, is-focusable=false, is-layout-requested=false, is-selected=false, layout-params=android.widget.RelativeLayout$LayoutParams@YYYYYY, tag=fonts/gotham_book.ttf, root-is-layout-requested=false, has-input-connection=false, x=51.0, y=66.0, text=Time, input-type=0, ime-target=false, has-links=false} &#10;|&#10;+---------&gt;WpkSwitchButton{id=2131366966, res-name=sw_time_enable, visibility=VISIBLE, width=190, height=138, has-focus=false, has-focusable=true, has-window-focus=true, is-clickable=true, is-enabled=true, is-focused=false, is-focusable=true, is-layout-requested=false, is-selected=false, layout-params=android.widget.RelativeLayout$LayoutParams@YYYYYY, tag=null, root-is-layout-requested=false, has-input-connection=false, x=860.0, y=27.0, text=, input-type=0, ime-target=false, has-links=false, is-checked=false} &#10;|&#10;+--------&gt;RelativeLayout{id=2131366040, res-name=rl_custom_time, visibility=GONE, width=0, height=0, has-focus=false, has-focusable=false, has-window-focus=true, is-clickable=false, is-enabled=true, is-focused=false, is-focusable=false, is-layout-requested=true, is-selected=false, layout-params=android.widget.RelativeLayout$LayoutParams@YYYYYY, tag=null, root-is-layout-requested=false, has-input-connection=false, x=0.0, y=0.0, child-count=5} &#10;|&#10;+---------&gt;TextView{id=2131365551, res-name=only_title, visibility=VISIBLE, width=0, height=0, has-focus=false, has-focusable=false, has-window-focus=true, is-clickable=false, is-enabled=true, is-focused=false, is-focusable=false, is-layout-requested=true, is-selected=false, layout-params=android.widget.RelativeLayout$LayoutParams@YYYYYY, tag=fonts/gotham_book.ttf, root-is-layout-requested=false, has-input-connection=false, x=0.0, y=0.0, text=Only if trigger occurs between:, input-type=0, ime-target=false, has-links=false} &#10;|&#10;+---------&gt;RelativeLayout{id=2131366434, res-name=rl_trigger_start_time, visibility=VISIBLE, width=0, height=0, has-focus=false, has-focusable=true, has-window-focus=true, is-clickable=true, is-enabled=true, is-focused=false, is-focusable=true, is-layout-requested=true, is-selected=false, layout-params=android.widget.RelativeLayout$LayoutParams@YYYYYY, tag=null, root-is-layout-requested=false, has-input-connection=false, x=0.0, y=0.0, child-count=4} &#10;|&#10;+----------&gt;TextView{id=2131368407, res-name=tv_trigger_start_time_content, visibility=VISIBLE, width=0, height=0, has-focus=false, has-focusable=false, has-window-focus=true, is-clickable=false, is-enabled=true, is-focused=false, is-focusable=false, is-layout-requested=true, is-selected=false, layout-params=android.widget.RelativeLayout$LayoutParams@YYYYYY, tag=fonts/gotham_book.ttf, root-is-layout-requested=false, has-input-connection=false, x=0.0, y=0.0, text=Start time, input-type=0, ime-target=false, has-links=false} &#10;|&#10;+----------&gt;TextView{id=2131368406, res-name=tv_trigger_start_time, visibility=VISIBLE, width=0, height=0, has-focus=false, has-focusable=false, has-window-focus=true, is-clickable=false, is-enabled=true, is-focused=false, is-focusable=false, is-layout-requested=true, is-selected=false, layout-params=android.widget.RelativeLayout$LayoutParams@YYYYYY, tag=fonts/gotham_book.ttf, root-is-layout-requested=false, has-input-connection=false, x=0.0, y=0.0, text=5:29 PM, input-type=0, ime-target=false, has-links=false} &#10;|&#10;+----------&gt;ImageView{id=2131364751, res-name=iv_trigger_start_icon, visibility=VISIBLE, width=0, height=0, has-focus=false, has-focusable=false, has-window-focus=true, is-clickable=false, is-enabled=true, is-focused=false, is-focusable=false, is-layout-requested=true, is-selected=false, layout-params=android.widget.RelativeLayout$LayoutParams@YYYYYY, tag=null, root-is-layout-requested=false, has-input-connection=false, x=0.0, y=0.0} &#10;|&#10;+----------&gt;TextView{id=2131368405, res-name=tv_trigger_picker_line, visibility=VISIBLE, width=0, height=0, has-focus=false, has-focusable=false, has-window-focus=true, is-clickable=false, is-enabled=true, is-focused=false, is-focusable=false, is-layout-requested=true, is-selected=false, layout-params=android.widget.RelativeLayout$LayoutParams@YYYYYY, tag=null, root-is-layout-requested=false, has-input-connection=false, x=0.0, y=0.0, text=, input-type=0, ime-target=false, has-links=false} &#10;|&#10;+---------&gt;RelativeLayout{id=2131366431, res-name=rl_trigger_end_time, visibility=VISIBLE, width=0, height=0, has-focus=false, has-focusable=true, has-window-focus=true, is-clickable=true, is-enabled=true, is-focused=false, is-focusable=true, is-layout-requested=true, is-selected=false, layout-params=android.widget.RelativeLayout$LayoutParams@YYYYYY, tag=null, root-is-layout-requested=false, has-input-connection=false, x=0.0, y=0.0, child-count=3} &#10;|&#10;+----------&gt;TextView{id=2131368401, res-name=tv_trigger_end_time_content, visibility=VISIBLE, width=0, height=0, has-focus=false, has-focusable=false, has-window-focus=true, is-clickable=false, is-enabled=true, is-focused=false, is-focusable=false, is-layout-requested=true, is-selected=false, layout-params=android.widget.RelativeLayout$LayoutParams@YYYYYY, tag=fonts/gotham_book.ttf, root-is-layout-requested=false, has-input-connection=false, x=0.0, y=0.0, text=End time, input-type=0, ime-target=false, has-links=false} &#10;|&#10;+----------&gt;TextView{id=2131368400, res-name=tv_trigger_end_time, visibility=VISIBLE, width=0, height=0, has-focus=false, has-focusable=false, has-window-focus=true, is-clickable=false, is-enabled=true, is-focused=false, is-focusable=false, is-layout-requested=true, is-selected=false, layout-params=android.widget.RelativeLayout$LayoutParams@YYYYYY, tag=fonts/gotham_book.ttf, root-is-layout-requested=false, has-input-connection=false, x=0.0, y=0.0, text=6:29 PM, input-type=0, ime-target=false, has-links=false} &#10;|&#10;+----------&gt;ImageView{id=2131364748, res-name=iv_trigger_end_icon, visibility=VISIBLE, width=0, height=0, has-focus=false, has-focusable=false, has-window-focus=true, is-clickable=false, is-enabled=true, is-focused=false, is-focusable=false, is-layout-requested=true, is-selected=false, layout-params=android.widget.RelativeLayout$LayoutParams@YYYYYY, tag=null, root-is-layout-requested=false, has-input-connection=false, x=0.0, y=0.0} &#10;|&#10;+---------&gt;View{id=2131367871, res-name=tv_line, visibility=VISIBLE, width=0, height=0, has-focus=false, has-focusable=false, has-window-focus=true, is-clickable=false, is-enabled=true, is-focused=false, is-focusable=false, is-layout-requested=true, is-selected=false, layout-params=android.widget.RelativeLayout$LayoutParams@YYYYYY, tag=null, root-is-layout-requested=false, has-input-connection=false, x=0.0, y=0.0} &#10;|&#10;+---------&gt;RelativeLayout{id=-1, visibility=VISIBLE, width=0, height=0, has-focus=false, has-focusable=true, has-window-focus=true, is-clickable=false, is-enabled=true, is-focused=false, is-focusable=false, is-layout-requested=true, is-selected=false, layout-params=android.widget.RelativeLayout$LayoutParams@YYYYYY, tag=null, root-is-layout-requested=false, has-input-connection=false, x=0.0, y=0.0, child-count=2} &#10;|&#10;+----------&gt;WpkCommonTextView{id=2131368086, res-name=tv_repeats, visibility=VISIBLE, width=0, height=0, has-focus=false, has-focusable=false, has-window-focus=true, is-clickable=false, is-enabled=true, is-focused=false, is-focusable=false, is-layout-requested=true, is-selected=false, layout-params=android.widget.RelativeLayout$LayoutParams@YYYYYY, tag=null, root-is-layout-requested=false, has-input-connection=false, x=0.0, y=0.0, text=Repeats on, input-type=0, ime-target=false, has-links=false} &#10;|&#10;+----------&gt;WpkWeekdaysPickerView{id=2131366477, res-name=rl_weekdays_picker, visibility=VISIBLE, width=0, height=0, has-focus=false, has-focusable=true, has-window-focus=true, is-clickable=false, is-enabled=true, is-focused=false, is-focusable=false, is-layout-requested=true, is-selected=false, layout-params=android.widget.RelativeLayout$LayoutParams@YYYYYY, tag=null, root-is-layout-requested=false, has-input-connection=false, x=0.0, y=0.0, child-count=7} &#10;|&#10;+-----------&gt;WpkTextButton{id=-1, visibility=VISIBLE, width=0, height=0, has-focus=false, has-focusable=true, has-window-focus=true, is-clickable=true, is-enabled=true, is-focused=false, is-focusable=true, is-layout-requested=true, is-selected=false, layout-params=android.widget.LinearLayout$LayoutParams@YYYYYY, tag=null, root-is-layout-requested=false, has-input-connection=false, x=0.0, y=0.0, text=S, input-type=0, ime-target=false, has-links=false} &#10;|&#10;+-----------&gt;WpkTextButton{id=-1, visibility=VISIBLE, width=0, height=0, has-focus=false, has-focusable=true, has-window-focus=true, is-clickable=true, is-enabled=true, is-focused=false, is-focusable=true, is-layout-requested=true, is-selected=false, layout-params=android.widget.LinearLayout$LayoutParams@YYYYYY, tag=null, root-is-layout-requested=false, has-input-connection=false, x=0.0, y=0.0, text=M, input-type=0, ime-target=false, has-links=false} &#10;|&#10;+-----------&gt;WpkTextButton{id=-1, visibility=VISIBLE, width=0, height=0, has-focus=false, has-focusable=true, has-window-focus=true, is-clickable=true, is-enabled=true, is-focused=false, is-focusable=true, is-layout-requested=true, is-selected=false, layout-params=android.widget.LinearLayout$LayoutParams@YYYYYY, tag=null, root-is-layout-requested=false, has-input-connection=false, x=0.0, y=0.0, text=T, input-type=0, ime-target=false, has-links=false} &#10;|&#10;+-----------&gt;WpkTextButton{id=-1, visibility=VISIBLE, width=0, height=0, has-focus=false, has-focusable=true, has-window-focus=true, is-clickable=true, is-enabled=true, is-focused=false, is-focusable=true, is-layout-requested=true, is-selected=false, layout-params=android.widget.LinearLayout$LayoutParams@YYYYYY, tag=null, root-is-layout-requested=false, has-input-connection=false, x=0.0, y=0.0, text=W, input-type=0, ime-target=false, has-links=false} &#10;|&#10;+-----------&gt;WpkTextButton{id=-1, visibility=VISIBLE, width=0, height=0, has-focus=false, has-focusable=true, has-window-focus=true, is-clickable=true, is-enabled=true, is-focused=false, is-focusable=true, is-layout-requested=true, is-selected=false, layout-params=android.widget.LinearLayout$LayoutParams@YYYYYY, tag=null, root-is-layout-requested=false, has-input-connection=false, x=0.0, y=0.0, text=T, input-type=0, ime-target=false, has-links=false} &#10;|&#10;+-----------&gt;WpkTextButton{id=-1, visibility=VISIBLE, width=0, height=0, has-focus=false, has-focusable=true, has-window-focus=true, is-clickable=true, is-enabled=true, is-focused=false, is-focusable=true, is-layout-requested=true, is-selected=false, layout-params=android.widget.LinearLayout$LayoutParams@YYYYYY, tag=null, root-is-layout-requested=false, has-input-connection=false, x=0.0, y=0.0, text=F, input-type=0, ime-target=false, has-links=false} &#10;|&#10;+-----------&gt;WpkTextButton{id=-1, visibility=VISIBLE, width=0, height=0, has-focus=false, has-focusable=true, has-window-focus=true, is-clickable=true, is-enabled=true, is-focused=false, is-focusable=true, is-layout-requested=true, is-selected=false, layout-params=android.widget.LinearLayout$LayoutParams@YYYYYY, tag=null, root-is-layout-requested=false, has-input-connection=false, x=0.0, y=0.0, text=S, input-type=0, ime-target=false, has-links=false} &#10;|&#10;+----&gt;WpkCommButton{id=2131367547, res-name=tv_delete_scene, visibility=VISIBLE, width=1008, height=120, has-focus=false, has-focusable=true, has-window-focus=true, is-clickable=true, is-enabled=true, is-focused=false, is-focusable=true, is-layout-requested=false, is-selected=false, layout-params=androidx.constraintlayout.widget.ConstraintLayout$LayoutParams@YYYYYY, tag=null, root-is-layout-requested=false, has-input-connection=false, x=36.0, y=1956.0, text=Delete rule, input-type=0, ime-target=false, has-links=false} &#10;|&#10;+----&gt;RelativeLayout{id=2131366210, res-name=rl_loading, visibility=GONE, width=1080, height=2136, has-focus=false, has-focusable=false, has-window-focus=true, is-clickable=true, is-enabled=true, is-focused=false, is-focusable=true, is-layout-requested=true, is-selected=false, layout-params=androidx.constraintlayout.widget.ConstraintLayout$LayoutParams@YYYYYY, tag=null, root-is-layout-requested=false, has-input-connection=false, x=0.0, y=0.0, child-count=1} &#10;|&#10;+-----&gt;LinearLayout{id=-1, visibility=VISIBLE, width=318, height=117, has-focus=false, has-focusable=false, has-window-focus=true, is-clickable=false, is-enabled=true, is-focused=false, is-focusable=false, is-layout-requested=false, is-selected=false, layout-params=android.widget.RelativeLayout$LayoutParams@YYYYYY, tag=null, root-is-layout-requested=false, has-input-connection=false, x=381.0, y=1009.0, child-count=2} &#10;|&#10;+------&gt;ProgressBar{id=2131364509, res-name=iv_loading, visibility=VISIBLE, width=48, height=48, has-focus=false, has-focusable=false, has-window-focus=true, is-clickable=false, is-enabled=true, is-focused=false, is-focusable=false, is-layout-requested=false, is-selected=false, layout-params=android.widget.LinearLayout$LayoutParams@YYYYYY, tag=null, root-is-layout-requested=false, has-input-connection=false, x=27.0, y=34.0} &#10;|&#10;+------&gt;TextView{id=2131367118, res-name=toast_tv, visibility=VISIBLE, width=182, height=56, has-focus=false, has-focusable=false, has-window-focus=true, is-clickable=false, is-enabled=true, is-focused=false, is-focusable=false, is-layout-requested=false, is-selected=false, layout-params=android.widget.LinearLayout$LayoutParams@YYYYYY, tag=null, root-is-layout-requested=false, has-input-connection=false, x=93.0, y=30.0, text=Loading..., input-type=0, ime-target=false, has-links=false} &#10;|&#10;+-&gt;h{id=2131362266, res-name=bugsee_invisible_view, visibility=VISIBLE, width=1080, height=2280, has-focus=false, has-focusable=false, has-window-focus=true, is-clickable=false, is-enabled=true, is-focused=false, is-focusable=false, is-layout-requested=false, is-selected=false, layout-params=android.widget.FrameLayout$LayoutParams@YYYYYY, tag=null, root-is-layout-requested=false, has-input-connection=false, x=0.0, y=0.0, child-count=0} &#10;|&#10;+-&gt;View{id=16908336, res-name=navigationBarBackground, visibility=VISIBLE, width=1080, height=144, has-focus=false, has-focusable=false, has-window-focus=true, is-clickable=false, is-enabled=true, is-focused=false, is-focusable=false, is-layout-requested=false, is-selected=false, layout-params=android.widget.FrameLayout$LayoutParams@YYYYYY, tag=null, root-is-layout-requested=false, has-input-connection=false, x=0.0, y=2136.0} &#10;at androidx.test.espresso.NoMatchingViewException$Builder.build(NoMatchingViewException.java:5)&#10;at androidx.test.espresso.base.DefaultFailureHandler.lambda$getNoMatchingViewExceptionTruncater$0(DefaultFailureHandler.java:5)&#10;at androidx.test.espresso.base.DefaultFailureHandler$$ExternalSyntheticLambda1.truncateExceptionMessage(Unknown Source:2)&#10;at androidx.test.espresso.base.ViewHierarchyExceptionHandler.handleSafely(ViewHierarchyExceptionHandler.java:5)&#10;at androidx.test.espresso.base.ViewHierarchyExceptionHandler.handleSafely(ViewHierarchyExceptionHandler.java:1)&#10;at androidx.test.espresso.base.DefaultFailureHandler$TypedFailureHandler.handle(DefaultFailureHandler.java:4)&#10;at androidx.test.espresso.base.DefaultFailureHandler.handle(DefaultFailureHandler.java:5)&#10;at androidx.test.espresso.ViewInteraction.waitForAndHandleInteractionResults(ViewInteraction.java:8)&#10;at androidx.test.espresso.ViewInteraction.desugaredPerform(ViewInteraction.java:11)&#10;at androidx.test.espresso.ViewInteraction.perform(ViewInteraction.java:8)&#10;at com.roku.rokuhome.test.utils.Utilities.clickOnElementDisplayWithText(Utilities.kt:388)&#10;at com.roku.rokuhome.test.stepDefs.RuleScreenStepDefinition.selectRuleFromList(RuleScreenStepDefinition.kt:271)&#10;at ✽.Select &quot;TestDeviceTriggerRule&quot; Rule from list(file:features/device-trigger-rules.feature:290)&#10;" calcext:value-type="string">
            <text:p>androidx.test.espresso.NoMatchingViewException: No views in hierarchy found matching: (view.getId() is &lt;2131367577/com.roku.rokuhome:id/tv_device_name&gt; and an instance of android.widget.TextView and view.getText() with or without transformation to match: is "TestDeviceTriggerRule")</text:p>
            <text:p/>
            <text:p>View Hierarchy:</text:p>
            <text:p>+&gt;DecorView{id=-1, visibility=VISIBLE, width=1080, height=2280, has-focus=false, has-focusable=true, has-window-focus=true, is-clickable=false, is-enabled=true, is-focused=false, is-focusable=false, is-layout-requested=false, is-selected=false, layout-params={(0,0)(fillxfill) ty=BASE_APPLICATION wanim=0x1030303</text:p>
            <text:p>  fl=81810100</text:p>
            <text:p>  pfl=10020040</text:p>
            <text:p>  bhv=DEFAULT</text:p>
            <text:p>  fitSides= naviIconColor=0}, tag=null, root-is-layout-requested=false, has-input-connection=false, x=0.0, y=0.0, child-count=3} </text:p>
            <text:p>|</text:p>
            <text:p>+-&gt;LinearLayout{id=-1, visibility=VISIBLE, width=1080, height=2136, has-focus=false, has-focusable=true, has-window-focus=true, is-clickable=false, is-enabled=true, is-focused=false, is-focusable=false, is-layout-requested=false, is-selected=false, layout-params=android.widget.FrameLayout$LayoutParams@YYYYYY, tag=null, root-is-layout-requested=false, has-input-connection=false, x=0.0, y=0.0, child-count=2} </text:p>
            <text:p>|</text:p>
            <text:p>+--&gt;ViewStub{id=16908722, res-name=action_mode_bar_stub, visibility=GONE, width=0, height=0, has-focus=false, has-focusable=false, has-window-focus=true, is-clickable=false, is-enabled=true, is-focused=false, is-focusable=false, is-layout-requested=true, is-selected=false, layout-params=android.widget.LinearLayout$LayoutParams@YYYYYY, tag=null, root-is-layout-requested=false, has-input-connection=false, x=0.0, y=0.0} </text:p>
            <text:p>|</text:p>
            <text:p>+--&gt;FrameLayout{id=16908290, res-name=content, visibility=VISIBLE, width=1080, height=2136, has-focus=false, has-focusable=true, has-window-focus=true, is-clickable=false, is-enabled=true, is-focused=false, is-focusable=false, is-layout-requested=false, is-selected=false, layout-params=android.widget.LinearLayout$LayoutParams@YYYYYY, tag=null, root-is-layout-requested=false, has-input-connection=false, x=0.0, y=0.0, child-count=1} </text:p>
            <text:p>|</text:p>
            <text:p>+---&gt;ConstraintLayout{id=-1, visibility=VISIBLE, width=1080, height=2136, has-focus=false, has-focusable=true, has-window-focus=true, is-clickable=false, is-enabled=true, is-focused=false, is-focusable=true, is-layout-requested=false, is-selected=false, layout-params=android.widget.FrameLayout$LayoutParams@YYYYYY, tag=null, root-is-layout-requested=false, has-input-connection=false, x=0.0, y=0.0, child-count=4} </text:p>
            <text:p>|</text:p>
            <text:p>+----&gt;WpkTitleBar{id=2131367096, res-name=title_bar, visibility=VISIBLE, width=1080, height=248, has-focus=false, has-focusable=true, has-window-focus=true, is-clickable=false, is-enabled=true, is-focused=false, is-focusable=false, is-layout-requested=false, is-selected=false, layout-params=androidx.constraintlayout.widget.ConstraintLayout$LayoutParams@YYYYYY, tag=null, root-is-layout-requested=false, has-input-connection=false, x=0.0, y=0.0, child-count=1} </text:p>
            <text:p>|</text:p>
            <text:p>+-----&gt;FrameLayout{id=2131367096, res-name=title_bar, visibility=VISIBLE, width=1080, height=132, has-focus=false, has-focusable=true, has-window-focus=true, is-clickable=false, is-enabled=true, is-focused=false, is-focusable=false, is-layout-requested=false, is-selected=false, layout-params=android.widget.FrameLayout$LayoutParams@YYYYYY, tag=null, root-is-layout-requested=false, has-input-connection=false, x=0.0, y=116.0, child-count=5} </text:p>
            <text:p>|</text:p>
            <text:p>+------&gt;WpkSvgImageView{id=2131364250, res-name=iv_back, visibility=VISIBLE, width=120, height=120, has-focus=false, has-focusable=true, has-window-focus=true, is-clickable=true, is-enabled=true, is-focused=false, is-focusable=true, is-layout-requested=false, is-selected=false, layout-params=android.widget.FrameLayout$LayoutParams@YYYYYY, tag=null, root-is-layout-requested=false, has-input-connection=false, x=0.0, y=6.0} </text:p>
            <text:p>|</text:p>
            <text:p>+------&gt;WpkCommonTextView{id=2131368368, res-name=tv_title_left, visibility=GONE, width=0, height=0, has-focus=false, has-focusable=false, has-window-focus=true, is-clickable=true, is-enabled=true, is-focused=false, is-focusable=true, is-layout-requested=true, is-selected=false, layout-params=android.widget.FrameLayout$LayoutParams@YYYYYY, tag=fonts/gotham_bold.ttf, root-is-layout-requested=false, has-input-connection=false, x=0.0, y=0.0, text=, input-type=0, ime-target=false, has-links=false} </text:p>
            <text:p>|</text:p>
            <text:p>+------&gt;WpkCommonTextView{id=2131368369, res-name=tv_title_name, visibility=VISIBLE, width=690, height=54, has-focus=false, has-focusable=false, has-window-focus=true, is-clickable=false, is-enabled=true, is-focused=false, is-focusable=false, is-layout-requested=false, is-selected=false, layout-params=android.widget.FrameLayout$LayoutParams@YYYYYY, tag=null, root-is-layout-requested=false, has-input-connection=false, x=195.0, y=39.0, text=Edit device trigger, input-type=0, ime-target=false, has-links=false} </text:p>
            <text:p>|</text:p>
            <text:p>+------&gt;WpkCommonTextView{id=2131368371, res-name=tv_title_right, visibility=VISIBLE, width=153, height=90, has-focus=false, has-focusable=true, has-window-focus=true, is-clickable=true, is-enabled=true, is-focused=false, is-focusable=true, is-layout-requested=false, is-selected=false, layout-params=android.widget.FrameLayout$LayoutParams@YYYYYY, tag=fonts/gotham_bold.ttf, root-is-layout-requested=false, has-input-connection=false, x=897.0, y=21.0, text=Save, input-type=0, ime-target=false, has-links=false} </text:p>
            <text:p>|</text:p>
            <text:p>+------&gt;LinearLayout{id=-1, visibility=VISIBLE, width=0, height=132, has-focus=false, has-focusable=false, has-window-focus=true, is-clickable=false, is-enabled=true, is-focused=false, is-focusable=false, is-layout-requested=false, is-selected=false, layout-params=android.widget.FrameLayout$LayoutParams@YYYYYY, tag=null, root-is-layout-requested=false, has-input-connection=false, x=1050.0, y=0.0, child-count=2} </text:p>
            <text:p>|</text:p>
            <text:p>+-------&gt;ImageView{id=2131364655, res-name=iv_second_right, visibility=GONE, width=0, height=0, has-focus=false, has-focusable=false, has-window-focus=true, is-clickable=true, is-enabled=true, is-focused=false, is-focusable=true, is-layout-requested=true, is-selected=false, layout-params=android.widget.LinearLayout$LayoutParams@YYYYYY, tag=null, root-is-layout-requested=false, has-input-connection=false, x=0.0, y=0.0} </text:p>
            <text:p>|</text:p>
            <text:p>+-------&gt;ImageView{id=2131364628, res-name=iv_right, visibility=GONE, width=0, height=0, has-focus=false, has-focusable=false, has-window-focus=true, is-clickable=true, is-enabled=true, is-focused=false, is-focusable=true, is-layout-requested=true, is-selected=false, layout-params=android.widget.LinearLayout$LayoutParams@YYYYYY, tag=null, root-is-layout-requested=false, has-input-connection=false, x=0.0, y=0.0} </text:p>
            <text:p>|</text:p>
            <text:p>+----&gt;NestedScrollView{id=2131365528, res-name=ns_view, visibility=VISIBLE, width=1080, height=1648, has-focus=false, has-focusable=true, has-window-focus=true, is-clickable=false, is-enabled=true, is-focused=false, is-focusable=true, is-layout-requested=false, is-selected=false, layout-params=androidx.constraintlayout.widget.ConstraintLayout$LayoutParams@YYYYYY, tag=null, root-is-layout-requested=false, has-input-connection=false, x=0.0, y=248.0, child-count=1} </text:p>
            <text:p>|</text:p>
            <text:p>+-----&gt;LinearLayout{id=-1, visibility=VISIBLE, width=1080, height=1734, has-focus=false, has-focusable=true, has-window-focus=true, is-clickable=false, is-enabled=true, is-focused=false, is-focusable=false, is-layout-requested=false, is-selected=false, layout-params=android.widget.FrameLayout$LayoutParams@YYYYYY, tag=null, root-is-layout-requested=false, has-input-connection=false, x=0.0, y=0.0, child-count=8} </text:p>
            <text:p>|</text:p>
            <text:p>+------&gt;RelativeLayout{id=2131366080, res-name=rl_enable, visibility=VISIBLE, width=1080, height=192, has-focus=false, has-focusable=true, has-window-focus=true, is-clickable=false, is-enabled=true, is-focused=false, is-focusable=false, is-layout-requested=false, is-selected=false, layout-params=android.widget.LinearLayout$LayoutParams@YYYYYY, tag=null, root-is-layout-requested=false, has-input-connection=false, x=0.0, y=60.0, child-count=2} </text:p>
            <text:p>|</text:p>
            <text:p>+-------&gt;TextView{id=-1, visibility=VISIBLE, width=268, height=60, has-focus=false, has-focusable=false, has-window-focus=true, is-clickable=false, is-enabled=true, is-focused=false, is-focusable=false, is-layout-requested=false, is-selected=false, layout-params=android.widget.RelativeLayout$LayoutParams@YYYYYY, tag=fonts/gotham_book.ttf, root-is-layout-requested=false, has-input-connection=false, x=51.0, y=66.0, text=Turn on/off, input-type=0, ime-target=false, has-links=false} </text:p>
            <text:p>|</text:p>
            <text:p>+-------&gt;WpkSwitchButton{id=2131366965, res-name=sw_enable, visibility=VISIBLE, width=190, height=138, has-focus=false, has-focusable=true, has-window-focus=true, is-clickable=true, is-enabled=true, is-focused=false, is-focusable=true, is-layout-requested=false, is-selected=false, layout-params=android.widget.RelativeLayout$LayoutParams@YYYYYY, tag=null, root-is-layout-requested=false, has-input-connection=false, x=839.0, y=27.0, text=, input-type=0, ime-target=false, has-links=false, is-checked=true} </text:p>
            <text:p>|</text:p>
            <text:p>+------&gt;RelativeLayout{id=2131366242, res-name=rl_name_optional, visibility=VISIBLE, width=1080, height=192, has-focus=false, has-focusable=true, has-window-focus=true, is-clickable=true, is-enabled=true, is-focused=false, is-focusable=true, is-layout-requested=false, is-selected=false, layout-params=android.widget.LinearLayout$LayoutParams@YYYYYY, tag=null, root-is-layout-requested=false, has-input-connection=false, x=0.0, y=312.0, child-count=3} </text:p>
            <text:p>|</text:p>
            <text:p>+-------&gt;TextView{id=2131367929, res-name=tv_name_content, visibility=VISIBLE, width=392, height=60, has-focus=false, has-focusable=false, has-window-focus=true, is-clickable=false, is-enabled=true, is-focused=false, is-focusable=false, is-layout-requested=false, is-selected=false, layout-params=android.widget.RelativeLayout$LayoutParams@YYYYYY, tag=fonts/gotham_book.ttf, root-is-layout-requested=false, has-input-connection=false, x=48.0, y=66.0, text=Name (optional), input-type=0, ime-target=false, has-links=false} </text:p>
            <text:p>|</text:p>
            <text:p>+-------&gt;TextView{id=2131368117, res-name=tv_rule_name, visibility=VISIBLE, width=466, height=53, has-focus=false, has-focusable=false, has-window-focus=true, is-clickable=false, is-enabled=true, is-focused=false, is-focusable=false, is-layout-requested=false, is-selected=false, layout-params=android.widget.RelativeLayout$LayoutParams@YYYYYY, tag=fonts/gotham_book.ttf, root-is-layout-requested=false, has-input-connection=false, x=464.0, y=69.0, text=TestDeviceTriggerRule, input-type=0, ime-target=false, has-links=false} </text:p>
            <text:p>|</text:p>
            <text:p>+-------&gt;ImageView{id=2131364373, res-name=iv_edit_icon, visibility=VISIBLE, width=72, height=72, has-focus=false, has-focusable=false, has-window-focus=true, is-clickable=false, is-enabled=true, is-focused=false, is-focusable=false, is-layout-requested=false, is-selected=false, layout-params=android.widget.RelativeLayout$LayoutParams@YYYYYY, tag=null, root-is-layout-requested=false, has-input-connection=false, x=963.0, y=60.0} </text:p>
            <text:p>|</text:p>
            <text:p>+------&gt;WpkCommonTextView{id=2131367220, res-name=tv_action, visibility=VISIBLE, width=1032, height=54, has-focus=false, has-focusable=false, has-window-focus=true, is-clickable=false, is-enabled=true, is-focused=false, is-focusable=false, is-layout-requested=false, is-selected=false, layout-params=android.widget.LinearLayout$LayoutParams@YYYYYY, tag=null, root-is-layout-requested=false, has-input-connection=false, x=48.0, y=564.0, text=Trigger, input-type=0, ime-target=false, has-links=false} </text:p>
            <text:p>|</text:p>
            <text:p>+------&gt;RelativeLayout{id=2131365934, res-name=rl_add_trigger, visibility=VISIBLE, width=1080, height=192, has-focus=false, has-focusable=true, has-window-focus=true, is-clickable=true, is-enabled=true, is-focused=false, is-focusable=true, is-layout-requested=false, is-selected=false, layout-params=android.widget.LinearLayout$LayoutParams@YYYYYY, tag=null, root-is-layout-requested=false, has-input-connection=false, x=0.0, y=648.0, child-count=5} </text:p>
            <text:p>|</text:p>
            <text:p>+-------&gt;ImageView{id=2131364361, res-name=iv_device_icon, visibility=VISIBLE, width=135, height=135, has-focus=false, has-focusable=false, has-window-focus=true, is-clickable=false, is-enabled=true, is-focused=false, is-focusable=false, is-layout-requested=false, is-selected=false, layout-params=android.widget.RelativeLayout$LayoutParams@YYYYYY, tag=null, root-is-layout-requested=false, has-input-connection=false, x=30.0, y=28.0} </text:p>
            <text:p>|</text:p>
            <text:p>+-------&gt;TextView{id=2131367590, res-name=tv_devices_trigger, visibility=GONE, width=0, height=0, has-focus=false, has-focusable=false, has-window-focus=true, is-clickable=false, is-enabled=true, is-focused=false, is-focusable=false, is-layout-requested=true, is-selected=false, layout-params=android.widget.RelativeLayout$LayoutParams@YYYYYY, tag=fonts/gotham_book.ttf, root-is-layout-requested=false, has-input-connection=false, x=0.0, y=0.0, text=Add, input-type=0, ime-target=false, has-links=false} </text:p>
            <text:p>|</text:p>
            <text:p>+-------&gt;RelativeLayout{id=2131366432, res-name=rl_trigger_info, visibility=VISIBLE, width=427, height=133, has-focus=false, has-focusable=false, has-window-focus=true, is-clickable=false, is-enabled=true, is-focused=false, is-focusable=false, is-layout-requested=false, is-selected=false, layout-params=android.widget.RelativeLayout$LayoutParams@YYYYYY, tag=null, root-is-layout-requested=false, has-input-connection=false, x=165.0, y=29.0, child-count=2} </text:p>
            <text:p>|</text:p>
            <text:p>+--------&gt;WpkCommonTextView{id=2131367577, res-name=tv_device_name, visibility=VISIBLE, width=367, height=60, has-focus=false, has-focusable=false, has-window-focus=true, is-clickable=false, is-enabled=true, is-focused=false, is-focusable=false, is-layout-requested=false, is-selected=false, layout-params=android.widget.RelativeLayout$LayoutParams@YYYYYY, tag=null, root-is-layout-requested=false, has-input-connection=false, x=60.0, y=0.0, text=Outdoor Plug 2, input-type=0, ime-target=false, has-links=false} </text:p>
            <text:p>|</text:p>
            <text:p>+--------&gt;WpkCommonTextView{id=2131368404, res-name=tv_trigger_name, visibility=VISIBLE, width=153, height=52, has-focus=false, has-focusable=false, has-window-focus=true, is-clickable=false, is-enabled=true, is-focused=false, is-focusable=false, is-layout-requested=false, is-selected=false, layout-params=android.widget.RelativeLayout$LayoutParams@YYYYYY, tag=null, root-is-layout-requested=false, has-input-connection=false, x=60.0, y=81.0, text=Turns off, input-type=0, ime-target=false, has-links=false} </text:p>
            <text:p>|</text:p>
            <text:p>+-------&gt;ImageView{id=2131364750, res-name=iv_trigger_icon, visibility=VISIBLE, width=72, height=72, has-focus=false, has-focusable=false, has-window-focus=true, is-clickable=false, is-enabled=true, is-focused=false, is-focusable=false, is-layout-requested=false, is-selected=false, layout-params=android.widget.RelativeLayout$LayoutParams@YYYYYY, tag=null, root-is-layout-requested=false, has-input-connection=false, x=963.0, y=60.0} </text:p>
            <text:p>|</text:p>
            <text:p>+-------&gt;TextView{id=-1, visibility=GONE, width=0, height=0, has-focus=false, has-focusable=false, has-window-focus=true, is-clickable=false, is-enabled=true, is-focused=false, is-focusable=false, is-layout-requested=true, is-selected=false, layout-params=android.widget.RelativeLayout$LayoutParams@YYYYYY, tag=null, root-is-layout-requested=false, has-input-connection=false, x=0.0, y=0.0, text=, input-type=0, ime-target=false, has-links=false} </text:p>
            <text:p>|</text:p>
            <text:p>+------&gt;WpkCommonTextView{id=2131368365, res-name=tv_title_action, visibility=VISIBLE, width=1032, height=54, has-focus=false, has-focusable=false, has-window-focus=true, is-clickable=false, is-enabled=true, is-focused=false, is-focusable=false, is-layout-requested=false, is-selected=false, layout-params=android.widget.LinearLayout$LayoutParams@YYYYYY, tag=null, root-is-layout-requested=false, has-input-connection=false, x=48.0, y=900.0, text=Actions, input-type=0, ime-target=false, has-links=false} </text:p>
            <text:p>|</text:p>
            <text:p>+------&gt;RelativeLayout{id=2131365928, res-name=rl_add_action, visibility=VISIBLE, width=1080, height=192, has-focus=false, has-focusable=true, has-window-focus=true, is-clickable=true, is-enabled=true, is-focused=false, is-focusable=true, is-layout-requested=false, is-selected=false, layout-params=android.widget.LinearLayout$LayoutParams@YYYYYY, tag=null, root-is-layout-requested=false, has-input-connection=false, x=0.0, y=984.0, child-count=3} </text:p>
            <text:p>|</text:p>
            <text:p>+-------&gt;WpkCommonTextView{id=-1, visibility=VISIBLE, width=263, height=60, has-focus=false, has-focusable=false, has-window-focus=true, is-clickable=false, is-enabled=true, is-focused=false, is-focusable=false, is-layout-requested=false, is-selected=false, layout-params=android.widget.RelativeLayout$LayoutParams@YYYYYY, tag=null, root-is-layout-requested=false, has-input-connection=false, x=48.0, y=66.0, text=Add action, input-type=0, ime-target=false, has-links=false} </text:p>
            <text:p>|</text:p>
            <text:p>+-------&gt;ImageView{id=-1, visibility=VISIBLE, width=72, height=72, has-focus=false, has-focusable=false, has-window-focus=true, is-clickable=false, is-enabled=true, is-focused=false, is-focusable=false, is-layout-requested=false, is-selected=false, layout-params=android.widget.RelativeLayout$LayoutParams@YYYYYY, tag=null, root-is-layout-requested=false, has-input-connection=false, x=963.0, y=60.0} </text:p>
            <text:p>|</text:p>
            <text:p>+-------&gt;TextView{id=-1, visibility=VISIBLE, width=1080, height=1, has-focus=false, has-focusable=false, has-window-focus=true, is-clickable=false, is-enabled=true, is-focused=false, is-focusable=false, is-layout-requested=false, is-selected=false, layout-params=android.widget.RelativeLayout$LayoutParams@YYYYYY, tag=null, root-is-layout-requested=false, has-input-connection=false, x=0.0, y=191.0, text=, input-type=0, ime-target=false, has-links=false} </text:p>
            <text:p>|</text:p>
            <text:p>+------&gt;RecyclerView{id=2131365925, res-name=rl_action_list, visibility=VISIBLE, width=1080, height=192, has-focus=false, has-focusable=true, has-window-focus=true, is-clickable=false, is-enabled=true, is-focused=false, is-focusable=true, is-layout-requested=false, is-selected=false, layout-params=android.widget.LinearLayout$LayoutParams@YYYYYY, tag=null, root-is-layout-requested=false, has-input-connection=false, x=0.0, y=1176.0, child-count=1} </text:p>
            <text:p>|</text:p>
            <text:p>+-------&gt;ConstraintLayout{id=-1, visibility=VISIBLE, width=1080, height=192, has-focus=false, has-focusable=true, has-window-focus=true, is-clickable=false, is-enabled=true, is-focused=false, is-focusable=false, is-layout-requested=false, is-selected=false, layout-params=androidx.recyclerview.widget.RecyclerView$LayoutParams@YYYYYY, tag=null, root-is-layout-requested=false, has-input-connection=false, x=0.0, y=0.0, child-count=6} </text:p>
            <text:p>|</text:p>
            <text:p>+--------&gt;ImageView{id=2131364354, res-name=iv_delete_icon, visibility=VISIBLE, width=135, height=66, has-focus=false, has-focusable=true, has-window-focus=true, is-clickable=true, is-enabled=true, is-focused=false, is-focusable=true, is-layout-requested=false, is-selected=false, layout-params=androidx.constraintlayout.widget.ConstraintLayout$LayoutParams@YYYYYY, tag=null, root-is-layout-requested=false, has-input-connection=false, x=0.0, y=63.0} </text:p>
            <text:p>|</text:p>
            <text:p>+--------&gt;ImageView{id=2131364361, res-name=iv_device_icon, visibility=VISIBLE, width=135, height=135, has-focus=false, has-focusable=false, has-window-focus=true, is-clickable=false, is-enabled=true, is-focused=false, is-focusable=false, is-layout-requested=false, is-selected=false, layout-params=androidx.constraintlayout.widget.ConstraintLayout$LayoutParams@YYYYYY, tag=null, root-is-layout-requested=false, has-input-connection=false, x=135.0, y=29.0} </text:p>
            <text:p>|</text:p>
            <text:p>+--------&gt;TextView{id=2131367577, res-name=tv_device_name, visibility=VISIBLE, width=678, height=63, has-focus=false, has-focusable=false, has-window-focus=true, is-clickable=false, is-enabled=true, is-focused=false, is-focusable=false, is-layout-requested=false, is-selected=false, layout-params=androidx.constraintlayout.widget.ConstraintLayout$LayoutParams@YYYYYY, tag=null, root-is-layout-requested=false, has-input-connection=false, x=285.0, y=27.0, text=All devices, input-type=0, ime-target=false, has-links=false} </text:p>
            <text:p>|</text:p>
            <text:p>+--------&gt;TextView{id=2131367571, res-name=tv_device_action, visibility=VISIBLE, width=693, height=52, has-focus=false, has-focusable=false, has-window-focus=true, is-clickable=false, is-enabled=true, is-focused=false, is-focusable=false, is-layout-requested=false, is-selected=false, layout-params=androidx.constraintlayout.widget.ConstraintLayout$LayoutParams@YYYYYY, tag=null, root-is-layout-requested=false, has-input-connection=false, x=285.0, y=96.0, text=Mute notifications, input-type=0, ime-target=false, has-links=false} </text:p>
            <text:p>|</text:p>
            <text:p>+--------&gt;ImageView{id=2131364525, res-name=iv_move_icon, visibility=VISIBLE, width=72, height=72, has-focus=false, has-focusable=false, has-window-focus=true, is-clickable=false, is-enabled=true, is-focused=false, is-focusable=false, is-layout-requested=false, is-selected=false, layout-params=androidx.constraintlayout.widget.ConstraintLayout$LayoutParams@YYYYYY, tag=null, root-is-layout-requested=false, has-input-connection=false, x=978.0, y=60.0} </text:p>
            <text:p>|</text:p>
            <text:p>+--------&gt;TextView{id=-1, visibility=VISIBLE, width=1035, height=1, has-focus=false, has-focusable=false, has-window-focus=true, is-clickable=false, is-enabled=true, is-focused=false, is-focusable=false, is-layout-requested=false, is-selected=false, layout-params=androidx.constraintlayout.widget.ConstraintLayout$LayoutParams@YYYYYY, tag=null, root-is-layout-requested=false, has-input-connection=false, x=45.0, y=191.0, text=, input-type=0, ime-target=false, has-links=false} </text:p>
            <text:p>|</text:p>
            <text:p>+------&gt;ConstraintLayout{id=-1, visibility=VISIBLE, width=1080, height=366, has-focus=false, has-focusable=true, has-window-focus=true, is-clickable=false, is-enabled=true, is-focused=false, is-focusable=false, is-layout-requested=false, is-selected=false, layout-params=android.widget.LinearLayout$LayoutParams@YYYYYY, tag=null, root-is-layout-requested=false, has-input-connection=false, x=0.0, y=1368.0, child-count=2} </text:p>
            <text:p>|</text:p>
            <text:p>+-------&gt;WpkCommonTextView{id=2131368334, res-name=tv_time_description, visibility=VISIBLE, width=1032, height=54, has-focus=false, has-focusable=false, has-window-focus=true, is-clickable=false, is-enabled=true, is-focused=false, is-focusable=false, is-layout-requested=false, is-selected=false, layout-params=androidx.constraintlayout.widget.ConstraintLayout$LayoutParams@YYYYYY, tag=null, root-is-layout-requested=false, has-input-connection=false, x=48.0, y=90.0, text=When, input-type=0, ime-target=false, has-links=false} </text:p>
            <text:p>|</text:p>
            <text:p>+-------&gt;RelativeLayout{id=-1, visibility=VISIBLE, width=1080, height=192, has-focus=false, has-focusable=true, has-window-focus=true, is-clickable=false, is-enabled=true, is-focused=false, is-focusable=false, is-layout-requested=false, is-selected=false, layout-params=androidx.constraintlayout.widget.ConstraintLayout$LayoutParams@YYYYYY, tag=null, root-is-layout-requested=false, has-input-connection=false, x=0.0, y=174.0, child-count=2} </text:p>
            <text:p>|</text:p>
            <text:p>+--------&gt;RelativeLayout{id=2131366083, res-name=rl_end_time_switch, visibility=VISIBLE, width=1080, height=192, has-focus=false, has-focusable=true, has-window-focus=true, is-clickable=false, is-enabled=true, is-focused=false, is-focusable=false, is-layout-requested=false, is-selected=false, layout-params=android.widget.RelativeLayout$LayoutParams@YYYYYY, tag=null, root-is-layout-requested=false, has-input-connection=false, x=0.0, y=0.0, child-count=2} </text:p>
            <text:p>|</text:p>
            <text:p>+---------&gt;TextView{id=-1, visibility=VISIBLE, width=117, height=60, has-focus=false, has-focusable=false, has-window-focus=true, is-clickable=false, is-enabled=true, is-focused=false, is-focusable=false, is-layout-requested=false, is-selected=false, layout-params=android.widget.RelativeLayout$LayoutParams@YYYYYY, tag=fonts/gotham_book.ttf, root-is-layout-requested=false, has-input-connection=false, x=51.0, y=66.0, text=Time, input-type=0, ime-target=false, has-links=false} </text:p>
            <text:p>|</text:p>
            <text:p>+---------&gt;WpkSwitchButton{id=2131366966, res-name=sw_time_enable, visibility=VISIBLE, width=190, height=138, has-focus=false, has-focusable=true, has-window-focus=true, is-clickable=true, is-enabled=true, is-focused=false, is-focusable=true, is-layout-requested=false, is-selected=false, layout-params=android.widget.RelativeLayout$LayoutParams@YYYYYY, tag=null, root-is-layout-requested=false, has-input-connection=false, x=860.0, y=27.0, text=, input-type=0, ime-target=false, has-links=false, is-checked=false} </text:p>
            <text:p>|</text:p>
            <text:p>+--------&gt;RelativeLayout{id=2131366040, res-name=rl_custom_time, visibility=GONE, width=0, height=0, has-focus=false, has-focusable=false, has-window-focus=true, is-clickable=false, is-enabled=true, is-focused=false, is-focusable=false, is-layout-requested=true, is-selected=false, layout-params=android.widget.RelativeLayout$LayoutParams@YYYYYY, tag=null, root-is-layout-requested=false, has-input-connection=false, x=0.0, y=0.0, child-count=5} </text:p>
            <text:p>|</text:p>
            <text:p>+---------&gt;TextView{id=2131365551, res-name=only_title, visibility=VISIBLE, width=0, height=0, has-focus=false, has-focusable=false, has-window-focus=true, is-clickable=false, is-enabled=true, is-focused=false, is-focusable=false, is-layout-requested=true, is-selected=false, layout-params=android.widget.RelativeLayout$LayoutParams@YYYYYY, tag=fonts/gotham_book.ttf, root-is-layout-requested=false, has-input-connection=false, x=0.0, y=0.0, text=Only if trigger occurs between:, input-type=0, ime-target=false, has-links=false} </text:p>
            <text:p>|</text:p>
            <text:p>+---------&gt;RelativeLayout{id=2131366434, res-name=rl_trigger_start_time, visibility=VISIBLE, width=0, height=0, has-focus=false, has-focusable=true, has-window-focus=true, is-clickable=true, is-enabled=true, is-focused=false, is-focusable=true, is-layout-requested=true, is-selected=false, layout-params=android.widget.RelativeLayout$LayoutParams@YYYYYY, tag=null, root-is-layout-requested=false, has-input-connection=false, x=0.0, y=0.0, child-count=4} </text:p>
            <text:p>|</text:p>
            <text:p>+----------&gt;TextView{id=2131368407, res-name=tv_trigger_start_time_content, visibility=VISIBLE, width=0, height=0, has-focus=false, has-focusable=false, has-window-focus=true, is-clickable=false, is-enabled=true, is-focused=false, is-focusable=false, is-layout-requested=true, is-selected=false, layout-params=android.widget.RelativeLayout$LayoutParams@YYYYYY, tag=fonts/gotham_book.ttf, root-is-layout-requested=false, has-input-connection=false, x=0.0, y=0.0, text=Start time, input-type=0, ime-target=false, has-links=false} </text:p>
            <text:p>|</text:p>
            <text:p>+----------&gt;TextView{id=2131368406, res-name=tv_trigger_start_time, visibility=VISIBLE, width=0, height=0, has-focus=false, has-focusable=false, has-window-focus=true, is-clickable=false, is-enabled=true, is-focused=false, is-focusable=false, is-layout-requested=true, is-selected=false, layout-params=android.widget.RelativeLayout$LayoutParams@YYYYYY, tag=fonts/gotham_book.ttf, root-is-layout-requested=false, has-input-connection=false, x=0.0, y=0.0, text=5:29 PM, input-type=0, ime-target=false, has-links=false} </text:p>
            <text:p>|</text:p>
            <text:p>+----------&gt;ImageView{id=2131364751, res-name=iv_trigger_start_icon, visibility=VISIBLE, width=0, height=0, has-focus=false, has-focusable=false, has-window-focus=true, is-clickable=false, is-enabled=true, is-focused=false, is-focusable=false, is-layout-requested=true, is-selected=false, layout-params=android.widget.RelativeLayout$LayoutParams@YYYYYY, tag=null, root-is-layout-requested=false, has-input-connection=false, x=0.0, y=0.0} </text:p>
            <text:p>|</text:p>
            <text:p>+----------&gt;TextView{id=2131368405, res-name=tv_trigger_picker_line, visibility=VISIBLE, width=0, height=0, has-focus=false, has-focusable=false, has-window-focus=true, is-clickable=false, is-enabled=true, is-focused=false, is-focusable=false, is-layout-requested=true, is-selected=false, layout-params=android.widget.RelativeLayout$LayoutParams@YYYYYY, tag=null, root-is-layout-requested=false, has-input-connection=false, x=0.0, y=0.0, text=, input-type=0, ime-target=false, has-links=false} </text:p>
            <text:p>|</text:p>
            <text:p>+---------&gt;RelativeLayout{id=2131366431, res-name=rl_trigger_end_time, visibility=VISIBLE, width=0, height=0, has-focus=false, has-focusable=true, has-window-focus=true, is-clickable=true, is-enabled=true, is-focused=false, is-focusable=true, is-layout-requested=true, is-selected=false, layout-params=android.widget.RelativeLayout$LayoutParams@YYYYYY, tag=null, root-is-layout-requested=false, has-input-connection=false, x=0.0, y=0.0, child-count=3} </text:p>
            <text:p>|</text:p>
            <text:p>+----------&gt;TextView{id=2131368401, res-name=tv_trigger_end_time_content, visibility=VISIBLE, width=0, height=0, has-focus=false, has-focusable=false, has-window-focus=true, is-clickable=false, is-enabled=true, is-focused=false, is-focusable=false, is-layout-requested=true, is-selected=false, layout-params=android.widget.RelativeLayout$LayoutParams@YYYYYY, tag=fonts/gotham_book.ttf, root-is-layout-requested=false, has-input-connection=false, x=0.0, y=0.0, text=End time, input-type=0, ime-target=false, has-links=false} </text:p>
            <text:p>|</text:p>
            <text:p>+----------&gt;TextView{id=2131368400, res-name=tv_trigger_end_time, visibility=VISIBLE, width=0, height=0, has-focus=false, has-focusable=false, has-window-focus=true, is-clickable=false, is-enabled=true, is-focused=false, is-focusable=false, is-layout-requested=true, is-selected=false, layout-params=android.widget.RelativeLayout$LayoutParams@YYYYYY, tag=fonts/gotham_book.ttf, root-is-layout-requested=false, has-input-connection=false, x=0.0, y=0.0, text=6:29 PM, input-type=0, ime-target=false, has-links=false} </text:p>
            <text:p>|</text:p>
            <text:p>+----------&gt;ImageView{id=2131364748, res-name=iv_trigger_end_icon, visibility=VISIBLE, width=0, height=0, has-focus=false, has-focusable=false, has-window-focus=true, is-clickable=false, is-enabled=true, is-focused=false, is-focusable=false, is-layout-requested=true, is-selected=false, layout-params=android.widget.RelativeLayout$LayoutParams@YYYYYY, tag=null, root-is-layout-requested=false, has-input-connection=false, x=0.0, y=0.0} </text:p>
            <text:p>|</text:p>
            <text:p>+---------&gt;View{id=2131367871, res-name=tv_line, visibility=VISIBLE, width=0, height=0, has-focus=false, has-focusable=false, has-window-focus=true, is-clickable=false, is-enabled=true, is-focused=false, is-focusable=false, is-layout-requested=true, is-selected=false, layout-params=android.widget.RelativeLayout$LayoutParams@YYYYYY, tag=null, root-is-layout-requested=false, has-input-connection=false, x=0.0, y=0.0} </text:p>
            <text:p>|</text:p>
            <text:p>+---------&gt;RelativeLayout{id=-1, visibility=VISIBLE, width=0, height=0, has-focus=false, has-focusable=true, has-window-focus=true, is-clickable=false, is-enabled=true, is-focused=false, is-focusable=false, is-layout-requested=true, is-selected=false, layout-params=android.widget.RelativeLayout$LayoutParams@YYYYYY, tag=null, root-is-layout-requested=false, has-input-connection=false, x=0.0, y=0.0, child-count=2} </text:p>
            <text:p>|</text:p>
            <text:p>+----------&gt;WpkCommonTextView{id=2131368086, res-name=tv_repeats, visibility=VISIBLE, width=0, height=0, has-focus=false, has-focusable=false, has-window-focus=true, is-clickable=false, is-enabled=true, is-focused=false, is-focusable=false, is-layout-requested=true, is-selected=false, layout-params=android.widget.RelativeLayout$LayoutParams@YYYYYY, tag=null, root-is-layout-requested=false, has-input-connection=false, x=0.0, y=0.0, text=Repeats on, input-type=0, ime-target=false, has-links=false} </text:p>
            <text:p>|</text:p>
            <text:p>+----------&gt;WpkWeekdaysPickerView{id=2131366477, res-name=rl_weekdays_picker, visibility=VISIBLE, width=0, height=0, has-focus=false, has-focusable=true, has-window-focus=true, is-clickable=false, is-enabled=true, is-focused=false, is-focusable=false, is-layout-requested=true, is-selected=false, layout-params=android.widget.RelativeLayout$LayoutParams@YYYYYY, tag=null, root-is-layout-requested=false, has-input-connection=false, x=0.0, y=0.0, child-count=7} </text:p>
            <text:p>|</text:p>
            <text:p>+-----------&gt;WpkTextButton{id=-1, visibility=VISIBLE, width=0, height=0, has-focus=false, has-focusable=true, has-window-focus=true, is-clickable=true, is-enabled=true, is-focused=false, is-focusable=true, is-layout-requested=true, is-selected=false, layout-params=android.widget.LinearLayout$LayoutParams@YYYYYY, tag=null, root-is-layout-requested=false, has-input-connection=false, x=0.0, y=0.0, text=S, input-type=0, ime-target=false, has-links=false} </text:p>
            <text:p>|</text:p>
            <text:p>+-----------&gt;WpkTextButton{id=-1, visibility=VISIBLE, width=0, height=0, has-focus=false, has-focusable=true, has-window-focus=true, is-clickable=true, is-enabled=true, is-focused=false, is-focusable=true, is-layout-requested=true, is-selected=false, layout-params=android.widget.LinearLayout$LayoutParams@YYYYYY, tag=null, root-is-layout-requested=false, has-input-connection=false, x=0.0, y=0.0, text=M, input-type=0, ime-target=false, has-links=false} </text:p>
            <text:p>|</text:p>
            <text:p>+-----------&gt;WpkTextButton{id=-1, visibility=VISIBLE, width=0, height=0, has-focus=false, has-focusable=true, has-window-focus=true, is-clickable=true, is-enabled=true, is-focused=false, is-focusable=true, is-layout-requested=true, is-selected=false, layout-params=android.widget.LinearLayout$LayoutParams@YYYYYY, tag=null, root-is-layout-requested=false, has-input-connection=false, x=0.0, y=0.0, text=T, input-type=0, ime-target=false, has-links=false} </text:p>
            <text:p>|</text:p>
            <text:p>+-----------&gt;WpkTextButton{id=-1, visibility=VISIBLE, width=0, height=0, has-focus=false, has-focusable=true, has-window-focus=true, is-clickable=true, is-enabled=true, is-focused=false, is-focusable=true, is-layout-requested=true, is-selected=false, layout-params=android.widget.LinearLayout$LayoutParams@YYYYYY, tag=null, root-is-layout-requested=false, has-input-connection=false, x=0.0, y=0.0, text=W, input-type=0, ime-target=false, has-links=false} </text:p>
            <text:p>|</text:p>
            <text:p>+-----------&gt;WpkTextButton{id=-1, visibility=VISIBLE, width=0, height=0, has-focus=false, has-focusable=true, has-window-focus=true, is-clickable=true, is-enabled=true, is-focused=false, is-focusable=true, is-layout-requested=true, is-selected=false, layout-params=android.widget.LinearLayout$LayoutParams@YYYYYY, tag=null, root-is-layout-requested=false, has-input-connection=false, x=0.0, y=0.0, text=T, input-type=0, ime-target=false, has-links=false} </text:p>
            <text:p>|</text:p>
            <text:p>+-----------&gt;WpkTextButton{id=-1, visibility=VISIBLE, width=0, height=0, has-focus=false, has-focusable=true, has-window-focus=true, is-clickable=true, is-enabled=true, is-focused=false, is-focusable=true, is-layout-requested=true, is-selected=false, layout-params=android.widget.LinearLayout$LayoutParams@YYYYYY, tag=null, root-is-layout-requested=false, has-input-connection=false, x=0.0, y=0.0, text=F, input-type=0, ime-target=false, has-links=false} </text:p>
            <text:p>|</text:p>
            <text:p>+-----------&gt;WpkTextButton{id=-1, visibility=VISIBLE, width=0, height=0, has-focus=false, has-focusable=true, has-window-focus=true, is-clickable=true, is-enabled=true, is-focused=false, is-focusable=true, is-layout-requested=true, is-selected=false, layout-params=android.widget.LinearLayout$LayoutParams@YYYYYY, tag=null, root-is-layout-requested=false, has-input-connection=false, x=0.0, y=0.0, text=S, input-type=0, ime-target=false, has-links=false} </text:p>
            <text:p>|</text:p>
            <text:p>+----&gt;WpkCommButton{id=2131367547, res-name=tv_delete_scene, visibility=VISIBLE, width=1008, height=120, has-focus=false, has-focusable=true, has-window-focus=true, is-clickable=true, is-enabled=true, is-focused=false, is-focusable=true, is-layout-requested=false, is-selected=false, layout-params=androidx.constraintlayout.widget.ConstraintLayout$LayoutParams@YYYYYY, tag=null, root-is-layout-requested=false, has-input-connection=false, x=36.0, y=1956.0, text=Delete rule, input-type=0, ime-target=false, has-links=false} </text:p>
            <text:p>|</text:p>
            <text:p>+----&gt;RelativeLayout{id=2131366210, res-name=rl_loading, visibility=GONE, width=1080, height=2136, has-focus=false, has-focusable=false, has-window-focus=true, is-clickable=true, is-enabled=true, is-focused=false, is-focusable=true, is-layout-requested=true, is-selected=false, layout-params=androidx.constraintlayout.widget.ConstraintLayout$LayoutParams@YYYYYY, tag=null, root-is-layout-requested=false, has-input-connection=false, x=0.0, y=0.0, child-count=1} </text:p>
            <text:p>|</text:p>
            <text:p>+-----&gt;LinearLayout{id=-1, visibility=VISIBLE, width=318, height=117, has-focus=false, has-focusable=false, has-window-focus=true, is-clickable=false, is-enabled=true, is-focused=false, is-focusable=false, is-layout-requested=false, is-selected=false, layout-params=android.widget.RelativeLayout$LayoutParams@YYYYYY, tag=null, root-is-layout-requested=false, has-input-connection=false, x=381.0, y=1009.0, child-count=2} </text:p>
            <text:p>|</text:p>
            <text:p>+------&gt;ProgressBar{id=2131364509, res-name=iv_loading, visibility=VISIBLE, width=48, height=48, has-focus=false, has-focusable=false, has-window-focus=true, is-clickable=false, is-enabled=true, is-focused=false, is-focusable=false, is-layout-requested=false, is-selected=false, layout-params=android.widget.LinearLayout$LayoutParams@YYYYYY, tag=null, root-is-layout-requested=false, has-input-connection=false, x=27.0, y=34.0} </text:p>
            <text:p>|</text:p>
            <text:p>+------&gt;TextView{id=2131367118, res-name=toast_tv, visibility=VISIBLE, width=182, height=56, has-focus=false, has-focusable=false, has-window-focus=true, is-clickable=false, is-enabled=true, is-focused=false, is-focusable=false, is-layout-requested=false, is-selected=false, layout-params=android.widget.LinearLayout$LayoutParams@YYYYYY, tag=null, root-is-layout-requested=false, has-input-connection=false, x=93.0, y=30.0, text=Loading..., input-type=0, ime-target=false, has-links=false} </text:p>
            <text:p>|</text:p>
            <text:p>+-&gt;h{id=2131362266, res-name=bugsee_invisible_view, visibility=VISIBLE, width=1080, height=2280, has-focus=false, has-focusable=false, has-window-focus=true, is-clickable=false, is-enabled=true, is-focused=false, is-focusable=false, is-layout-requested=false, is-selected=false, layout-params=android.widget.FrameLayout$LayoutParams@YYYYYY, tag=null, root-is-layout-requested=false, has-input-connection=false, x=0.0, y=0.0, child-count=0} </text:p>
            <text:p>|</text:p>
            <text:p>+-&gt;View{id=16908336, res-name=navigationBarBackground, visibility=VISIBLE, width=1080, height=144, has-focus=false, has-focusable=false, has-window-focus=true, is-clickable=false, is-enabled=true, is-focused=false, is-focusable=false, is-layout-requested=false, is-selected=false, layout-params=android.widget.FrameLayout$LayoutParams@YYYYYY, tag=null, root-is-layout-requested=false, has-input-connection=false, x=0.0, y=2136.0} </text:p>
            <text:p>at androidx.test.espresso.NoMatchingViewException$Builder.build(NoMatchingViewException.java:5)</text:p>
            <text:p>at androidx.test.espresso.base.DefaultFailureHandler.lambda$getNoMatchingViewExceptionTruncater$0(DefaultFailureHandler.java:5)</text:p>
            <text:p>at androidx.test.espresso.base.DefaultFailureHandler$$ExternalSyntheticLambda1.truncateExceptionMessage(Unknown Source:2)</text:p>
            <text:p>at androidx.test.espresso.base.ViewHierarchyExceptionHandler.handleSafely(ViewHierarchyExceptionHandler.java:5)</text:p>
            <text:p>at androidx.test.espresso.base.ViewHierarchyExceptionHandler.handleSafely(ViewHierarchyExceptionHandler.java:1)</text:p>
            <text:p>at androidx.test.espresso.base.DefaultFailureHandler$TypedFailureHandler.handle(DefaultFailureHandler.java:4)</text:p>
            <text:p>at androidx.test.espresso.base.DefaultFailureHandler.handle(DefaultFailureHandler.java:5)</text:p>
            <text:p>at androidx.test.espresso.ViewInteraction.waitForAndHandleInteractionResults(ViewInteraction.java:8)</text:p>
            <text:p>at androidx.test.espresso.ViewInteraction.desugaredPerform(ViewInteraction.java:11)</text:p>
            <text:p>at androidx.test.espresso.ViewInteraction.perform(ViewInteraction.java:8)</text:p>
            <text:p>at com.roku.rokuhome.test.utils.Utilities.clickOnElementDisplayWithText(Utilities.kt:388)</text:p>
            <text:p>at com.roku.rokuhome.test.stepDefs.RuleScreenStepDefinition.selectRuleFromList(RuleScreenStepDefinition.kt:271)</text:p>
            <text:p>at ✽.Select "TestDeviceTriggerRule" Rule from list(file:features/device-trigger-rules.feature:290)</text:p>
            <text:p/>
          </table:table-cell>
        </table:table-row>
        <table:table-row table:style-name="ro2">
          <table:table-cell office:value-type="string" calcext:value-type="string">
            <text:p>cucumber.runtime.formatter.JUnitFormatter</text:p>
          </table:table-cell>
          <table:table-cell office:value-type="string" calcext:value-type="string">
            <text:p>Validate update Device Trigger Rule as turn on Time flag</text:p>
          </table:table-cell>
          <table:table-cell office:value-type="string" calcext:value-type="string">
            <text:p>passed</text:p>
          </table:table-cell>
          <table:table-cell office:value-type="float" office:value="62.944918" calcext:value-type="float">
            <text:p>62.944918</text:p>
          </table:table-cell>
          <table:table-cell office:value-type="string" calcext:value-type="string">
            <text:p>Given Home screen displayed to test update "TestDeviceTriggerRule" device trigger rule.passed</text:p>
            <text:p>Then Navigate to Account from bottom navigation bar.........................passed</text:p>
            <text:p>Then Navigate to Rules setting..............................................passed</text:p>
            <text:p>And Check "TestDeviceTriggerRule" rule count on rule setting list...........passed</text:p>
            <text:p>Then Select "TestDeviceTriggerRule" Rule from list..........................passed</text:p>
            <text:p>And Click on custom time toggle button......................................passed</text:p>
            <text:p>And Set custom time.........................................................passed</text:p>
            <text:p>And Save changes............................................................passed</text:p>
            <text:p>Then Select "TestDeviceTriggerRule" Rule from list..........................passed</text:p>
            <text:p>And Scroll up to validate time flag.........................................passed</text:p>
            <text:p>Then Validate time flag is enabled on the device trigger edit rule screen...passed</text:p>
            <text:p>And Wait for 1 seconds......................................................passed</text:p>
            <text:p>And Click on Delete Device Trigger rule Button..............................passed</text:p>
            <text:p>And Click dialog delete button..............................................passed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cucumber.runtime.formatter.JUnitFormatter</text:p>
          </table:table-cell>
          <table:table-cell office:value-type="string" calcext:value-type="string">
            <text:p>Validate update Device Trigger Rule as turn off Time flag</text:p>
          </table:table-cell>
          <table:table-cell office:value-type="string" calcext:value-type="string">
            <text:p>passed</text:p>
          </table:table-cell>
          <table:table-cell office:value-type="float" office:value="59.229446" calcext:value-type="float">
            <text:p>59.229446</text:p>
          </table:table-cell>
          <table:table-cell office:value-type="string" calcext:value-type="string">
            <text:p>Given Home screen displayed to test update "TestDeviceTriggerRule" device trigger rule.passed</text:p>
            <text:p>Then Navigate to Account from bottom navigation bar.........................passed</text:p>
            <text:p>Then Navigate to Rules setting..............................................passed</text:p>
            <text:p>Then Select "TestDeviceTriggerRule" Rule from list..........................passed</text:p>
            <text:p>And Click on custom time toggle button......................................passed</text:p>
            <text:p>And Set custom time.........................................................passed</text:p>
            <text:p>And Save changes............................................................passed</text:p>
            <text:p>And Select "TestDeviceTriggerRule" Rule from list...........................passed</text:p>
            <text:p>And Wait for 1 seconds......................................................passed</text:p>
            <text:p>And Click on custom time toggle button......................................passed</text:p>
            <text:p>And Save changes............................................................passed</text:p>
            <text:p>And Select "TestDeviceTriggerRule" Rule from list...........................passed</text:p>
            <text:p>And Scroll up to validate time flag.........................................passed</text:p>
            <text:p>And Wait for 1 seconds......................................................passed</text:p>
            <text:p>Then Validate time flag is disabled on the device trigger edit rule screen..passed</text:p>
            <text:p>And Wait for 1 seconds......................................................passed</text:p>
            <text:p>And Click on Delete Device Trigger rule Button..............................passed</text:p>
            <text:p>And Click dialog delete button..............................................passed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cucumber.runtime.formatter.JUnitFormatter</text:p>
          </table:table-cell>
          <table:table-cell office:value-type="string" calcext:value-type="string">
            <text:p>Validate Multiple update in Device Trigger Rule and Save</text:p>
          </table:table-cell>
          <table:table-cell office:value-type="string" calcext:value-type="string">
            <text:p>passed</text:p>
          </table:table-cell>
          <table:table-cell office:value-type="float" office:value="55.872666" calcext:value-type="float">
            <text:p>55.872666</text:p>
          </table:table-cell>
          <table:table-cell office:value-type="string" calcext:value-type="string">
            <text:p>Given Home screen displayed to test update "TestDeviceTriggerRule" device trigger rule.passed</text:p>
            <text:p>Then Navigate to Account from bottom navigation bar.........................passed</text:p>
            <text:p>Then Navigate to Rules setting..............................................passed</text:p>
            <text:p>Then Select "TestDeviceTriggerRule" Rule from list..........................passed</text:p>
            <text:p>Then Click on Turn on/off toggle Button.....................................passed</text:p>
            <text:p>And Click on custom time toggle button......................................passed</text:p>
            <text:p>And Set custom time.........................................................passed</text:p>
            <text:p>And Save changes............................................................passed</text:p>
            <text:p>Then Validate rule is disabled..............................................passed</text:p>
            <text:p>Then Select "TestDeviceTriggerRule" Rule from list..........................passed</text:p>
            <text:p>Then Validate time flag is enabled on the device trigger edit rule screen...passed</text:p>
            <text:p>And Wait for 1 seconds......................................................passed</text:p>
            <text:p>And Click on Delete Device Trigger rule Button..............................passed</text:p>
            <text:p>And Click dialog delete button..............................................passed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3">
          <table:table-cell office:value-type="string" calcext:value-type="string">
            <text:p>cucumber.runtime.formatter.JUnitFormatter</text:p>
          </table:table-cell>
          <table:table-cell office:value-type="string" calcext:value-type="string">
            <text:p>Verify Indoor Camera On-boarding with resetting the plug via USB relay</text:p>
          </table:table-cell>
          <table:table-cell office:value-type="string" calcext:value-type="string">
            <text:p>unknown</text:p>
          </table:table-cell>
          <table:table-cell office:value-type="float" office:value="82.252232" calcext:value-type="float">
            <text:p>82.252232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office:string-value="java.lang.IllegalStateException: No compose hierarchies found in the app. Possible reasons include: (1) the Activity that calls setContent did not launch; (2) setContent was not called; (3) setContent was called before the ComposeTestRule ran. If setContent is called by the Activity, make sure the Activity is launched after the ComposeTestRule runs&#10;at androidx.compose.ui.test.TestContext.getAllSemanticsNodes$ui_test_release(TestOwner.kt:86)&#10;at androidx.compose.ui.test.SemanticsNodeInteractionCollection.fetchSemanticsNodes(SemanticsNodeInteraction.kt:223)&#10;at androidx.compose.ui.test.SemanticsNodeInteractionCollection.fetchSemanticsNodes$default(SemanticsNodeInteraction.kt:216)&#10;at com.roku.rokuhome.test.utils.ComposeMatcherUtils$waitUntilNodeIsDisplayed$1.invoke(ComposeMatcherUtils.kt:20)&#10;at com.roku.rokuhome.test.utils.ComposeMatcherUtils$waitUntilNodeIsDisplayed$1.invoke(ComposeMatcherUtils.kt:19)&#10;at androidx.compose.ui.test.AndroidComposeUiTestEnvironment$AndroidComposeUiTestImpl.waitUntil(ComposeUiTest.android.kt:420)&#10;at androidx.compose.ui.test.junit4.AndroidComposeTestRule.waitUntil(AndroidComposeTestRule.android.kt:306)&#10;at com.roku.rokuhome.test.utils.ComposeMatcherUtils.waitUntilNodeIsDisplayed(ComposeMatcherUtils.kt:19)&#10;at com.roku.rokuhome.test.stepDefs.DeviceOnBoardingStepDefinition.validateDeviceNameAfterOnBoarding(DeviceOnBoardingStepDefinition.kt:355)&#10;at ✽.Validate &quot;Indoor Camera&quot; camera name in title after on-boarding completion(file:features/indoor-camera-onboarding.feature:30)&#10;" calcext:value-type="string">
            <text:p>java.lang.IllegalStateException: No compose hierarchies found in the app. Possible reasons include: (1) the Activity that calls setContent did not launch; (2) setContent was not called; (3) setContent was called before the ComposeTestRule ran. If setContent is called by the Activity, make sure the Activity is launched after the ComposeTestRule runs</text:p>
            <text:p>at androidx.compose.ui.test.TestContext.getAllSemanticsNodes$ui_test_release(TestOwner.kt:86)</text:p>
            <text:p>at androidx.compose.ui.test.SemanticsNodeInteractionCollection.fetchSemanticsNodes(SemanticsNodeInteraction.kt:223)</text:p>
            <text:p>at androidx.compose.ui.test.SemanticsNodeInteractionCollection.fetchSemanticsNodes$default(SemanticsNodeInteraction.kt:216)</text:p>
            <text:p>at com.roku.rokuhome.test.utils.ComposeMatcherUtils$waitUntilNodeIsDisplayed$1.invoke(ComposeMatcherUtils.kt:20)</text:p>
            <text:p>at com.roku.rokuhome.test.utils.ComposeMatcherUtils$waitUntilNodeIsDisplayed$1.invoke(ComposeMatcherUtils.kt:19)</text:p>
            <text:p>at androidx.compose.ui.test.AndroidComposeUiTestEnvironment$AndroidComposeUiTestImpl.waitUntil(ComposeUiTest.android.kt:420)</text:p>
            <text:p>at androidx.compose.ui.test.junit4.AndroidComposeTestRule.waitUntil(AndroidComposeTestRule.android.kt:306)</text:p>
            <text:p>at com.roku.rokuhome.test.utils.ComposeMatcherUtils.waitUntilNodeIsDisplayed(ComposeMatcherUtils.kt:19)</text:p>
            <text:p>at com.roku.rokuhome.test.stepDefs.DeviceOnBoardingStepDefinition.validateDeviceNameAfterOnBoarding(DeviceOnBoardingStepDefinition.kt:355)</text:p>
            <text:p>at ✽.Validate "Indoor Camera" camera name in title after on-boarding completion(file:features/indoor-camera-onboarding.feature:30)</text:p>
            <text:p/>
          </table:table-cell>
        </table:table-row>
        <table:table-row table:style-name="ro14">
          <table:table-cell office:value-type="string" calcext:value-type="string">
            <text:p>cucumber.runtime.formatter.JUnitFormatter</text:p>
          </table:table-cell>
          <table:table-cell office:value-type="string" calcext:value-type="string">
            <text:p>Verify Indoor Camera Live view - Video Type as HD feature</text:p>
          </table:table-cell>
          <table:table-cell office:value-type="string" calcext:value-type="string">
            <text:p>passed</text:p>
          </table:table-cell>
          <table:table-cell office:value-type="float" office:value="34.82218" calcext:value-type="float">
            <text:p>34.82218</text:p>
          </table:table-cell>
          <table:table-cell office:value-type="string" calcext:value-type="string">
            <text:p>Given User should be signed in..............................................passed</text:p>
            <text:p>Then Validate "Indoor Camera" device name on home screen....................passed</text:p>
            <text:p>And Click on Onboarded device name as "Indoor Camera".......................passed</text:p>
            <text:p>Then Validate "Indoor Camera" name in Live-view screen......................passed</text:p>
            <text:p>And Click on video type as HD...............................................passed</text:p>
            <text:p>Then Validate "HD" video type is selected on Live view screen...............passed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4">
          <table:table-cell office:value-type="string" calcext:value-type="string">
            <text:p>cucumber.runtime.formatter.JUnitFormatter</text:p>
          </table:table-cell>
          <table:table-cell office:value-type="string" calcext:value-type="string">
            <text:p>Verify Indoor Camera Live view - Video Type from HD to SD feature</text:p>
          </table:table-cell>
          <table:table-cell office:value-type="string" calcext:value-type="string">
            <text:p>passed</text:p>
          </table:table-cell>
          <table:table-cell office:value-type="float" office:value="31.502569" calcext:value-type="float">
            <text:p>31.502569</text:p>
          </table:table-cell>
          <table:table-cell office:value-type="string" calcext:value-type="string">
            <text:p>Given User should be signed in..............................................passed</text:p>
            <text:p>Then Validate "Indoor Camera" device name on home screen....................passed</text:p>
            <text:p>And Click on Onboarded device name as "Indoor Camera".......................passed</text:p>
            <text:p>Then Validate "Indoor Camera" name in Live-view screen......................passed</text:p>
            <text:p>And Click on video type as SD...............................................passed</text:p>
            <text:p>Then Validate "SD" video type is selected on Live view screen...............passed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4">
          <table:table-cell office:value-type="string" calcext:value-type="string">
            <text:p>cucumber.runtime.formatter.JUnitFormatter</text:p>
          </table:table-cell>
          <table:table-cell office:value-type="string" calcext:value-type="string">
            <text:p>Verify Indoor Camera Live view - Video Type from SD to 360p feature</text:p>
          </table:table-cell>
          <table:table-cell office:value-type="string" calcext:value-type="string">
            <text:p>passed</text:p>
          </table:table-cell>
          <table:table-cell office:value-type="float" office:value="31.997757" calcext:value-type="float">
            <text:p>31.997757</text:p>
          </table:table-cell>
          <table:table-cell office:value-type="string" calcext:value-type="string">
            <text:p>Given User should be signed in..............................................passed</text:p>
            <text:p>Then Validate "Indoor Camera" device name on home screen....................passed</text:p>
            <text:p>And Click on Onboarded device name as "Indoor Camera".......................passed</text:p>
            <text:p>Then Validate "Indoor Camera" name in Live-view screen......................passed</text:p>
            <text:p>And Click on video type as 360p.............................................passed</text:p>
            <text:p>Then Validate "360p" video type is selected on Live view screen.............passed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string" calcext:value-type="string">
            <text:p>cucumber.runtime.formatter.JUnitFormatter</text:p>
          </table:table-cell>
          <table:table-cell office:value-type="string" calcext:value-type="string">
            <text:p>Verify Indoor Camera Live view - Night vision mode as Auto feature</text:p>
          </table:table-cell>
          <table:table-cell office:value-type="string" calcext:value-type="string">
            <text:p>passed</text:p>
          </table:table-cell>
          <table:table-cell office:value-type="float" office:value="56.593125" calcext:value-type="float">
            <text:p>56.593125</text:p>
          </table:table-cell>
          <table:table-cell office:value-type="string" calcext:value-type="string">
            <text:p>Given User should be signed in..............................................passed</text:p>
            <text:p>Then Validate "Indoor Camera" device name on home screen....................passed</text:p>
            <text:p>And Click on Onboarded device name as "Indoor Camera".......................passed</text:p>
            <text:p>Then Validate "Indoor Camera" name in Live-view screen......................passed</text:p>
            <text:p>Then Validate Auto mode is selected for night vision........................passed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4">
          <table:table-cell office:value-type="string" calcext:value-type="string">
            <text:p>cucumber.runtime.formatter.JUnitFormatter</text:p>
          </table:table-cell>
          <table:table-cell office:value-type="string" calcext:value-type="string">
            <text:p>Verify Indoor Camera Live view - Night vision mode From Auto to On feature</text:p>
          </table:table-cell>
          <table:table-cell office:value-type="string" calcext:value-type="string">
            <text:p>passed</text:p>
          </table:table-cell>
          <table:table-cell office:value-type="float" office:value="66.186507" calcext:value-type="float">
            <text:p>66.186507</text:p>
          </table:table-cell>
          <table:table-cell office:value-type="string" calcext:value-type="string">
            <text:p>Given User should be signed in..............................................passed</text:p>
            <text:p>Then Validate "Indoor Camera" device name on home screen....................passed</text:p>
            <text:p>And Click on Onboarded device name as "Indoor Camera".......................passed</text:p>
            <text:p>Then Validate "Indoor Camera" name in Live-view screen......................passed</text:p>
            <text:p>And Click on Night Vision mode..............................................passed</text:p>
            <text:p>Then Validate On mode is selected for night vision..........................passed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4">
          <table:table-cell office:value-type="string" calcext:value-type="string">
            <text:p>cucumber.runtime.formatter.JUnitFormatter</text:p>
          </table:table-cell>
          <table:table-cell office:value-type="string" calcext:value-type="string">
            <text:p>Verify Indoor Camera Live view - Night vision mode From On to Off feature</text:p>
          </table:table-cell>
          <table:table-cell office:value-type="string" calcext:value-type="string">
            <text:p>passed</text:p>
          </table:table-cell>
          <table:table-cell office:value-type="float" office:value="81.241034" calcext:value-type="float">
            <text:p>81.241034</text:p>
          </table:table-cell>
          <table:table-cell office:value-type="string" calcext:value-type="string">
            <text:p>Given User should be signed in..............................................passed</text:p>
            <text:p>Then Validate "Indoor Camera" device name on home screen....................passed</text:p>
            <text:p>And Click on Onboarded device name as "Indoor Camera".......................passed</text:p>
            <text:p>Then Validate "Indoor Camera" name in Live-view screen......................passed</text:p>
            <text:p>And Click on Night Vision mode..............................................passed</text:p>
            <text:p>Then Validate Off mode is selected for night vision.........................passed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string" calcext:value-type="string">
            <text:p>cucumber.runtime.formatter.JUnitFormatter</text:p>
          </table:table-cell>
          <table:table-cell office:value-type="string" calcext:value-type="string">
            <text:p>Verify Indoor Camera Live view validation feature</text:p>
          </table:table-cell>
          <table:table-cell office:value-type="string" calcext:value-type="string">
            <text:p>passed</text:p>
          </table:table-cell>
          <table:table-cell office:value-type="float" office:value="36.638867" calcext:value-type="float">
            <text:p>36.638867</text:p>
          </table:table-cell>
          <table:table-cell office:value-type="string" calcext:value-type="string">
            <text:p>Given User should be signed in..............................................passed</text:p>
            <text:p>Then Validate "Indoor Camera" device name on home screen....................passed</text:p>
            <text:p>And Click on "Indoor Camera" device.........................................passed</text:p>
            <text:p>Then Validate "Indoor Camera" name in Live-view screen......................passed</text:p>
            <text:p>Then Take a screenshot of Live view and validate it.........................passed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5">
          <table:table-cell office:value-type="string" calcext:value-type="string">
            <text:p>cucumber.runtime.formatter.JUnitFormatter</text:p>
          </table:table-cell>
          <table:table-cell office:value-type="string" calcext:value-type="string">
            <text:p>Verify Indoor Camera Live view Snapshot validation feature</text:p>
          </table:table-cell>
          <table:table-cell office:value-type="string" calcext:value-type="string">
            <text:p>passed</text:p>
          </table:table-cell>
          <table:table-cell office:value-type="float" office:value="55.331017" calcext:value-type="float">
            <text:p>55.331017</text:p>
          </table:table-cell>
          <table:table-cell office:value-type="string" calcext:value-type="string">
            <text:p>Given User should be signed in..............................................passed</text:p>
            <text:p>Then Validate "Indoor Camera" device name on home screen....................passed</text:p>
            <text:p>And Click on "Indoor Camera" device.........................................passed</text:p>
            <text:p>And Delete all Previous images or videos....................................passed</text:p>
            <text:p>Then Validate "Indoor Camera" name in Live-view screen......................passed</text:p>
            <text:p>And Click on Take photo.....................................................passed</text:p>
            <text:p>And Click on More option....................................................passed</text:p>
            <text:p>And Click on Album option...................................................passed</text:p>
            <text:p>And Click on Photos option..................................................passed</text:p>
            <text:p>Then Extract text from image................................................passed</text:p>
            <text:p>Then Delete all images or videos............................................passed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6">
          <table:table-cell office:value-type="string" calcext:value-type="string">
            <text:p>cucumber.runtime.formatter.JUnitFormatter</text:p>
          </table:table-cell>
          <table:table-cell office:value-type="string" calcext:value-type="string">
            <text:p>Verify Indoor Camera Live view Recording feature</text:p>
          </table:table-cell>
          <table:table-cell office:value-type="string" calcext:value-type="string">
            <text:p>passed</text:p>
          </table:table-cell>
          <table:table-cell office:value-type="float" office:value="51.754141" calcext:value-type="float">
            <text:p>51.754141</text:p>
          </table:table-cell>
          <table:table-cell office:value-type="string" calcext:value-type="string">
            <text:p>Given User should be signed in..............................................passed</text:p>
            <text:p>Then Validate "Indoor Camera" device name on home screen....................passed</text:p>
            <text:p>And Click on "Indoor Camera" device.........................................passed</text:p>
            <text:p>Then Validate "Indoor Camera" name in Live-view screen......................passed</text:p>
            <text:p>And Click on Record button to start capture video...........................passed</text:p>
            <text:p>And Click on More option....................................................passed</text:p>
            <text:p>And Click on Album option...................................................passed</text:p>
            <text:p>And Click on Videos option..................................................passed</text:p>
            <text:p>Then Validate "Recording" text for videos on videos screen..................passed</text:p>
            <text:p>Then Delete all images or videos............................................passed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5">
          <table:table-cell office:value-type="string" calcext:value-type="string">
            <text:p>cucumber.runtime.formatter.JUnitFormatter</text:p>
          </table:table-cell>
          <table:table-cell office:value-type="string" calcext:value-type="string">
            <text:p>Validate indoor camera on/off status and delete the camera</text:p>
          </table:table-cell>
          <table:table-cell office:value-type="string" calcext:value-type="string">
            <text:p>unknown</text:p>
          </table:table-cell>
          <table:table-cell office:value-type="float" office:value="59.791471" calcext:value-type="float">
            <text:p>59.79147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office:string-value="java.lang.IllegalStateException: No compose hierarchies found in the app. Possible reasons include: (1) the Activity that calls setContent did not launch; (2) setContent was not called; (3) setContent was called before the ComposeTestRule ran. If setContent is called by the Activity, make sure the Activity is launched after the ComposeTestRule runs&#10;at androidx.compose.ui.test.TestContext.getAllSemanticsNodes$ui_test_release(TestOwner.kt:86)&#10;at androidx.compose.ui.test.SemanticsNodeInteraction.fetchSemanticsNodes$ui_test_release(SemanticsNodeInteraction.kt:62)&#10;at androidx.compose.ui.test.SemanticsNodeInteraction.fetchOneOrDie(SemanticsNodeInteraction.kt:128)&#10;at androidx.compose.ui.test.SemanticsNodeInteraction.fetchSemanticsNode(SemanticsNodeInteraction.kt:79)&#10;at androidx.compose.ui.test.ActionsKt.performTouchInput(Actions.kt:358)&#10;at androidx.compose.ui.test.Actions_androidKt.performClickImpl(Actions.android.kt:20)&#10;at androidx.compose.ui.test.ActionsKt.performClick(Actions.kt:51)&#10;at com.roku.rokuhome.test.stepDefs.DeviceOnBoardingStepDefinition.clickOnDeviceInfoSettings(DeviceOnBoardingStepDefinition.kt:425)&#10;at ✽.Click on device info from settings(file:features/indoor-camera-onboarding.feature:167)&#10;" calcext:value-type="string">
            <text:p>java.lang.IllegalStateException: No compose hierarchies found in the app. Possible reasons include: (1) the Activity that calls setContent did not launch; (2) setContent was not called; (3) setContent was called before the ComposeTestRule ran. If setContent is called by the Activity, make sure the Activity is launched after the ComposeTestRule runs</text:p>
            <text:p>at androidx.compose.ui.test.TestContext.getAllSemanticsNodes$ui_test_release(TestOwner.kt:86)</text:p>
            <text:p>at androidx.compose.ui.test.SemanticsNodeInteraction.fetchSemanticsNodes$ui_test_release(SemanticsNodeInteraction.kt:62)</text:p>
            <text:p>at androidx.compose.ui.test.SemanticsNodeInteraction.fetchOneOrDie(SemanticsNodeInteraction.kt:128)</text:p>
            <text:p>at androidx.compose.ui.test.SemanticsNodeInteraction.fetchSemanticsNode(SemanticsNodeInteraction.kt:79)</text:p>
            <text:p>at androidx.compose.ui.test.ActionsKt.performTouchInput(Actions.kt:358)</text:p>
            <text:p>at androidx.compose.ui.test.Actions_androidKt.performClickImpl(Actions.android.kt:20)</text:p>
            <text:p>at androidx.compose.ui.test.ActionsKt.performClick(Actions.kt:51)</text:p>
            <text:p>at com.roku.rokuhome.test.stepDefs.DeviceOnBoardingStepDefinition.clickOnDeviceInfoSettings(DeviceOnBoardingStepDefinition.kt:425)</text:p>
            <text:p>at ✽.Click on device info from settings(file:features/indoor-camera-onboarding.feature:167)</text:p>
            <text:p/>
          </table:table-cell>
        </table:table-row>
        <table:table-row table:style-name="ro17">
          <table:table-cell office:value-type="string" calcext:value-type="string">
            <text:p>cucumber.runtime.formatter.JUnitFormatter</text:p>
          </table:table-cell>
          <table:table-cell office:value-type="string" calcext:value-type="string">
            <text:p>Validate plug on-boarding with resetting the plug via USB relay</text:p>
          </table:table-cell>
          <table:table-cell office:value-type="string" calcext:value-type="string">
            <text:p>unknown</text:p>
          </table:table-cell>
          <table:table-cell office:value-type="float" office:value="111.164309" calcext:value-type="float">
            <text:p>111.164309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office:string-value="androidx.test.espresso.NoMatchingViewException: No views in hierarchy found matching: (view.getId() is &lt;2131367805/com.roku.rokuhome:id/tv_info_right&gt; and an instance of android.widget.TextView and view.getText() with or without transformation to match: is &quot;Indoor Plug&quot;)&#10;&#10;View Hierarchy:&#10;+&gt;DecorView{id=-1, visibility=VISIBLE, width=1080, height=2280, has-focus=false, has-focusable=true, has-window-focus=true, is-clickable=false, is-enabled=true, is-focused=false, is-focusable=false, is-layout-requested=false, is-selected=false, layout-params={(0,0)(fillxfill) ty=BASE_APPLICATION wanim=0x1030303&#10;  fl=81810100&#10;  pfl=10020040&#10;  bhv=DEFAULT&#10;  fitSides= naviIconColor=0}, tag=null, root-is-layout-requested=false, has-input-connection=false, x=0.0, y=0.0, child-count=3} &#10;|&#10;+-&gt;LinearLayout{id=-1, visibility=VISIBLE, width=1080, height=2136, has-focus=false, has-focusable=true, has-window-focus=true, is-clickable=false, is-enabled=true, is-focused=false, is-focusable=false, is-layout-requested=false, is-selected=false, layout-params=android.widget.FrameLayout$LayoutParams@YYYYYY, tag=null, root-is-layout-requested=false, has-input-connection=false, x=0.0, y=0.0, child-count=2} &#10;|&#10;+--&gt;ViewStub{id=16908722, res-name=action_mode_bar_stub, visibility=GONE, width=0, height=0, has-focus=false, has-focusable=false, has-window-focus=true, is-clickable=false, is-enabled=true, is-focused=false, is-focusable=false, is-layout-requested=true, is-selected=false, layout-params=android.widget.LinearLayout$LayoutParams@YYYYYY, tag=null, root-is-layout-requested=false, has-input-connection=false, x=0.0, y=0.0} &#10;|&#10;+--&gt;FrameLayout{id=16908290, res-name=content, visibility=VISIBLE, width=1080, height=2136, has-focus=false, has-focusable=true, has-window-focus=true, is-clickable=false, is-enabled=true, is-focused=false, is-focusable=false, is-layout-requested=false, is-selected=false, layout-params=android.widget.LinearLayout$LayoutParams@YYYYYY, tag=null, root-is-layout-requested=false, has-input-connection=false, x=0.0, y=0.0, child-count=1} &#10;|&#10;+---&gt;RelativeLayout{id=2131366021, res-name=rl_content, visibility=VISIBLE, width=1080, height=2136, has-focus=false, has-focusable=true, has-window-focus=true, is-clickable=false, is-enabled=true, is-focused=false, is-focusable=false, is-layout-requested=false, is-selected=false, layout-params=android.widget.FrameLayout$LayoutParams@YYYYYY, tag=null, root-is-layout-requested=false, has-input-connection=false, x=0.0, y=0.0, child-count=2} &#10;|&#10;+----&gt;WpkTitleBar{id=2131367096, res-name=title_bar, visibility=VISIBLE, width=1080, height=248, has-focus=false, has-focusable=true, has-window-focus=true, is-clickable=false, is-enabled=true, is-focused=false, is-focusable=false, is-layout-requested=false, is-selected=false, layout-params=android.widget.RelativeLayout$LayoutParams@YYYYYY, tag=null, root-is-layout-requested=false, has-input-connection=false, x=0.0, y=0.0, child-count=1} &#10;|&#10;+-----&gt;FrameLayout{id=2131367096, res-name=title_bar, visibility=VISIBLE, width=1080, height=132, has-focus=false, has-focusable=true, has-window-focus=true, is-clickable=false, is-enabled=true, is-focused=false, is-focusable=false, is-layout-requested=false, is-selected=false, layout-params=android.widget.FrameLayout$LayoutParams@YYYYYY, tag=null, root-is-layout-requested=false, has-input-connection=false, x=0.0, y=116.0, child-count=5} &#10;|&#10;+------&gt;WpkSvgImageView{id=2131364250, res-name=iv_back, visibility=VISIBLE, width=120, height=120, has-focus=false, has-focusable=true, has-window-focus=true, is-clickable=true, is-enabled=true, is-focused=false, is-focusable=true, is-layout-requested=false, is-selected=false, layout-params=android.widget.FrameLayout$LayoutParams@YYYYYY, tag=null, root-is-layout-requested=false, has-input-connection=false, x=0.0, y=6.0} &#10;|&#10;+------&gt;WpkCommonTextView{id=2131368368, res-name=tv_title_left, visibility=GONE, width=0, height=0, has-focus=false, has-focusable=false, has-window-focus=true, is-clickable=false, is-enabled=true, is-focused=false, is-focusable=false, is-layout-requested=true, is-selected=false, layout-params=android.widget.FrameLayout$LayoutParams@YYYYYY, tag=fonts/gotham_bold.ttf, root-is-layout-requested=false, has-input-connection=false, x=0.0, y=0.0, text=, input-type=0, ime-target=false, has-links=false} &#10;|&#10;+------&gt;WpkCommonTextView{id=2131368369, res-name=tv_title_name, visibility=VISIBLE, width=690, height=54, has-focus=false, has-focusable=false, has-window-focus=true, is-clickable=false, is-enabled=true, is-focused=false, is-focusable=false, is-layout-requested=false, is-selected=false, layout-params=android.widget.FrameLayout$LayoutParams@YYYYYY, tag=null, root-is-layout-requested=false, has-input-connection=false, x=195.0, y=39.0, text=Plug settings, input-type=0, ime-target=false, has-links=false} &#10;|&#10;+------&gt;WpkCommonTextView{id=2131368371, res-name=tv_title_right, visibility=GONE, width=0, height=0, has-focus=false, has-focusable=false, has-window-focus=true, is-clickable=false, is-enabled=true, is-focused=false, is-focusable=false, is-layout-requested=true, is-selected=false, layout-params=android.widget.FrameLayout$LayoutParams@YYYYYY, tag=fonts/gotham_bold.ttf, root-is-layout-requested=false, has-input-connection=false, x=0.0, y=0.0, text=Save, input-type=0, ime-target=false, has-links=false} &#10;|&#10;+------&gt;LinearLayout{id=-1, visibility=VISIBLE, width=30, height=132, has-focus=false, has-focusable=false, has-window-focus=true, is-clickable=false, is-enabled=true, is-focused=false, is-focusable=false, is-layout-requested=false, is-selected=false, layout-params=android.widget.FrameLayout$LayoutParams@YYYYYY, tag=null, root-is-layout-requested=false, has-input-connection=false, x=1020.0, y=0.0, child-count=2} &#10;|&#10;+-------&gt;ImageView{id=2131364655, res-name=iv_second_right, visibility=VISIBLE, width=0, height=0, has-focus=false, has-focusable=false, has-window-focus=true, is-clickable=false, is-enabled=true, is-focused=false, is-focusable=false, is-layout-requested=false, is-selected=false, layout-params=android.widget.LinearLayout$LayoutParams@YYYYYY, tag=null, root-is-layout-requested=false, has-input-connection=false, x=0.0, y=66.0} &#10;|&#10;+-------&gt;ImageView{id=2131364628, res-name=iv_right, visibility=VISIBLE, width=0, height=0, has-focus=false, has-focusable=false, has-window-focus=true, is-clickable=false, is-enabled=true, is-focused=false, is-focusable=false, is-layout-requested=false, is-selected=false, layout-params=android.widget.LinearLayout$LayoutParams@YYYYYY, tag=null, root-is-layout-requested=false, has-input-connection=false, x=30.0, y=66.0} &#10;|&#10;+----&gt;ScrollView{id=-1, visibility=VISIBLE, width=1080, height=1888, has-focus=false, has-focusable=true, has-window-focus=true, is-clickable=false, is-enabled=true, is-focused=false, is-focusable=true, is-layout-requested=false, is-selected=false, layout-params=android.widget.RelativeLayout$LayoutParams@YYYYYY, tag=null, root-is-layout-requested=false, has-input-connection=false, x=0.0, y=248.0, child-count=1} &#10;|&#10;+-----&gt;LinearLayout{id=-1, visibility=VISIBLE, width=1080, height=2159, has-focus=false, has-focusable=true, has-window-focus=true, is-clickable=false, is-enabled=true, is-focused=false, is-focusable=false, is-layout-requested=false, is-selected=false, layout-params=android.widget.FrameLayout$LayoutParams@YYYYYY, tag=null, root-is-layout-requested=false, has-input-connection=false, x=0.0, y=0.0, child-count=13} &#10;|&#10;+------&gt;AppCompatTextView{id=2131368199, res-name=tv_shared_by, visibility=INVISIBLE, width=1080, height=63, has-focus=false, has-focusable=false, has-window-focus=true, is-clickable=false, is-enabled=true, is-focused=false, is-focusable=false, is-layout-requested=false, is-selected=false, layout-params=android.widget.LinearLayout$LayoutParams@YYYYYY, tag=null, root-is-layout-requested=false, has-input-connection=false, x=0.0, y=0.0, text=, input-type=0, ime-target=false, has-links=false} &#10;|&#10;+------&gt;WpkListItemLayout{id=2131364129, res-name=item_name, visibility=VISIBLE, width=1080, height=192, has-focus=false, has-focusable=true, has-window-focus=true, is-clickable=true, is-enabled=true, is-focused=false, is-focusable=true, is-layout-requested=false, is-selected=false, layout-params=android.widget.LinearLayout$LayoutParams@YYYYYY, tag=null, root-is-layout-requested=false, has-input-connection=false, x=0.0, y=78.0, child-count=1} &#10;|&#10;+-------&gt;FrameLayout{id=-1, visibility=VISIBLE, width=1080, height=192, has-focus=false, has-focusable=false, has-window-focus=true, is-clickable=false, is-enabled=true, is-focused=false, is-focusable=false, is-layout-requested=false, is-selected=false, layout-params=android.widget.RelativeLayout$LayoutParams@YYYYYY, tag=null, root-is-layout-requested=false, has-input-connection=false, x=0.0, y=0.0, child-count=3} &#10;|&#10;+--------&gt;View{id=2131368775, res-name=view_divider, visibility=VISIBLE, width=1080, height=192, has-focus=false, has-focusable=false, has-window-focus=true, is-clickable=false, is-enabled=true, is-focused=false, is-focusable=false, is-layout-requested=false, is-selected=false, layout-params=android.widget.FrameLayout$LayoutParams@YYYYYY, tag=null, root-is-layout-requested=false, has-input-connection=false, x=0.0, y=0.0} &#10;|&#10;+--------&gt;LinearLayout{id=2131365106, res-name=ll_parent, visibility=VISIBLE, width=1080, height=192, has-focus=false, has-focusable=false, has-window-focus=true, is-clickable=false, is-enabled=true, is-focused=false, is-focusable=false, is-layout-requested=false, is-selected=false, layout-params=android.widget.FrameLayout$LayoutParams@YYYYYY, tag=null, root-is-layout-requested=false, has-input-connection=false, x=0.0, y=0.0, child-count=8} &#10;|&#10;+---------&gt;WpkSvgImageView{id=2131364469, res-name=iv_icon1, visibility=GONE, width=0, height=0, has-focus=false, has-focusable=false, has-window-focus=true, is-clickable=false, is-enabled=true, is-focused=false, is-focusable=false, is-layout-requested=true, is-selected=false, layout-params=android.widget.LinearLayout$LayoutParams@YYYYYY, tag=null, root-is-layout-requested=false, has-input-connection=false, x=0.0, y=0.0} &#10;|&#10;+---------&gt;WpkSvgImageView{id=2131364470, res-name=iv_icon2, visibility=GONE, width=0, height=0, has-focus=false, has-focusable=false, has-window-focus=true, is-clickable=false, is-enabled=true, is-focused=false, is-focusable=false, is-layout-requested=true, is-selected=false, layout-params=android.widget.LinearLayout$LayoutParams@YYYYYY, tag=null, root-is-layout-requested=false, has-input-connection=false, x=0.0, y=0.0} &#10;|&#10;+---------&gt;RelativeLayout{id=2131366179, res-name=rl_left, visibility=VISIBLE, width=140, height=60, has-focus=false, has-focusable=false, has-window-focus=true, is-clickable=false, is-enabled=true, is-focused=false, is-focusable=false, is-layout-requested=false, is-selected=false, layout-params=android.widget.LinearLayout$LayoutParams@YYYYYY, tag=null, root-is-layout-requested=false, has-input-connection=false, x=60.0, y=66.0, child-count=2} &#10;|&#10;+----------&gt;LinearLayout{id=2131365177, res-name=ll_title_left, visibility=VISIBLE, width=140, height=60, has-focus=false, has-focusable=false, has-window-focus=true, is-clickable=false, is-enabled=true, is-focused=false, is-focusable=false, is-layout-requested=false, is-selected=false, layout-params=android.widget.RelativeLayout$LayoutParams@YYYYYY, tag=null, root-is-layout-requested=false, has-input-connection=false, x=0.0, y=0.0, child-count=3} &#10;|&#10;+-----------&gt;WpkCommonTextView{id=2131368368, res-name=tv_title_left, visibility=VISIBLE, width=140, height=60, has-focus=false, has-focusable=false, has-window-focus=true, is-clickable=false, is-enabled=true, is-focused=false, is-focusable=false, is-layout-requested=false, is-selected=false, layout-params=android.widget.LinearLayout$LayoutParams@YYYYYY, tag=null, root-is-layout-requested=false, has-input-connection=false, x=0.0, y=0.0, text=Name, input-type=0, ime-target=false, has-links=false} &#10;|&#10;+-----------&gt;WpkTextButton{id=2131368795, res-name=view_red_dot, visibility=GONE, width=0, height=0, has-focus=false, has-focusable=false, has-window-focus=true, is-clickable=false, is-enabled=true, is-focused=false, is-focusable=false, is-layout-requested=true, is-selected=false, layout-params=android.widget.LinearLayout$LayoutParams@YYYYYY, tag=null, root-is-layout-requested=false, has-input-connection=false, x=0.0, y=0.0, text=, input-type=0, ime-target=false, has-links=false} &#10;|&#10;+-----------&gt;WpkSvgImageView{id=2131364400, res-name=iv_explain, visibility=GONE, width=0, height=0, has-focus=false, has-focusable=false, has-window-focus=true, is-clickable=false, is-enabled=true, is-focused=false, is-focusable=false, is-layout-requested=true, is-selected=false, layout-params=android.widget.LinearLayout$LayoutParams@YYYYYY, tag=null, root-is-layout-requested=false, has-input-connection=false, x=0.0, y=0.0} &#10;|&#10;+----------&gt;WpkCommonTextView{id=2131367804, res-name=tv_info_bottom, visibility=GONE, width=0, height=0, has-focus=false, has-focusable=false, has-window-focus=true, is-clickable=false, is-enabled=true, is-focused=false, is-focusable=false, is-layout-requested=true, is-selected=false, layout-params=android.widget.RelativeLayout$LayoutParams@YYYYYY, tag=null, root-is-layout-requested=false, has-input-connection=false, x=0.0, y=0.0, text=, input-type=0, ime-target=false, has-links=false} &#10;|&#10;+---------&gt;WpkCommonTextView{id=2131367805, res-name=tv_info_right, visibility=VISIBLE, width=706, height=53, has-focus=false, has-focusable=false, has-window-focus=true, is-clickable=false, is-enabled=true, is-focused=false, is-focusable=false, is-layout-requested=false, is-selected=false, layout-params=android.widget.LinearLayout$LayoutParams@YYYYYY, tag=null, root-is-layout-requested=false, has-input-connection=false, x=230.0, y=69.0, text=Outdoor Plug 2, input-type=0, ime-target=false, has-links=false} &#10;|&#10;+---------&gt;WpkSwitchButton{id=2131367124, res-name=toggle, visibility=GONE, width=0, height=0, has-focus=false, has-focusable=false, has-window-focus=true, is-clickable=true, is-enabled=true, is-focused=false, is-focusable=true, is-layout-requested=true, is-selected=false, layout-params=android.widget.LinearLayout$LayoutParams@YYYYYY, tag=null, root-is-layout-requested=false, has-input-connection=false, x=0.0, y=0.0, text=, input-type=0, ime-target=false, has-links=false, is-checked=false} &#10;|&#10;+---------&gt;WpkTextButton{id=2131369138, res-name=wtb_button, visibility=GONE, width=0, height=0, has-focus=false, has-focusable=false, has-window-focus=true, is-clickable=false, is-enabled=true, is-focused=false, is-focusable=false, is-layout-requested=true, is-selected=false, layout-params=android.widget.LinearLayout$LayoutParams@YYYYYY, tag=null, root-is-layout-requested=false, has-input-connection=false, x=0.0, y=0.0, text=, input-type=0, ime-target=false, has-links=false} &#10;|&#10;+---------&gt;WpkSvgImageView{id=2131364628, res-name=iv_right, visibility=GONE, width=0, height=0, has-focus=false, has-focusable=false, has-window-focus=true, is-clickable=false, is-enabled=true, is-focused=false, is-focusable=false, is-layout-requested=true, is-selected=false, layout-params=android.widget.LinearLayout$LayoutParams@YYYYYY, tag=null, root-is-layout-requested=false, has-input-connection=false, x=0.0, y=0.0} &#10;|&#10;+---------&gt;WpkSvgImageView{id=2131364237, res-name=iv_arrow, visibility=VISIBLE, width=72, height=48, has-focus=false, has-focusable=false, has-window-focus=true, is-clickable=false, is-enabled=true, is-focused=false, is-focusable=false, is-layout-requested=false, is-selected=false, layout-params=android.widget.LinearLayout$LayoutParams@YYYYYY, tag=null, root-is-layout-requested=false, has-input-connection=false, x=960.0, y=72.0} &#10;|&#10;+--------&gt;View{id=2131368774, res-name=view_disable, visibility=GONE, width=0, height=0, has-focus=false, has-focusable=false, has-window-focus=true, is-clickable=false, is-enabled=true, is-focused=false, is-focusable=false, is-layout-requested=true, is-selected=false, layout-params=android.widget.FrameLayout$LayoutParams@YYYYYY, tag=null, root-is-layout-requested=false, has-input-connection=false, x=0.0, y=0.0} &#10;|&#10;+------&gt;WpkCommonTextView{id=2131367976, res-name=tv_notification_hint, visibility=VISIBLE, width=1020, height=55, has-focus=false, has-focusable=false, has-window-focus=true, is-clickable=false, is-enabled=true, is-focused=false, is-focusable=false, is-layout-requested=false, is-selected=false, layout-params=android.widget.LinearLayout$LayoutParams@YYYYYY, tag=null, root-is-layout-requested=false, has-input-connection=false, x=60.0, y=330.0, text=NOTIFICATION, input-type=0, ime-target=false, has-links=false} &#10;|&#10;+------&gt;WpkListItemLayout{id=2131364132, res-name=item_notification, visibility=VISIBLE, width=1080, height=192, has-focus=false, has-focusable=true, has-window-focus=true, is-clickable=true, is-enabled=true, is-focused=false, is-focusable=true, is-layout-requested=false, is-selected=false, layout-params=android.widget.LinearLayout$LayoutParams@YYYYYY, tag=null, root-is-layout-requested=false, has-input-connection=false, x=0.0, y=445.0, child-count=1} &#10;|&#10;+-------&gt;FrameLayout{id=-1, visibility=VISIBLE, width=1080, height=192, has-focus=false, has-focusable=false, has-window-focus=true, is-clickable=false, is-enabled=true, is-focused=false, is-focusable=false, is-layout-requested=false, is-selected=false, layout-params=android.widget.RelativeLayout$LayoutParams@YYYYYY, tag=null, root-is-layout-requested=false, has-input-connection=false, x=0.0, y=0.0, child-count=3} &#10;|&#10;+--------&gt;View{id=2131368775, res-name=view_divider, visibility=VISIBLE, width=1080, height=192, has-focus=false, has-focusable=false, has-window-focus=true, is-clickable=false, is-enabled=true, is-focused=false, is-focusable=false, is-layout-requested=false, is-selected=false, layout-params=android.widget.FrameLayout$LayoutParams@YYYYYY, tag=null, root-is-layout-requested=false, has-input-connection=false, x=0.0, y=0.0} &#10;|&#10;+--------&gt;LinearLayout{id=2131365106, res-name=ll_parent, visibility=VISIBLE, width=1080, height=192, has-focus=false, has-focusable=false, has-window-focus=true, is-clickable=false, is-enabled=true, is-focused=false, is-focusable=false, is-layout-requested=false, is-selected=false, layout-params=android.widget.FrameLayout$LayoutParams@YYYYYY, tag=null, root-is-layout-requested=false, has-input-connection=false, x=0.0, y=0.0, child-count=8} &#10;|&#10;+---------&gt;WpkSvgImageView{id=2131364469, res-name=iv_icon1, visibility=GONE, width=0, height=0, has-focus=false, has-focusable=false, has-window-focus=true, is-clickable=false, is-enabled=true, is-focused=false, is-focusable=false, is-layout-requested=true, is-selected=false, layout-params=android.widget.LinearLayout$LayoutParams@YYYYYY, tag=null, root-is-layout-requested=false, has-input-connection=false, x=0.0, y=0.0} &#10;|&#10;+---------&gt;WpkSvgImageView{id=2131364470, res-name=iv_icon2, visibility=GONE, width=0, height=0, has-focus=false, has-focusable=false, has-window-focus=true, is-clickable=false, is-enabled=true, is-focused=false, is-focusable=false, is-layout-requested=true, is-selected=false, layout-params=android.widget.LinearLayout$LayoutParams@YYYYYY, tag=null, root-is-layout-requested=false, has-input-connection=false, x=0.0, y=0.0} &#10;|&#10;+---------&gt;RelativeLayout{id=2131366179, res-name=rl_left, visibility=VISIBLE, width=376, height=60, has-focus=false, has-focusable=false, has-window-focus=true, is-clickable=false, is-enabled=true, is-focused=false, is-focusable=false, is-layout-requested=false, is-selected=false, layout-params=android.widget.LinearLayout$LayoutParams@YYYYYY, tag=null, root-is-layout-requested=false, has-input-connection=false, x=60.0, y=66.0, child-count=2} &#10;|&#10;+----------&gt;LinearLayout{id=2131365177, res-name=ll_title_left, visibility=VISIBLE, width=376, height=60, has-focus=false, has-focusable=false, has-window-focus=true, is-clickable=false, is-enabled=true, is-focused=false, is-focusable=false, is-layout-requested=false, is-selected=false, layout-params=android.widget.RelativeLayout$LayoutParams@YYYYYY, tag=null, root-is-layout-requested=false, has-input-connection=false, x=0.0, y=0.0, child-count=3} &#10;|&#10;+-----------&gt;WpkCommonTextView{id=2131368368, res-name=tv_title_left, visibility=VISIBLE, width=376, height=60, has-focus=false, has-focusable=false, has-window-focus=true, is-clickable=false, is-enabled=true, is-focused=false, is-focusable=false, is-layout-requested=false, is-selected=false, layout-params=android.widget.LinearLayout$LayoutParams@YYYYYY, tag=null, root-is-layout-requested=false, has-input-connection=false, x=0.0, y=0.0, text=Usage reminder, input-type=0, ime-target=false, has-links=false} &#10;|&#10;+-----------&gt;WpkTextButton{id=2131368795, res-name=view_red_dot, visibility=GONE, width=0, height=0, has-focus=false, has-focusable=false, has-window-focus=true, is-clickable=false, is-enabled=true, is-focused=false, is-focusable=false, is-layout-requested=true, is-selected=false, layout-params=android.widget.LinearLayout$LayoutParams@YYYYYY, tag=null, root-is-layout-requested=false, has-input-connection=false, x=0.0, y=0.0, text=, input-type=0, ime-target=false, has-links=false} &#10;|&#10;+-----------&gt;WpkSvgImageView{id=2131364400, res-name=iv_explain, visibility=GONE, width=0, height=0, has-focus=false, has-focusable=false, has-window-focus=true, is-clickable=false, is-enabled=true, is-focused=false, is-focusable=false, is-layout-requested=true, is-selected=false, layout-params=android.widget.LinearLayout$LayoutParams@YYYYYY, tag=null, root-is-layout-requested=false, has-input-connection=false, x=0.0, y=0.0} &#10;|&#10;+----------&gt;WpkCommonTextView{id=2131367804, res-name=tv_info_bottom, visibility=GONE, width=0, height=0, has-focus=false, has-focusable=false, has-window-focus=true, is-clickable=false, is-enabled=true, is-focused=false, is-focusable=false, is-layout-requested=true, is-selected=false, layout-params=android.widget.RelativeLayout$LayoutParams@YYYYYY, tag=null, root-is-layout-requested=false, has-input-connection=false, x=0.0, y=0.0, text=, input-type=0, ime-target=false, has-links=false} &#10;|&#10;+---------&gt;WpkCommonTextView{id=2131367805, res-name=tv_info_right, visibility=VISIBLE, width=470, height=53, has-focus=false, has-focusable=false, has-window-focus=true, is-clickable=false, is-enabled=true, is-focused=false, is-focusable=false, is-layout-requested=false, is-selected=false, layout-params=android.widget.LinearLayout$LayoutParams@YYYYYY, tag=null, root-is-layout-requested=false, has-input-connection=false, x=466.0, y=69.0, text=Off, input-type=0, ime-target=false, has-links=false} &#10;|&#10;+---------&gt;WpkSwitchButton{id=2131367124, res-name=toggle, visibility=GONE, width=0, height=0, has-focus=false, has-focusable=false, has-window-focus=true, is-clickable=true, is-enabled=true, is-focused=false, is-focusable=true, is-layout-requested=true, is-selected=false, layout-params=android.widget.LinearLayout$LayoutParams@YYYYYY, tag=null, root-is-layout-requested=false, has-input-connection=false, x=0.0, y=0.0, text=, input-type=0, ime-target=false, has-links=false, is-checked=false} &#10;|&#10;+---------&gt;WpkTextButton{id=2131369138, res-name=wtb_button, visibility=GONE, width=0, height=0, has-focus=false, has-focusable=false, has-window-focus=true, is-clickable=false, is-enabled=true, is-focused=false, is-focusable=false, is-layout-requested=true, is-selected=false, layout-params=android.widget.LinearLayout$LayoutParams@YYYYYY, tag=null, root-is-layout-requested=false, has-input-connection=false, x=0.0, y=0.0, text=, input-type=0, ime-target=false, has-links=false} &#10;|&#10;+---------&gt;WpkSvgImageView{id=2131364628, res-name=iv_right, visibility=GONE, width=0, height=0, has-focus=false, has-focusable=false, has-window-focus=true, is-clickable=false, is-enabled=true, is-focused=false, is-focusable=false, is-layout-requested=true, is-selected=false, layout-params=android.widget.LinearLayout$LayoutParams@YYYYYY, tag=null, root-is-layout-requested=false, has-input-connection=false, x=0.0, y=0.0} &#10;|&#10;+---------&gt;WpkSvgImageView{id=2131364237, res-name=iv_arrow, visibility=VISIBLE, width=72, height=48, has-focus=false, has-focusable=false, has-window-focus=true, is-clickable=false, is-enabled=true, is-focused=false, is-focusable=false, is-layout-requested=false, is-selected=false, layout-params=android.widget.LinearLayout$LayoutParams@YYYYYY, tag=null, root-is-layout-requested=false, has-input-connection=false, x=960.0, y=72.0} &#10;|&#10;+--------&gt;View{id=2131368774, res-name=view_disable, visibility=GONE, width=0, height=0, has-focus=false, has-focusable=false, has-window-focus=true, is-clickable=false, is-enabled=true, is-focused=false, is-focusable=false, is-layout-requested=true, is-selected=false, layout-params=android.widget.FrameLayout$LayoutParams@YYYYYY, tag=null, root-is-layout-requested=false, has-input-connection=false, x=0.0, y=0.0} &#10;|&#10;+------&gt;LinearLayout{id=-1, visibility=VISIBLE, width=1080, height=175, has-focus=false, has-focusable=false, has-window-focus=true, is-clickable=false, is-enabled=true, is-focused=false, is-focusable=false, is-layout-requested=false, is-selected=false, layout-params=android.widget.LinearLayout$LayoutParams@YYYYYY, tag=null, root-is-layout-requested=false, has-input-connection=false, x=0.0, y=637.0, child-count=2} &#10;|&#10;+-------&gt;TextView{id=2131368150, res-name=tv_schedules_show, visibility=VISIBLE, width=324, height=175, has-focus=false, has-focusable=false, has-window-focus=true, is-clickable=false, is-enabled=true, is-focused=false, is-focusable=false, is-layout-requested=false, is-selected=false, layout-params=android.widget.LinearLayout$LayoutParams@YYYYYY, tag=fonts/gotham_medium.ttf, root-is-layout-requested=false, has-input-connection=false, x=0.0, y=0.0, text=SCHEDULES, input-type=0, ime-target=false, has-links=false} &#10;|&#10;+-------&gt;WpkSvgImageView{id=2131368908, res-name=wlppo_schedule_exclamation_mark, visibility=GONE, width=0, height=0, has-focus=false, has-focusable=false, has-window-focus=true, is-clickable=true, is-enabled=true, is-focused=false, is-focusable=true, is-layout-requested=true, is-selected=false, layout-params=android.widget.LinearLayout$LayoutParams@YYYYYY, tag=null, root-is-layout-requested=false, has-input-connection=false, x=0.0, y=0.0} &#10;|&#10;+------&gt;TextView{id=2131367881, res-name=tv_local_schedules_hint, visibility=GONE, width=0, height=0, has-focus=false, has-focusable=false, has-window-focus=true, is-clickable=false, is-enabled=true, is-focused=false, is-focusable=false, is-layout-requested=true, is-selected=false, layout-params=android.widget.LinearLayout$LayoutParams@YYYYYY, tag=null, root-is-layout-requested=false, has-input-connection=false, x=0.0, y=0.0, text=Once created, local schedules will run without Internet., input-type=0, ime-target=false, has-links=false} &#10;|&#10;+------&gt;WpkListItemLayout{id=2131364163, res-name=item_time_of_day, visibility=VISIBLE, width=1080, height=192, has-focus=false, has-focusable=true, has-window-focus=true, is-clickable=true, is-enabled=true, is-focused=false, is-focusable=true, is-layout-requested=false, is-selected=false, layout-params=android.widget.LinearLayout$LayoutParams@YYYYYY, tag=null, root-is-layout-requested=false, has-input-connection=false, x=0.0, y=812.0, child-count=1} &#10;|&#10;+-------&gt;FrameLayout{id=-1, visibility=VISIBLE, width=1080, height=192, has-focus=false, has-focusable=false, has-window-focus=true, is-clickable=false, is-enabled=true, is-focused=false, is-focusable=false, is-layout-requested=false, is-selected=false, layout-params=android.widget.RelativeLayout$LayoutParams@YYYYYY, tag=null, root-is-layout-requested=false, has-input-connection=false, x=0.0, y=0.0, child-count=3} &#10;|&#10;+--------&gt;View{id=2131368775, res-name=view_divider, visibility=VISIBLE, width=1080, height=192, has-focus=false, has-focusable=false, has-window-focus=true, is-clickable=false, is-enabled=true, is-focused=false, is-focusable=false, is-layout-requested=false, is-selected=false, layout-params=android.widget.FrameLayout$LayoutParams@YYYYYY, tag=null, root-is-layout-requested=false, has-input-connection=false, x=0.0, y=0.0} &#10;|&#10;+--------&gt;LinearLayout{id=2131365106, res-name=ll_parent, visibility=VISIBLE, width=1080, height=192, has-focus=false, has-focusable=false, has-window-focus=true, is-clickable=false, is-enabled=true, is-focused=false, is-focusable=false, is-layout-requested=false, is-selected=false, layout-params=android.widget.FrameLayout$LayoutParams@YYYYYY, tag=null, root-is-layout-requested=false, has-input-connection=false, x=0.0, y=0.0, child-count=8} &#10;|&#10;+---------&gt;WpkSvgImageView{id=2131364469, res-name=iv_icon1, visibility=GONE, width=0, height=0, has-focus=false, has-focusable=false, has-window-focus=true, is-clickable=false, is-enabled=true, is-focused=false, is-focusable=false, is-layout-requested=true, is-selected=false, layout-params=android.widget.LinearLayout$LayoutParams@YYYYYY, tag=null, root-is-layout-requested=false, has-input-connection=false, x=0.0, y=0.0} &#10;|&#10;+---------&gt;WpkSvgImageView{id=2131364470, res-name=iv_icon2, visibility=GONE, width=0, height=0, has-focus=false, has-focusable=false, has-window-focus=true, is-clickable=false, is-enabled=true, is-focused=false, is-focusable=false, is-layout-requested=true, is-selected=false, layout-params=android.widget.LinearLayout$LayoutParams@YYYYYY, tag=null, root-is-layout-requested=false, has-input-connection=false, x=0.0, y=0.0} &#10;|&#10;+---------&gt;RelativeLayout{id=2131366179, res-name=rl_left, visibility=VISIBLE, width=171, height=60, has-focus=false, has-focusable=false, has-window-focus=true, is-clickable=false, is-enabled=true, is-focused=false, is-focusable=false, is-layout-requested=false, is-selected=false, layout-params=android.widget.LinearLayout$LayoutParams@YYYYYY, tag=null, root-is-layout-requested=false, has-input-connection=false, x=60.0, y=66.0, child-count=2} &#10;|&#10;+----------&gt;LinearLayout{id=2131365177, res-name=ll_title_left, visibility=VISIBLE, width=171, height=60, has-focus=false, has-focusable=false, has-window-focus=true, is-clickable=false, is-enabled=true, is-focused=false, is-focusable=false, is-layout-requested=false, is-selected=false, layout-params=android.widget.RelativeLayout$LayoutParams@YYYYYY, tag=null, root-is-layout-requested=false, has-input-connection=false, x=0.0, y=0.0, child-count=3} &#10;|&#10;+-----------&gt;WpkCommonTextView{id=2131368368, res-name=tv_title_left, visibility=VISIBLE, width=171, height=60, has-focus=false, has-focusable=false, has-window-focus=true, is-clickable=false, is-enabled=true, is-focused=false, is-focusable=false, is-layout-requested=false, is-selected=false, layout-params=android.widget.LinearLayout$LayoutParams@YYYYYY, tag=null, root-is-layout-requested=false, has-input-connection=false, x=0.0, y=0.0, text=Manual, input-type=0, ime-target=false, has-links=false} &#10;|&#10;+-----------&gt;WpkTextButton{id=2131368795, res-name=view_red_dot, visibility=GONE, width=0, height=0, has-focus=false, has-focusable=false, has-window-focus=true, is-clickable=false, is-enabled=true, is-focused=false, is-focusable=false, is-layout-requested=true, is-selected=false, layout-params=android.widget.LinearLayout$LayoutParams@YYYYYY, tag=null, root-is-layout-requested=false, has-input-connection=false, x=0.0, y=0.0, text=, input-type=0, ime-target=false, has-links=false} &#10;|&#10;+-----------&gt;WpkSvgImageView{id=2131364400, res-name=iv_explain, visibility=GONE, width=0, height=0, has-focus=false, has-focusable=false, has-window-focus=true, is-clickable=false, is-enabled=true, is-focused=false, is-focusable=false, is-layout-requested=true, is-selected=false, layout-params=android.widget.LinearLayout$LayoutParams@YYYYYY, tag=null, root-is-layout-requested=false, has-input-connection=false, x=0.0, y=0.0} &#10;|&#10;+----------&gt;WpkCommonTextView{id=2131367804, res-name=tv_info_bottom, visibility=GONE, width=0, height=0, has-focus=false, has-focusable=false, has-window-focus=true, is-clickable=false, is-enabled=true, is-focused=false, is-focusable=false, is-layout-requested=true, is-selected=false, layout-params=android.widget.RelativeLayout$LayoutParams@YYYYYY, tag=null, root-is-layout-requested=false, has-input-connection=false, x=0.0, y=0.0, text=, input-type=0, ime-target=false, has-links=false} &#10;|&#10;+---------&gt;WpkCommonTextView{id=2131367805, res-name=tv_info_right, visibility=VISIBLE, width=675, height=53, has-focus=false, has-focusable=false, has-window-focus=true, is-clickable=false, is-enabled=true, is-focused=false, is-focusable=false, is-layout-requested=false, is-selected=false, layout-params=android.widget.LinearLayout$LayoutParams@YYYYYY, tag=null, root-is-layout-requested=false, has-input-connection=false, x=261.0, y=69.0, text=, input-type=0, ime-target=false, has-links=false} &#10;|&#10;+---------&gt;WpkSwitchButton{id=2131367124, res-name=toggle, visibility=GONE, width=0, height=0, has-focus=false, has-focusable=false, has-window-focus=true, is-clickable=true, is-enabled=true, is-focused=false, is-focusable=true, is-layout-requested=true, is-selected=false, layout-params=android.widget.LinearLayout$LayoutParams@YYYYYY, tag=null, root-is-layout-requested=false, has-input-connection=false, x=0.0, y=0.0, text=, input-type=0, ime-target=false, has-links=false, is-checked=false} &#10;|&#10;+---------&gt;WpkTextButton{id=2131369138, res-name=wtb_button, visibility=GONE, width=0, height=0, has-focus=false, has-focusable=false, has-window-focus=true, is-clickable=false, is-enabled=true, is-focused=false, is-focusable=false, is-layout-requested=true, is-selected=false, layout-params=android.widget.LinearLayout$LayoutParams@YYYYYY, tag=null, root-is-layout-requested=false, has-input-connection=false, x=0.0, y=0.0, text=, input-type=0, ime-target=false, has-links=false} &#10;|&#10;+---------&gt;WpkSvgImageView{id=2131364628, res-name=iv_right, visibility=GONE, width=0, height=0, has-focus=false, has-focusable=false, has-window-focus=true, is-clickable=false, is-enabled=true, is-focused=false, is-focusable=false, is-layout-requested=true, is-selected=false, layout-params=android.widget.LinearLayout$LayoutParams@YYYYYY, tag=null, root-is-layout-requested=false, has-input-connection=false, x=0.0, y=0.0} &#10;|&#10;+---------&gt;WpkSvgImageView{id=2131364237, res-name=iv_arrow, visibility=VISIBLE, width=72, height=48, has-focus=false, has-focusable=false, has-window-focus=true, is-clickable=false, is-enabled=true, is-focused=false, is-focusable=false, is-layout-requested=false, is-selected=false, layout-params=android.widget.LinearLayout$LayoutParams@YYYYYY, tag=null, root-is-layout-requested=false, has-input-connection=false, x=960.0, y=72.0} &#10;|&#10;+--------&gt;View{id=2131368774, res-name=view_disable, visibility=GONE, width=0, height=0, has-focus=false, has-focusable=false, has-window-focus=true, is-clickable=false, is-enabled=true, is-focused=false, is-focusable=false, is-layout-requested=true, is-selected=false, layout-params=android.widget.FrameLayout$LayoutParams@YYYYYY, tag=null, root-is-layout-requested=false, has-input-connection=false, x=0.0, y=0.0} &#10;|&#10;+------&gt;WpkListItemLayout{id=2131364083, res-name=item_brightness, visibility=VISIBLE, width=1080, height=192, has-focus=false, has-focusable=true, has-window-focus=true, is-clickable=true, is-enabled=true, is-focused=false, is-focusable=true, is-layout-requested=false, is-selected=false, layout-params=android.widget.LinearLayout$LayoutParams@YYYYYY, tag=null, root-is-layout-requested=false, has-input-connection=false, x=0.0, y=1004.0, child-count=1} &#10;|&#10;+-------&gt;FrameLayout{id=-1, visibility=VISIBLE, width=1080, height=192, has-focus=false, has-focusable=false, has-window-focus=true, is-clickable=false, is-enabled=true, is-focused=false, is-focusable=false, is-layout-requested=false, is-selected=false, layout-params=android.widget.RelativeLayout$LayoutParams@YYYYYY, tag=null, root-is-layout-requested=false, has-input-connection=false, x=0.0, y=0.0, child-count=3} &#10;|&#10;+--------&gt;View{id=2131368775, res-name=view_divider, visibility=VISIBLE, width=1080, height=192, has-focus=false, has-focusable=false, has-window-focus=true, is-clickable=false, is-enabled=true, is-focused=false, is-focusable=false, is-layout-requested=false, is-selected=false, layout-params=android.widget.FrameLayout$LayoutParams@YYYYYY, tag=null, root-is-layout-requested=false, has-input-connection=false, x=0.0, y=0.0} &#10;|&#10;+--------&gt;LinearLayout{id=2131365106, res-name=ll_parent, visibility=VISIBLE, width=1080, height=192, has-focus=false, has-focusable=false, has-window-focus=true, is-clickable=false, is-enabled=true, is-focused=false, is-focusable=false, is-layout-requested=false, is-selected=false, layout-params=android.widget.FrameLayout$LayoutParams@YYYYYY, tag=null, root-is-layout-requested=false, has-input-connection=false, x=0.0, y=0.0, child-count=8} &#10;|&#10;+---------&gt;WpkSvgImageView{id=2131364469, res-name=iv_icon1, visibility=GONE, width=0, height=0, has-focus=false, has-focusable=false, has-window-focus=true, is-clickable=false, is-enabled=true, is-focused=false, is-focusable=false, is-layout-requested=true, is-selected=false, layout-params=android.widget.LinearLayout$LayoutParams@YYYYYY, tag=null, root-is-layout-requested=false, has-input-connection=false, x=0.0, y=0.0} &#10;|&#10;+---------&gt;WpkSvgImageView{id=2131364470, res-name=iv_icon2, visibility=GONE, width=0, height=0, has-focus=false, has-focusable=false, has-window-focus=true, is-clickable=false, is-enabled=true, is-focused=false, is-focusable=false, is-layout-requested=true, is-selected=false, layout-params=android.widget.LinearLayout$LayoutParams@YYYYYY, tag=null, root-is-layout-requested=false, has-input-connection=false, x=0.0, y=0.0} &#10;|&#10;+---------&gt;RelativeLayout{id=2131366179, res-name=rl_left, visibility=VISIBLE, width=338, height=60, has-focus=false, has-focusable=false, has-window-focus=true, is-clickable=false, is-enabled=true, is-focused=false, is-focusable=false, is-layout-requested=false, is-selected=false, layout-params=android.widget.LinearLayout$LayoutParams@YYYYYY, tag=null, root-is-layout-requested=false, has-input-connection=false, x=60.0, y=66.0, child-count=2} &#10;|&#10;+----------&gt;LinearLayout{id=2131365177, res-name=ll_title_left, visibility=VISIBLE, width=338, height=60, has-focus=false, has-focusable=false, has-window-focus=true, is-clickable=false, is-enabled=true, is-focused=false, is-focusable=false, is-layout-requested=false, is-selected=false, layout-params=android.widget.RelativeLayout$LayoutParams@YYYYYY, tag=null, root-is-layout-requested=false, has-input-connection=false, x=0.0, y=0.0, child-count=3} &#10;|&#10;+-----------&gt;WpkCommonTextView{id=2131368368, res-name=tv_title_left, visibility=VISIBLE, width=338, height=60, has-focus=false, has-focusable=false, has-window-focus=true, is-clickable=false, is-enabled=true, is-focused=false, is-focusable=false, is-layout-requested=false, is-selected=false, layout-params=android.widget.LinearLayout$LayoutParams@YYYYYY, tag=null, root-is-layout-requested=false, has-input-connection=false, x=0.0, y=0.0, text=Dusk-to-dawn, input-type=0, ime-target=false, has-links=false} &#10;|&#10;+-----------&gt;WpkTextButton{id=2131368795, res-name=view_red_dot, visibility=GONE, width=0, height=0, has-focus=false, has-focusable=false, has-window-focus=true, is-clickable=false, is-enabled=true, is-focused=false, is-focusable=false, is-layout-requested=true, is-selected=false, layout-params=android.widget.LinearLayout$LayoutParams@YYYYYY, tag=null, root-is-layout-requested=false, has-input-connection=false, x=0.0, y=0.0, text=, input-type=0, ime-target=false, has-links=false} &#10;|&#10;+-----------&gt;WpkSvgImageView{id=2131364400, res-name=iv_explain, visibility=GONE, width=0, height=0, has-focus=false, has-focusable=false, has-window-focus=true, is-clickable=false, is-enabled=true, is-focused=false, is-focusable=false, is-layout-requested=true, is-selected=false, layout-params=android.widget.LinearLayout$LayoutParams@YYYYYY, tag=null, root-is-layout-requested=false, has-input-connection=false, x=0.0, y=0.0} &#10;|&#10;+----------&gt;WpkCommonTextView{id=2131367804, res-name=tv_info_bottom, visibility=GONE, width=0, height=0, has-focus=false, has-focusable=false, has-window-focus=true, is-clickable=false, is-enabled=true, is-focused=false, is-focusable=false, is-layout-requested=true, is-selected=false, layout-params=android.widget.RelativeLayout$LayoutParams@YYYYYY, tag=null, root-is-layout-requested=false, has-input-connection=false, x=0.0, y=0.0, text=, input-type=0, ime-target=false, has-links=false} &#10;|&#10;+---------&gt;WpkCommonTextView{id=2131367805, res-name=tv_info_right, visibility=VISIBLE, width=508, height=53, has-focus=false, has-focusable=false, has-window-focus=true, is-clickable=false, is-enabled=true, is-focused=false, is-focusable=false, is-layout-requested=false, is-selected=false, layout-params=android.widget.LinearLayout$LayoutParams@YYYYYY, tag=null, root-is-layout-requested=false, has-input-connection=false, x=428.0, y=69.0, text=, input-type=0, ime-target=false, has-links=false} &#10;|&#10;+---------&gt;WpkSwitchButton{id=2131367124, res-name=toggle, visibility=GONE, width=0, height=0, has-focus=false, has-focusable=false, has-window-focus=true, is-clickable=true, is-enabled=true, is-focused=false, is-focusable=true, is-layout-requested=true, is-selected=false, layout-params=android.widget.LinearLayout$LayoutParams@YYYYYY, tag=null, root-is-layout-requested=false, has-input-connection=false, x=0.0, y=0.0, text=, input-type=0, ime-target=false, has-links=false, is-checked=false} &#10;|&#10;+---------&gt;WpkTextButton{id=2131369138, res-name=wtb_button, visibility=GONE, width=0, height=0, has-focus=false, has-focusable=false, has-window-focus=true, is-clickable=false, is-enabled=true, is-focused=false, is-focusable=false, is-layout-requested=true, is-selected=false, layout-params=android.widget.LinearLayout$LayoutParams@YYYYYY, tag=null, root-is-layout-requested=false, has-input-connection=false, x=0.0, y=0.0, text=, input-type=0, ime-target=false, has-links=false} &#10;|&#10;+---------&gt;WpkSvgImageView{id=2131364628, res-name=iv_right, visibility=GONE, width=0, height=0, has-focus=false, has-focusable=false, has-window-focus=true, is-clickable=false, is-enabled=true, is-focused=false, is-focusable=false, is-layout-requested=true, is-selected=false, layout-params=android.widget.LinearLayout$LayoutParams@YYYYYY, tag=null, root-is-layout-requested=false, has-input-connection=false, x=0.0, y=0.0} &#10;|&#10;+---------&gt;WpkSvgImageView{id=2131364237, res-name=iv_arrow, visibility=VISIBLE, width=72, height=48, has-focus=false, has-focusable=false, has-window-focus=true, is-clickable=false, is-enabled=true, is-focused=false, is-focusable=false, is-layout-requested=false, is-selected=false, layout-params=android.widget.LinearLayout$LayoutParams@YYYYYY, tag=null, root-is-layout-requested=false, has-input-connection=false, x=960.0, y=72.0} &#10;|&#10;+--------&gt;View{id=2131368774, res-name=view_disable, visibility=GONE, width=0, height=0, has-focus=false, has-focusable=false, has-window-focus=true, is-clickable=false, is-enabled=true, is-focused=false, is-focusable=false, is-layout-requested=true, is-selected=false, layout-params=android.widget.FrameLayout$LayoutParams@YYYYYY, tag=null, root-is-layout-requested=false, has-input-connection=false, x=0.0, y=0.0} &#10;|&#10;+------&gt;WpkListItemLayout{id=2131364144, res-name=item_schedule, visibility=VISIBLE, width=1080, height=192, has-focus=false, has-focusable=true, has-window-focus=true, is-clickable=true, is-enabled=true, is-focused=false, is-focusable=true, is-layout-requested=false, is-selected=false, layout-params=android.widget.LinearLayout$LayoutParams@YYYYYY, tag=null, root-is-layout-requested=false, has-input-connection=false, x=0.0, y=1256.0, child-count=1} &#10;|&#10;+-------&gt;FrameLayout{id=-1, visibility=VISIBLE, width=1080, height=192, has-focus=false, has-focusable=false, has-window-focus=true, is-clickable=false, is-enabled=true, is-focused=false, is-focusable=false, is-layout-requested=false, is-selected=false, layout-params=android.widget.RelativeLayout$LayoutParams@YYYYYY, tag=null, root-is-layout-requested=false, has-input-connection=false, x=0.0, y=0.0, child-count=3} &#10;|&#10;+--------&gt;View{id=2131368775, res-name=view_divider, visibility=VISIBLE, width=1080, height=192, has-focus=false, has-focusable=false, has-window-focus=true, is-clickable=false, is-enabled=true, is-focused=false, is-focusable=false, is-layout-requested=false, is-selected=false, layout-params=android.widget.FrameLayout$LayoutParams@YYYYYY, tag=null, root-is-layout-requested=false, has-input-connection=false, x=0.0, y=0.0} &#10;|&#10;+--------&gt;LinearLayout{id=2131365106, res-name=ll_parent, visibility=VISIBLE, width=1080, height=192, has-focus=false, has-focusable=false, has-window-focus=true, is-clickable=false, is-enabled=true, is-focused=false, is-focusable=false, is-layout-requested=false, is-selected=false, layout-params=android.widget.FrameLayout$LayoutParams@YYYYYY, tag=null, root-is-layout-requested=false, has-input-connection=false, x=0.0, y=0.0, child-count=8} &#10;|&#10;+---------&gt;WpkSvgImageView{id=2131364469, res-name=iv_icon1, visibility=GONE, width=0, height=0, has-focus=false, has-focusable=false, has-window-focus=true, is-clickable=false, is-enabled=true, is-focused=false, is-focusable=false, is-layout-requested=true, is-selected=false, layout-params=android.widget.LinearLayout$LayoutParams@YYYYYY, tag=null, root-is-layout-requested=false, has-input-connection=false, x=0.0, y=0.0} &#10;|&#10;+---------&gt;WpkSvgImageView{id=2131364470, res-name=iv_icon2, visibility=GONE, width=0, height=0, has-focus=false, has-focusable=false, has-window-focus=true, is-clickable=false, is-enabled=true, is-focused=false, is-focusable=false, is-layout-requested=true, is-selected=false, layout-params=android.widget.LinearLayout$LayoutParams@YYYYYY, tag=null, root-is-layout-requested=false, has-input-connection=false, x=0.0, y=0.0} &#10;|&#10;+---------&gt;RelativeLayout{id=2131366179, res-name=rl_left, visibility=VISIBLE, width=130, height=60, has-focus=false, has-focusable=false, has-window-focus=true, is-clickable=false, is-enabled=true, is-focused=false, is-focusable=false, is-layout-requested=false, is-selected=false, layout-params=android.widget.LinearLayout$LayoutParams@YYYYYY, tag=null, root-is-layout-requested=false, has-input-connection=false, x=60.0, y=66.0, child-count=2} &#10;|&#10;+----------&gt;LinearLayout{id=2131365177, res-name=ll_title_left, visibility=VISIBLE, width=130, height=60, has-focus=false, has-focusable=false, has-window-focus=true, is-clickable=false, is-enabled=true, is-focused=false, is-focusable=false, is-layout-requested=false, is-selected=false, layout-params=android.widget.RelativeLayout$LayoutParams@YYYYYY, tag=null, root-is-layout-requested=false, has-input-connection=false, x=0.0, y=0.0, child-count=3} &#10;|&#10;+-----------&gt;WpkCommonTextView{id=2131368368, res-name=tv_title_left, visibility=VISIBLE, width=130, height=60, has-focus=false, has-focusable=false, has-window-focus=true, is-clickable=false, is-enabled=true, is-focused=false, is-focusable=false, is-layout-requested=false, is-selected=false, layout-params=android.widget.LinearLayout$LayoutParams@YYYYYY, tag=null, root-is-layout-requested=false, has-input-connection=false, x=0.0, y=0.0, text=Rules, input-type=0, ime-target=false, has-links=false} &#10;|&#10;+-----------&gt;WpkTextButton{id=2131368795, res-name=view_red_dot, visibility=GONE, width=0, height=0, has-focus=false, has-focusable=false, has-window-focus=true, is-clickable=false, is-enabled=true, is-focused=false, is-focusable=false, is-layout-requested=true, is-selected=false, layout-params=android.widget.LinearLayout$LayoutParams@YYYYYY, tag=null, root-is-layout-requested=false, has-input-connection=false, x=0.0, y=0.0, text=, input-type=0, ime-target=false, has-links=false} &#10;|&#10;+-----------&gt;WpkSvgImageView{id=2131364400, res-name=iv_explain, visibility=GONE, width=0, height=0, has-focus=false, has-focusable=false, has-window-focus=true, is-clickable=false, is-enabled=true, is-focused=false, is-focusable=false, is-layout-requested=true, is-selected=false, layout-params=android.widget.LinearLayout$LayoutParams@YYYYYY, tag=null, root-is-layout-requested=false, has-input-connection=false, x=0.0, y=0.0} &#10;|&#10;+----------&gt;WpkCommonTextView{id=2131367804, res-name=tv_info_bottom, visibility=GONE, width=0, height=0, has-focus=false, has-focusable=false, has-window-focus=true, is-clickable=false, is-enabled=true, is-focused=false, is-focusable=false, is-layout-requested=true, is-selected=false, layout-params=android.widget.RelativeLayout$LayoutParams@YYYYYY, tag=null, root-is-layout-requested=false, has-input-connection=false, x=0.0, y=0.0, text=, input-type=0, ime-target=false, has-links=false} &#10;|&#10;+---------&gt;WpkCommonTextView{id=2131367805, res-name=tv_info_right, visibility=VISIBLE, width=716, height=53, has-focus=false, has-focusable=false, has-window-focus=true, is-clickable=false, is-enabled=true, is-focused=false, is-focusable=false, is-layout-requested=false, is-selected=false, layout-params=android.widget.LinearLayout$LayoutParams@YYYYYY, tag=null, root-is-layout-requested=false, has-input-connection=false, x=220.0, y=69.0, text=, input-type=0, ime-target=false, has-links=false} &#10;|&#10;+---------&gt;WpkSwitchButton{id=2131367124, res-name=toggle, visibility=GONE, width=0, height=0, has-focus=false, has-focusable=false, has-window-focus=true, is-clickable=true, is-enabled=true, is-focused=false, is-focusable=true, is-layout-requested=true, is-selected=false, layout-params=android.widget.LinearLayout$LayoutParams@YYYYYY, tag=null, root-is-layout-requested=false, has-input-connection=false, x=0.0, y=0.0, text=, input-type=0, ime-target=false, has-links=false, is-checked=false} &#10;|&#10;+---------&gt;WpkTextButton{id=2131369138, res-name=wtb_button, visibility=GONE, width=0, height=0, has-focus=false, has-focusable=false, has-window-focus=true, is-clickable=false, is-enabled=true, is-focused=false, is-focusable=false, is-layout-requested=true, is-selected=false, layout-params=android.widget.LinearLayout$LayoutParams@YYYYYY, tag=null, root-is-layout-requested=false, has-input-connection=false, x=0.0, y=0.0, text=, input-type=0, ime-target=false, has-links=false} &#10;|&#10;+---------&gt;WpkSvgImageView{id=2131364628, res-name=iv_right, visibility=GONE, width=0, height=0, has-focus=false, has-focusable=false, has-window-focus=true, is-clickable=false, is-enabled=true, is-focused=false, is-focusable=false, is-layout-requested=true, is-selected=false, layout-params=android.widget.LinearLayout$LayoutParams@YYYYYY, tag=null, root-is-layout-requested=false, has-input-connection=false, x=0.0, y=0.0} &#10;|&#10;+---------&gt;WpkSvgImageView{id=2131364237, res-name=iv_arrow, visibility=VISIBLE, width=72, height=48, has-focus=false, has-focusable=false, has-window-focus=true, is-clickable=false, is-enabled=true, is-focused=false, is-focusable=false, is-layout-requested=false, is-selected=false, layout-params=android.widget.LinearLayout$LayoutParams@YYYYYY, tag=null, root-is-layout-requested=false, has-input-connection=false, x=960.0, y=72.0} &#10;|&#10;+--------&gt;View{id=2131368774, res-name=view_disable, visibility=GONE, width=0, height=0, has-focus=false, has-focusable=false, has-window-focus=true, is-clickable=false, is-enabled=true, is-focused=false, is-focusable=false, is-layout-requested=true, is-selected=false, layout-params=android.widget.FrameLayout$LayoutParams@YYYYYY, tag=null, root-is-layout-requested=false, has-input-connection=false, x=0.0, y=0.0} &#10;|&#10;+------&gt;WpkListItemLayout{id=2131364092, res-name=item_device_info, visibility=VISIBLE, width=1080, height=192, has-focus=false, has-focusable=true, has-window-focus=true, is-clickable=true, is-enabled=true, is-focused=false, is-focusable=true, is-layout-requested=false, is-selected=false, layout-params=android.widget.LinearLayout$LayoutParams@YYYYYY, tag=null, root-is-layout-requested=false, has-input-connection=false, x=0.0, y=1448.0, child-count=1} &#10;|&#10;+-------&gt;FrameLayout{id=-1, visibility=VISIBLE, width=1080, height=192, has-focus=false, has-focusable=false, has-window-focus=true, is-clickable=false, is-enabled=true, is-focused=false, is-focusable=false, is-layout-requested=false, is-selected=false, layout-params=android.widget.RelativeLayout$LayoutParams@YYYYYY, tag=null, root-is-layout-requested=false, has-input-connection=false, x=0.0, y=0.0, child-count=3} &#10;|&#10;+--------&gt;View{id=2131368775, res-name=view_divider, visibility=VISIBLE, width=1080, height=192, has-focus=false, has-focusable=false, has-window-focus=true, is-clickable=false, is-enabled=true, is-focused=false, is-focusable=false, is-layout-requested=false, is-selected=false, layout-params=android.widget.FrameLayout$LayoutParams@YYYYYY, tag=null, root-is-layout-requested=false, has-input-connection=false, x=0.0, y=0.0} &#10;|&#10;+--------&gt;LinearLayout{id=2131365106, res-name=ll_parent, visibility=VISIBLE, width=1080, height=192, has-focus=false, has-focusable=false, has-window-focus=true, is-clickable=false, is-enabled=true, is-focused=false, is-focusable=false, is-layout-requested=false, is-selected=false, layout-params=android.widget.FrameLayout$LayoutParams@YYYYYY, tag=null, root-is-layout-requested=false, has-input-connection=false, x=0.0, y=0.0, child-count=8} &#10;|&#10;+---------&gt;WpkSvgImageView{id=2131364469, res-name=iv_icon1, visibility=GONE, width=0, height=0, has-focus=false, has-focusable=false, has-window-focus=true, is-clickable=false, is-enabled=true, is-focused=false, is-focusable=false, is-layout-requested=true, is-selected=false, layout-params=android.widget.LinearLayout$LayoutParams@YYYYYY, tag=null, root-is-layout-requested=false, has-input-connection=false, x=0.0, y=0.0} &#10;|&#10;+---------&gt;WpkSvgImageView{id=2131364470, res-name=iv_icon2, visibility=GONE, width=0, height=0, has-focus=false, has-focusable=false, has-window-focus=true, is-clickable=false, is-enabled=true, is-focused=false, is-focusable=false, is-layout-requested=true, is-selected=false, layout-params=android.widget.LinearLayout$LayoutParams@YYYYYY, tag=null, root-is-layout-requested=false, has-input-connection=false, x=0.0, y=0.0} &#10;|&#10;+---------&gt;RelativeLayout{id=2131366179, res-name=rl_left, visibility=VISIBLE, width=266, height=60, has-focus=false, has-focusable=false, has-window-focus=true, is-clickable=false, is-enabled=true, is-focused=false, is-focusable=false, is-layout-requested=false, is-selected=false, layout-params=android.widget.LinearLayout$LayoutParams@YYYYYY, tag=null, root-is-layout-requested=false, has-input-connection=false, x=60.0, y=66.0, child-count=2} &#10;|&#10;+----------&gt;LinearLayout{id=2131365177, res-name=ll_title_left, visibility=VISIBLE, width=266, height=60, has-focus=false, has-focusable=false, has-window-focus=true, is-clickable=false, is-enabled=true, is-focused=false, is-focusable=false, is-layout-requested=false, is-selected=false, layout-params=android.widget.RelativeLayout$LayoutParams@YYYYYY, tag=null, root-is-layout-requested=false, has-input-connection=false, x=0.0, y=0.0, child-count=3} &#10;|&#10;+-----------&gt;WpkCommonTextView{id=2131368368, res-name=tv_title_left, visibility=VISIBLE, width=266, height=60, has-focus=false, has-focusable=false, has-window-focus=true, is-clickable=false, is-enabled=true, is-focused=false, is-focusable=false, is-layout-requested=false, is-selected=false, layout-params=android.widget.LinearLayout$LayoutParams@YYYYYY, tag=null, root-is-layout-requested=false, has-input-connection=false, x=0.0, y=0.0, text=Device info, input-type=0, ime-target=false, has-links=false} &#10;|&#10;+-----------&gt;WpkTextButton{id=2131368795, res-name=view_red_dot, visibility=GONE, width=0, height=0, has-focus=false, has-focusable=false, has-window-focus=true, is-clickable=false, is-enabled=true, is-focused=false, is-focusable=false, is-layout-requested=true, is-selected=false, layout-params=android.widget.LinearLayout$LayoutParams@YYYYYY, tag=null, root-is-layout-requested=false, has-input-connection=false, x=0.0, y=0.0, text=, input-type=0, ime-target=false, has-links=false} &#10;|&#10;+-----------&gt;WpkSvgImageView{id=2131364400, res-name=iv_explain, visibility=GONE, width=0, height=0, has-focus=false, has-focusable=false, has-window-focus=true, is-clickable=false, is-enabled=true, is-focused=false, is-focusable=false, is-layout-requested=true, is-selected=false, layout-params=android.widget.LinearLayout$LayoutParams@YYYYYY, tag=null, root-is-layout-requested=false, has-input-connection=false, x=0.0, y=0.0} &#10;|&#10;+----------&gt;WpkCommonTextView{id=2131367804, res-name=tv_info_bottom, visibility=GONE, width=0, height=0, has-focus=false, has-focusable=false, has-window-focus=true, is-clickable=false, is-enabled=true, is-focused=false, is-focusable=false, is-layout-requested=true, is-selected=false, layout-params=android.widget.RelativeLayout$LayoutParams@YYYYYY, tag=null, root-is-layout-requested=false, has-input-connection=false, x=0.0, y=0.0, text=, input-type=0, ime-target=false, has-links=false} &#10;|&#10;+---------&gt;WpkCommonTextView{id=2131367805, res-name=tv_info_right, visibility=VISIBLE, width=580, height=53, has-focus=false, has-focusable=false, has-window-focus=true, is-clickable=false, is-enabled=true, is-focused=false, is-focusable=false, is-layout-requested=false, is-selected=false, layout-params=android.widget.LinearLayout$LayoutParams@YYYYYY, tag=null, root-is-layout-requested=false, has-input-connection=false, x=356.0, y=69.0, text=, input-type=0, ime-target=false, has-links=false} &#10;|&#10;+---------&gt;WpkSwitchButton{id=2131367124, res-name=toggle, visibility=GONE, width=0, height=0, has-focus=false, has-focusable=false, has-window-focus=true, is-clickable=true, is-enabled=true, is-focused=false, is-focusable=true, is-layout-requested=true, is-selected=false, layout-params=android.widget.LinearLayout$LayoutParams@YYYYYY, tag=null, root-is-layout-requested=false, has-input-connection=false, x=0.0, y=0.0, text=, input-type=0, ime-target=false, has-links=false, is-checked=false} &#10;|&#10;+---------&gt;WpkTextButton{id=2131369138, res-name=wtb_button, visibility=GONE, width=0, height=0, has-focus=false, has-focusable=false, has-window-focus=true, is-clickable=false, is-enabled=true, is-focused=false, is-focusable=false, is-layout-requested=true, is-selected=false, layout-params=android.widget.LinearLayout$LayoutParams@YYYYYY, tag=null, root-is-layout-requested=false, has-input-connection=false, x=0.0, y=0.0, text=, input-type=0, ime-target=false, has-links=false} &#10;|&#10;+---------&gt;WpkSvgImageView{id=2131364628, res-name=iv_right, visibility=GONE, width=0, height=0, has-focus=false, has-focusable=false, has-window-focus=true, is-clickable=false, is-enabled=true, is-focused=false, is-focusable=false, is-layout-requested=true, is-selected=false, layout-params=android.widget.LinearLayout$LayoutParams@YYYYYY, tag=null, root-is-layout-requested=false, has-input-connection=false, x=0.0, y=0.0} &#10;|&#10;+---------&gt;WpkSvgImageView{id=2131364237, res-name=iv_arrow, visibility=VISIBLE, width=72, height=48, has-focus=false, has-focusable=false, has-window-focus=true, is-clickable=false, is-enabled=true, is-focused=false, is-focusable=false, is-layout-requested=false, is-selected=false, layout-params=android.widget.LinearLayout$LayoutParams@YYYYYY, tag=null, root-is-layout-requested=false, has-input-connection=false, x=960.0, y=72.0} &#10;|&#10;+--------&gt;View{id=2131368774, res-name=view_disable, visibility=GONE, width=0, height=0, has-focus=false, has-focusable=false, has-window-focus=true, is-clickable=false, is-enabled=true, is-focused=false, is-focusable=false, is-layout-requested=true, is-selected=false, layout-params=android.widget.FrameLayout$LayoutParams@YYYYYY, tag=null, root-is-layout-requested=false, has-input-connection=false, x=0.0, y=0.0} &#10;|&#10;+------&gt;WpkListItemLayout{id=2131364183, res-name=item_wyze_support, visibility=VISIBLE, width=1080, height=192, has-focus=false, has-focusable=true, has-window-focus=true, is-clickable=true, is-enabled=true, is-focused=false, is-focusable=true, is-layout-requested=false, is-selected=false, layout-params=android.widget.LinearLayout$LayoutParams@YYYYYY, tag=null, root-is-layout-requested=false, has-input-connection=false, x=0.0, y=1640.0, child-count=1} &#10;|&#10;+-------&gt;FrameLayout{id=-1, visibility=VISIBLE, width=1080, height=192, has-focus=false, has-focusable=false, has-window-focus=true, is-clickable=false, is-enabled=true, is-focused=false, is-focusable=false, is-layout-requested=false, is-selected=false, layout-params=android.widget.RelativeLayout$LayoutParams@YYYYYY, tag=null, root-is-layout-requested=false, has-input-connection=false, x=0.0, y=0.0, child-count=3} &#10;|&#10;+--------&gt;View{id=2131368775, res-name=view_divider, visibility=VISIBLE, width=1080, height=192, has-focus=false, has-focusable=false, has-window-focus=true, is-clickable=false, is-enabled=true, is-focused=false, is-focusable=false, is-layout-requested=false, is-selected=false, layout-params=android.widget.FrameLayout$LayoutParams@YYYYYY, tag=null, root-is-layout-requested=false, has-input-connection=false, x=0.0, y=0.0} &#10;|&#10;+--------&gt;LinearLayout{id=2131365106, res-name=ll_parent, visibility=VISIBLE, width=1080, height=192, has-focus=false, has-focusable=false, has-window-focus=true, is-clickable=false, is-enabled=true, is-focused=false, is-focusable=false, is-layout-requested=false, is-selected=false, layout-params=android.widget.FrameLayout$LayoutParams@YYYYYY, tag=null, root-is-layout-requested=false, has-input-connection=false, x=0.0, y=0.0, child-count=8} &#10;|&#10;+---------&gt;WpkSvgImageView{id=2131364469, res-name=iv_icon1, visibility=GONE, width=0, height=0, has-focus=false, has-focusable=false, has-window-focus=true, is-clickable=false, is-enabled=true, is-focused=false, is-focusable=false, is-layout-requested=true, is-selected=false, layout-params=android.widget.LinearLayout$LayoutParams@YYYYYY, tag=null, root-is-layout-requested=false, has-input-connection=false, x=0.0, y=0.0} &#10;|&#10;+---------&gt;WpkSvgImageView{id=2131364470, res-name=iv_icon2, visibility=GONE, width=0, height=0, has-focus=false, has-focusable=false, has-window-focus=true, is-clickable=false, is-enabled=true, is-focused=false, is-focusable=false, is-layout-requested=true, is-selected=false, layout-params=android.widget.LinearLayout$LayoutParams@YYYYYY, tag=null, root-is-layout-requested=false, has-input-connection=false, x=0.0, y=0.0} &#10;|&#10;+---------&gt;RelativeLayout{id=2131366179, res-name=rl_left, visibility=VISIBLE, width=324, height=60, has-focus=false, has-focusable=false, has-window-focus=true, is-clickable=false, is-enabled=true, is-focused=false, is-focusable=false, is-layout-requested=false, is-selected=false, layout-params=android.widget.LinearLayout$LayoutParams@YYYYYY, tag=null, root-is-layout-requested=false, has-input-connection=false, x=60.0, y=66.0, child-count=2} &#10;|&#10;+----------&gt;LinearLayout{id=2131365177, res-name=ll_title_left, visibility=VISIBLE, width=324, height=60, has-focus=false, has-focusable=false, has-window-focus=true, is-clickable=false, is-enabled=true, is-focused=false, is-focusable=false, is-layout-requested=false, is-selected=false, layout-params=android.widget.RelativeLayout$LayoutParams@YYYYYY, tag=null, root-is-layout-requested=false, has-input-connection=false, x=0.0, y=0.0, child-count=3} &#10;|&#10;+-----------&gt;WpkCommonTextView{id=2131368368, res-name=tv_title_left, visibility=VISIBLE, width=324, height=60, has-focus=false, has-focusable=false, has-window-focus=true, is-clickable=false, is-enabled=true, is-focused=false, is-focusable=false, is-layout-requested=false, is-selected=false, layout-params=android.widget.LinearLayout$LayoutParams@YYYYYY,  [truncated]&#10;at androidx.test.espresso.NoMatchingViewException$Builder.build(NoMatchingViewException.java:5)&#10;at androidx.test.espresso.base.DefaultFailureHandler.lambda$getNoMatchingViewExceptionTruncater$0(DefaultFailureHandler.java:5)&#10;at androidx.test.espresso.base.DefaultFailureHandler$$ExternalSyntheticLambda1.truncateExceptionMessage(Unknown Source:2)&#10;at androidx.test.espresso.base.ViewHierarchyExceptionHandler.handleSafely(ViewHierarchyExceptionHandler.java:5)&#10;at androidx.test.espresso.base.ViewHierarchyExceptionHandler.handleSafely(ViewHierarchyExceptionHandler.java:1)&#10;at androidx.test.espresso.base.DefaultFailureHandler$TypedFailureHandler.handle(DefaultFailureHandler.java:4)&#10;at androidx.test.espresso.base.DefaultFailureHandler.handle(DefaultFailureHandler.java:5)&#10;at androidx.test.espresso.ViewInteraction.waitForAndHandleInteractionResults(ViewInteraction.java:8)&#10;at androidx.test.espresso.ViewInteraction.check(ViewInteraction.java:12)&#10;at com.roku.rokuhome.test.utils.Utilities.isMatcherDisplayed(Utilities.kt:138)&#10;at com.roku.rokuhome.test.utils.pageUtils.IndoorPlugOnBoardingUtils.plugSettingsValidation(IndoorPlugOnBoardingUtils.kt:158)&#10;at com.roku.rokuhome.test.stepDefs.IndoorPlugOnBoardingStepDefinition.validateDeviceSettings(IndoorPlugOnBoardingStepDefinition.kt:107)&#10;at ✽.Validate &quot;Indoor Plug&quot; device settings screen(file:features/indoor-plug-onboarding.feature:34)&#10;" calcext:value-type="string">
            <text:p>androidx.test.espresso.NoMatchingViewException: No views in hierarchy found matching: (view.getId() is &lt;2131367805/com.roku.rokuhome:id/tv_info_right&gt; and an instance of android.widget.TextView and view.getText() with or without transformation to match: is "Indoor Plug")</text:p>
            <text:p/>
            <text:p>View Hierarchy:</text:p>
            <text:p>+&gt;DecorView{id=-1, visibility=VISIBLE, width=1080, height=2280, has-focus=false, has-focusable=true, has-window-focus=true, is-clickable=false, is-enabled=true, is-focused=false, is-focusable=false, is-layout-requested=false, is-selected=false, layout-params={(0,0)(fillxfill) ty=BASE_APPLICATION wanim=0x1030303</text:p>
            <text:p>  fl=81810100</text:p>
            <text:p>  pfl=10020040</text:p>
            <text:p>  bhv=DEFAULT</text:p>
            <text:p>  fitSides= naviIconColor=0}, tag=null, root-is-layout-requested=false, has-input-connection=false, x=0.0, y=0.0, child-count=3} </text:p>
            <text:p>|</text:p>
            <text:p>+-&gt;LinearLayout{id=-1, visibility=VISIBLE, width=1080, height=2136, has-focus=false, has-focusable=true, has-window-focus=true, is-clickable=false, is-enabled=true, is-focused=false, is-focusable=false, is-layout-requested=false, is-selected=false, layout-params=android.widget.FrameLayout$LayoutParams@YYYYYY, tag=null, root-is-layout-requested=false, has-input-connection=false, x=0.0, y=0.0, child-count=2} </text:p>
            <text:p>|</text:p>
            <text:p>+--&gt;ViewStub{id=16908722, res-name=action_mode_bar_stub, visibility=GONE, width=0, height=0, has-focus=false, has-focusable=false, has-window-focus=true, is-clickable=false, is-enabled=true, is-focused=false, is-focusable=false, is-layout-requested=true, is-selected=false, layout-params=android.widget.LinearLayout$LayoutParams@YYYYYY, tag=null, root-is-layout-requested=false, has-input-connection=false, x=0.0, y=0.0} </text:p>
            <text:p>|</text:p>
            <text:p>+--&gt;FrameLayout{id=16908290, res-name=content, visibility=VISIBLE, width=1080, height=2136, has-focus=false, has-focusable=true, has-window-focus=true, is-clickable=false, is-enabled=true, is-focused=false, is-focusable=false, is-layout-requested=false, is-selected=false, layout-params=android.widget.LinearLayout$LayoutParams@YYYYYY, tag=null, root-is-layout-requested=false, has-input-connection=false, x=0.0, y=0.0, child-count=1} </text:p>
            <text:p>|</text:p>
            <text:p>+---&gt;RelativeLayout{id=2131366021, res-name=rl_content, visibility=VISIBLE, width=1080, height=2136, has-focus=false, has-focusable=true, has-window-focus=true, is-clickable=false, is-enabled=true, is-focused=false, is-focusable=false, is-layout-requested=false, is-selected=false, layout-params=android.widget.FrameLayout$LayoutParams@YYYYYY, tag=null, root-is-layout-requested=false, has-input-connection=false, x=0.0, y=0.0, child-count=2} </text:p>
            <text:p>|</text:p>
            <text:p>+----&gt;WpkTitleBar{id=2131367096, res-name=title_bar, visibility=VISIBLE, width=1080, height=248, has-focus=false, has-focusable=true, has-window-focus=true, is-clickable=false, is-enabled=true, is-focused=false, is-focusable=false, is-layout-requested=false, is-selected=false, layout-params=android.widget.RelativeLayout$LayoutParams@YYYYYY, tag=null, root-is-layout-requested=false, has-input-connection=false, x=0.0, y=0.0, child-count=1} </text:p>
            <text:p>|</text:p>
            <text:p>+-----&gt;FrameLayout{id=2131367096, res-name=title_bar, visibility=VISIBLE, width=1080, height=132, has-focus=false, has-focusable=true, has-window-focus=true, is-clickable=false, is-enabled=true, is-focused=false, is-focusable=false, is-layout-requested=false, is-selected=false, layout-params=android.widget.FrameLayout$LayoutParams@YYYYYY, tag=null, root-is-layout-requested=false, has-input-connection=false, x=0.0, y=116.0, child-count=5} </text:p>
            <text:p>|</text:p>
            <text:p>+------&gt;WpkSvgImageView{id=2131364250, res-name=iv_back, visibility=VISIBLE, width=120, height=120, has-focus=false, has-focusable=true, has-window-focus=true, is-clickable=true, is-enabled=true, is-focused=false, is-focusable=true, is-layout-requested=false, is-selected=false, layout-params=android.widget.FrameLayout$LayoutParams@YYYYYY, tag=null, root-is-layout-requested=false, has-input-connection=false, x=0.0, y=6.0} </text:p>
            <text:p>|</text:p>
            <text:p>+------&gt;WpkCommonTextView{id=2131368368, res-name=tv_title_left, visibility=GONE, width=0, height=0, has-focus=false, has-focusable=false, has-window-focus=true, is-clickable=false, is-enabled=true, is-focused=false, is-focusable=false, is-layout-requested=true, is-selected=false, layout-params=android.widget.FrameLayout$LayoutParams@YYYYYY, tag=fonts/gotham_bold.ttf, root-is-layout-requested=false, has-input-connection=false, x=0.0, y=0.0, text=, input-type=0, ime-target=false, has-links=false} </text:p>
            <text:p>|</text:p>
            <text:p>+------&gt;WpkCommonTextView{id=2131368369, res-name=tv_title_name, visibility=VISIBLE, width=690, height=54, has-focus=false, has-focusable=false, has-window-focus=true, is-clickable=false, is-enabled=true, is-focused=false, is-focusable=false, is-layout-requested=false, is-selected=false, layout-params=android.widget.FrameLayout$LayoutParams@YYYYYY, tag=null, root-is-layout-requested=false, has-input-connection=false, x=195.0, y=39.0, text=Plug settings, input-type=0, ime-target=false, has-links=false} </text:p>
            <text:p>|</text:p>
            <text:p>+------&gt;WpkCommonTextView{id=2131368371, res-name=tv_title_right, visibility=GONE, width=0, height=0, has-focus=false, has-focusable=false, has-window-focus=true, is-clickable=false, is-enabled=true, is-focused=false, is-focusable=false, is-layout-requested=true, is-selected=false, layout-params=android.widget.FrameLayout$LayoutParams@YYYYYY, tag=fonts/gotham_bold.ttf, root-is-layout-requested=false, has-input-connection=false, x=0.0, y=0.0, text=Save, input-type=0, ime-target=false, has-links=false} </text:p>
            <text:p>|</text:p>
            <text:p>+------&gt;LinearLayout{id=-1, visibility=VISIBLE, width=30, height=132, has-focus=false, has-focusable=false, has-window-focus=true, is-clickable=false, is-enabled=true, is-focused=false, is-focusable=false, is-layout-requested=false, is-selected=false, layout-params=android.widget.FrameLayout$LayoutParams@YYYYYY, tag=null, root-is-layout-requested=false, has-input-connection=false, x=1020.0, y=0.0, child-count=2} </text:p>
            <text:p>|</text:p>
            <text:p>+-------&gt;ImageView{id=2131364655, res-name=iv_second_right, visibility=VISIBLE, width=0, height=0, has-focus=false, has-focusable=false, has-window-focus=true, is-clickable=false, is-enabled=true, is-focused=false, is-focusable=false, is-layout-requested=false, is-selected=false, layout-params=android.widget.LinearLayout$LayoutParams@YYYYYY, tag=null, root-is-layout-requested=false, has-input-connection=false, x=0.0, y=66.0} </text:p>
            <text:p>|</text:p>
            <text:p>+-------&gt;ImageView{id=2131364628, res-name=iv_right, visibility=VISIBLE, width=0, height=0, has-focus=false, has-focusable=false, has-window-focus=true, is-clickable=false, is-enabled=true, is-focused=false, is-focusable=false, is-layout-requested=false, is-selected=false, layout-params=android.widget.LinearLayout$LayoutParams@YYYYYY, tag=null, root-is-layout-requested=false, has-input-connection=false, x=30.0, y=66.0} </text:p>
            <text:p>|</text:p>
            <text:p>+----&gt;ScrollView{id=-1, visibility=VISIBLE, width=1080, height=1888, has-focus=false, has-focusable=true, has-window-focus=true, is-clickable=false, is-enabled=true, is-focused=false, is-focusable=true, is-layout-requested=false, is-selected=false, layout-params=android.widget.RelativeLayout$LayoutParams@YYYYYY, tag=null, root-is-layout-requested=false, has-input-connection=false, x=0.0, y=248.0, child-count=1} </text:p>
            <text:p>|</text:p>
            <text:p>+-----&gt;LinearLayout{id=-1, visibility=VISIBLE, width=1080, height=2159, has-focus=false, has-focusable=true, has-window-focus=true, is-clickable=false, is-enabled=true, is-focused=false, is-focusable=false, is-layout-requested=false, is-selected=false, layout-params=android.widget.FrameLayout$LayoutParams@YYYYYY, tag=null, root-is-layout-requested=false, has-input-connection=false, x=0.0, y=0.0, child-count=13} </text:p>
            <text:p>|</text:p>
            <text:p>+------&gt;AppCompatTextView{id=2131368199, res-name=tv_shared_by, visibility=INVISIBLE, width=1080, height=63, has-focus=false, has-focusable=false, has-window-focus=true, is-clickable=false, is-enabled=true, is-focused=false, is-focusable=false, is-layout-requested=false, is-selected=false, layout-params=android.widget.LinearLayout$LayoutParams@YYYYYY, tag=null, root-is-layout-requested=false, has-input-connection=false, x=0.0, y=0.0, text=, input-type=0, ime-target=false, has-links=false} </text:p>
            <text:p>|</text:p>
            <text:p>+------&gt;WpkListItemLayout{id=2131364129, res-name=item_name, visibility=VISIBLE, width=1080, height=192, has-focus=false, has-focusable=true, has-window-focus=true, is-clickable=true, is-enabled=true, is-focused=false, is-focusable=true, is-layout-requested=false, is-selected=false, layout-params=android.widget.LinearLayout$LayoutParams@YYYYYY, tag=null, root-is-layout-requested=false, has-input-connection=false, x=0.0, y=78.0, child-count=1} </text:p>
            <text:p>|</text:p>
            <text:p>+-------&gt;FrameLayout{id=-1, visibility=VISIBLE, width=1080, height=192, has-focus=false, has-focusable=false, has-window-focus=true, is-clickable=false, is-enabled=true, is-focused=false, is-focusable=false, is-layout-requested=false, is-selected=false, layout-params=android.widget.RelativeLayout$LayoutParams@YYYYYY, tag=null, root-is-layout-requested=false, has-input-connection=false, x=0.0, y=0.0, child-count=3} </text:p>
            <text:p>|</text:p>
            <text:p>+--------&gt;View{id=2131368775, res-name=view_divider, visibility=VISIBLE, width=1080, height=192, has-focus=false, has-focusable=false, has-window-focus=true, is-clickable=false, is-enabled=true, is-focused=false, is-focusable=false, is-layout-requested=false, is-selected=false, layout-params=android.widget.FrameLayout$LayoutParams@YYYYYY, tag=null, root-is-layout-requested=false, has-input-connection=false, x=0.0, y=0.0} </text:p>
            <text:p>|</text:p>
            <text:p>+--------&gt;LinearLayout{id=2131365106, res-name=ll_parent, visibility=VISIBLE, width=1080, height=192, has-focus=false, has-focusable=false, has-window-focus=true, is-clickable=false, is-enabled=true, is-focused=false, is-focusable=false, is-layout-requested=false, is-selected=false, layout-params=android.widget.FrameLayout$LayoutParams@YYYYYY, tag=null, root-is-layout-requested=false, has-input-connection=false, x=0.0, y=0.0, child-count=8} </text:p>
            <text:p>|</text:p>
            <text:p>+---------&gt;WpkSvgImageView{id=2131364469, res-name=iv_icon1, visibility=GONE, width=0, height=0, has-focus=false, has-focusable=false, has-window-focus=true, is-clickable=false, is-enabled=true, is-focused=false, is-focusable=false, is-layout-requested=true, is-selected=false, layout-params=android.widget.LinearLayout$LayoutParams@YYYYYY, tag=null, root-is-layout-requested=false, has-input-connection=false, x=0.0, y=0.0} </text:p>
            <text:p>|</text:p>
            <text:p>+---------&gt;WpkSvgImageView{id=2131364470, res-name=iv_icon2, visibility=GONE, width=0, height=0, has-focus=false, has-focusable=false, has-window-focus=true, is-clickable=false, is-enabled=true, is-focused=false, is-focusable=false, is-layout-requested=true, is-selected=false, layout-params=android.widget.LinearLayout$LayoutParams@YYYYYY, tag=null, root-is-layout-requested=false, has-input-connection=false, x=0.0, y=0.0} </text:p>
            <text:p>|</text:p>
            <text:p>+---------&gt;RelativeLayout{id=2131366179, res-name=rl_left, visibility=VISIBLE, width=140, height=60, has-focus=false, has-focusable=false, has-window-focus=true, is-clickable=false, is-enabled=true, is-focused=false, is-focusable=false, is-layout-requested=false, is-selected=false, layout-params=android.widget.LinearLayout$LayoutParams@YYYYYY, tag=null, root-is-layout-requested=false, has-input-connection=false, x=60.0, y=66.0, child-count=2} </text:p>
            <text:p>|</text:p>
            <text:p>+----------&gt;LinearLayout{id=2131365177, res-name=ll_title_left, visibility=VISIBLE, width=140, height=60, has-focus=false, has-focusable=false, has-window-focus=true, is-clickable=false, is-enabled=true, is-focused=false, is-focusable=false, is-layout-requested=false, is-selected=false, layout-params=android.widget.RelativeLayout$LayoutParams@YYYYYY, tag=null, root-is-layout-requested=false, has-input-connection=false, x=0.0, y=0.0, child-count=3} </text:p>
            <text:p>|</text:p>
            <text:p>+-----------&gt;WpkCommonTextView{id=2131368368, res-name=tv_title_left, visibility=VISIBLE, width=140, height=60, has-focus=false, has-focusable=false, has-window-focus=true, is-clickable=false, is-enabled=true, is-focused=false, is-focusable=false, is-layout-requested=false, is-selected=false, layout-params=android.widget.LinearLayout$LayoutParams@YYYYYY, tag=null, root-is-layout-requested=false, has-input-connection=false, x=0.0, y=0.0, text=Name, input-type=0, ime-target=false, has-links=false} </text:p>
            <text:p>|</text:p>
            <text:p>+-----------&gt;WpkTextButton{id=2131368795, res-name=view_red_dot, visibility=GONE, width=0, height=0, has-focus=false, has-focusable=false, has-window-focus=true, is-clickable=false, is-enabled=true, is-focused=false, is-focusable=false, is-layout-requested=true, is-selected=false, layout-params=android.widget.LinearLayout$LayoutParams@YYYYYY, tag=null, root-is-layout-requested=false, has-input-connection=false, x=0.0, y=0.0, text=, input-type=0, ime-target=false, has-links=false} </text:p>
            <text:p>|</text:p>
            <text:p>+-----------&gt;WpkSvgImageView{id=2131364400, res-name=iv_explain, visibility=GONE, width=0, height=0, has-focus=false, has-focusable=false, has-window-focus=true, is-clickable=false, is-enabled=true, is-focused=false, is-focusable=false, is-layout-requested=true, is-selected=false, layout-params=android.widget.LinearLayout$LayoutParams@YYYYYY, tag=null, root-is-layout-requested=false, has-input-connection=false, x=0.0, y=0.0} </text:p>
            <text:p>|</text:p>
            <text:p>+----------&gt;WpkCommonTextView{id=2131367804, res-name=tv_info_bottom, visibility=GONE, width=0, height=0, has-focus=false, has-focusable=false, has-window-focus=true, is-clickable=false, is-enabled=true, is-focused=false, is-focusable=false, is-layout-requested=true, is-selected=false, layout-params=android.widget.RelativeLayout$LayoutParams@YYYYYY, tag=null, root-is-layout-requested=false, has-input-connection=false, x=0.0, y=0.0, text=, input-type=0, ime-target=false, has-links=false} </text:p>
            <text:p>|</text:p>
            <text:p>+---------&gt;WpkCommonTextView{id=2131367805, res-name=tv_info_right, visibility=VISIBLE, width=706, height=53, has-focus=false, has-focusable=false, has-window-focus=true, is-clickable=false, is-enabled=true, is-focused=false, is-focusable=false, is-layout-requested=false, is-selected=false, layout-params=android.widget.LinearLayout$LayoutParams@YYYYYY, tag=null, root-is-layout-requested=false, has-input-connection=false, x=230.0, y=69.0, text=Outdoor Plug 2, input-type=0, ime-target=false, has-links=false} </text:p>
            <text:p>|</text:p>
            <text:p>+---------&gt;WpkSwitchButton{id=2131367124, res-name=toggle, visibility=GONE, width=0, height=0, has-focus=false, has-focusable=false, has-window-focus=true, is-clickable=true, is-enabled=true, is-focused=false, is-focusable=true, is-layout-requested=true, is-selected=false, layout-params=android.widget.LinearLayout$LayoutParams@YYYYYY, tag=null, root-is-layout-requested=false, has-input-connection=false, x=0.0, y=0.0, text=, input-type=0, ime-target=false, has-links=false, is-checked=false} </text:p>
            <text:p>|</text:p>
            <text:p>+---------&gt;WpkTextButton{id=2131369138, res-name=wtb_button, visibility=GONE, width=0, height=0, has-focus=false, has-focusable=false, has-window-focus=true, is-clickable=false, is-enabled=true, is-focused=false, is-focusable=false, is-layout-requested=true, is-selected=false, layout-params=android.widget.LinearLayout$LayoutParams@YYYYYY, tag=null, root-is-layout-requested=false, has-input-connection=false, x=0.0, y=0.0, text=, input-type=0, ime-target=false, has-links=false} </text:p>
            <text:p>|</text:p>
            <text:p>+---------&gt;WpkSvgImageView{id=2131364628, res-name=iv_right, visibility=GONE, width=0, height=0, has-focus=false, has-focusable=false, has-window-focus=true, is-clickable=false, is-enabled=true, is-focused=false, is-focusable=false, is-layout-requested=true, is-selected=false, layout-params=android.widget.LinearLayout$LayoutParams@YYYYYY, tag=null, root-is-layout-requested=false, has-input-connection=false, x=0.0, y=0.0} </text:p>
            <text:p>|</text:p>
            <text:p>+---------&gt;WpkSvgImageView{id=2131364237, res-name=iv_arrow, visibility=VISIBLE, width=72, height=48, has-focus=false, has-focusable=false, has-window-focus=true, is-clickable=false, is-enabled=true, is-focused=false, is-focusable=false, is-layout-requested=false, is-selected=false, layout-params=android.widget.LinearLayout$LayoutParams@YYYYYY, tag=null, root-is-layout-requested=false, has-input-connection=false, x=960.0, y=72.0} </text:p>
            <text:p>|</text:p>
            <text:p>+--------&gt;View{id=2131368774, res-name=view_disable, visibility=GONE, width=0, height=0, has-focus=false, has-focusable=false, has-window-focus=true, is-clickable=false, is-enabled=true, is-focused=false, is-focusable=false, is-layout-requested=true, is-selected=false, layout-params=android.widget.FrameLayout$LayoutParams@YYYYYY, tag=null, root-is-layout-requested=false, has-input-connection=false, x=0.0, y=0.0} </text:p>
            <text:p>|</text:p>
            <text:p>+------&gt;WpkCommonTextView{id=2131367976, res-name=tv_notification_hint, visibility=VISIBLE, width=1020, height=55, has-focus=false, has-focusable=false, has-window-focus=true, is-clickable=false, is-enabled=true, is-focused=false, is-focusable=false, is-layout-requested=false, is-selected=false, layout-params=android.widget.LinearLayout$LayoutParams@YYYYYY, tag=null, root-is-layout-requested=false, has-input-connection=false, x=60.0, y=330.0, text=NOTIFICATION, input-type=0, ime-target=false, has-links=false} </text:p>
            <text:p>|</text:p>
            <text:p>+------&gt;WpkListItemLayout{id=2131364132, res-name=item_notification, visibility=VISIBLE, width=1080, height=192, has-focus=false, has-focusable=true, has-window-focus=true, is-clickable=true, is-enabled=true, is-focused=false, is-focusable=true, is-layout-requested=false, is-selected=false, layout-params=android.widget.LinearLayout$LayoutParams@YYYYYY, tag=null, root-is-layout-requested=false, has-input-connection=false, x=0.0, y=445.0, child-count=1} </text:p>
            <text:p>|</text:p>
            <text:p>+-------&gt;FrameLayout{id=-1, visibility=VISIBLE, width=1080, height=192, has-focus=false, has-focusable=false, has-window-focus=true, is-clickable=false, is-enabled=true, is-focused=false, is-focusable=false, is-layout-requested=false, is-selected=false, layout-params=android.widget.RelativeLayout$LayoutParams@YYYYYY, tag=null, root-is-layout-requested=false, has-input-connection=false, x=0.0, y=0.0, child-count=3} </text:p>
            <text:p>|</text:p>
            <text:p>+--------&gt;View{id=2131368775, res-name=view_divider, visibility=VISIBLE, width=1080, height=192, has-focus=false, has-focusable=false, has-window-focus=true, is-clickable=false, is-enabled=true, is-focused=false, is-focusable=false, is-layout-requested=false, is-selected=false, layout-params=android.widget.FrameLayout$LayoutParams@YYYYYY, tag=null, root-is-layout-requested=false, has-input-connection=false, x=0.0, y=0.0} </text:p>
            <text:p>|</text:p>
            <text:p>+--------&gt;LinearLayout{id=2131365106, res-name=ll_parent, visibility=VISIBLE, width=1080, height=192, has-focus=false, has-focusable=false, has-window-focus=true, is-clickable=false, is-enabled=true, is-focused=false, is-focusable=false, is-layout-requested=false, is-selected=false, layout-params=android.widget.FrameLayout$LayoutParams@YYYYYY, tag=null, root-is-layout-requested=false, has-input-connection=false, x=0.0, y=0.0, child-count=8} </text:p>
            <text:p>|</text:p>
            <text:p>+---------&gt;WpkSvgImageView{id=2131364469, res-name=iv_icon1, visibility=GONE, width=0, height=0, has-focus=false, has-focusable=false, has-window-focus=true, is-clickable=false, is-enabled=true, is-focused=false, is-focusable=false, is-layout-requested=true, is-selected=false, layout-params=android.widget.LinearLayout$LayoutParams@YYYYYY, tag=null, root-is-layout-requested=false, has-input-connection=false, x=0.0, y=0.0} </text:p>
            <text:p>|</text:p>
            <text:p>+---------&gt;WpkSvgImageView{id=2131364470, res-name=iv_icon2, visibility=GONE, width=0, height=0, has-focus=false, has-focusable=false, has-window-focus=true, is-clickable=false, is-enabled=true, is-focused=false, is-focusable=false, is-layout-requested=true, is-selected=false, layout-params=android.widget.LinearLayout$LayoutParams@YYYYYY, tag=null, root-is-layout-requested=false, has-input-connection=false, x=0.0, y=0.0} </text:p>
            <text:p>|</text:p>
            <text:p>+---------&gt;RelativeLayout{id=2131366179, res-name=rl_left, visibility=VISIBLE, width=376, height=60, has-focus=false, has-focusable=false, has-window-focus=true, is-clickable=false, is-enabled=true, is-focused=false, is-focusable=false, is-layout-requested=false, is-selected=false, layout-params=android.widget.LinearLayout$LayoutParams@YYYYYY, tag=null, root-is-layout-requested=false, has-input-connection=false, x=60.0, y=66.0, child-count=2} </text:p>
            <text:p>|</text:p>
            <text:p>+----------&gt;LinearLayout{id=2131365177, res-name=ll_title_left, visibility=VISIBLE, width=376, height=60, has-focus=false, has-focusable=false, has-window-focus=true, is-clickable=false, is-enabled=true, is-focused=false, is-focusable=false, is-layout-requested=false, is-selected=false, layout-params=android.widget.RelativeLayout$LayoutParams@YYYYYY, tag=null, root-is-layout-requested=false, has-input-connection=false, x=0.0, y=0.0, child-count=3} </text:p>
            <text:p>|</text:p>
            <text:p>+-----------&gt;WpkCommonTextView{id=2131368368, res-name=tv_title_left, visibility=VISIBLE, width=376, height=60, has-focus=false, has-focusable=false, has-window-focus=true, is-clickable=false, is-enabled=true, is-focused=false, is-focusable=false, is-layout-requested=false, is-selected=false, layout-params=android.widget.LinearLayout$LayoutParams@YYYYYY, tag=null, root-is-layout-requested=false, has-input-connection=false, x=0.0, y=0.0, text=Usage reminder, input-type=0, ime-target=false, has-links=false} </text:p>
            <text:p>|</text:p>
            <text:p>+-----------&gt;WpkTextButton{id=2131368795, res-name=view_red_dot, visibility=GONE, width=0, height=0, has-focus=false, has-focusable=false, has-window-focus=true, is-clickable=false, is-enabled=true, is-focused=false, is-focusable=false, is-layout-requested=true, is-selected=false, layout-params=android.widget.LinearLayout$LayoutParams@YYYYYY, tag=null, root-is-layout-requested=false, has-input-connection=false, x=0.0, y=0.0, text=, input-type=0, ime-target=false, has-links=false} </text:p>
            <text:p>|</text:p>
            <text:p>+-----------&gt;WpkSvgImageView{id=2131364400, res-name=iv_explain, visibility=GONE, width=0, height=0, has-focus=false, has-focusable=false, has-window-focus=true, is-clickable=false, is-enabled=true, is-focused=false, is-focusable=false, is-layout-requested=true, is-selected=false, layout-params=android.widget.LinearLayout$LayoutParams@YYYYYY, tag=null, root-is-layout-requested=false, has-input-connection=false, x=0.0, y=0.0} </text:p>
            <text:p>|</text:p>
            <text:p>+----------&gt;WpkCommonTextView{id=2131367804, res-name=tv_info_bottom, visibility=GONE, width=0, height=0, has-focus=false, has-focusable=false, has-window-focus=true, is-clickable=false, is-enabled=true, is-focused=false, is-focusable=false, is-layout-requested=true, is-selected=false, layout-params=android.widget.RelativeLayout$LayoutParams@YYYYYY, tag=null, root-is-layout-requested=false, has-input-connection=false, x=0.0, y=0.0, text=, input-type=0, ime-target=false, has-links=false} </text:p>
            <text:p>|</text:p>
            <text:p>+---------&gt;WpkCommonTextView{id=2131367805, res-name=tv_info_right, visibility=VISIBLE, width=470, height=53, has-focus=false, has-focusable=false, has-window-focus=true, is-clickable=false, is-enabled=true, is-focused=false, is-focusable=false, is-layout-requested=false, is-selected=false, layout-params=android.widget.LinearLayout$LayoutParams@YYYYYY, tag=null, root-is-layout-requested=false, has-input-connection=false, x=466.0, y=69.0, text=Off, input-type=0, ime-target=false, has-links=false} </text:p>
            <text:p>|</text:p>
            <text:p>+---------&gt;WpkSwitchButton{id=2131367124, res-name=toggle, visibility=GONE, width=0, height=0, has-focus=false, has-focusable=false, has-window-focus=true, is-clickable=true, is-enabled=true, is-focused=false, is-focusable=true, is-layout-requested=true, is-selected=false, layout-params=android.widget.LinearLayout$LayoutParams@YYYYYY, tag=null, root-is-layout-requested=false, has-input-connection=false, x=0.0, y=0.0, text=, input-type=0, ime-target=false, has-links=false, is-checked=false} </text:p>
            <text:p>|</text:p>
            <text:p>+---------&gt;WpkTextButton{id=2131369138, res-name=wtb_button, visibility=GONE, width=0, height=0, has-focus=false, has-focusable=false, has-window-focus=true, is-clickable=false, is-enabled=true, is-focused=false, is-focusable=false, is-layout-requested=true, is-selected=false, layout-params=android.widget.LinearLayout$LayoutParams@YYYYYY, tag=null, root-is-layout-requested=false, has-input-connection=false, x=0.0, y=0.0, text=, input-type=0, ime-target=false, has-links=false} </text:p>
            <text:p>|</text:p>
            <text:p>+---------&gt;WpkSvgImageView{id=2131364628, res-name=iv_right, visibility=GONE, width=0, height=0, has-focus=false, has-focusable=false, has-window-focus=true, is-clickable=false, is-enabled=true, is-focused=false, is-focusable=false, is-layout-requested=true, is-selected=false, layout-params=android.widget.LinearLayout$LayoutParams@YYYYYY, tag=null, root-is-layout-requested=false, has-input-connection=false, x=0.0, y=0.0} </text:p>
            <text:p>|</text:p>
            <text:p>+---------&gt;WpkSvgImageView{id=2131364237, res-name=iv_arrow, visibility=VISIBLE, width=72, height=48, has-focus=false, has-focusable=false, has-window-focus=true, is-clickable=false, is-enabled=true, is-focused=false, is-focusable=false, is-layout-requested=false, is-selected=false, layout-params=android.widget.LinearLayout$LayoutParams@YYYYYY, tag=null, root-is-layout-requested=false, has-input-connection=false, x=960.0, y=72.0} </text:p>
            <text:p>|</text:p>
            <text:p>+--------&gt;View{id=2131368774, res-name=view_disable, visibility=GONE, width=0, height=0, has-focus=false, has-focusable=false, has-window-focus=true, is-clickable=false, is-enabled=true, is-focused=false, is-focusable=false, is-layout-requested=true, is-selected=false, layout-params=android.widget.FrameLayout$LayoutParams@YYYYYY, tag=null, root-is-layout-requested=false, has-input-connection=false, x=0.0, y=0.0} </text:p>
            <text:p>|</text:p>
            <text:p>+------&gt;LinearLayout{id=-1, visibility=VISIBLE, width=1080, height=175, has-focus=false, has-focusable=false, has-window-focus=true, is-clickable=false, is-enabled=true, is-focused=false, is-focusable=false, is-layout-requested=false, is-selected=false, layout-params=android.widget.LinearLayout$LayoutParams@YYYYYY, tag=null, root-is-layout-requested=false, has-input-connection=false, x=0.0, y=637.0, child-count=2} </text:p>
            <text:p>|</text:p>
            <text:p>+-------&gt;TextView{id=2131368150, res-name=tv_schedules_show, visibility=VISIBLE, width=324, height=175, has-focus=false, has-focusable=false, has-window-focus=true, is-clickable=false, is-enabled=true, is-focused=false, is-focusable=false, is-layout-requested=false, is-selected=false, layout-params=android.widget.LinearLayout$LayoutParams@YYYYYY, tag=fonts/gotham_medium.ttf, root-is-layout-requested=false, has-input-connection=false, x=0.0, y=0.0, text=SCHEDULES, input-type=0, ime-target=false, has-links=false} </text:p>
            <text:p>|</text:p>
            <text:p>+-------&gt;WpkSvgImageView{id=2131368908, res-name=wlppo_schedule_exclamation_mark, visibility=GONE, width=0, height=0, has-focus=false, has-focusable=false, has-window-focus=true, is-clickable=true, is-enabled=true, is-focused=false, is-focusable=true, is-layout-requested=true, is-selected=false, layout-params=android.widget.LinearLayout$LayoutParams@YYYYYY, tag=null, root-is-layout-requested=false, has-input-connection=false, x=0.0, y=0.0} </text:p>
            <text:p>|</text:p>
            <text:p>+------&gt;TextView{id=2131367881, res-name=tv_local_schedules_hint, visibility=GONE, width=0, height=0, has-focus=false, has-focusable=false, has-window-focus=true, is-clickable=false, is-enabled=true, is-focused=false, is-focusable=false, is-layout-requested=true, is-selected=false, layout-params=android.widget.LinearLayout$LayoutParams@YYYYYY, tag=null, root-is-layout-requested=false, has-input-connection=false, x=0.0, y=0.0, text=Once created, local schedules will run without Internet., input-type=0, ime-target=false, has-links=false} </text:p>
            <text:p>|</text:p>
            <text:p>+------&gt;WpkListItemLayout{id=2131364163, res-name=item_time_of_day, visibility=VISIBLE, width=1080, height=192, has-focus=false, has-focusable=true, has-window-focus=true, is-clickable=true, is-enabled=true, is-focused=false, is-focusable=true, is-layout-requested=false, is-selected=false, layout-params=android.widget.LinearLayout$LayoutParams@YYYYYY, tag=null, root-is-layout-requested=false, has-input-connection=false, x=0.0, y=812.0, child-count=1} </text:p>
            <text:p>|</text:p>
            <text:p>+-------&gt;FrameLayout{id=-1, visibility=VISIBLE, width=1080, height=192, has-focus=false, has-focusable=false, has-window-focus=true, is-clickable=false, is-enabled=true, is-focused=false, is-focusable=false, is-layout-requested=false, is-selected=false, layout-params=android.widget.RelativeLayout$LayoutParams@YYYYYY, tag=null, root-is-layout-requested=false, has-input-connection=false, x=0.0, y=0.0, child-count=3} </text:p>
            <text:p>|</text:p>
            <text:p>+--------&gt;View{id=2131368775, res-name=view_divider, visibility=VISIBLE, width=1080, height=192, has-focus=false, has-focusable=false, has-window-focus=true, is-clickable=false, is-enabled=true, is-focused=false, is-focusable=false, is-layout-requested=false, is-selected=false, layout-params=android.widget.FrameLayout$LayoutParams@YYYYYY, tag=null, root-is-layout-requested=false, has-input-connection=false, x=0.0, y=0.0} </text:p>
            <text:p>|</text:p>
            <text:p>+--------&gt;LinearLayout{id=2131365106, res-name=ll_parent, visibility=VISIBLE, width=1080, height=192, has-focus=false, has-focusable=false, has-window-focus=true, is-clickable=false, is-enabled=true, is-focused=false, is-focusable=false, is-layout-requested=false, is-selected=false, layout-params=android.widget.FrameLayout$LayoutParams@YYYYYY, tag=null, root-is-layout-requested=false, has-input-connection=false, x=0.0, y=0.0, child-count=8} </text:p>
            <text:p>|</text:p>
            <text:p>+---------&gt;WpkSvgImageView{id=2131364469, res-name=iv_icon1, visibility=GONE, width=0, height=0, has-focus=false, has-focusable=false, has-window-focus=true, is-clickable=false, is-enabled=true, is-focused=false, is-focusable=false, is-layout-requested=true, is-selected=false, layout-params=android.widget.LinearLayout$LayoutParams@YYYYYY, tag=null, root-is-layout-requested=false, has-input-connection=false, x=0.0, y=0.0} </text:p>
            <text:p>|</text:p>
            <text:p>+---------&gt;WpkSvgImageView{id=2131364470, res-name=iv_icon2, visibility=GONE, width=0, height=0, has-focus=false, has-focusable=false, has-window-focus=true, is-clickable=false, is-enabled=true, is-focused=false, is-focusable=false, is-layout-requested=true, is-selected=false, layout-params=android.widget.LinearLayout$LayoutParams@YYYYYY, tag=null, root-is-layout-requested=false, has-input-connection=false, x=0.0, y=0.0} </text:p>
            <text:p>|</text:p>
            <text:p>+---------&gt;RelativeLayout{id=2131366179, res-name=rl_left, visibility=VISIBLE, width=171, height=60, has-focus=false, has-focusable=false, has-window-focus=true, is-clickable=false, is-enabled=true, is-focused=false, is-focusable=false, is-layout-requested=false, is-selected=false, layout-params=android.widget.LinearLayout$LayoutParams@YYYYYY, tag=null, root-is-layout-requested=false, has-input-connection=false, x=60.0, y=66.0, child-count=2} </text:p>
            <text:p>|</text:p>
            <text:p>+----------&gt;LinearLayout{id=2131365177, res-name=ll_title_left, visibility=VISIBLE, width=171, height=60, has-focus=false, has-focusable=false, has-window-focus=true, is-clickable=false, is-enabled=true, is-focused=false, is-focusable=false, is-layout-requested=false, is-selected=false, layout-params=android.widget.RelativeLayout$LayoutParams@YYYYYY, tag=null, root-is-layout-requested=false, has-input-connection=false, x=0.0, y=0.0, child-count=3} </text:p>
            <text:p>|</text:p>
            <text:p>+-----------&gt;WpkCommonTextView{id=2131368368, res-name=tv_title_left, visibility=VISIBLE, width=171, height=60, has-focus=false, has-focusable=false, has-window-focus=true, is-clickable=false, is-enabled=true, is-focused=false, is-focusable=false, is-layout-requested=false, is-selected=false, layout-params=android.widget.LinearLayout$LayoutParams@YYYYYY, tag=null, root-is-layout-requested=false, has-input-connection=false, x=0.0, y=0.0, text=Manual, input-type=0, ime-target=false, has-links=false} </text:p>
            <text:p>|</text:p>
            <text:p>+-----------&gt;WpkTextButton{id=2131368795, res-name=view_red_dot, visibility=GONE, width=0, height=0, has-focus=false, has-focusable=false, has-window-focus=true, is-clickable=false, is-enabled=true, is-focused=false, is-focusable=false, is-layout-requested=true, is-selected=false, layout-params=android.widget.LinearLayout$LayoutParams@YYYYYY, tag=null, root-is-layout-requested=false, has-input-connection=false, x=0.0, y=0.0, text=, input-type=0, ime-target=false, has-links=false} </text:p>
            <text:p>|</text:p>
            <text:p>+-----------&gt;WpkSvgImageView{id=2131364400, res-name=iv_explain, visibility=GONE, width=0, height=0, has-focus=false, has-focusable=false, has-window-focus=true, is-clickable=false, is-enabled=true, is-focused=false, is-focusable=false, is-layout-requested=true, is-selected=false, layout-params=android.widget.LinearLayout$LayoutParams@YYYYYY, tag=null, root-is-layout-requested=false, has-input-connection=false, x=0.0, y=0.0} </text:p>
            <text:p>|</text:p>
            <text:p>+----------&gt;WpkCommonTextView{id=2131367804, res-name=tv_info_bottom, visibility=GONE, width=0, height=0, has-focus=false, has-focusable=false, has-window-focus=true, is-clickable=false, is-enabled=true, is-focused=false, is-focusable=false, is-layout-requested=true, is-selected=false, layout-params=android.widget.RelativeLayout$LayoutParams@YYYYYY, tag=null, root-is-layout-requested=false, has-input-connection=false, x=0.0, y=0.0, text=, input-type=0, ime-target=false, has-links=false} </text:p>
            <text:p>|</text:p>
            <text:p>+---------&gt;WpkCommonTextView{id=2131367805, res-name=tv_info_right, visibility=VISIBLE, width=675, height=53, has-focus=false, has-focusable=false, has-window-focus=true, is-clickable=false, is-enabled=true, is-focused=false, is-focusable=false, is-layout-requested=false, is-selected=false, layout-params=android.widget.LinearLayout$LayoutParams@YYYYYY, tag=null, root-is-layout-requested=false, has-input-connection=false, x=261.0, y=69.0, text=, input-type=0, ime-target=false, has-links=false} </text:p>
            <text:p>|</text:p>
            <text:p>+---------&gt;WpkSwitchButton{id=2131367124, res-name=toggle, visibility=GONE, width=0, height=0, has-focus=false, has-focusable=false, has-window-focus=true, is-clickable=true, is-enabled=true, is-focused=false, is-focusable=true, is-layout-requested=true, is-selected=false, layout-params=android.widget.LinearLayout$LayoutParams@YYYYYY, tag=null, root-is-layout-requested=false, has-input-connection=false, x=0.0, y=0.0, text=, input-type=0, ime-target=false, has-links=false, is-checked=false} </text:p>
            <text:p>|</text:p>
            <text:p>+---------&gt;WpkTextButton{id=2131369138, res-name=wtb_button, visibility=GONE, width=0, height=0, has-focus=false, has-focusable=false, has-window-focus=true, is-clickable=false, is-enabled=true, is-focused=false, is-focusable=false, is-layout-requested=true, is-selected=false, layout-params=android.widget.LinearLayout$LayoutParams@YYYYYY, tag=null, root-is-layout-requested=false, has-input-connection=false, x=0.0, y=0.0, text=, input-type=0, ime-target=false, has-links=false} </text:p>
            <text:p>|</text:p>
            <text:p>+---------&gt;WpkSvgImageView{id=2131364628, res-name=iv_right, visibility=GONE, width=0, height=0, has-focus=false, has-focusable=false, has-window-focus=true, is-clickable=false, is-enabled=true, is-focused=false, is-focusable=false, is-layout-requested=true, is-selected=false, layout-params=android.widget.LinearLayout$LayoutParams@YYYYYY, tag=null, root-is-layout-requested=false, has-input-connection=false, x=0.0, y=0.0} </text:p>
            <text:p>|</text:p>
            <text:p>+---------&gt;WpkSvgImageView{id=2131364237, res-name=iv_arrow, visibility=VISIBLE, width=72, height=48, has-focus=false, has-focusable=false, has-window-focus=true, is-clickable=false, is-enabled=true, is-focused=false, is-focusable=false, is-layout-requested=false, is-selected=false, layout-params=android.widget.LinearLayout$LayoutParams@YYYYYY, tag=null, root-is-layout-requested=false, has-input-connection=false, x=960.0, y=72.0} </text:p>
            <text:p>|</text:p>
            <text:p>+--------&gt;View{id=2131368774, res-name=view_disable, visibility=GONE, width=0, height=0, has-focus=false, has-focusable=false, has-window-focus=true, is-clickable=false, is-enabled=true, is-focused=false, is-focusable=false, is-layout-requested=true, is-selected=false, layout-params=android.widget.FrameLayout$LayoutParams@YYYYYY, tag=null, root-is-layout-requested=false, has-input-connection=false, x=0.0, y=0.0} </text:p>
            <text:p>|</text:p>
            <text:p>+------&gt;WpkListItemLayout{id=2131364083, res-name=item_brightness, visibility=VISIBLE, width=1080, height=192, has-focus=false, has-focusable=true, has-window-focus=true, is-clickable=true, is-enabled=true, is-focused=false, is-focusable=true, is-layout-requested=false, is-selected=false, layout-params=android.widget.LinearLayout$LayoutParams@YYYYYY, tag=null, root-is-layout-requested=false, has-input-connection=false, x=0.0, y=1004.0, child-count=1} </text:p>
            <text:p>|</text:p>
            <text:p>+-------&gt;FrameLayout{id=-1, visibility=VISIBLE, width=1080, height=192, has-focus=false, has-focusable=false, has-window-focus=true, is-clickable=false, is-enabled=true, is-focused=false, is-focusable=false, is-layout-requested=false, is-selected=false, layout-params=android.widget.RelativeLayout$LayoutParams@YYYYYY, tag=null, root-is-layout-requested=false, has-input-connection=false, x=0.0, y=0.0, child-count=3} </text:p>
            <text:p>|</text:p>
            <text:p>+--------&gt;View{id=2131368775, res-name=view_divider, visibility=VISIBLE, width=1080, height=192, has-focus=false, has-focusable=false, has-window-focus=true, is-clickable=false, is-enabled=true, is-focused=false, is-focusable=false, is-layout-requested=false, is-selected=false, layout-params=android.widget.FrameLayout$LayoutParams@YYYYYY, tag=null, root-is-layout-requested=false, has-input-connection=false, x=0.0, y=0.0} </text:p>
            <text:p>|</text:p>
            <text:p>+--------&gt;LinearLayout{id=2131365106, res-name=ll_parent, visibility=VISIBLE, width=1080, height=192, has-focus=false, has-focusable=false, has-window-focus=true, is-clickable=false, is-enabled=true, is-focused=false, is-focusable=false, is-layout-requested=false, is-selected=false, layout-params=android.widget.FrameLayout$LayoutParams@YYYYYY, tag=null, root-is-layout-requested=false, has-input-connection=false, x=0.0, y=0.0, child-count=8} </text:p>
            <text:p>|</text:p>
            <text:p>+---------&gt;WpkSvgImageView{id=2131364469, res-name=iv_icon1, visibility=GONE, width=0, height=0, has-focus=false, has-focusable=false, has-window-focus=true, is-clickable=false, is-enabled=true, is-focused=false, is-focusable=false, is-layout-requested=true, is-selected=false, layout-params=android.widget.LinearLayout$LayoutParams@YYYYYY, tag=null, root-is-layout-requested=false, has-input-connection=false, x=0.0, y=0.0} </text:p>
            <text:p>|</text:p>
            <text:p>+---------&gt;WpkSvgImageView{id=2131364470, res-name=iv_icon2, visibility=GONE, width=0, height=0, has-focus=false, has-focusable=false, has-window-focus=true, is-clickable=false, is-enabled=true, is-focused=false, is-focusable=false, is-layout-requested=true, is-selected=false, layout-params=android.widget.LinearLayout$LayoutParams@YYYYYY, tag=null, root-is-layout-requested=false, has-input-connection=false, x=0.0, y=0.0} </text:p>
            <text:p>|</text:p>
            <text:p>+---------&gt;RelativeLayout{id=2131366179, res-name=rl_left, visibility=VISIBLE, width=338, height=60, has-focus=false, has-focusable=false, has-window-focus=true, is-clickable=false, is-enabled=true, is-focused=false, is-focusable=false, is-layout-requested=false, is-selected=false, layout-params=android.widget.LinearLayout$LayoutParams@YYYYYY, tag=null, root-is-layout-requested=false, has-input-connection=false, x=60.0, y=66.0, child-count=2} </text:p>
            <text:p>|</text:p>
            <text:p>+----------&gt;LinearLayout{id=2131365177, res-name=ll_title_left, visibility=VISIBLE, width=338, height=60, has-focus=false, has-focusable=false, has-window-focus=true, is-clickable=false, is-enabled=true, is-focused=false, is-focusable=false, is-layout-requested=false, is-selected=false, layout-params=android.widget.RelativeLayout$LayoutParams@YYYYYY, tag=null, root-is-layout-requested=false, has-input-connection=false, x=0.0, y=0.0, child-count=3} </text:p>
            <text:p>|</text:p>
            <text:p>+-----------&gt;WpkCommonTextView{id=2131368368, res-name=tv_title_left, visibility=VISIBLE, width=338, height=60, has-focus=false, has-focusable=false, has-window-focus=true, is-clickable=false, is-enabled=true, is-focused=false, is-focusable=false, is-layout-requested=false, is-selected=false, layout-params=android.widget.LinearLayout$LayoutParams@YYYYYY, tag=null, root-is-layout-requested=false, has-input-connection=false, x=0.0, y=0.0, text=Dusk-to-dawn, input-type=0, ime-target=false, has-links=false} </text:p>
            <text:p>|</text:p>
            <text:p>+-----------&gt;WpkTextButton{id=2131368795, res-name=view_red_dot, visibility=GONE, width=0, height=0, has-focus=false, has-focusable=false, has-window-focus=true, is-clickable=false, is-enabled=true, is-focused=false, is-focusable=false, is-layout-requested=true, is-selected=false, layout-params=android.widget.LinearLayout$LayoutParams@YYYYYY, tag=null, root-is-layout-requested=false, has-input-connection=false, x=0.0, y=0.0, text=, input-type=0, ime-target=false, has-links=false} </text:p>
            <text:p>|</text:p>
            <text:p>+-----------&gt;WpkSvgImageView{id=2131364400, res-name=iv_explain, visibility=GONE, width=0, height=0, has-focus=false, has-focusable=false, has-window-focus=true, is-clickable=false, is-enabled=true, is-focused=false, is-focusable=false, is-layout-requested=true, is-selected=false, layout-params=android.widget.LinearLayout$LayoutParams@YYYYYY, tag=null, root-is-layout-requested=false, has-input-connection=false, x=0.0, y=0.0} </text:p>
            <text:p>|</text:p>
            <text:p>+----------&gt;WpkCommonTextView{id=2131367804, res-name=tv_info_bottom, visibility=GONE, width=0, height=0, has-focus=false, has-focusable=false, has-window-focus=true, is-clickable=false, is-enabled=true, is-focused=false, is-focusable=false, is-layout-requested=true, is-selected=false, layout-params=android.widget.RelativeLayout$LayoutParams@YYYYYY, tag=null, root-is-layout-requested=false, has-input-connection=false, x=0.0, y=0.0, text=, input-type=0, ime-target=false, has-links=false} </text:p>
            <text:p>|</text:p>
            <text:p>+---------&gt;WpkCommonTextView{id=2131367805, res-name=tv_info_right, visibility=VISIBLE, width=508, height=53, has-focus=false, has-focusable=false, has-window-focus=true, is-clickable=false, is-enabled=true, is-focused=false, is-focusable=false, is-layout-requested=false, is-selected=false, layout-params=android.widget.LinearLayout$LayoutParams@YYYYYY, tag=null, root-is-layout-requested=false, has-input-connection=false, x=428.0, y=69.0, text=, input-type=0, ime-target=false, has-links=false} </text:p>
            <text:p>|</text:p>
            <text:p>+---------&gt;WpkSwitchButton{id=2131367124, res-name=toggle, visibility=GONE, width=0, height=0, has-focus=false, has-focusable=false, has-window-focus=true, is-clickable=true, is-enabled=true, is-focused=false, is-focusable=true, is-layout-requested=true, is-selected=false, layout-params=android.widget.LinearLayout$LayoutParams@YYYYYY, tag=null, root-is-layout-requested=false, has-input-connection=false, x=0.0, y=0.0, text=, input-type=0, ime-target=false, has-links=false, is-checked=false} </text:p>
            <text:p>|</text:p>
            <text:p>+---------&gt;WpkTextButton{id=2131369138, res-name=wtb_button, visibility=GONE, width=0, height=0, has-focus=false, has-focusable=false, has-window-focus=true, is-clickable=false, is-enabled=true, is-focused=false, is-focusable=false, is-layout-requested=true, is-selected=false, layout-params=android.widget.LinearLayout$LayoutParams@YYYYYY, tag=null, root-is-layout-requested=false, has-input-connection=false, x=0.0, y=0.0, text=, input-type=0, ime-target=false, has-links=false} </text:p>
            <text:p>|</text:p>
            <text:p>+---------&gt;WpkSvgImageView{id=2131364628, res-name=iv_right, visibility=GONE, width=0, height=0, has-focus=false, has-focusable=false, has-window-focus=true, is-clickable=false, is-enabled=true, is-focused=false, is-focusable=false, is-layout-requested=true, is-selected=false, layout-params=android.widget.LinearLayout$LayoutParams@YYYYYY, tag=null, root-is-layout-requested=false, has-input-connection=false, x=0.0, y=0.0} </text:p>
            <text:p>|</text:p>
            <text:p>+---------&gt;WpkSvgImageView{id=2131364237, res-name=iv_arrow, visibility=VISIBLE, width=72, height=48, has-focus=false, has-focusable=false, has-window-focus=true, is-clickable=false, is-enabled=true, is-focused=false, is-focusable=false, is-layout-requested=false, is-selected=false, layout-params=android.widget.LinearLayout$LayoutParams@YYYYYY, tag=null, root-is-layout-requested=false, has-input-connection=false, x=960.0, y=72.0} </text:p>
            <text:p>|</text:p>
            <text:p>+--------&gt;View{id=2131368774, res-name=view_disable, visibility=GONE, width=0, height=0, has-focus=false, has-focusable=false, has-window-focus=true, is-clickable=false, is-enabled=true, is-focused=false, is-focusable=false, is-layout-requested=true, is-selected=false, layout-params=android.widget.FrameLayout$LayoutParams@YYYYYY, tag=null, root-is-layout-requested=false, has-input-connection=false, x=0.0, y=0.0} </text:p>
            <text:p>|</text:p>
            <text:p>+------&gt;WpkListItemLayout{id=2131364144, res-name=item_schedule, visibility=VISIBLE, width=1080, height=192, has-focus=false, has-focusable=true, has-window-focus=true, is-clickable=true, is-enabled=true, is-focused=false, is-focusable=true, is-layout-requested=false, is-selected=false, layout-params=android.widget.LinearLayout$LayoutParams@YYYYYY, tag=null, root-is-layout-requested=false, has-input-connection=false, x=0.0, y=1256.0, child-count=1} </text:p>
            <text:p>|</text:p>
            <text:p>+-------&gt;FrameLayout{id=-1, visibility=VISIBLE, width=1080, height=192, has-focus=false, has-focusable=false, has-window-focus=true, is-clickable=false, is-enabled=true, is-focused=false, is-focusable=false, is-layout-requested=false, is-selected=false, layout-params=android.widget.RelativeLayout$LayoutParams@YYYYYY, tag=null, root-is-layout-requested=false, has-input-connection=false, x=0.0, y=0.0, child-count=3} </text:p>
            <text:p>|</text:p>
            <text:p>+--------&gt;View{id=2131368775, res-name=view_divider, visibility=VISIBLE, width=1080, height=192, has-focus=false, has-focusable=false, has-window-focus=true, is-clickable=false, is-enabled=true, is-focused=false, is-focusable=false, is-layout-requested=false, is-selected=false, layout-params=android.widget.FrameLayout$LayoutParams@YYYYYY, tag=null, root-is-layout-requested=false, has-input-connection=false, x=0.0, y=0.0} </text:p>
            <text:p>|</text:p>
            <text:p>+--------&gt;LinearLayout{id=2131365106, res-name=ll_parent, visibility=VISIBLE, width=1080, height=192, has-focus=false, has-focusable=false, has-window-focus=true, is-clickable=false, is-enabled=true, is-focused=false, is-focusable=false, is-layout-requested=false, is-selected=false, layout-params=android.widget.FrameLayout$LayoutParams@YYYYYY, tag=null, root-is-layout-requested=false, has-input-connection=false, x=0.0, y=0.0, child-count=8} </text:p>
            <text:p>|</text:p>
            <text:p>+---------&gt;WpkSvgImageView{id=2131364469, res-name=iv_icon1, visibility=GONE, width=0, height=0, has-focus=false, has-focusable=false, has-window-focus=true, is-clickable=false, is-enabled=true, is-focused=false, is-focusable=false, is-layout-requested=true, is-selected=false, layout-params=android.widget.LinearLayout$LayoutParams@YYYYYY, tag=null, root-is-layout-requested=false, has-input-connection=false, x=0.0, y=0.0} </text:p>
            <text:p>|</text:p>
            <text:p>+---------&gt;WpkSvgImageView{id=2131364470, res-name=iv_icon2, visibility=GONE, width=0, height=0, has-focus=false, has-focusable=false, has-window-focus=true, is-clickable=false, is-enabled=true, is-focused=false, is-focusable=false, is-layout-requested=true, is-selected=false, layout-params=android.widget.LinearLayout$LayoutParams@YYYYYY, tag=null, root-is-layout-requested=false, has-input-connection=false, x=0.0, y=0.0} </text:p>
            <text:p>|</text:p>
            <text:p>+---------&gt;RelativeLayout{id=2131366179, res-name=rl_left, visibility=VISIBLE, width=130, height=60, has-focus=false, has-focusable=false, has-window-focus=true, is-clickable=false, is-enabled=true, is-focused=false, is-focusable=false, is-layout-requested=false, is-selected=false, layout-params=android.widget.LinearLayout$LayoutParams@YYYYYY, tag=null, root-is-layout-requested=false, has-input-connection=false, x=60.0, y=66.0, child-count=2} </text:p>
            <text:p>|</text:p>
            <text:p>+----------&gt;LinearLayout{id=2131365177, res-name=ll_title_left, visibility=VISIBLE, width=130, height=60, has-focus=false, has-focusable=false, has-window-focus=true, is-clickable=false, is-enabled=true, is-focused=false, is-focusable=false, is-layout-requested=false, is-selected=false, layout-params=android.widget.RelativeLayout$LayoutParams@YYYYYY, tag=null, root-is-layout-requested=false, has-input-connection=false, x=0.0, y=0.0, child-count=3} </text:p>
            <text:p>|</text:p>
            <text:p>+-----------&gt;WpkCommonTextView{id=2131368368, res-name=tv_title_left, visibility=VISIBLE, width=130, height=60, has-focus=false, has-focusable=false, has-window-focus=true, is-clickable=false, is-enabled=true, is-focused=false, is-focusable=false, is-layout-requested=false, is-selected=false, layout-params=android.widget.LinearLayout$LayoutParams@YYYYYY, tag=null, root-is-layout-requested=false, has-input-connection=false, x=0.0, y=0.0, text=Rules, input-type=0, ime-target=false, has-links=false} </text:p>
            <text:p>|</text:p>
            <text:p>+-----------&gt;WpkTextButton{id=2131368795, res-name=view_red_dot, visibility=GONE, width=0, height=0, has-focus=false, has-focusable=false, has-window-focus=true, is-clickable=false, is-enabled=true, is-focused=false, is-focusable=false, is-layout-requested=true, is-selected=false, layout-params=android.widget.LinearLayout$LayoutParams@YYYYYY, tag=null, root-is-layout-requested=false, has-input-connection=false, x=0.0, y=0.0, text=, input-type=0, ime-target=false, has-links=false} </text:p>
            <text:p>|</text:p>
            <text:p>+-----------&gt;WpkSvgImageView{id=2131364400, res-name=iv_explain, visibility=GONE, width=0, height=0, has-focus=false, has-focusable=false, has-window-focus=true, is-clickable=false, is-enabled=true, is-focused=false, is-focusable=false, is-layout-requested=true, is-selected=false, layout-params=android.widget.LinearLayout$LayoutParams@YYYYYY, tag=null, root-is-layout-requested=false, has-input-connection=false, x=0.0, y=0.0} </text:p>
            <text:p>|</text:p>
            <text:p>+----------&gt;WpkCommonTextView{id=2131367804, res-name=tv_info_bottom, visibility=GONE, width=0, height=0, has-focus=false, has-focusable=false, has-window-focus=true, is-clickable=false, is-enabled=true, is-focused=false, is-focusable=false, is-layout-requested=true, is-selected=false, layout-params=android.widget.RelativeLayout$LayoutParams@YYYYYY, tag=null, root-is-layout-requested=false, has-input-connection=false, x=0.0, y=0.0, text=, input-type=0, ime-target=false, has-links=false} </text:p>
            <text:p>|</text:p>
            <text:p>+---------&gt;WpkCommonTextView{id=2131367805, res-name=tv_info_right, visibility=VISIBLE, width=716, height=53, has-focus=false, has-focusable=false, has-window-focus=true, is-clickable=false, is-enabled=true, is-focused=false, is-focusable=false, is-layout-requested=false, is-selected=false, layout-params=android.widget.LinearLayout$LayoutParams@YYYYYY, tag=null, root-is-layout-requested=false, has-input-connection=false, x=220.0, y=69.0, text=, input-type=0, ime-target=false, has-links=false} </text:p>
            <text:p>|</text:p>
            <text:p>+---------&gt;WpkSwitchButton{id=2131367124, res-name=toggle, visibility=GONE, width=0, height=0, has-focus=false, has-focusable=false, has-window-focus=true, is-clickable=true, is-enabled=true, is-focused=false, is-focusable=true, is-layout-requested=true, is-selected=false, layout-params=android.widget.LinearLayout$LayoutParams@YYYYYY, tag=null, root-is-layout-requested=false, has-input-connection=false, x=0.0, y=0.0, text=, input-type=0, ime-target=false, has-links=false, is-checked=false} </text:p>
            <text:p>|</text:p>
            <text:p>+---------&gt;WpkTextButton{id=2131369138, res-name=wtb_button, visibility=GONE, width=0, height=0, has-focus=false, has-focusable=false, has-window-focus=true, is-clickable=false, is-enabled=true, is-focused=false, is-focusable=false, is-layout-requested=true, is-selected=false, layout-params=android.widget.LinearLayout$LayoutParams@YYYYYY, tag=null, root-is-layout-requested=false, has-input-connection=false, x=0.0, y=0.0, text=, input-type=0, ime-target=false, has-links=false} </text:p>
            <text:p>|</text:p>
            <text:p>+---------&gt;WpkSvgImageView{id=2131364628, res-name=iv_right, visibility=GONE, width=0, height=0, has-focus=false, has-focusable=false, has-window-focus=true, is-clickable=false, is-enabled=true, is-focused=false, is-focusable=false, is-layout-requested=true, is-selected=false, layout-params=android.widget.LinearLayout$LayoutParams@YYYYYY, tag=null, root-is-layout-requested=false, has-input-connection=false, x=0.0, y=0.0} </text:p>
            <text:p>|</text:p>
            <text:p>+---------&gt;WpkSvgImageView{id=2131364237, res-name=iv_arrow, visibility=VISIBLE, width=72, height=48, has-focus=false, has-focusable=false, has-window-focus=true, is-clickable=false, is-enabled=true, is-focused=false, is-focusable=false, is-layout-requested=false, is-selected=false, layout-params=android.widget.LinearLayout$LayoutParams@YYYYYY, tag=null, root-is-layout-requested=false, has-input-connection=false, x=960.0, y=72.0} </text:p>
            <text:p>|</text:p>
            <text:p>+--------&gt;View{id=2131368774, res-name=view_disable, visibility=GONE, width=0, height=0, has-focus=false, has-focusable=false, has-window-focus=true, is-clickable=false, is-enabled=true, is-focused=false, is-focusable=false, is-layout-requested=true, is-selected=false, layout-params=android.widget.FrameLayout$LayoutParams@YYYYYY, tag=null, root-is-layout-requested=false, has-input-connection=false, x=0.0, y=0.0} </text:p>
            <text:p>|</text:p>
            <text:p>+------&gt;WpkListItemLayout{id=2131364092, res-name=item_device_info, visibility=VISIBLE, width=1080, height=192, has-focus=false, has-focusable=true, has-window-focus=true, is-clickable=true, is-enabled=true, is-focused=false, is-focusable=true, is-layout-requested=false, is-selected=false, layout-params=android.widget.LinearLayout$LayoutParams@YYYYYY, tag=null, root-is-layout-requested=false, has-input-connection=false, x=0.0, y=1448.0, child-count=1} </text:p>
            <text:p>|</text:p>
            <text:p>+-------&gt;FrameLayout{id=-1, visibility=VISIBLE, width=1080, height=192, has-focus=false, has-focusable=false, has-window-focus=true, is-clickable=false, is-enabled=true, is-focused=false, is-focusable=false, is-layout-requested=false, is-selected=false, layout-params=android.widget.RelativeLayout$LayoutParams@YYYYYY, tag=null, root-is-layout-requested=false, has-input-connection=false, x=0.0, y=0.0, child-count=3} </text:p>
            <text:p>|</text:p>
            <text:p>+--------&gt;View{id=2131368775, res-name=view_divider, visibility=VISIBLE, width=1080, height=192, has-focus=false, has-focusable=false, has-window-focus=true, is-clickable=false, is-enabled=true, is-focused=false, is-focusable=false, is-layout-requested=false, is-selected=false, layout-params=android.widget.FrameLayout$LayoutParams@YYYYYY, tag=null, root-is-layout-requested=false, has-input-connection=false, x=0.0, y=0.0} </text:p>
            <text:p>|</text:p>
            <text:p>+--------&gt;LinearLayout{id=2131365106, res-name=ll_parent, visibility=VISIBLE, width=1080, height=192, has-focus=false, has-focusable=false, has-window-focus=true, is-clickable=false, is-enabled=true, is-focused=false, is-focusable=false, is-layout-requested=false, is-selected=false, layout-params=android.widget.FrameLayout$LayoutParams@YYYYYY, tag=null, root-is-layout-requested=false, has-input-connection=false, x=0.0, y=0.0, child-count=8} </text:p>
            <text:p>|</text:p>
            <text:p>+---------&gt;WpkSvgImageView{id=2131364469, res-name=iv_icon1, visibility=GONE, width=0, height=0, has-focus=false, has-focusable=false, has-window-focus=true, is-clickable=false, is-enabled=true, is-focused=false, is-focusable=false, is-layout-requested=true, is-selected=false, layout-params=android.widget.LinearLayout$LayoutParams@YYYYYY, tag=null, root-is-layout-requested=false, has-input-connection=false, x=0.0, y=0.0} </text:p>
            <text:p>|</text:p>
            <text:p>+---------&gt;WpkSvgImageView{id=2131364470, res-name=iv_icon2, visibility=GONE, width=0, height=0, has-focus=false, has-focusable=false, has-window-focus=true, is-clickable=false, is-enabled=true, is-focused=false, is-focusable=false, is-layout-requested=true, is-selected=false, layout-params=android.widget.LinearLayout$LayoutParams@YYYYYY, tag=null, root-is-layout-requested=false, has-input-connection=false, x=0.0, y=0.0} </text:p>
            <text:p>|</text:p>
            <text:p>+---------&gt;RelativeLayout{id=2131366179, res-name=rl_left, visibility=VISIBLE, width=266, height=60, has-focus=false, has-focusable=false, has-window-focus=true, is-clickable=false, is-enabled=true, is-focused=false, is-focusable=false, is-layout-requested=false, is-selected=false, layout-params=android.widget.LinearLayout$LayoutParams@YYYYYY, tag=null, root-is-layout-requested=false, has-input-connection=false, x=60.0, y=66.0, child-count=2} </text:p>
            <text:p>|</text:p>
            <text:p>+----------&gt;LinearLayout{id=2131365177, res-name=ll_title_left, visibility=VISIBLE, width=266, height=60, has-focus=false, has-focusable=false, has-window-focus=true, is-clickable=false, is-enabled=true, is-focused=false, is-focusable=false, is-layout-requested=false, is-selected=false, layout-params=android.widget.RelativeLayout$LayoutParams@YYYYYY, tag=null, root-is-layout-requested=false, has-input-connection=false, x=0.0, y=0.0, child-count=3} </text:p>
            <text:p>|</text:p>
            <text:p>+-----------&gt;WpkCommonTextView{id=2131368368, res-name=tv_title_left, visibility=VISIBLE, width=266, height=60, has-focus=false, has-focusable=false, has-window-focus=true, is-clickable=false, is-enabled=true, is-focused=false, is-focusable=false, is-layout-requested=false, is-selected=false, layout-params=android.widget.LinearLayout$LayoutParams@YYYYYY, tag=null, root-is-layout-requested=false, has-input-connection=false, x=0.0, y=0.0, text=Device info, input-type=0, ime-target=false, has-links=false} </text:p>
            <text:p>|</text:p>
            <text:p>+-----------&gt;WpkTextButton{id=2131368795, res-name=view_red_dot, visibility=GONE, width=0, height=0, has-focus=false, has-focusable=false, has-window-focus=true, is-clickable=false, is-enabled=true, is-focused=false, is-focusable=false, is-layout-requested=true, is-selected=false, layout-params=android.widget.LinearLayout$LayoutParams@YYYYYY, tag=null, root-is-layout-requested=false, has-input-connection=false, x=0.0, y=0.0, text=, input-type=0, ime-target=false, has-links=false} </text:p>
            <text:p>|</text:p>
            <text:p>+-----------&gt;WpkSvgImageView{id=2131364400, res-name=iv_explain, visibility=GONE, width=0, height=0, has-focus=false, has-focusable=false, has-window-focus=true, is-clickable=false, is-enabled=true, is-focused=false, is-focusable=false, is-layout-requested=true, is-selected=false, layout-params=android.widget.LinearLayout$LayoutParams@YYYYYY, tag=null, root-is-layout-requested=false, has-input-connection=false, x=0.0, y=0.0} </text:p>
            <text:p>|</text:p>
            <text:p>+----------&gt;WpkCommonTextView{id=2131367804, res-name=tv_info_bottom, visibility=GONE, width=0, height=0, has-focus=false, has-focusable=false, has-window-focus=true, is-clickable=false, is-enabled=true, is-focused=false, is-focusable=false, is-layout-requested=true, is-selected=false, layout-params=android.widget.RelativeLayout$LayoutParams@YYYYYY, tag=null, root-is-layout-requested=false, has-input-connection=false, x=0.0, y=0.0, text=, input-type=0, ime-target=false, has-links=false} </text:p>
            <text:p>|</text:p>
            <text:p>+---------&gt;WpkCommonTextView{id=2131367805, res-name=tv_info_right, visibility=VISIBLE, width=580, height=53, has-focus=false, has-focusable=false, has-window-focus=true, is-clickable=false, is-enabled=true, is-focused=false, is-focusable=false, is-layout-requested=false, is-selected=false, layout-params=android.widget.LinearLayout$LayoutParams@YYYYYY, tag=null, root-is-layout-requested=false, has-input-connection=false, x=356.0, y=69.0, text=, input-type=0, ime-target=false, has-links=false} </text:p>
            <text:p>|</text:p>
            <text:p>+---------&gt;WpkSwitchButton{id=2131367124, res-name=toggle, visibility=GONE, width=0, height=0, has-focus=false, has-focusable=false, has-window-focus=true, is-clickable=true, is-enabled=true, is-focused=false, is-focusable=true, is-layout-requested=true, is-selected=false, layout-params=android.widget.LinearLayout$LayoutParams@YYYYYY, tag=null, root-is-layout-requested=false, has-input-connection=false, x=0.0, y=0.0, text=, input-type=0, ime-target=false, has-links=false, is-checked=false} </text:p>
            <text:p>|</text:p>
            <text:p>+---------&gt;WpkTextButton{id=2131369138, res-name=wtb_button, visibility=GONE, width=0, height=0, has-focus=false, has-focusable=false, has-window-focus=true, is-clickable=false, is-enabled=true, is-focused=false, is-focusable=false, is-layout-requested=true, is-selected=false, layout-params=android.widget.LinearLayout$LayoutParams@YYYYYY, tag=null, root-is-layout-requested=false, has-input-connection=false, x=0.0, y=0.0, text=, input-type=0, ime-target=false, has-links=false} </text:p>
            <text:p>|</text:p>
            <text:p>+---------&gt;WpkSvgImageView{id=2131364628, res-name=iv_right, visibility=GONE, width=0, height=0, has-focus=false, has-focusable=false, has-window-focus=true, is-clickable=false, is-enabled=true, is-focused=false, is-focusable=false, is-layout-requested=true, is-selected=false, layout-params=android.widget.LinearLayout$LayoutParams@YYYYYY, tag=null, root-is-layout-requested=false, has-input-connection=false, x=0.0, y=0.0} </text:p>
            <text:p>|</text:p>
            <text:p>+---------&gt;WpkSvgImageView{id=2131364237, res-name=iv_arrow, visibility=VISIBLE, width=72, height=48, has-focus=false, has-focusable=false, has-window-focus=true, is-clickable=false, is-enabled=true, is-focused=false, is-focusable=false, is-layout-requested=false, is-selected=false, layout-params=android.widget.LinearLayout$LayoutParams@YYYYYY, tag=null, root-is-layout-requested=false, has-input-connection=false, x=960.0, y=72.0} </text:p>
            <text:p>|</text:p>
            <text:p>+--------&gt;View{id=2131368774, res-name=view_disable, visibility=GONE, width=0, height=0, has-focus=false, has-focusable=false, has-window-focus=true, is-clickable=false, is-enabled=true, is-focused=false, is-focusable=false, is-layout-requested=true, is-selected=false, layout-params=android.widget.FrameLayout$LayoutParams@YYYYYY, tag=null, root-is-layout-requested=false, has-input-connection=false, x=0.0, y=0.0} </text:p>
            <text:p>|</text:p>
            <text:p>+------&gt;WpkListItemLayout{id=2131364183, res-name=item_wyze_support, visibility=VISIBLE, width=1080, height=192, has-focus=false, has-focusable=true, has-window-focus=true, is-clickable=true, is-enabled=true, is-focused=false, is-focusable=true, is-layout-requested=false, is-selected=false, layout-params=android.widget.LinearLayout$LayoutParams@YYYYYY, tag=null, root-is-layout-requested=false, has-input-connection=false, x=0.0, y=1640.0, child-count=1} </text:p>
            <text:p>|</text:p>
            <text:p>+-------&gt;FrameLayout{id=-1, visibility=VISIBLE, width=1080, height=192, has-focus=false, has-focusable=false, has-window-focus=true, is-clickable=false, is-enabled=true, is-focused=false, is-focusable=false, is-layout-requested=false, is-selected=false, layout-params=android.widget.RelativeLayout$LayoutParams@YYYYYY, tag=null, root-is-layout-requested=false, has-input-connection=false, x=0.0, y=0.0, child-count=3} </text:p>
            <text:p>|</text:p>
            <text:p>+--------&gt;View{id=2131368775, res-name=view_divider, visibility=VISIBLE, width=1080, height=192, has-focus=false, has-focusable=false, has-window-focus=true, is-clickable=false, is-enabled=true, is-focused=false, is-focusable=false, is-layout-requested=false, is-selected=false, layout-params=android.widget.FrameLayout$LayoutParams@YYYYYY, tag=null, root-is-layout-requested=false, has-input-connection=false, x=0.0, y=0.0} </text:p>
            <text:p>|</text:p>
            <text:p>+--------&gt;LinearLayout{id=2131365106, res-name=ll_parent, visibility=VISIBLE, width=1080, height=192, has-focus=false, has-focusable=false, has-window-focus=true, is-clickable=false, is-enabled=true, is-focused=false, is-focusable=false, is-layout-requested=false, is-selected=false, layout-params=android.widget.FrameLayout$LayoutParams@YYYYYY, tag=null, root-is-layout-requested=false, has-input-connection=false, x=0.0, y=0.0, child-count=8} </text:p>
            <text:p>|</text:p>
            <text:p>+---------&gt;WpkSvgImageView{id=2131364469, res-name=iv_icon1, visibility=GONE, width=0, height=0, has-focus=false, has-focusable=false, has-window-focus=true, is-clickable=false, is-enabled=true, is-focused=false, is-focusable=false, is-layout-requested=true, is-selected=false, layout-params=android.widget.LinearLayout$LayoutParams@YYYYYY, tag=null, root-is-layout-requested=false, has-input-connection=false, x=0.0, y=0.0} </text:p>
            <text:p>|</text:p>
            <text:p>+---------&gt;WpkSvgImageView{id=2131364470, res-name=iv_icon2, visibility=GONE, width=0, height=0, has-focus=false, has-focusable=false, has-window-focus=true, is-clickable=false, is-enabled=true, is-focused=false, is-focusable=false, is-layout-requested=true, is-selected=false, layout-params=android.widget.LinearLayout$LayoutParams@YYYYYY, tag=null, root-is-layout-requested=false, has-input-connection=false, x=0.0, y=0.0} </text:p>
            <text:p>|</text:p>
            <text:p>+---------&gt;RelativeLayout{id=2131366179, res-name=rl_left, visibility=VISIBLE, width=324, height=60, has-focus=false, has-focusable=false, has-window-focus=true, is-clickable=false, is-enabled=true, is-focused=false, is-focusable=false, is-layout-requested=false, is-selected=false, layout-params=android.widget.LinearLayout$LayoutParams@YYYYYY, tag=null, root-is-layout-requested=false, has-input-connection=false, x=60.0, y=66.0, child-count=2} </text:p>
            <text:p>|</text:p>
            <text:p>+----------&gt;LinearLayout{id=2131365177, res-name=ll_title_left, visibility=VISIBLE, width=324, height=60, has-focus=false, has-focusable=false, has-window-focus=true, is-clickable=false, is-enabled=true, is-focused=false, is-focusable=false, is-layout-requested=false, is-selected=false, layout-params=android.widget.RelativeLayout$LayoutParams@YYYYYY, tag=null, root-is-layout-requested=false, has-input-connection=false, x=0.0, y=0.0, child-count=3} </text:p>
            <text:p>|</text:p>
            <text:p>+-----------&gt;WpkCommonTextView{id=2131368368, res-name=tv_title_left, visibility=VISIBLE, width=324, height=60, has-focus=false, has-focusable=false, has-window-focus=true, is-clickable=false, is-enabled=true, is-focused=false, is-focusable=false, is-layout-requested=false, is-selected=false, layout-params=android.widget.LinearLayout$LayoutParams@YYYYYY,  [truncated]</text:p>
            <text:p>at androidx.test.espresso.NoMatchingViewException$Builder.build(NoMatchingViewException.java:5)</text:p>
            <text:p>at androidx.test.espresso.base.DefaultFailureHandler.lambda$getNoMatchingViewExceptionTruncater$0(DefaultFailureHandler.java:5)</text:p>
            <text:p>at androidx.test.espresso.base.DefaultFailureHandler$$ExternalSyntheticLambda1.truncateExceptionMessage(Unknown Source:2)</text:p>
            <text:p>at androidx.test.espresso.base.ViewHierarchyExceptionHandler.handleSafely(ViewHierarchyExceptionHandler.java:5)</text:p>
            <text:p>at androidx.test.espresso.base.ViewHierarchyExceptionHandler.handleSafely(ViewHierarchyExceptionHandler.java:1)</text:p>
            <text:p>at androidx.test.espresso.base.DefaultFailureHandler$TypedFailureHandler.handle(DefaultFailureHandler.java:4)</text:p>
            <text:p>at androidx.test.espresso.base.DefaultFailureHandler.handle(DefaultFailureHandler.java:5)</text:p>
            <text:p>at androidx.test.espresso.ViewInteraction.waitForAndHandleInteractionResults(ViewInteraction.java:8)</text:p>
            <text:p>at androidx.test.espresso.ViewInteraction.check(ViewInteraction.java:12)</text:p>
            <text:p>at com.roku.rokuhome.test.utils.Utilities.isMatcherDisplayed(Utilities.kt:138)</text:p>
            <text:p>at com.roku.rokuhome.test.utils.pageUtils.IndoorPlugOnBoardingUtils.plugSettingsValidation(IndoorPlugOnBoardingUtils.kt:158)</text:p>
            <text:p>at com.roku.rokuhome.test.stepDefs.IndoorPlugOnBoardingStepDefinition.validateDeviceSettings(IndoorPlugOnBoardingStepDefinition.kt:107)</text:p>
            <text:p>at ✽.Validate "Indoor Plug" device settings screen(file:features/indoor-plug-onboarding.feature:34)</text:p>
            <text:p/>
          </table:table-cell>
        </table:table-row>
        <table:table-row table:style-name="ro4">
          <table:table-cell office:value-type="string" calcext:value-type="string">
            <text:p>cucumber.runtime.formatter.JUnitFormatter</text:p>
          </table:table-cell>
          <table:table-cell office:value-type="string" calcext:value-type="string">
            <text:p>Validate location trigger rule save button is disabled</text:p>
          </table:table-cell>
          <table:table-cell office:value-type="string" calcext:value-type="string">
            <text:p>passed</text:p>
          </table:table-cell>
          <table:table-cell office:value-type="float" office:value="35.543154" calcext:value-type="float">
            <text:p>35.543154</text:p>
          </table:table-cell>
          <table:table-cell office:value-type="string" calcext:value-type="string">
            <text:p>Given Home screen displayed to test create "TestLocationTriggerRule" rule...passed</text:p>
            <text:p>When Click on Plus sign.....................................................passed</text:p>
            <text:p>And Click on add rule option................................................passed</text:p>
            <text:p>And Click on location trigger rule option...................................passed</text:p>
            <text:p>Then Location trigger rule save button disabled.............................passed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8">
          <table:table-cell office:value-type="string" calcext:value-type="string">
            <text:p>cucumber.runtime.formatter.JUnitFormatter</text:p>
          </table:table-cell>
          <table:table-cell office:value-type="string" calcext:value-type="string">
            <text:p>Validate location trigger rule save button is disabled if only name is entered</text:p>
          </table:table-cell>
          <table:table-cell office:value-type="string" calcext:value-type="string">
            <text:p>passed</text:p>
          </table:table-cell>
          <table:table-cell office:value-type="float" office:value="36.296017" calcext:value-type="float">
            <text:p>36.296017</text:p>
          </table:table-cell>
          <table:table-cell office:value-type="string" calcext:value-type="string">
            <text:p>Given Home screen displayed to test create "TestLocationTriggerRule" rule...passed</text:p>
            <text:p>When Click on Plus sign.....................................................passed</text:p>
            <text:p>And Click on add rule option................................................passed</text:p>
            <text:p>And Click on location trigger rule option...................................passed</text:p>
            <text:p>And Click on location trigger rule name option..............................passed</text:p>
            <text:p>And Click on location trigger rule name text option.........................passed</text:p>
            <text:p>And Set location trigger rule name as "TestLocationTriggerRule".............passed</text:p>
            <text:p>And Click on location trigger name save button option.......................passed</text:p>
            <text:p>Then Location trigger rule save button disabled.............................passed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3">
          <table:table-cell office:value-type="string" calcext:value-type="string">
            <text:p>cucumber.runtime.formatter.JUnitFormatter</text:p>
          </table:table-cell>
          <table:table-cell office:value-type="string" calcext:value-type="string">
            <text:p>Validate location trigger rule save button is enabled when require values are entered</text:p>
          </table:table-cell>
          <table:table-cell office:value-type="string" calcext:value-type="string">
            <text:p>passed</text:p>
          </table:table-cell>
          <table:table-cell office:value-type="float" office:value="40.263014" calcext:value-type="float">
            <text:p>40.263014</text:p>
          </table:table-cell>
          <table:table-cell office:value-type="string" calcext:value-type="string">
            <text:p>Given Home screen displayed to test create "TestLocationTriggerRule" rule...passed</text:p>
            <text:p>And Click on Plus sign......................................................passed</text:p>
            <text:p>And Click on add rule option................................................passed</text:p>
            <text:p>And Click on location trigger rule option...................................passed</text:p>
            <text:p>And Click on When I Enter option............................................passed</text:p>
            <text:p>And Click on set location option............................................passed</text:p>
            <text:p>And Wait for 2 seconds......................................................passed</text:p>
            <text:p>And Click on current location option........................................passed</text:p>
            <text:p>And Click on set location save button option................................passed</text:p>
            <text:p>And Click on add action.....................................................passed</text:p>
            <text:p>And Add action to mute notification.........................................passed</text:p>
            <text:p>Then Location trigger rule save button enabled..............................passed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9">
          <table:table-cell office:value-type="string" calcext:value-type="string">
            <text:p>cucumber.runtime.formatter.JUnitFormatter</text:p>
          </table:table-cell>
          <table:table-cell office:value-type="string" calcext:value-type="string">
            <text:p>Validate cancel create "When I enter" location trigger rule with Time flag is Off</text:p>
          </table:table-cell>
          <table:table-cell office:value-type="string" calcext:value-type="string">
            <text:p>passed</text:p>
          </table:table-cell>
          <table:table-cell office:value-type="float" office:value="51.750214" calcext:value-type="float">
            <text:p>51.750214</text:p>
          </table:table-cell>
          <table:table-cell office:value-type="string" calcext:value-type="string">
            <text:p>Given Home screen displayed to test create "TestLocationTriggerRule" rule...passed</text:p>
            <text:p>When Click on Plus sign.....................................................passed</text:p>
            <text:p>And Click on add rule option................................................passed</text:p>
            <text:p>And Click on location trigger rule option...................................passed</text:p>
            <text:p>And Click on location trigger rule name option..............................passed</text:p>
            <text:p>And Click on location trigger rule name text option.........................passed</text:p>
            <text:p>And Set location trigger rule name as "TestLocationTriggerRule".............passed</text:p>
            <text:p>And Click on location trigger name save button option.......................passed</text:p>
            <text:p>And Click on When I Enter option............................................passed</text:p>
            <text:p>And Click on set location option............................................passed</text:p>
            <text:p>And Wait for 2 seconds......................................................passed</text:p>
            <text:p>And Click on current location option........................................passed</text:p>
            <text:p>And Click on set location save button option................................passed</text:p>
            <text:p>And Click on add action.....................................................passed</text:p>
            <text:p>And Add action to mute notification.........................................passed</text:p>
            <text:p>And Click on Top Left Back Button...........................................passed</text:p>
            <text:p>And Click on discard option.................................................passed</text:p>
            <text:p>And Click on Cancel Button..................................................passed</text:p>
            <text:p>And Navigate to Account from bottom navigation bar..........................passed</text:p>
            <text:p>And Navigate to Rules setting...............................................passed</text:p>
            <text:p>Then Validate "TestLocationTriggerRule" rule list after cancel rule.........passed</text:p>
            <text:p>And Delete all "TestLocationTriggerRule" rule...............................passed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20">
          <table:table-cell office:value-type="string" calcext:value-type="string">
            <text:p>cucumber.runtime.formatter.JUnitFormatter</text:p>
          </table:table-cell>
          <table:table-cell office:value-type="string" calcext:value-type="string">
            <text:p>Validate cancel create "When I enter" location trigger rule with Time flag is On</text:p>
          </table:table-cell>
          <table:table-cell office:value-type="string" calcext:value-type="string">
            <text:p>passed</text:p>
          </table:table-cell>
          <table:table-cell office:value-type="float" office:value="51.065019" calcext:value-type="float">
            <text:p>51.065019</text:p>
          </table:table-cell>
          <table:table-cell office:value-type="string" calcext:value-type="string">
            <text:p>Given Home screen displayed to test create "TestLocationTriggerRule" rule...passed</text:p>
            <text:p>When Click on Plus sign.....................................................passed</text:p>
            <text:p>And Click on add rule option................................................passed</text:p>
            <text:p>And Click on location trigger rule option...................................passed</text:p>
            <text:p>And Click on location trigger rule name option..............................passed</text:p>
            <text:p>And Click on location trigger rule name text option.........................passed</text:p>
            <text:p>And Set location trigger rule name as "TestLocationTriggerRule".............passed</text:p>
            <text:p>And Click on location trigger name save button option.......................passed</text:p>
            <text:p>And Click on When I Enter option............................................passed</text:p>
            <text:p>And Click on set location option............................................passed</text:p>
            <text:p>And Wait for 2 seconds......................................................passed</text:p>
            <text:p>And Click on current location option........................................passed</text:p>
            <text:p>And Click on set location save button option................................passed</text:p>
            <text:p>And Click on add action.....................................................passed</text:p>
            <text:p>And Add action to mute notification.........................................passed</text:p>
            <text:p>And Click on custom time toggle button......................................passed</text:p>
            <text:p>And Set custom time.........................................................passed</text:p>
            <text:p>And Click on Top Left Back Button...........................................passed</text:p>
            <text:p>And Click on discard option.................................................passed</text:p>
            <text:p>And Click on Cancel Button..................................................passed</text:p>
            <text:p>And Navigate to Account from bottom navigation bar..........................passed</text:p>
            <text:p>And Navigate to Rules setting...............................................passed</text:p>
            <text:p>Then Validate "TestLocationTriggerRule" rule list after cancel rule.........passed</text:p>
            <text:p>And Delete all "TestLocationTriggerRule" rule...............................passed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4">
          <table:table-cell office:value-type="string" calcext:value-type="string">
            <text:p>cucumber.runtime.formatter.JUnitFormatter</text:p>
          </table:table-cell>
          <table:table-cell office:value-type="string" calcext:value-type="string">
            <text:p>Validate create "When I enter" location trigger rule with Time flag is Off and save</text:p>
          </table:table-cell>
          <table:table-cell office:value-type="string" calcext:value-type="string">
            <text:p>unknown</text:p>
          </table:table-cell>
          <table:table-cell office:value-type="float" office:value="47.837499" calcext:value-type="float">
            <text:p>47.837499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office:string-value="java.lang.AssertionError: 0 should be greater than 0&#10;at org.junit.Assert.fail(Assert.java:89)&#10;at org.junit.Assert.assertTrue(Assert.java:42)&#10;at com.roku.rokuhome.test.stepDefs.RuleScreenStepDefinition.validateCreateRuleCount(RuleScreenStepDefinition.kt:337)&#10;at ✽.Validate &quot;TestLocationTriggerRule&quot; name in rule list(file:features/location-trigger-rules.feature:124)&#10;" calcext:value-type="string">
            <text:p>java.lang.AssertionError: 0 should be greater than 0</text:p>
            <text:p>at org.junit.Assert.fail(Assert.java:89)</text:p>
            <text:p>at org.junit.Assert.assertTrue(Assert.java:42)</text:p>
            <text:p>at com.roku.rokuhome.test.stepDefs.RuleScreenStepDefinition.validateCreateRuleCount(RuleScreenStepDefinition.kt:337)</text:p>
            <text:p>at ✽.Validate "TestLocationTriggerRule" name in rule list(file:features/location-trigger-rules.feature:124)</text:p>
            <text:p/>
          </table:table-cell>
        </table:table-row>
        <table:table-row table:style-name="ro19">
          <table:table-cell office:value-type="string" calcext:value-type="string">
            <text:p>cucumber.runtime.formatter.JUnitFormatter</text:p>
          </table:table-cell>
          <table:table-cell office:value-type="string" calcext:value-type="string">
            <text:p>Validate create "When I enter" location trigger rule with Time flag is On and save</text:p>
          </table:table-cell>
          <table:table-cell office:value-type="string" calcext:value-type="string">
            <text:p>passed</text:p>
          </table:table-cell>
          <table:table-cell office:value-type="float" office:value="66.681638" calcext:value-type="float">
            <text:p>66.681638</text:p>
          </table:table-cell>
          <table:table-cell office:value-type="string" calcext:value-type="string">
            <text:p>Given Home screen displayed to test create "TestLocationTriggerRule" rule...passed</text:p>
            <text:p>When Click on Plus sign.....................................................passed</text:p>
            <text:p>And Click on add rule option................................................passed</text:p>
            <text:p>And Click on location trigger rule option...................................passed</text:p>
            <text:p>And Click on location trigger rule name option..............................passed</text:p>
            <text:p>And Click on location trigger rule name text option.........................passed</text:p>
            <text:p>And Set location trigger rule name as "TestLocationTriggerRule".............passed</text:p>
            <text:p>And Click on location trigger name save button option.......................passed</text:p>
            <text:p>And Click on When I Enter option............................................passed</text:p>
            <text:p>And Click on set location option............................................passed</text:p>
            <text:p>And Wait for 2 seconds......................................................passed</text:p>
            <text:p>And Click on current location option........................................passed</text:p>
            <text:p>And Click on set location save button option................................passed</text:p>
            <text:p>And Click on add action.....................................................passed</text:p>
            <text:p>And Add action to mute notification.........................................passed</text:p>
            <text:p>And Click on custom time toggle button......................................passed</text:p>
            <text:p>And Set custom time.........................................................passed</text:p>
            <text:p>And Click on save trigger rule option.......................................passed</text:p>
            <text:p>And Navigate to Account from bottom navigation bar..........................passed</text:p>
            <text:p>And Navigate to Rules setting...............................................passed</text:p>
            <text:p>Then Validate "TestLocationTriggerRule" name in rule list...................passed</text:p>
            <text:p>And Delete all "TestLocationTriggerRule" rule...............................passed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21">
          <table:table-cell office:value-type="string" calcext:value-type="string">
            <text:p>cucumber.runtime.formatter.JUnitFormatter</text:p>
          </table:table-cell>
          <table:table-cell office:value-type="string" calcext:value-type="string">
            <text:p>Validate create "When I exit" location trigger rule with Time flag is Off and Save</text:p>
          </table:table-cell>
          <table:table-cell office:value-type="string" calcext:value-type="string">
            <text:p>unknown</text:p>
          </table:table-cell>
          <table:table-cell office:value-type="float" office:value="47.222089" calcext:value-type="float">
            <text:p>47.222089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office:string-value="androidx.test.espresso.NoMatchingViewException: No views in hierarchy found matching: view.getId() is &lt;2131365928/com.roku.rokuhome:id/rl_add_action&gt;&#10;If the target view is not part of the view hierarchy, you may need to use Espresso.onData to load it from one of the following AdapterViews:android.widget.ListView{c4563ae VFED.VC.. ......I. 0,297-1080,1950 #7f0a0d80 app:id/lv_search_list}&#10;- com.google.maps.api.android.lib6.impl.ci{b842100 G.ED..C.. ......I. 0,0-0,0}&#10;&#10;View Hierarchy:&#10;+&gt;DecorView{id=-1, visibility=VISIBLE, width=1080, height=2280, has-focus=true, has-focusable=true, has-window-focus=true, is-clickable=false, is-enabled=true, is-focused=false, is-focusable=false, is-layout-requested=false, is-selected=false, layout-params={(0,0)(fillxfill) sim={state=always_hidden} ty=BASE_APPLICATION wanim=0x1030303&#10;  fl=81810100&#10;  pfl=10020040&#10;  bhv=DEFAULT&#10;  fitSides= naviIconColor=0}, tag=null, root-is-layout-requested=false, has-input-connection=false, x=0.0, y=0.0, child-count=3} &#10;|&#10;+-&gt;LinearLayout{id=-1, visibility=VISIBLE, width=1080, height=2136, has-focus=true, has-focusable=true, has-window-focus=true, is-clickable=false, is-enabled=true, is-focused=false, is-focusable=false, is-layout-requested=false, is-selected=false, layout-params=android.widget.FrameLayout$LayoutParams@YYYYYY, tag=null, root-is-layout-requested=false, has-input-connection=false, x=0.0, y=0.0, child-count=2} &#10;|&#10;+--&gt;ViewStub{id=16908722, res-name=action_mode_bar_stub, visibility=GONE, width=0, height=0, has-focus=false, has-focusable=false, has-window-focus=true, is-clickable=false, is-enabled=true, is-focused=false, is-focusable=false, is-layout-requested=true, is-selected=false, layout-params=android.widget.LinearLayout$LayoutParams@YYYYYY, tag=null, root-is-layout-requested=false, has-input-connection=false, x=0.0, y=0.0} &#10;|&#10;+--&gt;FrameLayout{id=16908290, res-name=content, visibility=VISIBLE, width=1080, height=2136, has-focus=true, has-focusable=true, has-window-focus=true, is-clickable=false, is-enabled=true, is-focused=false, is-focusable=false, is-layout-requested=false, is-selected=false, layout-params=android.widget.LinearLayout$LayoutParams@YYYYYY, tag=null, root-is-layout-requested=false, has-input-connection=false, x=0.0, y=0.0, child-count=1} &#10;|&#10;+---&gt;ViewDragLayout{id=2131366273, res-name=rl_parent, visibility=VISIBLE, width=1080, height=2136, has-focus=true, has-focusable=true, has-window-focus=true, is-clickable=false, is-enabled=true, is-focused=false, is-focusable=false, is-layout-requested=false, is-selected=false, layout-params=android.widget.FrameLayout$LayoutParams@YYYYYY, tag=null, root-is-layout-requested=false, has-input-connection=false, x=0.0, y=0.0, child-count=6} &#10;|&#10;+----&gt;FrameLayout{id=2131365268, res-name=map, visibility=VISIBLE, width=1080, height=2136, has-focus=false, has-focusable=true, has-window-focus=true, is-clickable=true, is-enabled=true, is-focused=false, is-focusable=true, is-layout-requested=false, is-selected=false, layout-params=android.widget.RelativeLayout$LayoutParams@YYYYYY, tag=null, root-is-layout-requested=false, has-input-connection=false, x=0.0, y=0.0, child-count=1} &#10;|&#10;+-----&gt;FrameLayout{id=-1, visibility=VISIBLE, width=1080, height=2136, has-focus=false, has-focusable=true, has-window-focus=true, is-clickable=false, is-enabled=true, is-focused=false, is-focusable=false, is-layout-requested=false, is-selected=false, layout-params=android.widget.FrameLayout$LayoutParams@YYYYYY, tag=GoogleMapView, root-is-layout-requested=false, has-input-connection=false, x=0.0, y=0.0, child-count=3} &#10;|&#10;+------&gt;ac{id=-1, desc=Google Map, visibility=VISIBLE, width=1080, height=2136, has-focus=false, has-focusable=true, has-window-focus=true, is-clickable=true, is-enabled=true, is-focused=false, is-focusable=true, is-layout-requested=false, is-selected=false, layout-params=android.widget.FrameLayout$LayoutParams@YYYYYY, tag=null, root-is-layout-requested=false, has-input-connection=false, x=0.0, y=0.0} &#10;|&#10;+------&gt;RelativeLayout{id=-1, visibility=VISIBLE, width=1080, height=2136, has-focus=false, has-focusable=false, has-window-focus=true, is-clickable=false, is-enabled=true, is-focused=false, is-focusable=false, is-layout-requested=false, is-selected=false, layout-params=android.widget.FrameLayout$LayoutParams@YYYYYY, tag=null, root-is-layout-requested=false, has-input-connection=false, x=0.0, y=0.0, child-count=2} &#10;|&#10;+-------&gt;ImageView{id=-1, visibility=VISIBLE, width=180, height=66, has-focus=false, has-focusable=false, has-window-focus=true, is-clickable=false, is-enabled=true, is-focused=false, is-focusable=false, is-layout-requested=false, is-selected=false, layout-params=android.widget.RelativeLayout$LayoutParams@YYYYYY, tag=GoogleWatermark, root-is-layout-requested=false, has-input-connection=false, x=15.0, y=2055.0} &#10;|&#10;+-------&gt;TextView{id=-1, visibility=GONE, width=0, height=0, has-focus=false, has-focusable=false, has-window-focus=true, is-clickable=false, is-enabled=true, is-focused=false, is-focusable=false, is-layout-requested=true, is-selected=false, layout-params=android.widget.RelativeLayout$LayoutParams@YYYYYY, tag=GoogleCopyrights, root-is-layout-requested=false, has-input-connection=false, x=0.0, y=0.0, text=, input-type=0, ime-target=false, has-links=false} &#10;|&#10;+------&gt;RelativeLayout{id=-1, visibility=VISIBLE, width=1080, height=2136, has-focus=false, has-focusable=false, has-window-focus=true, is-clickable=false, is-enabled=true, is-focused=false, is-focusable=false, is-layout-requested=false, is-selected=false, layout-params=android.widget.FrameLayout$LayoutParams@YYYYYY, tag=null, root-is-layout-requested=false, has-input-connection=false, x=0.0, y=0.0, child-count=5} &#10;|&#10;+-------&gt;ImageView{id=2, desc=My Location, visibility=GONE, width=0, height=0, has-focus=false, has-focusable=false, has-window-focus=true, is-clickable=true, is-enabled=true, is-focused=false, is-focusable=true, is-layout-requested=true, is-selected=false, layout-params=android.widget.RelativeLayout$LayoutParams@YYYYYY, tag=GoogleMapMyLocationButton, root-is-layout-requested=false, has-input-connection=false, x=0.0, y=0.0} &#10;|&#10;+-------&gt;RelativeLayout{id=3, visibility=VISIBLE, width=0, height=2076, has-focus=false, has-focusable=false, has-window-focus=true, is-clickable=false, is-enabled=true, is-focused=false, is-focusable=false, is-layout-requested=false, is-selected=false, layout-params=android.widget.RelativeLayout$LayoutParams@YYYYYY, tag=null, root-is-layout-requested=false, has-input-connection=false, x=1050.0, y=30.0, child-count=1} &#10;|&#10;+--------&gt;ci{id=-1, visibility=GONE, width=0, height=0, has-focus=false, has-focusable=false, has-window-focus=true, is-clickable=true, is-enabled=true, is-focused=false, is-focusable=false, is-layout-requested=true, is-selected=false, layout-params=android.widget.RelativeLayout$LayoutParams@YYYYYY, tag=null, root-is-layout-requested=false, has-input-connection=false, x=0.0, y=0.0, child-count=0} &#10;|&#10;+-------&gt;LinearLayout{id=1, visibility=GONE, width=0, height=0, has-focus=false, has-focusable=false, has-window-focus=true, is-clickable=false, is-enabled=true, is-focused=false, is-focusable=false, is-layout-requested=true, is-selected=false, layout-params=android.widget.RelativeLayout$LayoutParams@YYYYYY, tag=null, root-is-layout-requested=false, has-input-connection=false, x=0.0, y=0.0, child-count=2} &#10;|&#10;+--------&gt;ImageView{id=-1, desc=Zoom in, visibility=VISIBLE, width=0, height=0, has-focus=false, has-focusable=true, has-window-focus=true, is-clickable=true, is-enabled=true, is-focused=false, is-focusable=true, is-layout-requested=true, is-selected=false, layout-params=android.widget.LinearLayout$LayoutParams@YYYYYY, tag=GoogleMapZoomInButton, root-is-layout-requested=false, has-input-connection=false, x=0.0, y=0.0} &#10;|&#10;+--------&gt;ImageView{id=-1, desc=Zoom out, visibility=VISIBLE, width=0, height=0, has-focus=false, has-focusable=true, has-window-focus=true, is-clickable=true, is-enabled=true, is-focused=false, is-focusable=true, is-layout-requested=true, is-selected=false, layout-params=android.widget.LinearLayout$LayoutParams@YYYYYY, tag=GoogleMapZoomOutButton, root-is-layout-requested=false, has-input-connection=false, x=0.0, y=0.0} &#10;|&#10;+-------&gt;LinearLayout{id=4, visibility=GONE, width=0, height=0, has-focus=false, has-focusable=false, has-window-focus=true, is-clickable=false, is-enabled=true, is-focused=false, is-focusable=false, is-layout-requested=true, is-selected=false, layout-params=android.widget.RelativeLayout$LayoutParams@YYYYYY, tag=GoogleMapToolbar, root-is-layout-requested=false, has-input-connection=false, x=0.0, y=0.0, child-count=2} &#10;|&#10;+--------&gt;ImageView{id=-1, desc=Get directions, visibility=VISIBLE, width=0, height=0, has-focus=false, has-focusable=true, has-window-focus=true, is-clickable=true, is-enabled=true, is-focused=false, is-focusable=true, is-layout-requested=true, is-selected=false, layout-params=android.widget.LinearLayout$LayoutParams@YYYYYY, tag=GoogleMapDirectionsButton, root-is-layout-requested=false, has-input-connection=false, x=0.0, y=0.0} &#10;|&#10;+--------&gt;ImageView{id=-1, desc=Open in Google Maps, visibility=VISIBLE, width=0, height=0, has-focus=false, has-focusable=true, has-window-focus=true, is-clickable=true, is-enabled=true, is-focused=false, is-focusable=true, is-layout-requested=true, is-selected=false, layout-params=android.widget.LinearLayout$LayoutParams@YYYYYY, tag=GoogleMapOpenGmmButton, root-is-layout-requested=false, has-input-connection=false, x=0.0, y=0.0} &#10;|&#10;+-------&gt;as{id=5, desc=Compass, visibility=GONE, width=0, height=0, has-focus=false, has-focusable=false, has-window-focus=true, is-clickable=true, is-enabled=true, is-focused=false, is-focusable=true, is-layout-requested=true, is-selected=false, layout-params=android.widget.RelativeLayout$LayoutParams@YYYYYY, tag=GoogleMapCompass, root-is-layout-requested=false, has-input-connection=false, x=0.0, y=0.0} &#10;|&#10;+----&gt;FrameLayout{id=2131367096, res-name=title_bar, visibility=VISIBLE, width=1080, height=296, has-focus=false, has-focusable=true, has-window-focus=true, is-clickable=false, is-enabled=true, is-focused=false, is-focusable=false, is-layout-requested=false, is-selected=false, layout-params=android.widget.RelativeLayout$LayoutParams@YYYYYY, tag=null, root-is-layout-requested=false, has-input-connection=false, x=0.0, y=0.0, child-count=3} &#10;|&#10;+-----&gt;TextView{id=2131368368, res-name=tv_title_left, visibility=VISIBLE, width=194, height=84, has-focus=false, has-focusable=true, has-window-focus=true, is-clickable=true, is-enabled=true, is-focused=false, is-focusable=true, is-layout-requested=false, is-selected=false, layout-params=android.widget.FrameLayout$LayoutParams@YYYYYY, tag=fonts/gotham_bold.ttf, root-is-layout-requested=false, has-input-connection=false, x=51.0, y=164.0, text=Cancel, input-type=0, ime-target=false, has-links=false} &#10;|&#10;+-----&gt;TextView{id=2131368369, res-name=tv_title_name, visibility=VISIBLE, width=750, height=63, has-focus=false, has-focusable=false, has-window-focus=true, is-clickable=false, is-enabled=true, is-focused=false, is-focusable=false, is-layout-requested=false, is-selected=false, layout-params=android.widget.FrameLayout$LayoutParams@YYYYYY, tag=null, root-is-layout-requested=false, has-input-connection=false, x=165.0, y=174.0, text=, input-type=0, ime-target=false, has-links=false} &#10;|&#10;+-----&gt;TextView{id=2131368371, res-name=tv_title_right, visibility=VISIBLE, width=165, height=102, has-focus=false, has-focusable=true, has-window-focus=true, is-clickable=true, is-enabled=true, is-focused=false, is-focusable=true, is-layout-requested=false, is-selected=false, layout-params=android.widget.FrameLayout$LayoutParams@YYYYYY, tag=fonts/gotham_bold.ttf, root-is-layout-requested=false, has-input-connection=false, x=864.0, y=155.0, text=Save, input-type=0, ime-target=false, has-links=false} &#10;|&#10;+----&gt;SelectRadiusView{id=2131368796, res-name=view_select_radius, visibility=VISIBLE, width=1080, height=2136, has-focus=false, has-focusable=false, has-window-focus=true, is-clickable=false, is-enabled=true, is-focused=false, is-focusable=false, is-layout-requested=false, is-selected=false, layout-params=android.widget.RelativeLayout$LayoutParams@YYYYYY, tag=null, root-is-layout-requested=false, has-input-connection=false, x=0.0, y=0.0} &#10;|&#10;+----&gt;WpkTextButton{id=2131368131, res-name=tv_scale, visibility=VISIBLE, width=288, height=120, has-focus=false, has-focusable=false, has-window-focus=true, is-clickable=false, is-enabled=true, is-focused=false, is-focusable=false, is-layout-requested=false, is-selected=false, layout-params=android.widget.RelativeLayout$LayoutParams@YYYYYY, tag=fonts/gotham_bold.ttf, root-is-layout-requested=false, has-input-connection=false, x=396.0, y=326.0, text=1320ft, input-type=0, ime-target=false, has-links=false} &#10;|&#10;+----&gt;ShadowLayout{id=2131367506, res-name=tv_current_location, visibility=VISIBLE, width=192, height=192, has-focus=false, has-focusable=true, has-window-focus=true, is-clickable=true, is-enabled=true, is-focused=false, is-focusable=true, is-layout-requested=false, is-selected=false, layout-params=android.widget.RelativeLayout$LayoutParams@YYYYYY, tag=null, root-is-layout-requested=false, has-input-connection=false, x=804.0, y=1614.0, child-count=1} &#10;|&#10;+-----&gt;ImageView{id=-1, visibility=VISIBLE, width=75, height=75, has-focus=false, has-focusable=false, has-window-focus=true, is-clickable=false, is-enabled=true, is-focused=false, is-focusable=false, is-layout-requested=false, is-selected=false, layout-params=com.wyze.platformkit.uikit.ShadowLayout$LayoutParams@YYYYYY, tag=null, root-is-layout-requested=false, has-input-connection=false, x=60.0, y=60.0} &#10;|&#10;+----&gt;ShadowLayout{id=2131365132, res-name=ll_search, visibility=VISIBLE, width=1080, height=1982, has-focus=true, has-focusable=true, has-window-focus=true, is-clickable=true, is-enabled=true, is-focused=false, is-focusable=false, is-layout-requested=false, is-selected=false, layout-params=android.widget.RelativeLayout$LayoutParams@YYYYYY, tag=null, root-is-layout-requested=false, has-input-connection=false, x=0.0, y=154.0, child-count=1} &#10;|&#10;+-----&gt;LinearLayout{id=-1, visibility=VISIBLE, width=1080, height=2100, has-focus=true, has-focusable=true, has-window-focus=true, is-clickable=false, is-enabled=true, is-focused=false, is-focusable=false, is-layout-requested=false, is-selected=false, layout-params=com.wyze.platformkit.uikit.ShadowLayout$LayoutParams@YYYYYY, tag=null, root-is-layout-requested=false, has-input-connection=false, x=0.0, y=36.0, child-count=3} &#10;|&#10;+------&gt;WpkTextButton{id=-1, visibility=VISIBLE, width=192, height=15, has-focus=false, has-focusable=false, has-window-focus=true, is-clickable=false, is-enabled=true, is-focused=false, is-focusable=false, is-layout-requested=false, is-selected=false, layout-params=android.widget.LinearLayout$LayoutParams@YYYYYY, tag=null, root-is-layout-requested=false, has-input-connection=false, x=444.0, y=24.0, text=, input-type=0, ime-target=false, has-links=false} &#10;|&#10;+------&gt;FrameLayout{id=2131363181, res-name=fl_search_view, visibility=VISIBLE, width=1080, height=198, has-focus=true, has-focusable=true, has-window-focus=true, is-clickable=false, is-enabled=true, is-focused=false, is-focusable=false, is-layout-requested=true, is-selected=false, layout-params=android.widget.LinearLayout$LayoutParams@YYYYYY, tag=null, root-is-layout-requested=false, has-input-connection=false, x=0.0, y=39.0, child-count=2} &#10;|&#10;+-------&gt;WpkInputLayout{id=2131368879, res-name=wil_search, visibility=VISIBLE, width=1008, height=174, has-focus=true, has-focusable=true, has-window-focus=true, is-clickable=false, is-enabled=true, is-focused=false, is-focusable=false, is-layout-requested=true, is-selected=false, layout-params=android.widget.FrameLayout$LayoutParams@YYYYYY, tag=null, root-is-layout-requested=false, has-input-connection=false, x=36.0, y=24.0, child-count=1} &#10;|&#10;+--------&gt;RelativeLayout{id=-1, visibility=VISIBLE, width=1008, height=156, has-focus=true, has-focusable=true, has-window-focus=true, is-clickable=false, is-enabled=true, is-focused=false, is-focusable=false, is-layout-requested=true, is-selected=false, layout-params=android.widget.RelativeLayout$LayoutParams@YYYYYY, tag=null, root-is-layout-requested=false, has-input-connection=false, x=0.0, y=0.0, child-count=6} &#10;|&#10;+---------&gt;View{id=2131368779, res-name=view_left_margin, visibility=VISIBLE, width=36, height=0, has-focus=false, has-focusable=false, has-window-focus=true, is-clickable=false, is-enabled=true, is-focused=false, is-focusable=false, is-layout-requested=false, is-selected=false, layout-params=android.widget.RelativeLayout$LayoutParams@YYYYYY, tag=null, root-is-layout-requested=false, has-input-connection=false, x=0.0, y=0.0} &#10;|&#10;+---------&gt;WpkTextButton{id=2131367319, res-name=tv_bg, visibility=VISIBLE, width=1008, height=156, has-focus=false, has-focusable=false, has-window-focus=true, is-clickable=false, is-enabled=true, is-focused=false, is-focusable=false, is-layout-requested=false, is-selected=false, layout-params=android.widget.RelativeLayout$LayoutParams@YYYYYY, tag=null, root-is-layout-requested=false, has-input-connection=false, x=0.0, y=0.0, text=, input-type=0, ime-target=false, has-links=false} &#10;|&#10;+---------&gt;WpkSvgImageView{id=2131364652, res-name=iv_search_icon, visibility=VISIBLE, width=72, height=72, has-focus=false, has-focusable=false, has-window-focus=true, is-clickable=false, is-enabled=true, is-focused=false, is-focusable=false, is-layout-requested=false, is-selected=false, layout-params=android.widget.RelativeLayout$LayoutParams@YYYYYY, tag=null, root-is-layout-requested=false, has-input-connection=false, x=36.0, y=42.0} &#10;|&#10;+---------&gt;WpkHintInputView{id=2131363042, res-name=et_search, visibility=VISIBLE, width=786, height=156, has-focus=true, has-focusable=true, has-window-focus=true, is-clickable=false, is-enabled=true, is-focused=false, is-focusable=true, is-layout-requested=false, is-selected=false, layout-params=android.widget.RelativeLayout$LayoutParams@YYYYYY, tag=null, root-is-layout-requested=false, has-input-connection=false, x=126.0, y=0.0, child-count=1} &#10;|&#10;+----------&gt;FrameLayout{id=-1, visibility=VISIBLE, width=786, height=156, has-focus=true, has-focusable=true, has-window-focus=true, is-clickable=false, is-enabled=true, is-focused=false, is-focusable=false, is-layout-requested=false, is-selected=false, layout-params=android.widget.FrameLayout$LayoutParams@YYYYYY, tag=null, root-is-layout-requested=false, has-input-connection=false, x=0.0, y=0.0, child-count=3} &#10;|&#10;+-----------&gt;WpkTextButton{id=2131367309, res-name=tv_background, visibility=INVISIBLE, width=786, height=156, has-focus=false, has-focusable=false, has-window-focus=true, is-clickable=false, is-enabled=true, is-focused=false, is-focusable=false, is-layout-requested=false, is-selected=false, layout-params=android.widget.FrameLayout$LayoutParams@YYYYYY, tag=null, root-is-layout-requested=false, has-input-connection=false, x=0.0, y=0.0, text=, input-type=0, ime-target=false, has-links=false} &#10;|&#10;+-----------&gt;TextView{id=2131367778, res-name=tv_hint, visibility=VISIBLE, width=400, height=54, has-focus=false, has-focusable=false, has-window-focus=true, is-clickable=false, is-enabled=true, is-focused=false, is-focusable=false, is-layout-requested=false, is-selected=false, layout-params=android.widget.FrameLayout$LayoutParams@YYYYYY, tag=fonts/gotham_bold.ttf, root-is-layout-requested=false, has-input-connection=false, x=-60.000004, y=15.0, text=Place or address, input-type=0, ime-target=false, has-links=false} &#10;|&#10;+-----------&gt;AppCompatEditText{id=2131363032, res-name=et_content, visibility=VISIBLE, width=786, height=68, has-focus=true, has-focusable=true, has-window-focus=true, is-clickable=true, is-enabled=true, is-focused=true, is-focusable=true, is-layout-requested=false, is-selected=false, layout-params=android.widget.FrameLayout$LayoutParams@YYYYYY, tag=null, root-is-layout-requested=false, has-input-connection=true, editor-info=[inputType=0x1 imeOptions=0x8000003 privateImeOptions=null actionLabel=null actionId=0 initialSelStart=0 initialSelEnd=0 initialCapsMode=0x0 hintText=null label=null packageName=null autofillId=null fieldId=0 fieldName=null extras=Bundle[{android.support.text.emoji.emojiCompat_metadataVersion=9, android.support.text.emoji.emojiCompat_replaceAll=false}] hintLocales=null contentMimeTypes=null ], x=0.0, y=59.0, text=, input-type=1, ime-target=true, has-links=false} &#10;|&#10;+---------&gt;WpkSvgImageView{id=2131364308, res-name=iv_clear, visibility=INVISIBLE, width=60, height=72, has-focus=false, has-focusable=false, has-window-focus=true, is-clickable=true, is-enabled=true, is-focused=false, is-focusable=true, is-layout-requested=false, is-selected=false, layout-params=android.widget.RelativeLayout$LayoutParams@YYYYYY, tag=null, root-is-layout-requested=false, has-input-connection=false, x=912.0, y=42.0} &#10;|&#10;+---------&gt;WpkCommonTextView{id=2131368101, res-name=tv_right_cancel, visibility=VISIBLE, width=0, height=0, has-focus=false, has-focusable=true, has-window-focus=true, is-clickable=true, is-enabled=true, is-focused=false, is-focusable=true, is-layout-requested=true, is-selected=false, layout-params=android.widget.RelativeLayout$LayoutParams@YYYYYY, tag=null, root-is-layout-requested=false, has-input-connection=false, x=0.0, y=0.0, text=Cancel, input-type=0, ime-target=false, has-links=false} &#10;|&#10;+-------&gt;TextView{id=2131368154, res-name=tv_search_view, visibility=GONE, width=1008, height=165, has-focus=false, has-focusable=false, has-window-focus=true, is-clickable=true, is-enabled=true, is-focused=false, is-focusable=false, is-layout-requested=true, is-selected=false, layout-params=android.widget.FrameLayout$LayoutParams@YYYYYY, tag=null, root-is-layout-requested=false, has-input-connection=false, x=36.0, y=24.0, text=Corporate Road, Ahmedabad, Gujarat 380015, hint=Place or address, input-type=0, ime-target=false, has-links=false} &#10;|&#10;+------&gt;ListView{id=2131365248, res-name=lv_search_list, visibility=VISIBLE, width=1080, height=1653, has-focus=false, has-focusable=true, has-window-focus=true, is-clickable=true, is-enabled=true, is-focused=false, is-focusable=true, is-layout-requested=true, is-selected=false, layout-params=android.widget.LinearLayout$LayoutParams@YYYYYY, tag=null, root-is-layout-requested=false, has-input-connection=false, x=0.0, y=297.0, child-count=1} &#10;|&#10;+-------&gt;LinearLayout{id=-1, visibility=VISIBLE, width=1080, height=320, has-focus=false, has-focusable=false, has-window-focus=true, is-clickable=false, is-enabled=true, is-focused=false, is-focusable=false, is-layout-requested=false, is-selected=false, layout-params=android.widget.AbsListView$LayoutParams@YYYYYY, tag={2131364468=android.widget.ImageView{9a3ef47 V.ED..... ......I. 48,66-108,126 #7f0a0a74 app:id/iv_icon}, 2131367778=android.widget.TextView{31a3a86 V.ED..... ......I. 57,36-1080,80 #7f0a1762 app:id/tv_hint}, 2131367835=android.widget.TextView{14f7912 V.ED..... ......ID 144,98-144,146 #7f0a179b app:id/tv_label}, 2131367836=android.widget.TextView{ef7f09d V.ED..... ......I. 144,30-524,98 #7f0a179c app:id/tv_label_address}}, root-is-layout-requested=false, has-input-connection=false, x=0.0, y=0.0, child-count=2} &#10;|&#10;+--------&gt;TextView{id=2131367778, res-name=tv_hint, visibility=VISIBLE, width=1023, height=44, has-focus=false, has-focusable=false, has-window-focus=true, is-clickable=false, is-enabled=true, is-focused=false, is-focusable=false, is-layout-requested=false, is-selected=false, layout-params=android.widget.LinearLayout$LayoutParams@YYYYYY, tag=null, root-is-layout-requested=false, has-input-connection=false, x=57.0, y=36.0, text=SUGGESTED, input-type=0, ime-target=false, has-links=false} &#10;|&#10;+--------&gt;RelativeLayout{id=-1, visibility=VISIBLE, width=1080, height=192, has-focus=false, has-focusable=false, has-window-focus=true, is-clickable=false, is-enabled=true, is-focused=false, is-focusable=false, is-layout-requested=false, is-selected=false, layout-params=android.widget.LinearLayout$LayoutParams@YYYYYY, tag=null, root-is-layout-requested=false, has-input-connection=false, x=0.0, y=128.0, child-count=5} &#10;|&#10;+---------&gt;ImageView{id=2131364468, res-name=iv_icon, visibility=VISIBLE, width=60, height=60, has-focus=false, has-focusable=false, has-window-focus=true, is-clickable=false, is-enabled=true, is-focused=false, is-focusable=false, is-layout-requested=false, is-selected=false, layout-params=android.widget.RelativeLayout$LayoutParams@YYYYYY, tag=null, root-is-layout-requested=false, has-input-connection=false, x=48.0, y=66.0} &#10;|&#10;+---------&gt;TextView{id=2131367836, res-name=tv_label_address, visibility=VISIBLE, width=380, height=68, has-focus=false, has-focusable=false, has-window-focus=true, is-clickable=false, is-enabled=true, is-focused=false, is-focusable=false, is-layout-requested=false, is-selected=false, layout-params=android.widget.RelativeLayout$LayoutParams@YYYYYY, tag=null, root-is-layout-requested=false, has-input-connection=false, x=144.0, y=30.0, text=Current location, input-type=0, ime-target=false, has-links=false} &#10;|&#10;+---------&gt;TextView{id=2131367835, res-name=tv_label, visibility=VISIBLE, width=0, height=48, has-focus=false, has-focusable=false, has-window-focus=true, is-clickable=false, is-enabled=true, is-focused=false, is-focusable=false, is-layout-requested=false, is-selected=false, layout-params=android.widget.RelativeLayout$LayoutParams@YYYYYY, tag=null, root-is-layout-requested=false, has-input-connection=false, x=144.0, y=98.0, text=, input-type=0, ime-target=false, has-links=false} &#10;|&#10;+---------&gt;TextView{id=2131367263, res-name=tv_address_name, visibility=GONE, width=0, height=0, has-focus=false, has-focusable=false, has-window-focus=true, is-clickable=false, is-enabled=true, is-focused=false, is-focusable=false, is-layout-requested=true, is-selected=false, layout-params=android.widget.RelativeLayout$LayoutParams@YYYYYY, tag=null, root-is-layout-requested=false, has-input-connection=false, x=0.0, y=0.0, text=test, input-type=0, ime-target=false, has-links=false} &#10;|&#10;+---------&gt;View{id=-1, visibility=VISIBLE, width=1020, height=2, has-focus=false, has-focusable=false, has-window-focus=true, is-clickable=false, is-enabled=true, is-focused=false, is-focusable=false, is-layout-requested=false, is-selected=false, layout-params=android.widget.RelativeLayout$LayoutParams@YYYYYY, tag=null, root-is-layout-requested=false, has-input-connection=false, x=60.0, y=190.0} &#10;|&#10;+-&gt;h{id=2131362266, res-name=bugsee_invisible_view, visibility=VISIBLE, width=1080, height=2280, has-focus=false, has-focusable=false, has-window-focus=true, is-clickable=false, is-enabled=true, is-focused=false, is-focusable=false, is-layout-requested=false, is-selected=false, layout-params=android.widget.FrameLayout$LayoutParams@YYYYYY, tag=null, root-is-layout-requested=false, has-input-connection=false, x=0.0, y=0.0, child-count=0} &#10;|&#10;+-&gt;View{id=16908336, res-name=navigationBarBackground, visibility=VISIBLE, width=1080, height=144, has-focus=false, has-focusable=false, has-window-focus=true, is-clickable=false, is-enabled=true, is-focused=false, is-focusable=false, is-layout-requested=false, is-selected=false, layout-params=android.widget.FrameLayout$LayoutParams@YYYYYY, tag=null, root-is-layout-requested=false, has-input-connection=false, x=0.0, y=2136.0} &#10;at androidx.test.espresso.NoMatchingViewException$Builder.build(NoMatchingViewException.java:5)&#10;at androidx.test.espresso.base.DefaultFailureHandler.lambda$getNoMatchingViewExceptionTruncater$0(DefaultFailureHandler.java:5)&#10;at androidx.test.espresso.base.DefaultFailureHandler$$ExternalSyntheticLambda1.truncateExceptionMessage(Unknown Source:2)&#10;at androidx.test.espresso.base.ViewHierarchyExceptionHandler.handleSafely(ViewHierarchyExceptionHandler.java:5)&#10;at androidx.test.espresso.base.ViewHierarchyExceptionHandler.handleSafely(ViewHierarchyExceptionHandler.java:1)&#10;at androidx.test.espresso.base.DefaultFailureHandler$TypedFailureHandler.handle(DefaultFailureHandler.java:4)&#10;at androidx.test.espresso.base.DefaultFailureHandler.handle(DefaultFailureHandler.java:5)&#10;at androidx.test.espresso.ViewInteraction.waitForAndHandleInteractionResults(ViewInteraction.java:8)&#10;at androidx.test.espresso.ViewInteraction.check(ViewInteraction.java:12)&#10;at com.roku.rokuhome.test.utils.IdlingResourceUtils.idleUntil(IdlingResourceUtils.kt:34)&#10;at com.roku.rokuhome.test.utils.IdlingResourceUtils.waitUntilViewIsDisplayed(IdlingResourceUtils.kt:23)&#10;at com.roku.rokuhome.test.utils.pageUtils.RuleUtils.clickOnAddAction(RuleUtils.kt:300)&#10;at com.roku.rokuhome.test.stepDefs.RuleScreenStepDefinition.clickOnAddRuleAction(RuleScreenStepDefinition.kt:146)&#10;at ✽.Click on add action(file:features/location-trigger-rules.feature:172)&#10;" calcext:value-type="string">
            <text:p>androidx.test.espresso.NoMatchingViewException: No views in hierarchy found matching: view.getId() is &lt;2131365928/com.roku.rokuhome:id/rl_add_action&gt;</text:p>
            <text:p>If the target view is not part of the view hierarchy, you may need to use Espresso.onData to load it from one of the following AdapterViews:android.widget.ListView{c4563ae VFED.VC.. ......I. 0,297-1080,1950 #7f0a0d80 app:id/lv_search_list}</text:p>
            <text:p>- com.google.maps.api.android.lib6.impl.ci{b842100 G.ED..C.. ......I. 0,0-0,0}</text:p>
            <text:p/>
            <text:p>View Hierarchy:</text:p>
            <text:p>+&gt;DecorView{id=-1, visibility=VISIBLE, width=1080, height=2280, has-focus=true, has-focusable=true, has-window-focus=true, is-clickable=false, is-enabled=true, is-focused=false, is-focusable=false, is-layout-requested=false, is-selected=false, layout-params={(0,0)(fillxfill) sim={state=always_hidden} ty=BASE_APPLICATION wanim=0x1030303</text:p>
            <text:p>  fl=81810100</text:p>
            <text:p>  pfl=10020040</text:p>
            <text:p>  bhv=DEFAULT</text:p>
            <text:p>  fitSides= naviIconColor=0}, tag=null, root-is-layout-requested=false, has-input-connection=false, x=0.0, y=0.0, child-count=3} </text:p>
            <text:p>|</text:p>
            <text:p>+-&gt;LinearLayout{id=-1, visibility=VISIBLE, width=1080, height=2136, has-focus=true, has-focusable=true, has-window-focus=true, is-clickable=false, is-enabled=true, is-focused=false, is-focusable=false, is-layout-requested=false, is-selected=false, layout-params=android.widget.FrameLayout$LayoutParams@YYYYYY, tag=null, root-is-layout-requested=false, has-input-connection=false, x=0.0, y=0.0, child-count=2} </text:p>
            <text:p>|</text:p>
            <text:p>+--&gt;ViewStub{id=16908722, res-name=action_mode_bar_stub, visibility=GONE, width=0, height=0, has-focus=false, has-focusable=false, has-window-focus=true, is-clickable=false, is-enabled=true, is-focused=false, is-focusable=false, is-layout-requested=true, is-selected=false, layout-params=android.widget.LinearLayout$LayoutParams@YYYYYY, tag=null, root-is-layout-requested=false, has-input-connection=false, x=0.0, y=0.0} </text:p>
            <text:p>|</text:p>
            <text:p>+--&gt;FrameLayout{id=16908290, res-name=content, visibility=VISIBLE, width=1080, height=2136, has-focus=true, has-focusable=true, has-window-focus=true, is-clickable=false, is-enabled=true, is-focused=false, is-focusable=false, is-layout-requested=false, is-selected=false, layout-params=android.widget.LinearLayout$LayoutParams@YYYYYY, tag=null, root-is-layout-requested=false, has-input-connection=false, x=0.0, y=0.0, child-count=1} </text:p>
            <text:p>|</text:p>
            <text:p>+---&gt;ViewDragLayout{id=2131366273, res-name=rl_parent, visibility=VISIBLE, width=1080, height=2136, has-focus=true, has-focusable=true, has-window-focus=true, is-clickable=false, is-enabled=true, is-focused=false, is-focusable=false, is-layout-requested=false, is-selected=false, layout-params=android.widget.FrameLayout$LayoutParams@YYYYYY, tag=null, root-is-layout-requested=false, has-input-connection=false, x=0.0, y=0.0, child-count=6} </text:p>
            <text:p>|</text:p>
            <text:p>+----&gt;FrameLayout{id=2131365268, res-name=map, visibility=VISIBLE, width=1080, height=2136, has-focus=false, has-focusable=true, has-window-focus=true, is-clickable=true, is-enabled=true, is-focused=false, is-focusable=true, is-layout-requested=false, is-selected=false, layout-params=android.widget.RelativeLayout$LayoutParams@YYYYYY, tag=null, root-is-layout-requested=false, has-input-connection=false, x=0.0, y=0.0, child-count=1} </text:p>
            <text:p>|</text:p>
            <text:p>+-----&gt;FrameLayout{id=-1, visibility=VISIBLE, width=1080, height=2136, has-focus=false, has-focusable=true, has-window-focus=true, is-clickable=false, is-enabled=true, is-focused=false, is-focusable=false, is-layout-requested=false, is-selected=false, layout-params=android.widget.FrameLayout$LayoutParams@YYYYYY, tag=GoogleMapView, root-is-layout-requested=false, has-input-connection=false, x=0.0, y=0.0, child-count=3} </text:p>
            <text:p>|</text:p>
            <text:p>+------&gt;ac{id=-1, desc=Google Map, visibility=VISIBLE, width=1080, height=2136, has-focus=false, has-focusable=true, has-window-focus=true, is-clickable=true, is-enabled=true, is-focused=false, is-focusable=true, is-layout-requested=false, is-selected=false, layout-params=android.widget.FrameLayout$LayoutParams@YYYYYY, tag=null, root-is-layout-requested=false, has-input-connection=false, x=0.0, y=0.0} </text:p>
            <text:p>|</text:p>
            <text:p>+------&gt;RelativeLayout{id=-1, visibility=VISIBLE, width=1080, height=2136, has-focus=false, has-focusable=false, has-window-focus=true, is-clickable=false, is-enabled=true, is-focused=false, is-focusable=false, is-layout-requested=false, is-selected=false, layout-params=android.widget.FrameLayout$LayoutParams@YYYYYY, tag=null, root-is-layout-requested=false, has-input-connection=false, x=0.0, y=0.0, child-count=2} </text:p>
            <text:p>|</text:p>
            <text:p>+-------&gt;ImageView{id=-1, visibility=VISIBLE, width=180, height=66, has-focus=false, has-focusable=false, has-window-focus=true, is-clickable=false, is-enabled=true, is-focused=false, is-focusable=false, is-layout-requested=false, is-selected=false, layout-params=android.widget.RelativeLayout$LayoutParams@YYYYYY, tag=GoogleWatermark, root-is-layout-requested=false, has-input-connection=false, x=15.0, y=2055.0} </text:p>
            <text:p>|</text:p>
            <text:p>+-------&gt;TextView{id=-1, visibility=GONE, width=0, height=0, has-focus=false, has-focusable=false, has-window-focus=true, is-clickable=false, is-enabled=true, is-focused=false, is-focusable=false, is-layout-requested=true, is-selected=false, layout-params=android.widget.RelativeLayout$LayoutParams@YYYYYY, tag=GoogleCopyrights, root-is-layout-requested=false, has-input-connection=false, x=0.0, y=0.0, text=, input-type=0, ime-target=false, has-links=false} </text:p>
            <text:p>|</text:p>
            <text:p>+------&gt;RelativeLayout{id=-1, visibility=VISIBLE, width=1080, height=2136, has-focus=false, has-focusable=false, has-window-focus=true, is-clickable=false, is-enabled=true, is-focused=false, is-focusable=false, is-layout-requested=false, is-selected=false, layout-params=android.widget.FrameLayout$LayoutParams@YYYYYY, tag=null, root-is-layout-requested=false, has-input-connection=false, x=0.0, y=0.0, child-count=5} </text:p>
            <text:p>|</text:p>
            <text:p>+-------&gt;ImageView{id=2, desc=My Location, visibility=GONE, width=0, height=0, has-focus=false, has-focusable=false, has-window-focus=true, is-clickable=true, is-enabled=true, is-focused=false, is-focusable=true, is-layout-requested=true, is-selected=false, layout-params=android.widget.RelativeLayout$LayoutParams@YYYYYY, tag=GoogleMapMyLocationButton, root-is-layout-requested=false, has-input-connection=false, x=0.0, y=0.0} </text:p>
            <text:p>|</text:p>
            <text:p>+-------&gt;RelativeLayout{id=3, visibility=VISIBLE, width=0, height=2076, has-focus=false, has-focusable=false, has-window-focus=true, is-clickable=false, is-enabled=true, is-focused=false, is-focusable=false, is-layout-requested=false, is-selected=false, layout-params=android.widget.RelativeLayout$LayoutParams@YYYYYY, tag=null, root-is-layout-requested=false, has-input-connection=false, x=1050.0, y=30.0, child-count=1} </text:p>
            <text:p>|</text:p>
            <text:p>+--------&gt;ci{id=-1, visibility=GONE, width=0, height=0, has-focus=false, has-focusable=false, has-window-focus=true, is-clickable=true, is-enabled=true, is-focused=false, is-focusable=false, is-layout-requested=true, is-selected=false, layout-params=android.widget.RelativeLayout$LayoutParams@YYYYYY, tag=null, root-is-layout-requested=false, has-input-connection=false, x=0.0, y=0.0, child-count=0} </text:p>
            <text:p>|</text:p>
            <text:p>+-------&gt;LinearLayout{id=1, visibility=GONE, width=0, height=0, has-focus=false, has-focusable=false, has-window-focus=true, is-clickable=false, is-enabled=true, is-focused=false, is-focusable=false, is-layout-requested=true, is-selected=false, layout-params=android.widget.RelativeLayout$LayoutParams@YYYYYY, tag=null, root-is-layout-requested=false, has-input-connection=false, x=0.0, y=0.0, child-count=2} </text:p>
            <text:p>|</text:p>
            <text:p>+--------&gt;ImageView{id=-1, desc=Zoom in, visibility=VISIBLE, width=0, height=0, has-focus=false, has-focusable=true, has-window-focus=true, is-clickable=true, is-enabled=true, is-focused=false, is-focusable=true, is-layout-requested=true, is-selected=false, layout-params=android.widget.LinearLayout$LayoutParams@YYYYYY, tag=GoogleMapZoomInButton, root-is-layout-requested=false, has-input-connection=false, x=0.0, y=0.0} </text:p>
            <text:p>|</text:p>
            <text:p>+--------&gt;ImageView{id=-1, desc=Zoom out, visibility=VISIBLE, width=0, height=0, has-focus=false, has-focusable=true, has-window-focus=true, is-clickable=true, is-enabled=true, is-focused=false, is-focusable=true, is-layout-requested=true, is-selected=false, layout-params=android.widget.LinearLayout$LayoutParams@YYYYYY, tag=GoogleMapZoomOutButton, root-is-layout-requested=false, has-input-connection=false, x=0.0, y=0.0} </text:p>
            <text:p>|</text:p>
            <text:p>+-------&gt;LinearLayout{id=4, visibility=GONE, width=0, height=0, has-focus=false, has-focusable=false, has-window-focus=true, is-clickable=false, is-enabled=true, is-focused=false, is-focusable=false, is-layout-requested=true, is-selected=false, layout-params=android.widget.RelativeLayout$LayoutParams@YYYYYY, tag=GoogleMapToolbar, root-is-layout-requested=false, has-input-connection=false, x=0.0, y=0.0, child-count=2} </text:p>
            <text:p>|</text:p>
            <text:p>+--------&gt;ImageView{id=-1, desc=Get directions, visibility=VISIBLE, width=0, height=0, has-focus=false, has-focusable=true, has-window-focus=true, is-clickable=true, is-enabled=true, is-focused=false, is-focusable=true, is-layout-requested=true, is-selected=false, layout-params=android.widget.LinearLayout$LayoutParams@YYYYYY, tag=GoogleMapDirectionsButton, root-is-layout-requested=false, has-input-connection=false, x=0.0, y=0.0} </text:p>
            <text:p>|</text:p>
            <text:p>+--------&gt;ImageView{id=-1, desc=Open in Google Maps, visibility=VISIBLE, width=0, height=0, has-focus=false, has-focusable=true, has-window-focus=true, is-clickable=true, is-enabled=true, is-focused=false, is-focusable=true, is-layout-requested=true, is-selected=false, layout-params=android.widget.LinearLayout$LayoutParams@YYYYYY, tag=GoogleMapOpenGmmButton, root-is-layout-requested=false, has-input-connection=false, x=0.0, y=0.0} </text:p>
            <text:p>|</text:p>
            <text:p>+-------&gt;as{id=5, desc=Compass, visibility=GONE, width=0, height=0, has-focus=false, has-focusable=false, has-window-focus=true, is-clickable=true, is-enabled=true, is-focused=false, is-focusable=true, is-layout-requested=true, is-selected=false, layout-params=android.widget.RelativeLayout$LayoutParams@YYYYYY, tag=GoogleMapCompass, root-is-layout-requested=false, has-input-connection=false, x=0.0, y=0.0} </text:p>
            <text:p>|</text:p>
            <text:p>+----&gt;FrameLayout{id=2131367096, res-name=title_bar, visibility=VISIBLE, width=1080, height=296, has-focus=false, has-focusable=true, has-window-focus=true, is-clickable=false, is-enabled=true, is-focused=false, is-focusable=false, is-layout-requested=false, is-selected=false, layout-params=android.widget.RelativeLayout$LayoutParams@YYYYYY, tag=null, root-is-layout-requested=false, has-input-connection=false, x=0.0, y=0.0, child-count=3} </text:p>
            <text:p>|</text:p>
            <text:p>+-----&gt;TextView{id=2131368368, res-name=tv_title_left, visibility=VISIBLE, width=194, height=84, has-focus=false, has-focusable=true, has-window-focus=true, is-clickable=true, is-enabled=true, is-focused=false, is-focusable=true, is-layout-requested=false, is-selected=false, layout-params=android.widget.FrameLayout$LayoutParams@YYYYYY, tag=fonts/gotham_bold.ttf, root-is-layout-requested=false, has-input-connection=false, x=51.0, y=164.0, text=Cancel, input-type=0, ime-target=false, has-links=false} </text:p>
            <text:p>|</text:p>
            <text:p>+-----&gt;TextView{id=2131368369, res-name=tv_title_name, visibility=VISIBLE, width=750, height=63, has-focus=false, has-focusable=false, has-window-focus=true, is-clickable=false, is-enabled=true, is-focused=false, is-focusable=false, is-layout-requested=false, is-selected=false, layout-params=android.widget.FrameLayout$LayoutParams@YYYYYY, tag=null, root-is-layout-requested=false, has-input-connection=false, x=165.0, y=174.0, text=, input-type=0, ime-target=false, has-links=false} </text:p>
            <text:p>|</text:p>
            <text:p>+-----&gt;TextView{id=2131368371, res-name=tv_title_right, visibility=VISIBLE, width=165, height=102, has-focus=false, has-focusable=true, has-window-focus=true, is-clickable=true, is-enabled=true, is-focused=false, is-focusable=true, is-layout-requested=false, is-selected=false, layout-params=android.widget.FrameLayout$LayoutParams@YYYYYY, tag=fonts/gotham_bold.ttf, root-is-layout-requested=false, has-input-connection=false, x=864.0, y=155.0, text=Save, input-type=0, ime-target=false, has-links=false} </text:p>
            <text:p>|</text:p>
            <text:p>+----&gt;SelectRadiusView{id=2131368796, res-name=view_select_radius, visibility=VISIBLE, width=1080, height=2136, has-focus=false, has-focusable=false, has-window-focus=true, is-clickable=false, is-enabled=true, is-focused=false, is-focusable=false, is-layout-requested=false, is-selected=false, layout-params=android.widget.RelativeLayout$LayoutParams@YYYYYY, tag=null, root-is-layout-requested=false, has-input-connection=false, x=0.0, y=0.0} </text:p>
            <text:p>|</text:p>
            <text:p>+----&gt;WpkTextButton{id=2131368131, res-name=tv_scale, visibility=VISIBLE, width=288, height=120, has-focus=false, has-focusable=false, has-window-focus=true, is-clickable=false, is-enabled=true, is-focused=false, is-focusable=false, is-layout-requested=false, is-selected=false, layout-params=android.widget.RelativeLayout$LayoutParams@YYYYYY, tag=fonts/gotham_bold.ttf, root-is-layout-requested=false, has-input-connection=false, x=396.0, y=326.0, text=1320ft, input-type=0, ime-target=false, has-links=false} </text:p>
            <text:p>|</text:p>
            <text:p>+----&gt;ShadowLayout{id=2131367506, res-name=tv_current_location, visibility=VISIBLE, width=192, height=192, has-focus=false, has-focusable=true, has-window-focus=true, is-clickable=true, is-enabled=true, is-focused=false, is-focusable=true, is-layout-requested=false, is-selected=false, layout-params=android.widget.RelativeLayout$LayoutParams@YYYYYY, tag=null, root-is-layout-requested=false, has-input-connection=false, x=804.0, y=1614.0, child-count=1} </text:p>
            <text:p>|</text:p>
            <text:p>+-----&gt;ImageView{id=-1, visibility=VISIBLE, width=75, height=75, has-focus=false, has-focusable=false, has-window-focus=true, is-clickable=false, is-enabled=true, is-focused=false, is-focusable=false, is-layout-requested=false, is-selected=false, layout-params=com.wyze.platformkit.uikit.ShadowLayout$LayoutParams@YYYYYY, tag=null, root-is-layout-requested=false, has-input-connection=false, x=60.0, y=60.0} </text:p>
            <text:p>|</text:p>
            <text:p>+----&gt;ShadowLayout{id=2131365132, res-name=ll_search, visibility=VISIBLE, width=1080, height=1982, has-focus=true, has-focusable=true, has-window-focus=true, is-clickable=true, is-enabled=true, is-focused=false, is-focusable=false, is-layout-requested=false, is-selected=false, layout-params=android.widget.RelativeLayout$LayoutParams@YYYYYY, tag=null, root-is-layout-requested=false, has-input-connection=false, x=0.0, y=154.0, child-count=1} </text:p>
            <text:p>|</text:p>
            <text:p>+-----&gt;LinearLayout{id=-1, visibility=VISIBLE, width=1080, height=2100, has-focus=true, has-focusable=true, has-window-focus=true, is-clickable=false, is-enabled=true, is-focused=false, is-focusable=false, is-layout-requested=false, is-selected=false, layout-params=com.wyze.platformkit.uikit.ShadowLayout$LayoutParams@YYYYYY, tag=null, root-is-layout-requested=false, has-input-connection=false, x=0.0, y=36.0, child-count=3} </text:p>
            <text:p>|</text:p>
            <text:p>+------&gt;WpkTextButton{id=-1, visibility=VISIBLE, width=192, height=15, has-focus=false, has-focusable=false, has-window-focus=true, is-clickable=false, is-enabled=true, is-focused=false, is-focusable=false, is-layout-requested=false, is-selected=false, layout-params=android.widget.LinearLayout$LayoutParams@YYYYYY, tag=null, root-is-layout-requested=false, has-input-connection=false, x=444.0, y=24.0, text=, input-type=0, ime-target=false, has-links=false} </text:p>
            <text:p>|</text:p>
            <text:p>+------&gt;FrameLayout{id=2131363181, res-name=fl_search_view, visibility=VISIBLE, width=1080, height=198, has-focus=true, has-focusable=true, has-window-focus=true, is-clickable=false, is-enabled=true, is-focused=false, is-focusable=false, is-layout-requested=true, is-selected=false, layout-params=android.widget.LinearLayout$LayoutParams@YYYYYY, tag=null, root-is-layout-requested=false, has-input-connection=false, x=0.0, y=39.0, child-count=2} </text:p>
            <text:p>|</text:p>
            <text:p>+-------&gt;WpkInputLayout{id=2131368879, res-name=wil_search, visibility=VISIBLE, width=1008, height=174, has-focus=true, has-focusable=true, has-window-focus=true, is-clickable=false, is-enabled=true, is-focused=false, is-focusable=false, is-layout-requested=true, is-selected=false, layout-params=android.widget.FrameLayout$LayoutParams@YYYYYY, tag=null, root-is-layout-requested=false, has-input-connection=false, x=36.0, y=24.0, child-count=1} </text:p>
            <text:p>|</text:p>
            <text:p>+--------&gt;RelativeLayout{id=-1, visibility=VISIBLE, width=1008, height=156, has-focus=true, has-focusable=true, has-window-focus=true, is-clickable=false, is-enabled=true, is-focused=false, is-focusable=false, is-layout-requested=true, is-selected=false, layout-params=android.widget.RelativeLayout$LayoutParams@YYYYYY, tag=null, root-is-layout-requested=false, has-input-connection=false, x=0.0, y=0.0, child-count=6} </text:p>
            <text:p>|</text:p>
            <text:p>+---------&gt;View{id=2131368779, res-name=view_left_margin, visibility=VISIBLE, width=36, height=0, has-focus=false, has-focusable=false, has-window-focus=true, is-clickable=false, is-enabled=true, is-focused=false, is-focusable=false, is-layout-requested=false, is-selected=false, layout-params=android.widget.RelativeLayout$LayoutParams@YYYYYY, tag=null, root-is-layout-requested=false, has-input-connection=false, x=0.0, y=0.0} </text:p>
            <text:p>|</text:p>
            <text:p>+---------&gt;WpkTextButton{id=2131367319, res-name=tv_bg, visibility=VISIBLE, width=1008, height=156, has-focus=false, has-focusable=false, has-window-focus=true, is-clickable=false, is-enabled=true, is-focused=false, is-focusable=false, is-layout-requested=false, is-selected=false, layout-params=android.widget.RelativeLayout$LayoutParams@YYYYYY, tag=null, root-is-layout-requested=false, has-input-connection=false, x=0.0, y=0.0, text=, input-type=0, ime-target=false, has-links=false} </text:p>
            <text:p>|</text:p>
            <text:p>+---------&gt;WpkSvgImageView{id=2131364652, res-name=iv_search_icon, visibility=VISIBLE, width=72, height=72, has-focus=false, has-focusable=false, has-window-focus=true, is-clickable=false, is-enabled=true, is-focused=false, is-focusable=false, is-layout-requested=false, is-selected=false, layout-params=android.widget.RelativeLayout$LayoutParams@YYYYYY, tag=null, root-is-layout-requested=false, has-input-connection=false, x=36.0, y=42.0} </text:p>
            <text:p>|</text:p>
            <text:p>+---------&gt;WpkHintInputView{id=2131363042, res-name=et_search, visibility=VISIBLE, width=786, height=156, has-focus=true, has-focusable=true, has-window-focus=true, is-clickable=false, is-enabled=true, is-focused=false, is-focusable=true, is-layout-requested=false, is-selected=false, layout-params=android.widget.RelativeLayout$LayoutParams@YYYYYY, tag=null, root-is-layout-requested=false, has-input-connection=false, x=126.0, y=0.0, child-count=1} </text:p>
            <text:p>|</text:p>
            <text:p>+----------&gt;FrameLayout{id=-1, visibility=VISIBLE, width=786, height=156, has-focus=true, has-focusable=true, has-window-focus=true, is-clickable=false, is-enabled=true, is-focused=false, is-focusable=false, is-layout-requested=false, is-selected=false, layout-params=android.widget.FrameLayout$LayoutParams@YYYYYY, tag=null, root-is-layout-requested=false, has-input-connection=false, x=0.0, y=0.0, child-count=3} </text:p>
            <text:p>|</text:p>
            <text:p>+-----------&gt;WpkTextButton{id=2131367309, res-name=tv_background, visibility=INVISIBLE, width=786, height=156, has-focus=false, has-focusable=false, has-window-focus=true, is-clickable=false, is-enabled=true, is-focused=false, is-focusable=false, is-layout-requested=false, is-selected=false, layout-params=android.widget.FrameLayout$LayoutParams@YYYYYY, tag=null, root-is-layout-requested=false, has-input-connection=false, x=0.0, y=0.0, text=, input-type=0, ime-target=false, has-links=false} </text:p>
            <text:p>|</text:p>
            <text:p>+-----------&gt;TextView{id=2131367778, res-name=tv_hint, visibility=VISIBLE, width=400, height=54, has-focus=false, has-focusable=false, has-window-focus=true, is-clickable=false, is-enabled=true, is-focused=false, is-focusable=false, is-layout-requested=false, is-selected=false, layout-params=android.widget.FrameLayout$LayoutParams@YYYYYY, tag=fonts/gotham_bold.ttf, root-is-layout-requested=false, has-input-connection=false, x=-60.000004, y=15.0, text=Place or address, input-type=0, ime-target=false, has-links=false} </text:p>
            <text:p>|</text:p>
            <text:p>+-----------&gt;AppCompatEditText{id=2131363032, res-name=et_content, visibility=VISIBLE, width=786, height=68, has-focus=true, has-focusable=true, has-window-focus=true, is-clickable=true, is-enabled=true, is-focused=true, is-focusable=true, is-layout-requested=false, is-selected=false, layout-params=android.widget.FrameLayout$LayoutParams@YYYYYY, tag=null, root-is-layout-requested=false, has-input-connection=true, editor-info=[inputType=0x1 imeOptions=0x8000003 privateImeOptions=null actionLabel=null actionId=0 initialSelStart=0 initialSelEnd=0 initialCapsMode=0x0 hintText=null label=null packageName=null autofillId=null fieldId=0 fieldName=null extras=Bundle[{android.support.text.emoji.emojiCompat_metadataVersion=9, android.support.text.emoji.emojiCompat_replaceAll=false}] hintLocales=null contentMimeTypes=null ], x=0.0, y=59.0, text=, input-type=1, ime-target=true, has-links=false} </text:p>
            <text:p>|</text:p>
            <text:p>+---------&gt;WpkSvgImageView{id=2131364308, res-name=iv_clear, visibility=INVISIBLE, width=60, height=72, has-focus=false, has-focusable=false, has-window-focus=true, is-clickable=true, is-enabled=true, is-focused=false, is-focusable=true, is-layout-requested=false, is-selected=false, layout-params=android.widget.RelativeLayout$LayoutParams@YYYYYY, tag=null, root-is-layout-requested=false, has-input-connection=false, x=912.0, y=42.0} </text:p>
            <text:p>|</text:p>
            <text:p>+---------&gt;WpkCommonTextView{id=2131368101, res-name=tv_right_cancel, visibility=VISIBLE, width=0, height=0, has-focus=false, has-focusable=true, has-window-focus=true, is-clickable=true, is-enabled=true, is-focused=false, is-focusable=true, is-layout-requested=true, is-selected=false, layout-params=android.widget.RelativeLayout$LayoutParams@YYYYYY, tag=null, root-is-layout-requested=false, has-input-connection=false, x=0.0, y=0.0, text=Cancel, input-type=0, ime-target=false, has-links=false} </text:p>
            <text:p>|</text:p>
            <text:p>+-------&gt;TextView{id=2131368154, res-name=tv_search_view, visibility=GONE, width=1008, height=165, has-focus=false, has-focusable=false, has-window-focus=true, is-clickable=true, is-enabled=true, is-focused=false, is-focusable=false, is-layout-requested=true, is-selected=false, layout-params=android.widget.FrameLayout$LayoutParams@YYYYYY, tag=null, root-is-layout-requested=false, has-input-connection=false, x=36.0, y=24.0, text=Corporate Road, Ahmedabad, Gujarat 380015, hint=Place or address, input-type=0, ime-target=false, has-links=false} </text:p>
            <text:p>|</text:p>
            <text:p>+------&gt;ListView{id=2131365248, res-name=lv_search_list, visibility=VISIBLE, width=1080, height=1653, has-focus=false, has-focusable=true, has-window-focus=true, is-clickable=true, is-enabled=true, is-focused=false, is-focusable=true, is-layout-requested=true, is-selected=false, layout-params=android.widget.LinearLayout$LayoutParams@YYYYYY, tag=null, root-is-layout-requested=false, has-input-connection=false, x=0.0, y=297.0, child-count=1} </text:p>
            <text:p>|</text:p>
            <text:p>+-------&gt;LinearLayout{id=-1, visibility=VISIBLE, width=1080, height=320, has-focus=false, has-focusable=false, has-window-focus=true, is-clickable=false, is-enabled=true, is-focused=false, is-focusable=false, is-layout-requested=false, is-selected=false, layout-params=android.widget.AbsListView$LayoutParams@YYYYYY, tag={2131364468=android.widget.ImageView{9a3ef47 V.ED..... ......I. 48,66-108,126 #7f0a0a74 app:id/iv_icon}, 2131367778=android.widget.TextView{31a3a86 V.ED..... ......I. 57,36-1080,80 #7f0a1762 app:id/tv_hint}, 2131367835=android.widget.TextView{14f7912 V.ED..... ......ID 144,98-144,146 #7f0a179b app:id/tv_label}, 2131367836=android.widget.TextView{ef7f09d V.ED..... ......I. 144,30-524,98 #7f0a179c app:id/tv_label_address}}, root-is-layout-requested=false, has-input-connection=false, x=0.0, y=0.0, child-count=2} </text:p>
            <text:p>|</text:p>
            <text:p>+--------&gt;TextView{id=2131367778, res-name=tv_hint, visibility=VISIBLE, width=1023, height=44, has-focus=false, has-focusable=false, has-window-focus=true, is-clickable=false, is-enabled=true, is-focused=false, is-focusable=false, is-layout-requested=false, is-selected=false, layout-params=android.widget.LinearLayout$LayoutParams@YYYYYY, tag=null, root-is-layout-requested=false, has-input-connection=false, x=57.0, y=36.0, text=SUGGESTED, input-type=0, ime-target=false, has-links=false} </text:p>
            <text:p>|</text:p>
            <text:p>+--------&gt;RelativeLayout{id=-1, visibility=VISIBLE, width=1080, height=192, has-focus=false, has-focusable=false, has-window-focus=true, is-clickable=false, is-enabled=true, is-focused=false, is-focusable=false, is-layout-requested=false, is-selected=false, layout-params=android.widget.LinearLayout$LayoutParams@YYYYYY, tag=null, root-is-layout-requested=false, has-input-connection=false, x=0.0, y=128.0, child-count=5} </text:p>
            <text:p>|</text:p>
            <text:p>+---------&gt;ImageView{id=2131364468, res-name=iv_icon, visibility=VISIBLE, width=60, height=60, has-focus=false, has-focusable=false, has-window-focus=true, is-clickable=false, is-enabled=true, is-focused=false, is-focusable=false, is-layout-requested=false, is-selected=false, layout-params=android.widget.RelativeLayout$LayoutParams@YYYYYY, tag=null, root-is-layout-requested=false, has-input-connection=false, x=48.0, y=66.0} </text:p>
            <text:p>|</text:p>
            <text:p>+---------&gt;TextView{id=2131367836, res-name=tv_label_address, visibility=VISIBLE, width=380, height=68, has-focus=false, has-focusable=false, has-window-focus=true, is-clickable=false, is-enabled=true, is-focused=false, is-focusable=false, is-layout-requested=false, is-selected=false, layout-params=android.widget.RelativeLayout$LayoutParams@YYYYYY, tag=null, root-is-layout-requested=false, has-input-connection=false, x=144.0, y=30.0, text=Current location, input-type=0, ime-target=false, has-links=false} </text:p>
            <text:p>|</text:p>
            <text:p>+---------&gt;TextView{id=2131367835, res-name=tv_label, visibility=VISIBLE, width=0, height=48, has-focus=false, has-focusable=false, has-window-focus=true, is-clickable=false, is-enabled=true, is-focused=false, is-focusable=false, is-layout-requested=false, is-selected=false, layout-params=android.widget.RelativeLayout$LayoutParams@YYYYYY, tag=null, root-is-layout-requested=false, has-input-connection=false, x=144.0, y=98.0, text=, input-type=0, ime-target=false, has-links=false} </text:p>
            <text:p>|</text:p>
            <text:p>+---------&gt;TextView{id=2131367263, res-name=tv_address_name, visibility=GONE, width=0, height=0, has-focus=false, has-focusable=false, has-window-focus=true, is-clickable=false, is-enabled=true, is-focused=false, is-focusable=false, is-layout-requested=true, is-selected=false, layout-params=android.widget.RelativeLayout$LayoutParams@YYYYYY, tag=null, root-is-layout-requested=false, has-input-connection=false, x=0.0, y=0.0, text=test, input-type=0, ime-target=false, has-links=false} </text:p>
            <text:p>|</text:p>
            <text:p>+---------&gt;View{id=-1, visibility=VISIBLE, width=1020, height=2, has-focus=false, has-focusable=false, has-window-focus=true, is-clickable=false, is-enabled=true, is-focused=false, is-focusable=false, is-layout-requested=false, is-selected=false, layout-params=android.widget.RelativeLayout$LayoutParams@YYYYYY, tag=null, root-is-layout-requested=false, has-input-connection=false, x=60.0, y=190.0} </text:p>
            <text:p>|</text:p>
            <text:p>+-&gt;h{id=2131362266, res-name=bugsee_invisible_view, visibility=VISIBLE, width=1080, height=2280, has-focus=false, has-focusable=false, has-window-focus=true, is-clickable=false, is-enabled=true, is-focused=false, is-focusable=false, is-layout-requested=false, is-selected=false, layout-params=android.widget.FrameLayout$LayoutParams@YYYYYY, tag=null, root-is-layout-requested=false, has-input-connection=false, x=0.0, y=0.0, child-count=0} </text:p>
            <text:p>|</text:p>
            <text:p>+-&gt;View{id=16908336, res-name=navigationBarBackground, visibility=VISIBLE, width=1080, height=144, has-focus=false, has-focusable=false, has-window-focus=true, is-clickable=false, is-enabled=true, is-focused=false, is-focusable=false, is-layout-requested=false, is-selected=false, layout-params=android.widget.FrameLayout$LayoutParams@YYYYYY, tag=null, root-is-layout-requested=false, has-input-connection=false, x=0.0, y=2136.0} </text:p>
            <text:p>at androidx.test.espresso.NoMatchingViewException$Builder.build(NoMatchingViewException.java:5)</text:p>
            <text:p>at androidx.test.espresso.base.DefaultFailureHandler.lambda$getNoMatchingViewExceptionTruncater$0(DefaultFailureHandler.java:5)</text:p>
            <text:p>at androidx.test.espresso.base.DefaultFailureHandler$$ExternalSyntheticLambda1.truncateExceptionMessage(Unknown Source:2)</text:p>
            <text:p>at androidx.test.espresso.base.ViewHierarchyExceptionHandler.handleSafely(ViewHierarchyExceptionHandler.java:5)</text:p>
            <text:p>at androidx.test.espresso.base.ViewHierarchyExceptionHandler.handleSafely(ViewHierarchyExceptionHandler.java:1)</text:p>
            <text:p>at androidx.test.espresso.base.DefaultFailureHandler$TypedFailureHandler.handle(DefaultFailureHandler.java:4)</text:p>
            <text:p>at androidx.test.espresso.base.DefaultFailureHandler.handle(DefaultFailureHandler.java:5)</text:p>
            <text:p>at androidx.test.espresso.ViewInteraction.waitForAndHandleInteractionResults(ViewInteraction.java:8)</text:p>
            <text:p>at androidx.test.espresso.ViewInteraction.check(ViewInteraction.java:12)</text:p>
            <text:p>at com.roku.rokuhome.test.utils.IdlingResourceUtils.idleUntil(IdlingResourceUtils.kt:34)</text:p>
            <text:p>at com.roku.rokuhome.test.utils.IdlingResourceUtils.waitUntilViewIsDisplayed(IdlingResourceUtils.kt:23)</text:p>
            <text:p>at com.roku.rokuhome.test.utils.pageUtils.RuleUtils.clickOnAddAction(RuleUtils.kt:300)</text:p>
            <text:p>at com.roku.rokuhome.test.stepDefs.RuleScreenStepDefinition.clickOnAddRuleAction(RuleScreenStepDefinition.kt:146)</text:p>
            <text:p>at ✽.Click on add action(file:features/location-trigger-rules.feature:172)</text:p>
            <text:p/>
          </table:table-cell>
        </table:table-row>
        <table:table-row table:style-name="ro19">
          <table:table-cell office:value-type="string" calcext:value-type="string">
            <text:p>cucumber.runtime.formatter.JUnitFormatter</text:p>
          </table:table-cell>
          <table:table-cell office:value-type="string" calcext:value-type="string">
            <text:p>Validate create "When I exit" location trigger rule with Time flag is On and Save</text:p>
          </table:table-cell>
          <table:table-cell office:value-type="string" calcext:value-type="string">
            <text:p>passed</text:p>
          </table:table-cell>
          <table:table-cell office:value-type="float" office:value="58.511494" calcext:value-type="float">
            <text:p>58.511494</text:p>
          </table:table-cell>
          <table:table-cell office:value-type="string" calcext:value-type="string">
            <text:p>Given Home screen displayed to test create "TestLocationTriggerRule" rule...passed</text:p>
            <text:p>When Click on Plus sign.....................................................passed</text:p>
            <text:p>And Click on add rule option................................................passed</text:p>
            <text:p>And Click on location trigger rule option...................................passed</text:p>
            <text:p>And Click on location trigger rule name option..............................passed</text:p>
            <text:p>And Click on location trigger rule name text option.........................passed</text:p>
            <text:p>And Set location trigger rule name as "TestLocationTriggerRule".............passed</text:p>
            <text:p>And Click on location trigger name save button option.......................passed</text:p>
            <text:p>And Click on When I Exit option.............................................passed</text:p>
            <text:p>And Click on set location option............................................passed</text:p>
            <text:p>And Wait for 2 seconds......................................................passed</text:p>
            <text:p>And Click on current location option........................................passed</text:p>
            <text:p>And Click on set location save button option................................passed</text:p>
            <text:p>And Click on add action.....................................................passed</text:p>
            <text:p>And Add action to mute notification.........................................passed</text:p>
            <text:p>And Click on custom time toggle button......................................passed</text:p>
            <text:p>And Set custom time.........................................................passed</text:p>
            <text:p>And Click on save trigger rule option.......................................passed</text:p>
            <text:p>And Navigate to Account from bottom navigation bar..........................passed</text:p>
            <text:p>And Navigate to Rules setting...............................................passed</text:p>
            <text:p>Then Validate "TestLocationTriggerRule" name in rule list...................passed</text:p>
            <text:p>And Delete all "TestLocationTriggerRule" rule...............................passed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9">
          <table:table-cell office:value-type="string" calcext:value-type="string">
            <text:p>cucumber.runtime.formatter.JUnitFormatter</text:p>
          </table:table-cell>
          <table:table-cell office:value-type="string" calcext:value-type="string">
            <text:p>Validate cancel create "When I exit" location trigger rule with Time flag is Off</text:p>
          </table:table-cell>
          <table:table-cell office:value-type="string" calcext:value-type="string">
            <text:p>passed</text:p>
          </table:table-cell>
          <table:table-cell office:value-type="float" office:value="51.708395" calcext:value-type="float">
            <text:p>51.708395</text:p>
          </table:table-cell>
          <table:table-cell office:value-type="string" calcext:value-type="string">
            <text:p>Given Home screen displayed to test create "TestLocationTriggerRule" rule...passed</text:p>
            <text:p>When Click on Plus sign.....................................................passed</text:p>
            <text:p>And Click on add rule option................................................passed</text:p>
            <text:p>And Click on location trigger rule option...................................passed</text:p>
            <text:p>And Click on location trigger rule name option..............................passed</text:p>
            <text:p>And Click on location trigger rule name text option.........................passed</text:p>
            <text:p>And Set location trigger rule name as "TestLocationTriggerRule".............passed</text:p>
            <text:p>And Click on location trigger name save button option.......................passed</text:p>
            <text:p>And Click on When I Exit option.............................................passed</text:p>
            <text:p>And Click on set location option............................................passed</text:p>
            <text:p>And Wait for 2 seconds......................................................passed</text:p>
            <text:p>And Click on current location option........................................passed</text:p>
            <text:p>And Click on set location save button option................................passed</text:p>
            <text:p>And Click on add action.....................................................passed</text:p>
            <text:p>And Add action to mute notification.........................................passed</text:p>
            <text:p>And Click on Top Left Back Button...........................................passed</text:p>
            <text:p>And Click on discard option.................................................passed</text:p>
            <text:p>And Click on Cancel Button..................................................passed</text:p>
            <text:p>And Navigate to Account from bottom navigation bar..........................passed</text:p>
            <text:p>And Navigate to Rules setting...............................................passed</text:p>
            <text:p>Then Validate "TestLocationTriggerRule" rule list after cancel rule.........passed</text:p>
            <text:p>And Delete all "TestLocationTriggerRule" rule...............................passed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20">
          <table:table-cell office:value-type="string" calcext:value-type="string">
            <text:p>cucumber.runtime.formatter.JUnitFormatter</text:p>
          </table:table-cell>
          <table:table-cell office:value-type="string" calcext:value-type="string">
            <text:p>Validate cancel create "When I exit" location trigger rule with Time flag is On</text:p>
          </table:table-cell>
          <table:table-cell office:value-type="string" calcext:value-type="string">
            <text:p>passed</text:p>
          </table:table-cell>
          <table:table-cell office:value-type="float" office:value="50.746956" calcext:value-type="float">
            <text:p>50.746956</text:p>
          </table:table-cell>
          <table:table-cell office:value-type="string" calcext:value-type="string">
            <text:p>Given Home screen displayed to test create "TestLocationTriggerRule" rule...passed</text:p>
            <text:p>When Click on Plus sign.....................................................passed</text:p>
            <text:p>And Click on add rule option................................................passed</text:p>
            <text:p>And Click on location trigger rule option...................................passed</text:p>
            <text:p>And Click on location trigger rule name option..............................passed</text:p>
            <text:p>And Click on location trigger rule name text option.........................passed</text:p>
            <text:p>And Set location trigger rule name as "TestLocationTriggerRule".............passed</text:p>
            <text:p>And Click on location trigger name save button option.......................passed</text:p>
            <text:p>And Click on When I Exit option.............................................passed</text:p>
            <text:p>And Click on set location option............................................passed</text:p>
            <text:p>And Wait for 2 seconds......................................................passed</text:p>
            <text:p>And Click on current location option........................................passed</text:p>
            <text:p>And Click on set location save button option................................passed</text:p>
            <text:p>And Click on add action.....................................................passed</text:p>
            <text:p>And Add action to mute notification.........................................passed</text:p>
            <text:p>And Click on custom time toggle button......................................passed</text:p>
            <text:p>And Set custom time.........................................................passed</text:p>
            <text:p>And Click on Top Left Back Button...........................................passed</text:p>
            <text:p>And Click on discard option.................................................passed</text:p>
            <text:p>And Click on Cancel Button..................................................passed</text:p>
            <text:p>And Navigate to Account from bottom navigation bar..........................passed</text:p>
            <text:p>And Navigate to Rules setting...............................................passed</text:p>
            <text:p>Then Validate "TestLocationTriggerRule" rule list after cancel rule.........passed</text:p>
            <text:p>And Delete all "TestLocationTriggerRule" rule...............................passed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22">
          <table:table-cell office:value-type="string" calcext:value-type="string">
            <text:p>cucumber.runtime.formatter.JUnitFormatter</text:p>
          </table:table-cell>
          <table:table-cell office:value-type="string" calcext:value-type="string">
            <text:p>Validate disable location trigger rule with Time flag is On</text:p>
          </table:table-cell>
          <table:table-cell office:value-type="string" calcext:value-type="string">
            <text:p>passed</text:p>
          </table:table-cell>
          <table:table-cell office:value-type="float" office:value="62.928801" calcext:value-type="float">
            <text:p>62.928801</text:p>
          </table:table-cell>
          <table:table-cell office:value-type="string" calcext:value-type="string">
            <text:p>Given Home screen displayed to test update "TestLocationTriggerRule" location trigger rule.passed</text:p>
            <text:p>When Navigate to Account from bottom navigation bar.........................passed</text:p>
            <text:p>Then Navigate to Rules setting..............................................passed</text:p>
            <text:p>And Check "TestLocationTriggerRule" rule count on rule setting list.........passed</text:p>
            <text:p>Then Select "TestLocationTriggerRule" Rule from list........................passed</text:p>
            <text:p>Then Click on Turn on/off toggle Button.....................................passed</text:p>
            <text:p>And Save changes............................................................passed</text:p>
            <text:p>Then Validate rule is disabled..............................................passed</text:p>
            <text:p>Then Select "TestLocationTriggerRule" Rule from list........................passed</text:p>
            <text:p>Then Click on Turn on/off toggle Button.....................................passed</text:p>
            <text:p>And Save changes............................................................passed</text:p>
            <text:p>Then Validate rule is enabled...............................................passed</text:p>
            <text:p>And Delete all "TestLocationTriggerRule" rule...............................passed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22">
          <table:table-cell office:value-type="string" calcext:value-type="string">
            <text:p>cucumber.runtime.formatter.JUnitFormatter</text:p>
          </table:table-cell>
          <table:table-cell office:value-type="string" calcext:value-type="string">
            <text:p>Validate disable location trigger rule with Time flag is Off</text:p>
          </table:table-cell>
          <table:table-cell office:value-type="string" calcext:value-type="string">
            <text:p>passed</text:p>
          </table:table-cell>
          <table:table-cell office:value-type="float" office:value="65.624773" calcext:value-type="float">
            <text:p>65.624773</text:p>
          </table:table-cell>
          <table:table-cell office:value-type="string" calcext:value-type="string">
            <text:p>Given Home screen displayed to test update "TestLocationTriggerRule" location trigger rule.passed</text:p>
            <text:p>When Navigate to Account from bottom navigation bar.........................passed</text:p>
            <text:p>And Navigate to Rules setting...............................................passed</text:p>
            <text:p>Then Check "TestLocationTriggerRule" rule count on rule setting list........passed</text:p>
            <text:p>And Select "TestLocationTriggerRule" Rule from list.........................passed</text:p>
            <text:p>And Click on Turn on/off toggle Button......................................passed</text:p>
            <text:p>And Save changes............................................................passed</text:p>
            <text:p>Then Validate rule is disabled..............................................passed</text:p>
            <text:p>Then Select "TestLocationTriggerRule" Rule from list........................passed</text:p>
            <text:p>Then Click on Turn on/off toggle Button.....................................passed</text:p>
            <text:p>And Save changes............................................................passed</text:p>
            <text:p>Then Validate rule is enabled...............................................passed</text:p>
            <text:p>And Delete all "TestLocationTriggerRule" rule...............................passed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6">
          <table:table-cell office:value-type="string" calcext:value-type="string">
            <text:p>cucumber.runtime.formatter.JUnitFormatter</text:p>
          </table:table-cell>
          <table:table-cell office:value-type="string" calcext:value-type="string">
            <text:p>Validate delete location trigger rule</text:p>
          </table:table-cell>
          <table:table-cell office:value-type="string" calcext:value-type="string">
            <text:p>passed</text:p>
          </table:table-cell>
          <table:table-cell office:value-type="float" office:value="55.249976" calcext:value-type="float">
            <text:p>55.249976</text:p>
          </table:table-cell>
          <table:table-cell office:value-type="string" calcext:value-type="string">
            <text:p>Given Home screen displayed to test delete "TestLocationTriggerRule" location trigger rule.passed</text:p>
            <text:p>When Navigate to Account from bottom navigation bar.........................passed</text:p>
            <text:p>Then Navigate to Rules setting..............................................passed</text:p>
            <text:p>And Check "TestLocationTriggerRule" rule count on rule setting list.........passed</text:p>
            <text:p>And Select "TestLocationTriggerRule" Rule from list.........................passed</text:p>
            <text:p>And Click on Delete location rule Button....................................passed</text:p>
            <text:p>And Click on delete option..................................................passed</text:p>
            <text:p>And Click on Top Left Back Button...........................................passed</text:p>
            <text:p>Then Validate "TestLocationTriggerRule" is deleted from rule list...........passed</text:p>
            <text:p>And Delete all "TestLocationTriggerRule" rule...............................passed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6">
          <table:table-cell office:value-type="string" calcext:value-type="string">
            <text:p>cucumber.runtime.formatter.JUnitFormatter</text:p>
          </table:table-cell>
          <table:table-cell office:value-type="string" calcext:value-type="string">
            <text:p>Validate cancel delete location trigger rule and validate rule screen</text:p>
          </table:table-cell>
          <table:table-cell office:value-type="string" calcext:value-type="string">
            <text:p>passed</text:p>
          </table:table-cell>
          <table:table-cell office:value-type="float" office:value="58.971911" calcext:value-type="float">
            <text:p>58.971911</text:p>
          </table:table-cell>
          <table:table-cell office:value-type="string" calcext:value-type="string">
            <text:p>Given Home screen displayed to test delete "TestLocationTriggerRule" location trigger rule.passed</text:p>
            <text:p>When Navigate to Account from bottom navigation bar.........................passed</text:p>
            <text:p>And Navigate to Rules setting...............................................passed</text:p>
            <text:p>And Check "TestLocationTriggerRule" rule count on rule setting list.........passed</text:p>
            <text:p>Then Select "TestLocationTriggerRule" Rule from list........................passed</text:p>
            <text:p>And Click on Delete location rule Button....................................passed</text:p>
            <text:p>And Click on Cancel rule Button.............................................passed</text:p>
            <text:p>And Click on Back Button....................................................passed</text:p>
            <text:p>Then Validate "TestLocationTriggerRule" rule list after cancel rule.........passed</text:p>
            <text:p>And Delete all "TestLocationTriggerRule" rule...............................passed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5">
          <table:table-cell office:value-type="string" calcext:value-type="string">
            <text:p>cucumber.runtime.formatter.JUnitFormatter</text:p>
          </table:table-cell>
          <table:table-cell office:value-type="string" calcext:value-type="string">
            <text:p>Validate cancel delete location trigger rule by pressing back button and validate rule screen</text:p>
          </table:table-cell>
          <table:table-cell office:value-type="string" calcext:value-type="string">
            <text:p>passed</text:p>
          </table:table-cell>
          <table:table-cell office:value-type="float" office:value="62.074327" calcext:value-type="float">
            <text:p>62.074327</text:p>
          </table:table-cell>
          <table:table-cell office:value-type="string" calcext:value-type="string">
            <text:p>Given Home screen displayed to test delete "TestLocationTriggerRule" location trigger rule.passed</text:p>
            <text:p>When Navigate to Account from bottom navigation bar.........................passed</text:p>
            <text:p>And Navigate to Rules setting...............................................passed</text:p>
            <text:p>Then Check "TestLocationTriggerRule" rule count on rule setting list........passed</text:p>
            <text:p>And Select "TestLocationTriggerRule" Rule from list.........................passed</text:p>
            <text:p>And Click on Delete location rule Button....................................passed</text:p>
            <text:p>And Wait for 1 seconds......................................................passed</text:p>
            <text:p>And Click on Back Button....................................................passed</text:p>
            <text:p>And Click on Top Left Back Button...........................................passed</text:p>
            <text:p>Then Validate "TestLocationTriggerRule" rule list after cancel rule.........passed</text:p>
            <text:p>And Delete all "TestLocationTriggerRule" rule...............................passed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9">
          <table:table-cell office:value-type="string" calcext:value-type="string">
            <text:p>cucumber.runtime.formatter.JUnitFormatter</text:p>
          </table:table-cell>
          <table:table-cell office:value-type="string" calcext:value-type="string">
            <text:p>Validate rename location trigger rule, click on cancel button</text:p>
          </table:table-cell>
          <table:table-cell office:value-type="string" calcext:value-type="string">
            <text:p>passed</text:p>
          </table:table-cell>
          <table:table-cell office:value-type="float" office:value="67.09542" calcext:value-type="float">
            <text:p>67.09542</text:p>
          </table:table-cell>
          <table:table-cell office:value-type="string" calcext:value-type="string">
            <text:p>Given Home screen displayed to test update "TestLocationTriggerRule" location trigger rule.passed</text:p>
            <text:p>When Navigate to Account from bottom navigation bar.........................passed</text:p>
            <text:p>And Navigate to Rules setting...............................................passed</text:p>
            <text:p>Then Check "TestLocationTriggerRule" rule count on rule setting list........passed</text:p>
            <text:p>And Select "TestLocationTriggerRule" Rule from list.........................passed</text:p>
            <text:p>And Rename location trigger as "NewTestLocationTriggerRule" rule............passed</text:p>
            <text:p>And Click on Cancel rule Button.............................................passed</text:p>
            <text:p>And Click on Top Left Back Button...........................................passed</text:p>
            <text:p>Then Validate "NewTestLocationTriggerRule" rule name is not available in the rule list.passed</text:p>
            <text:p>And Click on Top Left Back Button...........................................passed</text:p>
            <text:p>And Wait for 1 seconds......................................................passed</text:p>
            <text:p>And Click on Back Button....................................................passed</text:p>
            <text:p>And Navigate to Account from bottom navigation bar..........................passed</text:p>
            <text:p>And Navigate to Rules setting...............................................passed</text:p>
            <text:p>And Delete all "TestLocationTriggerRule" rule...............................passed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1">
          <table:table-cell office:value-type="string" calcext:value-type="string">
            <text:p>cucumber.runtime.formatter.JUnitFormatter</text:p>
          </table:table-cell>
          <table:table-cell office:value-type="string" calcext:value-type="string">
            <text:p>Validate rename rule location trigger</text:p>
          </table:table-cell>
          <table:table-cell office:value-type="string" calcext:value-type="string">
            <text:p>passed</text:p>
          </table:table-cell>
          <table:table-cell office:value-type="float" office:value="70.115637" calcext:value-type="float">
            <text:p>70.115637</text:p>
          </table:table-cell>
          <table:table-cell office:value-type="string" calcext:value-type="string">
            <text:p>Given Home screen displayed to test update "TestLocationTriggerRule" location trigger rule.passed</text:p>
            <text:p>When Validate Home screen...................................................passed</text:p>
            <text:p>And Navigate to Account from bottom navigation bar..........................passed</text:p>
            <text:p>And Navigate to Rules setting...............................................passed</text:p>
            <text:p>Then Check "TestLocationTriggerRule" rule count on rule setting list........passed</text:p>
            <text:p>And Select "TestLocationTriggerRule" Rule from list.........................passed</text:p>
            <text:p>And Rename location trigger as "NewTestLocationTriggerRule" rule............passed</text:p>
            <text:p>And Save location trigger rule name.........................................passed</text:p>
            <text:p>And Save changes............................................................passed</text:p>
            <text:p>Then Validate "NewTestLocationTriggerRule" name in the rule list............passed</text:p>
            <text:p>And Wait for 1 seconds......................................................passed</text:p>
            <text:p>And Click on Top Left Back Button...........................................passed</text:p>
            <text:p>And Wait for 1 seconds......................................................passed</text:p>
            <text:p>And Click on Back Button....................................................passed</text:p>
            <text:p>Then Navigate to Account from bottom navigation bar.........................passed</text:p>
            <text:p>Then Navigate to Rules setting..............................................passed</text:p>
            <text:p>And Delete all "NewTestLocationTriggerRule" rule............................passed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cucumber.runtime.formatter.JUnitFormatter</text:p>
          </table:table-cell>
          <table:table-cell office:value-type="string" calcext:value-type="string">
            <text:p>Validate rename rule location trigger, Press top left back button and save changes</text:p>
          </table:table-cell>
          <table:table-cell office:value-type="string" calcext:value-type="string">
            <text:p>passed</text:p>
          </table:table-cell>
          <table:table-cell office:value-type="float" office:value="69.718156" calcext:value-type="float">
            <text:p>69.718156</text:p>
          </table:table-cell>
          <table:table-cell office:value-type="string" calcext:value-type="string">
            <text:p>Given Home screen displayed to test update "TestLocationTriggerRule" location trigger rule.passed</text:p>
            <text:p>When Validate Home screen...................................................passed</text:p>
            <text:p>And Navigate to Account from bottom navigation bar..........................passed</text:p>
            <text:p>And Navigate to Rules setting...............................................passed</text:p>
            <text:p>Then Check "TestLocationTriggerRule" rule count on rule setting list........passed</text:p>
            <text:p>And Select "TestLocationTriggerRule" Rule from list.........................passed</text:p>
            <text:p>And Rename location trigger as "NewTestLocationTriggerRule" rule............passed</text:p>
            <text:p>And Save location trigger rule name.........................................passed</text:p>
            <text:p>And Click on Top Left Back Button...........................................passed</text:p>
            <text:p>And Click on Yes to save rule changes.......................................passed</text:p>
            <text:p>Then Validate "NewTestLocationTriggerRule" name in the rule list............passed</text:p>
            <text:p>And Wait for 1 seconds......................................................passed</text:p>
            <text:p>And Click on Top Left Back Button...........................................passed</text:p>
            <text:p>And Wait for 1 seconds......................................................passed</text:p>
            <text:p>And Click on Back Button....................................................passed</text:p>
            <text:p>And Navigate to Account from bottom navigation bar..........................passed</text:p>
            <text:p>And Navigate to Rules setting...............................................passed</text:p>
            <text:p>And Delete all "NewTestLocationTriggerRule" rule............................passed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1">
          <table:table-cell office:value-type="string" calcext:value-type="string">
            <text:p>cucumber.runtime.formatter.JUnitFormatter</text:p>
          </table:table-cell>
          <table:table-cell office:value-type="string" calcext:value-type="string">
            <text:p>Validate rename location trigger rule, Press back button and discards the changes</text:p>
          </table:table-cell>
          <table:table-cell office:value-type="string" calcext:value-type="string">
            <text:p>passed</text:p>
          </table:table-cell>
          <table:table-cell office:value-type="float" office:value="71.334089" calcext:value-type="float">
            <text:p>71.334089</text:p>
          </table:table-cell>
          <table:table-cell office:value-type="string" calcext:value-type="string">
            <text:p>Given Home screen displayed to test update "TestLocationTriggerRule" location trigger rule.passed</text:p>
            <text:p>When Validate Home screen...................................................passed</text:p>
            <text:p>And Navigate to Account from bottom navigation bar..........................passed</text:p>
            <text:p>And Navigate to Rules setting...............................................passed</text:p>
            <text:p>Then Check "TestLocationTriggerRule" rule count on rule setting list........passed</text:p>
            <text:p>And Select "TestLocationTriggerRule" Rule from list.........................passed</text:p>
            <text:p>And Rename location trigger as "NewTestLocationTriggerRule" rule............passed</text:p>
            <text:p>And Save location trigger rule name.........................................passed</text:p>
            <text:p>And Click on Top Left Back Button...........................................passed</text:p>
            <text:p>And Discard the changes by clicking No......................................passed</text:p>
            <text:p>Then Validate "NewTestLocationTriggerRule" rule name is not available in the rule list.passed</text:p>
            <text:p>And Click on Top Left Back Button...........................................passed</text:p>
            <text:p>And Wait for 1 seconds......................................................passed</text:p>
            <text:p>And Click on Back Button....................................................passed</text:p>
            <text:p>Then Navigate to Account from bottom navigation bar.........................passed</text:p>
            <text:p>Then Navigate to Rules setting..............................................passed</text:p>
            <text:p>And Delete all "TestLocationTriggerRule" rule...............................passed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0">
          <table:table-cell office:value-type="string" calcext:value-type="string">
            <text:p>cucumber.runtime.formatter.JUnitFormatter</text:p>
          </table:table-cell>
          <table:table-cell office:value-type="string" calcext:value-type="string">
            <text:p>Validate update action in location trigger Rule and Save</text:p>
          </table:table-cell>
          <table:table-cell office:value-type="string" calcext:value-type="string">
            <text:p>passed</text:p>
          </table:table-cell>
          <table:table-cell office:value-type="float" office:value="62.53978" calcext:value-type="float">
            <text:p>62.53978</text:p>
          </table:table-cell>
          <table:table-cell office:value-type="string" calcext:value-type="string">
            <text:p>Given Home screen displayed to test update "TestLocationTriggerRule" location trigger rule.passed</text:p>
            <text:p>And Navigate to Account from bottom navigation bar..........................passed</text:p>
            <text:p>And Navigate to Rules setting...............................................passed</text:p>
            <text:p>And Select "TestLocationTriggerRule" Rule from list.........................passed</text:p>
            <text:p>And Scroll up and click on add action button................................passed</text:p>
            <text:p>And Wait for 1 seconds......................................................passed</text:p>
            <text:p>And Add action to un-mute notification......................................passed</text:p>
            <text:p>And Delete "Mute notifications" action......................................passed</text:p>
            <text:p>And Click dialog delete button..............................................passed</text:p>
            <text:p>And Save changes............................................................passed</text:p>
            <text:p>And Select "TestLocationTriggerRule" Rule from list.........................passed</text:p>
            <text:p>And Scroll up to validate action............................................passed</text:p>
            <text:p>Then Validate "Mute notifications" action removed from the edit rule screen.passed</text:p>
            <text:p>Then Validate "Un-mute notifications" action on the edit rule screen........passed</text:p>
            <text:p>And Click on Delete location rule Button....................................passed</text:p>
            <text:p>And Click dialog delete button..............................................passed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9">
          <table:table-cell office:value-type="string" calcext:value-type="string">
            <text:p>cucumber.runtime.formatter.JUnitFormatter</text:p>
          </table:table-cell>
          <table:table-cell office:value-type="string" calcext:value-type="string">
            <text:p>Validate add new action in location trigger Rule and Save</text:p>
          </table:table-cell>
          <table:table-cell office:value-type="string" calcext:value-type="string">
            <text:p>passed</text:p>
          </table:table-cell>
          <table:table-cell office:value-type="float" office:value="60.048705" calcext:value-type="float">
            <text:p>60.048705</text:p>
          </table:table-cell>
          <table:table-cell office:value-type="string" calcext:value-type="string">
            <text:p>Given Home screen displayed to test update "TestLocationTriggerRule" location trigger rule.passed</text:p>
            <text:p>And Navigate to Account from bottom navigation bar..........................passed</text:p>
            <text:p>And Navigate to Rules setting...............................................passed</text:p>
            <text:p>And Wait for 1 seconds......................................................passed</text:p>
            <text:p>And Select "TestLocationTriggerRule" Rule from list.........................passed</text:p>
            <text:p>And Scroll up and click on add action button................................passed</text:p>
            <text:p>And Wait for 1 seconds......................................................passed</text:p>
            <text:p>And Add action to un-mute notification......................................passed</text:p>
            <text:p>And Save changes............................................................passed</text:p>
            <text:p>And Select "TestLocationTriggerRule" Rule from list.........................passed</text:p>
            <text:p>And Scroll up to validate action............................................passed</text:p>
            <text:p>Then Validate "Mute notifications" action on the edit rule screen...........passed</text:p>
            <text:p>Then Validate "Un-mute notifications" action on the edit rule screen........passed</text:p>
            <text:p>And Click on Delete location rule Button....................................passed</text:p>
            <text:p>And Click dialog delete button..............................................passed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6">
          <table:table-cell office:value-type="string" calcext:value-type="string">
            <text:p>cucumber.runtime.formatter.JUnitFormatter</text:p>
          </table:table-cell>
          <table:table-cell office:value-type="string" calcext:value-type="string">
            <text:p>Validate updating trigger as "When I exit" action into Location Trigger Rule</text:p>
          </table:table-cell>
          <table:table-cell office:value-type="string" calcext:value-type="string">
            <text:p>passed</text:p>
          </table:table-cell>
          <table:table-cell office:value-type="float" office:value="55.926986" calcext:value-type="float">
            <text:p>55.926986</text:p>
          </table:table-cell>
          <table:table-cell office:value-type="string" calcext:value-type="string">
            <text:p>Given Home screen displayed to test update "TestLocationTriggerRule" location trigger rule with trigger "When I Enter".passed</text:p>
            <text:p>And Navigate to Account from bottom navigation bar..........................passed</text:p>
            <text:p>And Navigate to Rules setting...............................................passed</text:p>
            <text:p>And Select "TestLocationTriggerRule" Rule from list.........................passed</text:p>
            <text:p>And Click on When I Exit option.............................................passed</text:p>
            <text:p>And Save changes............................................................passed</text:p>
            <text:p>And Select "TestLocationTriggerRule" Rule from list.........................passed</text:p>
            <text:p>Then Validate "When I Exit" trigger on the edit location trigger rule screen.passed</text:p>
            <text:p>And Click on Delete location rule Button....................................passed</text:p>
            <text:p>And Click dialog delete button..............................................passed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6">
          <table:table-cell office:value-type="string" calcext:value-type="string">
            <text:p>cucumber.runtime.formatter.JUnitFormatter</text:p>
          </table:table-cell>
          <table:table-cell office:value-type="string" calcext:value-type="string">
            <text:p>Validate updating trigger as "When I Enter" action into Location Trigger Rule</text:p>
          </table:table-cell>
          <table:table-cell office:value-type="string" calcext:value-type="string">
            <text:p>passed</text:p>
          </table:table-cell>
          <table:table-cell office:value-type="float" office:value="61.394469" calcext:value-type="float">
            <text:p>61.394469</text:p>
          </table:table-cell>
          <table:table-cell office:value-type="string" calcext:value-type="string">
            <text:p>Given Home screen displayed to test update "TestLocationTriggerRule" location trigger rule with trigger "When I Exit".passed</text:p>
            <text:p>And Navigate to Account from bottom navigation bar..........................passed</text:p>
            <text:p>And Navigate to Rules setting...............................................passed</text:p>
            <text:p>And Select "TestLocationTriggerRule" Rule from list.........................passed</text:p>
            <text:p>And Click on When I Enter option............................................passed</text:p>
            <text:p>And Save changes............................................................passed</text:p>
            <text:p>And Select "TestLocationTriggerRule" Rule from list.........................passed</text:p>
            <text:p>Then Validate "When I Enter" trigger on the edit location trigger rule screen.passed</text:p>
            <text:p>And Click on Delete location rule Button....................................passed</text:p>
            <text:p>And Click dialog delete button..............................................passed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3">
          <table:table-cell office:value-type="string" calcext:value-type="string">
            <text:p>cucumber.runtime.formatter.JUnitFormatter</text:p>
          </table:table-cell>
          <table:table-cell office:value-type="string" calcext:value-type="string">
            <text:p>Validate update Location Trigger Rule as turn on Time flag</text:p>
          </table:table-cell>
          <table:table-cell office:value-type="string" calcext:value-type="string">
            <text:p>passed</text:p>
          </table:table-cell>
          <table:table-cell office:value-type="float" office:value="61.336467" calcext:value-type="float">
            <text:p>61.336467</text:p>
          </table:table-cell>
          <table:table-cell office:value-type="string" calcext:value-type="string">
            <text:p>Given Home screen displayed to test update "TestLocationTriggerRule" location trigger rule.passed</text:p>
            <text:p>And Navigate to Account from bottom navigation bar..........................passed</text:p>
            <text:p>And Navigate to Rules setting...............................................passed</text:p>
            <text:p>And Select "TestLocationTriggerRule" Rule from list.........................passed</text:p>
            <text:p>And Click on custom time toggle button......................................passed</text:p>
            <text:p>And Save changes............................................................passed</text:p>
            <text:p>And Select "TestLocationTriggerRule" Rule from list.........................passed</text:p>
            <text:p>And Scroll up to validate time flag.........................................passed</text:p>
            <text:p>Then Validate time flag is enabled on the edit rule screen..................passed</text:p>
            <text:p>And Wait for 1 seconds......................................................passed</text:p>
            <text:p>And Click on Delete location rule Button....................................passed</text:p>
            <text:p>And Click dialog delete button..............................................passed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22">
          <table:table-cell office:value-type="string" calcext:value-type="string">
            <text:p>cucumber.runtime.formatter.JUnitFormatter</text:p>
          </table:table-cell>
          <table:table-cell office:value-type="string" calcext:value-type="string">
            <text:p>Validate update Location Trigger Rule as turn off Time flag</text:p>
          </table:table-cell>
          <table:table-cell office:value-type="string" calcext:value-type="string">
            <text:p>passed</text:p>
          </table:table-cell>
          <table:table-cell office:value-type="float" office:value="59.193505" calcext:value-type="float">
            <text:p>59.193505</text:p>
          </table:table-cell>
          <table:table-cell office:value-type="string" calcext:value-type="string">
            <text:p>Given Home screen displayed to test update "TestLocationTriggerRule" location trigger rule with trigger "When I Enter".passed</text:p>
            <text:p>And Navigate to Account from bottom navigation bar..........................passed</text:p>
            <text:p>And Navigate to Rules setting...............................................passed</text:p>
            <text:p>And Select "TestLocationTriggerRule" Rule from list.........................passed</text:p>
            <text:p>And Wait for 1 seconds......................................................passed</text:p>
            <text:p>And Click on custom time toggle button......................................passed</text:p>
            <text:p>And Save changes............................................................passed</text:p>
            <text:p>And Select "TestLocationTriggerRule" Rule from list.........................passed</text:p>
            <text:p>And Scroll up to validate time flag.........................................passed</text:p>
            <text:p>Then Validate time flag is disabled on the edit rule screen.................passed</text:p>
            <text:p>And Wait for 1 seconds......................................................passed</text:p>
            <text:p>And Click on Delete location rule Button....................................passed</text:p>
            <text:p>And Click dialog delete button..............................................passed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cucumber.runtime.formatter.JUnitFormatter</text:p>
          </table:table-cell>
          <table:table-cell office:value-type="string" calcext:value-type="string">
            <text:p>Validate delete action and add new action in location trigger rule</text:p>
          </table:table-cell>
          <table:table-cell office:value-type="string" calcext:value-type="string">
            <text:p>passed</text:p>
          </table:table-cell>
          <table:table-cell office:value-type="float" office:value="62.727518" calcext:value-type="float">
            <text:p>62.727518</text:p>
          </table:table-cell>
          <table:table-cell office:value-type="string" calcext:value-type="string">
            <text:p>Given Home screen displayed to test update "TestLocationTriggerRule" location trigger rule.passed</text:p>
            <text:p>And Navigate to Account from bottom navigation bar..........................passed</text:p>
            <text:p>And Navigate to Rules setting...............................................passed</text:p>
            <text:p>And Wait for 1 seconds......................................................passed</text:p>
            <text:p>And Select "TestLocationTriggerRule" Rule from list.........................passed</text:p>
            <text:p>And Scroll up to validate action............................................passed</text:p>
            <text:p>And Delete "Mute notifications" action......................................passed</text:p>
            <text:p>And Click dialog delete button..............................................passed</text:p>
            <text:p>And Click on add action.....................................................passed</text:p>
            <text:p>And Wait for 1 seconds......................................................passed</text:p>
            <text:p>And Add action to un-mute notification......................................passed</text:p>
            <text:p>And Save changes............................................................passed</text:p>
            <text:p>And Select "TestLocationTriggerRule" Rule from list.........................passed</text:p>
            <text:p>And Scroll up to validate action............................................passed</text:p>
            <text:p>Then Validate "Mute notifications" action removed from the edit rule screen.passed</text:p>
            <text:p>Then Validate "Un-mute notifications" action on the edit rule screen........passed</text:p>
            <text:p>And Click on Delete location rule Button....................................passed</text:p>
            <text:p>And Click dialog delete button..............................................passed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23">
          <table:table-cell office:value-type="string" calcext:value-type="string">
            <text:p>cucumber.runtime.formatter.JUnitFormatter</text:p>
          </table:table-cell>
          <table:table-cell office:value-type="string" calcext:value-type="string">
            <text:p>Validate add new action in location trigger Rule and Save using back button</text:p>
          </table:table-cell>
          <table:table-cell office:value-type="string" calcext:value-type="string">
            <text:p>unknown</text:p>
          </table:table-cell>
          <table:table-cell office:value-type="float" office:value="56.72803" calcext:value-type="float">
            <text:p>56.72803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office:string-value="androidx.test.espresso.NoMatchingViewException: No views in hierarchy found matching: view.getId() is &lt;2131365528/com.roku.rokuhome:id/ns_view&gt;&#10;&#10;View Hierarchy:&#10;+&gt;DecorView{id=-1, visibility=VISIBLE, width=1080, height=2280, has-focus=false, has-focusable=true, has-window-focus=true, is-clickable=false, is-enabled=true, is-focused=false, is-focusable=false, is-layout-requested=false, is-selected=false, layout-params={(0,0)(fillxfill) ty=BASE_APPLICATION wanim=0x1030303&#10;  fl=81810100&#10;  pfl=10020040&#10;  bhv=DEFAULT&#10;  fitSides= naviIconColor=0}, tag=null, root-is-layout-requested=false, has-input-connection=false, x=0.0, y=0.0, child-count=3} &#10;|&#10;+-&gt;LinearLayout{id=-1, visibility=VISIBLE, width=1080, height=2136, has-focus=false, has-focusable=true, has-window-focus=true, is-clickable=false, is-enabled=true, is-focused=false, is-focusable=false, is-layout-requested=false, is-selected=false, layout-params=android.widget.FrameLayout$LayoutParams@YYYYYY, tag=null, root-is-layout-requested=false, has-input-connection=false, x=0.0, y=0.0, child-count=2} &#10;|&#10;+--&gt;ViewStub{id=16908722, res-name=action_mode_bar_stub, visibility=GONE, width=0, height=0, has-focus=false, has-focusable=false, has-window-focus=true, is-clickable=false, is-enabled=true, is-focused=false, is-focusable=false, is-layout-requested=true, is-selected=false, layout-params=android.widget.LinearLayout$LayoutParams@YYYYYY, tag=null, root-is-layout-requested=false, has-input-connection=false, x=0.0, y=0.0} &#10;|&#10;+--&gt;FrameLayout{id=16908290, res-name=content, visibility=VISIBLE, width=1080, height=2136, has-focus=false, has-focusable=true, has-window-focus=true, is-clickable=false, is-enabled=true, is-focused=false, is-focusable=false, is-layout-requested=false, is-selected=false, layout-params=android.widget.LinearLayout$LayoutParams@YYYYYY, tag=null, root-is-layout-requested=false, has-input-connection=false, x=0.0, y=0.0, child-count=1} &#10;|&#10;+---&gt;ConstraintLayout{id=-1, visibility=VISIBLE, width=1080, height=2136, has-focus=false, has-focusable=true, has-window-focus=true, is-clickable=false, is-enabled=true, is-focused=false, is-focusable=false, is-layout-requested=false, is-selected=false, layout-params=android.widget.FrameLayout$LayoutParams@YYYYYY, tag=null, root-is-layout-requested=false, has-input-connection=false, x=0.0, y=0.0, child-count=3} &#10;|&#10;+----&gt;WpkTitleBar{id=2131367096, res-name=title_bar, visibility=VISIBLE, width=1080, height=248, has-focus=false, has-focusable=true, has-window-focus=true, is-clickable=false, is-enabled=true, is-focused=false, is-focusable=false, is-layout-requested=false, is-selected=false, layout-params=androidx.constraintlayout.widget.ConstraintLayout$LayoutParams@YYYYYY, tag=null, root-is-layout-requested=false, has-input-connection=false, x=0.0, y=0.0, child-count=1} &#10;|&#10;+-----&gt;FrameLayout{id=2131367096, res-name=title_bar, visibility=VISIBLE, width=1080, height=132, has-focus=false, has-focusable=true, has-window-focus=true, is-clickable=false, is-enabled=true, is-focused=false, is-focusable=false, is-layout-requested=false, is-selected=false, layout-params=android.widget.FrameLayout$LayoutParams@YYYYYY, tag=null, root-is-layout-requested=false, has-input-connection=false, x=0.0, y=116.0, child-count=5} &#10;|&#10;+------&gt;WpkSvgImageView{id=2131364250, res-name=iv_back, visibility=VISIBLE, width=120, height=120, has-focus=false, has-focusable=true, has-window-focus=true, is-clickable=true, is-enabled=true, is-focused=false, is-focusable=true, is-layout-requested=false, is-selected=false, layout-params=android.widget.FrameLayout$LayoutParams@YYYYYY, tag=null, root-is-layout-requested=false, has-input-connection=false, x=0.0, y=6.0} &#10;|&#10;+------&gt;WpkCommonTextView{id=2131368368, res-name=tv_title_left, visibility=GONE, width=0, height=0, has-focus=false, has-focusable=false, has-window-focus=true, is-clickable=true, is-enabled=true, is-focused=false, is-focusable=true, is-layout-requested=true, is-selected=false, layout-params=android.widget.FrameLayout$LayoutParams@YYYYYY, tag=fonts/gotham_bold.ttf, root-is-layout-requested=false, has-input-connection=false, x=0.0, y=0.0, text=, input-type=0, ime-target=false, has-links=false} &#10;|&#10;+------&gt;WpkCommonTextView{id=2131368369, res-name=tv_title_name, visibility=VISIBLE, width=690, height=54, has-focus=false, has-focusable=false, has-window-focus=true, is-clickable=false, is-enabled=true, is-focused=false, is-focusable=false, is-layout-requested=false, is-selected=false, layout-params=android.widget.FrameLayout$LayoutParams@YYYYYY, tag=null, root-is-layout-requested=false, has-input-connection=false, x=195.0, y=39.0, text=Rules, input-type=0, ime-target=false, has-links=false} &#10;|&#10;+------&gt;WpkCommonTextView{id=2131368371, res-name=tv_title_right, visibility=GONE, width=0, height=0, has-focus=false, has-focusable=false, has-window-focus=true, is-clickable=true, is-enabled=true, is-focused=false, is-focusable=true, is-layout-requested=true, is-selected=false, layout-params=android.widget.FrameLayout$LayoutParams@YYYYYY, tag=fonts/gotham_bold.ttf, root-is-layout-requested=false, has-input-connection=false, x=0.0, y=0.0, text=Clear, input-type=0, ime-target=false, has-links=false} &#10;|&#10;+------&gt;LinearLayout{id=-1, visibility=VISIBLE, width=72, height=132, has-focus=false, has-focusable=true, has-window-focus=true, is-clickable=false, is-enabled=true, is-focused=false, is-focusable=false, is-layout-requested=false, is-selected=false, layout-params=android.widget.FrameLayout$LayoutParams@YYYYYY, tag=null, root-is-layout-requested=false, has-input-connection=false, x=978.0, y=0.0, child-count=2} &#10;|&#10;+-------&gt;ImageView{id=2131364655, res-name=iv_second_right, visibility=GONE, width=0, height=0, has-focus=false, has-focusable=false, has-window-focus=true, is-clickable=true, is-enabled=true, is-focused=false, is-focusable=true, is-layout-requested=true, is-selected=false, layout-params=android.widget.LinearLayout$LayoutParams@YYYYYY, tag=null, root-is-layout-requested=false, has-input-connection=false, x=0.0, y=0.0} &#10;|&#10;+-------&gt;ImageView{id=2131364628, res-name=iv_right, visibility=VISIBLE, width=72, height=72, has-focus=false, has-focusable=true, has-window-focus=true, is-clickable=true, is-enabled=true, is-focused=false, is-focusable=true, is-layout-requested=false, is-selected=false, layout-params=android.widget.LinearLayout$LayoutParams@YYYYYY, tag=null, root-is-layout-requested=false, has-input-connection=false, x=0.0, y=30.0} &#10;|&#10;+----&gt;FrameLayout{id=2131362571, res-name=content_fl, visibility=VISIBLE, width=1080, height=1648, has-focus=false, has-focusable=true, has-window-focus=true, is-clickable=false, is-enabled=true, is-focused=false, is-focusable=false, is-layout-requested=false, is-selected=false, layout-params=androidx.constraintlayout.widget.ConstraintLayout$LayoutParams@YYYYYY, tag=null, root-is-layout-requested=false, has-input-connection=false, x=0.0, y=248.0, child-count=1} &#10;|&#10;+-----&gt;ConstraintLayout{id=-1, visibility=VISIBLE, width=1080, height=1648, has-focus=false, has-focusable=true, has-window-focus=true, is-clickable=false, is-enabled=true, is-focused=false, is-focusable=false, is-layout-requested=false, is-selected=false, layout-params=android.widget.FrameLayout$LayoutParams@YYYYYY, tag=null, root-is-layout-requested=false, has-input-connection=false, x=0.0, y=0.0, child-count=2} &#10;|&#10;+------&gt;RecyclerView{id=2131366576, res-name=rv_rule_list, visibility=VISIBLE, width=1080, height=1648, has-focus=false, has-focusable=true, has-window-focus=true, is-clickable=false, is-enabled=true, is-focused=false, is-focusable=true, is-layout-requested=false, is-selected=false, layout-params=androidx.constraintlayout.widget.ConstraintLayout$LayoutParams@YYYYYY, tag=null, root-is-layout-requested=false, has-input-connection=false, x=0.0, y=0.0, child-count=2} &#10;|&#10;+-------&gt;ConstraintLayout{id=-1, visibility=VISIBLE, width=1080, height=164, has-focus=false, has-focusable=false, has-window-focus=true, is-clickable=false, is-enabled=true, is-focused=false, is-focusable=false, is-layout-requested=false, is-selected=false, layout-params=androidx.recyclerview.widget.RecyclerView$LayoutParams@YYYYYY, tag=null, root-is-layout-requested=false, has-input-connection=false, x=0.0, y=0.0, child-count=1} &#10;|&#10;+--------&gt;WpkCommonTextView{id=2131368372, res-name=tv_title_type, visibility=VISIBLE, width=438, height=164, has-focus=false, has-focusable=false, has-window-focus=true, is-clickable=false, is-enabled=true, is-focused=false, is-focusable=false, is-layout-requested=false, is-selected=false, layout-params=androidx.constraintlayout.widget.ConstraintLayout$LayoutParams@YYYYYY, tag=null, root-is-layout-requested=false, has-input-connection=false, x=42.0, y=0.0, text=LOCATION TRIGGERS, input-type=0, ime-target=false, has-links=false} &#10;|&#10;+-------&gt;ConstraintLayout{id=-1, visibility=VISIBLE, width=1080, height=210, has-focus=false, has-focusable=true, has-window-focus=true, is-clickable=true, is-enabled=true, is-focused=false, is-focusable=true, is-layout-requested=false, is-selected=false, layout-params=androidx.recyclerview.widget.RecyclerView$LayoutParams@YYYYYY, tag=null, root-is-layout-requested=false, has-input-connection=false, x=0.0, y=164.0, child-count=5} &#10;|&#10;+--------&gt;ImageView{id=2131364361, res-name=iv_device_icon, visibility=GONE, width=0, height=0, has-focus=false, has-focusable=false, has-window-focus=true, is-clickable=false, is-enabled=true, is-focused=false, is-focusable=false, is-layout-requested=true, is-selected=false, layout-params=androidx.constraintlayout.widget.ConstraintLayout$LayoutParams@YYYYYY, tag=null, root-is-layout-requested=false, has-input-connection=false, x=0.0, y=0.0} &#10;|&#10;+--------&gt;TextView{id=2131367577, res-name=tv_device_name, visibility=VISIBLE, width=930, height=63, has-focus=false, has-focusable=false, has-window-focus=true, is-clickable=false, is-enabled=true, is-focused=false, is-focusable=false, is-layout-requested=false, is-selected=false, layout-params=androidx.constraintlayout.widget.ConstraintLayout$LayoutParams@YYYYYY, tag=fonts/gotham_book.ttf, root-is-layout-requested=false, has-input-connection=false, x=60.0, y=66.0, text=TestLocationTriggerRule, input-type=0, ime-target=false, has-links=false} &#10;|&#10;+--------&gt;TextView{id=2131367602, res-name=tv_disabled, visibility=GONE, width=0, height=0, has-focus=false, has-focusable=false, has-window-focus=true, is-clickable=false, is-enabled=true, is-focused=false, is-focusable=false, is-layout-requested=true, is-selected=false, layout-params=androidx.constraintlayout.widget.ConstraintLayout$LayoutParams@YYYYYY, tag=fonts/gotham_book.ttf, root-is-layout-requested=false, has-input-connection=false, x=0.0, y=0.0, text=Disabled, input-type=0, ime-target=false, has-links=false} &#10;|&#10;+--------&gt;ImageView{id=2131364525, res-name=iv_move_icon, visibility=GONE, width=0, height=0, has-focus=false, has-focusable=false, has-window-focus=true, is-clickable=false, is-enabled=true, is-focused=false, is-focusable=false, is-layout-requested=true, is-selected=false, layout-params=androidx.constraintlayout.widget.ConstraintLayout$LayoutParams@YYYYYY, tag=null, root-is-layout-requested=false, has-input-connection=false, x=0.0, y=0.0} &#10;|&#10;+--------&gt;View{id=2131368780, res-name=view_line, visibility=GONE, width=0, height=0, has-focus=false, has-focusable=false, has-window-focus=true, is-clickable=false, is-enabled=true, is-focused=false, is-focusable=false, is-layout-requested=true, is-selected=false, layout-params=androidx.constraintlayout.widget.ConstraintLayout$LayoutParams@YYYYYY, tag=null, root-is-layout-requested=false, has-input-connection=false, x=0.0, y=0.0} &#10;|&#10;+------&gt;RelativeLayout{id=2131366137, res-name=rl_guide_create, visibility=GONE, width=0, height=0, has-focus=false, has-focusable=false, has-window-focus=true, is-clickable=false, is-enabled=true, is-focused=false, is-focusable=false, is-layout-requested=true, is-selected=false, layout-params=androidx.constraintlayout.widget.ConstraintLayout$LayoutParams@YYYYYY, tag=null, root-is-layout-requested=false, has-input-connection=false, x=0.0, y=0.0, child-count=1} &#10;|&#10;+-------&gt;ScrollView{id=-1, visibility=VISIBLE, width=0, height=0, has-focus=false, has-focusable=true, has-window-focus=true, is-clickable=false, is-enabled=true, is-focused=false, is-focusable=true, is-layout-requested=true, is-selected=false, layout-params=android.widget.RelativeLayout$LayoutParams@YYYYYY, tag=null, root-is-layout-requested=false, has-input-connection=false, x=0.0, y=0.0, child-count=1} &#10;|&#10;+--------&gt;RelativeLayout{id=-1, visibility=VISIBLE, width=0, height=0, has-focus=false, has-focusable=true, has-window-focus=true, is-clickable=false, is-enabled=true, is-focused=false, is-focusable=false, is-layout-requested=true, is-selected=false, layout-params=android.widget.FrameLayout$LayoutParams@YYYYYY, tag=null, root-is-layout-requested=false, has-input-connection=false, x=0.0, y=0.0, child-count=10} &#10;|&#10;+---------&gt;WpkCommonTextView{id=2131368366, res-name=tv_title_create, visibility=VISIBLE, width=0, height=0, has-focus=false, has-focusable=false, has-window-focus=true, is-clickable=false, is-enabled=true, is-focused=false, is-focusable=false, is-layout-requested=true, is-selected=false, layout-params=android.widget.RelativeLayout$LayoutParams@YYYYYY, tag=null, root-is-layout-requested=false, has-input-connection=false, x=0.0, y=0.0, text=Create rules to automate your devices, input-type=0, ime-target=false, has-links=false} &#10;|&#10;+---------&gt;WpkCommonTextView{id=2131367482, res-name=tv_control_devices, visibility=VISIBLE, width=0, height=0, has-focus=false, has-focusable=false, has-window-focus=true, is-clickable=false, is-enabled=true, is-focused=false, is-focusable=false, is-layout-requested=true, is-selected=false, layout-params=android.widget.RelativeLayout$LayoutParams@YYYYYY, tag=null, root-is-layout-requested=false, has-input-connection=false, x=0.0, y=0.0, text=Shortcuts, input-type=0, ime-target=false, has-links=false} &#10;|&#10;+---------&gt;WpkCommonTextView{id=2131368207, res-name=tv_shortcut_content, visibility=VISIBLE, width=0, height=0, has-focus=false, has-focusable=false, has-window-focus=true, is-clickable=false, is-enabled=true, is-focused=false, is-focusable=false, is-layout-requested=true, is-selected=false, layout-params=android.widget.RelativeLayout$LayoutParams@YYYYYY, tag=null, root-is-layout-requested=false, has-input-connection=false, x=0.0, y=0.0, text=Use home screen shortcuts to control your Roku devices., input-type=0, ime-target=false, has-links=false} &#10;|&#10;+---------&gt;WpkCommonTextView{id=2131368148, res-name=tv_schedules, visibility=VISIBLE, width=0, height=0, has-focus=false, has-focusable=false, has-window-focus=true, is-clickable=false, is-enabled=true, is-focused=false, is-focusable=false, is-layout-requested=true, is-selected=false, layout-params=android.widget.RelativeLayout$LayoutParams@YYYYYY, tag=null, root-is-layout-requested=false, has-input-connection=false, x=0.0, y=0.0, text=Schedules, input-type=0, ime-target=false, has-links=false} &#10;|&#10;+---------&gt;WpkCommonTextView{id=2131368149, res-name=tv_schedules_content, visibility=VISIBLE, width=0, height=0, has-focus=false, has-focusable=false, has-window-focus=true, is-clickable=false, is-enabled=true, is-focused=false, is-focusable=false, is-layout-requested=true, is-selected=false, layout-params=android.widget.RelativeLayout$LayoutParams@YYYYYY, tag=null, root-is-layout-requested=false, has-input-connection=false, x=0.0, y=0.0, text=Control your Roku devices based on the time of day., input-type=0, ime-target=false, has-links=false} &#10;|&#10;+---------&gt;WpkCommonTextView{id=2131368568, res-name=tv_wyze_guide_trigger, visibility=VISIBLE, width=0, height=0, has-focus=false, has-focusable=false, has-window-focus=true, is-clickable=false, is-enabled=true, is-focused=false, is-focusable=false, is-layout-requested=true, is-selected=false, layout-params=android.widget.RelativeLayout$LayoutParams@YYYYYY, tag=null, root-is-layout-requested=false, has-input-connection=false, x=0.0, y=0.0, text=Device triggers, input-type=0, ime-target=false, has-links=false} &#10;|&#10;+---------&gt;WpkCommonTextView{id=2131368397, res-name=tv_trigger_content, visibility=VISIBLE, width=0, height=0, has-focus=false, has-focusable=false, has-window-focus=true, is-clickable=false, is-enabled=true, is-focused=false, is-focusable=false, is-layout-requested=true, is-selected=false, layout-params=android.widget.RelativeLayout$LayoutParams@YYYYYY, tag=null, root-is-layout-requested=false, has-input-connection=false, x=0.0, y=0.0, text=Allow one Roku device to automatically trigger another., input-type=0, ime-target=false, has-links=false} &#10;|&#10;+---------&gt;WpkCommonTextView{id=2131367887, res-name=tv_location_trigger, visibility=VISIBLE, width=0, height=0, has-focus=false, has-focusable=false, has-window-focus=true, is-clickable=false, is-enabled=true, is-focused=false, is-focusable=false, is-layout-requested=true, is-selected=false, layout-params=android.widget.RelativeLayout$LayoutParams@YYYYYY, tag=null, root-is-layout-requested=false, has-input-connection=false, x=0.0, y=0.0, text=Location triggers, input-type=0, ime-target=false, has-links=false} &#10;|&#10;+---------&gt;WpkCommonTextView{id=2131367888, res-name=tv_location_trigger_content, visibility=VISIBLE, width=0, height=0, has-focus=false, has-focusable=false, has-window-focus=true, is-clickable=false, is-enabled=true, is-focused=false, is-focusable=false, is-layout-requested=true, is-selected=false, layout-params=android.widget.RelativeLayout$LayoutParams@YYYYYY, tag=null, root-is-layout-requested=false, has-input-connection=false, x=0.0, y=0.0, text=Trigger your Roku devices when you enter or exit a location., input-type=0, ime-target=false, has-links=false} &#10;|&#10;+---------&gt;TextView{id=2131367495, res-name=tv_create_rule, visibility=VISIBLE, width=0, height=0, has-focus=false, has-focusable=true, has-window-focus=true, is-clickable=true, is-enabled=true, is-focused=false, is-focusable=true, is-layout-requested=true, is-selected=false, layout-params=android.widget.RelativeLayout$LayoutParams@YYYYYY, tag=null, root-is-layout-requested=false, has-input-connection=false, x=0.0, y=0.0, text=Create rule, input-type=0, ime-target=false, has-links=false} &#10;|&#10;+----&gt;RadioGroup{id=2131365735, res-name=rb_bottom, visibility=VISIBLE, width=1080, height=240, has-focus=false, has-focusable=true, has-window-focus=true, is-clickable=false, is-enabled=true, is-focused=false, is-focusable=false, is-layout-requested=false, is-selected=false, layout-params=androidx.constraintlayout.widget.ConstraintLayout$LayoutParams@YYYYYY, tag=null, root-is-layout-requested=false, has-input-connection=false, x=0.0, y=1896.0, child-count=2} &#10;|&#10;+-----&gt;RadioButton{id=2131365754, res-name=rb_rule_list, visibility=VISIBLE, width=540, height=137, has-focus=false, has-focusable=true, has-window-focus=true, is-clickable=true, is-enabled=true, is-focused=false, is-focusable=true, is-layout-requested=false, is-selected=false, layout-params=android.widget.RadioGroup$LayoutParams@YYYYYY, tag=fonts/gotham_bold.ttf, root-is-layout-requested=false, has-input-connection=false, x=0.0, y=51.0, text=Rules, input-type=0, ime-target=false, has-links=false, is-checked=true} &#10;|&#10;+-----&gt;RadioButton{id=2131365753, res-name=rb_rule_history, visibility=VISIBLE, width=540, height=137, has-focus=false, has-focusable=true, has-window-focus=true, is-clickable=true, is-enabled=true, is-focused=false, is-focusable=true, is-layout-requested=false, is-selected=false, layout-params=android.widget.RadioGroup$LayoutParams@YYYYYY, tag=fonts/gotham_book.ttf, root-is-layout-requested=false, has-input-connection=false, x=540.0, y=51.0, text=History, input-type=0, ime-target=false, has-links=false, is-checked=false} &#10;|&#10;+-&gt;h{id=2131362266, res-name=bugsee_invisible_view, visibility=VISIBLE, width=1080, height=2280, has-focus=false, has-focusable=false, has-window-focus=true, is-clickable=false, is-enabled=true, is-focused=false, is-focusable=false, is-layout-requested=false, is-selected=false, layout-params=android.widget.FrameLayout$LayoutParams@YYYYYY, tag=null, root-is-layout-requested=false, has-input-connection=false, x=0.0, y=0.0, child-count=0} &#10;|&#10;+-&gt;View{id=16908336, res-name=navigationBarBackground, visibility=VISIBLE, width=1080, height=144, has-focus=false, has-focusable=false, has-window-focus=true, is-clickable=false, is-enabled=true, is-focused=false, is-focusable=false, is-layout-requested=false, is-selected=false, layout-params=android.widget.FrameLayout$LayoutParams@YYYYYY, tag=null, root-is-layout-requested=false, has-input-connection=false, x=0.0, y=2136.0} &#10;at androidx.test.espresso.NoMatchingViewException$Builder.build(NoMatchingViewException.java:5)&#10;at androidx.test.espresso.base.DefaultFailureHandler.lambda$getNoMatchingViewExceptionTruncater$0(DefaultFailureHandler.java:5)&#10;at androidx.test.espresso.base.DefaultFailureHandler$$ExternalSyntheticLambda1.truncateExceptionMessage(Unknown Source:2)&#10;at androidx.test.espresso.base.ViewHierarchyExceptionHandler.handleSafely(ViewHierarchyExceptionHandler.java:5)&#10;at androidx.test.espresso.base.ViewHierarchyExceptionHandler.handleSafely(ViewHierarchyExceptionHandler.java:1)&#10;at androidx.test.espresso.base.DefaultFailureHandler$TypedFailureHandler.handle(DefaultFailureHandler.java:4)&#10;at androidx.test.espresso.base.DefaultFailureHandler.handle(DefaultFailureHandler.java:5)&#10;at androidx.test.espresso.ViewInteraction.waitForAndHandleInteractionResults(ViewInteraction.java:8)&#10;at androidx.test.espresso.ViewInteraction.desugaredPerform(ViewInteraction.java:11)&#10;at androidx.test.espresso.ViewInteraction.perform(ViewInteraction.java:8)&#10;at com.roku.rokuhome.test.utils.Utilities.swipeUpToCheckElement(Utilities.kt:499)&#10;at com.roku.rokuhome.test.utils.pageUtils.RuleUtils.scrollUpToAction(RuleUtils.kt:1085)&#10;at com.roku.rokuhome.test.stepDefs.CommonStepDefinitions.showAction(CommonStepDefinitions.kt:368)&#10;at ✽.Scroll up to validate action(file:features/location-trigger-rules.feature:573)&#10;" calcext:value-type="string">
            <text:p>androidx.test.espresso.NoMatchingViewException: No views in hierarchy found matching: view.getId() is &lt;2131365528/com.roku.rokuhome:id/ns_view&gt;</text:p>
            <text:p/>
            <text:p>View Hierarchy:</text:p>
            <text:p>+&gt;DecorView{id=-1, visibility=VISIBLE, width=1080, height=2280, has-focus=false, has-focusable=true, has-window-focus=true, is-clickable=false, is-enabled=true, is-focused=false, is-focusable=false, is-layout-requested=false, is-selected=false, layout-params={(0,0)(fillxfill) ty=BASE_APPLICATION wanim=0x1030303</text:p>
            <text:p>  fl=81810100</text:p>
            <text:p>  pfl=10020040</text:p>
            <text:p>  bhv=DEFAULT</text:p>
            <text:p>  fitSides= naviIconColor=0}, tag=null, root-is-layout-requested=false, has-input-connection=false, x=0.0, y=0.0, child-count=3} </text:p>
            <text:p>|</text:p>
            <text:p>+-&gt;LinearLayout{id=-1, visibility=VISIBLE, width=1080, height=2136, has-focus=false, has-focusable=true, has-window-focus=true, is-clickable=false, is-enabled=true, is-focused=false, is-focusable=false, is-layout-requested=false, is-selected=false, layout-params=android.widget.FrameLayout$LayoutParams@YYYYYY, tag=null, root-is-layout-requested=false, has-input-connection=false, x=0.0, y=0.0, child-count=2} </text:p>
            <text:p>|</text:p>
            <text:p>+--&gt;ViewStub{id=16908722, res-name=action_mode_bar_stub, visibility=GONE, width=0, height=0, has-focus=false, has-focusable=false, has-window-focus=true, is-clickable=false, is-enabled=true, is-focused=false, is-focusable=false, is-layout-requested=true, is-selected=false, layout-params=android.widget.LinearLayout$LayoutParams@YYYYYY, tag=null, root-is-layout-requested=false, has-input-connection=false, x=0.0, y=0.0} </text:p>
            <text:p>|</text:p>
            <text:p>+--&gt;FrameLayout{id=16908290, res-name=content, visibility=VISIBLE, width=1080, height=2136, has-focus=false, has-focusable=true, has-window-focus=true, is-clickable=false, is-enabled=true, is-focused=false, is-focusable=false, is-layout-requested=false, is-selected=false, layout-params=android.widget.LinearLayout$LayoutParams@YYYYYY, tag=null, root-is-layout-requested=false, has-input-connection=false, x=0.0, y=0.0, child-count=1} </text:p>
            <text:p>|</text:p>
            <text:p>+---&gt;ConstraintLayout{id=-1, visibility=VISIBLE, width=1080, height=2136, has-focus=false, has-focusable=true, has-window-focus=true, is-clickable=false, is-enabled=true, is-focused=false, is-focusable=false, is-layout-requested=false, is-selected=false, layout-params=android.widget.FrameLayout$LayoutParams@YYYYYY, tag=null, root-is-layout-requested=false, has-input-connection=false, x=0.0, y=0.0, child-count=3} </text:p>
            <text:p>|</text:p>
            <text:p>+----&gt;WpkTitleBar{id=2131367096, res-name=title_bar, visibility=VISIBLE, width=1080, height=248, has-focus=false, has-focusable=true, has-window-focus=true, is-clickable=false, is-enabled=true, is-focused=false, is-focusable=false, is-layout-requested=false, is-selected=false, layout-params=androidx.constraintlayout.widget.ConstraintLayout$LayoutParams@YYYYYY, tag=null, root-is-layout-requested=false, has-input-connection=false, x=0.0, y=0.0, child-count=1} </text:p>
            <text:p>|</text:p>
            <text:p>+-----&gt;FrameLayout{id=2131367096, res-name=title_bar, visibility=VISIBLE, width=1080, height=132, has-focus=false, has-focusable=true, has-window-focus=true, is-clickable=false, is-enabled=true, is-focused=false, is-focusable=false, is-layout-requested=false, is-selected=false, layout-params=android.widget.FrameLayout$LayoutParams@YYYYYY, tag=null, root-is-layout-requested=false, has-input-connection=false, x=0.0, y=116.0, child-count=5} </text:p>
            <text:p>|</text:p>
            <text:p>+------&gt;WpkSvgImageView{id=2131364250, res-name=iv_back, visibility=VISIBLE, width=120, height=120, has-focus=false, has-focusable=true, has-window-focus=true, is-clickable=true, is-enabled=true, is-focused=false, is-focusable=true, is-layout-requested=false, is-selected=false, layout-params=android.widget.FrameLayout$LayoutParams@YYYYYY, tag=null, root-is-layout-requested=false, has-input-connection=false, x=0.0, y=6.0} </text:p>
            <text:p>|</text:p>
            <text:p>+------&gt;WpkCommonTextView{id=2131368368, res-name=tv_title_left, visibility=GONE, width=0, height=0, has-focus=false, has-focusable=false, has-window-focus=true, is-clickable=true, is-enabled=true, is-focused=false, is-focusable=true, is-layout-requested=true, is-selected=false, layout-params=android.widget.FrameLayout$LayoutParams@YYYYYY, tag=fonts/gotham_bold.ttf, root-is-layout-requested=false, has-input-connection=false, x=0.0, y=0.0, text=, input-type=0, ime-target=false, has-links=false} </text:p>
            <text:p>|</text:p>
            <text:p>+------&gt;WpkCommonTextView{id=2131368369, res-name=tv_title_name, visibility=VISIBLE, width=690, height=54, has-focus=false, has-focusable=false, has-window-focus=true, is-clickable=false, is-enabled=true, is-focused=false, is-focusable=false, is-layout-requested=false, is-selected=false, layout-params=android.widget.FrameLayout$LayoutParams@YYYYYY, tag=null, root-is-layout-requested=false, has-input-connection=false, x=195.0, y=39.0, text=Rules, input-type=0, ime-target=false, has-links=false} </text:p>
            <text:p>|</text:p>
            <text:p>+------&gt;WpkCommonTextView{id=2131368371, res-name=tv_title_right, visibility=GONE, width=0, height=0, has-focus=false, has-focusable=false, has-window-focus=true, is-clickable=true, is-enabled=true, is-focused=false, is-focusable=true, is-layout-requested=true, is-selected=false, layout-params=android.widget.FrameLayout$LayoutParams@YYYYYY, tag=fonts/gotham_bold.ttf, root-is-layout-requested=false, has-input-connection=false, x=0.0, y=0.0, text=Clear, input-type=0, ime-target=false, has-links=false} </text:p>
            <text:p>|</text:p>
            <text:p>+------&gt;LinearLayout{id=-1, visibility=VISIBLE, width=72, height=132, has-focus=false, has-focusable=true, has-window-focus=true, is-clickable=false, is-enabled=true, is-focused=false, is-focusable=false, is-layout-requested=false, is-selected=false, layout-params=android.widget.FrameLayout$LayoutParams@YYYYYY, tag=null, root-is-layout-requested=false, has-input-connection=false, x=978.0, y=0.0, child-count=2} </text:p>
            <text:p>|</text:p>
            <text:p>+-------&gt;ImageView{id=2131364655, res-name=iv_second_right, visibility=GONE, width=0, height=0, has-focus=false, has-focusable=false, has-window-focus=true, is-clickable=true, is-enabled=true, is-focused=false, is-focusable=true, is-layout-requested=true, is-selected=false, layout-params=android.widget.LinearLayout$LayoutParams@YYYYYY, tag=null, root-is-layout-requested=false, has-input-connection=false, x=0.0, y=0.0} </text:p>
            <text:p>|</text:p>
            <text:p>+-------&gt;ImageView{id=2131364628, res-name=iv_right, visibility=VISIBLE, width=72, height=72, has-focus=false, has-focusable=true, has-window-focus=true, is-clickable=true, is-enabled=true, is-focused=false, is-focusable=true, is-layout-requested=false, is-selected=false, layout-params=android.widget.LinearLayout$LayoutParams@YYYYYY, tag=null, root-is-layout-requested=false, has-input-connection=false, x=0.0, y=30.0} </text:p>
            <text:p>|</text:p>
            <text:p>+----&gt;FrameLayout{id=2131362571, res-name=content_fl, visibility=VISIBLE, width=1080, height=1648, has-focus=false, has-focusable=true, has-window-focus=true, is-clickable=false, is-enabled=true, is-focused=false, is-focusable=false, is-layout-requested=false, is-selected=false, layout-params=androidx.constraintlayout.widget.ConstraintLayout$LayoutParams@YYYYYY, tag=null, root-is-layout-requested=false, has-input-connection=false, x=0.0, y=248.0, child-count=1} </text:p>
            <text:p>|</text:p>
            <text:p>+-----&gt;ConstraintLayout{id=-1, visibility=VISIBLE, width=1080, height=1648, has-focus=false, has-focusable=true, has-window-focus=true, is-clickable=false, is-enabled=true, is-focused=false, is-focusable=false, is-layout-requested=false, is-selected=false, layout-params=android.widget.FrameLayout$LayoutParams@YYYYYY, tag=null, root-is-layout-requested=false, has-input-connection=false, x=0.0, y=0.0, child-count=2} </text:p>
            <text:p>|</text:p>
            <text:p>+------&gt;RecyclerView{id=2131366576, res-name=rv_rule_list, visibility=VISIBLE, width=1080, height=1648, has-focus=false, has-focusable=true, has-window-focus=true, is-clickable=false, is-enabled=true, is-focused=false, is-focusable=true, is-layout-requested=false, is-selected=false, layout-params=androidx.constraintlayout.widget.ConstraintLayout$LayoutParams@YYYYYY, tag=null, root-is-layout-requested=false, has-input-connection=false, x=0.0, y=0.0, child-count=2} </text:p>
            <text:p>|</text:p>
            <text:p>+-------&gt;ConstraintLayout{id=-1, visibility=VISIBLE, width=1080, height=164, has-focus=false, has-focusable=false, has-window-focus=true, is-clickable=false, is-enabled=true, is-focused=false, is-focusable=false, is-layout-requested=false, is-selected=false, layout-params=androidx.recyclerview.widget.RecyclerView$LayoutParams@YYYYYY, tag=null, root-is-layout-requested=false, has-input-connection=false, x=0.0, y=0.0, child-count=1} </text:p>
            <text:p>|</text:p>
            <text:p>+--------&gt;WpkCommonTextView{id=2131368372, res-name=tv_title_type, visibility=VISIBLE, width=438, height=164, has-focus=false, has-focusable=false, has-window-focus=true, is-clickable=false, is-enabled=true, is-focused=false, is-focusable=false, is-layout-requested=false, is-selected=false, layout-params=androidx.constraintlayout.widget.ConstraintLayout$LayoutParams@YYYYYY, tag=null, root-is-layout-requested=false, has-input-connection=false, x=42.0, y=0.0, text=LOCATION TRIGGERS, input-type=0, ime-target=false, has-links=false} </text:p>
            <text:p>|</text:p>
            <text:p>+-------&gt;ConstraintLayout{id=-1, visibility=VISIBLE, width=1080, height=210, has-focus=false, has-focusable=true, has-window-focus=true, is-clickable=true, is-enabled=true, is-focused=false, is-focusable=true, is-layout-requested=false, is-selected=false, layout-params=androidx.recyclerview.widget.RecyclerView$LayoutParams@YYYYYY, tag=null, root-is-layout-requested=false, has-input-connection=false, x=0.0, y=164.0, child-count=5} </text:p>
            <text:p>|</text:p>
            <text:p>+--------&gt;ImageView{id=2131364361, res-name=iv_device_icon, visibility=GONE, width=0, height=0, has-focus=false, has-focusable=false, has-window-focus=true, is-clickable=false, is-enabled=true, is-focused=false, is-focusable=false, is-layout-requested=true, is-selected=false, layout-params=androidx.constraintlayout.widget.ConstraintLayout$LayoutParams@YYYYYY, tag=null, root-is-layout-requested=false, has-input-connection=false, x=0.0, y=0.0} </text:p>
            <text:p>|</text:p>
            <text:p>+--------&gt;TextView{id=2131367577, res-name=tv_device_name, visibility=VISIBLE, width=930, height=63, has-focus=false, has-focusable=false, has-window-focus=true, is-clickable=false, is-enabled=true, is-focused=false, is-focusable=false, is-layout-requested=false, is-selected=false, layout-params=androidx.constraintlayout.widget.ConstraintLayout$LayoutParams@YYYYYY, tag=fonts/gotham_book.ttf, root-is-layout-requested=false, has-input-connection=false, x=60.0, y=66.0, text=TestLocationTriggerRule, input-type=0, ime-target=false, has-links=false} </text:p>
            <text:p>|</text:p>
            <text:p>+--------&gt;TextView{id=2131367602, res-name=tv_disabled, visibility=GONE, width=0, height=0, has-focus=false, has-focusable=false, has-window-focus=true, is-clickable=false, is-enabled=true, is-focused=false, is-focusable=false, is-layout-requested=true, is-selected=false, layout-params=androidx.constraintlayout.widget.ConstraintLayout$LayoutParams@YYYYYY, tag=fonts/gotham_book.ttf, root-is-layout-requested=false, has-input-connection=false, x=0.0, y=0.0, text=Disabled, input-type=0, ime-target=false, has-links=false} </text:p>
            <text:p>|</text:p>
            <text:p>+--------&gt;ImageView{id=2131364525, res-name=iv_move_icon, visibility=GONE, width=0, height=0, has-focus=false, has-focusable=false, has-window-focus=true, is-clickable=false, is-enabled=true, is-focused=false, is-focusable=false, is-layout-requested=true, is-selected=false, layout-params=androidx.constraintlayout.widget.ConstraintLayout$LayoutParams@YYYYYY, tag=null, root-is-layout-requested=false, has-input-connection=false, x=0.0, y=0.0} </text:p>
            <text:p>|</text:p>
            <text:p>+--------&gt;View{id=2131368780, res-name=view_line, visibility=GONE, width=0, height=0, has-focus=false, has-focusable=false, has-window-focus=true, is-clickable=false, is-enabled=true, is-focused=false, is-focusable=false, is-layout-requested=true, is-selected=false, layout-params=androidx.constraintlayout.widget.ConstraintLayout$LayoutParams@YYYYYY, tag=null, root-is-layout-requested=false, has-input-connection=false, x=0.0, y=0.0} </text:p>
            <text:p>|</text:p>
            <text:p>+------&gt;RelativeLayout{id=2131366137, res-name=rl_guide_create, visibility=GONE, width=0, height=0, has-focus=false, has-focusable=false, has-window-focus=true, is-clickable=false, is-enabled=true, is-focused=false, is-focusable=false, is-layout-requested=true, is-selected=false, layout-params=androidx.constraintlayout.widget.ConstraintLayout$LayoutParams@YYYYYY, tag=null, root-is-layout-requested=false, has-input-connection=false, x=0.0, y=0.0, child-count=1} </text:p>
            <text:p>|</text:p>
            <text:p>+-------&gt;ScrollView{id=-1, visibility=VISIBLE, width=0, height=0, has-focus=false, has-focusable=true, has-window-focus=true, is-clickable=false, is-enabled=true, is-focused=false, is-focusable=true, is-layout-requested=true, is-selected=false, layout-params=android.widget.RelativeLayout$LayoutParams@YYYYYY, tag=null, root-is-layout-requested=false, has-input-connection=false, x=0.0, y=0.0, child-count=1} </text:p>
            <text:p>|</text:p>
            <text:p>+--------&gt;RelativeLayout{id=-1, visibility=VISIBLE, width=0, height=0, has-focus=false, has-focusable=true, has-window-focus=true, is-clickable=false, is-enabled=true, is-focused=false, is-focusable=false, is-layout-requested=true, is-selected=false, layout-params=android.widget.FrameLayout$LayoutParams@YYYYYY, tag=null, root-is-layout-requested=false, has-input-connection=false, x=0.0, y=0.0, child-count=10} </text:p>
            <text:p>|</text:p>
            <text:p>+---------&gt;WpkCommonTextView{id=2131368366, res-name=tv_title_create, visibility=VISIBLE, width=0, height=0, has-focus=false, has-focusable=false, has-window-focus=true, is-clickable=false, is-enabled=true, is-focused=false, is-focusable=false, is-layout-requested=true, is-selected=false, layout-params=android.widget.RelativeLayout$LayoutParams@YYYYYY, tag=null, root-is-layout-requested=false, has-input-connection=false, x=0.0, y=0.0, text=Create rules to automate your devices, input-type=0, ime-target=false, has-links=false} </text:p>
            <text:p>|</text:p>
            <text:p>+---------&gt;WpkCommonTextView{id=2131367482, res-name=tv_control_devices, visibility=VISIBLE, width=0, height=0, has-focus=false, has-focusable=false, has-window-focus=true, is-clickable=false, is-enabled=true, is-focused=false, is-focusable=false, is-layout-requested=true, is-selected=false, layout-params=android.widget.RelativeLayout$LayoutParams@YYYYYY, tag=null, root-is-layout-requested=false, has-input-connection=false, x=0.0, y=0.0, text=Shortcuts, input-type=0, ime-target=false, has-links=false} </text:p>
            <text:p>|</text:p>
            <text:p>+---------&gt;WpkCommonTextView{id=2131368207, res-name=tv_shortcut_content, visibility=VISIBLE, width=0, height=0, has-focus=false, has-focusable=false, has-window-focus=true, is-clickable=false, is-enabled=true, is-focused=false, is-focusable=false, is-layout-requested=true, is-selected=false, layout-params=android.widget.RelativeLayout$LayoutParams@YYYYYY, tag=null, root-is-layout-requested=false, has-input-connection=false, x=0.0, y=0.0, text=Use home screen shortcuts to control your Roku devices., input-type=0, ime-target=false, has-links=false} </text:p>
            <text:p>|</text:p>
            <text:p>+---------&gt;WpkCommonTextView{id=2131368148, res-name=tv_schedules, visibility=VISIBLE, width=0, height=0, has-focus=false, has-focusable=false, has-window-focus=true, is-clickable=false, is-enabled=true, is-focused=false, is-focusable=false, is-layout-requested=true, is-selected=false, layout-params=android.widget.RelativeLayout$LayoutParams@YYYYYY, tag=null, root-is-layout-requested=false, has-input-connection=false, x=0.0, y=0.0, text=Schedules, input-type=0, ime-target=false, has-links=false} </text:p>
            <text:p>|</text:p>
            <text:p>+---------&gt;WpkCommonTextView{id=2131368149, res-name=tv_schedules_content, visibility=VISIBLE, width=0, height=0, has-focus=false, has-focusable=false, has-window-focus=true, is-clickable=false, is-enabled=true, is-focused=false, is-focusable=false, is-layout-requested=true, is-selected=false, layout-params=android.widget.RelativeLayout$LayoutParams@YYYYYY, tag=null, root-is-layout-requested=false, has-input-connection=false, x=0.0, y=0.0, text=Control your Roku devices based on the time of day., input-type=0, ime-target=false, has-links=false} </text:p>
            <text:p>|</text:p>
            <text:p>+---------&gt;WpkCommonTextView{id=2131368568, res-name=tv_wyze_guide_trigger, visibility=VISIBLE, width=0, height=0, has-focus=false, has-focusable=false, has-window-focus=true, is-clickable=false, is-enabled=true, is-focused=false, is-focusable=false, is-layout-requested=true, is-selected=false, layout-params=android.widget.RelativeLayout$LayoutParams@YYYYYY, tag=null, root-is-layout-requested=false, has-input-connection=false, x=0.0, y=0.0, text=Device triggers, input-type=0, ime-target=false, has-links=false} </text:p>
            <text:p>|</text:p>
            <text:p>+---------&gt;WpkCommonTextView{id=2131368397, res-name=tv_trigger_content, visibility=VISIBLE, width=0, height=0, has-focus=false, has-focusable=false, has-window-focus=true, is-clickable=false, is-enabled=true, is-focused=false, is-focusable=false, is-layout-requested=true, is-selected=false, layout-params=android.widget.RelativeLayout$LayoutParams@YYYYYY, tag=null, root-is-layout-requested=false, has-input-connection=false, x=0.0, y=0.0, text=Allow one Roku device to automatically trigger another., input-type=0, ime-target=false, has-links=false} </text:p>
            <text:p>|</text:p>
            <text:p>+---------&gt;WpkCommonTextView{id=2131367887, res-name=tv_location_trigger, visibility=VISIBLE, width=0, height=0, has-focus=false, has-focusable=false, has-window-focus=true, is-clickable=false, is-enabled=true, is-focused=false, is-focusable=false, is-layout-requested=true, is-selected=false, layout-params=android.widget.RelativeLayout$LayoutParams@YYYYYY, tag=null, root-is-layout-requested=false, has-input-connection=false, x=0.0, y=0.0, text=Location triggers, input-type=0, ime-target=false, has-links=false} </text:p>
            <text:p>|</text:p>
            <text:p>+---------&gt;WpkCommonTextView{id=2131367888, res-name=tv_location_trigger_content, visibility=VISIBLE, width=0, height=0, has-focus=false, has-focusable=false, has-window-focus=true, is-clickable=false, is-enabled=true, is-focused=false, is-focusable=false, is-layout-requested=true, is-selected=false, layout-params=android.widget.RelativeLayout$LayoutParams@YYYYYY, tag=null, root-is-layout-requested=false, has-input-connection=false, x=0.0, y=0.0, text=Trigger your Roku devices when you enter or exit a location., input-type=0, ime-target=false, has-links=false} </text:p>
            <text:p>|</text:p>
            <text:p>+---------&gt;TextView{id=2131367495, res-name=tv_create_rule, visibility=VISIBLE, width=0, height=0, has-focus=false, has-focusable=true, has-window-focus=true, is-clickable=true, is-enabled=true, is-focused=false, is-focusable=true, is-layout-requested=true, is-selected=false, layout-params=android.widget.RelativeLayout$LayoutParams@YYYYYY, tag=null, root-is-layout-requested=false, has-input-connection=false, x=0.0, y=0.0, text=Create rule, input-type=0, ime-target=false, has-links=false} </text:p>
            <text:p>|</text:p>
            <text:p>+----&gt;RadioGroup{id=2131365735, res-name=rb_bottom, visibility=VISIBLE, width=1080, height=240, has-focus=false, has-focusable=true, has-window-focus=true, is-clickable=false, is-enabled=true, is-focused=false, is-focusable=false, is-layout-requested=false, is-selected=false, layout-params=androidx.constraintlayout.widget.ConstraintLayout$LayoutParams@YYYYYY, tag=null, root-is-layout-requested=false, has-input-connection=false, x=0.0, y=1896.0, child-count=2} </text:p>
            <text:p>|</text:p>
            <text:p>+-----&gt;RadioButton{id=2131365754, res-name=rb_rule_list, visibility=VISIBLE, width=540, height=137, has-focus=false, has-focusable=true, has-window-focus=true, is-clickable=true, is-enabled=true, is-focused=false, is-focusable=true, is-layout-requested=false, is-selected=false, layout-params=android.widget.RadioGroup$LayoutParams@YYYYYY, tag=fonts/gotham_bold.ttf, root-is-layout-requested=false, has-input-connection=false, x=0.0, y=51.0, text=Rules, input-type=0, ime-target=false, has-links=false, is-checked=true} </text:p>
            <text:p>|</text:p>
            <text:p>+-----&gt;RadioButton{id=2131365753, res-name=rb_rule_history, visibility=VISIBLE, width=540, height=137, has-focus=false, has-focusable=true, has-window-focus=true, is-clickable=true, is-enabled=true, is-focused=false, is-focusable=true, is-layout-requested=false, is-selected=false, layout-params=android.widget.RadioGroup$LayoutParams@YYYYYY, tag=fonts/gotham_book.ttf, root-is-layout-requested=false, has-input-connection=false, x=540.0, y=51.0, text=History, input-type=0, ime-target=false, has-links=false, is-checked=false} </text:p>
            <text:p>|</text:p>
            <text:p>+-&gt;h{id=2131362266, res-name=bugsee_invisible_view, visibility=VISIBLE, width=1080, height=2280, has-focus=false, has-focusable=false, has-window-focus=true, is-clickable=false, is-enabled=true, is-focused=false, is-focusable=false, is-layout-requested=false, is-selected=false, layout-params=android.widget.FrameLayout$LayoutParams@YYYYYY, tag=null, root-is-layout-requested=false, has-input-connection=false, x=0.0, y=0.0, child-count=0} </text:p>
            <text:p>|</text:p>
            <text:p>+-&gt;View{id=16908336, res-name=navigationBarBackground, visibility=VISIBLE, width=1080, height=144, has-focus=false, has-focusable=false, has-window-focus=true, is-clickable=false, is-enabled=true, is-focused=false, is-focusable=false, is-layout-requested=false, is-selected=false, layout-params=android.widget.FrameLayout$LayoutParams@YYYYYY, tag=null, root-is-layout-requested=false, has-input-connection=false, x=0.0, y=2136.0} </text:p>
            <text:p>at androidx.test.espresso.NoMatchingViewException$Builder.build(NoMatchingViewException.java:5)</text:p>
            <text:p>at androidx.test.espresso.base.DefaultFailureHandler.lambda$getNoMatchingViewExceptionTruncater$0(DefaultFailureHandler.java:5)</text:p>
            <text:p>at androidx.test.espresso.base.DefaultFailureHandler$$ExternalSyntheticLambda1.truncateExceptionMessage(Unknown Source:2)</text:p>
            <text:p>at androidx.test.espresso.base.ViewHierarchyExceptionHandler.handleSafely(ViewHierarchyExceptionHandler.java:5)</text:p>
            <text:p>at androidx.test.espresso.base.ViewHierarchyExceptionHandler.handleSafely(ViewHierarchyExceptionHandler.java:1)</text:p>
            <text:p>at androidx.test.espresso.base.DefaultFailureHandler$TypedFailureHandler.handle(DefaultFailureHandler.java:4)</text:p>
            <text:p>at androidx.test.espresso.base.DefaultFailureHandler.handle(DefaultFailureHandler.java:5)</text:p>
            <text:p>at androidx.test.espresso.ViewInteraction.waitForAndHandleInteractionResults(ViewInteraction.java:8)</text:p>
            <text:p>at androidx.test.espresso.ViewInteraction.desugaredPerform(ViewInteraction.java:11)</text:p>
            <text:p>at androidx.test.espresso.ViewInteraction.perform(ViewInteraction.java:8)</text:p>
            <text:p>at com.roku.rokuhome.test.utils.Utilities.swipeUpToCheckElement(Utilities.kt:499)</text:p>
            <text:p>at com.roku.rokuhome.test.utils.pageUtils.RuleUtils.scrollUpToAction(RuleUtils.kt:1085)</text:p>
            <text:p>at com.roku.rokuhome.test.stepDefs.CommonStepDefinitions.showAction(CommonStepDefinitions.kt:368)</text:p>
            <text:p>at ✽.Scroll up to validate action(file:features/location-trigger-rules.feature:573)</text:p>
            <text:p/>
          </table:table-cell>
        </table:table-row>
        <table:table-row table:style-name="ro24">
          <table:table-cell office:value-type="string" calcext:value-type="string">
            <text:p>cucumber.runtime.formatter.JUnitFormatter</text:p>
          </table:table-cell>
          <table:table-cell office:value-type="string" calcext:value-type="string">
            <text:p>Validate add new action in location trigger Rule and Cancel Save</text:p>
          </table:table-cell>
          <table:table-cell office:value-type="string" calcext:value-type="string">
            <text:p>unknown</text:p>
          </table:table-cell>
          <table:table-cell office:value-type="float" office:value="54.179567" calcext:value-type="float">
            <text:p>54.179567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office:string-value="androidx.test.espresso.NoMatchingViewException: No views in hierarchy found matching: view.getId() is &lt;2131367547/com.roku.rokuhome:id/tv_delete_scene&gt;&#10;&#10;View Hierarchy:&#10;+&gt;DecorView{id=-1, visibility=VISIBLE, width=1080, height=2280, has-focus=false, has-focusable=true, has-window-focus=true, is-clickable=false, is-enabled=true, is-focused=false, is-focusable=false, is-layout-requested=false, is-selected=false, layout-params={(0,0)(fillxfill) ty=BASE_APPLICATION wanim=0x1030303&#10;  fl=81810100&#10;  pfl=10020040&#10;  bhv=DEFAULT&#10;  fitSides= naviIconColor=0}, tag=null, root-is-layout-requested=false, has-input-connection=false, x=0.0, y=0.0, child-count=3} &#10;|&#10;+-&gt;LinearLayout{id=-1, visibility=VISIBLE, width=1080, height=2136, has-focus=false, has-focusable=true, has-window-focus=true, is-clickable=false, is-enabled=true, is-focused=false, is-focusable=false, is-layout-requested=false, is-selected=false, layout-params=android.widget.FrameLayout$LayoutParams@YYYYYY, tag=null, root-is-layout-requested=false, has-input-connection=false, x=0.0, y=0.0, child-count=2} &#10;|&#10;+--&gt;ViewStub{id=16908722, res-name=action_mode_bar_stub, visibility=GONE, width=0, height=0, has-focus=false, has-focusable=false, has-window-focus=true, is-clickable=false, is-enabled=true, is-focused=false, is-focusable=false, is-layout-requested=true, is-selected=false, layout-params=android.widget.LinearLayout$LayoutParams@YYYYYY, tag=null, root-is-layout-requested=false, has-input-connection=false, x=0.0, y=0.0} &#10;|&#10;+--&gt;FrameLayout{id=16908290, res-name=content, visibility=VISIBLE, width=1080, height=2136, has-focus=false, has-focusable=true, has-window-focus=true, is-clickable=false, is-enabled=true, is-focused=false, is-focusable=false, is-layout-requested=false, is-selected=false, layout-params=android.widget.LinearLayout$LayoutParams@YYYYYY, tag=null, root-is-layout-requested=false, has-input-connection=false, x=0.0, y=0.0, child-count=1} &#10;|&#10;+---&gt;ConstraintLayout{id=-1, visibility=VISIBLE, width=1080, height=2136, has-focus=false, has-focusable=true, has-window-focus=true, is-clickable=false, is-enabled=true, is-focused=false, is-focusable=false, is-layout-requested=false, is-selected=false, layout-params=android.widget.FrameLayout$LayoutParams@YYYYYY, tag=null, root-is-layout-requested=false, has-input-connection=false, x=0.0, y=0.0, child-count=3} &#10;|&#10;+----&gt;WpkTitleBar{id=2131367096, res-name=title_bar, visibility=VISIBLE, width=1080, height=248, has-focus=false, has-focusable=true, has-window-focus=true, is-clickable=false, is-enabled=true, is-focused=false, is-focusable=false, is-layout-requested=false, is-selected=false, layout-params=androidx.constraintlayout.widget.ConstraintLayout$LayoutParams@YYYYYY, tag=null, root-is-layout-requested=false, has-input-connection=false, x=0.0, y=0.0, child-count=1} &#10;|&#10;+-----&gt;FrameLayout{id=2131367096, res-name=title_bar, visibility=VISIBLE, width=1080, height=132, has-focus=false, has-focusable=true, has-window-focus=true, is-clickable=false, is-enabled=true, is-focused=false, is-focusable=false, is-layout-requested=false, is-selected=false, layout-params=android.widget.FrameLayout$LayoutParams@YYYYYY, tag=null, root-is-layout-requested=false, has-input-connection=false, x=0.0, y=116.0, child-count=5} &#10;|&#10;+------&gt;WpkSvgImageView{id=2131364250, res-name=iv_back, visibility=VISIBLE, width=120, height=120, has-focus=false, has-focusable=true, has-window-focus=true, is-clickable=true, is-enabled=true, is-focused=false, is-focusable=true, is-layout-requested=false, is-selected=false, layout-params=android.widget.FrameLayout$LayoutParams@YYYYYY, tag=null, root-is-layout-requested=false, has-input-connection=false, x=0.0, y=6.0} &#10;|&#10;+------&gt;WpkCommonTextView{id=2131368368, res-name=tv_title_left, visibility=GONE, width=0, height=0, has-focus=false, has-focusable=false, has-window-focus=true, is-clickable=true, is-enabled=true, is-focused=false, is-focusable=true, is-layout-requested=true, is-selected=false, layout-params=android.widget.FrameLayout$LayoutParams@YYYYYY, tag=fonts/gotham_bold.ttf, root-is-layout-requested=false, has-input-connection=false, x=0.0, y=0.0, text=, input-type=0, ime-target=false, has-links=false} &#10;|&#10;+------&gt;WpkCommonTextView{id=2131368369, res-name=tv_title_name, visibility=VISIBLE, width=690, height=54, has-focus=false, has-focusable=false, has-window-focus=true, is-clickable=false, is-enabled=true, is-focused=false, is-focusable=false, is-layout-requested=false, is-selected=false, layout-params=android.widget.FrameLayout$LayoutParams@YYYYYY, tag=null, root-is-layout-requested=false, has-input-connection=false, x=195.0, y=39.0, text=Rules, input-type=0, ime-target=false, has-links=false} &#10;|&#10;+------&gt;WpkCommonTextView{id=2131368371, res-name=tv_title_right, visibility=GONE, width=0, height=0, has-focus=false, has-focusable=false, has-window-focus=true, is-clickable=true, is-enabled=true, is-focused=false, is-focusable=true, is-layout-requested=true, is-selected=false, layout-params=android.widget.FrameLayout$LayoutParams@YYYYYY, tag=fonts/gotham_bold.ttf, root-is-layout-requested=false, has-input-connection=false, x=0.0, y=0.0, text=Clear, input-type=0, ime-target=false, has-links=false} &#10;|&#10;+------&gt;LinearLayout{id=-1, visibility=VISIBLE, width=72, height=132, has-focus=false, has-focusable=true, has-window-focus=true, is-clickable=false, is-enabled=true, is-focused=false, is-focusable=false, is-layout-requested=false, is-selected=false, layout-params=android.widget.FrameLayout$LayoutParams@YYYYYY, tag=null, root-is-layout-requested=false, has-input-connection=false, x=978.0, y=0.0, child-count=2} &#10;|&#10;+-------&gt;ImageView{id=2131364655, res-name=iv_second_right, visibility=GONE, width=0, height=0, has-focus=false, has-focusable=false, has-window-focus=true, is-clickable=true, is-enabled=true, is-focused=false, is-focusable=true, is-layout-requested=true, is-selected=false, layout-params=android.widget.LinearLayout$LayoutParams@YYYYYY, tag=null, root-is-layout-requested=false, has-input-connection=false, x=0.0, y=0.0} &#10;|&#10;+-------&gt;ImageView{id=2131364628, res-name=iv_right, visibility=VISIBLE, width=72, height=72, has-focus=false, has-focusable=true, has-window-focus=true, is-clickable=true, is-enabled=true, is-focused=false, is-focusable=true, is-layout-requested=false, is-selected=false, layout-params=android.widget.LinearLayout$LayoutParams@YYYYYY, tag=null, root-is-layout-requested=false, has-input-connection=false, x=0.0, y=30.0} &#10;|&#10;+----&gt;FrameLayout{id=2131362571, res-name=content_fl, visibility=VISIBLE, width=1080, height=1648, has-focus=false, has-focusable=true, has-window-focus=true, is-clickable=false, is-enabled=true, is-focused=false, is-focusable=false, is-layout-requested=false, is-selected=false, layout-params=androidx.constraintlayout.widget.ConstraintLayout$LayoutParams@YYYYYY, tag=null, root-is-layout-requested=false, has-input-connection=false, x=0.0, y=248.0, child-count=1} &#10;|&#10;+-----&gt;ConstraintLayout{id=-1, visibility=VISIBLE, width=1080, height=1648, has-focus=false, has-focusable=true, has-window-focus=true, is-clickable=false, is-enabled=true, is-focused=false, is-focusable=false, is-layout-requested=false, is-selected=false, layout-params=android.widget.FrameLayout$LayoutParams@YYYYYY, tag=null, root-is-layout-requested=false, has-input-connection=false, x=0.0, y=0.0, child-count=2} &#10;|&#10;+------&gt;RecyclerView{id=2131366576, res-name=rv_rule_list, visibility=GONE, width=1080, height=1648, has-focus=false, has-focusable=false, has-window-focus=true, is-clickable=false, is-enabled=true, is-focused=false, is-focusable=true, is-layout-requested=true, is-selected=false, layout-params=androidx.constraintlayout.widget.ConstraintLayout$LayoutParams@YYYYYY, tag=null, root-is-layout-requested=false, has-input-connection=false, x=0.0, y=0.0, child-count=2} &#10;|&#10;+-------&gt;ConstraintLayout{id=-1, visibility=VISIBLE, width=1080, height=164, has-focus=false, has-focusable=false, has-window-focus=true, is-clickable=false, is-enabled=true, is-focused=false, is-focusable=false, is-layout-requested=false, is-selected=false, layout-params=androidx.recyclerview.widget.RecyclerView$LayoutParams@YYYYYY, tag=null, root-is-layout-requested=false, has-input-connection=false, x=0.0, y=0.0, child-count=1} &#10;|&#10;+--------&gt;WpkCommonTextView{id=2131368372, res-name=tv_title_type, visibility=VISIBLE, width=438, height=164, has-focus=false, has-focusable=false, has-window-focus=true, is-clickable=false, is-enabled=true, is-focused=false, is-focusable=false, is-layout-requested=false, is-selected=false, layout-params=androidx.constraintlayout.widget.ConstraintLayout$LayoutParams@YYYYYY, tag=null, root-is-layout-requested=false, has-input-connection=false, x=42.0, y=0.0, text=LOCATION TRIGGERS, input-type=0, ime-target=false, has-links=false} &#10;|&#10;+-------&gt;ConstraintLayout{id=-1, visibility=VISIBLE, width=1080, height=210, has-focus=false, has-focusable=true, has-window-focus=true, is-clickable=true, is-enabled=true, is-focused=false, is-focusable=true, is-layout-requested=false, is-selected=false, layout-params=androidx.recyclerview.widget.RecyclerView$LayoutParams@YYYYYY, tag=null, root-is-layout-requested=false, has-input-connection=false, x=0.0, y=164.0, child-count=5} &#10;|&#10;+--------&gt;ImageView{id=2131364361, res-name=iv_device_icon, visibility=GONE, width=0, height=0, has-focus=false, has-focusable=false, has-window-focus=true, is-clickable=false, is-enabled=true, is-focused=false, is-focusable=false, is-layout-requested=true, is-selected=false, layout-params=androidx.constraintlayout.widget.ConstraintLayout$LayoutParams@YYYYYY, tag=null, root-is-layout-requested=false, has-input-connection=false, x=0.0, y=0.0} &#10;|&#10;+--------&gt;TextView{id=2131367577, res-name=tv_device_name, visibility=VISIBLE, width=930, height=63, has-focus=false, has-focusable=false, has-window-focus=true, is-clickable=false, is-enabled=true, is-focused=false, is-focusable=false, is-layout-requested=false, is-selected=false, layout-params=androidx.constraintlayout.widget.ConstraintLayout$LayoutParams@YYYYYY, tag=fonts/gotham_book.ttf, root-is-layout-requested=false, has-input-connection=false, x=60.0, y=66.0, text=TestLocationTriggerRule, input-type=0, ime-target=false, has-links=false} &#10;|&#10;+--------&gt;TextView{id=2131367602, res-name=tv_disabled, visibility=GONE, width=0, height=0, has-focus=false, has-focusable=false, has-window-focus=true, is-clickable=false, is-enabled=true, is-focused=false, is-focusable=false, is-layout-requested=true, is-selected=false, layout-params=androidx.constraintlayout.widget.ConstraintLayout$LayoutParams@YYYYYY, tag=fonts/gotham_book.ttf, root-is-layout-requested=false, has-input-connection=false, x=0.0, y=0.0, text=Disabled, input-type=0, ime-target=false, has-links=false} &#10;|&#10;+--------&gt;ImageView{id=2131364525, res-name=iv_move_icon, visibility=GONE, width=0, height=0, has-focus=false, has-focusable=false, has-window-focus=true, is-clickable=false, is-enabled=true, is-focused=false, is-focusable=false, is-layout-requested=true, is-selected=false, layout-params=androidx.constraintlayout.widget.ConstraintLayout$LayoutParams@YYYYYY, tag=null, root-is-layout-requested=false, has-input-connection=false, x=0.0, y=0.0} &#10;|&#10;+--------&gt;View{id=2131368780, res-name=view_line, visibility=GONE, width=0, height=0, has-focus=false, has-focusable=false, has-window-focus=true, is-clickable=false, is-enabled=true, is-focused=false, is-focusable=false, is-layout-requested=true, is-selected=false, layout-params=androidx.constraintlayout.widget.ConstraintLayout$LayoutParams@YYYYYY, tag=null, root-is-layout-requested=false, has-input-connection=false, x=0.0, y=0.0} &#10;|&#10;+------&gt;RelativeLayout{id=2131366137, res-name=rl_guide_create, visibility=VISIBLE, width=960, height=1443, has-focus=false, has-focusable=true, has-window-focus=true, is-clickable=false, is-enabled=true, is-focused=false, is-focusable=false, is-layout-requested=false, is-selected=false, layout-params=androidx.constraintlayout.widget.ConstraintLayout$LayoutParams@YYYYYY, tag=null, root-is-layout-requested=false, has-input-connection=false, x=66.0, y=52.0, child-count=1} &#10;|&#10;+-------&gt;ScrollView{id=-1, visibility=VISIBLE, width=960, height=1443, has-focus=false, has-focusable=true, has-window-focus=true, is-clickable=false, is-enabled=true, is-focused=false, is-focusable=true, is-layout-requested=false, is-selected=false, layout-params=android.widget.RelativeLayout$LayoutParams@YYYYYY, tag=null, root-is-layout-requested=false, has-input-connection=false, x=0.0, y=0.0, child-count=1} &#10;|&#10;+--------&gt;RelativeLayout{id=-1, visibility=VISIBLE, width=960, height=1443, has-focus=false, has-focusable=true, has-window-focus=true, is-clickable=false, is-enabled=true, is-focused=false, is-focusable=false, is-layout-requested=false, is-selected=false, layout-params=android.widget.FrameLayout$LayoutParams@YYYYYY, tag=null, root-is-layout-requested=false, has-input-connection=false, x=0.0, y=0.0, child-count=10} &#10;|&#10;+---------&gt;WpkCommonTextView{id=2131368366, res-name=tv_title_create, visibility=VISIBLE, width=786, height=133, has-focus=false, has-focusable=false, has-window-focus=true, is-clickable=false, is-enabled=true, is-focused=false, is-focusable=false, is-layout-requested=false, is-selected=false, layout-params=android.widget.RelativeLayout$LayoutParams@YYYYYY, tag=null, root-is-layout-requested=false, has-input-connection=false, x=72.0, y=150.0, text=Create rules to automate your devices, input-type=0, ime-target=false, has-links=false} &#10;|&#10;+---------&gt;WpkCommonTextView{id=2131367482, res-name=tv_control_devices, visibility=VISIBLE, width=816, height=54, has-focus=false, has-focusable=false, has-window-focus=true, is-clickable=false, is-enabled=true, is-focused=false, is-focusable=false, is-layout-requested=false, is-selected=false, layout-params=android.widget.RelativeLayout$LayoutParams@YYYYYY, tag=null, root-is-layout-requested=false, has-input-connection=false, x=72.0, y=343.0, text=Shortcuts, input-type=0, ime-target=false, has-links=false} &#10;|&#10;+---------&gt;WpkCommonTextView{id=2131368207, res-name=tv_shortcut_content, visibility=VISIBLE, width=816, height=95, has-focus=false, has-focusable=false, has-window-focus=true, is-clickable=false, is-enabled=true, is-focused=false, is-focusable=false, is-layout-requested=false, is-selected=false, layout-params=android.widget.RelativeLayout$LayoutParams@YYYYYY, tag=null, root-is-layout-requested=false, has-input-connection=false, x=72.0, y=403.0, text=Use home screen shortcuts to control your Roku devices., input-type=0, ime-target=false, has-links=false} &#10;|&#10;+---------&gt;WpkCommonTextView{id=2131368148, res-name=tv_schedules, visibility=VISIBLE, width=816, height=54, has-focus=false, has-focusable=false, has-window-focus=true, is-clickable=false, is-enabled=true, is-focused=false, is-focusable=false, is-layout-requested=false, is-selected=false, layout-params=android.widget.RelativeLayout$LayoutParams@YYYYYY, tag=null, root-is-layout-requested=false, has-input-connection=false, x=72.0, y=558.0, text=Schedules, input-type=0, ime-target=false, has-links=false} &#10;|&#10;+---------&gt;WpkCommonTextView{id=2131368149, res-name=tv_schedules_content, visibility=VISIBLE, width=816, height=95, has-focus=false, has-focusable=false, has-window-focus=true, is-clickable=false, is-enabled=true, is-focused=false, is-focusable=false, is-layout-requested=false, is-selected=false, layout-params=android.widget.RelativeLayout$LayoutParams@YYYYYY, tag=null, root-is-layout-requested=false, has-input-connection=false, x=72.0, y=618.0, text=Control your Roku devices based on the time of day., input-type=0, ime-target=false, has-links=false} &#10;|&#10;+---------&gt;WpkCommonTextView{id=2131368568, res-name=tv_wyze_guide_trigger, visibility=VISIBLE, width=816, height=54, has-focus=false, has-focusable=false, has-window-focus=true, is-clickable=false, is-enabled=true, is-focused=false, is-focusable=false, is-layout-requested=false, is-selected=false, layout-params=android.widget.RelativeLayout$LayoutParams@YYYYYY, tag=null, root-is-layout-requested=false, has-input-connection=false, x=72.0, y=773.0, text=Device triggers, input-type=0, ime-target=false, has-links=false} &#10;|&#10;+---------&gt;WpkCommonTextView{id=2131368397, res-name=tv_trigger_content, visibility=VISIBLE, width=816, height=95, has-focus=false, has-focusable=false, has-window-focus=true, is-clickable=false, is-enabled=true, is-focused=false, is-focusable=false, is-layout-requested=false, is-selected=false, layout-params=android.widget.RelativeLayout$LayoutParams@YYYYYY, tag=null, root-is-layout-requested=false, has-input-connection=false, x=72.0, y=833.0, text=Allow one Roku device to automatically trigger another., input-type=0, ime-target=false, has-links=false} &#10;|&#10;+---------&gt;WpkCommonTextView{id=2131367887, res-name=tv_location_trigger, visibility=VISIBLE, width=816, height=54, has-focus=false, has-focusable=false, has-window-focus=true, is-clickable=false, is-enabled=true, is-focused=false, is-focusable=false, is-layout-requested=false, is-selected=false, layout-params=android.widget.RelativeLayout$LayoutParams@YYYYYY, tag=null, root-is-layout-requested=false, has-input-connection=false, x=72.0, y=988.0, text=Location triggers, input-type=0, ime-target=false, has-links=false} &#10;|&#10;+---------&gt;WpkCommonTextView{id=2131367888, res-name=tv_location_trigger_content, visibility=VISIBLE, width=816, height=95, has-focus=false, has-focusable=false, has-window-focus=true, is-clickable=false, is-enabled=true, is-focused=false, is-focusable=false, is-layout-requested=false, is-selected=false, layout-params=android.widget.RelativeLayout$LayoutParams@YYYYYY, tag=null, root-is-layout-requested=false, has-input-connection=false, x=72.0, y=1048.0, text=Trigger your Roku devices when you enter or exit a location., input-type=0, ime-target=false, has-links=false} &#10;|&#10;+---------&gt;TextView{id=2131367495, res-name=tv_create_rule, visibility=VISIBLE, width=540, height=120, has-focus=false, has-focusable=true, has-window-focus=true, is-clickable=true, is-enabled=true, is-focused=false, is-focusable=true, is-layout-requested=false, is-selected=false, layout-params=android.widget.RelativeLayout$LayoutParams@YYYYYY, tag=null, root-is-layout-requested=false, has-input-connection=false, x=210.0, y=1263.0, text=Create rule, input-type=0, ime-target=false, has-links=false} &#10;|&#10;+----&gt;RadioGroup{id=2131365735, res-name=rb_bottom, visibility=VISIBLE, width=1080, height=240, has-focus=false, has-focusable=true, has-window-focus=true, is-clickable=false, is-enabled=true, is-focused=false, is-focusable=false, is-layout-requested=false, is-selected=false, layout-params=androidx.constraintlayout.widget.ConstraintLayout$LayoutParams@YYYYYY, tag=null, root-is-layout-requested=false, has-input-connection=false, x=0.0, y=1896.0, child-count=2} &#10;|&#10;+-----&gt;RadioButton{id=2131365754, res-name=rb_rule_list, visibility=VISIBLE, width=540, height=137, has-focus=false, has-focusable=true, has-window-focus=true, is-clickable=true, is-enabled=true, is-focused=false, is-focusable=true, is-layout-requested=false, is-selected=false, layout-params=android.widget.RadioGroup$LayoutParams@YYYYYY, tag=fonts/gotham_bold.ttf, root-is-layout-requested=false, has-input-connection=false, x=0.0, y=51.0, text=Rules, input-type=0, ime-target=false, has-links=false, is-checked=true} &#10;|&#10;+-----&gt;RadioButton{id=2131365753, res-name=rb_rule_history, visibility=VISIBLE, width=540, height=137, has-focus=false, has-focusable=true, has-window-focus=true, is-clickable=true, is-enabled=true, is-focused=false, is-focusable=true, is-layout-requested=false, is-selected=false, layout-params=android.widget.RadioGroup$LayoutParams@YYYYYY, tag=fonts/gotham_book.ttf, root-is-layout-requested=false, has-input-connection=false, x=540.0, y=51.0, text=History, input-type=0, ime-target=false, has-links=false, is-checked=false} &#10;|&#10;+-&gt;h{id=2131362266, res-name=bugsee_invisible_view, visibility=VISIBLE, width=1080, height=2280, has-focus=false, has-focusable=false, has-window-focus=true, is-clickable=false, is-enabled=true, is-focused=false, is-focusable=false, is-layout-requested=false, is-selected=false, layout-params=android.widget.FrameLayout$LayoutParams@YYYYYY, tag=null, root-is-layout-requested=false, has-input-connection=false, x=0.0, y=0.0, child-count=0} &#10;|&#10;+-&gt;View{id=16908336, res-name=navigationBarBackground, visibility=VISIBLE, width=1080, height=144, has-focus=false, has-focusable=false, has-window-focus=true, is-clickable=false, is-enabled=true, is-focused=false, is-focusable=false, is-layout-requested=false, is-selected=false, layout-params=android.widget.FrameLayout$LayoutParams@YYYYYY, tag=null, root-is-layout-requested=false, has-input-connection=false, x=0.0, y=2136.0} &#10;at androidx.test.espresso.NoMatchingViewException$Builder.build(NoMatchingViewException.java:5)&#10;at androidx.test.espresso.base.DefaultFailureHandler.lambda$getNoMatchingViewExceptionTruncater$0(DefaultFailureHandler.java:5)&#10;at androidx.test.espresso.base.DefaultFailureHandler$$ExternalSyntheticLambda1.truncateExceptionMessage(Unknown Source:2)&#10;at androidx.test.espresso.base.ViewHierarchyExceptionHandler.handleSafely(ViewHierarchyExceptionHandler.java:5)&#10;at androidx.test.espresso.base.ViewHierarchyExceptionHandler.handleSafely(ViewHierarchyExceptionHandler.java:1)&#10;at androidx.test.espresso.base.DefaultFailureHandler$TypedFailureHandler.handle(DefaultFailureHandler.java:4)&#10;at androidx.test.espresso.base.DefaultFailureHandler.handle(DefaultFailureHandler.java:5)&#10;at androidx.test.espresso.ViewInteraction.waitForAndHandleInteractionResults(ViewInteraction.java:8)&#10;at androidx.test.espresso.ViewInteraction.check(ViewInteraction.java:12)&#10;at com.roku.rokuhome.test.utils.IdlingResourceUtils.idleUntil(IdlingResourceUtils.kt:34)&#10;at com.roku.rokuhome.test.utils.IdlingResourceUtils.waitUntilViewIsDisplayed(IdlingResourceUtils.kt:23)&#10;at com.roku.rokuhome.test.utils.pageUtils.RuleUtils.clickOnDeleteTriggerRule(RuleUtils.kt:749)&#10;at com.roku.rokuhome.test.utils.pageUtils.RuleUtils.deleteAllRules(RuleUtils.kt:877)&#10;at com.roku.rokuhome.test.utils.pageUtils.RuleUtils.ruleScenarioSetup(RuleUtils.kt:496)&#10;at com.roku.rokuhome.test.utils.pageUtils.RuleUtils.updateLocationTriggerRuleScenarioSetup(RuleUtils.kt:724)&#10;at com.roku.rokuhome.test.stepDefs.CommonStepDefinitions.prerequisitesToUpdateLocationTriggerRuleScenario(CommonStepDefinitions.kt:310)&#10;at ✽.Home screen displayed to test update &quot;TestLocationTriggerRule&quot; location trigger rule(file:features/location-trigger-rules.feature:592)&#10;" calcext:value-type="string">
            <text:p>androidx.test.espresso.NoMatchingViewException: No views in hierarchy found matching: view.getId() is &lt;2131367547/com.roku.rokuhome:id/tv_delete_scene&gt;</text:p>
            <text:p/>
            <text:p>View Hierarchy:</text:p>
            <text:p>+&gt;DecorView{id=-1, visibility=VISIBLE, width=1080, height=2280, has-focus=false, has-focusable=true, has-window-focus=true, is-clickable=false, is-enabled=true, is-focused=false, is-focusable=false, is-layout-requested=false, is-selected=false, layout-params={(0,0)(fillxfill) ty=BASE_APPLICATION wanim=0x1030303</text:p>
            <text:p>  fl=81810100</text:p>
            <text:p>  pfl=10020040</text:p>
            <text:p>  bhv=DEFAULT</text:p>
            <text:p>  fitSides= naviIconColor=0}, tag=null, root-is-layout-requested=false, has-input-connection=false, x=0.0, y=0.0, child-count=3} </text:p>
            <text:p>|</text:p>
            <text:p>+-&gt;LinearLayout{id=-1, visibility=VISIBLE, width=1080, height=2136, has-focus=false, has-focusable=true, has-window-focus=true, is-clickable=false, is-enabled=true, is-focused=false, is-focusable=false, is-layout-requested=false, is-selected=false, layout-params=android.widget.FrameLayout$LayoutParams@YYYYYY, tag=null, root-is-layout-requested=false, has-input-connection=false, x=0.0, y=0.0, child-count=2} </text:p>
            <text:p>|</text:p>
            <text:p>+--&gt;ViewStub{id=16908722, res-name=action_mode_bar_stub, visibility=GONE, width=0, height=0, has-focus=false, has-focusable=false, has-window-focus=true, is-clickable=false, is-enabled=true, is-focused=false, is-focusable=false, is-layout-requested=true, is-selected=false, layout-params=android.widget.LinearLayout$LayoutParams@YYYYYY, tag=null, root-is-layout-requested=false, has-input-connection=false, x=0.0, y=0.0} </text:p>
            <text:p>|</text:p>
            <text:p>+--&gt;FrameLayout{id=16908290, res-name=content, visibility=VISIBLE, width=1080, height=2136, has-focus=false, has-focusable=true, has-window-focus=true, is-clickable=false, is-enabled=true, is-focused=false, is-focusable=false, is-layout-requested=false, is-selected=false, layout-params=android.widget.LinearLayout$LayoutParams@YYYYYY, tag=null, root-is-layout-requested=false, has-input-connection=false, x=0.0, y=0.0, child-count=1} </text:p>
            <text:p>|</text:p>
            <text:p>+---&gt;ConstraintLayout{id=-1, visibility=VISIBLE, width=1080, height=2136, has-focus=false, has-focusable=true, has-window-focus=true, is-clickable=false, is-enabled=true, is-focused=false, is-focusable=false, is-layout-requested=false, is-selected=false, layout-params=android.widget.FrameLayout$LayoutParams@YYYYYY, tag=null, root-is-layout-requested=false, has-input-connection=false, x=0.0, y=0.0, child-count=3} </text:p>
            <text:p>|</text:p>
            <text:p>+----&gt;WpkTitleBar{id=2131367096, res-name=title_bar, visibility=VISIBLE, width=1080, height=248, has-focus=false, has-focusable=true, has-window-focus=true, is-clickable=false, is-enabled=true, is-focused=false, is-focusable=false, is-layout-requested=false, is-selected=false, layout-params=androidx.constraintlayout.widget.ConstraintLayout$LayoutParams@YYYYYY, tag=null, root-is-layout-requested=false, has-input-connection=false, x=0.0, y=0.0, child-count=1} </text:p>
            <text:p>|</text:p>
            <text:p>+-----&gt;FrameLayout{id=2131367096, res-name=title_bar, visibility=VISIBLE, width=1080, height=132, has-focus=false, has-focusable=true, has-window-focus=true, is-clickable=false, is-enabled=true, is-focused=false, is-focusable=false, is-layout-requested=false, is-selected=false, layout-params=android.widget.FrameLayout$LayoutParams@YYYYYY, tag=null, root-is-layout-requested=false, has-input-connection=false, x=0.0, y=116.0, child-count=5} </text:p>
            <text:p>|</text:p>
            <text:p>+------&gt;WpkSvgImageView{id=2131364250, res-name=iv_back, visibility=VISIBLE, width=120, height=120, has-focus=false, has-focusable=true, has-window-focus=true, is-clickable=true, is-enabled=true, is-focused=false, is-focusable=true, is-layout-requested=false, is-selected=false, layout-params=android.widget.FrameLayout$LayoutParams@YYYYYY, tag=null, root-is-layout-requested=false, has-input-connection=false, x=0.0, y=6.0} </text:p>
            <text:p>|</text:p>
            <text:p>+------&gt;WpkCommonTextView{id=2131368368, res-name=tv_title_left, visibility=GONE, width=0, height=0, has-focus=false, has-focusable=false, has-window-focus=true, is-clickable=true, is-enabled=true, is-focused=false, is-focusable=true, is-layout-requested=true, is-selected=false, layout-params=android.widget.FrameLayout$LayoutParams@YYYYYY, tag=fonts/gotham_bold.ttf, root-is-layout-requested=false, has-input-connection=false, x=0.0, y=0.0, text=, input-type=0, ime-target=false, has-links=false} </text:p>
            <text:p>|</text:p>
            <text:p>+------&gt;WpkCommonTextView{id=2131368369, res-name=tv_title_name, visibility=VISIBLE, width=690, height=54, has-focus=false, has-focusable=false, has-window-focus=true, is-clickable=false, is-enabled=true, is-focused=false, is-focusable=false, is-layout-requested=false, is-selected=false, layout-params=android.widget.FrameLayout$LayoutParams@YYYYYY, tag=null, root-is-layout-requested=false, has-input-connection=false, x=195.0, y=39.0, text=Rules, input-type=0, ime-target=false, has-links=false} </text:p>
            <text:p>|</text:p>
            <text:p>+------&gt;WpkCommonTextView{id=2131368371, res-name=tv_title_right, visibility=GONE, width=0, height=0, has-focus=false, has-focusable=false, has-window-focus=true, is-clickable=true, is-enabled=true, is-focused=false, is-focusable=true, is-layout-requested=true, is-selected=false, layout-params=android.widget.FrameLayout$LayoutParams@YYYYYY, tag=fonts/gotham_bold.ttf, root-is-layout-requested=false, has-input-connection=false, x=0.0, y=0.0, text=Clear, input-type=0, ime-target=false, has-links=false} </text:p>
            <text:p>|</text:p>
            <text:p>+------&gt;LinearLayout{id=-1, visibility=VISIBLE, width=72, height=132, has-focus=false, has-focusable=true, has-window-focus=true, is-clickable=false, is-enabled=true, is-focused=false, is-focusable=false, is-layout-requested=false, is-selected=false, layout-params=android.widget.FrameLayout$LayoutParams@YYYYYY, tag=null, root-is-layout-requested=false, has-input-connection=false, x=978.0, y=0.0, child-count=2} </text:p>
            <text:p>|</text:p>
            <text:p>+-------&gt;ImageView{id=2131364655, res-name=iv_second_right, visibility=GONE, width=0, height=0, has-focus=false, has-focusable=false, has-window-focus=true, is-clickable=true, is-enabled=true, is-focused=false, is-focusable=true, is-layout-requested=true, is-selected=false, layout-params=android.widget.LinearLayout$LayoutParams@YYYYYY, tag=null, root-is-layout-requested=false, has-input-connection=false, x=0.0, y=0.0} </text:p>
            <text:p>|</text:p>
            <text:p>+-------&gt;ImageView{id=2131364628, res-name=iv_right, visibility=VISIBLE, width=72, height=72, has-focus=false, has-focusable=true, has-window-focus=true, is-clickable=true, is-enabled=true, is-focused=false, is-focusable=true, is-layout-requested=false, is-selected=false, layout-params=android.widget.LinearLayout$LayoutParams@YYYYYY, tag=null, root-is-layout-requested=false, has-input-connection=false, x=0.0, y=30.0} </text:p>
            <text:p>|</text:p>
            <text:p>+----&gt;FrameLayout{id=2131362571, res-name=content_fl, visibility=VISIBLE, width=1080, height=1648, has-focus=false, has-focusable=true, has-window-focus=true, is-clickable=false, is-enabled=true, is-focused=false, is-focusable=false, is-layout-requested=false, is-selected=false, layout-params=androidx.constraintlayout.widget.ConstraintLayout$LayoutParams@YYYYYY, tag=null, root-is-layout-requested=false, has-input-connection=false, x=0.0, y=248.0, child-count=1} </text:p>
            <text:p>|</text:p>
            <text:p>+-----&gt;ConstraintLayout{id=-1, visibility=VISIBLE, width=1080, height=1648, has-focus=false, has-focusable=true, has-window-focus=true, is-clickable=false, is-enabled=true, is-focused=false, is-focusable=false, is-layout-requested=false, is-selected=false, layout-params=android.widget.FrameLayout$LayoutParams@YYYYYY, tag=null, root-is-layout-requested=false, has-input-connection=false, x=0.0, y=0.0, child-count=2} </text:p>
            <text:p>|</text:p>
            <text:p>+------&gt;RecyclerView{id=2131366576, res-name=rv_rule_list, visibility=GONE, width=1080, height=1648, has-focus=false, has-focusable=false, has-window-focus=true, is-clickable=false, is-enabled=true, is-focused=false, is-focusable=true, is-layout-requested=true, is-selected=false, layout-params=androidx.constraintlayout.widget.ConstraintLayout$LayoutParams@YYYYYY, tag=null, root-is-layout-requested=false, has-input-connection=false, x=0.0, y=0.0, child-count=2} </text:p>
            <text:p>|</text:p>
            <text:p>+-------&gt;ConstraintLayout{id=-1, visibility=VISIBLE, width=1080, height=164, has-focus=false, has-focusable=false, has-window-focus=true, is-clickable=false, is-enabled=true, is-focused=false, is-focusable=false, is-layout-requested=false, is-selected=false, layout-params=androidx.recyclerview.widget.RecyclerView$LayoutParams@YYYYYY, tag=null, root-is-layout-requested=false, has-input-connection=false, x=0.0, y=0.0, child-count=1} </text:p>
            <text:p>|</text:p>
            <text:p>+--------&gt;WpkCommonTextView{id=2131368372, res-name=tv_title_type, visibility=VISIBLE, width=438, height=164, has-focus=false, has-focusable=false, has-window-focus=true, is-clickable=false, is-enabled=true, is-focused=false, is-focusable=false, is-layout-requested=false, is-selected=false, layout-params=androidx.constraintlayout.widget.ConstraintLayout$LayoutParams@YYYYYY, tag=null, root-is-layout-requested=false, has-input-connection=false, x=42.0, y=0.0, text=LOCATION TRIGGERS, input-type=0, ime-target=false, has-links=false} </text:p>
            <text:p>|</text:p>
            <text:p>+-------&gt;ConstraintLayout{id=-1, visibility=VISIBLE, width=1080, height=210, has-focus=false, has-focusable=true, has-window-focus=true, is-clickable=true, is-enabled=true, is-focused=false, is-focusable=true, is-layout-requested=false, is-selected=false, layout-params=androidx.recyclerview.widget.RecyclerView$LayoutParams@YYYYYY, tag=null, root-is-layout-requested=false, has-input-connection=false, x=0.0, y=164.0, child-count=5} </text:p>
            <text:p>|</text:p>
            <text:p>+--------&gt;ImageView{id=2131364361, res-name=iv_device_icon, visibility=GONE, width=0, height=0, has-focus=false, has-focusable=false, has-window-focus=true, is-clickable=false, is-enabled=true, is-focused=false, is-focusable=false, is-layout-requested=true, is-selected=false, layout-params=androidx.constraintlayout.widget.ConstraintLayout$LayoutParams@YYYYYY, tag=null, root-is-layout-requested=false, has-input-connection=false, x=0.0, y=0.0} </text:p>
            <text:p>|</text:p>
            <text:p>+--------&gt;TextView{id=2131367577, res-name=tv_device_name, visibility=VISIBLE, width=930, height=63, has-focus=false, has-focusable=false, has-window-focus=true, is-clickable=false, is-enabled=true, is-focused=false, is-focusable=false, is-layout-requested=false, is-selected=false, layout-params=androidx.constraintlayout.widget.ConstraintLayout$LayoutParams@YYYYYY, tag=fonts/gotham_book.ttf, root-is-layout-requested=false, has-input-connection=false, x=60.0, y=66.0, text=TestLocationTriggerRule, input-type=0, ime-target=false, has-links=false} </text:p>
            <text:p>|</text:p>
            <text:p>+--------&gt;TextView{id=2131367602, res-name=tv_disabled, visibility=GONE, width=0, height=0, has-focus=false, has-focusable=false, has-window-focus=true, is-clickable=false, is-enabled=true, is-focused=false, is-focusable=false, is-layout-requested=true, is-selected=false, layout-params=androidx.constraintlayout.widget.ConstraintLayout$LayoutParams@YYYYYY, tag=fonts/gotham_book.ttf, root-is-layout-requested=false, has-input-connection=false, x=0.0, y=0.0, text=Disabled, input-type=0, ime-target=false, has-links=false} </text:p>
            <text:p>|</text:p>
            <text:p>+--------&gt;ImageView{id=2131364525, res-name=iv_move_icon, visibility=GONE, width=0, height=0, has-focus=false, has-focusable=false, has-window-focus=true, is-clickable=false, is-enabled=true, is-focused=false, is-focusable=false, is-layout-requested=true, is-selected=false, layout-params=androidx.constraintlayout.widget.ConstraintLayout$LayoutParams@YYYYYY, tag=null, root-is-layout-requested=false, has-input-connection=false, x=0.0, y=0.0} </text:p>
            <text:p>|</text:p>
            <text:p>+--------&gt;View{id=2131368780, res-name=view_line, visibility=GONE, width=0, height=0, has-focus=false, has-focusable=false, has-window-focus=true, is-clickable=false, is-enabled=true, is-focused=false, is-focusable=false, is-layout-requested=true, is-selected=false, layout-params=androidx.constraintlayout.widget.ConstraintLayout$LayoutParams@YYYYYY, tag=null, root-is-layout-requested=false, has-input-connection=false, x=0.0, y=0.0} </text:p>
            <text:p>|</text:p>
            <text:p>+------&gt;RelativeLayout{id=2131366137, res-name=rl_guide_create, visibility=VISIBLE, width=960, height=1443, has-focus=false, has-focusable=true, has-window-focus=true, is-clickable=false, is-enabled=true, is-focused=false, is-focusable=false, is-layout-requested=false, is-selected=false, layout-params=androidx.constraintlayout.widget.ConstraintLayout$LayoutParams@YYYYYY, tag=null, root-is-layout-requested=false, has-input-connection=false, x=66.0, y=52.0, child-count=1} </text:p>
            <text:p>|</text:p>
            <text:p>+-------&gt;ScrollView{id=-1, visibility=VISIBLE, width=960, height=1443, has-focus=false, has-focusable=true, has-window-focus=true, is-clickable=false, is-enabled=true, is-focused=false, is-focusable=true, is-layout-requested=false, is-selected=false, layout-params=android.widget.RelativeLayout$LayoutParams@YYYYYY, tag=null, root-is-layout-requested=false, has-input-connection=false, x=0.0, y=0.0, child-count=1} </text:p>
            <text:p>|</text:p>
            <text:p>+--------&gt;RelativeLayout{id=-1, visibility=VISIBLE, width=960, height=1443, has-focus=false, has-focusable=true, has-window-focus=true, is-clickable=false, is-enabled=true, is-focused=false, is-focusable=false, is-layout-requested=false, is-selected=false, layout-params=android.widget.FrameLayout$LayoutParams@YYYYYY, tag=null, root-is-layout-requested=false, has-input-connection=false, x=0.0, y=0.0, child-count=10} </text:p>
            <text:p>|</text:p>
            <text:p>+---------&gt;WpkCommonTextView{id=2131368366, res-name=tv_title_create, visibility=VISIBLE, width=786, height=133, has-focus=false, has-focusable=false, has-window-focus=true, is-clickable=false, is-enabled=true, is-focused=false, is-focusable=false, is-layout-requested=false, is-selected=false, layout-params=android.widget.RelativeLayout$LayoutParams@YYYYYY, tag=null, root-is-layout-requested=false, has-input-connection=false, x=72.0, y=150.0, text=Create rules to automate your devices, input-type=0, ime-target=false, has-links=false} </text:p>
            <text:p>|</text:p>
            <text:p>+---------&gt;WpkCommonTextView{id=2131367482, res-name=tv_control_devices, visibility=VISIBLE, width=816, height=54, has-focus=false, has-focusable=false, has-window-focus=true, is-clickable=false, is-enabled=true, is-focused=false, is-focusable=false, is-layout-requested=false, is-selected=false, layout-params=android.widget.RelativeLayout$LayoutParams@YYYYYY, tag=null, root-is-layout-requested=false, has-input-connection=false, x=72.0, y=343.0, text=Shortcuts, input-type=0, ime-target=false, has-links=false} </text:p>
            <text:p>|</text:p>
            <text:p>+---------&gt;WpkCommonTextView{id=2131368207, res-name=tv_shortcut_content, visibility=VISIBLE, width=816, height=95, has-focus=false, has-focusable=false, has-window-focus=true, is-clickable=false, is-enabled=true, is-focused=false, is-focusable=false, is-layout-requested=false, is-selected=false, layout-params=android.widget.RelativeLayout$LayoutParams@YYYYYY, tag=null, root-is-layout-requested=false, has-input-connection=false, x=72.0, y=403.0, text=Use home screen shortcuts to control your Roku devices., input-type=0, ime-target=false, has-links=false} </text:p>
            <text:p>|</text:p>
            <text:p>+---------&gt;WpkCommonTextView{id=2131368148, res-name=tv_schedules, visibility=VISIBLE, width=816, height=54, has-focus=false, has-focusable=false, has-window-focus=true, is-clickable=false, is-enabled=true, is-focused=false, is-focusable=false, is-layout-requested=false, is-selected=false, layout-params=android.widget.RelativeLayout$LayoutParams@YYYYYY, tag=null, root-is-layout-requested=false, has-input-connection=false, x=72.0, y=558.0, text=Schedules, input-type=0, ime-target=false, has-links=false} </text:p>
            <text:p>|</text:p>
            <text:p>+---------&gt;WpkCommonTextView{id=2131368149, res-name=tv_schedules_content, visibility=VISIBLE, width=816, height=95, has-focus=false, has-focusable=false, has-window-focus=true, is-clickable=false, is-enabled=true, is-focused=false, is-focusable=false, is-layout-requested=false, is-selected=false, layout-params=android.widget.RelativeLayout$LayoutParams@YYYYYY, tag=null, root-is-layout-requested=false, has-input-connection=false, x=72.0, y=618.0, text=Control your Roku devices based on the time of day., input-type=0, ime-target=false, has-links=false} </text:p>
            <text:p>|</text:p>
            <text:p>+---------&gt;WpkCommonTextView{id=2131368568, res-name=tv_wyze_guide_trigger, visibility=VISIBLE, width=816, height=54, has-focus=false, has-focusable=false, has-window-focus=true, is-clickable=false, is-enabled=true, is-focused=false, is-focusable=false, is-layout-requested=false, is-selected=false, layout-params=android.widget.RelativeLayout$LayoutParams@YYYYYY, tag=null, root-is-layout-requested=false, has-input-connection=false, x=72.0, y=773.0, text=Device triggers, input-type=0, ime-target=false, has-links=false} </text:p>
            <text:p>|</text:p>
            <text:p>+---------&gt;WpkCommonTextView{id=2131368397, res-name=tv_trigger_content, visibility=VISIBLE, width=816, height=95, has-focus=false, has-focusable=false, has-window-focus=true, is-clickable=false, is-enabled=true, is-focused=false, is-focusable=false, is-layout-requested=false, is-selected=false, layout-params=android.widget.RelativeLayout$LayoutParams@YYYYYY, tag=null, root-is-layout-requested=false, has-input-connection=false, x=72.0, y=833.0, text=Allow one Roku device to automatically trigger another., input-type=0, ime-target=false, has-links=false} </text:p>
            <text:p>|</text:p>
            <text:p>+---------&gt;WpkCommonTextView{id=2131367887, res-name=tv_location_trigger, visibility=VISIBLE, width=816, height=54, has-focus=false, has-focusable=false, has-window-focus=true, is-clickable=false, is-enabled=true, is-focused=false, is-focusable=false, is-layout-requested=false, is-selected=false, layout-params=android.widget.RelativeLayout$LayoutParams@YYYYYY, tag=null, root-is-layout-requested=false, has-input-connection=false, x=72.0, y=988.0, text=Location triggers, input-type=0, ime-target=false, has-links=false} </text:p>
            <text:p>|</text:p>
            <text:p>+---------&gt;WpkCommonTextView{id=2131367888, res-name=tv_location_trigger_content, visibility=VISIBLE, width=816, height=95, has-focus=false, has-focusable=false, has-window-focus=true, is-clickable=false, is-enabled=true, is-focused=false, is-focusable=false, is-layout-requested=false, is-selected=false, layout-params=android.widget.RelativeLayout$LayoutParams@YYYYYY, tag=null, root-is-layout-requested=false, has-input-connection=false, x=72.0, y=1048.0, text=Trigger your Roku devices when you enter or exit a location., input-type=0, ime-target=false, has-links=false} </text:p>
            <text:p>|</text:p>
            <text:p>+---------&gt;TextView{id=2131367495, res-name=tv_create_rule, visibility=VISIBLE, width=540, height=120, has-focus=false, has-focusable=true, has-window-focus=true, is-clickable=true, is-enabled=true, is-focused=false, is-focusable=true, is-layout-requested=false, is-selected=false, layout-params=android.widget.RelativeLayout$LayoutParams@YYYYYY, tag=null, root-is-layout-requested=false, has-input-connection=false, x=210.0, y=1263.0, text=Create rule, input-type=0, ime-target=false, has-links=false} </text:p>
            <text:p>|</text:p>
            <text:p>+----&gt;RadioGroup{id=2131365735, res-name=rb_bottom, visibility=VISIBLE, width=1080, height=240, has-focus=false, has-focusable=true, has-window-focus=true, is-clickable=false, is-enabled=true, is-focused=false, is-focusable=false, is-layout-requested=false, is-selected=false, layout-params=androidx.constraintlayout.widget.ConstraintLayout$LayoutParams@YYYYYY, tag=null, root-is-layout-requested=false, has-input-connection=false, x=0.0, y=1896.0, child-count=2} </text:p>
            <text:p>|</text:p>
            <text:p>+-----&gt;RadioButton{id=2131365754, res-name=rb_rule_list, visibility=VISIBLE, width=540, height=137, has-focus=false, has-focusable=true, has-window-focus=true, is-clickable=true, is-enabled=true, is-focused=false, is-focusable=true, is-layout-requested=false, is-selected=false, layout-params=android.widget.RadioGroup$LayoutParams@YYYYYY, tag=fonts/gotham_bold.ttf, root-is-layout-requested=false, has-input-connection=false, x=0.0, y=51.0, text=Rules, input-type=0, ime-target=false, has-links=false, is-checked=true} </text:p>
            <text:p>|</text:p>
            <text:p>+-----&gt;RadioButton{id=2131365753, res-name=rb_rule_history, visibility=VISIBLE, width=540, height=137, has-focus=false, has-focusable=true, has-window-focus=true, is-clickable=true, is-enabled=true, is-focused=false, is-focusable=true, is-layout-requested=false, is-selected=false, layout-params=android.widget.RadioGroup$LayoutParams@YYYYYY, tag=fonts/gotham_book.ttf, root-is-layout-requested=false, has-input-connection=false, x=540.0, y=51.0, text=History, input-type=0, ime-target=false, has-links=false, is-checked=false} </text:p>
            <text:p>|</text:p>
            <text:p>+-&gt;h{id=2131362266, res-name=bugsee_invisible_view, visibility=VISIBLE, width=1080, height=2280, has-focus=false, has-focusable=false, has-window-focus=true, is-clickable=false, is-enabled=true, is-focused=false, is-focusable=false, is-layout-requested=false, is-selected=false, layout-params=android.widget.FrameLayout$LayoutParams@YYYYYY, tag=null, root-is-layout-requested=false, has-input-connection=false, x=0.0, y=0.0, child-count=0} </text:p>
            <text:p>|</text:p>
            <text:p>+-&gt;View{id=16908336, res-name=navigationBarBackground, visibility=VISIBLE, width=1080, height=144, has-focus=false, has-focusable=false, has-window-focus=true, is-clickable=false, is-enabled=true, is-focused=false, is-focusable=false, is-layout-requested=false, is-selected=false, layout-params=android.widget.FrameLayout$LayoutParams@YYYYYY, tag=null, root-is-layout-requested=false, has-input-connection=false, x=0.0, y=2136.0} </text:p>
            <text:p>at androidx.test.espresso.NoMatchingViewException$Builder.build(NoMatchingViewException.java:5)</text:p>
            <text:p>at androidx.test.espresso.base.DefaultFailureHandler.lambda$getNoMatchingViewExceptionTruncater$0(DefaultFailureHandler.java:5)</text:p>
            <text:p>at androidx.test.espresso.base.DefaultFailureHandler$$ExternalSyntheticLambda1.truncateExceptionMessage(Unknown Source:2)</text:p>
            <text:p>at androidx.test.espresso.base.ViewHierarchyExceptionHandler.handleSafely(ViewHierarchyExceptionHandler.java:5)</text:p>
            <text:p>at androidx.test.espresso.base.ViewHierarchyExceptionHandler.handleSafely(ViewHierarchyExceptionHandler.java:1)</text:p>
            <text:p>at androidx.test.espresso.base.DefaultFailureHandler$TypedFailureHandler.handle(DefaultFailureHandler.java:4)</text:p>
            <text:p>at androidx.test.espresso.base.DefaultFailureHandler.handle(DefaultFailureHandler.java:5)</text:p>
            <text:p>at androidx.test.espresso.ViewInteraction.waitForAndHandleInteractionResults(ViewInteraction.java:8)</text:p>
            <text:p>at androidx.test.espresso.ViewInteraction.check(ViewInteraction.java:12)</text:p>
            <text:p>at com.roku.rokuhome.test.utils.IdlingResourceUtils.idleUntil(IdlingResourceUtils.kt:34)</text:p>
            <text:p>at com.roku.rokuhome.test.utils.IdlingResourceUtils.waitUntilViewIsDisplayed(IdlingResourceUtils.kt:23)</text:p>
            <text:p>at com.roku.rokuhome.test.utils.pageUtils.RuleUtils.clickOnDeleteTriggerRule(RuleUtils.kt:749)</text:p>
            <text:p>at com.roku.rokuhome.test.utils.pageUtils.RuleUtils.deleteAllRules(RuleUtils.kt:877)</text:p>
            <text:p>at com.roku.rokuhome.test.utils.pageUtils.RuleUtils.ruleScenarioSetup(RuleUtils.kt:496)</text:p>
            <text:p>at com.roku.rokuhome.test.utils.pageUtils.RuleUtils.updateLocationTriggerRuleScenarioSetup(RuleUtils.kt:724)</text:p>
            <text:p>at com.roku.rokuhome.test.stepDefs.CommonStepDefinitions.prerequisitesToUpdateLocationTriggerRuleScenario(CommonStepDefinitions.kt:310)</text:p>
            <text:p>at ✽.Home screen displayed to test update "TestLocationTriggerRule" location trigger rule(file:features/location-trigger-rules.feature:592)</text:p>
            <text:p/>
          </table:table-cell>
        </table:table-row>
        <table:table-row table:style-name="ro25">
          <table:table-cell office:value-type="string" calcext:value-type="string">
            <text:p>cucumber.runtime.formatter.JUnitFormatter</text:p>
          </table:table-cell>
          <table:table-cell office:value-type="string" calcext:value-type="string">
            <text:p>Navigate to rule and click on back button in location trigger rule</text:p>
          </table:table-cell>
          <table:table-cell office:value-type="string" calcext:value-type="string">
            <text:p>unknown</text:p>
          </table:table-cell>
          <table:table-cell office:value-type="float" office:value="41.559197" calcext:value-type="float">
            <text:p>41.559197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office:string-value="java.net.SocketTimeoutException: Read timed out&#10;at java.net.SocketInputStream.socketRead0(Native Method)&#10;at java.net.SocketInputStream.socketRead(SocketInputStream.java:119)&#10;at java.net.SocketInputStream.read(SocketInputStream.java:176)&#10;at java.net.SocketInputStream.read(SocketInputStream.java:144)&#10;at com.android.org.conscrypt.ConscryptEngineSocket$SSLInputStream.readFromSocket(ConscryptEngineSocket.java:945)&#10;at com.android.org.conscrypt.ConscryptEngineSocket$SSLInputStream.processDataFromSocket(ConscryptEngineSocket.java:909)&#10;at com.android.org.conscrypt.ConscryptEngineSocket$SSLInputStream.access$100(ConscryptEngineSocket.java:731)&#10;at com.android.org.conscrypt.ConscryptEngineSocket.doHandshake(ConscryptEngineSocket.java:241)&#10;at com.android.org.conscrypt.ConscryptEngineSocket.startHandshake(ConscryptEngineSocket.java:220)&#10;at okhttp3.internal.connection.RealConnection.connectTls(RealConnection.kt:379)&#10;at okhttp3.internal.connection.RealConnection.establishProtocol(RealConnection.kt:337)&#10;at okhttp3.internal.connection.RealConnection.connect(RealConnection.kt:209)&#10;at okhttp3.internal.connection.ExchangeFinder.findConnection(ExchangeFinder.kt:226)&#10;at okhttp3.internal.connection.ExchangeFinder.findHealthyConnection(ExchangeFinder.kt:106)&#10;at okhttp3.internal.connection.ExchangeFinder.find(ExchangeFinder.kt:74)&#10;at okhttp3.internal.connection.RealCall.initExchange$okhttp(RealCall.kt:255)&#10;at okhttp3.internal.connection.ConnectInterceptor.intercept(ConnectInterceptor.kt:32)&#10;at okhttp3.internal.http.RealInterceptorChain.proceed(RealInterceptorChain.kt:109)&#10;at okhttp3.internal.cache.CacheInterceptor.intercept(CacheInterceptor.kt:95)&#10;at okhttp3.internal.http.RealInterceptorChain.proceed(RealInterceptorChain.kt:109)&#10;at okhttp3.internal.http.BridgeInterceptor.intercept(BridgeInterceptor.kt:83)&#10;at okhttp3.internal.http.RealInterceptorChain.proceed(RealInterceptorChain.kt:109)&#10;at okhttp3.internal.http.RetryAndFollowUpInterceptor.intercept(RetryAndFollowUpInterceptor.kt:76)&#10;at okhttp3.internal.http.RealInterceptorChain.proceed(RealInterceptorChain.kt:109)&#10;at okhttp3.internal.connection.RealCall.getResponseWithInterceptorChain$okhttp(RealCall.kt:201)&#10;at okhttp3.internal.connection.RealCall.execute(RealCall.kt:154)&#10;at com.roku.rokuhome.test.utils.CommonUtilities.sendScenarioRequest(CommonUtilities.kt:163)&#10;at com.roku.rokuhome.test.stepDefs.CommonStepDefinitions.setup(CommonStepDefinitions.kt:85)&#10;at java.lang.reflect.Method.invoke(Native Method)&#10;at cucumber.runtime.Utils$1.call(Utils.java:26)&#10;at cucumber.runtime.Timeout.timeout(Timeout.java:16)&#10;at cucumber.runtime.Utils.invoke(Utils.java:20)&#10;at cucumber.runtime.java.JavaHookDefinition.execute(JavaHookDefinition.java:65)&#10;at cucumber.runner.HookDefinitionMatch.runStep(HookDefinitionMatch.java:16)&#10;at cucumber.runner.TestStep.executeStep(TestStep.java:65)&#10;at cucumber.runner.TestStep.run(TestStep.java:50)&#10;at cucumber.runner.TestCase.run(TestCase.java:42)&#10;at cucumber.runner.Runner.runPickle(Runner.java:50)&#10;at io.cucumber.junit.AndroidPickleRunner.run(AndroidPickleRunner.java:49)&#10;at io.cucumber.junit.AndroidFeatureRunner.runChild(AndroidFeatureRunner.java:42)&#10;at io.cucumber.junit.AndroidFeatureRunner.runChild(AndroidFeatureRunner.java:13)&#10;at org.junit.runners.ParentRunner$4.run(ParentRunner.java:331)&#10;at org.junit.runners.ParentRunner$1.schedule(ParentRunner.java:79)&#10;at org.junit.runners.ParentRunner.runChildren(ParentRunner.java:329)&#10;at org.junit.runners.ParentRunner.access$100(ParentRunner.java:66)&#10;at org.junit.runners.ParentRunner$2.evaluate(ParentRunner.java:293)&#10;at org.junit.runners.ParentRunner$3.evaluate(ParentRunner.java:306)&#10;at org.junit.runners.ParentRunner.run(ParentRunner.java:413)&#10;at io.cucumber.junit.CucumberJUnitRunner.runChild(CucumberJUnitRunner.java:262)&#10;at io.cucumber.junit.CucumberJUnitRunner.runChild(CucumberJUnitRunner.java:53)&#10;at org.junit.runners.ParentRunner$4.run(ParentRunner.java:331)&#10;at org.junit.runners.ParentRunner$1.schedule(ParentRunner.java:79)&#10;at org.junit.runners.ParentRunner.runChildren(ParentRunner.java:329)&#10;at org.junit.runners.ParentRunner.access$100(ParentRunner.java:66)&#10;at org.junit.runners.ParentRunner$2.evaluate(ParentRunner.java:293)&#10;at io.cucumber.junit.CucumberJUnitRunner$1.evaluate(CucumberJUnitRunner.java:293)&#10;at org.junit.runners.ParentRunner$3.evaluate(ParentRunner.java:306)&#10;at org.junit.runners.ParentRunner.run(ParentRunner.java:413)&#10;at org.junit.runners.Suite.runChild(Suite.java:128)&#10;at org.junit.runners.Suite.runChild(Suite.java:27)&#10;at org.junit.runners.ParentRunner$4.run(ParentRunner.java:331)&#10;at org.junit.runners.ParentRunner$1.schedule(ParentRunner.java:79)&#10;at org.junit.runners.ParentRunner.runChildren(ParentRunner.java:329)&#10;at org.junit.runners.ParentRunner.access$100(ParentRunner.java:66)&#10;at org.junit.runners.ParentRunner$2.evaluate(ParentRunner.java:293)&#10;at org.junit.runners.ParentRunner$3.evaluate(ParentRunner.java:306)&#10;at org.junit.runners.ParentRunner.run(ParentRunner.java:413)&#10;at org.junit.runner.JUnitCore.run(JUnitCore.java:137)&#10;at org.junit.runner.JUnitCore.run(JUnitCore.java:115)&#10;at androidx.test.internal.runner.TestExecutor.execute(TestExecutor.java:67)&#10;at androidx.test.internal.runner.TestExecutor.execute(TestExecutor.java:58)&#10;at androidx.test.runner.AndroidJUnitRunner.onStart(AndroidJUnitRunner.java:446)&#10;at android.app.Instrumentation$InstrumentationThread.run(Instrumentation.java:2261)&#10;Suppressed: java.net.SocketTimeoutException: Read timed out&#10;... 73 more&#10;" calcext:value-type="string">
            <text:p>java.net.SocketTimeoutException: Read timed out</text:p>
            <text:p>at java.net.SocketInputStream.socketRead0(Native Method)</text:p>
            <text:p>at java.net.SocketInputStream.socketRead(SocketInputStream.java:119)</text:p>
            <text:p>at java.net.SocketInputStream.read(SocketInputStream.java:176)</text:p>
            <text:p>at java.net.SocketInputStream.read(SocketInputStream.java:144)</text:p>
            <text:p>at com.android.org.conscrypt.ConscryptEngineSocket$SSLInputStream.readFromSocket(ConscryptEngineSocket.java:945)</text:p>
            <text:p>at com.android.org.conscrypt.ConscryptEngineSocket$SSLInputStream.processDataFromSocket(ConscryptEngineSocket.java:909)</text:p>
            <text:p>at com.android.org.conscrypt.ConscryptEngineSocket$SSLInputStream.access$100(ConscryptEngineSocket.java:731)</text:p>
            <text:p>at com.android.org.conscrypt.ConscryptEngineSocket.doHandshake(ConscryptEngineSocket.java:241)</text:p>
            <text:p>at com.android.org.conscrypt.ConscryptEngineSocket.startHandshake(ConscryptEngineSocket.java:220)</text:p>
            <text:p>at okhttp3.internal.connection.RealConnection.connectTls(RealConnection.kt:379)</text:p>
            <text:p>at okhttp3.internal.connection.RealConnection.establishProtocol(RealConnection.kt:337)</text:p>
            <text:p>at okhttp3.internal.connection.RealConnection.connect(RealConnection.kt:209)</text:p>
            <text:p>at okhttp3.internal.connection.ExchangeFinder.findConnection(ExchangeFinder.kt:226)</text:p>
            <text:p>at okhttp3.internal.connection.ExchangeFinder.findHealthyConnection(ExchangeFinder.kt:106)</text:p>
            <text:p>at okhttp3.internal.connection.ExchangeFinder.find(ExchangeFinder.kt:74)</text:p>
            <text:p>at okhttp3.internal.connection.RealCall.initExchange$okhttp(RealCall.kt:255)</text:p>
            <text:p>at okhttp3.internal.connection.ConnectInterceptor.intercept(ConnectInterceptor.kt:32)</text:p>
            <text:p>at okhttp3.internal.http.RealInterceptorChain.proceed(RealInterceptorChain.kt:109)</text:p>
            <text:p>at okhttp3.internal.cache.CacheInterceptor.intercept(CacheInterceptor.kt:95)</text:p>
            <text:p>at okhttp3.internal.http.RealInterceptorChain.proceed(RealInterceptorChain.kt:109)</text:p>
            <text:p>at okhttp3.internal.http.BridgeInterceptor.intercept(BridgeInterceptor.kt:83)</text:p>
            <text:p>at okhttp3.internal.http.RealInterceptorChain.proceed(RealInterceptorChain.kt:109)</text:p>
            <text:p>at okhttp3.internal.http.RetryAndFollowUpInterceptor.intercept(RetryAndFollowUpInterceptor.kt:76)</text:p>
            <text:p>at okhttp3.internal.http.RealInterceptorChain.proceed(RealInterceptorChain.kt:109)</text:p>
            <text:p>at okhttp3.internal.connection.RealCall.getResponseWithInterceptorChain$okhttp(RealCall.kt:201)</text:p>
            <text:p>at okhttp3.internal.connection.RealCall.execute(RealCall.kt:154)</text:p>
            <text:p>at com.roku.rokuhome.test.utils.CommonUtilities.sendScenarioRequest(CommonUtilities.kt:163)</text:p>
            <text:p>at com.roku.rokuhome.test.stepDefs.CommonStepDefinitions.setup(CommonStepDefinitions.kt:85)</text:p>
            <text:p>at java.lang.reflect.Method.invoke(Native Method)</text:p>
            <text:p>at cucumber.runtime.Utils$1.call(Utils.java:26)</text:p>
            <text:p>at cucumber.runtime.Timeout.timeout(Timeout.java:16)</text:p>
            <text:p>at cucumber.runtime.Utils.invoke(Utils.java:20)</text:p>
            <text:p>at cucumber.runtime.java.JavaHookDefinition.execute(JavaHookDefinition.java:65)</text:p>
            <text:p>at cucumber.runner.HookDefinitionMatch.runStep(HookDefinitionMatch.java:16)</text:p>
            <text:p>at cucumber.runner.TestStep.executeStep(TestStep.java:65)</text:p>
            <text:p>at cucumber.runner.TestStep.run(TestStep.java:50)</text:p>
            <text:p>at cucumber.runner.TestCase.run(TestCase.java:42)</text:p>
            <text:p>at cucumber.runner.Runner.runPickle(Runner.java:50)</text:p>
            <text:p>at io.cucumber.junit.AndroidPickleRunner.run(AndroidPickleRunner.java:49)</text:p>
            <text:p>at io.cucumber.junit.AndroidFeatureRunner.runChild(AndroidFeatureRunner.java:42)</text:p>
            <text:p>at io.cucumber.junit.AndroidFeatureRunner.runChild(AndroidFeatureRunner.java:13)</text:p>
            <text:p>at org.junit.runners.ParentRunner$4.run(ParentRunner.java:331)</text:p>
            <text:p>at org.junit.runners.ParentRunner$1.schedule(ParentRunner.java:79)</text:p>
            <text:p>at org.junit.runners.ParentRunner.runChildren(ParentRunner.java:329)</text:p>
            <text:p>at org.junit.runners.ParentRunner.access$100(ParentRunner.java:66)</text:p>
            <text:p>at org.junit.runners.ParentRunner$2.evaluate(ParentRunner.java:293)</text:p>
            <text:p>at org.junit.runners.ParentRunner$3.evaluate(ParentRunner.java:306)</text:p>
            <text:p>at org.junit.runners.ParentRunner.run(ParentRunner.java:413)</text:p>
            <text:p>at io.cucumber.junit.CucumberJUnitRunner.runChild(CucumberJUnitRunner.java:262)</text:p>
            <text:p>at io.cucumber.junit.CucumberJUnitRunner.runChild(CucumberJUnitRunner.java:53)</text:p>
            <text:p>at org.junit.runners.ParentRunner$4.run(ParentRunner.java:331)</text:p>
            <text:p>at org.junit.runners.ParentRunner$1.schedule(ParentRunner.java:79)</text:p>
            <text:p>at org.junit.runners.ParentRunner.runChildren(ParentRunner.java:329)</text:p>
            <text:p>at org.junit.runners.ParentRunner.access$100(ParentRunner.java:66)</text:p>
            <text:p>at org.junit.runners.ParentRunner$2.evaluate(ParentRunner.java:293)</text:p>
            <text:p>at io.cucumber.junit.CucumberJUnitRunner$1.evaluate(CucumberJUnitRunner.java:293)</text:p>
            <text:p>at org.junit.runners.ParentRunner$3.evaluate(ParentRunner.java:306)</text:p>
            <text:p>at org.junit.runners.ParentRunner.run(ParentRunner.java:413)</text:p>
            <text:p>at org.junit.runners.Suite.runChild(Suite.java:128)</text:p>
            <text:p>at org.junit.runners.Suite.runChild(Suite.java:27)</text:p>
            <text:p>at org.junit.runners.ParentRunner$4.run(ParentRunner.java:331)</text:p>
            <text:p>at org.junit.runners.ParentRunner$1.schedule(ParentRunner.java:79)</text:p>
            <text:p>at org.junit.runners.ParentRunner.runChildren(ParentRunner.java:329)</text:p>
            <text:p>at org.junit.runners.ParentRunner.access$100(ParentRunner.java:66)</text:p>
            <text:p>at org.junit.runners.ParentRunner$2.evaluate(ParentRunner.java:293)</text:p>
            <text:p>at org.junit.runners.ParentRunner$3.evaluate(ParentRunner.java:306)</text:p>
            <text:p>at org.junit.runners.ParentRunner.run(ParentRunner.java:413)</text:p>
            <text:p>at org.junit.runner.JUnitCore.run(JUnitCore.java:137)</text:p>
            <text:p>at org.junit.runner.JUnitCore.run(JUnitCore.java:115)</text:p>
            <text:p>at androidx.test.internal.runner.TestExecutor.execute(TestExecutor.java:67)</text:p>
            <text:p>at androidx.test.internal.runner.TestExecutor.execute(TestExecutor.java:58)</text:p>
            <text:p>at androidx.test.runner.AndroidJUnitRunner.onStart(AndroidJUnitRunner.java:446)</text:p>
            <text:p>at android.app.Instrumentation$InstrumentationThread.run(Instrumentation.java:2261)</text:p>
            <text:p>Suppressed: java.net.SocketTimeoutException: Read timed out</text:p>
            <text:p>... 73 more</text:p>
            <text:p/>
          </table:table-cell>
        </table:table-row>
        <table:table-row table:style-name="ro25">
          <table:table-cell office:value-type="string" calcext:value-type="string">
            <text:p>cucumber.runtime.formatter.JUnitFormatter</text:p>
          </table:table-cell>
          <table:table-cell office:value-type="string" calcext:value-type="string">
            <text:p>Navigate to rule and save without changing in location trigger rule</text:p>
          </table:table-cell>
          <table:table-cell office:value-type="string" calcext:value-type="string">
            <text:p>unknown</text:p>
          </table:table-cell>
          <table:table-cell office:value-type="float" office:value="41.512644" calcext:value-type="float">
            <text:p>41.512644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office:string-value="java.net.SocketTimeoutException: Read timed out&#10;at java.net.SocketInputStream.socketRead0(Native Method)&#10;at java.net.SocketInputStream.socketRead(SocketInputStream.java:119)&#10;at java.net.SocketInputStream.read(SocketInputStream.java:176)&#10;at java.net.SocketInputStream.read(SocketInputStream.java:144)&#10;at com.android.org.conscrypt.ConscryptEngineSocket$SSLInputStream.readFromSocket(ConscryptEngineSocket.java:945)&#10;at com.android.org.conscrypt.ConscryptEngineSocket$SSLInputStream.processDataFromSocket(ConscryptEngineSocket.java:909)&#10;at com.android.org.conscrypt.ConscryptEngineSocket$SSLInputStream.access$100(ConscryptEngineSocket.java:731)&#10;at com.android.org.conscrypt.ConscryptEngineSocket.doHandshake(ConscryptEngineSocket.java:241)&#10;at com.android.org.conscrypt.ConscryptEngineSocket.startHandshake(ConscryptEngineSocket.java:220)&#10;at okhttp3.internal.connection.RealConnection.connectTls(RealConnection.kt:379)&#10;at okhttp3.internal.connection.RealConnection.establishProtocol(RealConnection.kt:337)&#10;at okhttp3.internal.connection.RealConnection.connect(RealConnection.kt:209)&#10;at okhttp3.internal.connection.ExchangeFinder.findConnection(ExchangeFinder.kt:226)&#10;at okhttp3.internal.connection.ExchangeFinder.findHealthyConnection(ExchangeFinder.kt:106)&#10;at okhttp3.internal.connection.ExchangeFinder.find(ExchangeFinder.kt:74)&#10;at okhttp3.internal.connection.RealCall.initExchange$okhttp(RealCall.kt:255)&#10;at okhttp3.internal.connection.ConnectInterceptor.intercept(ConnectInterceptor.kt:32)&#10;at okhttp3.internal.http.RealInterceptorChain.proceed(RealInterceptorChain.kt:109)&#10;at okhttp3.internal.cache.CacheInterceptor.intercept(CacheInterceptor.kt:95)&#10;at okhttp3.internal.http.RealInterceptorChain.proceed(RealInterceptorChain.kt:109)&#10;at okhttp3.internal.http.BridgeInterceptor.intercept(BridgeInterceptor.kt:83)&#10;at okhttp3.internal.http.RealInterceptorChain.proceed(RealInterceptorChain.kt:109)&#10;at okhttp3.internal.http.RetryAndFollowUpInterceptor.intercept(RetryAndFollowUpInterceptor.kt:76)&#10;at okhttp3.internal.http.RealInterceptorChain.proceed(RealInterceptorChain.kt:109)&#10;at okhttp3.internal.connection.RealCall.getResponseWithInterceptorChain$okhttp(RealCall.kt:201)&#10;at okhttp3.internal.connection.RealCall.execute(RealCall.kt:154)&#10;at com.roku.rokuhome.test.utils.CommonUtilities.sendScenarioRequest(CommonUtilities.kt:163)&#10;at com.roku.rokuhome.test.stepDefs.CommonStepDefinitions.setup(CommonStepDefinitions.kt:85)&#10;at java.lang.reflect.Method.invoke(Native Method)&#10;at cucumber.runtime.Utils$1.call(Utils.java:26)&#10;at cucumber.runtime.Timeout.timeout(Timeout.java:16)&#10;at cucumber.runtime.Utils.invoke(Utils.java:20)&#10;at cucumber.runtime.java.JavaHookDefinition.execute(JavaHookDefinition.java:65)&#10;at cucumber.runner.HookDefinitionMatch.runStep(HookDefinitionMatch.java:16)&#10;at cucumber.runner.TestStep.executeStep(TestStep.java:65)&#10;at cucumber.runner.TestStep.run(TestStep.java:50)&#10;at cucumber.runner.TestCase.run(TestCase.java:42)&#10;at cucumber.runner.Runner.runPickle(Runner.java:50)&#10;at io.cucumber.junit.AndroidPickleRunner.run(AndroidPickleRunner.java:49)&#10;at io.cucumber.junit.AndroidFeatureRunner.runChild(AndroidFeatureRunner.java:42)&#10;at io.cucumber.junit.AndroidFeatureRunner.runChild(AndroidFeatureRunner.java:13)&#10;at org.junit.runners.ParentRunner$4.run(ParentRunner.java:331)&#10;at org.junit.runners.ParentRunner$1.schedule(ParentRunner.java:79)&#10;at org.junit.runners.ParentRunner.runChildren(ParentRunner.java:329)&#10;at org.junit.runners.ParentRunner.access$100(ParentRunner.java:66)&#10;at org.junit.runners.ParentRunner$2.evaluate(ParentRunner.java:293)&#10;at org.junit.runners.ParentRunner$3.evaluate(ParentRunner.java:306)&#10;at org.junit.runners.ParentRunner.run(ParentRunner.java:413)&#10;at io.cucumber.junit.CucumberJUnitRunner.runChild(CucumberJUnitRunner.java:262)&#10;at io.cucumber.junit.CucumberJUnitRunner.runChild(CucumberJUnitRunner.java:53)&#10;at org.junit.runners.ParentRunner$4.run(ParentRunner.java:331)&#10;at org.junit.runners.ParentRunner$1.schedule(ParentRunner.java:79)&#10;at org.junit.runners.ParentRunner.runChildren(ParentRunner.java:329)&#10;at org.junit.runners.ParentRunner.access$100(ParentRunner.java:66)&#10;at org.junit.runners.ParentRunner$2.evaluate(ParentRunner.java:293)&#10;at io.cucumber.junit.CucumberJUnitRunner$1.evaluate(CucumberJUnitRunner.java:293)&#10;at org.junit.runners.ParentRunner$3.evaluate(ParentRunner.java:306)&#10;at org.junit.runners.ParentRunner.run(ParentRunner.java:413)&#10;at org.junit.runners.Suite.runChild(Suite.java:128)&#10;at org.junit.runners.Suite.runChild(Suite.java:27)&#10;at org.junit.runners.ParentRunner$4.run(ParentRunner.java:331)&#10;at org.junit.runners.ParentRunner$1.schedule(ParentRunner.java:79)&#10;at org.junit.runners.ParentRunner.runChildren(ParentRunner.java:329)&#10;at org.junit.runners.ParentRunner.access$100(ParentRunner.java:66)&#10;at org.junit.runners.ParentRunner$2.evaluate(ParentRunner.java:293)&#10;at org.junit.runners.ParentRunner$3.evaluate(ParentRunner.java:306)&#10;at org.junit.runners.ParentRunner.run(ParentRunner.java:413)&#10;at org.junit.runner.JUnitCore.run(JUnitCore.java:137)&#10;at org.junit.runner.JUnitCore.run(JUnitCore.java:115)&#10;at androidx.test.internal.runner.TestExecutor.execute(TestExecutor.java:67)&#10;at androidx.test.internal.runner.TestExecutor.execute(TestExecutor.java:58)&#10;at androidx.test.runner.AndroidJUnitRunner.onStart(AndroidJUnitRunner.java:446)&#10;at android.app.Instrumentation$InstrumentationThread.run(Instrumentation.java:2261)&#10;Suppressed: java.net.SocketTimeoutException: Read timed out&#10;... 73 more&#10;" calcext:value-type="string">
            <text:p>java.net.SocketTimeoutException: Read timed out</text:p>
            <text:p>at java.net.SocketInputStream.socketRead0(Native Method)</text:p>
            <text:p>at java.net.SocketInputStream.socketRead(SocketInputStream.java:119)</text:p>
            <text:p>at java.net.SocketInputStream.read(SocketInputStream.java:176)</text:p>
            <text:p>at java.net.SocketInputStream.read(SocketInputStream.java:144)</text:p>
            <text:p>at com.android.org.conscrypt.ConscryptEngineSocket$SSLInputStream.readFromSocket(ConscryptEngineSocket.java:945)</text:p>
            <text:p>at com.android.org.conscrypt.ConscryptEngineSocket$SSLInputStream.processDataFromSocket(ConscryptEngineSocket.java:909)</text:p>
            <text:p>at com.android.org.conscrypt.ConscryptEngineSocket$SSLInputStream.access$100(ConscryptEngineSocket.java:731)</text:p>
            <text:p>at com.android.org.conscrypt.ConscryptEngineSocket.doHandshake(ConscryptEngineSocket.java:241)</text:p>
            <text:p>at com.android.org.conscrypt.ConscryptEngineSocket.startHandshake(ConscryptEngineSocket.java:220)</text:p>
            <text:p>at okhttp3.internal.connection.RealConnection.connectTls(RealConnection.kt:379)</text:p>
            <text:p>at okhttp3.internal.connection.RealConnection.establishProtocol(RealConnection.kt:337)</text:p>
            <text:p>at okhttp3.internal.connection.RealConnection.connect(RealConnection.kt:209)</text:p>
            <text:p>at okhttp3.internal.connection.ExchangeFinder.findConnection(ExchangeFinder.kt:226)</text:p>
            <text:p>at okhttp3.internal.connection.ExchangeFinder.findHealthyConnection(ExchangeFinder.kt:106)</text:p>
            <text:p>at okhttp3.internal.connection.ExchangeFinder.find(ExchangeFinder.kt:74)</text:p>
            <text:p>at okhttp3.internal.connection.RealCall.initExchange$okhttp(RealCall.kt:255)</text:p>
            <text:p>at okhttp3.internal.connection.ConnectInterceptor.intercept(ConnectInterceptor.kt:32)</text:p>
            <text:p>at okhttp3.internal.http.RealInterceptorChain.proceed(RealInterceptorChain.kt:109)</text:p>
            <text:p>at okhttp3.internal.cache.CacheInterceptor.intercept(CacheInterceptor.kt:95)</text:p>
            <text:p>at okhttp3.internal.http.RealInterceptorChain.proceed(RealInterceptorChain.kt:109)</text:p>
            <text:p>at okhttp3.internal.http.BridgeInterceptor.intercept(BridgeInterceptor.kt:83)</text:p>
            <text:p>at okhttp3.internal.http.RealInterceptorChain.proceed(RealInterceptorChain.kt:109)</text:p>
            <text:p>at okhttp3.internal.http.RetryAndFollowUpInterceptor.intercept(RetryAndFollowUpInterceptor.kt:76)</text:p>
            <text:p>at okhttp3.internal.http.RealInterceptorChain.proceed(RealInterceptorChain.kt:109)</text:p>
            <text:p>at okhttp3.internal.connection.RealCall.getResponseWithInterceptorChain$okhttp(RealCall.kt:201)</text:p>
            <text:p>at okhttp3.internal.connection.RealCall.execute(RealCall.kt:154)</text:p>
            <text:p>at com.roku.rokuhome.test.utils.CommonUtilities.sendScenarioRequest(CommonUtilities.kt:163)</text:p>
            <text:p>at com.roku.rokuhome.test.stepDefs.CommonStepDefinitions.setup(CommonStepDefinitions.kt:85)</text:p>
            <text:p>at java.lang.reflect.Method.invoke(Native Method)</text:p>
            <text:p>at cucumber.runtime.Utils$1.call(Utils.java:26)</text:p>
            <text:p>at cucumber.runtime.Timeout.timeout(Timeout.java:16)</text:p>
            <text:p>at cucumber.runtime.Utils.invoke(Utils.java:20)</text:p>
            <text:p>at cucumber.runtime.java.JavaHookDefinition.execute(JavaHookDefinition.java:65)</text:p>
            <text:p>at cucumber.runner.HookDefinitionMatch.runStep(HookDefinitionMatch.java:16)</text:p>
            <text:p>at cucumber.runner.TestStep.executeStep(TestStep.java:65)</text:p>
            <text:p>at cucumber.runner.TestStep.run(TestStep.java:50)</text:p>
            <text:p>at cucumber.runner.TestCase.run(TestCase.java:42)</text:p>
            <text:p>at cucumber.runner.Runner.runPickle(Runner.java:50)</text:p>
            <text:p>at io.cucumber.junit.AndroidPickleRunner.run(AndroidPickleRunner.java:49)</text:p>
            <text:p>at io.cucumber.junit.AndroidFeatureRunner.runChild(AndroidFeatureRunner.java:42)</text:p>
            <text:p>at io.cucumber.junit.AndroidFeatureRunner.runChild(AndroidFeatureRunner.java:13)</text:p>
            <text:p>at org.junit.runners.ParentRunner$4.run(ParentRunner.java:331)</text:p>
            <text:p>at org.junit.runners.ParentRunner$1.schedule(ParentRunner.java:79)</text:p>
            <text:p>at org.junit.runners.ParentRunner.runChildren(ParentRunner.java:329)</text:p>
            <text:p>at org.junit.runners.ParentRunner.access$100(ParentRunner.java:66)</text:p>
            <text:p>at org.junit.runners.ParentRunner$2.evaluate(ParentRunner.java:293)</text:p>
            <text:p>at org.junit.runners.ParentRunner$3.evaluate(ParentRunner.java:306)</text:p>
            <text:p>at org.junit.runners.ParentRunner.run(ParentRunner.java:413)</text:p>
            <text:p>at io.cucumber.junit.CucumberJUnitRunner.runChild(CucumberJUnitRunner.java:262)</text:p>
            <text:p>at io.cucumber.junit.CucumberJUnitRunner.runChild(CucumberJUnitRunner.java:53)</text:p>
            <text:p>at org.junit.runners.ParentRunner$4.run(ParentRunner.java:331)</text:p>
            <text:p>at org.junit.runners.ParentRunner$1.schedule(ParentRunner.java:79)</text:p>
            <text:p>at org.junit.runners.ParentRunner.runChildren(ParentRunner.java:329)</text:p>
            <text:p>at org.junit.runners.ParentRunner.access$100(ParentRunner.java:66)</text:p>
            <text:p>at org.junit.runners.ParentRunner$2.evaluate(ParentRunner.java:293)</text:p>
            <text:p>at io.cucumber.junit.CucumberJUnitRunner$1.evaluate(CucumberJUnitRunner.java:293)</text:p>
            <text:p>at org.junit.runners.ParentRunner$3.evaluate(ParentRunner.java:306)</text:p>
            <text:p>at org.junit.runners.ParentRunner.run(ParentRunner.java:413)</text:p>
            <text:p>at org.junit.runners.Suite.runChild(Suite.java:128)</text:p>
            <text:p>at org.junit.runners.Suite.runChild(Suite.java:27)</text:p>
            <text:p>at org.junit.runners.ParentRunner$4.run(ParentRunner.java:331)</text:p>
            <text:p>at org.junit.runners.ParentRunner$1.schedule(ParentRunner.java:79)</text:p>
            <text:p>at org.junit.runners.ParentRunner.runChildren(ParentRunner.java:329)</text:p>
            <text:p>at org.junit.runners.ParentRunner.access$100(ParentRunner.java:66)</text:p>
            <text:p>at org.junit.runners.ParentRunner$2.evaluate(ParentRunner.java:293)</text:p>
            <text:p>at org.junit.runners.ParentRunner$3.evaluate(ParentRunner.java:306)</text:p>
            <text:p>at org.junit.runners.ParentRunner.run(ParentRunner.java:413)</text:p>
            <text:p>at org.junit.runner.JUnitCore.run(JUnitCore.java:137)</text:p>
            <text:p>at org.junit.runner.JUnitCore.run(JUnitCore.java:115)</text:p>
            <text:p>at androidx.test.internal.runner.TestExecutor.execute(TestExecutor.java:67)</text:p>
            <text:p>at androidx.test.internal.runner.TestExecutor.execute(TestExecutor.java:58)</text:p>
            <text:p>at androidx.test.runner.AndroidJUnitRunner.onStart(AndroidJUnitRunner.java:446)</text:p>
            <text:p>at android.app.Instrumentation$InstrumentationThread.run(Instrumentation.java:2261)</text:p>
            <text:p>Suppressed: java.net.SocketTimeoutException: Read timed out</text:p>
            <text:p>... 73 more</text:p>
            <text:p/>
          </table:table-cell>
        </table:table-row>
        <table:table-row table:style-name="ro25">
          <table:table-cell office:value-type="string" calcext:value-type="string">
            <text:p>cucumber.runtime.formatter.JUnitFormatter</text:p>
          </table:table-cell>
          <table:table-cell office:value-type="string" calcext:value-type="string">
            <text:p>Validate schedule rule save button is disable</text:p>
          </table:table-cell>
          <table:table-cell office:value-type="string" calcext:value-type="string">
            <text:p>unknown</text:p>
          </table:table-cell>
          <table:table-cell office:value-type="float" office:value="41.743565" calcext:value-type="float">
            <text:p>41.743565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office:string-value="java.net.SocketTimeoutException: Read timed out&#10;at java.net.SocketInputStream.socketRead0(Native Method)&#10;at java.net.SocketInputStream.socketRead(SocketInputStream.java:119)&#10;at java.net.SocketInputStream.read(SocketInputStream.java:176)&#10;at java.net.SocketInputStream.read(SocketInputStream.java:144)&#10;at com.android.org.conscrypt.ConscryptEngineSocket$SSLInputStream.readFromSocket(ConscryptEngineSocket.java:945)&#10;at com.android.org.conscrypt.ConscryptEngineSocket$SSLInputStream.processDataFromSocket(ConscryptEngineSocket.java:909)&#10;at com.android.org.conscrypt.ConscryptEngineSocket$SSLInputStream.access$100(ConscryptEngineSocket.java:731)&#10;at com.android.org.conscrypt.ConscryptEngineSocket.doHandshake(ConscryptEngineSocket.java:241)&#10;at com.android.org.conscrypt.ConscryptEngineSocket.startHandshake(ConscryptEngineSocket.java:220)&#10;at okhttp3.internal.connection.RealConnection.connectTls(RealConnection.kt:379)&#10;at okhttp3.internal.connection.RealConnection.establishProtocol(RealConnection.kt:337)&#10;at okhttp3.internal.connection.RealConnection.connect(RealConnection.kt:209)&#10;at okhttp3.internal.connection.ExchangeFinder.findConnection(ExchangeFinder.kt:226)&#10;at okhttp3.internal.connection.ExchangeFinder.findHealthyConnection(ExchangeFinder.kt:106)&#10;at okhttp3.internal.connection.ExchangeFinder.find(ExchangeFinder.kt:74)&#10;at okhttp3.internal.connection.RealCall.initExchange$okhttp(RealCall.kt:255)&#10;at okhttp3.internal.connection.ConnectInterceptor.intercept(ConnectInterceptor.kt:32)&#10;at okhttp3.internal.http.RealInterceptorChain.proceed(RealInterceptorChain.kt:109)&#10;at okhttp3.internal.cache.CacheInterceptor.intercept(CacheInterceptor.kt:95)&#10;at okhttp3.internal.http.RealInterceptorChain.proceed(RealInterceptorChain.kt:109)&#10;at okhttp3.internal.http.BridgeInterceptor.intercept(BridgeInterceptor.kt:83)&#10;at okhttp3.internal.http.RealInterceptorChain.proceed(RealInterceptorChain.kt:109)&#10;at okhttp3.internal.http.RetryAndFollowUpInterceptor.intercept(RetryAndFollowUpInterceptor.kt:76)&#10;at okhttp3.internal.http.RealInterceptorChain.proceed(RealInterceptorChain.kt:109)&#10;at okhttp3.internal.connection.RealCall.getResponseWithInterceptorChain$okhttp(RealCall.kt:201)&#10;at okhttp3.internal.connection.RealCall.execute(RealCall.kt:154)&#10;at com.roku.rokuhome.test.utils.CommonUtilities.sendScenarioRequest(CommonUtilities.kt:163)&#10;at com.roku.rokuhome.test.stepDefs.CommonStepDefinitions.setup(CommonStepDefinitions.kt:85)&#10;at java.lang.reflect.Method.invoke(Native Method)&#10;at cucumber.runtime.Utils$1.call(Utils.java:26)&#10;at cucumber.runtime.Timeout.timeout(Timeout.java:16)&#10;at cucumber.runtime.Utils.invoke(Utils.java:20)&#10;at cucumber.runtime.java.JavaHookDefinition.execute(JavaHookDefinition.java:65)&#10;at cucumber.runner.HookDefinitionMatch.runStep(HookDefinitionMatch.java:16)&#10;at cucumber.runner.TestStep.executeStep(TestStep.java:65)&#10;at cucumber.runner.TestStep.run(TestStep.java:50)&#10;at cucumber.runner.TestCase.run(TestCase.java:42)&#10;at cucumber.runner.Runner.runPickle(Runner.java:50)&#10;at io.cucumber.junit.AndroidPickleRunner.run(AndroidPickleRunner.java:49)&#10;at io.cucumber.junit.AndroidFeatureRunner.runChild(AndroidFeatureRunner.java:42)&#10;at io.cucumber.junit.AndroidFeatureRunner.runChild(AndroidFeatureRunner.java:13)&#10;at org.junit.runners.ParentRunner$4.run(ParentRunner.java:331)&#10;at org.junit.runners.ParentRunner$1.schedule(ParentRunner.java:79)&#10;at org.junit.runners.ParentRunner.runChildren(ParentRunner.java:329)&#10;at org.junit.runners.ParentRunner.access$100(ParentRunner.java:66)&#10;at org.junit.runners.ParentRunner$2.evaluate(ParentRunner.java:293)&#10;at org.junit.runners.ParentRunner$3.evaluate(ParentRunner.java:306)&#10;at org.junit.runners.ParentRunner.run(ParentRunner.java:413)&#10;at io.cucumber.junit.CucumberJUnitRunner.runChild(CucumberJUnitRunner.java:262)&#10;at io.cucumber.junit.CucumberJUnitRunner.runChild(CucumberJUnitRunner.java:53)&#10;at org.junit.runners.ParentRunner$4.run(ParentRunner.java:331)&#10;at org.junit.runners.ParentRunner$1.schedule(ParentRunner.java:79)&#10;at org.junit.runners.ParentRunner.runChildren(ParentRunner.java:329)&#10;at org.junit.runners.ParentRunner.access$100(ParentRunner.java:66)&#10;at org.junit.runners.ParentRunner$2.evaluate(ParentRunner.java:293)&#10;at io.cucumber.junit.CucumberJUnitRunner$1.evaluate(CucumberJUnitRunner.java:293)&#10;at org.junit.runners.ParentRunner$3.evaluate(ParentRunner.java:306)&#10;at org.junit.runners.ParentRunner.run(ParentRunner.java:413)&#10;at org.junit.runners.Suite.runChild(Suite.java:128)&#10;at org.junit.runners.Suite.runChild(Suite.java:27)&#10;at org.junit.runners.ParentRunner$4.run(ParentRunner.java:331)&#10;at org.junit.runners.ParentRunner$1.schedule(ParentRunner.java:79)&#10;at org.junit.runners.ParentRunner.runChildren(ParentRunner.java:329)&#10;at org.junit.runners.ParentRunner.access$100(ParentRunner.java:66)&#10;at org.junit.runners.ParentRunner$2.evaluate(ParentRunner.java:293)&#10;at org.junit.runners.ParentRunner$3.evaluate(ParentRunner.java:306)&#10;at org.junit.runners.ParentRunner.run(ParentRunner.java:413)&#10;at org.junit.runner.JUnitCore.run(JUnitCore.java:137)&#10;at org.junit.runner.JUnitCore.run(JUnitCore.java:115)&#10;at androidx.test.internal.runner.TestExecutor.execute(TestExecutor.java:67)&#10;at androidx.test.internal.runner.TestExecutor.execute(TestExecutor.java:58)&#10;at androidx.test.runner.AndroidJUnitRunner.onStart(AndroidJUnitRunner.java:446)&#10;at android.app.Instrumentation$InstrumentationThread.run(Instrumentation.java:2261)&#10;Suppressed: java.net.SocketTimeoutException: Read timed out&#10;... 73 more&#10;" calcext:value-type="string">
            <text:p>java.net.SocketTimeoutException: Read timed out</text:p>
            <text:p>at java.net.SocketInputStream.socketRead0(Native Method)</text:p>
            <text:p>at java.net.SocketInputStream.socketRead(SocketInputStream.java:119)</text:p>
            <text:p>at java.net.SocketInputStream.read(SocketInputStream.java:176)</text:p>
            <text:p>at java.net.SocketInputStream.read(SocketInputStream.java:144)</text:p>
            <text:p>at com.android.org.conscrypt.ConscryptEngineSocket$SSLInputStream.readFromSocket(ConscryptEngineSocket.java:945)</text:p>
            <text:p>at com.android.org.conscrypt.ConscryptEngineSocket$SSLInputStream.processDataFromSocket(ConscryptEngineSocket.java:909)</text:p>
            <text:p>at com.android.org.conscrypt.ConscryptEngineSocket$SSLInputStream.access$100(ConscryptEngineSocket.java:731)</text:p>
            <text:p>at com.android.org.conscrypt.ConscryptEngineSocket.doHandshake(ConscryptEngineSocket.java:241)</text:p>
            <text:p>at com.android.org.conscrypt.ConscryptEngineSocket.startHandshake(ConscryptEngineSocket.java:220)</text:p>
            <text:p>at okhttp3.internal.connection.RealConnection.connectTls(RealConnection.kt:379)</text:p>
            <text:p>at okhttp3.internal.connection.RealConnection.establishProtocol(RealConnection.kt:337)</text:p>
            <text:p>at okhttp3.internal.connection.RealConnection.connect(RealConnection.kt:209)</text:p>
            <text:p>at okhttp3.internal.connection.ExchangeFinder.findConnection(ExchangeFinder.kt:226)</text:p>
            <text:p>at okhttp3.internal.connection.ExchangeFinder.findHealthyConnection(ExchangeFinder.kt:106)</text:p>
            <text:p>at okhttp3.internal.connection.ExchangeFinder.find(ExchangeFinder.kt:74)</text:p>
            <text:p>at okhttp3.internal.connection.RealCall.initExchange$okhttp(RealCall.kt:255)</text:p>
            <text:p>at okhttp3.internal.connection.ConnectInterceptor.intercept(ConnectInterceptor.kt:32)</text:p>
            <text:p>at okhttp3.internal.http.RealInterceptorChain.proceed(RealInterceptorChain.kt:109)</text:p>
            <text:p>at okhttp3.internal.cache.CacheInterceptor.intercept(CacheInterceptor.kt:95)</text:p>
            <text:p>at okhttp3.internal.http.RealInterceptorChain.proceed(RealInterceptorChain.kt:109)</text:p>
            <text:p>at okhttp3.internal.http.BridgeInterceptor.intercept(BridgeInterceptor.kt:83)</text:p>
            <text:p>at okhttp3.internal.http.RealInterceptorChain.proceed(RealInterceptorChain.kt:109)</text:p>
            <text:p>at okhttp3.internal.http.RetryAndFollowUpInterceptor.intercept(RetryAndFollowUpInterceptor.kt:76)</text:p>
            <text:p>at okhttp3.internal.http.RealInterceptorChain.proceed(RealInterceptorChain.kt:109)</text:p>
            <text:p>at okhttp3.internal.connection.RealCall.getResponseWithInterceptorChain$okhttp(RealCall.kt:201)</text:p>
            <text:p>at okhttp3.internal.connection.RealCall.execute(RealCall.kt:154)</text:p>
            <text:p>at com.roku.rokuhome.test.utils.CommonUtilities.sendScenarioRequest(CommonUtilities.kt:163)</text:p>
            <text:p>at com.roku.rokuhome.test.stepDefs.CommonStepDefinitions.setup(CommonStepDefinitions.kt:85)</text:p>
            <text:p>at java.lang.reflect.Method.invoke(Native Method)</text:p>
            <text:p>at cucumber.runtime.Utils$1.call(Utils.java:26)</text:p>
            <text:p>at cucumber.runtime.Timeout.timeout(Timeout.java:16)</text:p>
            <text:p>at cucumber.runtime.Utils.invoke(Utils.java:20)</text:p>
            <text:p>at cucumber.runtime.java.JavaHookDefinition.execute(JavaHookDefinition.java:65)</text:p>
            <text:p>at cucumber.runner.HookDefinitionMatch.runStep(HookDefinitionMatch.java:16)</text:p>
            <text:p>at cucumber.runner.TestStep.executeStep(TestStep.java:65)</text:p>
            <text:p>at cucumber.runner.TestStep.run(TestStep.java:50)</text:p>
            <text:p>at cucumber.runner.TestCase.run(TestCase.java:42)</text:p>
            <text:p>at cucumber.runner.Runner.runPickle(Runner.java:50)</text:p>
            <text:p>at io.cucumber.junit.AndroidPickleRunner.run(AndroidPickleRunner.java:49)</text:p>
            <text:p>at io.cucumber.junit.AndroidFeatureRunner.runChild(AndroidFeatureRunner.java:42)</text:p>
            <text:p>at io.cucumber.junit.AndroidFeatureRunner.runChild(AndroidFeatureRunner.java:13)</text:p>
            <text:p>at org.junit.runners.ParentRunner$4.run(ParentRunner.java:331)</text:p>
            <text:p>at org.junit.runners.ParentRunner$1.schedule(ParentRunner.java:79)</text:p>
            <text:p>at org.junit.runners.ParentRunner.runChildren(ParentRunner.java:329)</text:p>
            <text:p>at org.junit.runners.ParentRunner.access$100(ParentRunner.java:66)</text:p>
            <text:p>at org.junit.runners.ParentRunner$2.evaluate(ParentRunner.java:293)</text:p>
            <text:p>at org.junit.runners.ParentRunner$3.evaluate(ParentRunner.java:306)</text:p>
            <text:p>at org.junit.runners.ParentRunner.run(ParentRunner.java:413)</text:p>
            <text:p>at io.cucumber.junit.CucumberJUnitRunner.runChild(CucumberJUnitRunner.java:262)</text:p>
            <text:p>at io.cucumber.junit.CucumberJUnitRunner.runChild(CucumberJUnitRunner.java:53)</text:p>
            <text:p>at org.junit.runners.ParentRunner$4.run(ParentRunner.java:331)</text:p>
            <text:p>at org.junit.runners.ParentRunner$1.schedule(ParentRunner.java:79)</text:p>
            <text:p>at org.junit.runners.ParentRunner.runChildren(ParentRunner.java:329)</text:p>
            <text:p>at org.junit.runners.ParentRunner.access$100(ParentRunner.java:66)</text:p>
            <text:p>at org.junit.runners.ParentRunner$2.evaluate(ParentRunner.java:293)</text:p>
            <text:p>at io.cucumber.junit.CucumberJUnitRunner$1.evaluate(CucumberJUnitRunner.java:293)</text:p>
            <text:p>at org.junit.runners.ParentRunner$3.evaluate(ParentRunner.java:306)</text:p>
            <text:p>at org.junit.runners.ParentRunner.run(ParentRunner.java:413)</text:p>
            <text:p>at org.junit.runners.Suite.runChild(Suite.java:128)</text:p>
            <text:p>at org.junit.runners.Suite.runChild(Suite.java:27)</text:p>
            <text:p>at org.junit.runners.ParentRunner$4.run(ParentRunner.java:331)</text:p>
            <text:p>at org.junit.runners.ParentRunner$1.schedule(ParentRunner.java:79)</text:p>
            <text:p>at org.junit.runners.ParentRunner.runChildren(ParentRunner.java:329)</text:p>
            <text:p>at org.junit.runners.ParentRunner.access$100(ParentRunner.java:66)</text:p>
            <text:p>at org.junit.runners.ParentRunner$2.evaluate(ParentRunner.java:293)</text:p>
            <text:p>at org.junit.runners.ParentRunner$3.evaluate(ParentRunner.java:306)</text:p>
            <text:p>at org.junit.runners.ParentRunner.run(ParentRunner.java:413)</text:p>
            <text:p>at org.junit.runner.JUnitCore.run(JUnitCore.java:137)</text:p>
            <text:p>at org.junit.runner.JUnitCore.run(JUnitCore.java:115)</text:p>
            <text:p>at androidx.test.internal.runner.TestExecutor.execute(TestExecutor.java:67)</text:p>
            <text:p>at androidx.test.internal.runner.TestExecutor.execute(TestExecutor.java:58)</text:p>
            <text:p>at androidx.test.runner.AndroidJUnitRunner.onStart(AndroidJUnitRunner.java:446)</text:p>
            <text:p>at android.app.Instrumentation$InstrumentationThread.run(Instrumentation.java:2261)</text:p>
            <text:p>Suppressed: java.net.SocketTimeoutException: Read timed out</text:p>
            <text:p>... 73 more</text:p>
            <text:p/>
          </table:table-cell>
        </table:table-row>
        <table:table-row table:style-name="ro25">
          <table:table-cell office:value-type="string" calcext:value-type="string">
            <text:p>cucumber.runtime.formatter.JUnitFormatter</text:p>
          </table:table-cell>
          <table:table-cell office:value-type="string" calcext:value-type="string">
            <text:p>Validate create schedule rule</text:p>
          </table:table-cell>
          <table:table-cell office:value-type="string" calcext:value-type="string">
            <text:p>unknown</text:p>
          </table:table-cell>
          <table:table-cell office:value-type="float" office:value="41.298562" calcext:value-type="float">
            <text:p>41.298562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office:string-value="java.net.SocketTimeoutException: Read timed out&#10;at java.net.SocketInputStream.socketRead0(Native Method)&#10;at java.net.SocketInputStream.socketRead(SocketInputStream.java:119)&#10;at java.net.SocketInputStream.read(SocketInputStream.java:176)&#10;at java.net.SocketInputStream.read(SocketInputStream.java:144)&#10;at com.android.org.conscrypt.ConscryptEngineSocket$SSLInputStream.readFromSocket(ConscryptEngineSocket.java:945)&#10;at com.android.org.conscrypt.ConscryptEngineSocket$SSLInputStream.processDataFromSocket(ConscryptEngineSocket.java:909)&#10;at com.android.org.conscrypt.ConscryptEngineSocket$SSLInputStream.access$100(ConscryptEngineSocket.java:731)&#10;at com.android.org.conscrypt.ConscryptEngineSocket.doHandshake(ConscryptEngineSocket.java:241)&#10;at com.android.org.conscrypt.ConscryptEngineSocket.startHandshake(ConscryptEngineSocket.java:220)&#10;at okhttp3.internal.connection.RealConnection.connectTls(RealConnection.kt:379)&#10;at okhttp3.internal.connection.RealConnection.establishProtocol(RealConnection.kt:337)&#10;at okhttp3.internal.connection.RealConnection.connect(RealConnection.kt:209)&#10;at okhttp3.internal.connection.ExchangeFinder.findConnection(ExchangeFinder.kt:226)&#10;at okhttp3.internal.connection.ExchangeFinder.findHealthyConnection(ExchangeFinder.kt:106)&#10;at okhttp3.internal.connection.ExchangeFinder.find(ExchangeFinder.kt:74)&#10;at okhttp3.internal.connection.RealCall.initExchange$okhttp(RealCall.kt:255)&#10;at okhttp3.internal.connection.ConnectInterceptor.intercept(ConnectInterceptor.kt:32)&#10;at okhttp3.internal.http.RealInterceptorChain.proceed(RealInterceptorChain.kt:109)&#10;at okhttp3.internal.cache.CacheInterceptor.intercept(CacheInterceptor.kt:95)&#10;at okhttp3.internal.http.RealInterceptorChain.proceed(RealInterceptorChain.kt:109)&#10;at okhttp3.internal.http.BridgeInterceptor.intercept(BridgeInterceptor.kt:83)&#10;at okhttp3.internal.http.RealInterceptorChain.proceed(RealInterceptorChain.kt:109)&#10;at okhttp3.internal.http.RetryAndFollowUpInterceptor.intercept(RetryAndFollowUpInterceptor.kt:76)&#10;at okhttp3.internal.http.RealInterceptorChain.proceed(RealInterceptorChain.kt:109)&#10;at okhttp3.internal.connection.RealCall.getResponseWithInterceptorChain$okhttp(RealCall.kt:201)&#10;at okhttp3.internal.connection.RealCall.execute(RealCall.kt:154)&#10;at com.roku.rokuhome.test.utils.CommonUtilities.sendScenarioRequest(CommonUtilities.kt:163)&#10;at com.roku.rokuhome.test.stepDefs.CommonStepDefinitions.setup(CommonStepDefinitions.kt:85)&#10;at java.lang.reflect.Method.invoke(Native Method)&#10;at cucumber.runtime.Utils$1.call(Utils.java:26)&#10;at cucumber.runtime.Timeout.timeout(Timeout.java:16)&#10;at cucumber.runtime.Utils.invoke(Utils.java:20)&#10;at cucumber.runtime.java.JavaHookDefinition.execute(JavaHookDefinition.java:65)&#10;at cucumber.runner.HookDefinitionMatch.runStep(HookDefinitionMatch.java:16)&#10;at cucumber.runner.TestStep.executeStep(TestStep.java:65)&#10;at cucumber.runner.TestStep.run(TestStep.java:50)&#10;at cucumber.runner.TestCase.run(TestCase.java:42)&#10;at cucumber.runner.Runner.runPickle(Runner.java:50)&#10;at io.cucumber.junit.AndroidPickleRunner.run(AndroidPickleRunner.java:49)&#10;at io.cucumber.junit.AndroidFeatureRunner.runChild(AndroidFeatureRunner.java:42)&#10;at io.cucumber.junit.AndroidFeatureRunner.runChild(AndroidFeatureRunner.java:13)&#10;at org.junit.runners.ParentRunner$4.run(ParentRunner.java:331)&#10;at org.junit.runners.ParentRunner$1.schedule(ParentRunner.java:79)&#10;at org.junit.runners.ParentRunner.runChildren(ParentRunner.java:329)&#10;at org.junit.runners.ParentRunner.access$100(ParentRunner.java:66)&#10;at org.junit.runners.ParentRunner$2.evaluate(ParentRunner.java:293)&#10;at org.junit.runners.ParentRunner$3.evaluate(ParentRunner.java:306)&#10;at org.junit.runners.ParentRunner.run(ParentRunner.java:413)&#10;at io.cucumber.junit.CucumberJUnitRunner.runChild(CucumberJUnitRunner.java:262)&#10;at io.cucumber.junit.CucumberJUnitRunner.runChild(CucumberJUnitRunner.java:53)&#10;at org.junit.runners.ParentRunner$4.run(ParentRunner.java:331)&#10;at org.junit.runners.ParentRunner$1.schedule(ParentRunner.java:79)&#10;at org.junit.runners.ParentRunner.runChildren(ParentRunner.java:329)&#10;at org.junit.runners.ParentRunner.access$100(ParentRunner.java:66)&#10;at org.junit.runners.ParentRunner$2.evaluate(ParentRunner.java:293)&#10;at io.cucumber.junit.CucumberJUnitRunner$1.evaluate(CucumberJUnitRunner.java:293)&#10;at org.junit.runners.ParentRunner$3.evaluate(ParentRunner.java:306)&#10;at org.junit.runners.ParentRunner.run(ParentRunner.java:413)&#10;at org.junit.runners.Suite.runChild(Suite.java:128)&#10;at org.junit.runners.Suite.runChild(Suite.java:27)&#10;at org.junit.runners.ParentRunner$4.run(ParentRunner.java:331)&#10;at org.junit.runners.ParentRunner$1.schedule(ParentRunner.java:79)&#10;at org.junit.runners.ParentRunner.runChildren(ParentRunner.java:329)&#10;at org.junit.runners.ParentRunner.access$100(ParentRunner.java:66)&#10;at org.junit.runners.ParentRunner$2.evaluate(ParentRunner.java:293)&#10;at org.junit.runners.ParentRunner$3.evaluate(ParentRunner.java:306)&#10;at org.junit.runners.ParentRunner.run(ParentRunner.java:413)&#10;at org.junit.runner.JUnitCore.run(JUnitCore.java:137)&#10;at org.junit.runner.JUnitCore.run(JUnitCore.java:115)&#10;at androidx.test.internal.runner.TestExecutor.execute(TestExecutor.java:67)&#10;at androidx.test.internal.runner.TestExecutor.execute(TestExecutor.java:58)&#10;at androidx.test.runner.AndroidJUnitRunner.onStart(AndroidJUnitRunner.java:446)&#10;at android.app.Instrumentation$InstrumentationThread.run(Instrumentation.java:2261)&#10;Suppressed: java.net.SocketTimeoutException: Read timed out&#10;... 73 more&#10;" calcext:value-type="string">
            <text:p>java.net.SocketTimeoutException: Read timed out</text:p>
            <text:p>at java.net.SocketInputStream.socketRead0(Native Method)</text:p>
            <text:p>at java.net.SocketInputStream.socketRead(SocketInputStream.java:119)</text:p>
            <text:p>at java.net.SocketInputStream.read(SocketInputStream.java:176)</text:p>
            <text:p>at java.net.SocketInputStream.read(SocketInputStream.java:144)</text:p>
            <text:p>at com.android.org.conscrypt.ConscryptEngineSocket$SSLInputStream.readFromSocket(ConscryptEngineSocket.java:945)</text:p>
            <text:p>at com.android.org.conscrypt.ConscryptEngineSocket$SSLInputStream.processDataFromSocket(ConscryptEngineSocket.java:909)</text:p>
            <text:p>at com.android.org.conscrypt.ConscryptEngineSocket$SSLInputStream.access$100(ConscryptEngineSocket.java:731)</text:p>
            <text:p>at com.android.org.conscrypt.ConscryptEngineSocket.doHandshake(ConscryptEngineSocket.java:241)</text:p>
            <text:p>at com.android.org.conscrypt.ConscryptEngineSocket.startHandshake(ConscryptEngineSocket.java:220)</text:p>
            <text:p>at okhttp3.internal.connection.RealConnection.connectTls(RealConnection.kt:379)</text:p>
            <text:p>at okhttp3.internal.connection.RealConnection.establishProtocol(RealConnection.kt:337)</text:p>
            <text:p>at okhttp3.internal.connection.RealConnection.connect(RealConnection.kt:209)</text:p>
            <text:p>at okhttp3.internal.connection.ExchangeFinder.findConnection(ExchangeFinder.kt:226)</text:p>
            <text:p>at okhttp3.internal.connection.ExchangeFinder.findHealthyConnection(ExchangeFinder.kt:106)</text:p>
            <text:p>at okhttp3.internal.connection.ExchangeFinder.find(ExchangeFinder.kt:74)</text:p>
            <text:p>at okhttp3.internal.connection.RealCall.initExchange$okhttp(RealCall.kt:255)</text:p>
            <text:p>at okhttp3.internal.connection.ConnectInterceptor.intercept(ConnectInterceptor.kt:32)</text:p>
            <text:p>at okhttp3.internal.http.RealInterceptorChain.proceed(RealInterceptorChain.kt:109)</text:p>
            <text:p>at okhttp3.internal.cache.CacheInterceptor.intercept(CacheInterceptor.kt:95)</text:p>
            <text:p>at okhttp3.internal.http.RealInterceptorChain.proceed(RealInterceptorChain.kt:109)</text:p>
            <text:p>at okhttp3.internal.http.BridgeInterceptor.intercept(BridgeInterceptor.kt:83)</text:p>
            <text:p>at okhttp3.internal.http.RealInterceptorChain.proceed(RealInterceptorChain.kt:109)</text:p>
            <text:p>at okhttp3.internal.http.RetryAndFollowUpInterceptor.intercept(RetryAndFollowUpInterceptor.kt:76)</text:p>
            <text:p>at okhttp3.internal.http.RealInterceptorChain.proceed(RealInterceptorChain.kt:109)</text:p>
            <text:p>at okhttp3.internal.connection.RealCall.getResponseWithInterceptorChain$okhttp(RealCall.kt:201)</text:p>
            <text:p>at okhttp3.internal.connection.RealCall.execute(RealCall.kt:154)</text:p>
            <text:p>at com.roku.rokuhome.test.utils.CommonUtilities.sendScenarioRequest(CommonUtilities.kt:163)</text:p>
            <text:p>at com.roku.rokuhome.test.stepDefs.CommonStepDefinitions.setup(CommonStepDefinitions.kt:85)</text:p>
            <text:p>at java.lang.reflect.Method.invoke(Native Method)</text:p>
            <text:p>at cucumber.runtime.Utils$1.call(Utils.java:26)</text:p>
            <text:p>at cucumber.runtime.Timeout.timeout(Timeout.java:16)</text:p>
            <text:p>at cucumber.runtime.Utils.invoke(Utils.java:20)</text:p>
            <text:p>at cucumber.runtime.java.JavaHookDefinition.execute(JavaHookDefinition.java:65)</text:p>
            <text:p>at cucumber.runner.HookDefinitionMatch.runStep(HookDefinitionMatch.java:16)</text:p>
            <text:p>at cucumber.runner.TestStep.executeStep(TestStep.java:65)</text:p>
            <text:p>at cucumber.runner.TestStep.run(TestStep.java:50)</text:p>
            <text:p>at cucumber.runner.TestCase.run(TestCase.java:42)</text:p>
            <text:p>at cucumber.runner.Runner.runPickle(Runner.java:50)</text:p>
            <text:p>at io.cucumber.junit.AndroidPickleRunner.run(AndroidPickleRunner.java:49)</text:p>
            <text:p>at io.cucumber.junit.AndroidFeatureRunner.runChild(AndroidFeatureRunner.java:42)</text:p>
            <text:p>at io.cucumber.junit.AndroidFeatureRunner.runChild(AndroidFeatureRunner.java:13)</text:p>
            <text:p>at org.junit.runners.ParentRunner$4.run(ParentRunner.java:331)</text:p>
            <text:p>at org.junit.runners.ParentRunner$1.schedule(ParentRunner.java:79)</text:p>
            <text:p>at org.junit.runners.ParentRunner.runChildren(ParentRunner.java:329)</text:p>
            <text:p>at org.junit.runners.ParentRunner.access$100(ParentRunner.java:66)</text:p>
            <text:p>at org.junit.runners.ParentRunner$2.evaluate(ParentRunner.java:293)</text:p>
            <text:p>at org.junit.runners.ParentRunner$3.evaluate(ParentRunner.java:306)</text:p>
            <text:p>at org.junit.runners.ParentRunner.run(ParentRunner.java:413)</text:p>
            <text:p>at io.cucumber.junit.CucumberJUnitRunner.runChild(CucumberJUnitRunner.java:262)</text:p>
            <text:p>at io.cucumber.junit.CucumberJUnitRunner.runChild(CucumberJUnitRunner.java:53)</text:p>
            <text:p>at org.junit.runners.ParentRunner$4.run(ParentRunner.java:331)</text:p>
            <text:p>at org.junit.runners.ParentRunner$1.schedule(ParentRunner.java:79)</text:p>
            <text:p>at org.junit.runners.ParentRunner.runChildren(ParentRunner.java:329)</text:p>
            <text:p>at org.junit.runners.ParentRunner.access$100(ParentRunner.java:66)</text:p>
            <text:p>at org.junit.runners.ParentRunner$2.evaluate(ParentRunner.java:293)</text:p>
            <text:p>at io.cucumber.junit.CucumberJUnitRunner$1.evaluate(CucumberJUnitRunner.java:293)</text:p>
            <text:p>at org.junit.runners.ParentRunner$3.evaluate(ParentRunner.java:306)</text:p>
            <text:p>at org.junit.runners.ParentRunner.run(ParentRunner.java:413)</text:p>
            <text:p>at org.junit.runners.Suite.runChild(Suite.java:128)</text:p>
            <text:p>at org.junit.runners.Suite.runChild(Suite.java:27)</text:p>
            <text:p>at org.junit.runners.ParentRunner$4.run(ParentRunner.java:331)</text:p>
            <text:p>at org.junit.runners.ParentRunner$1.schedule(ParentRunner.java:79)</text:p>
            <text:p>at org.junit.runners.ParentRunner.runChildren(ParentRunner.java:329)</text:p>
            <text:p>at org.junit.runners.ParentRunner.access$100(ParentRunner.java:66)</text:p>
            <text:p>at org.junit.runners.ParentRunner$2.evaluate(ParentRunner.java:293)</text:p>
            <text:p>at org.junit.runners.ParentRunner$3.evaluate(ParentRunner.java:306)</text:p>
            <text:p>at org.junit.runners.ParentRunner.run(ParentRunner.java:413)</text:p>
            <text:p>at org.junit.runner.JUnitCore.run(JUnitCore.java:137)</text:p>
            <text:p>at org.junit.runner.JUnitCore.run(JUnitCore.java:115)</text:p>
            <text:p>at androidx.test.internal.runner.TestExecutor.execute(TestExecutor.java:67)</text:p>
            <text:p>at androidx.test.internal.runner.TestExecutor.execute(TestExecutor.java:58)</text:p>
            <text:p>at androidx.test.runner.AndroidJUnitRunner.onStart(AndroidJUnitRunner.java:446)</text:p>
            <text:p>at android.app.Instrumentation$InstrumentationThread.run(Instrumentation.java:2261)</text:p>
            <text:p>Suppressed: java.net.SocketTimeoutException: Read timed out</text:p>
            <text:p>... 73 more</text:p>
            <text:p/>
          </table:table-cell>
        </table:table-row>
        <table:table-row table:style-name="ro25">
          <table:table-cell office:value-type="string" calcext:value-type="string">
            <text:p>cucumber.runtime.formatter.JUnitFormatter</text:p>
          </table:table-cell>
          <table:table-cell office:value-type="string" calcext:value-type="string">
            <text:p>Validate cancel create schedule rule</text:p>
          </table:table-cell>
          <table:table-cell office:value-type="string" calcext:value-type="string">
            <text:p>unknown</text:p>
          </table:table-cell>
          <table:table-cell office:value-type="float" office:value="41.634554" calcext:value-type="float">
            <text:p>41.634554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office:string-value="java.net.SocketTimeoutException: Read timed out&#10;at java.net.SocketInputStream.socketRead0(Native Method)&#10;at java.net.SocketInputStream.socketRead(SocketInputStream.java:119)&#10;at java.net.SocketInputStream.read(SocketInputStream.java:176)&#10;at java.net.SocketInputStream.read(SocketInputStream.java:144)&#10;at com.android.org.conscrypt.ConscryptEngineSocket$SSLInputStream.readFromSocket(ConscryptEngineSocket.java:945)&#10;at com.android.org.conscrypt.ConscryptEngineSocket$SSLInputStream.processDataFromSocket(ConscryptEngineSocket.java:909)&#10;at com.android.org.conscrypt.ConscryptEngineSocket$SSLInputStream.access$100(ConscryptEngineSocket.java:731)&#10;at com.android.org.conscrypt.ConscryptEngineSocket.doHandshake(ConscryptEngineSocket.java:241)&#10;at com.android.org.conscrypt.ConscryptEngineSocket.startHandshake(ConscryptEngineSocket.java:220)&#10;at okhttp3.internal.connection.RealConnection.connectTls(RealConnection.kt:379)&#10;at okhttp3.internal.connection.RealConnection.establishProtocol(RealConnection.kt:337)&#10;at okhttp3.internal.connection.RealConnection.connect(RealConnection.kt:209)&#10;at okhttp3.internal.connection.ExchangeFinder.findConnection(ExchangeFinder.kt:226)&#10;at okhttp3.internal.connection.ExchangeFinder.findHealthyConnection(ExchangeFinder.kt:106)&#10;at okhttp3.internal.connection.ExchangeFinder.find(ExchangeFinder.kt:74)&#10;at okhttp3.internal.connection.RealCall.initExchange$okhttp(RealCall.kt:255)&#10;at okhttp3.internal.connection.ConnectInterceptor.intercept(ConnectInterceptor.kt:32)&#10;at okhttp3.internal.http.RealInterceptorChain.proceed(RealInterceptorChain.kt:109)&#10;at okhttp3.internal.cache.CacheInterceptor.intercept(CacheInterceptor.kt:95)&#10;at okhttp3.internal.http.RealInterceptorChain.proceed(RealInterceptorChain.kt:109)&#10;at okhttp3.internal.http.BridgeInterceptor.intercept(BridgeInterceptor.kt:83)&#10;at okhttp3.internal.http.RealInterceptorChain.proceed(RealInterceptorChain.kt:109)&#10;at okhttp3.internal.http.RetryAndFollowUpInterceptor.intercept(RetryAndFollowUpInterceptor.kt:76)&#10;at okhttp3.internal.http.RealInterceptorChain.proceed(RealInterceptorChain.kt:109)&#10;at okhttp3.internal.connection.RealCall.getResponseWithInterceptorChain$okhttp(RealCall.kt:201)&#10;at okhttp3.internal.connection.RealCall.execute(RealCall.kt:154)&#10;at com.roku.rokuhome.test.utils.CommonUtilities.sendScenarioRequest(CommonUtilities.kt:163)&#10;at com.roku.rokuhome.test.stepDefs.CommonStepDefinitions.setup(CommonStepDefinitions.kt:85)&#10;at java.lang.reflect.Method.invoke(Native Method)&#10;at cucumber.runtime.Utils$1.call(Utils.java:26)&#10;at cucumber.runtime.Timeout.timeout(Timeout.java:16)&#10;at cucumber.runtime.Utils.invoke(Utils.java:20)&#10;at cucumber.runtime.java.JavaHookDefinition.execute(JavaHookDefinition.java:65)&#10;at cucumber.runner.HookDefinitionMatch.runStep(HookDefinitionMatch.java:16)&#10;at cucumber.runner.TestStep.executeStep(TestStep.java:65)&#10;at cucumber.runner.TestStep.run(TestStep.java:50)&#10;at cucumber.runner.TestCase.run(TestCase.java:42)&#10;at cucumber.runner.Runner.runPickle(Runner.java:50)&#10;at io.cucumber.junit.AndroidPickleRunner.run(AndroidPickleRunner.java:49)&#10;at io.cucumber.junit.AndroidFeatureRunner.runChild(AndroidFeatureRunner.java:42)&#10;at io.cucumber.junit.AndroidFeatureRunner.runChild(AndroidFeatureRunner.java:13)&#10;at org.junit.runners.ParentRunner$4.run(ParentRunner.java:331)&#10;at org.junit.runners.ParentRunner$1.schedule(ParentRunner.java:79)&#10;at org.junit.runners.ParentRunner.runChildren(ParentRunner.java:329)&#10;at org.junit.runners.ParentRunner.access$100(ParentRunner.java:66)&#10;at org.junit.runners.ParentRunner$2.evaluate(ParentRunner.java:293)&#10;at org.junit.runners.ParentRunner$3.evaluate(ParentRunner.java:306)&#10;at org.junit.runners.ParentRunner.run(ParentRunner.java:413)&#10;at io.cucumber.junit.CucumberJUnitRunner.runChild(CucumberJUnitRunner.java:262)&#10;at io.cucumber.junit.CucumberJUnitRunner.runChild(CucumberJUnitRunner.java:53)&#10;at org.junit.runners.ParentRunner$4.run(ParentRunner.java:331)&#10;at org.junit.runners.ParentRunner$1.schedule(ParentRunner.java:79)&#10;at org.junit.runners.ParentRunner.runChildren(ParentRunner.java:329)&#10;at org.junit.runners.ParentRunner.access$100(ParentRunner.java:66)&#10;at org.junit.runners.ParentRunner$2.evaluate(ParentRunner.java:293)&#10;at io.cucumber.junit.CucumberJUnitRunner$1.evaluate(CucumberJUnitRunner.java:293)&#10;at org.junit.runners.ParentRunner$3.evaluate(ParentRunner.java:306)&#10;at org.junit.runners.ParentRunner.run(ParentRunner.java:413)&#10;at org.junit.runners.Suite.runChild(Suite.java:128)&#10;at org.junit.runners.Suite.runChild(Suite.java:27)&#10;at org.junit.runners.ParentRunner$4.run(ParentRunner.java:331)&#10;at org.junit.runners.ParentRunner$1.schedule(ParentRunner.java:79)&#10;at org.junit.runners.ParentRunner.runChildren(ParentRunner.java:329)&#10;at org.junit.runners.ParentRunner.access$100(ParentRunner.java:66)&#10;at org.junit.runners.ParentRunner$2.evaluate(ParentRunner.java:293)&#10;at org.junit.runners.ParentRunner$3.evaluate(ParentRunner.java:306)&#10;at org.junit.runners.ParentRunner.run(ParentRunner.java:413)&#10;at org.junit.runner.JUnitCore.run(JUnitCore.java:137)&#10;at org.junit.runner.JUnitCore.run(JUnitCore.java:115)&#10;at androidx.test.internal.runner.TestExecutor.execute(TestExecutor.java:67)&#10;at androidx.test.internal.runner.TestExecutor.execute(TestExecutor.java:58)&#10;at androidx.test.runner.AndroidJUnitRunner.onStart(AndroidJUnitRunner.java:446)&#10;at android.app.Instrumentation$InstrumentationThread.run(Instrumentation.java:2261)&#10;Suppressed: java.net.SocketTimeoutException: Read timed out&#10;... 73 more&#10;" calcext:value-type="string">
            <text:p>java.net.SocketTimeoutException: Read timed out</text:p>
            <text:p>at java.net.SocketInputStream.socketRead0(Native Method)</text:p>
            <text:p>at java.net.SocketInputStream.socketRead(SocketInputStream.java:119)</text:p>
            <text:p>at java.net.SocketInputStream.read(SocketInputStream.java:176)</text:p>
            <text:p>at java.net.SocketInputStream.read(SocketInputStream.java:144)</text:p>
            <text:p>at com.android.org.conscrypt.ConscryptEngineSocket$SSLInputStream.readFromSocket(ConscryptEngineSocket.java:945)</text:p>
            <text:p>at com.android.org.conscrypt.ConscryptEngineSocket$SSLInputStream.processDataFromSocket(ConscryptEngineSocket.java:909)</text:p>
            <text:p>at com.android.org.conscrypt.ConscryptEngineSocket$SSLInputStream.access$100(ConscryptEngineSocket.java:731)</text:p>
            <text:p>at com.android.org.conscrypt.ConscryptEngineSocket.doHandshake(ConscryptEngineSocket.java:241)</text:p>
            <text:p>at com.android.org.conscrypt.ConscryptEngineSocket.startHandshake(ConscryptEngineSocket.java:220)</text:p>
            <text:p>at okhttp3.internal.connection.RealConnection.connectTls(RealConnection.kt:379)</text:p>
            <text:p>at okhttp3.internal.connection.RealConnection.establishProtocol(RealConnection.kt:337)</text:p>
            <text:p>at okhttp3.internal.connection.RealConnection.connect(RealConnection.kt:209)</text:p>
            <text:p>at okhttp3.internal.connection.ExchangeFinder.findConnection(ExchangeFinder.kt:226)</text:p>
            <text:p>at okhttp3.internal.connection.ExchangeFinder.findHealthyConnection(ExchangeFinder.kt:106)</text:p>
            <text:p>at okhttp3.internal.connection.ExchangeFinder.find(ExchangeFinder.kt:74)</text:p>
            <text:p>at okhttp3.internal.connection.RealCall.initExchange$okhttp(RealCall.kt:255)</text:p>
            <text:p>at okhttp3.internal.connection.ConnectInterceptor.intercept(ConnectInterceptor.kt:32)</text:p>
            <text:p>at okhttp3.internal.http.RealInterceptorChain.proceed(RealInterceptorChain.kt:109)</text:p>
            <text:p>at okhttp3.internal.cache.CacheInterceptor.intercept(CacheInterceptor.kt:95)</text:p>
            <text:p>at okhttp3.internal.http.RealInterceptorChain.proceed(RealInterceptorChain.kt:109)</text:p>
            <text:p>at okhttp3.internal.http.BridgeInterceptor.intercept(BridgeInterceptor.kt:83)</text:p>
            <text:p>at okhttp3.internal.http.RealInterceptorChain.proceed(RealInterceptorChain.kt:109)</text:p>
            <text:p>at okhttp3.internal.http.RetryAndFollowUpInterceptor.intercept(RetryAndFollowUpInterceptor.kt:76)</text:p>
            <text:p>at okhttp3.internal.http.RealInterceptorChain.proceed(RealInterceptorChain.kt:109)</text:p>
            <text:p>at okhttp3.internal.connection.RealCall.getResponseWithInterceptorChain$okhttp(RealCall.kt:201)</text:p>
            <text:p>at okhttp3.internal.connection.RealCall.execute(RealCall.kt:154)</text:p>
            <text:p>at com.roku.rokuhome.test.utils.CommonUtilities.sendScenarioRequest(CommonUtilities.kt:163)</text:p>
            <text:p>at com.roku.rokuhome.test.stepDefs.CommonStepDefinitions.setup(CommonStepDefinitions.kt:85)</text:p>
            <text:p>at java.lang.reflect.Method.invoke(Native Method)</text:p>
            <text:p>at cucumber.runtime.Utils$1.call(Utils.java:26)</text:p>
            <text:p>at cucumber.runtime.Timeout.timeout(Timeout.java:16)</text:p>
            <text:p>at cucumber.runtime.Utils.invoke(Utils.java:20)</text:p>
            <text:p>at cucumber.runtime.java.JavaHookDefinition.execute(JavaHookDefinition.java:65)</text:p>
            <text:p>at cucumber.runner.HookDefinitionMatch.runStep(HookDefinitionMatch.java:16)</text:p>
            <text:p>at cucumber.runner.TestStep.executeStep(TestStep.java:65)</text:p>
            <text:p>at cucumber.runner.TestStep.run(TestStep.java:50)</text:p>
            <text:p>at cucumber.runner.TestCase.run(TestCase.java:42)</text:p>
            <text:p>at cucumber.runner.Runner.runPickle(Runner.java:50)</text:p>
            <text:p>at io.cucumber.junit.AndroidPickleRunner.run(AndroidPickleRunner.java:49)</text:p>
            <text:p>at io.cucumber.junit.AndroidFeatureRunner.runChild(AndroidFeatureRunner.java:42)</text:p>
            <text:p>at io.cucumber.junit.AndroidFeatureRunner.runChild(AndroidFeatureRunner.java:13)</text:p>
            <text:p>at org.junit.runners.ParentRunner$4.run(ParentRunner.java:331)</text:p>
            <text:p>at org.junit.runners.ParentRunner$1.schedule(ParentRunner.java:79)</text:p>
            <text:p>at org.junit.runners.ParentRunner.runChildren(ParentRunner.java:329)</text:p>
            <text:p>at org.junit.runners.ParentRunner.access$100(ParentRunner.java:66)</text:p>
            <text:p>at org.junit.runners.ParentRunner$2.evaluate(ParentRunner.java:293)</text:p>
            <text:p>at org.junit.runners.ParentRunner$3.evaluate(ParentRunner.java:306)</text:p>
            <text:p>at org.junit.runners.ParentRunner.run(ParentRunner.java:413)</text:p>
            <text:p>at io.cucumber.junit.CucumberJUnitRunner.runChild(CucumberJUnitRunner.java:262)</text:p>
            <text:p>at io.cucumber.junit.CucumberJUnitRunner.runChild(CucumberJUnitRunner.java:53)</text:p>
            <text:p>at org.junit.runners.ParentRunner$4.run(ParentRunner.java:331)</text:p>
            <text:p>at org.junit.runners.ParentRunner$1.schedule(ParentRunner.java:79)</text:p>
            <text:p>at org.junit.runners.ParentRunner.runChildren(ParentRunner.java:329)</text:p>
            <text:p>at org.junit.runners.ParentRunner.access$100(ParentRunner.java:66)</text:p>
            <text:p>at org.junit.runners.ParentRunner$2.evaluate(ParentRunner.java:293)</text:p>
            <text:p>at io.cucumber.junit.CucumberJUnitRunner$1.evaluate(CucumberJUnitRunner.java:293)</text:p>
            <text:p>at org.junit.runners.ParentRunner$3.evaluate(ParentRunner.java:306)</text:p>
            <text:p>at org.junit.runners.ParentRunner.run(ParentRunner.java:413)</text:p>
            <text:p>at org.junit.runners.Suite.runChild(Suite.java:128)</text:p>
            <text:p>at org.junit.runners.Suite.runChild(Suite.java:27)</text:p>
            <text:p>at org.junit.runners.ParentRunner$4.run(ParentRunner.java:331)</text:p>
            <text:p>at org.junit.runners.ParentRunner$1.schedule(ParentRunner.java:79)</text:p>
            <text:p>at org.junit.runners.ParentRunner.runChildren(ParentRunner.java:329)</text:p>
            <text:p>at org.junit.runners.ParentRunner.access$100(ParentRunner.java:66)</text:p>
            <text:p>at org.junit.runners.ParentRunner$2.evaluate(ParentRunner.java:293)</text:p>
            <text:p>at org.junit.runners.ParentRunner$3.evaluate(ParentRunner.java:306)</text:p>
            <text:p>at org.junit.runners.ParentRunner.run(ParentRunner.java:413)</text:p>
            <text:p>at org.junit.runner.JUnitCore.run(JUnitCore.java:137)</text:p>
            <text:p>at org.junit.runner.JUnitCore.run(JUnitCore.java:115)</text:p>
            <text:p>at androidx.test.internal.runner.TestExecutor.execute(TestExecutor.java:67)</text:p>
            <text:p>at androidx.test.internal.runner.TestExecutor.execute(TestExecutor.java:58)</text:p>
            <text:p>at androidx.test.runner.AndroidJUnitRunner.onStart(AndroidJUnitRunner.java:446)</text:p>
            <text:p>at android.app.Instrumentation$InstrumentationThread.run(Instrumentation.java:2261)</text:p>
            <text:p>Suppressed: java.net.SocketTimeoutException: Read timed out</text:p>
            <text:p>... 73 more</text:p>
            <text:p/>
          </table:table-cell>
        </table:table-row>
        <table:table-row table:style-name="ro25">
          <table:table-cell office:value-type="string" calcext:value-type="string">
            <text:p>cucumber.runtime.formatter.JUnitFormatter</text:p>
          </table:table-cell>
          <table:table-cell office:value-type="string" calcext:value-type="string">
            <text:p>Validate cancel delete schedule rule by clicking cancel button</text:p>
          </table:table-cell>
          <table:table-cell office:value-type="string" calcext:value-type="string">
            <text:p>unknown</text:p>
          </table:table-cell>
          <table:table-cell office:value-type="float" office:value="41.599181" calcext:value-type="float">
            <text:p>41.59918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office:string-value="java.net.SocketTimeoutException: Read timed out&#10;at java.net.SocketInputStream.socketRead0(Native Method)&#10;at java.net.SocketInputStream.socketRead(SocketInputStream.java:119)&#10;at java.net.SocketInputStream.read(SocketInputStream.java:176)&#10;at java.net.SocketInputStream.read(SocketInputStream.java:144)&#10;at com.android.org.conscrypt.ConscryptEngineSocket$SSLInputStream.readFromSocket(ConscryptEngineSocket.java:945)&#10;at com.android.org.conscrypt.ConscryptEngineSocket$SSLInputStream.processDataFromSocket(ConscryptEngineSocket.java:909)&#10;at com.android.org.conscrypt.ConscryptEngineSocket$SSLInputStream.access$100(ConscryptEngineSocket.java:731)&#10;at com.android.org.conscrypt.ConscryptEngineSocket.doHandshake(ConscryptEngineSocket.java:241)&#10;at com.android.org.conscrypt.ConscryptEngineSocket.startHandshake(ConscryptEngineSocket.java:220)&#10;at okhttp3.internal.connection.RealConnection.connectTls(RealConnection.kt:379)&#10;at okhttp3.internal.connection.RealConnection.establishProtocol(RealConnection.kt:337)&#10;at okhttp3.internal.connection.RealConnection.connect(RealConnection.kt:209)&#10;at okhttp3.internal.connection.ExchangeFinder.findConnection(ExchangeFinder.kt:226)&#10;at okhttp3.internal.connection.ExchangeFinder.findHealthyConnection(ExchangeFinder.kt:106)&#10;at okhttp3.internal.connection.ExchangeFinder.find(ExchangeFinder.kt:74)&#10;at okhttp3.internal.connection.RealCall.initExchange$okhttp(RealCall.kt:255)&#10;at okhttp3.internal.connection.ConnectInterceptor.intercept(ConnectInterceptor.kt:32)&#10;at okhttp3.internal.http.RealInterceptorChain.proceed(RealInterceptorChain.kt:109)&#10;at okhttp3.internal.cache.CacheInterceptor.intercept(CacheInterceptor.kt:95)&#10;at okhttp3.internal.http.RealInterceptorChain.proceed(RealInterceptorChain.kt:109)&#10;at okhttp3.internal.http.BridgeInterceptor.intercept(BridgeInterceptor.kt:83)&#10;at okhttp3.internal.http.RealInterceptorChain.proceed(RealInterceptorChain.kt:109)&#10;at okhttp3.internal.http.RetryAndFollowUpInterceptor.intercept(RetryAndFollowUpInterceptor.kt:76)&#10;at okhttp3.internal.http.RealInterceptorChain.proceed(RealInterceptorChain.kt:109)&#10;at okhttp3.internal.connection.RealCall.getResponseWithInterceptorChain$okhttp(RealCall.kt:201)&#10;at okhttp3.internal.connection.RealCall.execute(RealCall.kt:154)&#10;at com.roku.rokuhome.test.utils.CommonUtilities.sendScenarioRequest(CommonUtilities.kt:163)&#10;at com.roku.rokuhome.test.stepDefs.CommonStepDefinitions.setup(CommonStepDefinitions.kt:85)&#10;at java.lang.reflect.Method.invoke(Native Method)&#10;at cucumber.runtime.Utils$1.call(Utils.java:26)&#10;at cucumber.runtime.Timeout.timeout(Timeout.java:16)&#10;at cucumber.runtime.Utils.invoke(Utils.java:20)&#10;at cucumber.runtime.java.JavaHookDefinition.execute(JavaHookDefinition.java:65)&#10;at cucumber.runner.HookDefinitionMatch.runStep(HookDefinitionMatch.java:16)&#10;at cucumber.runner.TestStep.executeStep(TestStep.java:65)&#10;at cucumber.runner.TestStep.run(TestStep.java:50)&#10;at cucumber.runner.TestCase.run(TestCase.java:42)&#10;at cucumber.runner.Runner.runPickle(Runner.java:50)&#10;at io.cucumber.junit.AndroidPickleRunner.run(AndroidPickleRunner.java:49)&#10;at io.cucumber.junit.AndroidFeatureRunner.runChild(AndroidFeatureRunner.java:42)&#10;at io.cucumber.junit.AndroidFeatureRunner.runChild(AndroidFeatureRunner.java:13)&#10;at org.junit.runners.ParentRunner$4.run(ParentRunner.java:331)&#10;at org.junit.runners.ParentRunner$1.schedule(ParentRunner.java:79)&#10;at org.junit.runners.ParentRunner.runChildren(ParentRunner.java:329)&#10;at org.junit.runners.ParentRunner.access$100(ParentRunner.java:66)&#10;at org.junit.runners.ParentRunner$2.evaluate(ParentRunner.java:293)&#10;at org.junit.runners.ParentRunner$3.evaluate(ParentRunner.java:306)&#10;at org.junit.runners.ParentRunner.run(ParentRunner.java:413)&#10;at io.cucumber.junit.CucumberJUnitRunner.runChild(CucumberJUnitRunner.java:262)&#10;at io.cucumber.junit.CucumberJUnitRunner.runChild(CucumberJUnitRunner.java:53)&#10;at org.junit.runners.ParentRunner$4.run(ParentRunner.java:331)&#10;at org.junit.runners.ParentRunner$1.schedule(ParentRunner.java:79)&#10;at org.junit.runners.ParentRunner.runChildren(ParentRunner.java:329)&#10;at org.junit.runners.ParentRunner.access$100(ParentRunner.java:66)&#10;at org.junit.runners.ParentRunner$2.evaluate(ParentRunner.java:293)&#10;at io.cucumber.junit.CucumberJUnitRunner$1.evaluate(CucumberJUnitRunner.java:293)&#10;at org.junit.runners.ParentRunner$3.evaluate(ParentRunner.java:306)&#10;at org.junit.runners.ParentRunner.run(ParentRunner.java:413)&#10;at org.junit.runners.Suite.runChild(Suite.java:128)&#10;at org.junit.runners.Suite.runChild(Suite.java:27)&#10;at org.junit.runners.ParentRunner$4.run(ParentRunner.java:331)&#10;at org.junit.runners.ParentRunner$1.schedule(ParentRunner.java:79)&#10;at org.junit.runners.ParentRunner.runChildren(ParentRunner.java:329)&#10;at org.junit.runners.ParentRunner.access$100(ParentRunner.java:66)&#10;at org.junit.runners.ParentRunner$2.evaluate(ParentRunner.java:293)&#10;at org.junit.runners.ParentRunner$3.evaluate(ParentRunner.java:306)&#10;at org.junit.runners.ParentRunner.run(ParentRunner.java:413)&#10;at org.junit.runner.JUnitCore.run(JUnitCore.java:137)&#10;at org.junit.runner.JUnitCore.run(JUnitCore.java:115)&#10;at androidx.test.internal.runner.TestExecutor.execute(TestExecutor.java:67)&#10;at androidx.test.internal.runner.TestExecutor.execute(TestExecutor.java:58)&#10;at androidx.test.runner.AndroidJUnitRunner.onStart(AndroidJUnitRunner.java:446)&#10;at android.app.Instrumentation$InstrumentationThread.run(Instrumentation.java:2261)&#10;Suppressed: java.net.SocketTimeoutException: Read timed out&#10;... 73 more&#10;" calcext:value-type="string">
            <text:p>java.net.SocketTimeoutException: Read timed out</text:p>
            <text:p>at java.net.SocketInputStream.socketRead0(Native Method)</text:p>
            <text:p>at java.net.SocketInputStream.socketRead(SocketInputStream.java:119)</text:p>
            <text:p>at java.net.SocketInputStream.read(SocketInputStream.java:176)</text:p>
            <text:p>at java.net.SocketInputStream.read(SocketInputStream.java:144)</text:p>
            <text:p>at com.android.org.conscrypt.ConscryptEngineSocket$SSLInputStream.readFromSocket(ConscryptEngineSocket.java:945)</text:p>
            <text:p>at com.android.org.conscrypt.ConscryptEngineSocket$SSLInputStream.processDataFromSocket(ConscryptEngineSocket.java:909)</text:p>
            <text:p>at com.android.org.conscrypt.ConscryptEngineSocket$SSLInputStream.access$100(ConscryptEngineSocket.java:731)</text:p>
            <text:p>at com.android.org.conscrypt.ConscryptEngineSocket.doHandshake(ConscryptEngineSocket.java:241)</text:p>
            <text:p>at com.android.org.conscrypt.ConscryptEngineSocket.startHandshake(ConscryptEngineSocket.java:220)</text:p>
            <text:p>at okhttp3.internal.connection.RealConnection.connectTls(RealConnection.kt:379)</text:p>
            <text:p>at okhttp3.internal.connection.RealConnection.establishProtocol(RealConnection.kt:337)</text:p>
            <text:p>at okhttp3.internal.connection.RealConnection.connect(RealConnection.kt:209)</text:p>
            <text:p>at okhttp3.internal.connection.ExchangeFinder.findConnection(ExchangeFinder.kt:226)</text:p>
            <text:p>at okhttp3.internal.connection.ExchangeFinder.findHealthyConnection(ExchangeFinder.kt:106)</text:p>
            <text:p>at okhttp3.internal.connection.ExchangeFinder.find(ExchangeFinder.kt:74)</text:p>
            <text:p>at okhttp3.internal.connection.RealCall.initExchange$okhttp(RealCall.kt:255)</text:p>
            <text:p>at okhttp3.internal.connection.ConnectInterceptor.intercept(ConnectInterceptor.kt:32)</text:p>
            <text:p>at okhttp3.internal.http.RealInterceptorChain.proceed(RealInterceptorChain.kt:109)</text:p>
            <text:p>at okhttp3.internal.cache.CacheInterceptor.intercept(CacheInterceptor.kt:95)</text:p>
            <text:p>at okhttp3.internal.http.RealInterceptorChain.proceed(RealInterceptorChain.kt:109)</text:p>
            <text:p>at okhttp3.internal.http.BridgeInterceptor.intercept(BridgeInterceptor.kt:83)</text:p>
            <text:p>at okhttp3.internal.http.RealInterceptorChain.proceed(RealInterceptorChain.kt:109)</text:p>
            <text:p>at okhttp3.internal.http.RetryAndFollowUpInterceptor.intercept(RetryAndFollowUpInterceptor.kt:76)</text:p>
            <text:p>at okhttp3.internal.http.RealInterceptorChain.proceed(RealInterceptorChain.kt:109)</text:p>
            <text:p>at okhttp3.internal.connection.RealCall.getResponseWithInterceptorChain$okhttp(RealCall.kt:201)</text:p>
            <text:p>at okhttp3.internal.connection.RealCall.execute(RealCall.kt:154)</text:p>
            <text:p>at com.roku.rokuhome.test.utils.CommonUtilities.sendScenarioRequest(CommonUtilities.kt:163)</text:p>
            <text:p>at com.roku.rokuhome.test.stepDefs.CommonStepDefinitions.setup(CommonStepDefinitions.kt:85)</text:p>
            <text:p>at java.lang.reflect.Method.invoke(Native Method)</text:p>
            <text:p>at cucumber.runtime.Utils$1.call(Utils.java:26)</text:p>
            <text:p>at cucumber.runtime.Timeout.timeout(Timeout.java:16)</text:p>
            <text:p>at cucumber.runtime.Utils.invoke(Utils.java:20)</text:p>
            <text:p>at cucumber.runtime.java.JavaHookDefinition.execute(JavaHookDefinition.java:65)</text:p>
            <text:p>at cucumber.runner.HookDefinitionMatch.runStep(HookDefinitionMatch.java:16)</text:p>
            <text:p>at cucumber.runner.TestStep.executeStep(TestStep.java:65)</text:p>
            <text:p>at cucumber.runner.TestStep.run(TestStep.java:50)</text:p>
            <text:p>at cucumber.runner.TestCase.run(TestCase.java:42)</text:p>
            <text:p>at cucumber.runner.Runner.runPickle(Runner.java:50)</text:p>
            <text:p>at io.cucumber.junit.AndroidPickleRunner.run(AndroidPickleRunner.java:49)</text:p>
            <text:p>at io.cucumber.junit.AndroidFeatureRunner.runChild(AndroidFeatureRunner.java:42)</text:p>
            <text:p>at io.cucumber.junit.AndroidFeatureRunner.runChild(AndroidFeatureRunner.java:13)</text:p>
            <text:p>at org.junit.runners.ParentRunner$4.run(ParentRunner.java:331)</text:p>
            <text:p>at org.junit.runners.ParentRunner$1.schedule(ParentRunner.java:79)</text:p>
            <text:p>at org.junit.runners.ParentRunner.runChildren(ParentRunner.java:329)</text:p>
            <text:p>at org.junit.runners.ParentRunner.access$100(ParentRunner.java:66)</text:p>
            <text:p>at org.junit.runners.ParentRunner$2.evaluate(ParentRunner.java:293)</text:p>
            <text:p>at org.junit.runners.ParentRunner$3.evaluate(ParentRunner.java:306)</text:p>
            <text:p>at org.junit.runners.ParentRunner.run(ParentRunner.java:413)</text:p>
            <text:p>at io.cucumber.junit.CucumberJUnitRunner.runChild(CucumberJUnitRunner.java:262)</text:p>
            <text:p>at io.cucumber.junit.CucumberJUnitRunner.runChild(CucumberJUnitRunner.java:53)</text:p>
            <text:p>at org.junit.runners.ParentRunner$4.run(ParentRunner.java:331)</text:p>
            <text:p>at org.junit.runners.ParentRunner$1.schedule(ParentRunner.java:79)</text:p>
            <text:p>at org.junit.runners.ParentRunner.runChildren(ParentRunner.java:329)</text:p>
            <text:p>at org.junit.runners.ParentRunner.access$100(ParentRunner.java:66)</text:p>
            <text:p>at org.junit.runners.ParentRunner$2.evaluate(ParentRunner.java:293)</text:p>
            <text:p>at io.cucumber.junit.CucumberJUnitRunner$1.evaluate(CucumberJUnitRunner.java:293)</text:p>
            <text:p>at org.junit.runners.ParentRunner$3.evaluate(ParentRunner.java:306)</text:p>
            <text:p>at org.junit.runners.ParentRunner.run(ParentRunner.java:413)</text:p>
            <text:p>at org.junit.runners.Suite.runChild(Suite.java:128)</text:p>
            <text:p>at org.junit.runners.Suite.runChild(Suite.java:27)</text:p>
            <text:p>at org.junit.runners.ParentRunner$4.run(ParentRunner.java:331)</text:p>
            <text:p>at org.junit.runners.ParentRunner$1.schedule(ParentRunner.java:79)</text:p>
            <text:p>at org.junit.runners.ParentRunner.runChildren(ParentRunner.java:329)</text:p>
            <text:p>at org.junit.runners.ParentRunner.access$100(ParentRunner.java:66)</text:p>
            <text:p>at org.junit.runners.ParentRunner$2.evaluate(ParentRunner.java:293)</text:p>
            <text:p>at org.junit.runners.ParentRunner$3.evaluate(ParentRunner.java:306)</text:p>
            <text:p>at org.junit.runners.ParentRunner.run(ParentRunner.java:413)</text:p>
            <text:p>at org.junit.runner.JUnitCore.run(JUnitCore.java:137)</text:p>
            <text:p>at org.junit.runner.JUnitCore.run(JUnitCore.java:115)</text:p>
            <text:p>at androidx.test.internal.runner.TestExecutor.execute(TestExecutor.java:67)</text:p>
            <text:p>at androidx.test.internal.runner.TestExecutor.execute(TestExecutor.java:58)</text:p>
            <text:p>at androidx.test.runner.AndroidJUnitRunner.onStart(AndroidJUnitRunner.java:446)</text:p>
            <text:p>at android.app.Instrumentation$InstrumentationThread.run(Instrumentation.java:2261)</text:p>
            <text:p>Suppressed: java.net.SocketTimeoutException: Read timed out</text:p>
            <text:p>... 73 more</text:p>
            <text:p/>
          </table:table-cell>
        </table:table-row>
        <table:table-row table:style-name="ro25">
          <table:table-cell office:value-type="string" calcext:value-type="string">
            <text:p>cucumber.runtime.formatter.JUnitFormatter</text:p>
          </table:table-cell>
          <table:table-cell office:value-type="string" calcext:value-type="string">
            <text:p>Validate cancel delete schedule rule using back press</text:p>
          </table:table-cell>
          <table:table-cell office:value-type="string" calcext:value-type="string">
            <text:p>unknown</text:p>
          </table:table-cell>
          <table:table-cell office:value-type="float" office:value="41.387966" calcext:value-type="float">
            <text:p>41.387966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office:string-value="java.net.SocketTimeoutException: Read timed out&#10;at java.net.SocketInputStream.socketRead0(Native Method)&#10;at java.net.SocketInputStream.socketRead(SocketInputStream.java:119)&#10;at java.net.SocketInputStream.read(SocketInputStream.java:176)&#10;at java.net.SocketInputStream.read(SocketInputStream.java:144)&#10;at com.android.org.conscrypt.ConscryptEngineSocket$SSLInputStream.readFromSocket(ConscryptEngineSocket.java:945)&#10;at com.android.org.conscrypt.ConscryptEngineSocket$SSLInputStream.processDataFromSocket(ConscryptEngineSocket.java:909)&#10;at com.android.org.conscrypt.ConscryptEngineSocket$SSLInputStream.access$100(ConscryptEngineSocket.java:731)&#10;at com.android.org.conscrypt.ConscryptEngineSocket.doHandshake(ConscryptEngineSocket.java:241)&#10;at com.android.org.conscrypt.ConscryptEngineSocket.startHandshake(ConscryptEngineSocket.java:220)&#10;at okhttp3.internal.connection.RealConnection.connectTls(RealConnection.kt:379)&#10;at okhttp3.internal.connection.RealConnection.establishProtocol(RealConnection.kt:337)&#10;at okhttp3.internal.connection.RealConnection.connect(RealConnection.kt:209)&#10;at okhttp3.internal.connection.ExchangeFinder.findConnection(ExchangeFinder.kt:226)&#10;at okhttp3.internal.connection.ExchangeFinder.findHealthyConnection(ExchangeFinder.kt:106)&#10;at okhttp3.internal.connection.ExchangeFinder.find(ExchangeFinder.kt:74)&#10;at okhttp3.internal.connection.RealCall.initExchange$okhttp(RealCall.kt:255)&#10;at okhttp3.internal.connection.ConnectInterceptor.intercept(ConnectInterceptor.kt:32)&#10;at okhttp3.internal.http.RealInterceptorChain.proceed(RealInterceptorChain.kt:109)&#10;at okhttp3.internal.cache.CacheInterceptor.intercept(CacheInterceptor.kt:95)&#10;at okhttp3.internal.http.RealInterceptorChain.proceed(RealInterceptorChain.kt:109)&#10;at okhttp3.internal.http.BridgeInterceptor.intercept(BridgeInterceptor.kt:83)&#10;at okhttp3.internal.http.RealInterceptorChain.proceed(RealInterceptorChain.kt:109)&#10;at okhttp3.internal.http.RetryAndFollowUpInterceptor.intercept(RetryAndFollowUpInterceptor.kt:76)&#10;at okhttp3.internal.http.RealInterceptorChain.proceed(RealInterceptorChain.kt:109)&#10;at okhttp3.internal.connection.RealCall.getResponseWithInterceptorChain$okhttp(RealCall.kt:201)&#10;at okhttp3.internal.connection.RealCall.execute(RealCall.kt:154)&#10;at com.roku.rokuhome.test.utils.CommonUtilities.sendScenarioRequest(CommonUtilities.kt:163)&#10;at com.roku.rokuhome.test.stepDefs.CommonStepDefinitions.setup(CommonStepDefinitions.kt:85)&#10;at java.lang.reflect.Method.invoke(Native Method)&#10;at cucumber.runtime.Utils$1.call(Utils.java:26)&#10;at cucumber.runtime.Timeout.timeout(Timeout.java:16)&#10;at cucumber.runtime.Utils.invoke(Utils.java:20)&#10;at cucumber.runtime.java.JavaHookDefinition.execute(JavaHookDefinition.java:65)&#10;at cucumber.runner.HookDefinitionMatch.runStep(HookDefinitionMatch.java:16)&#10;at cucumber.runner.TestStep.executeStep(TestStep.java:65)&#10;at cucumber.runner.TestStep.run(TestStep.java:50)&#10;at cucumber.runner.TestCase.run(TestCase.java:42)&#10;at cucumber.runner.Runner.runPickle(Runner.java:50)&#10;at io.cucumber.junit.AndroidPickleRunner.run(AndroidPickleRunner.java:49)&#10;at io.cucumber.junit.AndroidFeatureRunner.runChild(AndroidFeatureRunner.java:42)&#10;at io.cucumber.junit.AndroidFeatureRunner.runChild(AndroidFeatureRunner.java:13)&#10;at org.junit.runners.ParentRunner$4.run(ParentRunner.java:331)&#10;at org.junit.runners.ParentRunner$1.schedule(ParentRunner.java:79)&#10;at org.junit.runners.ParentRunner.runChildren(ParentRunner.java:329)&#10;at org.junit.runners.ParentRunner.access$100(ParentRunner.java:66)&#10;at org.junit.runners.ParentRunner$2.evaluate(ParentRunner.java:293)&#10;at org.junit.runners.ParentRunner$3.evaluate(ParentRunner.java:306)&#10;at org.junit.runners.ParentRunner.run(ParentRunner.java:413)&#10;at io.cucumber.junit.CucumberJUnitRunner.runChild(CucumberJUnitRunner.java:262)&#10;at io.cucumber.junit.CucumberJUnitRunner.runChild(CucumberJUnitRunner.java:53)&#10;at org.junit.runners.ParentRunner$4.run(ParentRunner.java:331)&#10;at org.junit.runners.ParentRunner$1.schedule(ParentRunner.java:79)&#10;at org.junit.runners.ParentRunner.runChildren(ParentRunner.java:329)&#10;at org.junit.runners.ParentRunner.access$100(ParentRunner.java:66)&#10;at org.junit.runners.ParentRunner$2.evaluate(ParentRunner.java:293)&#10;at io.cucumber.junit.CucumberJUnitRunner$1.evaluate(CucumberJUnitRunner.java:293)&#10;at org.junit.runners.ParentRunner$3.evaluate(ParentRunner.java:306)&#10;at org.junit.runners.ParentRunner.run(ParentRunner.java:413)&#10;at org.junit.runners.Suite.runChild(Suite.java:128)&#10;at org.junit.runners.Suite.runChild(Suite.java:27)&#10;at org.junit.runners.ParentRunner$4.run(ParentRunner.java:331)&#10;at org.junit.runners.ParentRunner$1.schedule(ParentRunner.java:79)&#10;at org.junit.runners.ParentRunner.runChildren(ParentRunner.java:329)&#10;at org.junit.runners.ParentRunner.access$100(ParentRunner.java:66)&#10;at org.junit.runners.ParentRunner$2.evaluate(ParentRunner.java:293)&#10;at org.junit.runners.ParentRunner$3.evaluate(ParentRunner.java:306)&#10;at org.junit.runners.ParentRunner.run(ParentRunner.java:413)&#10;at org.junit.runner.JUnitCore.run(JUnitCore.java:137)&#10;at org.junit.runner.JUnitCore.run(JUnitCore.java:115)&#10;at androidx.test.internal.runner.TestExecutor.execute(TestExecutor.java:67)&#10;at androidx.test.internal.runner.TestExecutor.execute(TestExecutor.java:58)&#10;at androidx.test.runner.AndroidJUnitRunner.onStart(AndroidJUnitRunner.java:446)&#10;at android.app.Instrumentation$InstrumentationThread.run(Instrumentation.java:2261)&#10;Suppressed: java.net.SocketTimeoutException: Read timed out&#10;... 73 more&#10;" calcext:value-type="string">
            <text:p>java.net.SocketTimeoutException: Read timed out</text:p>
            <text:p>at java.net.SocketInputStream.socketRead0(Native Method)</text:p>
            <text:p>at java.net.SocketInputStream.socketRead(SocketInputStream.java:119)</text:p>
            <text:p>at java.net.SocketInputStream.read(SocketInputStream.java:176)</text:p>
            <text:p>at java.net.SocketInputStream.read(SocketInputStream.java:144)</text:p>
            <text:p>at com.android.org.conscrypt.ConscryptEngineSocket$SSLInputStream.readFromSocket(ConscryptEngineSocket.java:945)</text:p>
            <text:p>at com.android.org.conscrypt.ConscryptEngineSocket$SSLInputStream.processDataFromSocket(ConscryptEngineSocket.java:909)</text:p>
            <text:p>at com.android.org.conscrypt.ConscryptEngineSocket$SSLInputStream.access$100(ConscryptEngineSocket.java:731)</text:p>
            <text:p>at com.android.org.conscrypt.ConscryptEngineSocket.doHandshake(ConscryptEngineSocket.java:241)</text:p>
            <text:p>at com.android.org.conscrypt.ConscryptEngineSocket.startHandshake(ConscryptEngineSocket.java:220)</text:p>
            <text:p>at okhttp3.internal.connection.RealConnection.connectTls(RealConnection.kt:379)</text:p>
            <text:p>at okhttp3.internal.connection.RealConnection.establishProtocol(RealConnection.kt:337)</text:p>
            <text:p>at okhttp3.internal.connection.RealConnection.connect(RealConnection.kt:209)</text:p>
            <text:p>at okhttp3.internal.connection.ExchangeFinder.findConnection(ExchangeFinder.kt:226)</text:p>
            <text:p>at okhttp3.internal.connection.ExchangeFinder.findHealthyConnection(ExchangeFinder.kt:106)</text:p>
            <text:p>at okhttp3.internal.connection.ExchangeFinder.find(ExchangeFinder.kt:74)</text:p>
            <text:p>at okhttp3.internal.connection.RealCall.initExchange$okhttp(RealCall.kt:255)</text:p>
            <text:p>at okhttp3.internal.connection.ConnectInterceptor.intercept(ConnectInterceptor.kt:32)</text:p>
            <text:p>at okhttp3.internal.http.RealInterceptorChain.proceed(RealInterceptorChain.kt:109)</text:p>
            <text:p>at okhttp3.internal.cache.CacheInterceptor.intercept(CacheInterceptor.kt:95)</text:p>
            <text:p>at okhttp3.internal.http.RealInterceptorChain.proceed(RealInterceptorChain.kt:109)</text:p>
            <text:p>at okhttp3.internal.http.BridgeInterceptor.intercept(BridgeInterceptor.kt:83)</text:p>
            <text:p>at okhttp3.internal.http.RealInterceptorChain.proceed(RealInterceptorChain.kt:109)</text:p>
            <text:p>at okhttp3.internal.http.RetryAndFollowUpInterceptor.intercept(RetryAndFollowUpInterceptor.kt:76)</text:p>
            <text:p>at okhttp3.internal.http.RealInterceptorChain.proceed(RealInterceptorChain.kt:109)</text:p>
            <text:p>at okhttp3.internal.connection.RealCall.getResponseWithInterceptorChain$okhttp(RealCall.kt:201)</text:p>
            <text:p>at okhttp3.internal.connection.RealCall.execute(RealCall.kt:154)</text:p>
            <text:p>at com.roku.rokuhome.test.utils.CommonUtilities.sendScenarioRequest(CommonUtilities.kt:163)</text:p>
            <text:p>at com.roku.rokuhome.test.stepDefs.CommonStepDefinitions.setup(CommonStepDefinitions.kt:85)</text:p>
            <text:p>at java.lang.reflect.Method.invoke(Native Method)</text:p>
            <text:p>at cucumber.runtime.Utils$1.call(Utils.java:26)</text:p>
            <text:p>at cucumber.runtime.Timeout.timeout(Timeout.java:16)</text:p>
            <text:p>at cucumber.runtime.Utils.invoke(Utils.java:20)</text:p>
            <text:p>at cucumber.runtime.java.JavaHookDefinition.execute(JavaHookDefinition.java:65)</text:p>
            <text:p>at cucumber.runner.HookDefinitionMatch.runStep(HookDefinitionMatch.java:16)</text:p>
            <text:p>at cucumber.runner.TestStep.executeStep(TestStep.java:65)</text:p>
            <text:p>at cucumber.runner.TestStep.run(TestStep.java:50)</text:p>
            <text:p>at cucumber.runner.TestCase.run(TestCase.java:42)</text:p>
            <text:p>at cucumber.runner.Runner.runPickle(Runner.java:50)</text:p>
            <text:p>at io.cucumber.junit.AndroidPickleRunner.run(AndroidPickleRunner.java:49)</text:p>
            <text:p>at io.cucumber.junit.AndroidFeatureRunner.runChild(AndroidFeatureRunner.java:42)</text:p>
            <text:p>at io.cucumber.junit.AndroidFeatureRunner.runChild(AndroidFeatureRunner.java:13)</text:p>
            <text:p>at org.junit.runners.ParentRunner$4.run(ParentRunner.java:331)</text:p>
            <text:p>at org.junit.runners.ParentRunner$1.schedule(ParentRunner.java:79)</text:p>
            <text:p>at org.junit.runners.ParentRunner.runChildren(ParentRunner.java:329)</text:p>
            <text:p>at org.junit.runners.ParentRunner.access$100(ParentRunner.java:66)</text:p>
            <text:p>at org.junit.runners.ParentRunner$2.evaluate(ParentRunner.java:293)</text:p>
            <text:p>at org.junit.runners.ParentRunner$3.evaluate(ParentRunner.java:306)</text:p>
            <text:p>at org.junit.runners.ParentRunner.run(ParentRunner.java:413)</text:p>
            <text:p>at io.cucumber.junit.CucumberJUnitRunner.runChild(CucumberJUnitRunner.java:262)</text:p>
            <text:p>at io.cucumber.junit.CucumberJUnitRunner.runChild(CucumberJUnitRunner.java:53)</text:p>
            <text:p>at org.junit.runners.ParentRunner$4.run(ParentRunner.java:331)</text:p>
            <text:p>at org.junit.runners.ParentRunner$1.schedule(ParentRunner.java:79)</text:p>
            <text:p>at org.junit.runners.ParentRunner.runChildren(ParentRunner.java:329)</text:p>
            <text:p>at org.junit.runners.ParentRunner.access$100(ParentRunner.java:66)</text:p>
            <text:p>at org.junit.runners.ParentRunner$2.evaluate(ParentRunner.java:293)</text:p>
            <text:p>at io.cucumber.junit.CucumberJUnitRunner$1.evaluate(CucumberJUnitRunner.java:293)</text:p>
            <text:p>at org.junit.runners.ParentRunner$3.evaluate(ParentRunner.java:306)</text:p>
            <text:p>at org.junit.runners.ParentRunner.run(ParentRunner.java:413)</text:p>
            <text:p>at org.junit.runners.Suite.runChild(Suite.java:128)</text:p>
            <text:p>at org.junit.runners.Suite.runChild(Suite.java:27)</text:p>
            <text:p>at org.junit.runners.ParentRunner$4.run(ParentRunner.java:331)</text:p>
            <text:p>at org.junit.runners.ParentRunner$1.schedule(ParentRunner.java:79)</text:p>
            <text:p>at org.junit.runners.ParentRunner.runChildren(ParentRunner.java:329)</text:p>
            <text:p>at org.junit.runners.ParentRunner.access$100(ParentRunner.java:66)</text:p>
            <text:p>at org.junit.runners.ParentRunner$2.evaluate(ParentRunner.java:293)</text:p>
            <text:p>at org.junit.runners.ParentRunner$3.evaluate(ParentRunner.java:306)</text:p>
            <text:p>at org.junit.runners.ParentRunner.run(ParentRunner.java:413)</text:p>
            <text:p>at org.junit.runner.JUnitCore.run(JUnitCore.java:137)</text:p>
            <text:p>at org.junit.runner.JUnitCore.run(JUnitCore.java:115)</text:p>
            <text:p>at androidx.test.internal.runner.TestExecutor.execute(TestExecutor.java:67)</text:p>
            <text:p>at androidx.test.internal.runner.TestExecutor.execute(TestExecutor.java:58)</text:p>
            <text:p>at androidx.test.runner.AndroidJUnitRunner.onStart(AndroidJUnitRunner.java:446)</text:p>
            <text:p>at android.app.Instrumentation$InstrumentationThread.run(Instrumentation.java:2261)</text:p>
            <text:p>Suppressed: java.net.SocketTimeoutException: Read timed out</text:p>
            <text:p>... 73 more</text:p>
            <text:p/>
          </table:table-cell>
        </table:table-row>
        <table:table-row table:style-name="ro25">
          <table:table-cell office:value-type="string" calcext:value-type="string">
            <text:p>cucumber.runtime.formatter.JUnitFormatter</text:p>
          </table:table-cell>
          <table:table-cell office:value-type="string" calcext:value-type="string">
            <text:p>Delete schedule rule</text:p>
          </table:table-cell>
          <table:table-cell office:value-type="string" calcext:value-type="string">
            <text:p>unknown</text:p>
          </table:table-cell>
          <table:table-cell office:value-type="float" office:value="42.415233" calcext:value-type="float">
            <text:p>42.415233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office:string-value="java.net.SocketTimeoutException: Read timed out&#10;at java.net.SocketInputStream.socketRead0(Native Method)&#10;at java.net.SocketInputStream.socketRead(SocketInputStream.java:119)&#10;at java.net.SocketInputStream.read(SocketInputStream.java:176)&#10;at java.net.SocketInputStream.read(SocketInputStream.java:144)&#10;at com.android.org.conscrypt.ConscryptEngineSocket$SSLInputStream.readFromSocket(ConscryptEngineSocket.java:945)&#10;at com.android.org.conscrypt.ConscryptEngineSocket$SSLInputStream.processDataFromSocket(ConscryptEngineSocket.java:909)&#10;at com.android.org.conscrypt.ConscryptEngineSocket$SSLInputStream.access$100(ConscryptEngineSocket.java:731)&#10;at com.android.org.conscrypt.ConscryptEngineSocket.doHandshake(ConscryptEngineSocket.java:241)&#10;at com.android.org.conscrypt.ConscryptEngineSocket.startHandshake(ConscryptEngineSocket.java:220)&#10;at okhttp3.internal.connection.RealConnection.connectTls(RealConnection.kt:379)&#10;at okhttp3.internal.connection.RealConnection.establishProtocol(RealConnection.kt:337)&#10;at okhttp3.internal.connection.RealConnection.connect(RealConnection.kt:209)&#10;at okhttp3.internal.connection.ExchangeFinder.findConnection(ExchangeFinder.kt:226)&#10;at okhttp3.internal.connection.ExchangeFinder.findHealthyConnection(ExchangeFinder.kt:106)&#10;at okhttp3.internal.connection.ExchangeFinder.find(ExchangeFinder.kt:74)&#10;at okhttp3.internal.connection.RealCall.initExchange$okhttp(RealCall.kt:255)&#10;at okhttp3.internal.connection.ConnectInterceptor.intercept(ConnectInterceptor.kt:32)&#10;at okhttp3.internal.http.RealInterceptorChain.proceed(RealInterceptorChain.kt:109)&#10;at okhttp3.internal.cache.CacheInterceptor.intercept(CacheInterceptor.kt:95)&#10;at okhttp3.internal.http.RealInterceptorChain.proceed(RealInterceptorChain.kt:109)&#10;at okhttp3.internal.http.BridgeInterceptor.intercept(BridgeInterceptor.kt:83)&#10;at okhttp3.internal.http.RealInterceptorChain.proceed(RealInterceptorChain.kt:109)&#10;at okhttp3.internal.http.RetryAndFollowUpInterceptor.intercept(RetryAndFollowUpInterceptor.kt:76)&#10;at okhttp3.internal.http.RealInterceptorChain.proceed(RealInterceptorChain.kt:109)&#10;at okhttp3.internal.connection.RealCall.getResponseWithInterceptorChain$okhttp(RealCall.kt:201)&#10;at okhttp3.internal.connection.RealCall.execute(RealCall.kt:154)&#10;at com.roku.rokuhome.test.utils.CommonUtilities.sendScenarioRequest(CommonUtilities.kt:163)&#10;at com.roku.rokuhome.test.stepDefs.CommonStepDefinitions.setup(CommonStepDefinitions.kt:85)&#10;at java.lang.reflect.Method.invoke(Native Method)&#10;at cucumber.runtime.Utils$1.call(Utils.java:26)&#10;at cucumber.runtime.Timeout.timeout(Timeout.java:16)&#10;at cucumber.runtime.Utils.invoke(Utils.java:20)&#10;at cucumber.runtime.java.JavaHookDefinition.execute(JavaHookDefinition.java:65)&#10;at cucumber.runner.HookDefinitionMatch.runStep(HookDefinitionMatch.java:16)&#10;at cucumber.runner.TestStep.executeStep(TestStep.java:65)&#10;at cucumber.runner.TestStep.run(TestStep.java:50)&#10;at cucumber.runner.TestCase.run(TestCase.java:42)&#10;at cucumber.runner.Runner.runPickle(Runner.java:50)&#10;at io.cucumber.junit.AndroidPickleRunner.run(AndroidPickleRunner.java:49)&#10;at io.cucumber.junit.AndroidFeatureRunner.runChild(AndroidFeatureRunner.java:42)&#10;at io.cucumber.junit.AndroidFeatureRunner.runChild(AndroidFeatureRunner.java:13)&#10;at org.junit.runners.ParentRunner$4.run(ParentRunner.java:331)&#10;at org.junit.runners.ParentRunner$1.schedule(ParentRunner.java:79)&#10;at org.junit.runners.ParentRunner.runChildren(ParentRunner.java:329)&#10;at org.junit.runners.ParentRunner.access$100(ParentRunner.java:66)&#10;at org.junit.runners.ParentRunner$2.evaluate(ParentRunner.java:293)&#10;at org.junit.runners.ParentRunner$3.evaluate(ParentRunner.java:306)&#10;at org.junit.runners.ParentRunner.run(ParentRunner.java:413)&#10;at io.cucumber.junit.CucumberJUnitRunner.runChild(CucumberJUnitRunner.java:262)&#10;at io.cucumber.junit.CucumberJUnitRunner.runChild(CucumberJUnitRunner.java:53)&#10;at org.junit.runners.ParentRunner$4.run(ParentRunner.java:331)&#10;at org.junit.runners.ParentRunner$1.schedule(ParentRunner.java:79)&#10;at org.junit.runners.ParentRunner.runChildren(ParentRunner.java:329)&#10;at org.junit.runners.ParentRunner.access$100(ParentRunner.java:66)&#10;at org.junit.runners.ParentRunner$2.evaluate(ParentRunner.java:293)&#10;at io.cucumber.junit.CucumberJUnitRunner$1.evaluate(CucumberJUnitRunner.java:293)&#10;at org.junit.runners.ParentRunner$3.evaluate(ParentRunner.java:306)&#10;at org.junit.runners.ParentRunner.run(ParentRunner.java:413)&#10;at org.junit.runners.Suite.runChild(Suite.java:128)&#10;at org.junit.runners.Suite.runChild(Suite.java:27)&#10;at org.junit.runners.ParentRunner$4.run(ParentRunner.java:331)&#10;at org.junit.runners.ParentRunner$1.schedule(ParentRunner.java:79)&#10;at org.junit.runners.ParentRunner.runChildren(ParentRunner.java:329)&#10;at org.junit.runners.ParentRunner.access$100(ParentRunner.java:66)&#10;at org.junit.runners.ParentRunner$2.evaluate(ParentRunner.java:293)&#10;at org.junit.runners.ParentRunner$3.evaluate(ParentRunner.java:306)&#10;at org.junit.runners.ParentRunner.run(ParentRunner.java:413)&#10;at org.junit.runner.JUnitCore.run(JUnitCore.java:137)&#10;at org.junit.runner.JUnitCore.run(JUnitCore.java:115)&#10;at androidx.test.internal.runner.TestExecutor.execute(TestExecutor.java:67)&#10;at androidx.test.internal.runner.TestExecutor.execute(TestExecutor.java:58)&#10;at androidx.test.runner.AndroidJUnitRunner.onStart(AndroidJUnitRunner.java:446)&#10;at android.app.Instrumentation$InstrumentationThread.run(Instrumentation.java:2261)&#10;Suppressed: java.net.SocketTimeoutException: Read timed out&#10;... 73 more&#10;" calcext:value-type="string">
            <text:p>java.net.SocketTimeoutException: Read timed out</text:p>
            <text:p>at java.net.SocketInputStream.socketRead0(Native Method)</text:p>
            <text:p>at java.net.SocketInputStream.socketRead(SocketInputStream.java:119)</text:p>
            <text:p>at java.net.SocketInputStream.read(SocketInputStream.java:176)</text:p>
            <text:p>at java.net.SocketInputStream.read(SocketInputStream.java:144)</text:p>
            <text:p>at com.android.org.conscrypt.ConscryptEngineSocket$SSLInputStream.readFromSocket(ConscryptEngineSocket.java:945)</text:p>
            <text:p>at com.android.org.conscrypt.ConscryptEngineSocket$SSLInputStream.processDataFromSocket(ConscryptEngineSocket.java:909)</text:p>
            <text:p>at com.android.org.conscrypt.ConscryptEngineSocket$SSLInputStream.access$100(ConscryptEngineSocket.java:731)</text:p>
            <text:p>at com.android.org.conscrypt.ConscryptEngineSocket.doHandshake(ConscryptEngineSocket.java:241)</text:p>
            <text:p>at com.android.org.conscrypt.ConscryptEngineSocket.startHandshake(ConscryptEngineSocket.java:220)</text:p>
            <text:p>at okhttp3.internal.connection.RealConnection.connectTls(RealConnection.kt:379)</text:p>
            <text:p>at okhttp3.internal.connection.RealConnection.establishProtocol(RealConnection.kt:337)</text:p>
            <text:p>at okhttp3.internal.connection.RealConnection.connect(RealConnection.kt:209)</text:p>
            <text:p>at okhttp3.internal.connection.ExchangeFinder.findConnection(ExchangeFinder.kt:226)</text:p>
            <text:p>at okhttp3.internal.connection.ExchangeFinder.findHealthyConnection(ExchangeFinder.kt:106)</text:p>
            <text:p>at okhttp3.internal.connection.ExchangeFinder.find(ExchangeFinder.kt:74)</text:p>
            <text:p>at okhttp3.internal.connection.RealCall.initExchange$okhttp(RealCall.kt:255)</text:p>
            <text:p>at okhttp3.internal.connection.ConnectInterceptor.intercept(ConnectInterceptor.kt:32)</text:p>
            <text:p>at okhttp3.internal.http.RealInterceptorChain.proceed(RealInterceptorChain.kt:109)</text:p>
            <text:p>at okhttp3.internal.cache.CacheInterceptor.intercept(CacheInterceptor.kt:95)</text:p>
            <text:p>at okhttp3.internal.http.RealInterceptorChain.proceed(RealInterceptorChain.kt:109)</text:p>
            <text:p>at okhttp3.internal.http.BridgeInterceptor.intercept(BridgeInterceptor.kt:83)</text:p>
            <text:p>at okhttp3.internal.http.RealInterceptorChain.proceed(RealInterceptorChain.kt:109)</text:p>
            <text:p>at okhttp3.internal.http.RetryAndFollowUpInterceptor.intercept(RetryAndFollowUpInterceptor.kt:76)</text:p>
            <text:p>at okhttp3.internal.http.RealInterceptorChain.proceed(RealInterceptorChain.kt:109)</text:p>
            <text:p>at okhttp3.internal.connection.RealCall.getResponseWithInterceptorChain$okhttp(RealCall.kt:201)</text:p>
            <text:p>at okhttp3.internal.connection.RealCall.execute(RealCall.kt:154)</text:p>
            <text:p>at com.roku.rokuhome.test.utils.CommonUtilities.sendScenarioRequest(CommonUtilities.kt:163)</text:p>
            <text:p>at com.roku.rokuhome.test.stepDefs.CommonStepDefinitions.setup(CommonStepDefinitions.kt:85)</text:p>
            <text:p>at java.lang.reflect.Method.invoke(Native Method)</text:p>
            <text:p>at cucumber.runtime.Utils$1.call(Utils.java:26)</text:p>
            <text:p>at cucumber.runtime.Timeout.timeout(Timeout.java:16)</text:p>
            <text:p>at cucumber.runtime.Utils.invoke(Utils.java:20)</text:p>
            <text:p>at cucumber.runtime.java.JavaHookDefinition.execute(JavaHookDefinition.java:65)</text:p>
            <text:p>at cucumber.runner.HookDefinitionMatch.runStep(HookDefinitionMatch.java:16)</text:p>
            <text:p>at cucumber.runner.TestStep.executeStep(TestStep.java:65)</text:p>
            <text:p>at cucumber.runner.TestStep.run(TestStep.java:50)</text:p>
            <text:p>at cucumber.runner.TestCase.run(TestCase.java:42)</text:p>
            <text:p>at cucumber.runner.Runner.runPickle(Runner.java:50)</text:p>
            <text:p>at io.cucumber.junit.AndroidPickleRunner.run(AndroidPickleRunner.java:49)</text:p>
            <text:p>at io.cucumber.junit.AndroidFeatureRunner.runChild(AndroidFeatureRunner.java:42)</text:p>
            <text:p>at io.cucumber.junit.AndroidFeatureRunner.runChild(AndroidFeatureRunner.java:13)</text:p>
            <text:p>at org.junit.runners.ParentRunner$4.run(ParentRunner.java:331)</text:p>
            <text:p>at org.junit.runners.ParentRunner$1.schedule(ParentRunner.java:79)</text:p>
            <text:p>at org.junit.runners.ParentRunner.runChildren(ParentRunner.java:329)</text:p>
            <text:p>at org.junit.runners.ParentRunner.access$100(ParentRunner.java:66)</text:p>
            <text:p>at org.junit.runners.ParentRunner$2.evaluate(ParentRunner.java:293)</text:p>
            <text:p>at org.junit.runners.ParentRunner$3.evaluate(ParentRunner.java:306)</text:p>
            <text:p>at org.junit.runners.ParentRunner.run(ParentRunner.java:413)</text:p>
            <text:p>at io.cucumber.junit.CucumberJUnitRunner.runChild(CucumberJUnitRunner.java:262)</text:p>
            <text:p>at io.cucumber.junit.CucumberJUnitRunner.runChild(CucumberJUnitRunner.java:53)</text:p>
            <text:p>at org.junit.runners.ParentRunner$4.run(ParentRunner.java:331)</text:p>
            <text:p>at org.junit.runners.ParentRunner$1.schedule(ParentRunner.java:79)</text:p>
            <text:p>at org.junit.runners.ParentRunner.runChildren(ParentRunner.java:329)</text:p>
            <text:p>at org.junit.runners.ParentRunner.access$100(ParentRunner.java:66)</text:p>
            <text:p>at org.junit.runners.ParentRunner$2.evaluate(ParentRunner.java:293)</text:p>
            <text:p>at io.cucumber.junit.CucumberJUnitRunner$1.evaluate(CucumberJUnitRunner.java:293)</text:p>
            <text:p>at org.junit.runners.ParentRunner$3.evaluate(ParentRunner.java:306)</text:p>
            <text:p>at org.junit.runners.ParentRunner.run(ParentRunner.java:413)</text:p>
            <text:p>at org.junit.runners.Suite.runChild(Suite.java:128)</text:p>
            <text:p>at org.junit.runners.Suite.runChild(Suite.java:27)</text:p>
            <text:p>at org.junit.runners.ParentRunner$4.run(ParentRunner.java:331)</text:p>
            <text:p>at org.junit.runners.ParentRunner$1.schedule(ParentRunner.java:79)</text:p>
            <text:p>at org.junit.runners.ParentRunner.runChildren(ParentRunner.java:329)</text:p>
            <text:p>at org.junit.runners.ParentRunner.access$100(ParentRunner.java:66)</text:p>
            <text:p>at org.junit.runners.ParentRunner$2.evaluate(ParentRunner.java:293)</text:p>
            <text:p>at org.junit.runners.ParentRunner$3.evaluate(ParentRunner.java:306)</text:p>
            <text:p>at org.junit.runners.ParentRunner.run(ParentRunner.java:413)</text:p>
            <text:p>at org.junit.runner.JUnitCore.run(JUnitCore.java:137)</text:p>
            <text:p>at org.junit.runner.JUnitCore.run(JUnitCore.java:115)</text:p>
            <text:p>at androidx.test.internal.runner.TestExecutor.execute(TestExecutor.java:67)</text:p>
            <text:p>at androidx.test.internal.runner.TestExecutor.execute(TestExecutor.java:58)</text:p>
            <text:p>at androidx.test.runner.AndroidJUnitRunner.onStart(AndroidJUnitRunner.java:446)</text:p>
            <text:p>at android.app.Instrumentation$InstrumentationThread.run(Instrumentation.java:2261)</text:p>
            <text:p>Suppressed: java.net.SocketTimeoutException: Read timed out</text:p>
            <text:p>... 73 more</text:p>
            <text:p/>
          </table:table-cell>
        </table:table-row>
        <table:table-row table:style-name="ro25">
          <table:table-cell office:value-type="string" calcext:value-type="string">
            <text:p>cucumber.runtime.formatter.JUnitFormatter</text:p>
          </table:table-cell>
          <table:table-cell office:value-type="string" calcext:value-type="string">
            <text:p>Validate rename schedule rule</text:p>
          </table:table-cell>
          <table:table-cell office:value-type="string" calcext:value-type="string">
            <text:p>unknown</text:p>
          </table:table-cell>
          <table:table-cell office:value-type="float" office:value="41.356378" calcext:value-type="float">
            <text:p>41.356378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office:string-value="java.net.SocketTimeoutException: Read timed out&#10;at java.net.SocketInputStream.socketRead0(Native Method)&#10;at java.net.SocketInputStream.socketRead(SocketInputStream.java:119)&#10;at java.net.SocketInputStream.read(SocketInputStream.java:176)&#10;at java.net.SocketInputStream.read(SocketInputStream.java:144)&#10;at com.android.org.conscrypt.ConscryptEngineSocket$SSLInputStream.readFromSocket(ConscryptEngineSocket.java:945)&#10;at com.android.org.conscrypt.ConscryptEngineSocket$SSLInputStream.processDataFromSocket(ConscryptEngineSocket.java:909)&#10;at com.android.org.conscrypt.ConscryptEngineSocket$SSLInputStream.access$100(ConscryptEngineSocket.java:731)&#10;at com.android.org.conscrypt.ConscryptEngineSocket.doHandshake(ConscryptEngineSocket.java:241)&#10;at com.android.org.conscrypt.ConscryptEngineSocket.startHandshake(ConscryptEngineSocket.java:220)&#10;at okhttp3.internal.connection.RealConnection.connectTls(RealConnection.kt:379)&#10;at okhttp3.internal.connection.RealConnection.establishProtocol(RealConnection.kt:337)&#10;at okhttp3.internal.connection.RealConnection.connect(RealConnection.kt:209)&#10;at okhttp3.internal.connection.ExchangeFinder.findConnection(ExchangeFinder.kt:226)&#10;at okhttp3.internal.connection.ExchangeFinder.findHealthyConnection(ExchangeFinder.kt:106)&#10;at okhttp3.internal.connection.ExchangeFinder.find(ExchangeFinder.kt:74)&#10;at okhttp3.internal.connection.RealCall.initExchange$okhttp(RealCall.kt:255)&#10;at okhttp3.internal.connection.ConnectInterceptor.intercept(ConnectInterceptor.kt:32)&#10;at okhttp3.internal.http.RealInterceptorChain.proceed(RealInterceptorChain.kt:109)&#10;at okhttp3.internal.cache.CacheInterceptor.intercept(CacheInterceptor.kt:95)&#10;at okhttp3.internal.http.RealInterceptorChain.proceed(RealInterceptorChain.kt:109)&#10;at okhttp3.internal.http.BridgeInterceptor.intercept(BridgeInterceptor.kt:83)&#10;at okhttp3.internal.http.RealInterceptorChain.proceed(RealInterceptorChain.kt:109)&#10;at okhttp3.internal.http.RetryAndFollowUpInterceptor.intercept(RetryAndFollowUpInterceptor.kt:76)&#10;at okhttp3.internal.http.RealInterceptorChain.proceed(RealInterceptorChain.kt:109)&#10;at okhttp3.internal.connection.RealCall.getResponseWithInterceptorChain$okhttp(RealCall.kt:201)&#10;at okhttp3.internal.connection.RealCall.execute(RealCall.kt:154)&#10;at com.roku.rokuhome.test.utils.CommonUtilities.sendScenarioRequest(CommonUtilities.kt:163)&#10;at com.roku.rokuhome.test.stepDefs.CommonStepDefinitions.setup(CommonStepDefinitions.kt:85)&#10;at java.lang.reflect.Method.invoke(Native Method)&#10;at cucumber.runtime.Utils$1.call(Utils.java:26)&#10;at cucumber.runtime.Timeout.timeout(Timeout.java:16)&#10;at cucumber.runtime.Utils.invoke(Utils.java:20)&#10;at cucumber.runtime.java.JavaHookDefinition.execute(JavaHookDefinition.java:65)&#10;at cucumber.runner.HookDefinitionMatch.runStep(HookDefinitionMatch.java:16)&#10;at cucumber.runner.TestStep.executeStep(TestStep.java:65)&#10;at cucumber.runner.TestStep.run(TestStep.java:50)&#10;at cucumber.runner.TestCase.run(TestCase.java:42)&#10;at cucumber.runner.Runner.runPickle(Runner.java:50)&#10;at io.cucumber.junit.AndroidPickleRunner.run(AndroidPickleRunner.java:49)&#10;at io.cucumber.junit.AndroidFeatureRunner.runChild(AndroidFeatureRunner.java:42)&#10;at io.cucumber.junit.AndroidFeatureRunner.runChild(AndroidFeatureRunner.java:13)&#10;at org.junit.runners.ParentRunner$4.run(ParentRunner.java:331)&#10;at org.junit.runners.ParentRunner$1.schedule(ParentRunner.java:79)&#10;at org.junit.runners.ParentRunner.runChildren(ParentRunner.java:329)&#10;at org.junit.runners.ParentRunner.access$100(ParentRunner.java:66)&#10;at org.junit.runners.ParentRunner$2.evaluate(ParentRunner.java:293)&#10;at org.junit.runners.ParentRunner$3.evaluate(ParentRunner.java:306)&#10;at org.junit.runners.ParentRunner.run(ParentRunner.java:413)&#10;at io.cucumber.junit.CucumberJUnitRunner.runChild(CucumberJUnitRunner.java:262)&#10;at io.cucumber.junit.CucumberJUnitRunner.runChild(CucumberJUnitRunner.java:53)&#10;at org.junit.runners.ParentRunner$4.run(ParentRunner.java:331)&#10;at org.junit.runners.ParentRunner$1.schedule(ParentRunner.java:79)&#10;at org.junit.runners.ParentRunner.runChildren(ParentRunner.java:329)&#10;at org.junit.runners.ParentRunner.access$100(ParentRunner.java:66)&#10;at org.junit.runners.ParentRunner$2.evaluate(ParentRunner.java:293)&#10;at io.cucumber.junit.CucumberJUnitRunner$1.evaluate(CucumberJUnitRunner.java:293)&#10;at org.junit.runners.ParentRunner$3.evaluate(ParentRunner.java:306)&#10;at org.junit.runners.ParentRunner.run(ParentRunner.java:413)&#10;at org.junit.runners.Suite.runChild(Suite.java:128)&#10;at org.junit.runners.Suite.runChild(Suite.java:27)&#10;at org.junit.runners.ParentRunner$4.run(ParentRunner.java:331)&#10;at org.junit.runners.ParentRunner$1.schedule(ParentRunner.java:79)&#10;at org.junit.runners.ParentRunner.runChildren(ParentRunner.java:329)&#10;at org.junit.runners.ParentRunner.access$100(ParentRunner.java:66)&#10;at org.junit.runners.ParentRunner$2.evaluate(ParentRunner.java:293)&#10;at org.junit.runners.ParentRunner$3.evaluate(ParentRunner.java:306)&#10;at org.junit.runners.ParentRunner.run(ParentRunner.java:413)&#10;at org.junit.runner.JUnitCore.run(JUnitCore.java:137)&#10;at org.junit.runner.JUnitCore.run(JUnitCore.java:115)&#10;at androidx.test.internal.runner.TestExecutor.execute(TestExecutor.java:67)&#10;at androidx.test.internal.runner.TestExecutor.execute(TestExecutor.java:58)&#10;at androidx.test.runner.AndroidJUnitRunner.onStart(AndroidJUnitRunner.java:446)&#10;at android.app.Instrumentation$InstrumentationThread.run(Instrumentation.java:2261)&#10;Suppressed: java.net.SocketTimeoutException: Read timed out&#10;... 73 more&#10;" calcext:value-type="string">
            <text:p>java.net.SocketTimeoutException: Read timed out</text:p>
            <text:p>at java.net.SocketInputStream.socketRead0(Native Method)</text:p>
            <text:p>at java.net.SocketInputStream.socketRead(SocketInputStream.java:119)</text:p>
            <text:p>at java.net.SocketInputStream.read(SocketInputStream.java:176)</text:p>
            <text:p>at java.net.SocketInputStream.read(SocketInputStream.java:144)</text:p>
            <text:p>at com.android.org.conscrypt.ConscryptEngineSocket$SSLInputStream.readFromSocket(ConscryptEngineSocket.java:945)</text:p>
            <text:p>at com.android.org.conscrypt.ConscryptEngineSocket$SSLInputStream.processDataFromSocket(ConscryptEngineSocket.java:909)</text:p>
            <text:p>at com.android.org.conscrypt.ConscryptEngineSocket$SSLInputStream.access$100(ConscryptEngineSocket.java:731)</text:p>
            <text:p>at com.android.org.conscrypt.ConscryptEngineSocket.doHandshake(ConscryptEngineSocket.java:241)</text:p>
            <text:p>at com.android.org.conscrypt.ConscryptEngineSocket.startHandshake(ConscryptEngineSocket.java:220)</text:p>
            <text:p>at okhttp3.internal.connection.RealConnection.connectTls(RealConnection.kt:379)</text:p>
            <text:p>at okhttp3.internal.connection.RealConnection.establishProtocol(RealConnection.kt:337)</text:p>
            <text:p>at okhttp3.internal.connection.RealConnection.connect(RealConnection.kt:209)</text:p>
            <text:p>at okhttp3.internal.connection.ExchangeFinder.findConnection(ExchangeFinder.kt:226)</text:p>
            <text:p>at okhttp3.internal.connection.ExchangeFinder.findHealthyConnection(ExchangeFinder.kt:106)</text:p>
            <text:p>at okhttp3.internal.connection.ExchangeFinder.find(ExchangeFinder.kt:74)</text:p>
            <text:p>at okhttp3.internal.connection.RealCall.initExchange$okhttp(RealCall.kt:255)</text:p>
            <text:p>at okhttp3.internal.connection.ConnectInterceptor.intercept(ConnectInterceptor.kt:32)</text:p>
            <text:p>at okhttp3.internal.http.RealInterceptorChain.proceed(RealInterceptorChain.kt:109)</text:p>
            <text:p>at okhttp3.internal.cache.CacheInterceptor.intercept(CacheInterceptor.kt:95)</text:p>
            <text:p>at okhttp3.internal.http.RealInterceptorChain.proceed(RealInterceptorChain.kt:109)</text:p>
            <text:p>at okhttp3.internal.http.BridgeInterceptor.intercept(BridgeInterceptor.kt:83)</text:p>
            <text:p>at okhttp3.internal.http.RealInterceptorChain.proceed(RealInterceptorChain.kt:109)</text:p>
            <text:p>at okhttp3.internal.http.RetryAndFollowUpInterceptor.intercept(RetryAndFollowUpInterceptor.kt:76)</text:p>
            <text:p>at okhttp3.internal.http.RealInterceptorChain.proceed(RealInterceptorChain.kt:109)</text:p>
            <text:p>at okhttp3.internal.connection.RealCall.getResponseWithInterceptorChain$okhttp(RealCall.kt:201)</text:p>
            <text:p>at okhttp3.internal.connection.RealCall.execute(RealCall.kt:154)</text:p>
            <text:p>at com.roku.rokuhome.test.utils.CommonUtilities.sendScenarioRequest(CommonUtilities.kt:163)</text:p>
            <text:p>at com.roku.rokuhome.test.stepDefs.CommonStepDefinitions.setup(CommonStepDefinitions.kt:85)</text:p>
            <text:p>at java.lang.reflect.Method.invoke(Native Method)</text:p>
            <text:p>at cucumber.runtime.Utils$1.call(Utils.java:26)</text:p>
            <text:p>at cucumber.runtime.Timeout.timeout(Timeout.java:16)</text:p>
            <text:p>at cucumber.runtime.Utils.invoke(Utils.java:20)</text:p>
            <text:p>at cucumber.runtime.java.JavaHookDefinition.execute(JavaHookDefinition.java:65)</text:p>
            <text:p>at cucumber.runner.HookDefinitionMatch.runStep(HookDefinitionMatch.java:16)</text:p>
            <text:p>at cucumber.runner.TestStep.executeStep(TestStep.java:65)</text:p>
            <text:p>at cucumber.runner.TestStep.run(TestStep.java:50)</text:p>
            <text:p>at cucumber.runner.TestCase.run(TestCase.java:42)</text:p>
            <text:p>at cucumber.runner.Runner.runPickle(Runner.java:50)</text:p>
            <text:p>at io.cucumber.junit.AndroidPickleRunner.run(AndroidPickleRunner.java:49)</text:p>
            <text:p>at io.cucumber.junit.AndroidFeatureRunner.runChild(AndroidFeatureRunner.java:42)</text:p>
            <text:p>at io.cucumber.junit.AndroidFeatureRunner.runChild(AndroidFeatureRunner.java:13)</text:p>
            <text:p>at org.junit.runners.ParentRunner$4.run(ParentRunner.java:331)</text:p>
            <text:p>at org.junit.runners.ParentRunner$1.schedule(ParentRunner.java:79)</text:p>
            <text:p>at org.junit.runners.ParentRunner.runChildren(ParentRunner.java:329)</text:p>
            <text:p>at org.junit.runners.ParentRunner.access$100(ParentRunner.java:66)</text:p>
            <text:p>at org.junit.runners.ParentRunner$2.evaluate(ParentRunner.java:293)</text:p>
            <text:p>at org.junit.runners.ParentRunner$3.evaluate(ParentRunner.java:306)</text:p>
            <text:p>at org.junit.runners.ParentRunner.run(ParentRunner.java:413)</text:p>
            <text:p>at io.cucumber.junit.CucumberJUnitRunner.runChild(CucumberJUnitRunner.java:262)</text:p>
            <text:p>at io.cucumber.junit.CucumberJUnitRunner.runChild(CucumberJUnitRunner.java:53)</text:p>
            <text:p>at org.junit.runners.ParentRunner$4.run(ParentRunner.java:331)</text:p>
            <text:p>at org.junit.runners.ParentRunner$1.schedule(ParentRunner.java:79)</text:p>
            <text:p>at org.junit.runners.ParentRunner.runChildren(ParentRunner.java:329)</text:p>
            <text:p>at org.junit.runners.ParentRunner.access$100(ParentRunner.java:66)</text:p>
            <text:p>at org.junit.runners.ParentRunner$2.evaluate(ParentRunner.java:293)</text:p>
            <text:p>at io.cucumber.junit.CucumberJUnitRunner$1.evaluate(CucumberJUnitRunner.java:293)</text:p>
            <text:p>at org.junit.runners.ParentRunner$3.evaluate(ParentRunner.java:306)</text:p>
            <text:p>at org.junit.runners.ParentRunner.run(ParentRunner.java:413)</text:p>
            <text:p>at org.junit.runners.Suite.runChild(Suite.java:128)</text:p>
            <text:p>at org.junit.runners.Suite.runChild(Suite.java:27)</text:p>
            <text:p>at org.junit.runners.ParentRunner$4.run(ParentRunner.java:331)</text:p>
            <text:p>at org.junit.runners.ParentRunner$1.schedule(ParentRunner.java:79)</text:p>
            <text:p>at org.junit.runners.ParentRunner.runChildren(ParentRunner.java:329)</text:p>
            <text:p>at org.junit.runners.ParentRunner.access$100(ParentRunner.java:66)</text:p>
            <text:p>at org.junit.runners.ParentRunner$2.evaluate(ParentRunner.java:293)</text:p>
            <text:p>at org.junit.runners.ParentRunner$3.evaluate(ParentRunner.java:306)</text:p>
            <text:p>at org.junit.runners.ParentRunner.run(ParentRunner.java:413)</text:p>
            <text:p>at org.junit.runner.JUnitCore.run(JUnitCore.java:137)</text:p>
            <text:p>at org.junit.runner.JUnitCore.run(JUnitCore.java:115)</text:p>
            <text:p>at androidx.test.internal.runner.TestExecutor.execute(TestExecutor.java:67)</text:p>
            <text:p>at androidx.test.internal.runner.TestExecutor.execute(TestExecutor.java:58)</text:p>
            <text:p>at androidx.test.runner.AndroidJUnitRunner.onStart(AndroidJUnitRunner.java:446)</text:p>
            <text:p>at android.app.Instrumentation$InstrumentationThread.run(Instrumentation.java:2261)</text:p>
            <text:p>Suppressed: java.net.SocketTimeoutException: Read timed out</text:p>
            <text:p>... 73 more</text:p>
            <text:p/>
          </table:table-cell>
        </table:table-row>
        <table:table-row table:style-name="ro25">
          <table:table-cell office:value-type="string" calcext:value-type="string">
            <text:p>cucumber.runtime.formatter.JUnitFormatter</text:p>
          </table:table-cell>
          <table:table-cell office:value-type="string" calcext:value-type="string">
            <text:p>Validate rename schedule rule, Press back button and discards the changes</text:p>
          </table:table-cell>
          <table:table-cell office:value-type="string" calcext:value-type="string">
            <text:p>unknown</text:p>
          </table:table-cell>
          <table:table-cell office:value-type="float" office:value="41.33033" calcext:value-type="float">
            <text:p>41.33033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office:string-value="java.net.SocketTimeoutException: Read timed out&#10;at java.net.SocketInputStream.socketRead0(Native Method)&#10;at java.net.SocketInputStream.socketRead(SocketInputStream.java:119)&#10;at java.net.SocketInputStream.read(SocketInputStream.java:176)&#10;at java.net.SocketInputStream.read(SocketInputStream.java:144)&#10;at com.android.org.conscrypt.ConscryptEngineSocket$SSLInputStream.readFromSocket(ConscryptEngineSocket.java:945)&#10;at com.android.org.conscrypt.ConscryptEngineSocket$SSLInputStream.processDataFromSocket(ConscryptEngineSocket.java:909)&#10;at com.android.org.conscrypt.ConscryptEngineSocket$SSLInputStream.access$100(ConscryptEngineSocket.java:731)&#10;at com.android.org.conscrypt.ConscryptEngineSocket.doHandshake(ConscryptEngineSocket.java:241)&#10;at com.android.org.conscrypt.ConscryptEngineSocket.startHandshake(ConscryptEngineSocket.java:220)&#10;at okhttp3.internal.connection.RealConnection.connectTls(RealConnection.kt:379)&#10;at okhttp3.internal.connection.RealConnection.establishProtocol(RealConnection.kt:337)&#10;at okhttp3.internal.connection.RealConnection.connect(RealConnection.kt:209)&#10;at okhttp3.internal.connection.ExchangeFinder.findConnection(ExchangeFinder.kt:226)&#10;at okhttp3.internal.connection.ExchangeFinder.findHealthyConnection(ExchangeFinder.kt:106)&#10;at okhttp3.internal.connection.ExchangeFinder.find(ExchangeFinder.kt:74)&#10;at okhttp3.internal.connection.RealCall.initExchange$okhttp(RealCall.kt:255)&#10;at okhttp3.internal.connection.ConnectInterceptor.intercept(ConnectInterceptor.kt:32)&#10;at okhttp3.internal.http.RealInterceptorChain.proceed(RealInterceptorChain.kt:109)&#10;at okhttp3.internal.cache.CacheInterceptor.intercept(CacheInterceptor.kt:95)&#10;at okhttp3.internal.http.RealInterceptorChain.proceed(RealInterceptorChain.kt:109)&#10;at okhttp3.internal.http.BridgeInterceptor.intercept(BridgeInterceptor.kt:83)&#10;at okhttp3.internal.http.RealInterceptorChain.proceed(RealInterceptorChain.kt:109)&#10;at okhttp3.internal.http.RetryAndFollowUpInterceptor.intercept(RetryAndFollowUpInterceptor.kt:76)&#10;at okhttp3.internal.http.RealInterceptorChain.proceed(RealInterceptorChain.kt:109)&#10;at okhttp3.internal.connection.RealCall.getResponseWithInterceptorChain$okhttp(RealCall.kt:201)&#10;at okhttp3.internal.connection.RealCall.execute(RealCall.kt:154)&#10;at com.roku.rokuhome.test.utils.CommonUtilities.sendScenarioRequest(CommonUtilities.kt:163)&#10;at com.roku.rokuhome.test.stepDefs.CommonStepDefinitions.setup(CommonStepDefinitions.kt:85)&#10;at java.lang.reflect.Method.invoke(Native Method)&#10;at cucumber.runtime.Utils$1.call(Utils.java:26)&#10;at cucumber.runtime.Timeout.timeout(Timeout.java:16)&#10;at cucumber.runtime.Utils.invoke(Utils.java:20)&#10;at cucumber.runtime.java.JavaHookDefinition.execute(JavaHookDefinition.java:65)&#10;at cucumber.runner.HookDefinitionMatch.runStep(HookDefinitionMatch.java:16)&#10;at cucumber.runner.TestStep.executeStep(TestStep.java:65)&#10;at cucumber.runner.TestStep.run(TestStep.java:50)&#10;at cucumber.runner.TestCase.run(TestCase.java:42)&#10;at cucumber.runner.Runner.runPickle(Runner.java:50)&#10;at io.cucumber.junit.AndroidPickleRunner.run(AndroidPickleRunner.java:49)&#10;at io.cucumber.junit.AndroidFeatureRunner.runChild(AndroidFeatureRunner.java:42)&#10;at io.cucumber.junit.AndroidFeatureRunner.runChild(AndroidFeatureRunner.java:13)&#10;at org.junit.runners.ParentRunner$4.run(ParentRunner.java:331)&#10;at org.junit.runners.ParentRunner$1.schedule(ParentRunner.java:79)&#10;at org.junit.runners.ParentRunner.runChildren(ParentRunner.java:329)&#10;at org.junit.runners.ParentRunner.access$100(ParentRunner.java:66)&#10;at org.junit.runners.ParentRunner$2.evaluate(ParentRunner.java:293)&#10;at org.junit.runners.ParentRunner$3.evaluate(ParentRunner.java:306)&#10;at org.junit.runners.ParentRunner.run(ParentRunner.java:413)&#10;at io.cucumber.junit.CucumberJUnitRunner.runChild(CucumberJUnitRunner.java:262)&#10;at io.cucumber.junit.CucumberJUnitRunner.runChild(CucumberJUnitRunner.java:53)&#10;at org.junit.runners.ParentRunner$4.run(ParentRunner.java:331)&#10;at org.junit.runners.ParentRunner$1.schedule(ParentRunner.java:79)&#10;at org.junit.runners.ParentRunner.runChildren(ParentRunner.java:329)&#10;at org.junit.runners.ParentRunner.access$100(ParentRunner.java:66)&#10;at org.junit.runners.ParentRunner$2.evaluate(ParentRunner.java:293)&#10;at io.cucumber.junit.CucumberJUnitRunner$1.evaluate(CucumberJUnitRunner.java:293)&#10;at org.junit.runners.ParentRunner$3.evaluate(ParentRunner.java:306)&#10;at org.junit.runners.ParentRunner.run(ParentRunner.java:413)&#10;at org.junit.runners.Suite.runChild(Suite.java:128)&#10;at org.junit.runners.Suite.runChild(Suite.java:27)&#10;at org.junit.runners.ParentRunner$4.run(ParentRunner.java:331)&#10;at org.junit.runners.ParentRunner$1.schedule(ParentRunner.java:79)&#10;at org.junit.runners.ParentRunner.runChildren(ParentRunner.java:329)&#10;at org.junit.runners.ParentRunner.access$100(ParentRunner.java:66)&#10;at org.junit.runners.ParentRunner$2.evaluate(ParentRunner.java:293)&#10;at org.junit.runners.ParentRunner$3.evaluate(ParentRunner.java:306)&#10;at org.junit.runners.ParentRunner.run(ParentRunner.java:413)&#10;at org.junit.runner.JUnitCore.run(JUnitCore.java:137)&#10;at org.junit.runner.JUnitCore.run(JUnitCore.java:115)&#10;at androidx.test.internal.runner.TestExecutor.execute(TestExecutor.java:67)&#10;at androidx.test.internal.runner.TestExecutor.execute(TestExecutor.java:58)&#10;at androidx.test.runner.AndroidJUnitRunner.onStart(AndroidJUnitRunner.java:446)&#10;at android.app.Instrumentation$InstrumentationThread.run(Instrumentation.java:2261)&#10;Suppressed: java.net.SocketTimeoutException: Read timed out&#10;... 73 more&#10;" calcext:value-type="string">
            <text:p>java.net.SocketTimeoutException: Read timed out</text:p>
            <text:p>at java.net.SocketInputStream.socketRead0(Native Method)</text:p>
            <text:p>at java.net.SocketInputStream.socketRead(SocketInputStream.java:119)</text:p>
            <text:p>at java.net.SocketInputStream.read(SocketInputStream.java:176)</text:p>
            <text:p>at java.net.SocketInputStream.read(SocketInputStream.java:144)</text:p>
            <text:p>at com.android.org.conscrypt.ConscryptEngineSocket$SSLInputStream.readFromSocket(ConscryptEngineSocket.java:945)</text:p>
            <text:p>at com.android.org.conscrypt.ConscryptEngineSocket$SSLInputStream.processDataFromSocket(ConscryptEngineSocket.java:909)</text:p>
            <text:p>at com.android.org.conscrypt.ConscryptEngineSocket$SSLInputStream.access$100(ConscryptEngineSocket.java:731)</text:p>
            <text:p>at com.android.org.conscrypt.ConscryptEngineSocket.doHandshake(ConscryptEngineSocket.java:241)</text:p>
            <text:p>at com.android.org.conscrypt.ConscryptEngineSocket.startHandshake(ConscryptEngineSocket.java:220)</text:p>
            <text:p>at okhttp3.internal.connection.RealConnection.connectTls(RealConnection.kt:379)</text:p>
            <text:p>at okhttp3.internal.connection.RealConnection.establishProtocol(RealConnection.kt:337)</text:p>
            <text:p>at okhttp3.internal.connection.RealConnection.connect(RealConnection.kt:209)</text:p>
            <text:p>at okhttp3.internal.connection.ExchangeFinder.findConnection(ExchangeFinder.kt:226)</text:p>
            <text:p>at okhttp3.internal.connection.ExchangeFinder.findHealthyConnection(ExchangeFinder.kt:106)</text:p>
            <text:p>at okhttp3.internal.connection.ExchangeFinder.find(ExchangeFinder.kt:74)</text:p>
            <text:p>at okhttp3.internal.connection.RealCall.initExchange$okhttp(RealCall.kt:255)</text:p>
            <text:p>at okhttp3.internal.connection.ConnectInterceptor.intercept(ConnectInterceptor.kt:32)</text:p>
            <text:p>at okhttp3.internal.http.RealInterceptorChain.proceed(RealInterceptorChain.kt:109)</text:p>
            <text:p>at okhttp3.internal.cache.CacheInterceptor.intercept(CacheInterceptor.kt:95)</text:p>
            <text:p>at okhttp3.internal.http.RealInterceptorChain.proceed(RealInterceptorChain.kt:109)</text:p>
            <text:p>at okhttp3.internal.http.BridgeInterceptor.intercept(BridgeInterceptor.kt:83)</text:p>
            <text:p>at okhttp3.internal.http.RealInterceptorChain.proceed(RealInterceptorChain.kt:109)</text:p>
            <text:p>at okhttp3.internal.http.RetryAndFollowUpInterceptor.intercept(RetryAndFollowUpInterceptor.kt:76)</text:p>
            <text:p>at okhttp3.internal.http.RealInterceptorChain.proceed(RealInterceptorChain.kt:109)</text:p>
            <text:p>at okhttp3.internal.connection.RealCall.getResponseWithInterceptorChain$okhttp(RealCall.kt:201)</text:p>
            <text:p>at okhttp3.internal.connection.RealCall.execute(RealCall.kt:154)</text:p>
            <text:p>at com.roku.rokuhome.test.utils.CommonUtilities.sendScenarioRequest(CommonUtilities.kt:163)</text:p>
            <text:p>at com.roku.rokuhome.test.stepDefs.CommonStepDefinitions.setup(CommonStepDefinitions.kt:85)</text:p>
            <text:p>at java.lang.reflect.Method.invoke(Native Method)</text:p>
            <text:p>at cucumber.runtime.Utils$1.call(Utils.java:26)</text:p>
            <text:p>at cucumber.runtime.Timeout.timeout(Timeout.java:16)</text:p>
            <text:p>at cucumber.runtime.Utils.invoke(Utils.java:20)</text:p>
            <text:p>at cucumber.runtime.java.JavaHookDefinition.execute(JavaHookDefinition.java:65)</text:p>
            <text:p>at cucumber.runner.HookDefinitionMatch.runStep(HookDefinitionMatch.java:16)</text:p>
            <text:p>at cucumber.runner.TestStep.executeStep(TestStep.java:65)</text:p>
            <text:p>at cucumber.runner.TestStep.run(TestStep.java:50)</text:p>
            <text:p>at cucumber.runner.TestCase.run(TestCase.java:42)</text:p>
            <text:p>at cucumber.runner.Runner.runPickle(Runner.java:50)</text:p>
            <text:p>at io.cucumber.junit.AndroidPickleRunner.run(AndroidPickleRunner.java:49)</text:p>
            <text:p>at io.cucumber.junit.AndroidFeatureRunner.runChild(AndroidFeatureRunner.java:42)</text:p>
            <text:p>at io.cucumber.junit.AndroidFeatureRunner.runChild(AndroidFeatureRunner.java:13)</text:p>
            <text:p>at org.junit.runners.ParentRunner$4.run(ParentRunner.java:331)</text:p>
            <text:p>at org.junit.runners.ParentRunner$1.schedule(ParentRunner.java:79)</text:p>
            <text:p>at org.junit.runners.ParentRunner.runChildren(ParentRunner.java:329)</text:p>
            <text:p>at org.junit.runners.ParentRunner.access$100(ParentRunner.java:66)</text:p>
            <text:p>at org.junit.runners.ParentRunner$2.evaluate(ParentRunner.java:293)</text:p>
            <text:p>at org.junit.runners.ParentRunner$3.evaluate(ParentRunner.java:306)</text:p>
            <text:p>at org.junit.runners.ParentRunner.run(ParentRunner.java:413)</text:p>
            <text:p>at io.cucumber.junit.CucumberJUnitRunner.runChild(CucumberJUnitRunner.java:262)</text:p>
            <text:p>at io.cucumber.junit.CucumberJUnitRunner.runChild(CucumberJUnitRunner.java:53)</text:p>
            <text:p>at org.junit.runners.ParentRunner$4.run(ParentRunner.java:331)</text:p>
            <text:p>at org.junit.runners.ParentRunner$1.schedule(ParentRunner.java:79)</text:p>
            <text:p>at org.junit.runners.ParentRunner.runChildren(ParentRunner.java:329)</text:p>
            <text:p>at org.junit.runners.ParentRunner.access$100(ParentRunner.java:66)</text:p>
            <text:p>at org.junit.runners.ParentRunner$2.evaluate(ParentRunner.java:293)</text:p>
            <text:p>at io.cucumber.junit.CucumberJUnitRunner$1.evaluate(CucumberJUnitRunner.java:293)</text:p>
            <text:p>at org.junit.runners.ParentRunner$3.evaluate(ParentRunner.java:306)</text:p>
            <text:p>at org.junit.runners.ParentRunner.run(ParentRunner.java:413)</text:p>
            <text:p>at org.junit.runners.Suite.runChild(Suite.java:128)</text:p>
            <text:p>at org.junit.runners.Suite.runChild(Suite.java:27)</text:p>
            <text:p>at org.junit.runners.ParentRunner$4.run(ParentRunner.java:331)</text:p>
            <text:p>at org.junit.runners.ParentRunner$1.schedule(ParentRunner.java:79)</text:p>
            <text:p>at org.junit.runners.ParentRunner.runChildren(ParentRunner.java:329)</text:p>
            <text:p>at org.junit.runners.ParentRunner.access$100(ParentRunner.java:66)</text:p>
            <text:p>at org.junit.runners.ParentRunner$2.evaluate(ParentRunner.java:293)</text:p>
            <text:p>at org.junit.runners.ParentRunner$3.evaluate(ParentRunner.java:306)</text:p>
            <text:p>at org.junit.runners.ParentRunner.run(ParentRunner.java:413)</text:p>
            <text:p>at org.junit.runner.JUnitCore.run(JUnitCore.java:137)</text:p>
            <text:p>at org.junit.runner.JUnitCore.run(JUnitCore.java:115)</text:p>
            <text:p>at androidx.test.internal.runner.TestExecutor.execute(TestExecutor.java:67)</text:p>
            <text:p>at androidx.test.internal.runner.TestExecutor.execute(TestExecutor.java:58)</text:p>
            <text:p>at androidx.test.runner.AndroidJUnitRunner.onStart(AndroidJUnitRunner.java:446)</text:p>
            <text:p>at android.app.Instrumentation$InstrumentationThread.run(Instrumentation.java:2261)</text:p>
            <text:p>Suppressed: java.net.SocketTimeoutException: Read timed out</text:p>
            <text:p>... 73 more</text:p>
            <text:p/>
          </table:table-cell>
        </table:table-row>
        <table:table-row table:style-name="ro25">
          <table:table-cell office:value-type="string" calcext:value-type="string">
            <text:p>cucumber.runtime.formatter.JUnitFormatter</text:p>
          </table:table-cell>
          <table:table-cell office:value-type="string" calcext:value-type="string">
            <text:p>Validate rename schedule rule, click on cancel button and discards the changes</text:p>
          </table:table-cell>
          <table:table-cell office:value-type="string" calcext:value-type="string">
            <text:p>unknown</text:p>
          </table:table-cell>
          <table:table-cell office:value-type="float" office:value="41.452955" calcext:value-type="float">
            <text:p>41.452955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office:string-value="java.net.SocketTimeoutException: Read timed out&#10;at java.net.SocketInputStream.socketRead0(Native Method)&#10;at java.net.SocketInputStream.socketRead(SocketInputStream.java:119)&#10;at java.net.SocketInputStream.read(SocketInputStream.java:176)&#10;at java.net.SocketInputStream.read(SocketInputStream.java:144)&#10;at com.android.org.conscrypt.ConscryptEngineSocket$SSLInputStream.readFromSocket(ConscryptEngineSocket.java:945)&#10;at com.android.org.conscrypt.ConscryptEngineSocket$SSLInputStream.processDataFromSocket(ConscryptEngineSocket.java:909)&#10;at com.android.org.conscrypt.ConscryptEngineSocket$SSLInputStream.access$100(ConscryptEngineSocket.java:731)&#10;at com.android.org.conscrypt.ConscryptEngineSocket.doHandshake(ConscryptEngineSocket.java:241)&#10;at com.android.org.conscrypt.ConscryptEngineSocket.startHandshake(ConscryptEngineSocket.java:220)&#10;at okhttp3.internal.connection.RealConnection.connectTls(RealConnection.kt:379)&#10;at okhttp3.internal.connection.RealConnection.establishProtocol(RealConnection.kt:337)&#10;at okhttp3.internal.connection.RealConnection.connect(RealConnection.kt:209)&#10;at okhttp3.internal.connection.ExchangeFinder.findConnection(ExchangeFinder.kt:226)&#10;at okhttp3.internal.connection.ExchangeFinder.findHealthyConnection(ExchangeFinder.kt:106)&#10;at okhttp3.internal.connection.ExchangeFinder.find(ExchangeFinder.kt:74)&#10;at okhttp3.internal.connection.RealCall.initExchange$okhttp(RealCall.kt:255)&#10;at okhttp3.internal.connection.ConnectInterceptor.intercept(ConnectInterceptor.kt:32)&#10;at okhttp3.internal.http.RealInterceptorChain.proceed(RealInterceptorChain.kt:109)&#10;at okhttp3.internal.cache.CacheInterceptor.intercept(CacheInterceptor.kt:95)&#10;at okhttp3.internal.http.RealInterceptorChain.proceed(RealInterceptorChain.kt:109)&#10;at okhttp3.internal.http.BridgeInterceptor.intercept(BridgeInterceptor.kt:83)&#10;at okhttp3.internal.http.RealInterceptorChain.proceed(RealInterceptorChain.kt:109)&#10;at okhttp3.internal.http.RetryAndFollowUpInterceptor.intercept(RetryAndFollowUpInterceptor.kt:76)&#10;at okhttp3.internal.http.RealInterceptorChain.proceed(RealInterceptorChain.kt:109)&#10;at okhttp3.internal.connection.RealCall.getResponseWithInterceptorChain$okhttp(RealCall.kt:201)&#10;at okhttp3.internal.connection.RealCall.execute(RealCall.kt:154)&#10;at com.roku.rokuhome.test.utils.CommonUtilities.sendScenarioRequest(CommonUtilities.kt:163)&#10;at com.roku.rokuhome.test.stepDefs.CommonStepDefinitions.setup(CommonStepDefinitions.kt:85)&#10;at java.lang.reflect.Method.invoke(Native Method)&#10;at cucumber.runtime.Utils$1.call(Utils.java:26)&#10;at cucumber.runtime.Timeout.timeout(Timeout.java:16)&#10;at cucumber.runtime.Utils.invoke(Utils.java:20)&#10;at cucumber.runtime.java.JavaHookDefinition.execute(JavaHookDefinition.java:65)&#10;at cucumber.runner.HookDefinitionMatch.runStep(HookDefinitionMatch.java:16)&#10;at cucumber.runner.TestStep.executeStep(TestStep.java:65)&#10;at cucumber.runner.TestStep.run(TestStep.java:50)&#10;at cucumber.runner.TestCase.run(TestCase.java:42)&#10;at cucumber.runner.Runner.runPickle(Runner.java:50)&#10;at io.cucumber.junit.AndroidPickleRunner.run(AndroidPickleRunner.java:49)&#10;at io.cucumber.junit.AndroidFeatureRunner.runChild(AndroidFeatureRunner.java:42)&#10;at io.cucumber.junit.AndroidFeatureRunner.runChild(AndroidFeatureRunner.java:13)&#10;at org.junit.runners.ParentRunner$4.run(ParentRunner.java:331)&#10;at org.junit.runners.ParentRunner$1.schedule(ParentRunner.java:79)&#10;at org.junit.runners.ParentRunner.runChildren(ParentRunner.java:329)&#10;at org.junit.runners.ParentRunner.access$100(ParentRunner.java:66)&#10;at org.junit.runners.ParentRunner$2.evaluate(ParentRunner.java:293)&#10;at org.junit.runners.ParentRunner$3.evaluate(ParentRunner.java:306)&#10;at org.junit.runners.ParentRunner.run(ParentRunner.java:413)&#10;at io.cucumber.junit.CucumberJUnitRunner.runChild(CucumberJUnitRunner.java:262)&#10;at io.cucumber.junit.CucumberJUnitRunner.runChild(CucumberJUnitRunner.java:53)&#10;at org.junit.runners.ParentRunner$4.run(ParentRunner.java:331)&#10;at org.junit.runners.ParentRunner$1.schedule(ParentRunner.java:79)&#10;at org.junit.runners.ParentRunner.runChildren(ParentRunner.java:329)&#10;at org.junit.runners.ParentRunner.access$100(ParentRunner.java:66)&#10;at org.junit.runners.ParentRunner$2.evaluate(ParentRunner.java:293)&#10;at io.cucumber.junit.CucumberJUnitRunner$1.evaluate(CucumberJUnitRunner.java:293)&#10;at org.junit.runners.ParentRunner$3.evaluate(ParentRunner.java:306)&#10;at org.junit.runners.ParentRunner.run(ParentRunner.java:413)&#10;at org.junit.runners.Suite.runChild(Suite.java:128)&#10;at org.junit.runners.Suite.runChild(Suite.java:27)&#10;at org.junit.runners.ParentRunner$4.run(ParentRunner.java:331)&#10;at org.junit.runners.ParentRunner$1.schedule(ParentRunner.java:79)&#10;at org.junit.runners.ParentRunner.runChildren(ParentRunner.java:329)&#10;at org.junit.runners.ParentRunner.access$100(ParentRunner.java:66)&#10;at org.junit.runners.ParentRunner$2.evaluate(ParentRunner.java:293)&#10;at org.junit.runners.ParentRunner$3.evaluate(ParentRunner.java:306)&#10;at org.junit.runners.ParentRunner.run(ParentRunner.java:413)&#10;at org.junit.runner.JUnitCore.run(JUnitCore.java:137)&#10;at org.junit.runner.JUnitCore.run(JUnitCore.java:115)&#10;at androidx.test.internal.runner.TestExecutor.execute(TestExecutor.java:67)&#10;at androidx.test.internal.runner.TestExecutor.execute(TestExecutor.java:58)&#10;at androidx.test.runner.AndroidJUnitRunner.onStart(AndroidJUnitRunner.java:446)&#10;at android.app.Instrumentation$InstrumentationThread.run(Instrumentation.java:2261)&#10;Suppressed: java.net.SocketTimeoutException: Read timed out&#10;... 73 more&#10;" calcext:value-type="string">
            <text:p>java.net.SocketTimeoutException: Read timed out</text:p>
            <text:p>at java.net.SocketInputStream.socketRead0(Native Method)</text:p>
            <text:p>at java.net.SocketInputStream.socketRead(SocketInputStream.java:119)</text:p>
            <text:p>at java.net.SocketInputStream.read(SocketInputStream.java:176)</text:p>
            <text:p>at java.net.SocketInputStream.read(SocketInputStream.java:144)</text:p>
            <text:p>at com.android.org.conscrypt.ConscryptEngineSocket$SSLInputStream.readFromSocket(ConscryptEngineSocket.java:945)</text:p>
            <text:p>at com.android.org.conscrypt.ConscryptEngineSocket$SSLInputStream.processDataFromSocket(ConscryptEngineSocket.java:909)</text:p>
            <text:p>at com.android.org.conscrypt.ConscryptEngineSocket$SSLInputStream.access$100(ConscryptEngineSocket.java:731)</text:p>
            <text:p>at com.android.org.conscrypt.ConscryptEngineSocket.doHandshake(ConscryptEngineSocket.java:241)</text:p>
            <text:p>at com.android.org.conscrypt.ConscryptEngineSocket.startHandshake(ConscryptEngineSocket.java:220)</text:p>
            <text:p>at okhttp3.internal.connection.RealConnection.connectTls(RealConnection.kt:379)</text:p>
            <text:p>at okhttp3.internal.connection.RealConnection.establishProtocol(RealConnection.kt:337)</text:p>
            <text:p>at okhttp3.internal.connection.RealConnection.connect(RealConnection.kt:209)</text:p>
            <text:p>at okhttp3.internal.connection.ExchangeFinder.findConnection(ExchangeFinder.kt:226)</text:p>
            <text:p>at okhttp3.internal.connection.ExchangeFinder.findHealthyConnection(ExchangeFinder.kt:106)</text:p>
            <text:p>at okhttp3.internal.connection.ExchangeFinder.find(ExchangeFinder.kt:74)</text:p>
            <text:p>at okhttp3.internal.connection.RealCall.initExchange$okhttp(RealCall.kt:255)</text:p>
            <text:p>at okhttp3.internal.connection.ConnectInterceptor.intercept(ConnectInterceptor.kt:32)</text:p>
            <text:p>at okhttp3.internal.http.RealInterceptorChain.proceed(RealInterceptorChain.kt:109)</text:p>
            <text:p>at okhttp3.internal.cache.CacheInterceptor.intercept(CacheInterceptor.kt:95)</text:p>
            <text:p>at okhttp3.internal.http.RealInterceptorChain.proceed(RealInterceptorChain.kt:109)</text:p>
            <text:p>at okhttp3.internal.http.BridgeInterceptor.intercept(BridgeInterceptor.kt:83)</text:p>
            <text:p>at okhttp3.internal.http.RealInterceptorChain.proceed(RealInterceptorChain.kt:109)</text:p>
            <text:p>at okhttp3.internal.http.RetryAndFollowUpInterceptor.intercept(RetryAndFollowUpInterceptor.kt:76)</text:p>
            <text:p>at okhttp3.internal.http.RealInterceptorChain.proceed(RealInterceptorChain.kt:109)</text:p>
            <text:p>at okhttp3.internal.connection.RealCall.getResponseWithInterceptorChain$okhttp(RealCall.kt:201)</text:p>
            <text:p>at okhttp3.internal.connection.RealCall.execute(RealCall.kt:154)</text:p>
            <text:p>at com.roku.rokuhome.test.utils.CommonUtilities.sendScenarioRequest(CommonUtilities.kt:163)</text:p>
            <text:p>at com.roku.rokuhome.test.stepDefs.CommonStepDefinitions.setup(CommonStepDefinitions.kt:85)</text:p>
            <text:p>at java.lang.reflect.Method.invoke(Native Method)</text:p>
            <text:p>at cucumber.runtime.Utils$1.call(Utils.java:26)</text:p>
            <text:p>at cucumber.runtime.Timeout.timeout(Timeout.java:16)</text:p>
            <text:p>at cucumber.runtime.Utils.invoke(Utils.java:20)</text:p>
            <text:p>at cucumber.runtime.java.JavaHookDefinition.execute(JavaHookDefinition.java:65)</text:p>
            <text:p>at cucumber.runner.HookDefinitionMatch.runStep(HookDefinitionMatch.java:16)</text:p>
            <text:p>at cucumber.runner.TestStep.executeStep(TestStep.java:65)</text:p>
            <text:p>at cucumber.runner.TestStep.run(TestStep.java:50)</text:p>
            <text:p>at cucumber.runner.TestCase.run(TestCase.java:42)</text:p>
            <text:p>at cucumber.runner.Runner.runPickle(Runner.java:50)</text:p>
            <text:p>at io.cucumber.junit.AndroidPickleRunner.run(AndroidPickleRunner.java:49)</text:p>
            <text:p>at io.cucumber.junit.AndroidFeatureRunner.runChild(AndroidFeatureRunner.java:42)</text:p>
            <text:p>at io.cucumber.junit.AndroidFeatureRunner.runChild(AndroidFeatureRunner.java:13)</text:p>
            <text:p>at org.junit.runners.ParentRunner$4.run(ParentRunner.java:331)</text:p>
            <text:p>at org.junit.runners.ParentRunner$1.schedule(ParentRunner.java:79)</text:p>
            <text:p>at org.junit.runners.ParentRunner.runChildren(ParentRunner.java:329)</text:p>
            <text:p>at org.junit.runners.ParentRunner.access$100(ParentRunner.java:66)</text:p>
            <text:p>at org.junit.runners.ParentRunner$2.evaluate(ParentRunner.java:293)</text:p>
            <text:p>at org.junit.runners.ParentRunner$3.evaluate(ParentRunner.java:306)</text:p>
            <text:p>at org.junit.runners.ParentRunner.run(ParentRunner.java:413)</text:p>
            <text:p>at io.cucumber.junit.CucumberJUnitRunner.runChild(CucumberJUnitRunner.java:262)</text:p>
            <text:p>at io.cucumber.junit.CucumberJUnitRunner.runChild(CucumberJUnitRunner.java:53)</text:p>
            <text:p>at org.junit.runners.ParentRunner$4.run(ParentRunner.java:331)</text:p>
            <text:p>at org.junit.runners.ParentRunner$1.schedule(ParentRunner.java:79)</text:p>
            <text:p>at org.junit.runners.ParentRunner.runChildren(ParentRunner.java:329)</text:p>
            <text:p>at org.junit.runners.ParentRunner.access$100(ParentRunner.java:66)</text:p>
            <text:p>at org.junit.runners.ParentRunner$2.evaluate(ParentRunner.java:293)</text:p>
            <text:p>at io.cucumber.junit.CucumberJUnitRunner$1.evaluate(CucumberJUnitRunner.java:293)</text:p>
            <text:p>at org.junit.runners.ParentRunner$3.evaluate(ParentRunner.java:306)</text:p>
            <text:p>at org.junit.runners.ParentRunner.run(ParentRunner.java:413)</text:p>
            <text:p>at org.junit.runners.Suite.runChild(Suite.java:128)</text:p>
            <text:p>at org.junit.runners.Suite.runChild(Suite.java:27)</text:p>
            <text:p>at org.junit.runners.ParentRunner$4.run(ParentRunner.java:331)</text:p>
            <text:p>at org.junit.runners.ParentRunner$1.schedule(ParentRunner.java:79)</text:p>
            <text:p>at org.junit.runners.ParentRunner.runChildren(ParentRunner.java:329)</text:p>
            <text:p>at org.junit.runners.ParentRunner.access$100(ParentRunner.java:66)</text:p>
            <text:p>at org.junit.runners.ParentRunner$2.evaluate(ParentRunner.java:293)</text:p>
            <text:p>at org.junit.runners.ParentRunner$3.evaluate(ParentRunner.java:306)</text:p>
            <text:p>at org.junit.runners.ParentRunner.run(ParentRunner.java:413)</text:p>
            <text:p>at org.junit.runner.JUnitCore.run(JUnitCore.java:137)</text:p>
            <text:p>at org.junit.runner.JUnitCore.run(JUnitCore.java:115)</text:p>
            <text:p>at androidx.test.internal.runner.TestExecutor.execute(TestExecutor.java:67)</text:p>
            <text:p>at androidx.test.internal.runner.TestExecutor.execute(TestExecutor.java:58)</text:p>
            <text:p>at androidx.test.runner.AndroidJUnitRunner.onStart(AndroidJUnitRunner.java:446)</text:p>
            <text:p>at android.app.Instrumentation$InstrumentationThread.run(Instrumentation.java:2261)</text:p>
            <text:p>Suppressed: java.net.SocketTimeoutException: Read timed out</text:p>
            <text:p>... 73 more</text:p>
            <text:p/>
          </table:table-cell>
        </table:table-row>
        <table:table-row table:style-name="ro25">
          <table:table-cell office:value-type="string" calcext:value-type="string">
            <text:p>cucumber.runtime.formatter.JUnitFormatter</text:p>
          </table:table-cell>
          <table:table-cell office:value-type="string" calcext:value-type="string">
            <text:p>Update Action in schedule Rule and Save</text:p>
          </table:table-cell>
          <table:table-cell office:value-type="string" calcext:value-type="string">
            <text:p>unknown</text:p>
          </table:table-cell>
          <table:table-cell office:value-type="float" office:value="41.490208" calcext:value-type="float">
            <text:p>41.490208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office:string-value="java.net.SocketTimeoutException: Read timed out&#10;at java.net.SocketInputStream.socketRead0(Native Method)&#10;at java.net.SocketInputStream.socketRead(SocketInputStream.java:119)&#10;at java.net.SocketInputStream.read(SocketInputStream.java:176)&#10;at java.net.SocketInputStream.read(SocketInputStream.java:144)&#10;at com.android.org.conscrypt.ConscryptEngineSocket$SSLInputStream.readFromSocket(ConscryptEngineSocket.java:945)&#10;at com.android.org.conscrypt.ConscryptEngineSocket$SSLInputStream.processDataFromSocket(ConscryptEngineSocket.java:909)&#10;at com.android.org.conscrypt.ConscryptEngineSocket$SSLInputStream.access$100(ConscryptEngineSocket.java:731)&#10;at com.android.org.conscrypt.ConscryptEngineSocket.doHandshake(ConscryptEngineSocket.java:241)&#10;at com.android.org.conscrypt.ConscryptEngineSocket.startHandshake(ConscryptEngineSocket.java:220)&#10;at okhttp3.internal.connection.RealConnection.connectTls(RealConnection.kt:379)&#10;at okhttp3.internal.connection.RealConnection.establishProtocol(RealConnection.kt:337)&#10;at okhttp3.internal.connection.RealConnection.connect(RealConnection.kt:209)&#10;at okhttp3.internal.connection.ExchangeFinder.findConnection(ExchangeFinder.kt:226)&#10;at okhttp3.internal.connection.ExchangeFinder.findHealthyConnection(ExchangeFinder.kt:106)&#10;at okhttp3.internal.connection.ExchangeFinder.find(ExchangeFinder.kt:74)&#10;at okhttp3.internal.connection.RealCall.initExchange$okhttp(RealCall.kt:255)&#10;at okhttp3.internal.connection.ConnectInterceptor.intercept(ConnectInterceptor.kt:32)&#10;at okhttp3.internal.http.RealInterceptorChain.proceed(RealInterceptorChain.kt:109)&#10;at okhttp3.internal.cache.CacheInterceptor.intercept(CacheInterceptor.kt:95)&#10;at okhttp3.internal.http.RealInterceptorChain.proceed(RealInterceptorChain.kt:109)&#10;at okhttp3.internal.http.BridgeInterceptor.intercept(BridgeInterceptor.kt:83)&#10;at okhttp3.internal.http.RealInterceptorChain.proceed(RealInterceptorChain.kt:109)&#10;at okhttp3.internal.http.RetryAndFollowUpInterceptor.intercept(RetryAndFollowUpInterceptor.kt:76)&#10;at okhttp3.internal.http.RealInterceptorChain.proceed(RealInterceptorChain.kt:109)&#10;at okhttp3.internal.connection.RealCall.getResponseWithInterceptorChain$okhttp(RealCall.kt:201)&#10;at okhttp3.internal.connection.RealCall.execute(RealCall.kt:154)&#10;at com.roku.rokuhome.test.utils.CommonUtilities.sendScenarioRequest(CommonUtilities.kt:163)&#10;at com.roku.rokuhome.test.stepDefs.CommonStepDefinitions.setup(CommonStepDefinitions.kt:85)&#10;at java.lang.reflect.Method.invoke(Native Method)&#10;at cucumber.runtime.Utils$1.call(Utils.java:26)&#10;at cucumber.runtime.Timeout.timeout(Timeout.java:16)&#10;at cucumber.runtime.Utils.invoke(Utils.java:20)&#10;at cucumber.runtime.java.JavaHookDefinition.execute(JavaHookDefinition.java:65)&#10;at cucumber.runner.HookDefinitionMatch.runStep(HookDefinitionMatch.java:16)&#10;at cucumber.runner.TestStep.executeStep(TestStep.java:65)&#10;at cucumber.runner.TestStep.run(TestStep.java:50)&#10;at cucumber.runner.TestCase.run(TestCase.java:42)&#10;at cucumber.runner.Runner.runPickle(Runner.java:50)&#10;at io.cucumber.junit.AndroidPickleRunner.run(AndroidPickleRunner.java:49)&#10;at io.cucumber.junit.AndroidFeatureRunner.runChild(AndroidFeatureRunner.java:42)&#10;at io.cucumber.junit.AndroidFeatureRunner.runChild(AndroidFeatureRunner.java:13)&#10;at org.junit.runners.ParentRunner$4.run(ParentRunner.java:331)&#10;at org.junit.runners.ParentRunner$1.schedule(ParentRunner.java:79)&#10;at org.junit.runners.ParentRunner.runChildren(ParentRunner.java:329)&#10;at org.junit.runners.ParentRunner.access$100(ParentRunner.java:66)&#10;at org.junit.runners.ParentRunner$2.evaluate(ParentRunner.java:293)&#10;at org.junit.runners.ParentRunner$3.evaluate(ParentRunner.java:306)&#10;at org.junit.runners.ParentRunner.run(ParentRunner.java:413)&#10;at io.cucumber.junit.CucumberJUnitRunner.runChild(CucumberJUnitRunner.java:262)&#10;at io.cucumber.junit.CucumberJUnitRunner.runChild(CucumberJUnitRunner.java:53)&#10;at org.junit.runners.ParentRunner$4.run(ParentRunner.java:331)&#10;at org.junit.runners.ParentRunner$1.schedule(ParentRunner.java:79)&#10;at org.junit.runners.ParentRunner.runChildren(ParentRunner.java:329)&#10;at org.junit.runners.ParentRunner.access$100(ParentRunner.java:66)&#10;at org.junit.runners.ParentRunner$2.evaluate(ParentRunner.java:293)&#10;at io.cucumber.junit.CucumberJUnitRunner$1.evaluate(CucumberJUnitRunner.java:293)&#10;at org.junit.runners.ParentRunner$3.evaluate(ParentRunner.java:306)&#10;at org.junit.runners.ParentRunner.run(ParentRunner.java:413)&#10;at org.junit.runners.Suite.runChild(Suite.java:128)&#10;at org.junit.runners.Suite.runChild(Suite.java:27)&#10;at org.junit.runners.ParentRunner$4.run(ParentRunner.java:331)&#10;at org.junit.runners.ParentRunner$1.schedule(ParentRunner.java:79)&#10;at org.junit.runners.ParentRunner.runChildren(ParentRunner.java:329)&#10;at org.junit.runners.ParentRunner.access$100(ParentRunner.java:66)&#10;at org.junit.runners.ParentRunner$2.evaluate(ParentRunner.java:293)&#10;at org.junit.runners.ParentRunner$3.evaluate(ParentRunner.java:306)&#10;at org.junit.runners.ParentRunner.run(ParentRunner.java:413)&#10;at org.junit.runner.JUnitCore.run(JUnitCore.java:137)&#10;at org.junit.runner.JUnitCore.run(JUnitCore.java:115)&#10;at androidx.test.internal.runner.TestExecutor.execute(TestExecutor.java:67)&#10;at androidx.test.internal.runner.TestExecutor.execute(TestExecutor.java:58)&#10;at androidx.test.runner.AndroidJUnitRunner.onStart(AndroidJUnitRunner.java:446)&#10;at android.app.Instrumentation$InstrumentationThread.run(Instrumentation.java:2261)&#10;Suppressed: java.net.SocketTimeoutException: Read timed out&#10;... 73 more&#10;" calcext:value-type="string">
            <text:p>java.net.SocketTimeoutException: Read timed out</text:p>
            <text:p>at java.net.SocketInputStream.socketRead0(Native Method)</text:p>
            <text:p>at java.net.SocketInputStream.socketRead(SocketInputStream.java:119)</text:p>
            <text:p>at java.net.SocketInputStream.read(SocketInputStream.java:176)</text:p>
            <text:p>at java.net.SocketInputStream.read(SocketInputStream.java:144)</text:p>
            <text:p>at com.android.org.conscrypt.ConscryptEngineSocket$SSLInputStream.readFromSocket(ConscryptEngineSocket.java:945)</text:p>
            <text:p>at com.android.org.conscrypt.ConscryptEngineSocket$SSLInputStream.processDataFromSocket(ConscryptEngineSocket.java:909)</text:p>
            <text:p>at com.android.org.conscrypt.ConscryptEngineSocket$SSLInputStream.access$100(ConscryptEngineSocket.java:731)</text:p>
            <text:p>at com.android.org.conscrypt.ConscryptEngineSocket.doHandshake(ConscryptEngineSocket.java:241)</text:p>
            <text:p>at com.android.org.conscrypt.ConscryptEngineSocket.startHandshake(ConscryptEngineSocket.java:220)</text:p>
            <text:p>at okhttp3.internal.connection.RealConnection.connectTls(RealConnection.kt:379)</text:p>
            <text:p>at okhttp3.internal.connection.RealConnection.establishProtocol(RealConnection.kt:337)</text:p>
            <text:p>at okhttp3.internal.connection.RealConnection.connect(RealConnection.kt:209)</text:p>
            <text:p>at okhttp3.internal.connection.ExchangeFinder.findConnection(ExchangeFinder.kt:226)</text:p>
            <text:p>at okhttp3.internal.connection.ExchangeFinder.findHealthyConnection(ExchangeFinder.kt:106)</text:p>
            <text:p>at okhttp3.internal.connection.ExchangeFinder.find(ExchangeFinder.kt:74)</text:p>
            <text:p>at okhttp3.internal.connection.RealCall.initExchange$okhttp(RealCall.kt:255)</text:p>
            <text:p>at okhttp3.internal.connection.ConnectInterceptor.intercept(ConnectInterceptor.kt:32)</text:p>
            <text:p>at okhttp3.internal.http.RealInterceptorChain.proceed(RealInterceptorChain.kt:109)</text:p>
            <text:p>at okhttp3.internal.cache.CacheInterceptor.intercept(CacheInterceptor.kt:95)</text:p>
            <text:p>at okhttp3.internal.http.RealInterceptorChain.proceed(RealInterceptorChain.kt:109)</text:p>
            <text:p>at okhttp3.internal.http.BridgeInterceptor.intercept(BridgeInterceptor.kt:83)</text:p>
            <text:p>at okhttp3.internal.http.RealInterceptorChain.proceed(RealInterceptorChain.kt:109)</text:p>
            <text:p>at okhttp3.internal.http.RetryAndFollowUpInterceptor.intercept(RetryAndFollowUpInterceptor.kt:76)</text:p>
            <text:p>at okhttp3.internal.http.RealInterceptorChain.proceed(RealInterceptorChain.kt:109)</text:p>
            <text:p>at okhttp3.internal.connection.RealCall.getResponseWithInterceptorChain$okhttp(RealCall.kt:201)</text:p>
            <text:p>at okhttp3.internal.connection.RealCall.execute(RealCall.kt:154)</text:p>
            <text:p>at com.roku.rokuhome.test.utils.CommonUtilities.sendScenarioRequest(CommonUtilities.kt:163)</text:p>
            <text:p>at com.roku.rokuhome.test.stepDefs.CommonStepDefinitions.setup(CommonStepDefinitions.kt:85)</text:p>
            <text:p>at java.lang.reflect.Method.invoke(Native Method)</text:p>
            <text:p>at cucumber.runtime.Utils$1.call(Utils.java:26)</text:p>
            <text:p>at cucumber.runtime.Timeout.timeout(Timeout.java:16)</text:p>
            <text:p>at cucumber.runtime.Utils.invoke(Utils.java:20)</text:p>
            <text:p>at cucumber.runtime.java.JavaHookDefinition.execute(JavaHookDefinition.java:65)</text:p>
            <text:p>at cucumber.runner.HookDefinitionMatch.runStep(HookDefinitionMatch.java:16)</text:p>
            <text:p>at cucumber.runner.TestStep.executeStep(TestStep.java:65)</text:p>
            <text:p>at cucumber.runner.TestStep.run(TestStep.java:50)</text:p>
            <text:p>at cucumber.runner.TestCase.run(TestCase.java:42)</text:p>
            <text:p>at cucumber.runner.Runner.runPickle(Runner.java:50)</text:p>
            <text:p>at io.cucumber.junit.AndroidPickleRunner.run(AndroidPickleRunner.java:49)</text:p>
            <text:p>at io.cucumber.junit.AndroidFeatureRunner.runChild(AndroidFeatureRunner.java:42)</text:p>
            <text:p>at io.cucumber.junit.AndroidFeatureRunner.runChild(AndroidFeatureRunner.java:13)</text:p>
            <text:p>at org.junit.runners.ParentRunner$4.run(ParentRunner.java:331)</text:p>
            <text:p>at org.junit.runners.ParentRunner$1.schedule(ParentRunner.java:79)</text:p>
            <text:p>at org.junit.runners.ParentRunner.runChildren(ParentRunner.java:329)</text:p>
            <text:p>at org.junit.runners.ParentRunner.access$100(ParentRunner.java:66)</text:p>
            <text:p>at org.junit.runners.ParentRunner$2.evaluate(ParentRunner.java:293)</text:p>
            <text:p>at org.junit.runners.ParentRunner$3.evaluate(ParentRunner.java:306)</text:p>
            <text:p>at org.junit.runners.ParentRunner.run(ParentRunner.java:413)</text:p>
            <text:p>at io.cucumber.junit.CucumberJUnitRunner.runChild(CucumberJUnitRunner.java:262)</text:p>
            <text:p>at io.cucumber.junit.CucumberJUnitRunner.runChild(CucumberJUnitRunner.java:53)</text:p>
            <text:p>at org.junit.runners.ParentRunner$4.run(ParentRunner.java:331)</text:p>
            <text:p>at org.junit.runners.ParentRunner$1.schedule(ParentRunner.java:79)</text:p>
            <text:p>at org.junit.runners.ParentRunner.runChildren(ParentRunner.java:329)</text:p>
            <text:p>at org.junit.runners.ParentRunner.access$100(ParentRunner.java:66)</text:p>
            <text:p>at org.junit.runners.ParentRunner$2.evaluate(ParentRunner.java:293)</text:p>
            <text:p>at io.cucumber.junit.CucumberJUnitRunner$1.evaluate(CucumberJUnitRunner.java:293)</text:p>
            <text:p>at org.junit.runners.ParentRunner$3.evaluate(ParentRunner.java:306)</text:p>
            <text:p>at org.junit.runners.ParentRunner.run(ParentRunner.java:413)</text:p>
            <text:p>at org.junit.runners.Suite.runChild(Suite.java:128)</text:p>
            <text:p>at org.junit.runners.Suite.runChild(Suite.java:27)</text:p>
            <text:p>at org.junit.runners.ParentRunner$4.run(ParentRunner.java:331)</text:p>
            <text:p>at org.junit.runners.ParentRunner$1.schedule(ParentRunner.java:79)</text:p>
            <text:p>at org.junit.runners.ParentRunner.runChildren(ParentRunner.java:329)</text:p>
            <text:p>at org.junit.runners.ParentRunner.access$100(ParentRunner.java:66)</text:p>
            <text:p>at org.junit.runners.ParentRunner$2.evaluate(ParentRunner.java:293)</text:p>
            <text:p>at org.junit.runners.ParentRunner$3.evaluate(ParentRunner.java:306)</text:p>
            <text:p>at org.junit.runners.ParentRunner.run(ParentRunner.java:413)</text:p>
            <text:p>at org.junit.runner.JUnitCore.run(JUnitCore.java:137)</text:p>
            <text:p>at org.junit.runner.JUnitCore.run(JUnitCore.java:115)</text:p>
            <text:p>at androidx.test.internal.runner.TestExecutor.execute(TestExecutor.java:67)</text:p>
            <text:p>at androidx.test.internal.runner.TestExecutor.execute(TestExecutor.java:58)</text:p>
            <text:p>at androidx.test.runner.AndroidJUnitRunner.onStart(AndroidJUnitRunner.java:446)</text:p>
            <text:p>at android.app.Instrumentation$InstrumentationThread.run(Instrumentation.java:2261)</text:p>
            <text:p>Suppressed: java.net.SocketTimeoutException: Read timed out</text:p>
            <text:p>... 73 more</text:p>
            <text:p/>
          </table:table-cell>
        </table:table-row>
        <table:table-row table:style-name="ro25">
          <table:table-cell office:value-type="string" calcext:value-type="string">
            <text:p>cucumber.runtime.formatter.JUnitFormatter</text:p>
          </table:table-cell>
          <table:table-cell office:value-type="string" calcext:value-type="string">
            <text:p>Add New Action in schedule Rule and Save</text:p>
          </table:table-cell>
          <table:table-cell office:value-type="string" calcext:value-type="string">
            <text:p>unknown</text:p>
          </table:table-cell>
          <table:table-cell office:value-type="float" office:value="41.335974" calcext:value-type="float">
            <text:p>41.335974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office:string-value="java.net.SocketTimeoutException: Read timed out&#10;at java.net.SocketInputStream.socketRead0(Native Method)&#10;at java.net.SocketInputStream.socketRead(SocketInputStream.java:119)&#10;at java.net.SocketInputStream.read(SocketInputStream.java:176)&#10;at java.net.SocketInputStream.read(SocketInputStream.java:144)&#10;at com.android.org.conscrypt.ConscryptEngineSocket$SSLInputStream.readFromSocket(ConscryptEngineSocket.java:945)&#10;at com.android.org.conscrypt.ConscryptEngineSocket$SSLInputStream.processDataFromSocket(ConscryptEngineSocket.java:909)&#10;at com.android.org.conscrypt.ConscryptEngineSocket$SSLInputStream.access$100(ConscryptEngineSocket.java:731)&#10;at com.android.org.conscrypt.ConscryptEngineSocket.doHandshake(ConscryptEngineSocket.java:241)&#10;at com.android.org.conscrypt.ConscryptEngineSocket.startHandshake(ConscryptEngineSocket.java:220)&#10;at okhttp3.internal.connection.RealConnection.connectTls(RealConnection.kt:379)&#10;at okhttp3.internal.connection.RealConnection.establishProtocol(RealConnection.kt:337)&#10;at okhttp3.internal.connection.RealConnection.connect(RealConnection.kt:209)&#10;at okhttp3.internal.connection.ExchangeFinder.findConnection(ExchangeFinder.kt:226)&#10;at okhttp3.internal.connection.ExchangeFinder.findHealthyConnection(ExchangeFinder.kt:106)&#10;at okhttp3.internal.connection.ExchangeFinder.find(ExchangeFinder.kt:74)&#10;at okhttp3.internal.connection.RealCall.initExchange$okhttp(RealCall.kt:255)&#10;at okhttp3.internal.connection.ConnectInterceptor.intercept(ConnectInterceptor.kt:32)&#10;at okhttp3.internal.http.RealInterceptorChain.proceed(RealInterceptorChain.kt:109)&#10;at okhttp3.internal.cache.CacheInterceptor.intercept(CacheInterceptor.kt:95)&#10;at okhttp3.internal.http.RealInterceptorChain.proceed(RealInterceptorChain.kt:109)&#10;at okhttp3.internal.http.BridgeInterceptor.intercept(BridgeInterceptor.kt:83)&#10;at okhttp3.internal.http.RealInterceptorChain.proceed(RealInterceptorChain.kt:109)&#10;at okhttp3.internal.http.RetryAndFollowUpInterceptor.intercept(RetryAndFollowUpInterceptor.kt:76)&#10;at okhttp3.internal.http.RealInterceptorChain.proceed(RealInterceptorChain.kt:109)&#10;at okhttp3.internal.connection.RealCall.getResponseWithInterceptorChain$okhttp(RealCall.kt:201)&#10;at okhttp3.internal.connection.RealCall.execute(RealCall.kt:154)&#10;at com.roku.rokuhome.test.utils.CommonUtilities.sendScenarioRequest(CommonUtilities.kt:163)&#10;at com.roku.rokuhome.test.stepDefs.CommonStepDefinitions.setup(CommonStepDefinitions.kt:85)&#10;at java.lang.reflect.Method.invoke(Native Method)&#10;at cucumber.runtime.Utils$1.call(Utils.java:26)&#10;at cucumber.runtime.Timeout.timeout(Timeout.java:16)&#10;at cucumber.runtime.Utils.invoke(Utils.java:20)&#10;at cucumber.runtime.java.JavaHookDefinition.execute(JavaHookDefinition.java:65)&#10;at cucumber.runner.HookDefinitionMatch.runStep(HookDefinitionMatch.java:16)&#10;at cucumber.runner.TestStep.executeStep(TestStep.java:65)&#10;at cucumber.runner.TestStep.run(TestStep.java:50)&#10;at cucumber.runner.TestCase.run(TestCase.java:42)&#10;at cucumber.runner.Runner.runPickle(Runner.java:50)&#10;at io.cucumber.junit.AndroidPickleRunner.run(AndroidPickleRunner.java:49)&#10;at io.cucumber.junit.AndroidFeatureRunner.runChild(AndroidFeatureRunner.java:42)&#10;at io.cucumber.junit.AndroidFeatureRunner.runChild(AndroidFeatureRunner.java:13)&#10;at org.junit.runners.ParentRunner$4.run(ParentRunner.java:331)&#10;at org.junit.runners.ParentRunner$1.schedule(ParentRunner.java:79)&#10;at org.junit.runners.ParentRunner.runChildren(ParentRunner.java:329)&#10;at org.junit.runners.ParentRunner.access$100(ParentRunner.java:66)&#10;at org.junit.runners.ParentRunner$2.evaluate(ParentRunner.java:293)&#10;at org.junit.runners.ParentRunner$3.evaluate(ParentRunner.java:306)&#10;at org.junit.runners.ParentRunner.run(ParentRunner.java:413)&#10;at io.cucumber.junit.CucumberJUnitRunner.runChild(CucumberJUnitRunner.java:262)&#10;at io.cucumber.junit.CucumberJUnitRunner.runChild(CucumberJUnitRunner.java:53)&#10;at org.junit.runners.ParentRunner$4.run(ParentRunner.java:331)&#10;at org.junit.runners.ParentRunner$1.schedule(ParentRunner.java:79)&#10;at org.junit.runners.ParentRunner.runChildren(ParentRunner.java:329)&#10;at org.junit.runners.ParentRunner.access$100(ParentRunner.java:66)&#10;at org.junit.runners.ParentRunner$2.evaluate(ParentRunner.java:293)&#10;at io.cucumber.junit.CucumberJUnitRunner$1.evaluate(CucumberJUnitRunner.java:293)&#10;at org.junit.runners.ParentRunner$3.evaluate(ParentRunner.java:306)&#10;at org.junit.runners.ParentRunner.run(ParentRunner.java:413)&#10;at org.junit.runners.Suite.runChild(Suite.java:128)&#10;at org.junit.runners.Suite.runChild(Suite.java:27)&#10;at org.junit.runners.ParentRunner$4.run(ParentRunner.java:331)&#10;at org.junit.runners.ParentRunner$1.schedule(ParentRunner.java:79)&#10;at org.junit.runners.ParentRunner.runChildren(ParentRunner.java:329)&#10;at org.junit.runners.ParentRunner.access$100(ParentRunner.java:66)&#10;at org.junit.runners.ParentRunner$2.evaluate(ParentRunner.java:293)&#10;at org.junit.runners.ParentRunner$3.evaluate(ParentRunner.java:306)&#10;at org.junit.runners.ParentRunner.run(ParentRunner.java:413)&#10;at org.junit.runner.JUnitCore.run(JUnitCore.java:137)&#10;at org.junit.runner.JUnitCore.run(JUnitCore.java:115)&#10;at androidx.test.internal.runner.TestExecutor.execute(TestExecutor.java:67)&#10;at androidx.test.internal.runner.TestExecutor.execute(TestExecutor.java:58)&#10;at androidx.test.runner.AndroidJUnitRunner.onStart(AndroidJUnitRunner.java:446)&#10;at android.app.Instrumentation$InstrumentationThread.run(Instrumentation.java:2261)&#10;Suppressed: java.net.SocketTimeoutException: Read timed out&#10;... 73 more&#10;" calcext:value-type="string">
            <text:p>java.net.SocketTimeoutException: Read timed out</text:p>
            <text:p>at java.net.SocketInputStream.socketRead0(Native Method)</text:p>
            <text:p>at java.net.SocketInputStream.socketRead(SocketInputStream.java:119)</text:p>
            <text:p>at java.net.SocketInputStream.read(SocketInputStream.java:176)</text:p>
            <text:p>at java.net.SocketInputStream.read(SocketInputStream.java:144)</text:p>
            <text:p>at com.android.org.conscrypt.ConscryptEngineSocket$SSLInputStream.readFromSocket(ConscryptEngineSocket.java:945)</text:p>
            <text:p>at com.android.org.conscrypt.ConscryptEngineSocket$SSLInputStream.processDataFromSocket(ConscryptEngineSocket.java:909)</text:p>
            <text:p>at com.android.org.conscrypt.ConscryptEngineSocket$SSLInputStream.access$100(ConscryptEngineSocket.java:731)</text:p>
            <text:p>at com.android.org.conscrypt.ConscryptEngineSocket.doHandshake(ConscryptEngineSocket.java:241)</text:p>
            <text:p>at com.android.org.conscrypt.ConscryptEngineSocket.startHandshake(ConscryptEngineSocket.java:220)</text:p>
            <text:p>at okhttp3.internal.connection.RealConnection.connectTls(RealConnection.kt:379)</text:p>
            <text:p>at okhttp3.internal.connection.RealConnection.establishProtocol(RealConnection.kt:337)</text:p>
            <text:p>at okhttp3.internal.connection.RealConnection.connect(RealConnection.kt:209)</text:p>
            <text:p>at okhttp3.internal.connection.ExchangeFinder.findConnection(ExchangeFinder.kt:226)</text:p>
            <text:p>at okhttp3.internal.connection.ExchangeFinder.findHealthyConnection(ExchangeFinder.kt:106)</text:p>
            <text:p>at okhttp3.internal.connection.ExchangeFinder.find(ExchangeFinder.kt:74)</text:p>
            <text:p>at okhttp3.internal.connection.RealCall.initExchange$okhttp(RealCall.kt:255)</text:p>
            <text:p>at okhttp3.internal.connection.ConnectInterceptor.intercept(ConnectInterceptor.kt:32)</text:p>
            <text:p>at okhttp3.internal.http.RealInterceptorChain.proceed(RealInterceptorChain.kt:109)</text:p>
            <text:p>at okhttp3.internal.cache.CacheInterceptor.intercept(CacheInterceptor.kt:95)</text:p>
            <text:p>at okhttp3.internal.http.RealInterceptorChain.proceed(RealInterceptorChain.kt:109)</text:p>
            <text:p>at okhttp3.internal.http.BridgeInterceptor.intercept(BridgeInterceptor.kt:83)</text:p>
            <text:p>at okhttp3.internal.http.RealInterceptorChain.proceed(RealInterceptorChain.kt:109)</text:p>
            <text:p>at okhttp3.internal.http.RetryAndFollowUpInterceptor.intercept(RetryAndFollowUpInterceptor.kt:76)</text:p>
            <text:p>at okhttp3.internal.http.RealInterceptorChain.proceed(RealInterceptorChain.kt:109)</text:p>
            <text:p>at okhttp3.internal.connection.RealCall.getResponseWithInterceptorChain$okhttp(RealCall.kt:201)</text:p>
            <text:p>at okhttp3.internal.connection.RealCall.execute(RealCall.kt:154)</text:p>
            <text:p>at com.roku.rokuhome.test.utils.CommonUtilities.sendScenarioRequest(CommonUtilities.kt:163)</text:p>
            <text:p>at com.roku.rokuhome.test.stepDefs.CommonStepDefinitions.setup(CommonStepDefinitions.kt:85)</text:p>
            <text:p>at java.lang.reflect.Method.invoke(Native Method)</text:p>
            <text:p>at cucumber.runtime.Utils$1.call(Utils.java:26)</text:p>
            <text:p>at cucumber.runtime.Timeout.timeout(Timeout.java:16)</text:p>
            <text:p>at cucumber.runtime.Utils.invoke(Utils.java:20)</text:p>
            <text:p>at cucumber.runtime.java.JavaHookDefinition.execute(JavaHookDefinition.java:65)</text:p>
            <text:p>at cucumber.runner.HookDefinitionMatch.runStep(HookDefinitionMatch.java:16)</text:p>
            <text:p>at cucumber.runner.TestStep.executeStep(TestStep.java:65)</text:p>
            <text:p>at cucumber.runner.TestStep.run(TestStep.java:50)</text:p>
            <text:p>at cucumber.runner.TestCase.run(TestCase.java:42)</text:p>
            <text:p>at cucumber.runner.Runner.runPickle(Runner.java:50)</text:p>
            <text:p>at io.cucumber.junit.AndroidPickleRunner.run(AndroidPickleRunner.java:49)</text:p>
            <text:p>at io.cucumber.junit.AndroidFeatureRunner.runChild(AndroidFeatureRunner.java:42)</text:p>
            <text:p>at io.cucumber.junit.AndroidFeatureRunner.runChild(AndroidFeatureRunner.java:13)</text:p>
            <text:p>at org.junit.runners.ParentRunner$4.run(ParentRunner.java:331)</text:p>
            <text:p>at org.junit.runners.ParentRunner$1.schedule(ParentRunner.java:79)</text:p>
            <text:p>at org.junit.runners.ParentRunner.runChildren(ParentRunner.java:329)</text:p>
            <text:p>at org.junit.runners.ParentRunner.access$100(ParentRunner.java:66)</text:p>
            <text:p>at org.junit.runners.ParentRunner$2.evaluate(ParentRunner.java:293)</text:p>
            <text:p>at org.junit.runners.ParentRunner$3.evaluate(ParentRunner.java:306)</text:p>
            <text:p>at org.junit.runners.ParentRunner.run(ParentRunner.java:413)</text:p>
            <text:p>at io.cucumber.junit.CucumberJUnitRunner.runChild(CucumberJUnitRunner.java:262)</text:p>
            <text:p>at io.cucumber.junit.CucumberJUnitRunner.runChild(CucumberJUnitRunner.java:53)</text:p>
            <text:p>at org.junit.runners.ParentRunner$4.run(ParentRunner.java:331)</text:p>
            <text:p>at org.junit.runners.ParentRunner$1.schedule(ParentRunner.java:79)</text:p>
            <text:p>at org.junit.runners.ParentRunner.runChildren(ParentRunner.java:329)</text:p>
            <text:p>at org.junit.runners.ParentRunner.access$100(ParentRunner.java:66)</text:p>
            <text:p>at org.junit.runners.ParentRunner$2.evaluate(ParentRunner.java:293)</text:p>
            <text:p>at io.cucumber.junit.CucumberJUnitRunner$1.evaluate(CucumberJUnitRunner.java:293)</text:p>
            <text:p>at org.junit.runners.ParentRunner$3.evaluate(ParentRunner.java:306)</text:p>
            <text:p>at org.junit.runners.ParentRunner.run(ParentRunner.java:413)</text:p>
            <text:p>at org.junit.runners.Suite.runChild(Suite.java:128)</text:p>
            <text:p>at org.junit.runners.Suite.runChild(Suite.java:27)</text:p>
            <text:p>at org.junit.runners.ParentRunner$4.run(ParentRunner.java:331)</text:p>
            <text:p>at org.junit.runners.ParentRunner$1.schedule(ParentRunner.java:79)</text:p>
            <text:p>at org.junit.runners.ParentRunner.runChildren(ParentRunner.java:329)</text:p>
            <text:p>at org.junit.runners.ParentRunner.access$100(ParentRunner.java:66)</text:p>
            <text:p>at org.junit.runners.ParentRunner$2.evaluate(ParentRunner.java:293)</text:p>
            <text:p>at org.junit.runners.ParentRunner$3.evaluate(ParentRunner.java:306)</text:p>
            <text:p>at org.junit.runners.ParentRunner.run(ParentRunner.java:413)</text:p>
            <text:p>at org.junit.runner.JUnitCore.run(JUnitCore.java:137)</text:p>
            <text:p>at org.junit.runner.JUnitCore.run(JUnitCore.java:115)</text:p>
            <text:p>at androidx.test.internal.runner.TestExecutor.execute(TestExecutor.java:67)</text:p>
            <text:p>at androidx.test.internal.runner.TestExecutor.execute(TestExecutor.java:58)</text:p>
            <text:p>at androidx.test.runner.AndroidJUnitRunner.onStart(AndroidJUnitRunner.java:446)</text:p>
            <text:p>at android.app.Instrumentation$InstrumentationThread.run(Instrumentation.java:2261)</text:p>
            <text:p>Suppressed: java.net.SocketTimeoutException: Read timed out</text:p>
            <text:p>... 73 more</text:p>
            <text:p/>
          </table:table-cell>
        </table:table-row>
        <table:table-row table:style-name="ro25">
          <table:table-cell office:value-type="string" calcext:value-type="string">
            <text:p>cucumber.runtime.formatter.JUnitFormatter</text:p>
          </table:table-cell>
          <table:table-cell office:value-type="string" calcext:value-type="string">
            <text:p>Delete action and add new action in schedule rule</text:p>
          </table:table-cell>
          <table:table-cell office:value-type="string" calcext:value-type="string">
            <text:p>unknown</text:p>
          </table:table-cell>
          <table:table-cell office:value-type="float" office:value="41.628472" calcext:value-type="float">
            <text:p>41.628472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office:string-value="java.net.SocketTimeoutException: Read timed out&#10;at java.net.SocketInputStream.socketRead0(Native Method)&#10;at java.net.SocketInputStream.socketRead(SocketInputStream.java:119)&#10;at java.net.SocketInputStream.read(SocketInputStream.java:176)&#10;at java.net.SocketInputStream.read(SocketInputStream.java:144)&#10;at com.android.org.conscrypt.ConscryptEngineSocket$SSLInputStream.readFromSocket(ConscryptEngineSocket.java:945)&#10;at com.android.org.conscrypt.ConscryptEngineSocket$SSLInputStream.processDataFromSocket(ConscryptEngineSocket.java:909)&#10;at com.android.org.conscrypt.ConscryptEngineSocket$SSLInputStream.access$100(ConscryptEngineSocket.java:731)&#10;at com.android.org.conscrypt.ConscryptEngineSocket.doHandshake(ConscryptEngineSocket.java:241)&#10;at com.android.org.conscrypt.ConscryptEngineSocket.startHandshake(ConscryptEngineSocket.java:220)&#10;at okhttp3.internal.connection.RealConnection.connectTls(RealConnection.kt:379)&#10;at okhttp3.internal.connection.RealConnection.establishProtocol(RealConnection.kt:337)&#10;at okhttp3.internal.connection.RealConnection.connect(RealConnection.kt:209)&#10;at okhttp3.internal.connection.ExchangeFinder.findConnection(ExchangeFinder.kt:226)&#10;at okhttp3.internal.connection.ExchangeFinder.findHealthyConnection(ExchangeFinder.kt:106)&#10;at okhttp3.internal.connection.ExchangeFinder.find(ExchangeFinder.kt:74)&#10;at okhttp3.internal.connection.RealCall.initExchange$okhttp(RealCall.kt:255)&#10;at okhttp3.internal.connection.ConnectInterceptor.intercept(ConnectInterceptor.kt:32)&#10;at okhttp3.internal.http.RealInterceptorChain.proceed(RealInterceptorChain.kt:109)&#10;at okhttp3.internal.cache.CacheInterceptor.intercept(CacheInterceptor.kt:95)&#10;at okhttp3.internal.http.RealInterceptorChain.proceed(RealInterceptorChain.kt:109)&#10;at okhttp3.internal.http.BridgeInterceptor.intercept(BridgeInterceptor.kt:83)&#10;at okhttp3.internal.http.RealInterceptorChain.proceed(RealInterceptorChain.kt:109)&#10;at okhttp3.internal.http.RetryAndFollowUpInterceptor.intercept(RetryAndFollowUpInterceptor.kt:76)&#10;at okhttp3.internal.http.RealInterceptorChain.proceed(RealInterceptorChain.kt:109)&#10;at okhttp3.internal.connection.RealCall.getResponseWithInterceptorChain$okhttp(RealCall.kt:201)&#10;at okhttp3.internal.connection.RealCall.execute(RealCall.kt:154)&#10;at com.roku.rokuhome.test.utils.CommonUtilities.sendScenarioRequest(CommonUtilities.kt:163)&#10;at com.roku.rokuhome.test.stepDefs.CommonStepDefinitions.setup(CommonStepDefinitions.kt:85)&#10;at java.lang.reflect.Method.invoke(Native Method)&#10;at cucumber.runtime.Utils$1.call(Utils.java:26)&#10;at cucumber.runtime.Timeout.timeout(Timeout.java:16)&#10;at cucumber.runtime.Utils.invoke(Utils.java:20)&#10;at cucumber.runtime.java.JavaHookDefinition.execute(JavaHookDefinition.java:65)&#10;at cucumber.runner.HookDefinitionMatch.runStep(HookDefinitionMatch.java:16)&#10;at cucumber.runner.TestStep.executeStep(TestStep.java:65)&#10;at cucumber.runner.TestStep.run(TestStep.java:50)&#10;at cucumber.runner.TestCase.run(TestCase.java:42)&#10;at cucumber.runner.Runner.runPickle(Runner.java:50)&#10;at io.cucumber.junit.AndroidPickleRunner.run(AndroidPickleRunner.java:49)&#10;at io.cucumber.junit.AndroidFeatureRunner.runChild(AndroidFeatureRunner.java:42)&#10;at io.cucumber.junit.AndroidFeatureRunner.runChild(AndroidFeatureRunner.java:13)&#10;at org.junit.runners.ParentRunner$4.run(ParentRunner.java:331)&#10;at org.junit.runners.ParentRunner$1.schedule(ParentRunner.java:79)&#10;at org.junit.runners.ParentRunner.runChildren(ParentRunner.java:329)&#10;at org.junit.runners.ParentRunner.access$100(ParentRunner.java:66)&#10;at org.junit.runners.ParentRunner$2.evaluate(ParentRunner.java:293)&#10;at org.junit.runners.ParentRunner$3.evaluate(ParentRunner.java:306)&#10;at org.junit.runners.ParentRunner.run(ParentRunner.java:413)&#10;at io.cucumber.junit.CucumberJUnitRunner.runChild(CucumberJUnitRunner.java:262)&#10;at io.cucumber.junit.CucumberJUnitRunner.runChild(CucumberJUnitRunner.java:53)&#10;at org.junit.runners.ParentRunner$4.run(ParentRunner.java:331)&#10;at org.junit.runners.ParentRunner$1.schedule(ParentRunner.java:79)&#10;at org.junit.runners.ParentRunner.runChildren(ParentRunner.java:329)&#10;at org.junit.runners.ParentRunner.access$100(ParentRunner.java:66)&#10;at org.junit.runners.ParentRunner$2.evaluate(ParentRunner.java:293)&#10;at io.cucumber.junit.CucumberJUnitRunner$1.evaluate(CucumberJUnitRunner.java:293)&#10;at org.junit.runners.ParentRunner$3.evaluate(ParentRunner.java:306)&#10;at org.junit.runners.ParentRunner.run(ParentRunner.java:413)&#10;at org.junit.runners.Suite.runChild(Suite.java:128)&#10;at org.junit.runners.Suite.runChild(Suite.java:27)&#10;at org.junit.runners.ParentRunner$4.run(ParentRunner.java:331)&#10;at org.junit.runners.ParentRunner$1.schedule(ParentRunner.java:79)&#10;at org.junit.runners.ParentRunner.runChildren(ParentRunner.java:329)&#10;at org.junit.runners.ParentRunner.access$100(ParentRunner.java:66)&#10;at org.junit.runners.ParentRunner$2.evaluate(ParentRunner.java:293)&#10;at org.junit.runners.ParentRunner$3.evaluate(ParentRunner.java:306)&#10;at org.junit.runners.ParentRunner.run(ParentRunner.java:413)&#10;at org.junit.runner.JUnitCore.run(JUnitCore.java:137)&#10;at org.junit.runner.JUnitCore.run(JUnitCore.java:115)&#10;at androidx.test.internal.runner.TestExecutor.execute(TestExecutor.java:67)&#10;at androidx.test.internal.runner.TestExecutor.execute(TestExecutor.java:58)&#10;at androidx.test.runner.AndroidJUnitRunner.onStart(AndroidJUnitRunner.java:446)&#10;at android.app.Instrumentation$InstrumentationThread.run(Instrumentation.java:2261)&#10;Suppressed: java.net.SocketTimeoutException: Read timed out&#10;... 73 more&#10;" calcext:value-type="string">
            <text:p>java.net.SocketTimeoutException: Read timed out</text:p>
            <text:p>at java.net.SocketInputStream.socketRead0(Native Method)</text:p>
            <text:p>at java.net.SocketInputStream.socketRead(SocketInputStream.java:119)</text:p>
            <text:p>at java.net.SocketInputStream.read(SocketInputStream.java:176)</text:p>
            <text:p>at java.net.SocketInputStream.read(SocketInputStream.java:144)</text:p>
            <text:p>at com.android.org.conscrypt.ConscryptEngineSocket$SSLInputStream.readFromSocket(ConscryptEngineSocket.java:945)</text:p>
            <text:p>at com.android.org.conscrypt.ConscryptEngineSocket$SSLInputStream.processDataFromSocket(ConscryptEngineSocket.java:909)</text:p>
            <text:p>at com.android.org.conscrypt.ConscryptEngineSocket$SSLInputStream.access$100(ConscryptEngineSocket.java:731)</text:p>
            <text:p>at com.android.org.conscrypt.ConscryptEngineSocket.doHandshake(ConscryptEngineSocket.java:241)</text:p>
            <text:p>at com.android.org.conscrypt.ConscryptEngineSocket.startHandshake(ConscryptEngineSocket.java:220)</text:p>
            <text:p>at okhttp3.internal.connection.RealConnection.connectTls(RealConnection.kt:379)</text:p>
            <text:p>at okhttp3.internal.connection.RealConnection.establishProtocol(RealConnection.kt:337)</text:p>
            <text:p>at okhttp3.internal.connection.RealConnection.connect(RealConnection.kt:209)</text:p>
            <text:p>at okhttp3.internal.connection.ExchangeFinder.findConnection(ExchangeFinder.kt:226)</text:p>
            <text:p>at okhttp3.internal.connection.ExchangeFinder.findHealthyConnection(ExchangeFinder.kt:106)</text:p>
            <text:p>at okhttp3.internal.connection.ExchangeFinder.find(ExchangeFinder.kt:74)</text:p>
            <text:p>at okhttp3.internal.connection.RealCall.initExchange$okhttp(RealCall.kt:255)</text:p>
            <text:p>at okhttp3.internal.connection.ConnectInterceptor.intercept(ConnectInterceptor.kt:32)</text:p>
            <text:p>at okhttp3.internal.http.RealInterceptorChain.proceed(RealInterceptorChain.kt:109)</text:p>
            <text:p>at okhttp3.internal.cache.CacheInterceptor.intercept(CacheInterceptor.kt:95)</text:p>
            <text:p>at okhttp3.internal.http.RealInterceptorChain.proceed(RealInterceptorChain.kt:109)</text:p>
            <text:p>at okhttp3.internal.http.BridgeInterceptor.intercept(BridgeInterceptor.kt:83)</text:p>
            <text:p>at okhttp3.internal.http.RealInterceptorChain.proceed(RealInterceptorChain.kt:109)</text:p>
            <text:p>at okhttp3.internal.http.RetryAndFollowUpInterceptor.intercept(RetryAndFollowUpInterceptor.kt:76)</text:p>
            <text:p>at okhttp3.internal.http.RealInterceptorChain.proceed(RealInterceptorChain.kt:109)</text:p>
            <text:p>at okhttp3.internal.connection.RealCall.getResponseWithInterceptorChain$okhttp(RealCall.kt:201)</text:p>
            <text:p>at okhttp3.internal.connection.RealCall.execute(RealCall.kt:154)</text:p>
            <text:p>at com.roku.rokuhome.test.utils.CommonUtilities.sendScenarioRequest(CommonUtilities.kt:163)</text:p>
            <text:p>at com.roku.rokuhome.test.stepDefs.CommonStepDefinitions.setup(CommonStepDefinitions.kt:85)</text:p>
            <text:p>at java.lang.reflect.Method.invoke(Native Method)</text:p>
            <text:p>at cucumber.runtime.Utils$1.call(Utils.java:26)</text:p>
            <text:p>at cucumber.runtime.Timeout.timeout(Timeout.java:16)</text:p>
            <text:p>at cucumber.runtime.Utils.invoke(Utils.java:20)</text:p>
            <text:p>at cucumber.runtime.java.JavaHookDefinition.execute(JavaHookDefinition.java:65)</text:p>
            <text:p>at cucumber.runner.HookDefinitionMatch.runStep(HookDefinitionMatch.java:16)</text:p>
            <text:p>at cucumber.runner.TestStep.executeStep(TestStep.java:65)</text:p>
            <text:p>at cucumber.runner.TestStep.run(TestStep.java:50)</text:p>
            <text:p>at cucumber.runner.TestCase.run(TestCase.java:42)</text:p>
            <text:p>at cucumber.runner.Runner.runPickle(Runner.java:50)</text:p>
            <text:p>at io.cucumber.junit.AndroidPickleRunner.run(AndroidPickleRunner.java:49)</text:p>
            <text:p>at io.cucumber.junit.AndroidFeatureRunner.runChild(AndroidFeatureRunner.java:42)</text:p>
            <text:p>at io.cucumber.junit.AndroidFeatureRunner.runChild(AndroidFeatureRunner.java:13)</text:p>
            <text:p>at org.junit.runners.ParentRunner$4.run(ParentRunner.java:331)</text:p>
            <text:p>at org.junit.runners.ParentRunner$1.schedule(ParentRunner.java:79)</text:p>
            <text:p>at org.junit.runners.ParentRunner.runChildren(ParentRunner.java:329)</text:p>
            <text:p>at org.junit.runners.ParentRunner.access$100(ParentRunner.java:66)</text:p>
            <text:p>at org.junit.runners.ParentRunner$2.evaluate(ParentRunner.java:293)</text:p>
            <text:p>at org.junit.runners.ParentRunner$3.evaluate(ParentRunner.java:306)</text:p>
            <text:p>at org.junit.runners.ParentRunner.run(ParentRunner.java:413)</text:p>
            <text:p>at io.cucumber.junit.CucumberJUnitRunner.runChild(CucumberJUnitRunner.java:262)</text:p>
            <text:p>at io.cucumber.junit.CucumberJUnitRunner.runChild(CucumberJUnitRunner.java:53)</text:p>
            <text:p>at org.junit.runners.ParentRunner$4.run(ParentRunner.java:331)</text:p>
            <text:p>at org.junit.runners.ParentRunner$1.schedule(ParentRunner.java:79)</text:p>
            <text:p>at org.junit.runners.ParentRunner.runChildren(ParentRunner.java:329)</text:p>
            <text:p>at org.junit.runners.ParentRunner.access$100(ParentRunner.java:66)</text:p>
            <text:p>at org.junit.runners.ParentRunner$2.evaluate(ParentRunner.java:293)</text:p>
            <text:p>at io.cucumber.junit.CucumberJUnitRunner$1.evaluate(CucumberJUnitRunner.java:293)</text:p>
            <text:p>at org.junit.runners.ParentRunner$3.evaluate(ParentRunner.java:306)</text:p>
            <text:p>at org.junit.runners.ParentRunner.run(ParentRunner.java:413)</text:p>
            <text:p>at org.junit.runners.Suite.runChild(Suite.java:128)</text:p>
            <text:p>at org.junit.runners.Suite.runChild(Suite.java:27)</text:p>
            <text:p>at org.junit.runners.ParentRunner$4.run(ParentRunner.java:331)</text:p>
            <text:p>at org.junit.runners.ParentRunner$1.schedule(ParentRunner.java:79)</text:p>
            <text:p>at org.junit.runners.ParentRunner.runChildren(ParentRunner.java:329)</text:p>
            <text:p>at org.junit.runners.ParentRunner.access$100(ParentRunner.java:66)</text:p>
            <text:p>at org.junit.runners.ParentRunner$2.evaluate(ParentRunner.java:293)</text:p>
            <text:p>at org.junit.runners.ParentRunner$3.evaluate(ParentRunner.java:306)</text:p>
            <text:p>at org.junit.runners.ParentRunner.run(ParentRunner.java:413)</text:p>
            <text:p>at org.junit.runner.JUnitCore.run(JUnitCore.java:137)</text:p>
            <text:p>at org.junit.runner.JUnitCore.run(JUnitCore.java:115)</text:p>
            <text:p>at androidx.test.internal.runner.TestExecutor.execute(TestExecutor.java:67)</text:p>
            <text:p>at androidx.test.internal.runner.TestExecutor.execute(TestExecutor.java:58)</text:p>
            <text:p>at androidx.test.runner.AndroidJUnitRunner.onStart(AndroidJUnitRunner.java:446)</text:p>
            <text:p>at android.app.Instrumentation$InstrumentationThread.run(Instrumentation.java:2261)</text:p>
            <text:p>Suppressed: java.net.SocketTimeoutException: Read timed out</text:p>
            <text:p>... 73 more</text:p>
            <text:p/>
          </table:table-cell>
        </table:table-row>
        <table:table-row table:style-name="ro25">
          <table:table-cell office:value-type="string" calcext:value-type="string">
            <text:p>cucumber.runtime.formatter.JUnitFormatter</text:p>
          </table:table-cell>
          <table:table-cell office:value-type="string" calcext:value-type="string">
            <text:p>Add New Action in schedule Rule and Save using back button</text:p>
          </table:table-cell>
          <table:table-cell office:value-type="string" calcext:value-type="string">
            <text:p>unknown</text:p>
          </table:table-cell>
          <table:table-cell office:value-type="float" office:value="41.472108" calcext:value-type="float">
            <text:p>41.472108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office:string-value="java.net.SocketTimeoutException: Read timed out&#10;at java.net.SocketInputStream.socketRead0(Native Method)&#10;at java.net.SocketInputStream.socketRead(SocketInputStream.java:119)&#10;at java.net.SocketInputStream.read(SocketInputStream.java:176)&#10;at java.net.SocketInputStream.read(SocketInputStream.java:144)&#10;at com.android.org.conscrypt.ConscryptEngineSocket$SSLInputStream.readFromSocket(ConscryptEngineSocket.java:945)&#10;at com.android.org.conscrypt.ConscryptEngineSocket$SSLInputStream.processDataFromSocket(ConscryptEngineSocket.java:909)&#10;at com.android.org.conscrypt.ConscryptEngineSocket$SSLInputStream.access$100(ConscryptEngineSocket.java:731)&#10;at com.android.org.conscrypt.ConscryptEngineSocket.doHandshake(ConscryptEngineSocket.java:241)&#10;at com.android.org.conscrypt.ConscryptEngineSocket.startHandshake(ConscryptEngineSocket.java:220)&#10;at okhttp3.internal.connection.RealConnection.connectTls(RealConnection.kt:379)&#10;at okhttp3.internal.connection.RealConnection.establishProtocol(RealConnection.kt:337)&#10;at okhttp3.internal.connection.RealConnection.connect(RealConnection.kt:209)&#10;at okhttp3.internal.connection.ExchangeFinder.findConnection(ExchangeFinder.kt:226)&#10;at okhttp3.internal.connection.ExchangeFinder.findHealthyConnection(ExchangeFinder.kt:106)&#10;at okhttp3.internal.connection.ExchangeFinder.find(ExchangeFinder.kt:74)&#10;at okhttp3.internal.connection.RealCall.initExchange$okhttp(RealCall.kt:255)&#10;at okhttp3.internal.connection.ConnectInterceptor.intercept(ConnectInterceptor.kt:32)&#10;at okhttp3.internal.http.RealInterceptorChain.proceed(RealInterceptorChain.kt:109)&#10;at okhttp3.internal.cache.CacheInterceptor.intercept(CacheInterceptor.kt:95)&#10;at okhttp3.internal.http.RealInterceptorChain.proceed(RealInterceptorChain.kt:109)&#10;at okhttp3.internal.http.BridgeInterceptor.intercept(BridgeInterceptor.kt:83)&#10;at okhttp3.internal.http.RealInterceptorChain.proceed(RealInterceptorChain.kt:109)&#10;at okhttp3.internal.http.RetryAndFollowUpInterceptor.intercept(RetryAndFollowUpInterceptor.kt:76)&#10;at okhttp3.internal.http.RealInterceptorChain.proceed(RealInterceptorChain.kt:109)&#10;at okhttp3.internal.connection.RealCall.getResponseWithInterceptorChain$okhttp(RealCall.kt:201)&#10;at okhttp3.internal.connection.RealCall.execute(RealCall.kt:154)&#10;at com.roku.rokuhome.test.utils.CommonUtilities.sendScenarioRequest(CommonUtilities.kt:163)&#10;at com.roku.rokuhome.test.stepDefs.CommonStepDefinitions.setup(CommonStepDefinitions.kt:85)&#10;at java.lang.reflect.Method.invoke(Native Method)&#10;at cucumber.runtime.Utils$1.call(Utils.java:26)&#10;at cucumber.runtime.Timeout.timeout(Timeout.java:16)&#10;at cucumber.runtime.Utils.invoke(Utils.java:20)&#10;at cucumber.runtime.java.JavaHookDefinition.execute(JavaHookDefinition.java:65)&#10;at cucumber.runner.HookDefinitionMatch.runStep(HookDefinitionMatch.java:16)&#10;at cucumber.runner.TestStep.executeStep(TestStep.java:65)&#10;at cucumber.runner.TestStep.run(TestStep.java:50)&#10;at cucumber.runner.TestCase.run(TestCase.java:42)&#10;at cucumber.runner.Runner.runPickle(Runner.java:50)&#10;at io.cucumber.junit.AndroidPickleRunner.run(AndroidPickleRunner.java:49)&#10;at io.cucumber.junit.AndroidFeatureRunner.runChild(AndroidFeatureRunner.java:42)&#10;at io.cucumber.junit.AndroidFeatureRunner.runChild(AndroidFeatureRunner.java:13)&#10;at org.junit.runners.ParentRunner$4.run(ParentRunner.java:331)&#10;at org.junit.runners.ParentRunner$1.schedule(ParentRunner.java:79)&#10;at org.junit.runners.ParentRunner.runChildren(ParentRunner.java:329)&#10;at org.junit.runners.ParentRunner.access$100(ParentRunner.java:66)&#10;at org.junit.runners.ParentRunner$2.evaluate(ParentRunner.java:293)&#10;at org.junit.runners.ParentRunner$3.evaluate(ParentRunner.java:306)&#10;at org.junit.runners.ParentRunner.run(ParentRunner.java:413)&#10;at io.cucumber.junit.CucumberJUnitRunner.runChild(CucumberJUnitRunner.java:262)&#10;at io.cucumber.junit.CucumberJUnitRunner.runChild(CucumberJUnitRunner.java:53)&#10;at org.junit.runners.ParentRunner$4.run(ParentRunner.java:331)&#10;at org.junit.runners.ParentRunner$1.schedule(ParentRunner.java:79)&#10;at org.junit.runners.ParentRunner.runChildren(ParentRunner.java:329)&#10;at org.junit.runners.ParentRunner.access$100(ParentRunner.java:66)&#10;at org.junit.runners.ParentRunner$2.evaluate(ParentRunner.java:293)&#10;at io.cucumber.junit.CucumberJUnitRunner$1.evaluate(CucumberJUnitRunner.java:293)&#10;at org.junit.runners.ParentRunner$3.evaluate(ParentRunner.java:306)&#10;at org.junit.runners.ParentRunner.run(ParentRunner.java:413)&#10;at org.junit.runners.Suite.runChild(Suite.java:128)&#10;at org.junit.runners.Suite.runChild(Suite.java:27)&#10;at org.junit.runners.ParentRunner$4.run(ParentRunner.java:331)&#10;at org.junit.runners.ParentRunner$1.schedule(ParentRunner.java:79)&#10;at org.junit.runners.ParentRunner.runChildren(ParentRunner.java:329)&#10;at org.junit.runners.ParentRunner.access$100(ParentRunner.java:66)&#10;at org.junit.runners.ParentRunner$2.evaluate(ParentRunner.java:293)&#10;at org.junit.runners.ParentRunner$3.evaluate(ParentRunner.java:306)&#10;at org.junit.runners.ParentRunner.run(ParentRunner.java:413)&#10;at org.junit.runner.JUnitCore.run(JUnitCore.java:137)&#10;at org.junit.runner.JUnitCore.run(JUnitCore.java:115)&#10;at androidx.test.internal.runner.TestExecutor.execute(TestExecutor.java:67)&#10;at androidx.test.internal.runner.TestExecutor.execute(TestExecutor.java:58)&#10;at androidx.test.runner.AndroidJUnitRunner.onStart(AndroidJUnitRunner.java:446)&#10;at android.app.Instrumentation$InstrumentationThread.run(Instrumentation.java:2261)&#10;Suppressed: java.net.SocketTimeoutException: Read timed out&#10;... 73 more&#10;" calcext:value-type="string">
            <text:p>java.net.SocketTimeoutException: Read timed out</text:p>
            <text:p>at java.net.SocketInputStream.socketRead0(Native Method)</text:p>
            <text:p>at java.net.SocketInputStream.socketRead(SocketInputStream.java:119)</text:p>
            <text:p>at java.net.SocketInputStream.read(SocketInputStream.java:176)</text:p>
            <text:p>at java.net.SocketInputStream.read(SocketInputStream.java:144)</text:p>
            <text:p>at com.android.org.conscrypt.ConscryptEngineSocket$SSLInputStream.readFromSocket(ConscryptEngineSocket.java:945)</text:p>
            <text:p>at com.android.org.conscrypt.ConscryptEngineSocket$SSLInputStream.processDataFromSocket(ConscryptEngineSocket.java:909)</text:p>
            <text:p>at com.android.org.conscrypt.ConscryptEngineSocket$SSLInputStream.access$100(ConscryptEngineSocket.java:731)</text:p>
            <text:p>at com.android.org.conscrypt.ConscryptEngineSocket.doHandshake(ConscryptEngineSocket.java:241)</text:p>
            <text:p>at com.android.org.conscrypt.ConscryptEngineSocket.startHandshake(ConscryptEngineSocket.java:220)</text:p>
            <text:p>at okhttp3.internal.connection.RealConnection.connectTls(RealConnection.kt:379)</text:p>
            <text:p>at okhttp3.internal.connection.RealConnection.establishProtocol(RealConnection.kt:337)</text:p>
            <text:p>at okhttp3.internal.connection.RealConnection.connect(RealConnection.kt:209)</text:p>
            <text:p>at okhttp3.internal.connection.ExchangeFinder.findConnection(ExchangeFinder.kt:226)</text:p>
            <text:p>at okhttp3.internal.connection.ExchangeFinder.findHealthyConnection(ExchangeFinder.kt:106)</text:p>
            <text:p>at okhttp3.internal.connection.ExchangeFinder.find(ExchangeFinder.kt:74)</text:p>
            <text:p>at okhttp3.internal.connection.RealCall.initExchange$okhttp(RealCall.kt:255)</text:p>
            <text:p>at okhttp3.internal.connection.ConnectInterceptor.intercept(ConnectInterceptor.kt:32)</text:p>
            <text:p>at okhttp3.internal.http.RealInterceptorChain.proceed(RealInterceptorChain.kt:109)</text:p>
            <text:p>at okhttp3.internal.cache.CacheInterceptor.intercept(CacheInterceptor.kt:95)</text:p>
            <text:p>at okhttp3.internal.http.RealInterceptorChain.proceed(RealInterceptorChain.kt:109)</text:p>
            <text:p>at okhttp3.internal.http.BridgeInterceptor.intercept(BridgeInterceptor.kt:83)</text:p>
            <text:p>at okhttp3.internal.http.RealInterceptorChain.proceed(RealInterceptorChain.kt:109)</text:p>
            <text:p>at okhttp3.internal.http.RetryAndFollowUpInterceptor.intercept(RetryAndFollowUpInterceptor.kt:76)</text:p>
            <text:p>at okhttp3.internal.http.RealInterceptorChain.proceed(RealInterceptorChain.kt:109)</text:p>
            <text:p>at okhttp3.internal.connection.RealCall.getResponseWithInterceptorChain$okhttp(RealCall.kt:201)</text:p>
            <text:p>at okhttp3.internal.connection.RealCall.execute(RealCall.kt:154)</text:p>
            <text:p>at com.roku.rokuhome.test.utils.CommonUtilities.sendScenarioRequest(CommonUtilities.kt:163)</text:p>
            <text:p>at com.roku.rokuhome.test.stepDefs.CommonStepDefinitions.setup(CommonStepDefinitions.kt:85)</text:p>
            <text:p>at java.lang.reflect.Method.invoke(Native Method)</text:p>
            <text:p>at cucumber.runtime.Utils$1.call(Utils.java:26)</text:p>
            <text:p>at cucumber.runtime.Timeout.timeout(Timeout.java:16)</text:p>
            <text:p>at cucumber.runtime.Utils.invoke(Utils.java:20)</text:p>
            <text:p>at cucumber.runtime.java.JavaHookDefinition.execute(JavaHookDefinition.java:65)</text:p>
            <text:p>at cucumber.runner.HookDefinitionMatch.runStep(HookDefinitionMatch.java:16)</text:p>
            <text:p>at cucumber.runner.TestStep.executeStep(TestStep.java:65)</text:p>
            <text:p>at cucumber.runner.TestStep.run(TestStep.java:50)</text:p>
            <text:p>at cucumber.runner.TestCase.run(TestCase.java:42)</text:p>
            <text:p>at cucumber.runner.Runner.runPickle(Runner.java:50)</text:p>
            <text:p>at io.cucumber.junit.AndroidPickleRunner.run(AndroidPickleRunner.java:49)</text:p>
            <text:p>at io.cucumber.junit.AndroidFeatureRunner.runChild(AndroidFeatureRunner.java:42)</text:p>
            <text:p>at io.cucumber.junit.AndroidFeatureRunner.runChild(AndroidFeatureRunner.java:13)</text:p>
            <text:p>at org.junit.runners.ParentRunner$4.run(ParentRunner.java:331)</text:p>
            <text:p>at org.junit.runners.ParentRunner$1.schedule(ParentRunner.java:79)</text:p>
            <text:p>at org.junit.runners.ParentRunner.runChildren(ParentRunner.java:329)</text:p>
            <text:p>at org.junit.runners.ParentRunner.access$100(ParentRunner.java:66)</text:p>
            <text:p>at org.junit.runners.ParentRunner$2.evaluate(ParentRunner.java:293)</text:p>
            <text:p>at org.junit.runners.ParentRunner$3.evaluate(ParentRunner.java:306)</text:p>
            <text:p>at org.junit.runners.ParentRunner.run(ParentRunner.java:413)</text:p>
            <text:p>at io.cucumber.junit.CucumberJUnitRunner.runChild(CucumberJUnitRunner.java:262)</text:p>
            <text:p>at io.cucumber.junit.CucumberJUnitRunner.runChild(CucumberJUnitRunner.java:53)</text:p>
            <text:p>at org.junit.runners.ParentRunner$4.run(ParentRunner.java:331)</text:p>
            <text:p>at org.junit.runners.ParentRunner$1.schedule(ParentRunner.java:79)</text:p>
            <text:p>at org.junit.runners.ParentRunner.runChildren(ParentRunner.java:329)</text:p>
            <text:p>at org.junit.runners.ParentRunner.access$100(ParentRunner.java:66)</text:p>
            <text:p>at org.junit.runners.ParentRunner$2.evaluate(ParentRunner.java:293)</text:p>
            <text:p>at io.cucumber.junit.CucumberJUnitRunner$1.evaluate(CucumberJUnitRunner.java:293)</text:p>
            <text:p>at org.junit.runners.ParentRunner$3.evaluate(ParentRunner.java:306)</text:p>
            <text:p>at org.junit.runners.ParentRunner.run(ParentRunner.java:413)</text:p>
            <text:p>at org.junit.runners.Suite.runChild(Suite.java:128)</text:p>
            <text:p>at org.junit.runners.Suite.runChild(Suite.java:27)</text:p>
            <text:p>at org.junit.runners.ParentRunner$4.run(ParentRunner.java:331)</text:p>
            <text:p>at org.junit.runners.ParentRunner$1.schedule(ParentRunner.java:79)</text:p>
            <text:p>at org.junit.runners.ParentRunner.runChildren(ParentRunner.java:329)</text:p>
            <text:p>at org.junit.runners.ParentRunner.access$100(ParentRunner.java:66)</text:p>
            <text:p>at org.junit.runners.ParentRunner$2.evaluate(ParentRunner.java:293)</text:p>
            <text:p>at org.junit.runners.ParentRunner$3.evaluate(ParentRunner.java:306)</text:p>
            <text:p>at org.junit.runners.ParentRunner.run(ParentRunner.java:413)</text:p>
            <text:p>at org.junit.runner.JUnitCore.run(JUnitCore.java:137)</text:p>
            <text:p>at org.junit.runner.JUnitCore.run(JUnitCore.java:115)</text:p>
            <text:p>at androidx.test.internal.runner.TestExecutor.execute(TestExecutor.java:67)</text:p>
            <text:p>at androidx.test.internal.runner.TestExecutor.execute(TestExecutor.java:58)</text:p>
            <text:p>at androidx.test.runner.AndroidJUnitRunner.onStart(AndroidJUnitRunner.java:446)</text:p>
            <text:p>at android.app.Instrumentation$InstrumentationThread.run(Instrumentation.java:2261)</text:p>
            <text:p>Suppressed: java.net.SocketTimeoutException: Read timed out</text:p>
            <text:p>... 73 more</text:p>
            <text:p/>
          </table:table-cell>
        </table:table-row>
        <table:table-row table:style-name="ro25">
          <table:table-cell office:value-type="string" calcext:value-type="string">
            <text:p>cucumber.runtime.formatter.JUnitFormatter</text:p>
          </table:table-cell>
          <table:table-cell office:value-type="string" calcext:value-type="string">
            <text:p>Add New Action in schedule Rule and Cancel Save</text:p>
          </table:table-cell>
          <table:table-cell office:value-type="string" calcext:value-type="string">
            <text:p>unknown</text:p>
          </table:table-cell>
          <table:table-cell office:value-type="float" office:value="41.244167" calcext:value-type="float">
            <text:p>41.244167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office:string-value="java.net.SocketTimeoutException: Read timed out&#10;at java.net.SocketInputStream.socketRead0(Native Method)&#10;at java.net.SocketInputStream.socketRead(SocketInputStream.java:119)&#10;at java.net.SocketInputStream.read(SocketInputStream.java:176)&#10;at java.net.SocketInputStream.read(SocketInputStream.java:144)&#10;at com.android.org.conscrypt.ConscryptEngineSocket$SSLInputStream.readFromSocket(ConscryptEngineSocket.java:945)&#10;at com.android.org.conscrypt.ConscryptEngineSocket$SSLInputStream.processDataFromSocket(ConscryptEngineSocket.java:909)&#10;at com.android.org.conscrypt.ConscryptEngineSocket$SSLInputStream.access$100(ConscryptEngineSocket.java:731)&#10;at com.android.org.conscrypt.ConscryptEngineSocket.doHandshake(ConscryptEngineSocket.java:241)&#10;at com.android.org.conscrypt.ConscryptEngineSocket.startHandshake(ConscryptEngineSocket.java:220)&#10;at okhttp3.internal.connection.RealConnection.connectTls(RealConnection.kt:379)&#10;at okhttp3.internal.connection.RealConnection.establishProtocol(RealConnection.kt:337)&#10;at okhttp3.internal.connection.RealConnection.connect(RealConnection.kt:209)&#10;at okhttp3.internal.connection.ExchangeFinder.findConnection(ExchangeFinder.kt:226)&#10;at okhttp3.internal.connection.ExchangeFinder.findHealthyConnection(ExchangeFinder.kt:106)&#10;at okhttp3.internal.connection.ExchangeFinder.find(ExchangeFinder.kt:74)&#10;at okhttp3.internal.connection.RealCall.initExchange$okhttp(RealCall.kt:255)&#10;at okhttp3.internal.connection.ConnectInterceptor.intercept(ConnectInterceptor.kt:32)&#10;at okhttp3.internal.http.RealInterceptorChain.proceed(RealInterceptorChain.kt:109)&#10;at okhttp3.internal.cache.CacheInterceptor.intercept(CacheInterceptor.kt:95)&#10;at okhttp3.internal.http.RealInterceptorChain.proceed(RealInterceptorChain.kt:109)&#10;at okhttp3.internal.http.BridgeInterceptor.intercept(BridgeInterceptor.kt:83)&#10;at okhttp3.internal.http.RealInterceptorChain.proceed(RealInterceptorChain.kt:109)&#10;at okhttp3.internal.http.RetryAndFollowUpInterceptor.intercept(RetryAndFollowUpInterceptor.kt:76)&#10;at okhttp3.internal.http.RealInterceptorChain.proceed(RealInterceptorChain.kt:109)&#10;at okhttp3.internal.connection.RealCall.getResponseWithInterceptorChain$okhttp(RealCall.kt:201)&#10;at okhttp3.internal.connection.RealCall.execute(RealCall.kt:154)&#10;at com.roku.rokuhome.test.utils.CommonUtilities.sendScenarioRequest(CommonUtilities.kt:163)&#10;at com.roku.rokuhome.test.stepDefs.CommonStepDefinitions.setup(CommonStepDefinitions.kt:85)&#10;at java.lang.reflect.Method.invoke(Native Method)&#10;at cucumber.runtime.Utils$1.call(Utils.java:26)&#10;at cucumber.runtime.Timeout.timeout(Timeout.java:16)&#10;at cucumber.runtime.Utils.invoke(Utils.java:20)&#10;at cucumber.runtime.java.JavaHookDefinition.execute(JavaHookDefinition.java:65)&#10;at cucumber.runner.HookDefinitionMatch.runStep(HookDefinitionMatch.java:16)&#10;at cucumber.runner.TestStep.executeStep(TestStep.java:65)&#10;at cucumber.runner.TestStep.run(TestStep.java:50)&#10;at cucumber.runner.TestCase.run(TestCase.java:42)&#10;at cucumber.runner.Runner.runPickle(Runner.java:50)&#10;at io.cucumber.junit.AndroidPickleRunner.run(AndroidPickleRunner.java:49)&#10;at io.cucumber.junit.AndroidFeatureRunner.runChild(AndroidFeatureRunner.java:42)&#10;at io.cucumber.junit.AndroidFeatureRunner.runChild(AndroidFeatureRunner.java:13)&#10;at org.junit.runners.ParentRunner$4.run(ParentRunner.java:331)&#10;at org.junit.runners.ParentRunner$1.schedule(ParentRunner.java:79)&#10;at org.junit.runners.ParentRunner.runChildren(ParentRunner.java:329)&#10;at org.junit.runners.ParentRunner.access$100(ParentRunner.java:66)&#10;at org.junit.runners.ParentRunner$2.evaluate(ParentRunner.java:293)&#10;at org.junit.runners.ParentRunner$3.evaluate(ParentRunner.java:306)&#10;at org.junit.runners.ParentRunner.run(ParentRunner.java:413)&#10;at io.cucumber.junit.CucumberJUnitRunner.runChild(CucumberJUnitRunner.java:262)&#10;at io.cucumber.junit.CucumberJUnitRunner.runChild(CucumberJUnitRunner.java:53)&#10;at org.junit.runners.ParentRunner$4.run(ParentRunner.java:331)&#10;at org.junit.runners.ParentRunner$1.schedule(ParentRunner.java:79)&#10;at org.junit.runners.ParentRunner.runChildren(ParentRunner.java:329)&#10;at org.junit.runners.ParentRunner.access$100(ParentRunner.java:66)&#10;at org.junit.runners.ParentRunner$2.evaluate(ParentRunner.java:293)&#10;at io.cucumber.junit.CucumberJUnitRunner$1.evaluate(CucumberJUnitRunner.java:293)&#10;at org.junit.runners.ParentRunner$3.evaluate(ParentRunner.java:306)&#10;at org.junit.runners.ParentRunner.run(ParentRunner.java:413)&#10;at org.junit.runners.Suite.runChild(Suite.java:128)&#10;at org.junit.runners.Suite.runChild(Suite.java:27)&#10;at org.junit.runners.ParentRunner$4.run(ParentRunner.java:331)&#10;at org.junit.runners.ParentRunner$1.schedule(ParentRunner.java:79)&#10;at org.junit.runners.ParentRunner.runChildren(ParentRunner.java:329)&#10;at org.junit.runners.ParentRunner.access$100(ParentRunner.java:66)&#10;at org.junit.runners.ParentRunner$2.evaluate(ParentRunner.java:293)&#10;at org.junit.runners.ParentRunner$3.evaluate(ParentRunner.java:306)&#10;at org.junit.runners.ParentRunner.run(ParentRunner.java:413)&#10;at org.junit.runner.JUnitCore.run(JUnitCore.java:137)&#10;at org.junit.runner.JUnitCore.run(JUnitCore.java:115)&#10;at androidx.test.internal.runner.TestExecutor.execute(TestExecutor.java:67)&#10;at androidx.test.internal.runner.TestExecutor.execute(TestExecutor.java:58)&#10;at androidx.test.runner.AndroidJUnitRunner.onStart(AndroidJUnitRunner.java:446)&#10;at android.app.Instrumentation$InstrumentationThread.run(Instrumentation.java:2261)&#10;Suppressed: java.net.SocketTimeoutException: Read timed out&#10;... 73 more&#10;" calcext:value-type="string">
            <text:p>java.net.SocketTimeoutException: Read timed out</text:p>
            <text:p>at java.net.SocketInputStream.socketRead0(Native Method)</text:p>
            <text:p>at java.net.SocketInputStream.socketRead(SocketInputStream.java:119)</text:p>
            <text:p>at java.net.SocketInputStream.read(SocketInputStream.java:176)</text:p>
            <text:p>at java.net.SocketInputStream.read(SocketInputStream.java:144)</text:p>
            <text:p>at com.android.org.conscrypt.ConscryptEngineSocket$SSLInputStream.readFromSocket(ConscryptEngineSocket.java:945)</text:p>
            <text:p>at com.android.org.conscrypt.ConscryptEngineSocket$SSLInputStream.processDataFromSocket(ConscryptEngineSocket.java:909)</text:p>
            <text:p>at com.android.org.conscrypt.ConscryptEngineSocket$SSLInputStream.access$100(ConscryptEngineSocket.java:731)</text:p>
            <text:p>at com.android.org.conscrypt.ConscryptEngineSocket.doHandshake(ConscryptEngineSocket.java:241)</text:p>
            <text:p>at com.android.org.conscrypt.ConscryptEngineSocket.startHandshake(ConscryptEngineSocket.java:220)</text:p>
            <text:p>at okhttp3.internal.connection.RealConnection.connectTls(RealConnection.kt:379)</text:p>
            <text:p>at okhttp3.internal.connection.RealConnection.establishProtocol(RealConnection.kt:337)</text:p>
            <text:p>at okhttp3.internal.connection.RealConnection.connect(RealConnection.kt:209)</text:p>
            <text:p>at okhttp3.internal.connection.ExchangeFinder.findConnection(ExchangeFinder.kt:226)</text:p>
            <text:p>at okhttp3.internal.connection.ExchangeFinder.findHealthyConnection(ExchangeFinder.kt:106)</text:p>
            <text:p>at okhttp3.internal.connection.ExchangeFinder.find(ExchangeFinder.kt:74)</text:p>
            <text:p>at okhttp3.internal.connection.RealCall.initExchange$okhttp(RealCall.kt:255)</text:p>
            <text:p>at okhttp3.internal.connection.ConnectInterceptor.intercept(ConnectInterceptor.kt:32)</text:p>
            <text:p>at okhttp3.internal.http.RealInterceptorChain.proceed(RealInterceptorChain.kt:109)</text:p>
            <text:p>at okhttp3.internal.cache.CacheInterceptor.intercept(CacheInterceptor.kt:95)</text:p>
            <text:p>at okhttp3.internal.http.RealInterceptorChain.proceed(RealInterceptorChain.kt:109)</text:p>
            <text:p>at okhttp3.internal.http.BridgeInterceptor.intercept(BridgeInterceptor.kt:83)</text:p>
            <text:p>at okhttp3.internal.http.RealInterceptorChain.proceed(RealInterceptorChain.kt:109)</text:p>
            <text:p>at okhttp3.internal.http.RetryAndFollowUpInterceptor.intercept(RetryAndFollowUpInterceptor.kt:76)</text:p>
            <text:p>at okhttp3.internal.http.RealInterceptorChain.proceed(RealInterceptorChain.kt:109)</text:p>
            <text:p>at okhttp3.internal.connection.RealCall.getResponseWithInterceptorChain$okhttp(RealCall.kt:201)</text:p>
            <text:p>at okhttp3.internal.connection.RealCall.execute(RealCall.kt:154)</text:p>
            <text:p>at com.roku.rokuhome.test.utils.CommonUtilities.sendScenarioRequest(CommonUtilities.kt:163)</text:p>
            <text:p>at com.roku.rokuhome.test.stepDefs.CommonStepDefinitions.setup(CommonStepDefinitions.kt:85)</text:p>
            <text:p>at java.lang.reflect.Method.invoke(Native Method)</text:p>
            <text:p>at cucumber.runtime.Utils$1.call(Utils.java:26)</text:p>
            <text:p>at cucumber.runtime.Timeout.timeout(Timeout.java:16)</text:p>
            <text:p>at cucumber.runtime.Utils.invoke(Utils.java:20)</text:p>
            <text:p>at cucumber.runtime.java.JavaHookDefinition.execute(JavaHookDefinition.java:65)</text:p>
            <text:p>at cucumber.runner.HookDefinitionMatch.runStep(HookDefinitionMatch.java:16)</text:p>
            <text:p>at cucumber.runner.TestStep.executeStep(TestStep.java:65)</text:p>
            <text:p>at cucumber.runner.TestStep.run(TestStep.java:50)</text:p>
            <text:p>at cucumber.runner.TestCase.run(TestCase.java:42)</text:p>
            <text:p>at cucumber.runner.Runner.runPickle(Runner.java:50)</text:p>
            <text:p>at io.cucumber.junit.AndroidPickleRunner.run(AndroidPickleRunner.java:49)</text:p>
            <text:p>at io.cucumber.junit.AndroidFeatureRunner.runChild(AndroidFeatureRunner.java:42)</text:p>
            <text:p>at io.cucumber.junit.AndroidFeatureRunner.runChild(AndroidFeatureRunner.java:13)</text:p>
            <text:p>at org.junit.runners.ParentRunner$4.run(ParentRunner.java:331)</text:p>
            <text:p>at org.junit.runners.ParentRunner$1.schedule(ParentRunner.java:79)</text:p>
            <text:p>at org.junit.runners.ParentRunner.runChildren(ParentRunner.java:329)</text:p>
            <text:p>at org.junit.runners.ParentRunner.access$100(ParentRunner.java:66)</text:p>
            <text:p>at org.junit.runners.ParentRunner$2.evaluate(ParentRunner.java:293)</text:p>
            <text:p>at org.junit.runners.ParentRunner$3.evaluate(ParentRunner.java:306)</text:p>
            <text:p>at org.junit.runners.ParentRunner.run(ParentRunner.java:413)</text:p>
            <text:p>at io.cucumber.junit.CucumberJUnitRunner.runChild(CucumberJUnitRunner.java:262)</text:p>
            <text:p>at io.cucumber.junit.CucumberJUnitRunner.runChild(CucumberJUnitRunner.java:53)</text:p>
            <text:p>at org.junit.runners.ParentRunner$4.run(ParentRunner.java:331)</text:p>
            <text:p>at org.junit.runners.ParentRunner$1.schedule(ParentRunner.java:79)</text:p>
            <text:p>at org.junit.runners.ParentRunner.runChildren(ParentRunner.java:329)</text:p>
            <text:p>at org.junit.runners.ParentRunner.access$100(ParentRunner.java:66)</text:p>
            <text:p>at org.junit.runners.ParentRunner$2.evaluate(ParentRunner.java:293)</text:p>
            <text:p>at io.cucumber.junit.CucumberJUnitRunner$1.evaluate(CucumberJUnitRunner.java:293)</text:p>
            <text:p>at org.junit.runners.ParentRunner$3.evaluate(ParentRunner.java:306)</text:p>
            <text:p>at org.junit.runners.ParentRunner.run(ParentRunner.java:413)</text:p>
            <text:p>at org.junit.runners.Suite.runChild(Suite.java:128)</text:p>
            <text:p>at org.junit.runners.Suite.runChild(Suite.java:27)</text:p>
            <text:p>at org.junit.runners.ParentRunner$4.run(ParentRunner.java:331)</text:p>
            <text:p>at org.junit.runners.ParentRunner$1.schedule(ParentRunner.java:79)</text:p>
            <text:p>at org.junit.runners.ParentRunner.runChildren(ParentRunner.java:329)</text:p>
            <text:p>at org.junit.runners.ParentRunner.access$100(ParentRunner.java:66)</text:p>
            <text:p>at org.junit.runners.ParentRunner$2.evaluate(ParentRunner.java:293)</text:p>
            <text:p>at org.junit.runners.ParentRunner$3.evaluate(ParentRunner.java:306)</text:p>
            <text:p>at org.junit.runners.ParentRunner.run(ParentRunner.java:413)</text:p>
            <text:p>at org.junit.runner.JUnitCore.run(JUnitCore.java:137)</text:p>
            <text:p>at org.junit.runner.JUnitCore.run(JUnitCore.java:115)</text:p>
            <text:p>at androidx.test.internal.runner.TestExecutor.execute(TestExecutor.java:67)</text:p>
            <text:p>at androidx.test.internal.runner.TestExecutor.execute(TestExecutor.java:58)</text:p>
            <text:p>at androidx.test.runner.AndroidJUnitRunner.onStart(AndroidJUnitRunner.java:446)</text:p>
            <text:p>at android.app.Instrumentation$InstrumentationThread.run(Instrumentation.java:2261)</text:p>
            <text:p>Suppressed: java.net.SocketTimeoutException: Read timed out</text:p>
            <text:p>... 73 more</text:p>
            <text:p/>
          </table:table-cell>
        </table:table-row>
        <table:table-row table:style-name="ro25">
          <table:table-cell office:value-type="string" calcext:value-type="string">
            <text:p>cucumber.runtime.formatter.JUnitFormatter</text:p>
          </table:table-cell>
          <table:table-cell office:value-type="string" calcext:value-type="string">
            <text:p>Navigate to rule and click on back button in schedule rule</text:p>
          </table:table-cell>
          <table:table-cell office:value-type="string" calcext:value-type="string">
            <text:p>unknown</text:p>
          </table:table-cell>
          <table:table-cell office:value-type="float" office:value="41.620368" calcext:value-type="float">
            <text:p>41.620368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office:string-value="java.net.SocketTimeoutException: Read timed out&#10;at java.net.SocketInputStream.socketRead0(Native Method)&#10;at java.net.SocketInputStream.socketRead(SocketInputStream.java:119)&#10;at java.net.SocketInputStream.read(SocketInputStream.java:176)&#10;at java.net.SocketInputStream.read(SocketInputStream.java:144)&#10;at com.android.org.conscrypt.ConscryptEngineSocket$SSLInputStream.readFromSocket(ConscryptEngineSocket.java:945)&#10;at com.android.org.conscrypt.ConscryptEngineSocket$SSLInputStream.processDataFromSocket(ConscryptEngineSocket.java:909)&#10;at com.android.org.conscrypt.ConscryptEngineSocket$SSLInputStream.access$100(ConscryptEngineSocket.java:731)&#10;at com.android.org.conscrypt.ConscryptEngineSocket.doHandshake(ConscryptEngineSocket.java:241)&#10;at com.android.org.conscrypt.ConscryptEngineSocket.startHandshake(ConscryptEngineSocket.java:220)&#10;at okhttp3.internal.connection.RealConnection.connectTls(RealConnection.kt:379)&#10;at okhttp3.internal.connection.RealConnection.establishProtocol(RealConnection.kt:337)&#10;at okhttp3.internal.connection.RealConnection.connect(RealConnection.kt:209)&#10;at okhttp3.internal.connection.ExchangeFinder.findConnection(ExchangeFinder.kt:226)&#10;at okhttp3.internal.connection.ExchangeFinder.findHealthyConnection(ExchangeFinder.kt:106)&#10;at okhttp3.internal.connection.ExchangeFinder.find(ExchangeFinder.kt:74)&#10;at okhttp3.internal.connection.RealCall.initExchange$okhttp(RealCall.kt:255)&#10;at okhttp3.internal.connection.ConnectInterceptor.intercept(ConnectInterceptor.kt:32)&#10;at okhttp3.internal.http.RealInterceptorChain.proceed(RealInterceptorChain.kt:109)&#10;at okhttp3.internal.cache.CacheInterceptor.intercept(CacheInterceptor.kt:95)&#10;at okhttp3.internal.http.RealInterceptorChain.proceed(RealInterceptorChain.kt:109)&#10;at okhttp3.internal.http.BridgeInterceptor.intercept(BridgeInterceptor.kt:83)&#10;at okhttp3.internal.http.RealInterceptorChain.proceed(RealInterceptorChain.kt:109)&#10;at okhttp3.internal.http.RetryAndFollowUpInterceptor.intercept(RetryAndFollowUpInterceptor.kt:76)&#10;at okhttp3.internal.http.RealInterceptorChain.proceed(RealInterceptorChain.kt:109)&#10;at okhttp3.internal.connection.RealCall.getResponseWithInterceptorChain$okhttp(RealCall.kt:201)&#10;at okhttp3.internal.connection.RealCall.execute(RealCall.kt:154)&#10;at com.roku.rokuhome.test.utils.CommonUtilities.sendScenarioRequest(CommonUtilities.kt:163)&#10;at com.roku.rokuhome.test.stepDefs.CommonStepDefinitions.setup(CommonStepDefinitions.kt:85)&#10;at java.lang.reflect.Method.invoke(Native Method)&#10;at cucumber.runtime.Utils$1.call(Utils.java:26)&#10;at cucumber.runtime.Timeout.timeout(Timeout.java:16)&#10;at cucumber.runtime.Utils.invoke(Utils.java:20)&#10;at cucumber.runtime.java.JavaHookDefinition.execute(JavaHookDefinition.java:65)&#10;at cucumber.runner.HookDefinitionMatch.runStep(HookDefinitionMatch.java:16)&#10;at cucumber.runner.TestStep.executeStep(TestStep.java:65)&#10;at cucumber.runner.TestStep.run(TestStep.java:50)&#10;at cucumber.runner.TestCase.run(TestCase.java:42)&#10;at cucumber.runner.Runner.runPickle(Runner.java:50)&#10;at io.cucumber.junit.AndroidPickleRunner.run(AndroidPickleRunner.java:49)&#10;at io.cucumber.junit.AndroidFeatureRunner.runChild(AndroidFeatureRunner.java:42)&#10;at io.cucumber.junit.AndroidFeatureRunner.runChild(AndroidFeatureRunner.java:13)&#10;at org.junit.runners.ParentRunner$4.run(ParentRunner.java:331)&#10;at org.junit.runners.ParentRunner$1.schedule(ParentRunner.java:79)&#10;at org.junit.runners.ParentRunner.runChildren(ParentRunner.java:329)&#10;at org.junit.runners.ParentRunner.access$100(ParentRunner.java:66)&#10;at org.junit.runners.ParentRunner$2.evaluate(ParentRunner.java:293)&#10;at org.junit.runners.ParentRunner$3.evaluate(ParentRunner.java:306)&#10;at org.junit.runners.ParentRunner.run(ParentRunner.java:413)&#10;at io.cucumber.junit.CucumberJUnitRunner.runChild(CucumberJUnitRunner.java:262)&#10;at io.cucumber.junit.CucumberJUnitRunner.runChild(CucumberJUnitRunner.java:53)&#10;at org.junit.runners.ParentRunner$4.run(ParentRunner.java:331)&#10;at org.junit.runners.ParentRunner$1.schedule(ParentRunner.java:79)&#10;at org.junit.runners.ParentRunner.runChildren(ParentRunner.java:329)&#10;at org.junit.runners.ParentRunner.access$100(ParentRunner.java:66)&#10;at org.junit.runners.ParentRunner$2.evaluate(ParentRunner.java:293)&#10;at io.cucumber.junit.CucumberJUnitRunner$1.evaluate(CucumberJUnitRunner.java:293)&#10;at org.junit.runners.ParentRunner$3.evaluate(ParentRunner.java:306)&#10;at org.junit.runners.ParentRunner.run(ParentRunner.java:413)&#10;at org.junit.runners.Suite.runChild(Suite.java:128)&#10;at org.junit.runners.Suite.runChild(Suite.java:27)&#10;at org.junit.runners.ParentRunner$4.run(ParentRunner.java:331)&#10;at org.junit.runners.ParentRunner$1.schedule(ParentRunner.java:79)&#10;at org.junit.runners.ParentRunner.runChildren(ParentRunner.java:329)&#10;at org.junit.runners.ParentRunner.access$100(ParentRunner.java:66)&#10;at org.junit.runners.ParentRunner$2.evaluate(ParentRunner.java:293)&#10;at org.junit.runners.ParentRunner$3.evaluate(ParentRunner.java:306)&#10;at org.junit.runners.ParentRunner.run(ParentRunner.java:413)&#10;at org.junit.runner.JUnitCore.run(JUnitCore.java:137)&#10;at org.junit.runner.JUnitCore.run(JUnitCore.java:115)&#10;at androidx.test.internal.runner.TestExecutor.execute(TestExecutor.java:67)&#10;at androidx.test.internal.runner.TestExecutor.execute(TestExecutor.java:58)&#10;at androidx.test.runner.AndroidJUnitRunner.onStart(AndroidJUnitRunner.java:446)&#10;at android.app.Instrumentation$InstrumentationThread.run(Instrumentation.java:2261)&#10;Suppressed: java.net.SocketTimeoutException: Read timed out&#10;... 73 more&#10;" calcext:value-type="string">
            <text:p>java.net.SocketTimeoutException: Read timed out</text:p>
            <text:p>at java.net.SocketInputStream.socketRead0(Native Method)</text:p>
            <text:p>at java.net.SocketInputStream.socketRead(SocketInputStream.java:119)</text:p>
            <text:p>at java.net.SocketInputStream.read(SocketInputStream.java:176)</text:p>
            <text:p>at java.net.SocketInputStream.read(SocketInputStream.java:144)</text:p>
            <text:p>at com.android.org.conscrypt.ConscryptEngineSocket$SSLInputStream.readFromSocket(ConscryptEngineSocket.java:945)</text:p>
            <text:p>at com.android.org.conscrypt.ConscryptEngineSocket$SSLInputStream.processDataFromSocket(ConscryptEngineSocket.java:909)</text:p>
            <text:p>at com.android.org.conscrypt.ConscryptEngineSocket$SSLInputStream.access$100(ConscryptEngineSocket.java:731)</text:p>
            <text:p>at com.android.org.conscrypt.ConscryptEngineSocket.doHandshake(ConscryptEngineSocket.java:241)</text:p>
            <text:p>at com.android.org.conscrypt.ConscryptEngineSocket.startHandshake(ConscryptEngineSocket.java:220)</text:p>
            <text:p>at okhttp3.internal.connection.RealConnection.connectTls(RealConnection.kt:379)</text:p>
            <text:p>at okhttp3.internal.connection.RealConnection.establishProtocol(RealConnection.kt:337)</text:p>
            <text:p>at okhttp3.internal.connection.RealConnection.connect(RealConnection.kt:209)</text:p>
            <text:p>at okhttp3.internal.connection.ExchangeFinder.findConnection(ExchangeFinder.kt:226)</text:p>
            <text:p>at okhttp3.internal.connection.ExchangeFinder.findHealthyConnection(ExchangeFinder.kt:106)</text:p>
            <text:p>at okhttp3.internal.connection.ExchangeFinder.find(ExchangeFinder.kt:74)</text:p>
            <text:p>at okhttp3.internal.connection.RealCall.initExchange$okhttp(RealCall.kt:255)</text:p>
            <text:p>at okhttp3.internal.connection.ConnectInterceptor.intercept(ConnectInterceptor.kt:32)</text:p>
            <text:p>at okhttp3.internal.http.RealInterceptorChain.proceed(RealInterceptorChain.kt:109)</text:p>
            <text:p>at okhttp3.internal.cache.CacheInterceptor.intercept(CacheInterceptor.kt:95)</text:p>
            <text:p>at okhttp3.internal.http.RealInterceptorChain.proceed(RealInterceptorChain.kt:109)</text:p>
            <text:p>at okhttp3.internal.http.BridgeInterceptor.intercept(BridgeInterceptor.kt:83)</text:p>
            <text:p>at okhttp3.internal.http.RealInterceptorChain.proceed(RealInterceptorChain.kt:109)</text:p>
            <text:p>at okhttp3.internal.http.RetryAndFollowUpInterceptor.intercept(RetryAndFollowUpInterceptor.kt:76)</text:p>
            <text:p>at okhttp3.internal.http.RealInterceptorChain.proceed(RealInterceptorChain.kt:109)</text:p>
            <text:p>at okhttp3.internal.connection.RealCall.getResponseWithInterceptorChain$okhttp(RealCall.kt:201)</text:p>
            <text:p>at okhttp3.internal.connection.RealCall.execute(RealCall.kt:154)</text:p>
            <text:p>at com.roku.rokuhome.test.utils.CommonUtilities.sendScenarioRequest(CommonUtilities.kt:163)</text:p>
            <text:p>at com.roku.rokuhome.test.stepDefs.CommonStepDefinitions.setup(CommonStepDefinitions.kt:85)</text:p>
            <text:p>at java.lang.reflect.Method.invoke(Native Method)</text:p>
            <text:p>at cucumber.runtime.Utils$1.call(Utils.java:26)</text:p>
            <text:p>at cucumber.runtime.Timeout.timeout(Timeout.java:16)</text:p>
            <text:p>at cucumber.runtime.Utils.invoke(Utils.java:20)</text:p>
            <text:p>at cucumber.runtime.java.JavaHookDefinition.execute(JavaHookDefinition.java:65)</text:p>
            <text:p>at cucumber.runner.HookDefinitionMatch.runStep(HookDefinitionMatch.java:16)</text:p>
            <text:p>at cucumber.runner.TestStep.executeStep(TestStep.java:65)</text:p>
            <text:p>at cucumber.runner.TestStep.run(TestStep.java:50)</text:p>
            <text:p>at cucumber.runner.TestCase.run(TestCase.java:42)</text:p>
            <text:p>at cucumber.runner.Runner.runPickle(Runner.java:50)</text:p>
            <text:p>at io.cucumber.junit.AndroidPickleRunner.run(AndroidPickleRunner.java:49)</text:p>
            <text:p>at io.cucumber.junit.AndroidFeatureRunner.runChild(AndroidFeatureRunner.java:42)</text:p>
            <text:p>at io.cucumber.junit.AndroidFeatureRunner.runChild(AndroidFeatureRunner.java:13)</text:p>
            <text:p>at org.junit.runners.ParentRunner$4.run(ParentRunner.java:331)</text:p>
            <text:p>at org.junit.runners.ParentRunner$1.schedule(ParentRunner.java:79)</text:p>
            <text:p>at org.junit.runners.ParentRunner.runChildren(ParentRunner.java:329)</text:p>
            <text:p>at org.junit.runners.ParentRunner.access$100(ParentRunner.java:66)</text:p>
            <text:p>at org.junit.runners.ParentRunner$2.evaluate(ParentRunner.java:293)</text:p>
            <text:p>at org.junit.runners.ParentRunner$3.evaluate(ParentRunner.java:306)</text:p>
            <text:p>at org.junit.runners.ParentRunner.run(ParentRunner.java:413)</text:p>
            <text:p>at io.cucumber.junit.CucumberJUnitRunner.runChild(CucumberJUnitRunner.java:262)</text:p>
            <text:p>at io.cucumber.junit.CucumberJUnitRunner.runChild(CucumberJUnitRunner.java:53)</text:p>
            <text:p>at org.junit.runners.ParentRunner$4.run(ParentRunner.java:331)</text:p>
            <text:p>at org.junit.runners.ParentRunner$1.schedule(ParentRunner.java:79)</text:p>
            <text:p>at org.junit.runners.ParentRunner.runChildren(ParentRunner.java:329)</text:p>
            <text:p>at org.junit.runners.ParentRunner.access$100(ParentRunner.java:66)</text:p>
            <text:p>at org.junit.runners.ParentRunner$2.evaluate(ParentRunner.java:293)</text:p>
            <text:p>at io.cucumber.junit.CucumberJUnitRunner$1.evaluate(CucumberJUnitRunner.java:293)</text:p>
            <text:p>at org.junit.runners.ParentRunner$3.evaluate(ParentRunner.java:306)</text:p>
            <text:p>at org.junit.runners.ParentRunner.run(ParentRunner.java:413)</text:p>
            <text:p>at org.junit.runners.Suite.runChild(Suite.java:128)</text:p>
            <text:p>at org.junit.runners.Suite.runChild(Suite.java:27)</text:p>
            <text:p>at org.junit.runners.ParentRunner$4.run(ParentRunner.java:331)</text:p>
            <text:p>at org.junit.runners.ParentRunner$1.schedule(ParentRunner.java:79)</text:p>
            <text:p>at org.junit.runners.ParentRunner.runChildren(ParentRunner.java:329)</text:p>
            <text:p>at org.junit.runners.ParentRunner.access$100(ParentRunner.java:66)</text:p>
            <text:p>at org.junit.runners.ParentRunner$2.evaluate(ParentRunner.java:293)</text:p>
            <text:p>at org.junit.runners.ParentRunner$3.evaluate(ParentRunner.java:306)</text:p>
            <text:p>at org.junit.runners.ParentRunner.run(ParentRunner.java:413)</text:p>
            <text:p>at org.junit.runner.JUnitCore.run(JUnitCore.java:137)</text:p>
            <text:p>at org.junit.runner.JUnitCore.run(JUnitCore.java:115)</text:p>
            <text:p>at androidx.test.internal.runner.TestExecutor.execute(TestExecutor.java:67)</text:p>
            <text:p>at androidx.test.internal.runner.TestExecutor.execute(TestExecutor.java:58)</text:p>
            <text:p>at androidx.test.runner.AndroidJUnitRunner.onStart(AndroidJUnitRunner.java:446)</text:p>
            <text:p>at android.app.Instrumentation$InstrumentationThread.run(Instrumentation.java:2261)</text:p>
            <text:p>Suppressed: java.net.SocketTimeoutException: Read timed out</text:p>
            <text:p>... 73 more</text:p>
            <text:p/>
          </table:table-cell>
        </table:table-row>
        <table:table-row table:style-name="ro25">
          <table:table-cell office:value-type="string" calcext:value-type="string">
            <text:p>cucumber.runtime.formatter.JUnitFormatter</text:p>
          </table:table-cell>
          <table:table-cell office:value-type="string" calcext:value-type="string">
            <text:p>Navigate to rule and save without changing in schedule rule</text:p>
          </table:table-cell>
          <table:table-cell office:value-type="string" calcext:value-type="string">
            <text:p>unknown</text:p>
          </table:table-cell>
          <table:table-cell office:value-type="float" office:value="41.757453" calcext:value-type="float">
            <text:p>41.757453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office:string-value="java.net.SocketTimeoutException: Read timed out&#10;at java.net.SocketInputStream.socketRead0(Native Method)&#10;at java.net.SocketInputStream.socketRead(SocketInputStream.java:119)&#10;at java.net.SocketInputStream.read(SocketInputStream.java:176)&#10;at java.net.SocketInputStream.read(SocketInputStream.java:144)&#10;at com.android.org.conscrypt.ConscryptEngineSocket$SSLInputStream.readFromSocket(ConscryptEngineSocket.java:945)&#10;at com.android.org.conscrypt.ConscryptEngineSocket$SSLInputStream.processDataFromSocket(ConscryptEngineSocket.java:909)&#10;at com.android.org.conscrypt.ConscryptEngineSocket$SSLInputStream.access$100(ConscryptEngineSocket.java:731)&#10;at com.android.org.conscrypt.ConscryptEngineSocket.doHandshake(ConscryptEngineSocket.java:241)&#10;at com.android.org.conscrypt.ConscryptEngineSocket.startHandshake(ConscryptEngineSocket.java:220)&#10;at okhttp3.internal.connection.RealConnection.connectTls(RealConnection.kt:379)&#10;at okhttp3.internal.connection.RealConnection.establishProtocol(RealConnection.kt:337)&#10;at okhttp3.internal.connection.RealConnection.connect(RealConnection.kt:209)&#10;at okhttp3.internal.connection.ExchangeFinder.findConnection(ExchangeFinder.kt:226)&#10;at okhttp3.internal.connection.ExchangeFinder.findHealthyConnection(ExchangeFinder.kt:106)&#10;at okhttp3.internal.connection.ExchangeFinder.find(ExchangeFinder.kt:74)&#10;at okhttp3.internal.connection.RealCall.initExchange$okhttp(RealCall.kt:255)&#10;at okhttp3.internal.connection.ConnectInterceptor.intercept(ConnectInterceptor.kt:32)&#10;at okhttp3.internal.http.RealInterceptorChain.proceed(RealInterceptorChain.kt:109)&#10;at okhttp3.internal.cache.CacheInterceptor.intercept(CacheInterceptor.kt:95)&#10;at okhttp3.internal.http.RealInterceptorChain.proceed(RealInterceptorChain.kt:109)&#10;at okhttp3.internal.http.BridgeInterceptor.intercept(BridgeInterceptor.kt:83)&#10;at okhttp3.internal.http.RealInterceptorChain.proceed(RealInterceptorChain.kt:109)&#10;at okhttp3.internal.http.RetryAndFollowUpInterceptor.intercept(RetryAndFollowUpInterceptor.kt:76)&#10;at okhttp3.internal.http.RealInterceptorChain.proceed(RealInterceptorChain.kt:109)&#10;at okhttp3.internal.connection.RealCall.getResponseWithInterceptorChain$okhttp(RealCall.kt:201)&#10;at okhttp3.internal.connection.RealCall.execute(RealCall.kt:154)&#10;at com.roku.rokuhome.test.utils.CommonUtilities.sendScenarioRequest(CommonUtilities.kt:163)&#10;at com.roku.rokuhome.test.stepDefs.CommonStepDefinitions.setup(CommonStepDefinitions.kt:85)&#10;at java.lang.reflect.Method.invoke(Native Method)&#10;at cucumber.runtime.Utils$1.call(Utils.java:26)&#10;at cucumber.runtime.Timeout.timeout(Timeout.java:16)&#10;at cucumber.runtime.Utils.invoke(Utils.java:20)&#10;at cucumber.runtime.java.JavaHookDefinition.execute(JavaHookDefinition.java:65)&#10;at cucumber.runner.HookDefinitionMatch.runStep(HookDefinitionMatch.java:16)&#10;at cucumber.runner.TestStep.executeStep(TestStep.java:65)&#10;at cucumber.runner.TestStep.run(TestStep.java:50)&#10;at cucumber.runner.TestCase.run(TestCase.java:42)&#10;at cucumber.runner.Runner.runPickle(Runner.java:50)&#10;at io.cucumber.junit.AndroidPickleRunner.run(AndroidPickleRunner.java:49)&#10;at io.cucumber.junit.AndroidFeatureRunner.runChild(AndroidFeatureRunner.java:42)&#10;at io.cucumber.junit.AndroidFeatureRunner.runChild(AndroidFeatureRunner.java:13)&#10;at org.junit.runners.ParentRunner$4.run(ParentRunner.java:331)&#10;at org.junit.runners.ParentRunner$1.schedule(ParentRunner.java:79)&#10;at org.junit.runners.ParentRunner.runChildren(ParentRunner.java:329)&#10;at org.junit.runners.ParentRunner.access$100(ParentRunner.java:66)&#10;at org.junit.runners.ParentRunner$2.evaluate(ParentRunner.java:293)&#10;at org.junit.runners.ParentRunner$3.evaluate(ParentRunner.java:306)&#10;at org.junit.runners.ParentRunner.run(ParentRunner.java:413)&#10;at io.cucumber.junit.CucumberJUnitRunner.runChild(CucumberJUnitRunner.java:262)&#10;at io.cucumber.junit.CucumberJUnitRunner.runChild(CucumberJUnitRunner.java:53)&#10;at org.junit.runners.ParentRunner$4.run(ParentRunner.java:331)&#10;at org.junit.runners.ParentRunner$1.schedule(ParentRunner.java:79)&#10;at org.junit.runners.ParentRunner.runChildren(ParentRunner.java:329)&#10;at org.junit.runners.ParentRunner.access$100(ParentRunner.java:66)&#10;at org.junit.runners.ParentRunner$2.evaluate(ParentRunner.java:293)&#10;at io.cucumber.junit.CucumberJUnitRunner$1.evaluate(CucumberJUnitRunner.java:293)&#10;at org.junit.runners.ParentRunner$3.evaluate(ParentRunner.java:306)&#10;at org.junit.runners.ParentRunner.run(ParentRunner.java:413)&#10;at org.junit.runners.Suite.runChild(Suite.java:128)&#10;at org.junit.runners.Suite.runChild(Suite.java:27)&#10;at org.junit.runners.ParentRunner$4.run(ParentRunner.java:331)&#10;at org.junit.runners.ParentRunner$1.schedule(ParentRunner.java:79)&#10;at org.junit.runners.ParentRunner.runChildren(ParentRunner.java:329)&#10;at org.junit.runners.ParentRunner.access$100(ParentRunner.java:66)&#10;at org.junit.runners.ParentRunner$2.evaluate(ParentRunner.java:293)&#10;at org.junit.runners.ParentRunner$3.evaluate(ParentRunner.java:306)&#10;at org.junit.runners.ParentRunner.run(ParentRunner.java:413)&#10;at org.junit.runner.JUnitCore.run(JUnitCore.java:137)&#10;at org.junit.runner.JUnitCore.run(JUnitCore.java:115)&#10;at androidx.test.internal.runner.TestExecutor.execute(TestExecutor.java:67)&#10;at androidx.test.internal.runner.TestExecutor.execute(TestExecutor.java:58)&#10;at androidx.test.runner.AndroidJUnitRunner.onStart(AndroidJUnitRunner.java:446)&#10;at android.app.Instrumentation$InstrumentationThread.run(Instrumentation.java:2261)&#10;Suppressed: java.net.SocketTimeoutException: Read timed out&#10;... 73 more&#10;" calcext:value-type="string">
            <text:p>java.net.SocketTimeoutException: Read timed out</text:p>
            <text:p>at java.net.SocketInputStream.socketRead0(Native Method)</text:p>
            <text:p>at java.net.SocketInputStream.socketRead(SocketInputStream.java:119)</text:p>
            <text:p>at java.net.SocketInputStream.read(SocketInputStream.java:176)</text:p>
            <text:p>at java.net.SocketInputStream.read(SocketInputStream.java:144)</text:p>
            <text:p>at com.android.org.conscrypt.ConscryptEngineSocket$SSLInputStream.readFromSocket(ConscryptEngineSocket.java:945)</text:p>
            <text:p>at com.android.org.conscrypt.ConscryptEngineSocket$SSLInputStream.processDataFromSocket(ConscryptEngineSocket.java:909)</text:p>
            <text:p>at com.android.org.conscrypt.ConscryptEngineSocket$SSLInputStream.access$100(ConscryptEngineSocket.java:731)</text:p>
            <text:p>at com.android.org.conscrypt.ConscryptEngineSocket.doHandshake(ConscryptEngineSocket.java:241)</text:p>
            <text:p>at com.android.org.conscrypt.ConscryptEngineSocket.startHandshake(ConscryptEngineSocket.java:220)</text:p>
            <text:p>at okhttp3.internal.connection.RealConnection.connectTls(RealConnection.kt:379)</text:p>
            <text:p>at okhttp3.internal.connection.RealConnection.establishProtocol(RealConnection.kt:337)</text:p>
            <text:p>at okhttp3.internal.connection.RealConnection.connect(RealConnection.kt:209)</text:p>
            <text:p>at okhttp3.internal.connection.ExchangeFinder.findConnection(ExchangeFinder.kt:226)</text:p>
            <text:p>at okhttp3.internal.connection.ExchangeFinder.findHealthyConnection(ExchangeFinder.kt:106)</text:p>
            <text:p>at okhttp3.internal.connection.ExchangeFinder.find(ExchangeFinder.kt:74)</text:p>
            <text:p>at okhttp3.internal.connection.RealCall.initExchange$okhttp(RealCall.kt:255)</text:p>
            <text:p>at okhttp3.internal.connection.ConnectInterceptor.intercept(ConnectInterceptor.kt:32)</text:p>
            <text:p>at okhttp3.internal.http.RealInterceptorChain.proceed(RealInterceptorChain.kt:109)</text:p>
            <text:p>at okhttp3.internal.cache.CacheInterceptor.intercept(CacheInterceptor.kt:95)</text:p>
            <text:p>at okhttp3.internal.http.RealInterceptorChain.proceed(RealInterceptorChain.kt:109)</text:p>
            <text:p>at okhttp3.internal.http.BridgeInterceptor.intercept(BridgeInterceptor.kt:83)</text:p>
            <text:p>at okhttp3.internal.http.RealInterceptorChain.proceed(RealInterceptorChain.kt:109)</text:p>
            <text:p>at okhttp3.internal.http.RetryAndFollowUpInterceptor.intercept(RetryAndFollowUpInterceptor.kt:76)</text:p>
            <text:p>at okhttp3.internal.http.RealInterceptorChain.proceed(RealInterceptorChain.kt:109)</text:p>
            <text:p>at okhttp3.internal.connection.RealCall.getResponseWithInterceptorChain$okhttp(RealCall.kt:201)</text:p>
            <text:p>at okhttp3.internal.connection.RealCall.execute(RealCall.kt:154)</text:p>
            <text:p>at com.roku.rokuhome.test.utils.CommonUtilities.sendScenarioRequest(CommonUtilities.kt:163)</text:p>
            <text:p>at com.roku.rokuhome.test.stepDefs.CommonStepDefinitions.setup(CommonStepDefinitions.kt:85)</text:p>
            <text:p>at java.lang.reflect.Method.invoke(Native Method)</text:p>
            <text:p>at cucumber.runtime.Utils$1.call(Utils.java:26)</text:p>
            <text:p>at cucumber.runtime.Timeout.timeout(Timeout.java:16)</text:p>
            <text:p>at cucumber.runtime.Utils.invoke(Utils.java:20)</text:p>
            <text:p>at cucumber.runtime.java.JavaHookDefinition.execute(JavaHookDefinition.java:65)</text:p>
            <text:p>at cucumber.runner.HookDefinitionMatch.runStep(HookDefinitionMatch.java:16)</text:p>
            <text:p>at cucumber.runner.TestStep.executeStep(TestStep.java:65)</text:p>
            <text:p>at cucumber.runner.TestStep.run(TestStep.java:50)</text:p>
            <text:p>at cucumber.runner.TestCase.run(TestCase.java:42)</text:p>
            <text:p>at cucumber.runner.Runner.runPickle(Runner.java:50)</text:p>
            <text:p>at io.cucumber.junit.AndroidPickleRunner.run(AndroidPickleRunner.java:49)</text:p>
            <text:p>at io.cucumber.junit.AndroidFeatureRunner.runChild(AndroidFeatureRunner.java:42)</text:p>
            <text:p>at io.cucumber.junit.AndroidFeatureRunner.runChild(AndroidFeatureRunner.java:13)</text:p>
            <text:p>at org.junit.runners.ParentRunner$4.run(ParentRunner.java:331)</text:p>
            <text:p>at org.junit.runners.ParentRunner$1.schedule(ParentRunner.java:79)</text:p>
            <text:p>at org.junit.runners.ParentRunner.runChildren(ParentRunner.java:329)</text:p>
            <text:p>at org.junit.runners.ParentRunner.access$100(ParentRunner.java:66)</text:p>
            <text:p>at org.junit.runners.ParentRunner$2.evaluate(ParentRunner.java:293)</text:p>
            <text:p>at org.junit.runners.ParentRunner$3.evaluate(ParentRunner.java:306)</text:p>
            <text:p>at org.junit.runners.ParentRunner.run(ParentRunner.java:413)</text:p>
            <text:p>at io.cucumber.junit.CucumberJUnitRunner.runChild(CucumberJUnitRunner.java:262)</text:p>
            <text:p>at io.cucumber.junit.CucumberJUnitRunner.runChild(CucumberJUnitRunner.java:53)</text:p>
            <text:p>at org.junit.runners.ParentRunner$4.run(ParentRunner.java:331)</text:p>
            <text:p>at org.junit.runners.ParentRunner$1.schedule(ParentRunner.java:79)</text:p>
            <text:p>at org.junit.runners.ParentRunner.runChildren(ParentRunner.java:329)</text:p>
            <text:p>at org.junit.runners.ParentRunner.access$100(ParentRunner.java:66)</text:p>
            <text:p>at org.junit.runners.ParentRunner$2.evaluate(ParentRunner.java:293)</text:p>
            <text:p>at io.cucumber.junit.CucumberJUnitRunner$1.evaluate(CucumberJUnitRunner.java:293)</text:p>
            <text:p>at org.junit.runners.ParentRunner$3.evaluate(ParentRunner.java:306)</text:p>
            <text:p>at org.junit.runners.ParentRunner.run(ParentRunner.java:413)</text:p>
            <text:p>at org.junit.runners.Suite.runChild(Suite.java:128)</text:p>
            <text:p>at org.junit.runners.Suite.runChild(Suite.java:27)</text:p>
            <text:p>at org.junit.runners.ParentRunner$4.run(ParentRunner.java:331)</text:p>
            <text:p>at org.junit.runners.ParentRunner$1.schedule(ParentRunner.java:79)</text:p>
            <text:p>at org.junit.runners.ParentRunner.runChildren(ParentRunner.java:329)</text:p>
            <text:p>at org.junit.runners.ParentRunner.access$100(ParentRunner.java:66)</text:p>
            <text:p>at org.junit.runners.ParentRunner$2.evaluate(ParentRunner.java:293)</text:p>
            <text:p>at org.junit.runners.ParentRunner$3.evaluate(ParentRunner.java:306)</text:p>
            <text:p>at org.junit.runners.ParentRunner.run(ParentRunner.java:413)</text:p>
            <text:p>at org.junit.runner.JUnitCore.run(JUnitCore.java:137)</text:p>
            <text:p>at org.junit.runner.JUnitCore.run(JUnitCore.java:115)</text:p>
            <text:p>at androidx.test.internal.runner.TestExecutor.execute(TestExecutor.java:67)</text:p>
            <text:p>at androidx.test.internal.runner.TestExecutor.execute(TestExecutor.java:58)</text:p>
            <text:p>at androidx.test.runner.AndroidJUnitRunner.onStart(AndroidJUnitRunner.java:446)</text:p>
            <text:p>at android.app.Instrumentation$InstrumentationThread.run(Instrumentation.java:2261)</text:p>
            <text:p>Suppressed: java.net.SocketTimeoutException: Read timed out</text:p>
            <text:p>... 73 more</text:p>
            <text:p/>
          </table:table-cell>
        </table:table-row>
        <table:table-row table:style-name="ro25">
          <table:table-cell office:value-type="string" calcext:value-type="string">
            <text:p>cucumber.runtime.formatter.JUnitFormatter</text:p>
          </table:table-cell>
          <table:table-cell office:value-type="string" calcext:value-type="string">
            <text:p>Validate execute Shortcut rule to "Turn on" Wyze Indoor plug</text:p>
          </table:table-cell>
          <table:table-cell office:value-type="string" calcext:value-type="string">
            <text:p>unknown</text:p>
          </table:table-cell>
          <table:table-cell office:value-type="float" office:value="41.370523" calcext:value-type="float">
            <text:p>41.370523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office:string-value="java.net.SocketTimeoutException: Read timed out&#10;at java.net.SocketInputStream.socketRead0(Native Method)&#10;at java.net.SocketInputStream.socketRead(SocketInputStream.java:119)&#10;at java.net.SocketInputStream.read(SocketInputStream.java:176)&#10;at java.net.SocketInputStream.read(SocketInputStream.java:144)&#10;at com.android.org.conscrypt.ConscryptEngineSocket$SSLInputStream.readFromSocket(ConscryptEngineSocket.java:945)&#10;at com.android.org.conscrypt.ConscryptEngineSocket$SSLInputStream.processDataFromSocket(ConscryptEngineSocket.java:909)&#10;at com.android.org.conscrypt.ConscryptEngineSocket$SSLInputStream.access$100(ConscryptEngineSocket.java:731)&#10;at com.android.org.conscrypt.ConscryptEngineSocket.doHandshake(ConscryptEngineSocket.java:241)&#10;at com.android.org.conscrypt.ConscryptEngineSocket.startHandshake(ConscryptEngineSocket.java:220)&#10;at okhttp3.internal.connection.RealConnection.connectTls(RealConnection.kt:379)&#10;at okhttp3.internal.connection.RealConnection.establishProtocol(RealConnection.kt:337)&#10;at okhttp3.internal.connection.RealConnection.connect(RealConnection.kt:209)&#10;at okhttp3.internal.connection.ExchangeFinder.findConnection(ExchangeFinder.kt:226)&#10;at okhttp3.internal.connection.ExchangeFinder.findHealthyConnection(ExchangeFinder.kt:106)&#10;at okhttp3.internal.connection.ExchangeFinder.find(ExchangeFinder.kt:74)&#10;at okhttp3.internal.connection.RealCall.initExchange$okhttp(RealCall.kt:255)&#10;at okhttp3.internal.connection.ConnectInterceptor.intercept(ConnectInterceptor.kt:32)&#10;at okhttp3.internal.http.RealInterceptorChain.proceed(RealInterceptorChain.kt:109)&#10;at okhttp3.internal.cache.CacheInterceptor.intercept(CacheInterceptor.kt:95)&#10;at okhttp3.internal.http.RealInterceptorChain.proceed(RealInterceptorChain.kt:109)&#10;at okhttp3.internal.http.BridgeInterceptor.intercept(BridgeInterceptor.kt:83)&#10;at okhttp3.internal.http.RealInterceptorChain.proceed(RealInterceptorChain.kt:109)&#10;at okhttp3.internal.http.RetryAndFollowUpInterceptor.intercept(RetryAndFollowUpInterceptor.kt:76)&#10;at okhttp3.internal.http.RealInterceptorChain.proceed(RealInterceptorChain.kt:109)&#10;at okhttp3.internal.connection.RealCall.getResponseWithInterceptorChain$okhttp(RealCall.kt:201)&#10;at okhttp3.internal.connection.RealCall.execute(RealCall.kt:154)&#10;at com.roku.rokuhome.test.utils.CommonUtilities.sendScenarioRequest(CommonUtilities.kt:163)&#10;at com.roku.rokuhome.test.stepDefs.CommonStepDefinitions.setup(CommonStepDefinitions.kt:85)&#10;at java.lang.reflect.Method.invoke(Native Method)&#10;at cucumber.runtime.Utils$1.call(Utils.java:26)&#10;at cucumber.runtime.Timeout.timeout(Timeout.java:16)&#10;at cucumber.runtime.Utils.invoke(Utils.java:20)&#10;at cucumber.runtime.java.JavaHookDefinition.execute(JavaHookDefinition.java:65)&#10;at cucumber.runner.HookDefinitionMatch.runStep(HookDefinitionMatch.java:16)&#10;at cucumber.runner.TestStep.executeStep(TestStep.java:65)&#10;at cucumber.runner.TestStep.run(TestStep.java:50)&#10;at cucumber.runner.TestCase.run(TestCase.java:42)&#10;at cucumber.runner.Runner.runPickle(Runner.java:50)&#10;at io.cucumber.junit.AndroidPickleRunner.run(AndroidPickleRunner.java:49)&#10;at io.cucumber.junit.AndroidFeatureRunner.runChild(AndroidFeatureRunner.java:42)&#10;at io.cucumber.junit.AndroidFeatureRunner.runChild(AndroidFeatureRunner.java:13)&#10;at org.junit.runners.ParentRunner$4.run(ParentRunner.java:331)&#10;at org.junit.runners.ParentRunner$1.schedule(ParentRunner.java:79)&#10;at org.junit.runners.ParentRunner.runChildren(ParentRunner.java:329)&#10;at org.junit.runners.ParentRunner.access$100(ParentRunner.java:66)&#10;at org.junit.runners.ParentRunner$2.evaluate(ParentRunner.java:293)&#10;at org.junit.runners.ParentRunner$3.evaluate(ParentRunner.java:306)&#10;at org.junit.runners.ParentRunner.run(ParentRunner.java:413)&#10;at io.cucumber.junit.CucumberJUnitRunner.runChild(CucumberJUnitRunner.java:262)&#10;at io.cucumber.junit.CucumberJUnitRunner.runChild(CucumberJUnitRunner.java:53)&#10;at org.junit.runners.ParentRunner$4.run(ParentRunner.java:331)&#10;at org.junit.runners.ParentRunner$1.schedule(ParentRunner.java:79)&#10;at org.junit.runners.ParentRunner.runChildren(ParentRunner.java:329)&#10;at org.junit.runners.ParentRunner.access$100(ParentRunner.java:66)&#10;at org.junit.runners.ParentRunner$2.evaluate(ParentRunner.java:293)&#10;at io.cucumber.junit.CucumberJUnitRunner$1.evaluate(CucumberJUnitRunner.java:293)&#10;at org.junit.runners.ParentRunner$3.evaluate(ParentRunner.java:306)&#10;at org.junit.runners.ParentRunner.run(ParentRunner.java:413)&#10;at org.junit.runners.Suite.runChild(Suite.java:128)&#10;at org.junit.runners.Suite.runChild(Suite.java:27)&#10;at org.junit.runners.ParentRunner$4.run(ParentRunner.java:331)&#10;at org.junit.runners.ParentRunner$1.schedule(ParentRunner.java:79)&#10;at org.junit.runners.ParentRunner.runChildren(ParentRunner.java:329)&#10;at org.junit.runners.ParentRunner.access$100(ParentRunner.java:66)&#10;at org.junit.runners.ParentRunner$2.evaluate(ParentRunner.java:293)&#10;at org.junit.runners.ParentRunner$3.evaluate(ParentRunner.java:306)&#10;at org.junit.runners.ParentRunner.run(ParentRunner.java:413)&#10;at org.junit.runner.JUnitCore.run(JUnitCore.java:137)&#10;at org.junit.runner.JUnitCore.run(JUnitCore.java:115)&#10;at androidx.test.internal.runner.TestExecutor.execute(TestExecutor.java:67)&#10;at androidx.test.internal.runner.TestExecutor.execute(TestExecutor.java:58)&#10;at androidx.test.runner.AndroidJUnitRunner.onStart(AndroidJUnitRunner.java:446)&#10;at android.app.Instrumentation$InstrumentationThread.run(Instrumentation.java:2261)&#10;Suppressed: java.net.SocketTimeoutException: Read timed out&#10;... 73 more&#10;" calcext:value-type="string">
            <text:p>java.net.SocketTimeoutException: Read timed out</text:p>
            <text:p>at java.net.SocketInputStream.socketRead0(Native Method)</text:p>
            <text:p>at java.net.SocketInputStream.socketRead(SocketInputStream.java:119)</text:p>
            <text:p>at java.net.SocketInputStream.read(SocketInputStream.java:176)</text:p>
            <text:p>at java.net.SocketInputStream.read(SocketInputStream.java:144)</text:p>
            <text:p>at com.android.org.conscrypt.ConscryptEngineSocket$SSLInputStream.readFromSocket(ConscryptEngineSocket.java:945)</text:p>
            <text:p>at com.android.org.conscrypt.ConscryptEngineSocket$SSLInputStream.processDataFromSocket(ConscryptEngineSocket.java:909)</text:p>
            <text:p>at com.android.org.conscrypt.ConscryptEngineSocket$SSLInputStream.access$100(ConscryptEngineSocket.java:731)</text:p>
            <text:p>at com.android.org.conscrypt.ConscryptEngineSocket.doHandshake(ConscryptEngineSocket.java:241)</text:p>
            <text:p>at com.android.org.conscrypt.ConscryptEngineSocket.startHandshake(ConscryptEngineSocket.java:220)</text:p>
            <text:p>at okhttp3.internal.connection.RealConnection.connectTls(RealConnection.kt:379)</text:p>
            <text:p>at okhttp3.internal.connection.RealConnection.establishProtocol(RealConnection.kt:337)</text:p>
            <text:p>at okhttp3.internal.connection.RealConnection.connect(RealConnection.kt:209)</text:p>
            <text:p>at okhttp3.internal.connection.ExchangeFinder.findConnection(ExchangeFinder.kt:226)</text:p>
            <text:p>at okhttp3.internal.connection.ExchangeFinder.findHealthyConnection(ExchangeFinder.kt:106)</text:p>
            <text:p>at okhttp3.internal.connection.ExchangeFinder.find(ExchangeFinder.kt:74)</text:p>
            <text:p>at okhttp3.internal.connection.RealCall.initExchange$okhttp(RealCall.kt:255)</text:p>
            <text:p>at okhttp3.internal.connection.ConnectInterceptor.intercept(ConnectInterceptor.kt:32)</text:p>
            <text:p>at okhttp3.internal.http.RealInterceptorChain.proceed(RealInterceptorChain.kt:109)</text:p>
            <text:p>at okhttp3.internal.cache.CacheInterceptor.intercept(CacheInterceptor.kt:95)</text:p>
            <text:p>at okhttp3.internal.http.RealInterceptorChain.proceed(RealInterceptorChain.kt:109)</text:p>
            <text:p>at okhttp3.internal.http.BridgeInterceptor.intercept(BridgeInterceptor.kt:83)</text:p>
            <text:p>at okhttp3.internal.http.RealInterceptorChain.proceed(RealInterceptorChain.kt:109)</text:p>
            <text:p>at okhttp3.internal.http.RetryAndFollowUpInterceptor.intercept(RetryAndFollowUpInterceptor.kt:76)</text:p>
            <text:p>at okhttp3.internal.http.RealInterceptorChain.proceed(RealInterceptorChain.kt:109)</text:p>
            <text:p>at okhttp3.internal.connection.RealCall.getResponseWithInterceptorChain$okhttp(RealCall.kt:201)</text:p>
            <text:p>at okhttp3.internal.connection.RealCall.execute(RealCall.kt:154)</text:p>
            <text:p>at com.roku.rokuhome.test.utils.CommonUtilities.sendScenarioRequest(CommonUtilities.kt:163)</text:p>
            <text:p>at com.roku.rokuhome.test.stepDefs.CommonStepDefinitions.setup(CommonStepDefinitions.kt:85)</text:p>
            <text:p>at java.lang.reflect.Method.invoke(Native Method)</text:p>
            <text:p>at cucumber.runtime.Utils$1.call(Utils.java:26)</text:p>
            <text:p>at cucumber.runtime.Timeout.timeout(Timeout.java:16)</text:p>
            <text:p>at cucumber.runtime.Utils.invoke(Utils.java:20)</text:p>
            <text:p>at cucumber.runtime.java.JavaHookDefinition.execute(JavaHookDefinition.java:65)</text:p>
            <text:p>at cucumber.runner.HookDefinitionMatch.runStep(HookDefinitionMatch.java:16)</text:p>
            <text:p>at cucumber.runner.TestStep.executeStep(TestStep.java:65)</text:p>
            <text:p>at cucumber.runner.TestStep.run(TestStep.java:50)</text:p>
            <text:p>at cucumber.runner.TestCase.run(TestCase.java:42)</text:p>
            <text:p>at cucumber.runner.Runner.runPickle(Runner.java:50)</text:p>
            <text:p>at io.cucumber.junit.AndroidPickleRunner.run(AndroidPickleRunner.java:49)</text:p>
            <text:p>at io.cucumber.junit.AndroidFeatureRunner.runChild(AndroidFeatureRunner.java:42)</text:p>
            <text:p>at io.cucumber.junit.AndroidFeatureRunner.runChild(AndroidFeatureRunner.java:13)</text:p>
            <text:p>at org.junit.runners.ParentRunner$4.run(ParentRunner.java:331)</text:p>
            <text:p>at org.junit.runners.ParentRunner$1.schedule(ParentRunner.java:79)</text:p>
            <text:p>at org.junit.runners.ParentRunner.runChildren(ParentRunner.java:329)</text:p>
            <text:p>at org.junit.runners.ParentRunner.access$100(ParentRunner.java:66)</text:p>
            <text:p>at org.junit.runners.ParentRunner$2.evaluate(ParentRunner.java:293)</text:p>
            <text:p>at org.junit.runners.ParentRunner$3.evaluate(ParentRunner.java:306)</text:p>
            <text:p>at org.junit.runners.ParentRunner.run(ParentRunner.java:413)</text:p>
            <text:p>at io.cucumber.junit.CucumberJUnitRunner.runChild(CucumberJUnitRunner.java:262)</text:p>
            <text:p>at io.cucumber.junit.CucumberJUnitRunner.runChild(CucumberJUnitRunner.java:53)</text:p>
            <text:p>at org.junit.runners.ParentRunner$4.run(ParentRunner.java:331)</text:p>
            <text:p>at org.junit.runners.ParentRunner$1.schedule(ParentRunner.java:79)</text:p>
            <text:p>at org.junit.runners.ParentRunner.runChildren(ParentRunner.java:329)</text:p>
            <text:p>at org.junit.runners.ParentRunner.access$100(ParentRunner.java:66)</text:p>
            <text:p>at org.junit.runners.ParentRunner$2.evaluate(ParentRunner.java:293)</text:p>
            <text:p>at io.cucumber.junit.CucumberJUnitRunner$1.evaluate(CucumberJUnitRunner.java:293)</text:p>
            <text:p>at org.junit.runners.ParentRunner$3.evaluate(ParentRunner.java:306)</text:p>
            <text:p>at org.junit.runners.ParentRunner.run(ParentRunner.java:413)</text:p>
            <text:p>at org.junit.runners.Suite.runChild(Suite.java:128)</text:p>
            <text:p>at org.junit.runners.Suite.runChild(Suite.java:27)</text:p>
            <text:p>at org.junit.runners.ParentRunner$4.run(ParentRunner.java:331)</text:p>
            <text:p>at org.junit.runners.ParentRunner$1.schedule(ParentRunner.java:79)</text:p>
            <text:p>at org.junit.runners.ParentRunner.runChildren(ParentRunner.java:329)</text:p>
            <text:p>at org.junit.runners.ParentRunner.access$100(ParentRunner.java:66)</text:p>
            <text:p>at org.junit.runners.ParentRunner$2.evaluate(ParentRunner.java:293)</text:p>
            <text:p>at org.junit.runners.ParentRunner$3.evaluate(ParentRunner.java:306)</text:p>
            <text:p>at org.junit.runners.ParentRunner.run(ParentRunner.java:413)</text:p>
            <text:p>at org.junit.runner.JUnitCore.run(JUnitCore.java:137)</text:p>
            <text:p>at org.junit.runner.JUnitCore.run(JUnitCore.java:115)</text:p>
            <text:p>at androidx.test.internal.runner.TestExecutor.execute(TestExecutor.java:67)</text:p>
            <text:p>at androidx.test.internal.runner.TestExecutor.execute(TestExecutor.java:58)</text:p>
            <text:p>at androidx.test.runner.AndroidJUnitRunner.onStart(AndroidJUnitRunner.java:446)</text:p>
            <text:p>at android.app.Instrumentation$InstrumentationThread.run(Instrumentation.java:2261)</text:p>
            <text:p>Suppressed: java.net.SocketTimeoutException: Read timed out</text:p>
            <text:p>... 73 more</text:p>
            <text:p/>
          </table:table-cell>
        </table:table-row>
        <table:table-row table:style-name="ro25">
          <table:table-cell office:value-type="string" calcext:value-type="string">
            <text:p>cucumber.runtime.formatter.JUnitFormatter</text:p>
          </table:table-cell>
          <table:table-cell office:value-type="string" calcext:value-type="string">
            <text:p>Validate execute Shortcut rule to "Turn off" Wyze Indoor plug</text:p>
          </table:table-cell>
          <table:table-cell office:value-type="string" calcext:value-type="string">
            <text:p>unknown</text:p>
          </table:table-cell>
          <table:table-cell office:value-type="float" office:value="41.670345" calcext:value-type="float">
            <text:p>41.670345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office:string-value="java.net.SocketTimeoutException: Read timed out&#10;at java.net.SocketInputStream.socketRead0(Native Method)&#10;at java.net.SocketInputStream.socketRead(SocketInputStream.java:119)&#10;at java.net.SocketInputStream.read(SocketInputStream.java:176)&#10;at java.net.SocketInputStream.read(SocketInputStream.java:144)&#10;at com.android.org.conscrypt.ConscryptEngineSocket$SSLInputStream.readFromSocket(ConscryptEngineSocket.java:945)&#10;at com.android.org.conscrypt.ConscryptEngineSocket$SSLInputStream.processDataFromSocket(ConscryptEngineSocket.java:909)&#10;at com.android.org.conscrypt.ConscryptEngineSocket$SSLInputStream.access$100(ConscryptEngineSocket.java:731)&#10;at com.android.org.conscrypt.ConscryptEngineSocket.doHandshake(ConscryptEngineSocket.java:241)&#10;at com.android.org.conscrypt.ConscryptEngineSocket.startHandshake(ConscryptEngineSocket.java:220)&#10;at okhttp3.internal.connection.RealConnection.connectTls(RealConnection.kt:379)&#10;at okhttp3.internal.connection.RealConnection.establishProtocol(RealConnection.kt:337)&#10;at okhttp3.internal.connection.RealConnection.connect(RealConnection.kt:209)&#10;at okhttp3.internal.connection.ExchangeFinder.findConnection(ExchangeFinder.kt:226)&#10;at okhttp3.internal.connection.ExchangeFinder.findHealthyConnection(ExchangeFinder.kt:106)&#10;at okhttp3.internal.connection.ExchangeFinder.find(ExchangeFinder.kt:74)&#10;at okhttp3.internal.connection.RealCall.initExchange$okhttp(RealCall.kt:255)&#10;at okhttp3.internal.connection.ConnectInterceptor.intercept(ConnectInterceptor.kt:32)&#10;at okhttp3.internal.http.RealInterceptorChain.proceed(RealInterceptorChain.kt:109)&#10;at okhttp3.internal.cache.CacheInterceptor.intercept(CacheInterceptor.kt:95)&#10;at okhttp3.internal.http.RealInterceptorChain.proceed(RealInterceptorChain.kt:109)&#10;at okhttp3.internal.http.BridgeInterceptor.intercept(BridgeInterceptor.kt:83)&#10;at okhttp3.internal.http.RealInterceptorChain.proceed(RealInterceptorChain.kt:109)&#10;at okhttp3.internal.http.RetryAndFollowUpInterceptor.intercept(RetryAndFollowUpInterceptor.kt:76)&#10;at okhttp3.internal.http.RealInterceptorChain.proceed(RealInterceptorChain.kt:109)&#10;at okhttp3.internal.connection.RealCall.getResponseWithInterceptorChain$okhttp(RealCall.kt:201)&#10;at okhttp3.internal.connection.RealCall.execute(RealCall.kt:154)&#10;at com.roku.rokuhome.test.utils.CommonUtilities.sendScenarioRequest(CommonUtilities.kt:163)&#10;at com.roku.rokuhome.test.stepDefs.CommonStepDefinitions.setup(CommonStepDefinitions.kt:85)&#10;at java.lang.reflect.Method.invoke(Native Method)&#10;at cucumber.runtime.Utils$1.call(Utils.java:26)&#10;at cucumber.runtime.Timeout.timeout(Timeout.java:16)&#10;at cucumber.runtime.Utils.invoke(Utils.java:20)&#10;at cucumber.runtime.java.JavaHookDefinition.execute(JavaHookDefinition.java:65)&#10;at cucumber.runner.HookDefinitionMatch.runStep(HookDefinitionMatch.java:16)&#10;at cucumber.runner.TestStep.executeStep(TestStep.java:65)&#10;at cucumber.runner.TestStep.run(TestStep.java:50)&#10;at cucumber.runner.TestCase.run(TestCase.java:42)&#10;at cucumber.runner.Runner.runPickle(Runner.java:50)&#10;at io.cucumber.junit.AndroidPickleRunner.run(AndroidPickleRunner.java:49)&#10;at io.cucumber.junit.AndroidFeatureRunner.runChild(AndroidFeatureRunner.java:42)&#10;at io.cucumber.junit.AndroidFeatureRunner.runChild(AndroidFeatureRunner.java:13)&#10;at org.junit.runners.ParentRunner$4.run(ParentRunner.java:331)&#10;at org.junit.runners.ParentRunner$1.schedule(ParentRunner.java:79)&#10;at org.junit.runners.ParentRunner.runChildren(ParentRunner.java:329)&#10;at org.junit.runners.ParentRunner.access$100(ParentRunner.java:66)&#10;at org.junit.runners.ParentRunner$2.evaluate(ParentRunner.java:293)&#10;at org.junit.runners.ParentRunner$3.evaluate(ParentRunner.java:306)&#10;at org.junit.runners.ParentRunner.run(ParentRunner.java:413)&#10;at io.cucumber.junit.CucumberJUnitRunner.runChild(CucumberJUnitRunner.java:262)&#10;at io.cucumber.junit.CucumberJUnitRunner.runChild(CucumberJUnitRunner.java:53)&#10;at org.junit.runners.ParentRunner$4.run(ParentRunner.java:331)&#10;at org.junit.runners.ParentRunner$1.schedule(ParentRunner.java:79)&#10;at org.junit.runners.ParentRunner.runChildren(ParentRunner.java:329)&#10;at org.junit.runners.ParentRunner.access$100(ParentRunner.java:66)&#10;at org.junit.runners.ParentRunner$2.evaluate(ParentRunner.java:293)&#10;at io.cucumber.junit.CucumberJUnitRunner$1.evaluate(CucumberJUnitRunner.java:293)&#10;at org.junit.runners.ParentRunner$3.evaluate(ParentRunner.java:306)&#10;at org.junit.runners.ParentRunner.run(ParentRunner.java:413)&#10;at org.junit.runners.Suite.runChild(Suite.java:128)&#10;at org.junit.runners.Suite.runChild(Suite.java:27)&#10;at org.junit.runners.ParentRunner$4.run(ParentRunner.java:331)&#10;at org.junit.runners.ParentRunner$1.schedule(ParentRunner.java:79)&#10;at org.junit.runners.ParentRunner.runChildren(ParentRunner.java:329)&#10;at org.junit.runners.ParentRunner.access$100(ParentRunner.java:66)&#10;at org.junit.runners.ParentRunner$2.evaluate(ParentRunner.java:293)&#10;at org.junit.runners.ParentRunner$3.evaluate(ParentRunner.java:306)&#10;at org.junit.runners.ParentRunner.run(ParentRunner.java:413)&#10;at org.junit.runner.JUnitCore.run(JUnitCore.java:137)&#10;at org.junit.runner.JUnitCore.run(JUnitCore.java:115)&#10;at androidx.test.internal.runner.TestExecutor.execute(TestExecutor.java:67)&#10;at androidx.test.internal.runner.TestExecutor.execute(TestExecutor.java:58)&#10;at androidx.test.runner.AndroidJUnitRunner.onStart(AndroidJUnitRunner.java:446)&#10;at android.app.Instrumentation$InstrumentationThread.run(Instrumentation.java:2261)&#10;Suppressed: java.net.SocketTimeoutException: Read timed out&#10;... 73 more&#10;" calcext:value-type="string">
            <text:p>java.net.SocketTimeoutException: Read timed out</text:p>
            <text:p>at java.net.SocketInputStream.socketRead0(Native Method)</text:p>
            <text:p>at java.net.SocketInputStream.socketRead(SocketInputStream.java:119)</text:p>
            <text:p>at java.net.SocketInputStream.read(SocketInputStream.java:176)</text:p>
            <text:p>at java.net.SocketInputStream.read(SocketInputStream.java:144)</text:p>
            <text:p>at com.android.org.conscrypt.ConscryptEngineSocket$SSLInputStream.readFromSocket(ConscryptEngineSocket.java:945)</text:p>
            <text:p>at com.android.org.conscrypt.ConscryptEngineSocket$SSLInputStream.processDataFromSocket(ConscryptEngineSocket.java:909)</text:p>
            <text:p>at com.android.org.conscrypt.ConscryptEngineSocket$SSLInputStream.access$100(ConscryptEngineSocket.java:731)</text:p>
            <text:p>at com.android.org.conscrypt.ConscryptEngineSocket.doHandshake(ConscryptEngineSocket.java:241)</text:p>
            <text:p>at com.android.org.conscrypt.ConscryptEngineSocket.startHandshake(ConscryptEngineSocket.java:220)</text:p>
            <text:p>at okhttp3.internal.connection.RealConnection.connectTls(RealConnection.kt:379)</text:p>
            <text:p>at okhttp3.internal.connection.RealConnection.establishProtocol(RealConnection.kt:337)</text:p>
            <text:p>at okhttp3.internal.connection.RealConnection.connect(RealConnection.kt:209)</text:p>
            <text:p>at okhttp3.internal.connection.ExchangeFinder.findConnection(ExchangeFinder.kt:226)</text:p>
            <text:p>at okhttp3.internal.connection.ExchangeFinder.findHealthyConnection(ExchangeFinder.kt:106)</text:p>
            <text:p>at okhttp3.internal.connection.ExchangeFinder.find(ExchangeFinder.kt:74)</text:p>
            <text:p>at okhttp3.internal.connection.RealCall.initExchange$okhttp(RealCall.kt:255)</text:p>
            <text:p>at okhttp3.internal.connection.ConnectInterceptor.intercept(ConnectInterceptor.kt:32)</text:p>
            <text:p>at okhttp3.internal.http.RealInterceptorChain.proceed(RealInterceptorChain.kt:109)</text:p>
            <text:p>at okhttp3.internal.cache.CacheInterceptor.intercept(CacheInterceptor.kt:95)</text:p>
            <text:p>at okhttp3.internal.http.RealInterceptorChain.proceed(RealInterceptorChain.kt:109)</text:p>
            <text:p>at okhttp3.internal.http.BridgeInterceptor.intercept(BridgeInterceptor.kt:83)</text:p>
            <text:p>at okhttp3.internal.http.RealInterceptorChain.proceed(RealInterceptorChain.kt:109)</text:p>
            <text:p>at okhttp3.internal.http.RetryAndFollowUpInterceptor.intercept(RetryAndFollowUpInterceptor.kt:76)</text:p>
            <text:p>at okhttp3.internal.http.RealInterceptorChain.proceed(RealInterceptorChain.kt:109)</text:p>
            <text:p>at okhttp3.internal.connection.RealCall.getResponseWithInterceptorChain$okhttp(RealCall.kt:201)</text:p>
            <text:p>at okhttp3.internal.connection.RealCall.execute(RealCall.kt:154)</text:p>
            <text:p>at com.roku.rokuhome.test.utils.CommonUtilities.sendScenarioRequest(CommonUtilities.kt:163)</text:p>
            <text:p>at com.roku.rokuhome.test.stepDefs.CommonStepDefinitions.setup(CommonStepDefinitions.kt:85)</text:p>
            <text:p>at java.lang.reflect.Method.invoke(Native Method)</text:p>
            <text:p>at cucumber.runtime.Utils$1.call(Utils.java:26)</text:p>
            <text:p>at cucumber.runtime.Timeout.timeout(Timeout.java:16)</text:p>
            <text:p>at cucumber.runtime.Utils.invoke(Utils.java:20)</text:p>
            <text:p>at cucumber.runtime.java.JavaHookDefinition.execute(JavaHookDefinition.java:65)</text:p>
            <text:p>at cucumber.runner.HookDefinitionMatch.runStep(HookDefinitionMatch.java:16)</text:p>
            <text:p>at cucumber.runner.TestStep.executeStep(TestStep.java:65)</text:p>
            <text:p>at cucumber.runner.TestStep.run(TestStep.java:50)</text:p>
            <text:p>at cucumber.runner.TestCase.run(TestCase.java:42)</text:p>
            <text:p>at cucumber.runner.Runner.runPickle(Runner.java:50)</text:p>
            <text:p>at io.cucumber.junit.AndroidPickleRunner.run(AndroidPickleRunner.java:49)</text:p>
            <text:p>at io.cucumber.junit.AndroidFeatureRunner.runChild(AndroidFeatureRunner.java:42)</text:p>
            <text:p>at io.cucumber.junit.AndroidFeatureRunner.runChild(AndroidFeatureRunner.java:13)</text:p>
            <text:p>at org.junit.runners.ParentRunner$4.run(ParentRunner.java:331)</text:p>
            <text:p>at org.junit.runners.ParentRunner$1.schedule(ParentRunner.java:79)</text:p>
            <text:p>at org.junit.runners.ParentRunner.runChildren(ParentRunner.java:329)</text:p>
            <text:p>at org.junit.runners.ParentRunner.access$100(ParentRunner.java:66)</text:p>
            <text:p>at org.junit.runners.ParentRunner$2.evaluate(ParentRunner.java:293)</text:p>
            <text:p>at org.junit.runners.ParentRunner$3.evaluate(ParentRunner.java:306)</text:p>
            <text:p>at org.junit.runners.ParentRunner.run(ParentRunner.java:413)</text:p>
            <text:p>at io.cucumber.junit.CucumberJUnitRunner.runChild(CucumberJUnitRunner.java:262)</text:p>
            <text:p>at io.cucumber.junit.CucumberJUnitRunner.runChild(CucumberJUnitRunner.java:53)</text:p>
            <text:p>at org.junit.runners.ParentRunner$4.run(ParentRunner.java:331)</text:p>
            <text:p>at org.junit.runners.ParentRunner$1.schedule(ParentRunner.java:79)</text:p>
            <text:p>at org.junit.runners.ParentRunner.runChildren(ParentRunner.java:329)</text:p>
            <text:p>at org.junit.runners.ParentRunner.access$100(ParentRunner.java:66)</text:p>
            <text:p>at org.junit.runners.ParentRunner$2.evaluate(ParentRunner.java:293)</text:p>
            <text:p>at io.cucumber.junit.CucumberJUnitRunner$1.evaluate(CucumberJUnitRunner.java:293)</text:p>
            <text:p>at org.junit.runners.ParentRunner$3.evaluate(ParentRunner.java:306)</text:p>
            <text:p>at org.junit.runners.ParentRunner.run(ParentRunner.java:413)</text:p>
            <text:p>at org.junit.runners.Suite.runChild(Suite.java:128)</text:p>
            <text:p>at org.junit.runners.Suite.runChild(Suite.java:27)</text:p>
            <text:p>at org.junit.runners.ParentRunner$4.run(ParentRunner.java:331)</text:p>
            <text:p>at org.junit.runners.ParentRunner$1.schedule(ParentRunner.java:79)</text:p>
            <text:p>at org.junit.runners.ParentRunner.runChildren(ParentRunner.java:329)</text:p>
            <text:p>at org.junit.runners.ParentRunner.access$100(ParentRunner.java:66)</text:p>
            <text:p>at org.junit.runners.ParentRunner$2.evaluate(ParentRunner.java:293)</text:p>
            <text:p>at org.junit.runners.ParentRunner$3.evaluate(ParentRunner.java:306)</text:p>
            <text:p>at org.junit.runners.ParentRunner.run(ParentRunner.java:413)</text:p>
            <text:p>at org.junit.runner.JUnitCore.run(JUnitCore.java:137)</text:p>
            <text:p>at org.junit.runner.JUnitCore.run(JUnitCore.java:115)</text:p>
            <text:p>at androidx.test.internal.runner.TestExecutor.execute(TestExecutor.java:67)</text:p>
            <text:p>at androidx.test.internal.runner.TestExecutor.execute(TestExecutor.java:58)</text:p>
            <text:p>at androidx.test.runner.AndroidJUnitRunner.onStart(AndroidJUnitRunner.java:446)</text:p>
            <text:p>at android.app.Instrumentation$InstrumentationThread.run(Instrumentation.java:2261)</text:p>
            <text:p>Suppressed: java.net.SocketTimeoutException: Read timed out</text:p>
            <text:p>... 73 more</text:p>
            <text:p/>
          </table:table-cell>
        </table:table-row>
        <table:table-row table:style-name="ro25">
          <table:table-cell office:value-type="string" calcext:value-type="string">
            <text:p>cucumber.runtime.formatter.JUnitFormatter</text:p>
          </table:table-cell>
          <table:table-cell office:value-type="string" calcext:value-type="string">
            <text:p>Validate execute Shortcut rule to "Turn on" Wyze Indoor Camera</text:p>
          </table:table-cell>
          <table:table-cell office:value-type="string" calcext:value-type="string">
            <text:p>unknown</text:p>
          </table:table-cell>
          <table:table-cell office:value-type="float" office:value="41.256523" calcext:value-type="float">
            <text:p>41.256523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office:string-value="java.net.SocketTimeoutException: Read timed out&#10;at java.net.SocketInputStream.socketRead0(Native Method)&#10;at java.net.SocketInputStream.socketRead(SocketInputStream.java:119)&#10;at java.net.SocketInputStream.read(SocketInputStream.java:176)&#10;at java.net.SocketInputStream.read(SocketInputStream.java:144)&#10;at com.android.org.conscrypt.ConscryptEngineSocket$SSLInputStream.readFromSocket(ConscryptEngineSocket.java:945)&#10;at com.android.org.conscrypt.ConscryptEngineSocket$SSLInputStream.processDataFromSocket(ConscryptEngineSocket.java:909)&#10;at com.android.org.conscrypt.ConscryptEngineSocket$SSLInputStream.access$100(ConscryptEngineSocket.java:731)&#10;at com.android.org.conscrypt.ConscryptEngineSocket.doHandshake(ConscryptEngineSocket.java:241)&#10;at com.android.org.conscrypt.ConscryptEngineSocket.startHandshake(ConscryptEngineSocket.java:220)&#10;at okhttp3.internal.connection.RealConnection.connectTls(RealConnection.kt:379)&#10;at okhttp3.internal.connection.RealConnection.establishProtocol(RealConnection.kt:337)&#10;at okhttp3.internal.connection.RealConnection.connect(RealConnection.kt:209)&#10;at okhttp3.internal.connection.ExchangeFinder.findConnection(ExchangeFinder.kt:226)&#10;at okhttp3.internal.connection.ExchangeFinder.findHealthyConnection(ExchangeFinder.kt:106)&#10;at okhttp3.internal.connection.ExchangeFinder.find(ExchangeFinder.kt:74)&#10;at okhttp3.internal.connection.RealCall.initExchange$okhttp(RealCall.kt:255)&#10;at okhttp3.internal.connection.ConnectInterceptor.intercept(ConnectInterceptor.kt:32)&#10;at okhttp3.internal.http.RealInterceptorChain.proceed(RealInterceptorChain.kt:109)&#10;at okhttp3.internal.cache.CacheInterceptor.intercept(CacheInterceptor.kt:95)&#10;at okhttp3.internal.http.RealInterceptorChain.proceed(RealInterceptorChain.kt:109)&#10;at okhttp3.internal.http.BridgeInterceptor.intercept(BridgeInterceptor.kt:83)&#10;at okhttp3.internal.http.RealInterceptorChain.proceed(RealInterceptorChain.kt:109)&#10;at okhttp3.internal.http.RetryAndFollowUpInterceptor.intercept(RetryAndFollowUpInterceptor.kt:76)&#10;at okhttp3.internal.http.RealInterceptorChain.proceed(RealInterceptorChain.kt:109)&#10;at okhttp3.internal.connection.RealCall.getResponseWithInterceptorChain$okhttp(RealCall.kt:201)&#10;at okhttp3.internal.connection.RealCall.execute(RealCall.kt:154)&#10;at com.roku.rokuhome.test.utils.CommonUtilities.sendScenarioRequest(CommonUtilities.kt:163)&#10;at com.roku.rokuhome.test.stepDefs.CommonStepDefinitions.setup(CommonStepDefinitions.kt:85)&#10;at java.lang.reflect.Method.invoke(Native Method)&#10;at cucumber.runtime.Utils$1.call(Utils.java:26)&#10;at cucumber.runtime.Timeout.timeout(Timeout.java:16)&#10;at cucumber.runtime.Utils.invoke(Utils.java:20)&#10;at cucumber.runtime.java.JavaHookDefinition.execute(JavaHookDefinition.java:65)&#10;at cucumber.runner.HookDefinitionMatch.runStep(HookDefinitionMatch.java:16)&#10;at cucumber.runner.TestStep.executeStep(TestStep.java:65)&#10;at cucumber.runner.TestStep.run(TestStep.java:50)&#10;at cucumber.runner.TestCase.run(TestCase.java:42)&#10;at cucumber.runner.Runner.runPickle(Runner.java:50)&#10;at io.cucumber.junit.AndroidPickleRunner.run(AndroidPickleRunner.java:49)&#10;at io.cucumber.junit.AndroidFeatureRunner.runChild(AndroidFeatureRunner.java:42)&#10;at io.cucumber.junit.AndroidFeatureRunner.runChild(AndroidFeatureRunner.java:13)&#10;at org.junit.runners.ParentRunner$4.run(ParentRunner.java:331)&#10;at org.junit.runners.ParentRunner$1.schedule(ParentRunner.java:79)&#10;at org.junit.runners.ParentRunner.runChildren(ParentRunner.java:329)&#10;at org.junit.runners.ParentRunner.access$100(ParentRunner.java:66)&#10;at org.junit.runners.ParentRunner$2.evaluate(ParentRunner.java:293)&#10;at org.junit.runners.ParentRunner$3.evaluate(ParentRunner.java:306)&#10;at org.junit.runners.ParentRunner.run(ParentRunner.java:413)&#10;at io.cucumber.junit.CucumberJUnitRunner.runChild(CucumberJUnitRunner.java:262)&#10;at io.cucumber.junit.CucumberJUnitRunner.runChild(CucumberJUnitRunner.java:53)&#10;at org.junit.runners.ParentRunner$4.run(ParentRunner.java:331)&#10;at org.junit.runners.ParentRunner$1.schedule(ParentRunner.java:79)&#10;at org.junit.runners.ParentRunner.runChildren(ParentRunner.java:329)&#10;at org.junit.runners.ParentRunner.access$100(ParentRunner.java:66)&#10;at org.junit.runners.ParentRunner$2.evaluate(ParentRunner.java:293)&#10;at io.cucumber.junit.CucumberJUnitRunner$1.evaluate(CucumberJUnitRunner.java:293)&#10;at org.junit.runners.ParentRunner$3.evaluate(ParentRunner.java:306)&#10;at org.junit.runners.ParentRunner.run(ParentRunner.java:413)&#10;at org.junit.runners.Suite.runChild(Suite.java:128)&#10;at org.junit.runners.Suite.runChild(Suite.java:27)&#10;at org.junit.runners.ParentRunner$4.run(ParentRunner.java:331)&#10;at org.junit.runners.ParentRunner$1.schedule(ParentRunner.java:79)&#10;at org.junit.runners.ParentRunner.runChildren(ParentRunner.java:329)&#10;at org.junit.runners.ParentRunner.access$100(ParentRunner.java:66)&#10;at org.junit.runners.ParentRunner$2.evaluate(ParentRunner.java:293)&#10;at org.junit.runners.ParentRunner$3.evaluate(ParentRunner.java:306)&#10;at org.junit.runners.ParentRunner.run(ParentRunner.java:413)&#10;at org.junit.runner.JUnitCore.run(JUnitCore.java:137)&#10;at org.junit.runner.JUnitCore.run(JUnitCore.java:115)&#10;at androidx.test.internal.runner.TestExecutor.execute(TestExecutor.java:67)&#10;at androidx.test.internal.runner.TestExecutor.execute(TestExecutor.java:58)&#10;at androidx.test.runner.AndroidJUnitRunner.onStart(AndroidJUnitRunner.java:446)&#10;at android.app.Instrumentation$InstrumentationThread.run(Instrumentation.java:2261)&#10;Suppressed: java.net.SocketTimeoutException: Read timed out&#10;... 73 more&#10;" calcext:value-type="string">
            <text:p>java.net.SocketTimeoutException: Read timed out</text:p>
            <text:p>at java.net.SocketInputStream.socketRead0(Native Method)</text:p>
            <text:p>at java.net.SocketInputStream.socketRead(SocketInputStream.java:119)</text:p>
            <text:p>at java.net.SocketInputStream.read(SocketInputStream.java:176)</text:p>
            <text:p>at java.net.SocketInputStream.read(SocketInputStream.java:144)</text:p>
            <text:p>at com.android.org.conscrypt.ConscryptEngineSocket$SSLInputStream.readFromSocket(ConscryptEngineSocket.java:945)</text:p>
            <text:p>at com.android.org.conscrypt.ConscryptEngineSocket$SSLInputStream.processDataFromSocket(ConscryptEngineSocket.java:909)</text:p>
            <text:p>at com.android.org.conscrypt.ConscryptEngineSocket$SSLInputStream.access$100(ConscryptEngineSocket.java:731)</text:p>
            <text:p>at com.android.org.conscrypt.ConscryptEngineSocket.doHandshake(ConscryptEngineSocket.java:241)</text:p>
            <text:p>at com.android.org.conscrypt.ConscryptEngineSocket.startHandshake(ConscryptEngineSocket.java:220)</text:p>
            <text:p>at okhttp3.internal.connection.RealConnection.connectTls(RealConnection.kt:379)</text:p>
            <text:p>at okhttp3.internal.connection.RealConnection.establishProtocol(RealConnection.kt:337)</text:p>
            <text:p>at okhttp3.internal.connection.RealConnection.connect(RealConnection.kt:209)</text:p>
            <text:p>at okhttp3.internal.connection.ExchangeFinder.findConnection(ExchangeFinder.kt:226)</text:p>
            <text:p>at okhttp3.internal.connection.ExchangeFinder.findHealthyConnection(ExchangeFinder.kt:106)</text:p>
            <text:p>at okhttp3.internal.connection.ExchangeFinder.find(ExchangeFinder.kt:74)</text:p>
            <text:p>at okhttp3.internal.connection.RealCall.initExchange$okhttp(RealCall.kt:255)</text:p>
            <text:p>at okhttp3.internal.connection.ConnectInterceptor.intercept(ConnectInterceptor.kt:32)</text:p>
            <text:p>at okhttp3.internal.http.RealInterceptorChain.proceed(RealInterceptorChain.kt:109)</text:p>
            <text:p>at okhttp3.internal.cache.CacheInterceptor.intercept(CacheInterceptor.kt:95)</text:p>
            <text:p>at okhttp3.internal.http.RealInterceptorChain.proceed(RealInterceptorChain.kt:109)</text:p>
            <text:p>at okhttp3.internal.http.BridgeInterceptor.intercept(BridgeInterceptor.kt:83)</text:p>
            <text:p>at okhttp3.internal.http.RealInterceptorChain.proceed(RealInterceptorChain.kt:109)</text:p>
            <text:p>at okhttp3.internal.http.RetryAndFollowUpInterceptor.intercept(RetryAndFollowUpInterceptor.kt:76)</text:p>
            <text:p>at okhttp3.internal.http.RealInterceptorChain.proceed(RealInterceptorChain.kt:109)</text:p>
            <text:p>at okhttp3.internal.connection.RealCall.getResponseWithInterceptorChain$okhttp(RealCall.kt:201)</text:p>
            <text:p>at okhttp3.internal.connection.RealCall.execute(RealCall.kt:154)</text:p>
            <text:p>at com.roku.rokuhome.test.utils.CommonUtilities.sendScenarioRequest(CommonUtilities.kt:163)</text:p>
            <text:p>at com.roku.rokuhome.test.stepDefs.CommonStepDefinitions.setup(CommonStepDefinitions.kt:85)</text:p>
            <text:p>at java.lang.reflect.Method.invoke(Native Method)</text:p>
            <text:p>at cucumber.runtime.Utils$1.call(Utils.java:26)</text:p>
            <text:p>at cucumber.runtime.Timeout.timeout(Timeout.java:16)</text:p>
            <text:p>at cucumber.runtime.Utils.invoke(Utils.java:20)</text:p>
            <text:p>at cucumber.runtime.java.JavaHookDefinition.execute(JavaHookDefinition.java:65)</text:p>
            <text:p>at cucumber.runner.HookDefinitionMatch.runStep(HookDefinitionMatch.java:16)</text:p>
            <text:p>at cucumber.runner.TestStep.executeStep(TestStep.java:65)</text:p>
            <text:p>at cucumber.runner.TestStep.run(TestStep.java:50)</text:p>
            <text:p>at cucumber.runner.TestCase.run(TestCase.java:42)</text:p>
            <text:p>at cucumber.runner.Runner.runPickle(Runner.java:50)</text:p>
            <text:p>at io.cucumber.junit.AndroidPickleRunner.run(AndroidPickleRunner.java:49)</text:p>
            <text:p>at io.cucumber.junit.AndroidFeatureRunner.runChild(AndroidFeatureRunner.java:42)</text:p>
            <text:p>at io.cucumber.junit.AndroidFeatureRunner.runChild(AndroidFeatureRunner.java:13)</text:p>
            <text:p>at org.junit.runners.ParentRunner$4.run(ParentRunner.java:331)</text:p>
            <text:p>at org.junit.runners.ParentRunner$1.schedule(ParentRunner.java:79)</text:p>
            <text:p>at org.junit.runners.ParentRunner.runChildren(ParentRunner.java:329)</text:p>
            <text:p>at org.junit.runners.ParentRunner.access$100(ParentRunner.java:66)</text:p>
            <text:p>at org.junit.runners.ParentRunner$2.evaluate(ParentRunner.java:293)</text:p>
            <text:p>at org.junit.runners.ParentRunner$3.evaluate(ParentRunner.java:306)</text:p>
            <text:p>at org.junit.runners.ParentRunner.run(ParentRunner.java:413)</text:p>
            <text:p>at io.cucumber.junit.CucumberJUnitRunner.runChild(CucumberJUnitRunner.java:262)</text:p>
            <text:p>at io.cucumber.junit.CucumberJUnitRunner.runChild(CucumberJUnitRunner.java:53)</text:p>
            <text:p>at org.junit.runners.ParentRunner$4.run(ParentRunner.java:331)</text:p>
            <text:p>at org.junit.runners.ParentRunner$1.schedule(ParentRunner.java:79)</text:p>
            <text:p>at org.junit.runners.ParentRunner.runChildren(ParentRunner.java:329)</text:p>
            <text:p>at org.junit.runners.ParentRunner.access$100(ParentRunner.java:66)</text:p>
            <text:p>at org.junit.runners.ParentRunner$2.evaluate(ParentRunner.java:293)</text:p>
            <text:p>at io.cucumber.junit.CucumberJUnitRunner$1.evaluate(CucumberJUnitRunner.java:293)</text:p>
            <text:p>at org.junit.runners.ParentRunner$3.evaluate(ParentRunner.java:306)</text:p>
            <text:p>at org.junit.runners.ParentRunner.run(ParentRunner.java:413)</text:p>
            <text:p>at org.junit.runners.Suite.runChild(Suite.java:128)</text:p>
            <text:p>at org.junit.runners.Suite.runChild(Suite.java:27)</text:p>
            <text:p>at org.junit.runners.ParentRunner$4.run(ParentRunner.java:331)</text:p>
            <text:p>at org.junit.runners.ParentRunner$1.schedule(ParentRunner.java:79)</text:p>
            <text:p>at org.junit.runners.ParentRunner.runChildren(ParentRunner.java:329)</text:p>
            <text:p>at org.junit.runners.ParentRunner.access$100(ParentRunner.java:66)</text:p>
            <text:p>at org.junit.runners.ParentRunner$2.evaluate(ParentRunner.java:293)</text:p>
            <text:p>at org.junit.runners.ParentRunner$3.evaluate(ParentRunner.java:306)</text:p>
            <text:p>at org.junit.runners.ParentRunner.run(ParentRunner.java:413)</text:p>
            <text:p>at org.junit.runner.JUnitCore.run(JUnitCore.java:137)</text:p>
            <text:p>at org.junit.runner.JUnitCore.run(JUnitCore.java:115)</text:p>
            <text:p>at androidx.test.internal.runner.TestExecutor.execute(TestExecutor.java:67)</text:p>
            <text:p>at androidx.test.internal.runner.TestExecutor.execute(TestExecutor.java:58)</text:p>
            <text:p>at androidx.test.runner.AndroidJUnitRunner.onStart(AndroidJUnitRunner.java:446)</text:p>
            <text:p>at android.app.Instrumentation$InstrumentationThread.run(Instrumentation.java:2261)</text:p>
            <text:p>Suppressed: java.net.SocketTimeoutException: Read timed out</text:p>
            <text:p>... 73 more</text:p>
            <text:p/>
          </table:table-cell>
        </table:table-row>
        <table:table-row table:style-name="ro25">
          <table:table-cell office:value-type="string" calcext:value-type="string">
            <text:p>cucumber.runtime.formatter.JUnitFormatter</text:p>
          </table:table-cell>
          <table:table-cell office:value-type="string" calcext:value-type="string">
            <text:p>Validate execute Shortcut rule to "Turn off" Wyze Indoor camera</text:p>
          </table:table-cell>
          <table:table-cell office:value-type="string" calcext:value-type="string">
            <text:p>unknown</text:p>
          </table:table-cell>
          <table:table-cell office:value-type="float" office:value="41.590836" calcext:value-type="float">
            <text:p>41.590836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office:string-value="java.net.SocketTimeoutException: Read timed out&#10;at java.net.SocketInputStream.socketRead0(Native Method)&#10;at java.net.SocketInputStream.socketRead(SocketInputStream.java:119)&#10;at java.net.SocketInputStream.read(SocketInputStream.java:176)&#10;at java.net.SocketInputStream.read(SocketInputStream.java:144)&#10;at com.android.org.conscrypt.ConscryptEngineSocket$SSLInputStream.readFromSocket(ConscryptEngineSocket.java:945)&#10;at com.android.org.conscrypt.ConscryptEngineSocket$SSLInputStream.processDataFromSocket(ConscryptEngineSocket.java:909)&#10;at com.android.org.conscrypt.ConscryptEngineSocket$SSLInputStream.access$100(ConscryptEngineSocket.java:731)&#10;at com.android.org.conscrypt.ConscryptEngineSocket.doHandshake(ConscryptEngineSocket.java:241)&#10;at com.android.org.conscrypt.ConscryptEngineSocket.startHandshake(ConscryptEngineSocket.java:220)&#10;at okhttp3.internal.connection.RealConnection.connectTls(RealConnection.kt:379)&#10;at okhttp3.internal.connection.RealConnection.establishProtocol(RealConnection.kt:337)&#10;at okhttp3.internal.connection.RealConnection.connect(RealConnection.kt:209)&#10;at okhttp3.internal.connection.ExchangeFinder.findConnection(ExchangeFinder.kt:226)&#10;at okhttp3.internal.connection.ExchangeFinder.findHealthyConnection(ExchangeFinder.kt:106)&#10;at okhttp3.internal.connection.ExchangeFinder.find(ExchangeFinder.kt:74)&#10;at okhttp3.internal.connection.RealCall.initExchange$okhttp(RealCall.kt:255)&#10;at okhttp3.internal.connection.ConnectInterceptor.intercept(ConnectInterceptor.kt:32)&#10;at okhttp3.internal.http.RealInterceptorChain.proceed(RealInterceptorChain.kt:109)&#10;at okhttp3.internal.cache.CacheInterceptor.intercept(CacheInterceptor.kt:95)&#10;at okhttp3.internal.http.RealInterceptorChain.proceed(RealInterceptorChain.kt:109)&#10;at okhttp3.internal.http.BridgeInterceptor.intercept(BridgeInterceptor.kt:83)&#10;at okhttp3.internal.http.RealInterceptorChain.proceed(RealInterceptorChain.kt:109)&#10;at okhttp3.internal.http.RetryAndFollowUpInterceptor.intercept(RetryAndFollowUpInterceptor.kt:76)&#10;at okhttp3.internal.http.RealInterceptorChain.proceed(RealInterceptorChain.kt:109)&#10;at okhttp3.internal.connection.RealCall.getResponseWithInterceptorChain$okhttp(RealCall.kt:201)&#10;at okhttp3.internal.connection.RealCall.execute(RealCall.kt:154)&#10;at com.roku.rokuhome.test.utils.CommonUtilities.sendScenarioRequest(CommonUtilities.kt:163)&#10;at com.roku.rokuhome.test.stepDefs.CommonStepDefinitions.setup(CommonStepDefinitions.kt:85)&#10;at java.lang.reflect.Method.invoke(Native Method)&#10;at cucumber.runtime.Utils$1.call(Utils.java:26)&#10;at cucumber.runtime.Timeout.timeout(Timeout.java:16)&#10;at cucumber.runtime.Utils.invoke(Utils.java:20)&#10;at cucumber.runtime.java.JavaHookDefinition.execute(JavaHookDefinition.java:65)&#10;at cucumber.runner.HookDefinitionMatch.runStep(HookDefinitionMatch.java:16)&#10;at cucumber.runner.TestStep.executeStep(TestStep.java:65)&#10;at cucumber.runner.TestStep.run(TestStep.java:50)&#10;at cucumber.runner.TestCase.run(TestCase.java:42)&#10;at cucumber.runner.Runner.runPickle(Runner.java:50)&#10;at io.cucumber.junit.AndroidPickleRunner.run(AndroidPickleRunner.java:49)&#10;at io.cucumber.junit.AndroidFeatureRunner.runChild(AndroidFeatureRunner.java:42)&#10;at io.cucumber.junit.AndroidFeatureRunner.runChild(AndroidFeatureRunner.java:13)&#10;at org.junit.runners.ParentRunner$4.run(ParentRunner.java:331)&#10;at org.junit.runners.ParentRunner$1.schedule(ParentRunner.java:79)&#10;at org.junit.runners.ParentRunner.runChildren(ParentRunner.java:329)&#10;at org.junit.runners.ParentRunner.access$100(ParentRunner.java:66)&#10;at org.junit.runners.ParentRunner$2.evaluate(ParentRunner.java:293)&#10;at org.junit.runners.ParentRunner$3.evaluate(ParentRunner.java:306)&#10;at org.junit.runners.ParentRunner.run(ParentRunner.java:413)&#10;at io.cucumber.junit.CucumberJUnitRunner.runChild(CucumberJUnitRunner.java:262)&#10;at io.cucumber.junit.CucumberJUnitRunner.runChild(CucumberJUnitRunner.java:53)&#10;at org.junit.runners.ParentRunner$4.run(ParentRunner.java:331)&#10;at org.junit.runners.ParentRunner$1.schedule(ParentRunner.java:79)&#10;at org.junit.runners.ParentRunner.runChildren(ParentRunner.java:329)&#10;at org.junit.runners.ParentRunner.access$100(ParentRunner.java:66)&#10;at org.junit.runners.ParentRunner$2.evaluate(ParentRunner.java:293)&#10;at io.cucumber.junit.CucumberJUnitRunner$1.evaluate(CucumberJUnitRunner.java:293)&#10;at org.junit.runners.ParentRunner$3.evaluate(ParentRunner.java:306)&#10;at org.junit.runners.ParentRunner.run(ParentRunner.java:413)&#10;at org.junit.runners.Suite.runChild(Suite.java:128)&#10;at org.junit.runners.Suite.runChild(Suite.java:27)&#10;at org.junit.runners.ParentRunner$4.run(ParentRunner.java:331)&#10;at org.junit.runners.ParentRunner$1.schedule(ParentRunner.java:79)&#10;at org.junit.runners.ParentRunner.runChildren(ParentRunner.java:329)&#10;at org.junit.runners.ParentRunner.access$100(ParentRunner.java:66)&#10;at org.junit.runners.ParentRunner$2.evaluate(ParentRunner.java:293)&#10;at org.junit.runners.ParentRunner$3.evaluate(ParentRunner.java:306)&#10;at org.junit.runners.ParentRunner.run(ParentRunner.java:413)&#10;at org.junit.runner.JUnitCore.run(JUnitCore.java:137)&#10;at org.junit.runner.JUnitCore.run(JUnitCore.java:115)&#10;at androidx.test.internal.runner.TestExecutor.execute(TestExecutor.java:67)&#10;at androidx.test.internal.runner.TestExecutor.execute(TestExecutor.java:58)&#10;at androidx.test.runner.AndroidJUnitRunner.onStart(AndroidJUnitRunner.java:446)&#10;at android.app.Instrumentation$InstrumentationThread.run(Instrumentation.java:2261)&#10;Suppressed: java.net.SocketTimeoutException: Read timed out&#10;... 73 more&#10;" calcext:value-type="string">
            <text:p>java.net.SocketTimeoutException: Read timed out</text:p>
            <text:p>at java.net.SocketInputStream.socketRead0(Native Method)</text:p>
            <text:p>at java.net.SocketInputStream.socketRead(SocketInputStream.java:119)</text:p>
            <text:p>at java.net.SocketInputStream.read(SocketInputStream.java:176)</text:p>
            <text:p>at java.net.SocketInputStream.read(SocketInputStream.java:144)</text:p>
            <text:p>at com.android.org.conscrypt.ConscryptEngineSocket$SSLInputStream.readFromSocket(ConscryptEngineSocket.java:945)</text:p>
            <text:p>at com.android.org.conscrypt.ConscryptEngineSocket$SSLInputStream.processDataFromSocket(ConscryptEngineSocket.java:909)</text:p>
            <text:p>at com.android.org.conscrypt.ConscryptEngineSocket$SSLInputStream.access$100(ConscryptEngineSocket.java:731)</text:p>
            <text:p>at com.android.org.conscrypt.ConscryptEngineSocket.doHandshake(ConscryptEngineSocket.java:241)</text:p>
            <text:p>at com.android.org.conscrypt.ConscryptEngineSocket.startHandshake(ConscryptEngineSocket.java:220)</text:p>
            <text:p>at okhttp3.internal.connection.RealConnection.connectTls(RealConnection.kt:379)</text:p>
            <text:p>at okhttp3.internal.connection.RealConnection.establishProtocol(RealConnection.kt:337)</text:p>
            <text:p>at okhttp3.internal.connection.RealConnection.connect(RealConnection.kt:209)</text:p>
            <text:p>at okhttp3.internal.connection.ExchangeFinder.findConnection(ExchangeFinder.kt:226)</text:p>
            <text:p>at okhttp3.internal.connection.ExchangeFinder.findHealthyConnection(ExchangeFinder.kt:106)</text:p>
            <text:p>at okhttp3.internal.connection.ExchangeFinder.find(ExchangeFinder.kt:74)</text:p>
            <text:p>at okhttp3.internal.connection.RealCall.initExchange$okhttp(RealCall.kt:255)</text:p>
            <text:p>at okhttp3.internal.connection.ConnectInterceptor.intercept(ConnectInterceptor.kt:32)</text:p>
            <text:p>at okhttp3.internal.http.RealInterceptorChain.proceed(RealInterceptorChain.kt:109)</text:p>
            <text:p>at okhttp3.internal.cache.CacheInterceptor.intercept(CacheInterceptor.kt:95)</text:p>
            <text:p>at okhttp3.internal.http.RealInterceptorChain.proceed(RealInterceptorChain.kt:109)</text:p>
            <text:p>at okhttp3.internal.http.BridgeInterceptor.intercept(BridgeInterceptor.kt:83)</text:p>
            <text:p>at okhttp3.internal.http.RealInterceptorChain.proceed(RealInterceptorChain.kt:109)</text:p>
            <text:p>at okhttp3.internal.http.RetryAndFollowUpInterceptor.intercept(RetryAndFollowUpInterceptor.kt:76)</text:p>
            <text:p>at okhttp3.internal.http.RealInterceptorChain.proceed(RealInterceptorChain.kt:109)</text:p>
            <text:p>at okhttp3.internal.connection.RealCall.getResponseWithInterceptorChain$okhttp(RealCall.kt:201)</text:p>
            <text:p>at okhttp3.internal.connection.RealCall.execute(RealCall.kt:154)</text:p>
            <text:p>at com.roku.rokuhome.test.utils.CommonUtilities.sendScenarioRequest(CommonUtilities.kt:163)</text:p>
            <text:p>at com.roku.rokuhome.test.stepDefs.CommonStepDefinitions.setup(CommonStepDefinitions.kt:85)</text:p>
            <text:p>at java.lang.reflect.Method.invoke(Native Method)</text:p>
            <text:p>at cucumber.runtime.Utils$1.call(Utils.java:26)</text:p>
            <text:p>at cucumber.runtime.Timeout.timeout(Timeout.java:16)</text:p>
            <text:p>at cucumber.runtime.Utils.invoke(Utils.java:20)</text:p>
            <text:p>at cucumber.runtime.java.JavaHookDefinition.execute(JavaHookDefinition.java:65)</text:p>
            <text:p>at cucumber.runner.HookDefinitionMatch.runStep(HookDefinitionMatch.java:16)</text:p>
            <text:p>at cucumber.runner.TestStep.executeStep(TestStep.java:65)</text:p>
            <text:p>at cucumber.runner.TestStep.run(TestStep.java:50)</text:p>
            <text:p>at cucumber.runner.TestCase.run(TestCase.java:42)</text:p>
            <text:p>at cucumber.runner.Runner.runPickle(Runner.java:50)</text:p>
            <text:p>at io.cucumber.junit.AndroidPickleRunner.run(AndroidPickleRunner.java:49)</text:p>
            <text:p>at io.cucumber.junit.AndroidFeatureRunner.runChild(AndroidFeatureRunner.java:42)</text:p>
            <text:p>at io.cucumber.junit.AndroidFeatureRunner.runChild(AndroidFeatureRunner.java:13)</text:p>
            <text:p>at org.junit.runners.ParentRunner$4.run(ParentRunner.java:331)</text:p>
            <text:p>at org.junit.runners.ParentRunner$1.schedule(ParentRunner.java:79)</text:p>
            <text:p>at org.junit.runners.ParentRunner.runChildren(ParentRunner.java:329)</text:p>
            <text:p>at org.junit.runners.ParentRunner.access$100(ParentRunner.java:66)</text:p>
            <text:p>at org.junit.runners.ParentRunner$2.evaluate(ParentRunner.java:293)</text:p>
            <text:p>at org.junit.runners.ParentRunner$3.evaluate(ParentRunner.java:306)</text:p>
            <text:p>at org.junit.runners.ParentRunner.run(ParentRunner.java:413)</text:p>
            <text:p>at io.cucumber.junit.CucumberJUnitRunner.runChild(CucumberJUnitRunner.java:262)</text:p>
            <text:p>at io.cucumber.junit.CucumberJUnitRunner.runChild(CucumberJUnitRunner.java:53)</text:p>
            <text:p>at org.junit.runners.ParentRunner$4.run(ParentRunner.java:331)</text:p>
            <text:p>at org.junit.runners.ParentRunner$1.schedule(ParentRunner.java:79)</text:p>
            <text:p>at org.junit.runners.ParentRunner.runChildren(ParentRunner.java:329)</text:p>
            <text:p>at org.junit.runners.ParentRunner.access$100(ParentRunner.java:66)</text:p>
            <text:p>at org.junit.runners.ParentRunner$2.evaluate(ParentRunner.java:293)</text:p>
            <text:p>at io.cucumber.junit.CucumberJUnitRunner$1.evaluate(CucumberJUnitRunner.java:293)</text:p>
            <text:p>at org.junit.runners.ParentRunner$3.evaluate(ParentRunner.java:306)</text:p>
            <text:p>at org.junit.runners.ParentRunner.run(ParentRunner.java:413)</text:p>
            <text:p>at org.junit.runners.Suite.runChild(Suite.java:128)</text:p>
            <text:p>at org.junit.runners.Suite.runChild(Suite.java:27)</text:p>
            <text:p>at org.junit.runners.ParentRunner$4.run(ParentRunner.java:331)</text:p>
            <text:p>at org.junit.runners.ParentRunner$1.schedule(ParentRunner.java:79)</text:p>
            <text:p>at org.junit.runners.ParentRunner.runChildren(ParentRunner.java:329)</text:p>
            <text:p>at org.junit.runners.ParentRunner.access$100(ParentRunner.java:66)</text:p>
            <text:p>at org.junit.runners.ParentRunner$2.evaluate(ParentRunner.java:293)</text:p>
            <text:p>at org.junit.runners.ParentRunner$3.evaluate(ParentRunner.java:306)</text:p>
            <text:p>at org.junit.runners.ParentRunner.run(ParentRunner.java:413)</text:p>
            <text:p>at org.junit.runner.JUnitCore.run(JUnitCore.java:137)</text:p>
            <text:p>at org.junit.runner.JUnitCore.run(JUnitCore.java:115)</text:p>
            <text:p>at androidx.test.internal.runner.TestExecutor.execute(TestExecutor.java:67)</text:p>
            <text:p>at androidx.test.internal.runner.TestExecutor.execute(TestExecutor.java:58)</text:p>
            <text:p>at androidx.test.runner.AndroidJUnitRunner.onStart(AndroidJUnitRunner.java:446)</text:p>
            <text:p>at android.app.Instrumentation$InstrumentationThread.run(Instrumentation.java:2261)</text:p>
            <text:p>Suppressed: java.net.SocketTimeoutException: Read timed out</text:p>
            <text:p>... 73 more</text:p>
            <text:p/>
          </table:table-cell>
        </table:table-row>
        <table:table-row table:style-name="ro25">
          <table:table-cell office:value-type="string" calcext:value-type="string">
            <text:p>cucumber.runtime.formatter.JUnitFormatter</text:p>
          </table:table-cell>
          <table:table-cell office:value-type="string" calcext:value-type="string">
            <text:p>Validate execute Shortcut rule to "Turn off notification" for Wyze Indoor Camera</text:p>
          </table:table-cell>
          <table:table-cell office:value-type="string" calcext:value-type="string">
            <text:p>unknown</text:p>
          </table:table-cell>
          <table:table-cell office:value-type="float" office:value="41.34352" calcext:value-type="float">
            <text:p>41.34352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office:string-value="java.net.SocketTimeoutException: Read timed out&#10;at java.net.SocketInputStream.socketRead0(Native Method)&#10;at java.net.SocketInputStream.socketRead(SocketInputStream.java:119)&#10;at java.net.SocketInputStream.read(SocketInputStream.java:176)&#10;at java.net.SocketInputStream.read(SocketInputStream.java:144)&#10;at com.android.org.conscrypt.ConscryptEngineSocket$SSLInputStream.readFromSocket(ConscryptEngineSocket.java:945)&#10;at com.android.org.conscrypt.ConscryptEngineSocket$SSLInputStream.processDataFromSocket(ConscryptEngineSocket.java:909)&#10;at com.android.org.conscrypt.ConscryptEngineSocket$SSLInputStream.access$100(ConscryptEngineSocket.java:731)&#10;at com.android.org.conscrypt.ConscryptEngineSocket.doHandshake(ConscryptEngineSocket.java:241)&#10;at com.android.org.conscrypt.ConscryptEngineSocket.startHandshake(ConscryptEngineSocket.java:220)&#10;at okhttp3.internal.connection.RealConnection.connectTls(RealConnection.kt:379)&#10;at okhttp3.internal.connection.RealConnection.establishProtocol(RealConnection.kt:337)&#10;at okhttp3.internal.connection.RealConnection.connect(RealConnection.kt:209)&#10;at okhttp3.internal.connection.ExchangeFinder.findConnection(ExchangeFinder.kt:226)&#10;at okhttp3.internal.connection.ExchangeFinder.findHealthyConnection(ExchangeFinder.kt:106)&#10;at okhttp3.internal.connection.ExchangeFinder.find(ExchangeFinder.kt:74)&#10;at okhttp3.internal.connection.RealCall.initExchange$okhttp(RealCall.kt:255)&#10;at okhttp3.internal.connection.ConnectInterceptor.intercept(ConnectInterceptor.kt:32)&#10;at okhttp3.internal.http.RealInterceptorChain.proceed(RealInterceptorChain.kt:109)&#10;at okhttp3.internal.cache.CacheInterceptor.intercept(CacheInterceptor.kt:95)&#10;at okhttp3.internal.http.RealInterceptorChain.proceed(RealInterceptorChain.kt:109)&#10;at okhttp3.internal.http.BridgeInterceptor.intercept(BridgeInterceptor.kt:83)&#10;at okhttp3.internal.http.RealInterceptorChain.proceed(RealInterceptorChain.kt:109)&#10;at okhttp3.internal.http.RetryAndFollowUpInterceptor.intercept(RetryAndFollowUpInterceptor.kt:76)&#10;at okhttp3.internal.http.RealInterceptorChain.proceed(RealInterceptorChain.kt:109)&#10;at okhttp3.internal.connection.RealCall.getResponseWithInterceptorChain$okhttp(RealCall.kt:201)&#10;at okhttp3.internal.connection.RealCall.execute(RealCall.kt:154)&#10;at com.roku.rokuhome.test.utils.CommonUtilities.sendScenarioRequest(CommonUtilities.kt:163)&#10;at com.roku.rokuhome.test.stepDefs.CommonStepDefinitions.setup(CommonStepDefinitions.kt:85)&#10;at java.lang.reflect.Method.invoke(Native Method)&#10;at cucumber.runtime.Utils$1.call(Utils.java:26)&#10;at cucumber.runtime.Timeout.timeout(Timeout.java:16)&#10;at cucumber.runtime.Utils.invoke(Utils.java:20)&#10;at cucumber.runtime.java.JavaHookDefinition.execute(JavaHookDefinition.java:65)&#10;at cucumber.runner.HookDefinitionMatch.runStep(HookDefinitionMatch.java:16)&#10;at cucumber.runner.TestStep.executeStep(TestStep.java:65)&#10;at cucumber.runner.TestStep.run(TestStep.java:50)&#10;at cucumber.runner.TestCase.run(TestCase.java:42)&#10;at cucumber.runner.Runner.runPickle(Runner.java:50)&#10;at io.cucumber.junit.AndroidPickleRunner.run(AndroidPickleRunner.java:49)&#10;at io.cucumber.junit.AndroidFeatureRunner.runChild(AndroidFeatureRunner.java:42)&#10;at io.cucumber.junit.AndroidFeatureRunner.runChild(AndroidFeatureRunner.java:13)&#10;at org.junit.runners.ParentRunner$4.run(ParentRunner.java:331)&#10;at org.junit.runners.ParentRunner$1.schedule(ParentRunner.java:79)&#10;at org.junit.runners.ParentRunner.runChildren(ParentRunner.java:329)&#10;at org.junit.runners.ParentRunner.access$100(ParentRunner.java:66)&#10;at org.junit.runners.ParentRunner$2.evaluate(ParentRunner.java:293)&#10;at org.junit.runners.ParentRunner$3.evaluate(ParentRunner.java:306)&#10;at org.junit.runners.ParentRunner.run(ParentRunner.java:413)&#10;at io.cucumber.junit.CucumberJUnitRunner.runChild(CucumberJUnitRunner.java:262)&#10;at io.cucumber.junit.CucumberJUnitRunner.runChild(CucumberJUnitRunner.java:53)&#10;at org.junit.runners.ParentRunner$4.run(ParentRunner.java:331)&#10;at org.junit.runners.ParentRunner$1.schedule(ParentRunner.java:79)&#10;at org.junit.runners.ParentRunner.runChildren(ParentRunner.java:329)&#10;at org.junit.runners.ParentRunner.access$100(ParentRunner.java:66)&#10;at org.junit.runners.ParentRunner$2.evaluate(ParentRunner.java:293)&#10;at io.cucumber.junit.CucumberJUnitRunner$1.evaluate(CucumberJUnitRunner.java:293)&#10;at org.junit.runners.ParentRunner$3.evaluate(ParentRunner.java:306)&#10;at org.junit.runners.ParentRunner.run(ParentRunner.java:413)&#10;at org.junit.runners.Suite.runChild(Suite.java:128)&#10;at org.junit.runners.Suite.runChild(Suite.java:27)&#10;at org.junit.runners.ParentRunner$4.run(ParentRunner.java:331)&#10;at org.junit.runners.ParentRunner$1.schedule(ParentRunner.java:79)&#10;at org.junit.runners.ParentRunner.runChildren(ParentRunner.java:329)&#10;at org.junit.runners.ParentRunner.access$100(ParentRunner.java:66)&#10;at org.junit.runners.ParentRunner$2.evaluate(ParentRunner.java:293)&#10;at org.junit.runners.ParentRunner$3.evaluate(ParentRunner.java:306)&#10;at org.junit.runners.ParentRunner.run(ParentRunner.java:413)&#10;at org.junit.runner.JUnitCore.run(JUnitCore.java:137)&#10;at org.junit.runner.JUnitCore.run(JUnitCore.java:115)&#10;at androidx.test.internal.runner.TestExecutor.execute(TestExecutor.java:67)&#10;at androidx.test.internal.runner.TestExecutor.execute(TestExecutor.java:58)&#10;at androidx.test.runner.AndroidJUnitRunner.onStart(AndroidJUnitRunner.java:446)&#10;at android.app.Instrumentation$InstrumentationThread.run(Instrumentation.java:2261)&#10;Suppressed: java.net.SocketTimeoutException: Read timed out&#10;... 73 more&#10;" calcext:value-type="string">
            <text:p>java.net.SocketTimeoutException: Read timed out</text:p>
            <text:p>at java.net.SocketInputStream.socketRead0(Native Method)</text:p>
            <text:p>at java.net.SocketInputStream.socketRead(SocketInputStream.java:119)</text:p>
            <text:p>at java.net.SocketInputStream.read(SocketInputStream.java:176)</text:p>
            <text:p>at java.net.SocketInputStream.read(SocketInputStream.java:144)</text:p>
            <text:p>at com.android.org.conscrypt.ConscryptEngineSocket$SSLInputStream.readFromSocket(ConscryptEngineSocket.java:945)</text:p>
            <text:p>at com.android.org.conscrypt.ConscryptEngineSocket$SSLInputStream.processDataFromSocket(ConscryptEngineSocket.java:909)</text:p>
            <text:p>at com.android.org.conscrypt.ConscryptEngineSocket$SSLInputStream.access$100(ConscryptEngineSocket.java:731)</text:p>
            <text:p>at com.android.org.conscrypt.ConscryptEngineSocket.doHandshake(ConscryptEngineSocket.java:241)</text:p>
            <text:p>at com.android.org.conscrypt.ConscryptEngineSocket.startHandshake(ConscryptEngineSocket.java:220)</text:p>
            <text:p>at okhttp3.internal.connection.RealConnection.connectTls(RealConnection.kt:379)</text:p>
            <text:p>at okhttp3.internal.connection.RealConnection.establishProtocol(RealConnection.kt:337)</text:p>
            <text:p>at okhttp3.internal.connection.RealConnection.connect(RealConnection.kt:209)</text:p>
            <text:p>at okhttp3.internal.connection.ExchangeFinder.findConnection(ExchangeFinder.kt:226)</text:p>
            <text:p>at okhttp3.internal.connection.ExchangeFinder.findHealthyConnection(ExchangeFinder.kt:106)</text:p>
            <text:p>at okhttp3.internal.connection.ExchangeFinder.find(ExchangeFinder.kt:74)</text:p>
            <text:p>at okhttp3.internal.connection.RealCall.initExchange$okhttp(RealCall.kt:255)</text:p>
            <text:p>at okhttp3.internal.connection.ConnectInterceptor.intercept(ConnectInterceptor.kt:32)</text:p>
            <text:p>at okhttp3.internal.http.RealInterceptorChain.proceed(RealInterceptorChain.kt:109)</text:p>
            <text:p>at okhttp3.internal.cache.CacheInterceptor.intercept(CacheInterceptor.kt:95)</text:p>
            <text:p>at okhttp3.internal.http.RealInterceptorChain.proceed(RealInterceptorChain.kt:109)</text:p>
            <text:p>at okhttp3.internal.http.BridgeInterceptor.intercept(BridgeInterceptor.kt:83)</text:p>
            <text:p>at okhttp3.internal.http.RealInterceptorChain.proceed(RealInterceptorChain.kt:109)</text:p>
            <text:p>at okhttp3.internal.http.RetryAndFollowUpInterceptor.intercept(RetryAndFollowUpInterceptor.kt:76)</text:p>
            <text:p>at okhttp3.internal.http.RealInterceptorChain.proceed(RealInterceptorChain.kt:109)</text:p>
            <text:p>at okhttp3.internal.connection.RealCall.getResponseWithInterceptorChain$okhttp(RealCall.kt:201)</text:p>
            <text:p>at okhttp3.internal.connection.RealCall.execute(RealCall.kt:154)</text:p>
            <text:p>at com.roku.rokuhome.test.utils.CommonUtilities.sendScenarioRequest(CommonUtilities.kt:163)</text:p>
            <text:p>at com.roku.rokuhome.test.stepDefs.CommonStepDefinitions.setup(CommonStepDefinitions.kt:85)</text:p>
            <text:p>at java.lang.reflect.Method.invoke(Native Method)</text:p>
            <text:p>at cucumber.runtime.Utils$1.call(Utils.java:26)</text:p>
            <text:p>at cucumber.runtime.Timeout.timeout(Timeout.java:16)</text:p>
            <text:p>at cucumber.runtime.Utils.invoke(Utils.java:20)</text:p>
            <text:p>at cucumber.runtime.java.JavaHookDefinition.execute(JavaHookDefinition.java:65)</text:p>
            <text:p>at cucumber.runner.HookDefinitionMatch.runStep(HookDefinitionMatch.java:16)</text:p>
            <text:p>at cucumber.runner.TestStep.executeStep(TestStep.java:65)</text:p>
            <text:p>at cucumber.runner.TestStep.run(TestStep.java:50)</text:p>
            <text:p>at cucumber.runner.TestCase.run(TestCase.java:42)</text:p>
            <text:p>at cucumber.runner.Runner.runPickle(Runner.java:50)</text:p>
            <text:p>at io.cucumber.junit.AndroidPickleRunner.run(AndroidPickleRunner.java:49)</text:p>
            <text:p>at io.cucumber.junit.AndroidFeatureRunner.runChild(AndroidFeatureRunner.java:42)</text:p>
            <text:p>at io.cucumber.junit.AndroidFeatureRunner.runChild(AndroidFeatureRunner.java:13)</text:p>
            <text:p>at org.junit.runners.ParentRunner$4.run(ParentRunner.java:331)</text:p>
            <text:p>at org.junit.runners.ParentRunner$1.schedule(ParentRunner.java:79)</text:p>
            <text:p>at org.junit.runners.ParentRunner.runChildren(ParentRunner.java:329)</text:p>
            <text:p>at org.junit.runners.ParentRunner.access$100(ParentRunner.java:66)</text:p>
            <text:p>at org.junit.runners.ParentRunner$2.evaluate(ParentRunner.java:293)</text:p>
            <text:p>at org.junit.runners.ParentRunner$3.evaluate(ParentRunner.java:306)</text:p>
            <text:p>at org.junit.runners.ParentRunner.run(ParentRunner.java:413)</text:p>
            <text:p>at io.cucumber.junit.CucumberJUnitRunner.runChild(CucumberJUnitRunner.java:262)</text:p>
            <text:p>at io.cucumber.junit.CucumberJUnitRunner.runChild(CucumberJUnitRunner.java:53)</text:p>
            <text:p>at org.junit.runners.ParentRunner$4.run(ParentRunner.java:331)</text:p>
            <text:p>at org.junit.runners.ParentRunner$1.schedule(ParentRunner.java:79)</text:p>
            <text:p>at org.junit.runners.ParentRunner.runChildren(ParentRunner.java:329)</text:p>
            <text:p>at org.junit.runners.ParentRunner.access$100(ParentRunner.java:66)</text:p>
            <text:p>at org.junit.runners.ParentRunner$2.evaluate(ParentRunner.java:293)</text:p>
            <text:p>at io.cucumber.junit.CucumberJUnitRunner$1.evaluate(CucumberJUnitRunner.java:293)</text:p>
            <text:p>at org.junit.runners.ParentRunner$3.evaluate(ParentRunner.java:306)</text:p>
            <text:p>at org.junit.runners.ParentRunner.run(ParentRunner.java:413)</text:p>
            <text:p>at org.junit.runners.Suite.runChild(Suite.java:128)</text:p>
            <text:p>at org.junit.runners.Suite.runChild(Suite.java:27)</text:p>
            <text:p>at org.junit.runners.ParentRunner$4.run(ParentRunner.java:331)</text:p>
            <text:p>at org.junit.runners.ParentRunner$1.schedule(ParentRunner.java:79)</text:p>
            <text:p>at org.junit.runners.ParentRunner.runChildren(ParentRunner.java:329)</text:p>
            <text:p>at org.junit.runners.ParentRunner.access$100(ParentRunner.java:66)</text:p>
            <text:p>at org.junit.runners.ParentRunner$2.evaluate(ParentRunner.java:293)</text:p>
            <text:p>at org.junit.runners.ParentRunner$3.evaluate(ParentRunner.java:306)</text:p>
            <text:p>at org.junit.runners.ParentRunner.run(ParentRunner.java:413)</text:p>
            <text:p>at org.junit.runner.JUnitCore.run(JUnitCore.java:137)</text:p>
            <text:p>at org.junit.runner.JUnitCore.run(JUnitCore.java:115)</text:p>
            <text:p>at androidx.test.internal.runner.TestExecutor.execute(TestExecutor.java:67)</text:p>
            <text:p>at androidx.test.internal.runner.TestExecutor.execute(TestExecutor.java:58)</text:p>
            <text:p>at androidx.test.runner.AndroidJUnitRunner.onStart(AndroidJUnitRunner.java:446)</text:p>
            <text:p>at android.app.Instrumentation$InstrumentationThread.run(Instrumentation.java:2261)</text:p>
            <text:p>Suppressed: java.net.SocketTimeoutException: Read timed out</text:p>
            <text:p>... 73 more</text:p>
            <text:p/>
          </table:table-cell>
        </table:table-row>
        <table:table-row table:style-name="ro25">
          <table:table-cell office:value-type="string" calcext:value-type="string">
            <text:p>cucumber.runtime.formatter.JUnitFormatter</text:p>
          </table:table-cell>
          <table:table-cell office:value-type="string" calcext:value-type="string">
            <text:p>Validate execute Shortcut rule to "Turn on notification" for Wyze Indoor Camera</text:p>
          </table:table-cell>
          <table:table-cell office:value-type="string" calcext:value-type="string">
            <text:p>unknown</text:p>
          </table:table-cell>
          <table:table-cell office:value-type="float" office:value="41.437144" calcext:value-type="float">
            <text:p>41.437144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office:string-value="java.net.SocketTimeoutException: Read timed out&#10;at java.net.SocketInputStream.socketRead0(Native Method)&#10;at java.net.SocketInputStream.socketRead(SocketInputStream.java:119)&#10;at java.net.SocketInputStream.read(SocketInputStream.java:176)&#10;at java.net.SocketInputStream.read(SocketInputStream.java:144)&#10;at com.android.org.conscrypt.ConscryptEngineSocket$SSLInputStream.readFromSocket(ConscryptEngineSocket.java:945)&#10;at com.android.org.conscrypt.ConscryptEngineSocket$SSLInputStream.processDataFromSocket(ConscryptEngineSocket.java:909)&#10;at com.android.org.conscrypt.ConscryptEngineSocket$SSLInputStream.access$100(ConscryptEngineSocket.java:731)&#10;at com.android.org.conscrypt.ConscryptEngineSocket.doHandshake(ConscryptEngineSocket.java:241)&#10;at com.android.org.conscrypt.ConscryptEngineSocket.startHandshake(ConscryptEngineSocket.java:220)&#10;at okhttp3.internal.connection.RealConnection.connectTls(RealConnection.kt:379)&#10;at okhttp3.internal.connection.RealConnection.establishProtocol(RealConnection.kt:337)&#10;at okhttp3.internal.connection.RealConnection.connect(RealConnection.kt:209)&#10;at okhttp3.internal.connection.ExchangeFinder.findConnection(ExchangeFinder.kt:226)&#10;at okhttp3.internal.connection.ExchangeFinder.findHealthyConnection(ExchangeFinder.kt:106)&#10;at okhttp3.internal.connection.ExchangeFinder.find(ExchangeFinder.kt:74)&#10;at okhttp3.internal.connection.RealCall.initExchange$okhttp(RealCall.kt:255)&#10;at okhttp3.internal.connection.ConnectInterceptor.intercept(ConnectInterceptor.kt:32)&#10;at okhttp3.internal.http.RealInterceptorChain.proceed(RealInterceptorChain.kt:109)&#10;at okhttp3.internal.cache.CacheInterceptor.intercept(CacheInterceptor.kt:95)&#10;at okhttp3.internal.http.RealInterceptorChain.proceed(RealInterceptorChain.kt:109)&#10;at okhttp3.internal.http.BridgeInterceptor.intercept(BridgeInterceptor.kt:83)&#10;at okhttp3.internal.http.RealInterceptorChain.proceed(RealInterceptorChain.kt:109)&#10;at okhttp3.internal.http.RetryAndFollowUpInterceptor.intercept(RetryAndFollowUpInterceptor.kt:76)&#10;at okhttp3.internal.http.RealInterceptorChain.proceed(RealInterceptorChain.kt:109)&#10;at okhttp3.internal.connection.RealCall.getResponseWithInterceptorChain$okhttp(RealCall.kt:201)&#10;at okhttp3.internal.connection.RealCall.execute(RealCall.kt:154)&#10;at com.roku.rokuhome.test.utils.CommonUtilities.sendScenarioRequest(CommonUtilities.kt:163)&#10;at com.roku.rokuhome.test.stepDefs.CommonStepDefinitions.setup(CommonStepDefinitions.kt:85)&#10;at java.lang.reflect.Method.invoke(Native Method)&#10;at cucumber.runtime.Utils$1.call(Utils.java:26)&#10;at cucumber.runtime.Timeout.timeout(Timeout.java:16)&#10;at cucumber.runtime.Utils.invoke(Utils.java:20)&#10;at cucumber.runtime.java.JavaHookDefinition.execute(JavaHookDefinition.java:65)&#10;at cucumber.runner.HookDefinitionMatch.runStep(HookDefinitionMatch.java:16)&#10;at cucumber.runner.TestStep.executeStep(TestStep.java:65)&#10;at cucumber.runner.TestStep.run(TestStep.java:50)&#10;at cucumber.runner.TestCase.run(TestCase.java:42)&#10;at cucumber.runner.Runner.runPickle(Runner.java:50)&#10;at io.cucumber.junit.AndroidPickleRunner.run(AndroidPickleRunner.java:49)&#10;at io.cucumber.junit.AndroidFeatureRunner.runChild(AndroidFeatureRunner.java:42)&#10;at io.cucumber.junit.AndroidFeatureRunner.runChild(AndroidFeatureRunner.java:13)&#10;at org.junit.runners.ParentRunner$4.run(ParentRunner.java:331)&#10;at org.junit.runners.ParentRunner$1.schedule(ParentRunner.java:79)&#10;at org.junit.runners.ParentRunner.runChildren(ParentRunner.java:329)&#10;at org.junit.runners.ParentRunner.access$100(ParentRunner.java:66)&#10;at org.junit.runners.ParentRunner$2.evaluate(ParentRunner.java:293)&#10;at org.junit.runners.ParentRunner$3.evaluate(ParentRunner.java:306)&#10;at org.junit.runners.ParentRunner.run(ParentRunner.java:413)&#10;at io.cucumber.junit.CucumberJUnitRunner.runChild(CucumberJUnitRunner.java:262)&#10;at io.cucumber.junit.CucumberJUnitRunner.runChild(CucumberJUnitRunner.java:53)&#10;at org.junit.runners.ParentRunner$4.run(ParentRunner.java:331)&#10;at org.junit.runners.ParentRunner$1.schedule(ParentRunner.java:79)&#10;at org.junit.runners.ParentRunner.runChildren(ParentRunner.java:329)&#10;at org.junit.runners.ParentRunner.access$100(ParentRunner.java:66)&#10;at org.junit.runners.ParentRunner$2.evaluate(ParentRunner.java:293)&#10;at io.cucumber.junit.CucumberJUnitRunner$1.evaluate(CucumberJUnitRunner.java:293)&#10;at org.junit.runners.ParentRunner$3.evaluate(ParentRunner.java:306)&#10;at org.junit.runners.ParentRunner.run(ParentRunner.java:413)&#10;at org.junit.runners.Suite.runChild(Suite.java:128)&#10;at org.junit.runners.Suite.runChild(Suite.java:27)&#10;at org.junit.runners.ParentRunner$4.run(ParentRunner.java:331)&#10;at org.junit.runners.ParentRunner$1.schedule(ParentRunner.java:79)&#10;at org.junit.runners.ParentRunner.runChildren(ParentRunner.java:329)&#10;at org.junit.runners.ParentRunner.access$100(ParentRunner.java:66)&#10;at org.junit.runners.ParentRunner$2.evaluate(ParentRunner.java:293)&#10;at org.junit.runners.ParentRunner$3.evaluate(ParentRunner.java:306)&#10;at org.junit.runners.ParentRunner.run(ParentRunner.java:413)&#10;at org.junit.runner.JUnitCore.run(JUnitCore.java:137)&#10;at org.junit.runner.JUnitCore.run(JUnitCore.java:115)&#10;at androidx.test.internal.runner.TestExecutor.execute(TestExecutor.java:67)&#10;at androidx.test.internal.runner.TestExecutor.execute(TestExecutor.java:58)&#10;at androidx.test.runner.AndroidJUnitRunner.onStart(AndroidJUnitRunner.java:446)&#10;at android.app.Instrumentation$InstrumentationThread.run(Instrumentation.java:2261)&#10;Suppressed: java.net.SocketTimeoutException: Read timed out&#10;... 73 more&#10;" calcext:value-type="string">
            <text:p>java.net.SocketTimeoutException: Read timed out</text:p>
            <text:p>at java.net.SocketInputStream.socketRead0(Native Method)</text:p>
            <text:p>at java.net.SocketInputStream.socketRead(SocketInputStream.java:119)</text:p>
            <text:p>at java.net.SocketInputStream.read(SocketInputStream.java:176)</text:p>
            <text:p>at java.net.SocketInputStream.read(SocketInputStream.java:144)</text:p>
            <text:p>at com.android.org.conscrypt.ConscryptEngineSocket$SSLInputStream.readFromSocket(ConscryptEngineSocket.java:945)</text:p>
            <text:p>at com.android.org.conscrypt.ConscryptEngineSocket$SSLInputStream.processDataFromSocket(ConscryptEngineSocket.java:909)</text:p>
            <text:p>at com.android.org.conscrypt.ConscryptEngineSocket$SSLInputStream.access$100(ConscryptEngineSocket.java:731)</text:p>
            <text:p>at com.android.org.conscrypt.ConscryptEngineSocket.doHandshake(ConscryptEngineSocket.java:241)</text:p>
            <text:p>at com.android.org.conscrypt.ConscryptEngineSocket.startHandshake(ConscryptEngineSocket.java:220)</text:p>
            <text:p>at okhttp3.internal.connection.RealConnection.connectTls(RealConnection.kt:379)</text:p>
            <text:p>at okhttp3.internal.connection.RealConnection.establishProtocol(RealConnection.kt:337)</text:p>
            <text:p>at okhttp3.internal.connection.RealConnection.connect(RealConnection.kt:209)</text:p>
            <text:p>at okhttp3.internal.connection.ExchangeFinder.findConnection(ExchangeFinder.kt:226)</text:p>
            <text:p>at okhttp3.internal.connection.ExchangeFinder.findHealthyConnection(ExchangeFinder.kt:106)</text:p>
            <text:p>at okhttp3.internal.connection.ExchangeFinder.find(ExchangeFinder.kt:74)</text:p>
            <text:p>at okhttp3.internal.connection.RealCall.initExchange$okhttp(RealCall.kt:255)</text:p>
            <text:p>at okhttp3.internal.connection.ConnectInterceptor.intercept(ConnectInterceptor.kt:32)</text:p>
            <text:p>at okhttp3.internal.http.RealInterceptorChain.proceed(RealInterceptorChain.kt:109)</text:p>
            <text:p>at okhttp3.internal.cache.CacheInterceptor.intercept(CacheInterceptor.kt:95)</text:p>
            <text:p>at okhttp3.internal.http.RealInterceptorChain.proceed(RealInterceptorChain.kt:109)</text:p>
            <text:p>at okhttp3.internal.http.BridgeInterceptor.intercept(BridgeInterceptor.kt:83)</text:p>
            <text:p>at okhttp3.internal.http.RealInterceptorChain.proceed(RealInterceptorChain.kt:109)</text:p>
            <text:p>at okhttp3.internal.http.RetryAndFollowUpInterceptor.intercept(RetryAndFollowUpInterceptor.kt:76)</text:p>
            <text:p>at okhttp3.internal.http.RealInterceptorChain.proceed(RealInterceptorChain.kt:109)</text:p>
            <text:p>at okhttp3.internal.connection.RealCall.getResponseWithInterceptorChain$okhttp(RealCall.kt:201)</text:p>
            <text:p>at okhttp3.internal.connection.RealCall.execute(RealCall.kt:154)</text:p>
            <text:p>at com.roku.rokuhome.test.utils.CommonUtilities.sendScenarioRequest(CommonUtilities.kt:163)</text:p>
            <text:p>at com.roku.rokuhome.test.stepDefs.CommonStepDefinitions.setup(CommonStepDefinitions.kt:85)</text:p>
            <text:p>at java.lang.reflect.Method.invoke(Native Method)</text:p>
            <text:p>at cucumber.runtime.Utils$1.call(Utils.java:26)</text:p>
            <text:p>at cucumber.runtime.Timeout.timeout(Timeout.java:16)</text:p>
            <text:p>at cucumber.runtime.Utils.invoke(Utils.java:20)</text:p>
            <text:p>at cucumber.runtime.java.JavaHookDefinition.execute(JavaHookDefinition.java:65)</text:p>
            <text:p>at cucumber.runner.HookDefinitionMatch.runStep(HookDefinitionMatch.java:16)</text:p>
            <text:p>at cucumber.runner.TestStep.executeStep(TestStep.java:65)</text:p>
            <text:p>at cucumber.runner.TestStep.run(TestStep.java:50)</text:p>
            <text:p>at cucumber.runner.TestCase.run(TestCase.java:42)</text:p>
            <text:p>at cucumber.runner.Runner.runPickle(Runner.java:50)</text:p>
            <text:p>at io.cucumber.junit.AndroidPickleRunner.run(AndroidPickleRunner.java:49)</text:p>
            <text:p>at io.cucumber.junit.AndroidFeatureRunner.runChild(AndroidFeatureRunner.java:42)</text:p>
            <text:p>at io.cucumber.junit.AndroidFeatureRunner.runChild(AndroidFeatureRunner.java:13)</text:p>
            <text:p>at org.junit.runners.ParentRunner$4.run(ParentRunner.java:331)</text:p>
            <text:p>at org.junit.runners.ParentRunner$1.schedule(ParentRunner.java:79)</text:p>
            <text:p>at org.junit.runners.ParentRunner.runChildren(ParentRunner.java:329)</text:p>
            <text:p>at org.junit.runners.ParentRunner.access$100(ParentRunner.java:66)</text:p>
            <text:p>at org.junit.runners.ParentRunner$2.evaluate(ParentRunner.java:293)</text:p>
            <text:p>at org.junit.runners.ParentRunner$3.evaluate(ParentRunner.java:306)</text:p>
            <text:p>at org.junit.runners.ParentRunner.run(ParentRunner.java:413)</text:p>
            <text:p>at io.cucumber.junit.CucumberJUnitRunner.runChild(CucumberJUnitRunner.java:262)</text:p>
            <text:p>at io.cucumber.junit.CucumberJUnitRunner.runChild(CucumberJUnitRunner.java:53)</text:p>
            <text:p>at org.junit.runners.ParentRunner$4.run(ParentRunner.java:331)</text:p>
            <text:p>at org.junit.runners.ParentRunner$1.schedule(ParentRunner.java:79)</text:p>
            <text:p>at org.junit.runners.ParentRunner.runChildren(ParentRunner.java:329)</text:p>
            <text:p>at org.junit.runners.ParentRunner.access$100(ParentRunner.java:66)</text:p>
            <text:p>at org.junit.runners.ParentRunner$2.evaluate(ParentRunner.java:293)</text:p>
            <text:p>at io.cucumber.junit.CucumberJUnitRunner$1.evaluate(CucumberJUnitRunner.java:293)</text:p>
            <text:p>at org.junit.runners.ParentRunner$3.evaluate(ParentRunner.java:306)</text:p>
            <text:p>at org.junit.runners.ParentRunner.run(ParentRunner.java:413)</text:p>
            <text:p>at org.junit.runners.Suite.runChild(Suite.java:128)</text:p>
            <text:p>at org.junit.runners.Suite.runChild(Suite.java:27)</text:p>
            <text:p>at org.junit.runners.ParentRunner$4.run(ParentRunner.java:331)</text:p>
            <text:p>at org.junit.runners.ParentRunner$1.schedule(ParentRunner.java:79)</text:p>
            <text:p>at org.junit.runners.ParentRunner.runChildren(ParentRunner.java:329)</text:p>
            <text:p>at org.junit.runners.ParentRunner.access$100(ParentRunner.java:66)</text:p>
            <text:p>at org.junit.runners.ParentRunner$2.evaluate(ParentRunner.java:293)</text:p>
            <text:p>at org.junit.runners.ParentRunner$3.evaluate(ParentRunner.java:306)</text:p>
            <text:p>at org.junit.runners.ParentRunner.run(ParentRunner.java:413)</text:p>
            <text:p>at org.junit.runner.JUnitCore.run(JUnitCore.java:137)</text:p>
            <text:p>at org.junit.runner.JUnitCore.run(JUnitCore.java:115)</text:p>
            <text:p>at androidx.test.internal.runner.TestExecutor.execute(TestExecutor.java:67)</text:p>
            <text:p>at androidx.test.internal.runner.TestExecutor.execute(TestExecutor.java:58)</text:p>
            <text:p>at androidx.test.runner.AndroidJUnitRunner.onStart(AndroidJUnitRunner.java:446)</text:p>
            <text:p>at android.app.Instrumentation$InstrumentationThread.run(Instrumentation.java:2261)</text:p>
            <text:p>Suppressed: java.net.SocketTimeoutException: Read timed out</text:p>
            <text:p>... 73 more</text:p>
            <text:p/>
          </table:table-cell>
        </table:table-row>
        <table:table-row table:style-name="ro25">
          <table:table-cell office:value-type="string" calcext:value-type="string">
            <text:p>cucumber.runtime.formatter.JUnitFormatter</text:p>
          </table:table-cell>
          <table:table-cell office:value-type="string" calcext:value-type="string">
            <text:p>Validate create shortcut rule</text:p>
          </table:table-cell>
          <table:table-cell office:value-type="string" calcext:value-type="string">
            <text:p>unknown</text:p>
          </table:table-cell>
          <table:table-cell office:value-type="float" office:value="41.472602" calcext:value-type="float">
            <text:p>41.472602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office:string-value="java.net.SocketTimeoutException: Read timed out&#10;at java.net.SocketInputStream.socketRead0(Native Method)&#10;at java.net.SocketInputStream.socketRead(SocketInputStream.java:119)&#10;at java.net.SocketInputStream.read(SocketInputStream.java:176)&#10;at java.net.SocketInputStream.read(SocketInputStream.java:144)&#10;at com.android.org.conscrypt.ConscryptEngineSocket$SSLInputStream.readFromSocket(ConscryptEngineSocket.java:945)&#10;at com.android.org.conscrypt.ConscryptEngineSocket$SSLInputStream.processDataFromSocket(ConscryptEngineSocket.java:909)&#10;at com.android.org.conscrypt.ConscryptEngineSocket$SSLInputStream.access$100(ConscryptEngineSocket.java:731)&#10;at com.android.org.conscrypt.ConscryptEngineSocket.doHandshake(ConscryptEngineSocket.java:241)&#10;at com.android.org.conscrypt.ConscryptEngineSocket.startHandshake(ConscryptEngineSocket.java:220)&#10;at okhttp3.internal.connection.RealConnection.connectTls(RealConnection.kt:379)&#10;at okhttp3.internal.connection.RealConnection.establishProtocol(RealConnection.kt:337)&#10;at okhttp3.internal.connection.RealConnection.connect(RealConnection.kt:209)&#10;at okhttp3.internal.connection.ExchangeFinder.findConnection(ExchangeFinder.kt:226)&#10;at okhttp3.internal.connection.ExchangeFinder.findHealthyConnection(ExchangeFinder.kt:106)&#10;at okhttp3.internal.connection.ExchangeFinder.find(ExchangeFinder.kt:74)&#10;at okhttp3.internal.connection.RealCall.initExchange$okhttp(RealCall.kt:255)&#10;at okhttp3.internal.connection.ConnectInterceptor.intercept(ConnectInterceptor.kt:32)&#10;at okhttp3.internal.http.RealInterceptorChain.proceed(RealInterceptorChain.kt:109)&#10;at okhttp3.internal.cache.CacheInterceptor.intercept(CacheInterceptor.kt:95)&#10;at okhttp3.internal.http.RealInterceptorChain.proceed(RealInterceptorChain.kt:109)&#10;at okhttp3.internal.http.BridgeInterceptor.intercept(BridgeInterceptor.kt:83)&#10;at okhttp3.internal.http.RealInterceptorChain.proceed(RealInterceptorChain.kt:109)&#10;at okhttp3.internal.http.RetryAndFollowUpInterceptor.intercept(RetryAndFollowUpInterceptor.kt:76)&#10;at okhttp3.internal.http.RealInterceptorChain.proceed(RealInterceptorChain.kt:109)&#10;at okhttp3.internal.connection.RealCall.getResponseWithInterceptorChain$okhttp(RealCall.kt:201)&#10;at okhttp3.internal.connection.RealCall.execute(RealCall.kt:154)&#10;at com.roku.rokuhome.test.utils.CommonUtilities.sendScenarioRequest(CommonUtilities.kt:163)&#10;at com.roku.rokuhome.test.stepDefs.CommonStepDefinitions.setup(CommonStepDefinitions.kt:85)&#10;at java.lang.reflect.Method.invoke(Native Method)&#10;at cucumber.runtime.Utils$1.call(Utils.java:26)&#10;at cucumber.runtime.Timeout.timeout(Timeout.java:16)&#10;at cucumber.runtime.Utils.invoke(Utils.java:20)&#10;at cucumber.runtime.java.JavaHookDefinition.execute(JavaHookDefinition.java:65)&#10;at cucumber.runner.HookDefinitionMatch.runStep(HookDefinitionMatch.java:16)&#10;at cucumber.runner.TestStep.executeStep(TestStep.java:65)&#10;at cucumber.runner.TestStep.run(TestStep.java:50)&#10;at cucumber.runner.TestCase.run(TestCase.java:42)&#10;at cucumber.runner.Runner.runPickle(Runner.java:50)&#10;at io.cucumber.junit.AndroidPickleRunner.run(AndroidPickleRunner.java:49)&#10;at io.cucumber.junit.AndroidFeatureRunner.runChild(AndroidFeatureRunner.java:42)&#10;at io.cucumber.junit.AndroidFeatureRunner.runChild(AndroidFeatureRunner.java:13)&#10;at org.junit.runners.ParentRunner$4.run(ParentRunner.java:331)&#10;at org.junit.runners.ParentRunner$1.schedule(ParentRunner.java:79)&#10;at org.junit.runners.ParentRunner.runChildren(ParentRunner.java:329)&#10;at org.junit.runners.ParentRunner.access$100(ParentRunner.java:66)&#10;at org.junit.runners.ParentRunner$2.evaluate(ParentRunner.java:293)&#10;at org.junit.runners.ParentRunner$3.evaluate(ParentRunner.java:306)&#10;at org.junit.runners.ParentRunner.run(ParentRunner.java:413)&#10;at io.cucumber.junit.CucumberJUnitRunner.runChild(CucumberJUnitRunner.java:262)&#10;at io.cucumber.junit.CucumberJUnitRunner.runChild(CucumberJUnitRunner.java:53)&#10;at org.junit.runners.ParentRunner$4.run(ParentRunner.java:331)&#10;at org.junit.runners.ParentRunner$1.schedule(ParentRunner.java:79)&#10;at org.junit.runners.ParentRunner.runChildren(ParentRunner.java:329)&#10;at org.junit.runners.ParentRunner.access$100(ParentRunner.java:66)&#10;at org.junit.runners.ParentRunner$2.evaluate(ParentRunner.java:293)&#10;at io.cucumber.junit.CucumberJUnitRunner$1.evaluate(CucumberJUnitRunner.java:293)&#10;at org.junit.runners.ParentRunner$3.evaluate(ParentRunner.java:306)&#10;at org.junit.runners.ParentRunner.run(ParentRunner.java:413)&#10;at org.junit.runners.Suite.runChild(Suite.java:128)&#10;at org.junit.runners.Suite.runChild(Suite.java:27)&#10;at org.junit.runners.ParentRunner$4.run(ParentRunner.java:331)&#10;at org.junit.runners.ParentRunner$1.schedule(ParentRunner.java:79)&#10;at org.junit.runners.ParentRunner.runChildren(ParentRunner.java:329)&#10;at org.junit.runners.ParentRunner.access$100(ParentRunner.java:66)&#10;at org.junit.runners.ParentRunner$2.evaluate(ParentRunner.java:293)&#10;at org.junit.runners.ParentRunner$3.evaluate(ParentRunner.java:306)&#10;at org.junit.runners.ParentRunner.run(ParentRunner.java:413)&#10;at org.junit.runner.JUnitCore.run(JUnitCore.java:137)&#10;at org.junit.runner.JUnitCore.run(JUnitCore.java:115)&#10;at androidx.test.internal.runner.TestExecutor.execute(TestExecutor.java:67)&#10;at androidx.test.internal.runner.TestExecutor.execute(TestExecutor.java:58)&#10;at androidx.test.runner.AndroidJUnitRunner.onStart(AndroidJUnitRunner.java:446)&#10;at android.app.Instrumentation$InstrumentationThread.run(Instrumentation.java:2261)&#10;Suppressed: java.net.SocketTimeoutException: Read timed out&#10;... 73 more&#10;" calcext:value-type="string">
            <text:p>java.net.SocketTimeoutException: Read timed out</text:p>
            <text:p>at java.net.SocketInputStream.socketRead0(Native Method)</text:p>
            <text:p>at java.net.SocketInputStream.socketRead(SocketInputStream.java:119)</text:p>
            <text:p>at java.net.SocketInputStream.read(SocketInputStream.java:176)</text:p>
            <text:p>at java.net.SocketInputStream.read(SocketInputStream.java:144)</text:p>
            <text:p>at com.android.org.conscrypt.ConscryptEngineSocket$SSLInputStream.readFromSocket(ConscryptEngineSocket.java:945)</text:p>
            <text:p>at com.android.org.conscrypt.ConscryptEngineSocket$SSLInputStream.processDataFromSocket(ConscryptEngineSocket.java:909)</text:p>
            <text:p>at com.android.org.conscrypt.ConscryptEngineSocket$SSLInputStream.access$100(ConscryptEngineSocket.java:731)</text:p>
            <text:p>at com.android.org.conscrypt.ConscryptEngineSocket.doHandshake(ConscryptEngineSocket.java:241)</text:p>
            <text:p>at com.android.org.conscrypt.ConscryptEngineSocket.startHandshake(ConscryptEngineSocket.java:220)</text:p>
            <text:p>at okhttp3.internal.connection.RealConnection.connectTls(RealConnection.kt:379)</text:p>
            <text:p>at okhttp3.internal.connection.RealConnection.establishProtocol(RealConnection.kt:337)</text:p>
            <text:p>at okhttp3.internal.connection.RealConnection.connect(RealConnection.kt:209)</text:p>
            <text:p>at okhttp3.internal.connection.ExchangeFinder.findConnection(ExchangeFinder.kt:226)</text:p>
            <text:p>at okhttp3.internal.connection.ExchangeFinder.findHealthyConnection(ExchangeFinder.kt:106)</text:p>
            <text:p>at okhttp3.internal.connection.ExchangeFinder.find(ExchangeFinder.kt:74)</text:p>
            <text:p>at okhttp3.internal.connection.RealCall.initExchange$okhttp(RealCall.kt:255)</text:p>
            <text:p>at okhttp3.internal.connection.ConnectInterceptor.intercept(ConnectInterceptor.kt:32)</text:p>
            <text:p>at okhttp3.internal.http.RealInterceptorChain.proceed(RealInterceptorChain.kt:109)</text:p>
            <text:p>at okhttp3.internal.cache.CacheInterceptor.intercept(CacheInterceptor.kt:95)</text:p>
            <text:p>at okhttp3.internal.http.RealInterceptorChain.proceed(RealInterceptorChain.kt:109)</text:p>
            <text:p>at okhttp3.internal.http.BridgeInterceptor.intercept(BridgeInterceptor.kt:83)</text:p>
            <text:p>at okhttp3.internal.http.RealInterceptorChain.proceed(RealInterceptorChain.kt:109)</text:p>
            <text:p>at okhttp3.internal.http.RetryAndFollowUpInterceptor.intercept(RetryAndFollowUpInterceptor.kt:76)</text:p>
            <text:p>at okhttp3.internal.http.RealInterceptorChain.proceed(RealInterceptorChain.kt:109)</text:p>
            <text:p>at okhttp3.internal.connection.RealCall.getResponseWithInterceptorChain$okhttp(RealCall.kt:201)</text:p>
            <text:p>at okhttp3.internal.connection.RealCall.execute(RealCall.kt:154)</text:p>
            <text:p>at com.roku.rokuhome.test.utils.CommonUtilities.sendScenarioRequest(CommonUtilities.kt:163)</text:p>
            <text:p>at com.roku.rokuhome.test.stepDefs.CommonStepDefinitions.setup(CommonStepDefinitions.kt:85)</text:p>
            <text:p>at java.lang.reflect.Method.invoke(Native Method)</text:p>
            <text:p>at cucumber.runtime.Utils$1.call(Utils.java:26)</text:p>
            <text:p>at cucumber.runtime.Timeout.timeout(Timeout.java:16)</text:p>
            <text:p>at cucumber.runtime.Utils.invoke(Utils.java:20)</text:p>
            <text:p>at cucumber.runtime.java.JavaHookDefinition.execute(JavaHookDefinition.java:65)</text:p>
            <text:p>at cucumber.runner.HookDefinitionMatch.runStep(HookDefinitionMatch.java:16)</text:p>
            <text:p>at cucumber.runner.TestStep.executeStep(TestStep.java:65)</text:p>
            <text:p>at cucumber.runner.TestStep.run(TestStep.java:50)</text:p>
            <text:p>at cucumber.runner.TestCase.run(TestCase.java:42)</text:p>
            <text:p>at cucumber.runner.Runner.runPickle(Runner.java:50)</text:p>
            <text:p>at io.cucumber.junit.AndroidPickleRunner.run(AndroidPickleRunner.java:49)</text:p>
            <text:p>at io.cucumber.junit.AndroidFeatureRunner.runChild(AndroidFeatureRunner.java:42)</text:p>
            <text:p>at io.cucumber.junit.AndroidFeatureRunner.runChild(AndroidFeatureRunner.java:13)</text:p>
            <text:p>at org.junit.runners.ParentRunner$4.run(ParentRunner.java:331)</text:p>
            <text:p>at org.junit.runners.ParentRunner$1.schedule(ParentRunner.java:79)</text:p>
            <text:p>at org.junit.runners.ParentRunner.runChildren(ParentRunner.java:329)</text:p>
            <text:p>at org.junit.runners.ParentRunner.access$100(ParentRunner.java:66)</text:p>
            <text:p>at org.junit.runners.ParentRunner$2.evaluate(ParentRunner.java:293)</text:p>
            <text:p>at org.junit.runners.ParentRunner$3.evaluate(ParentRunner.java:306)</text:p>
            <text:p>at org.junit.runners.ParentRunner.run(ParentRunner.java:413)</text:p>
            <text:p>at io.cucumber.junit.CucumberJUnitRunner.runChild(CucumberJUnitRunner.java:262)</text:p>
            <text:p>at io.cucumber.junit.CucumberJUnitRunner.runChild(CucumberJUnitRunner.java:53)</text:p>
            <text:p>at org.junit.runners.ParentRunner$4.run(ParentRunner.java:331)</text:p>
            <text:p>at org.junit.runners.ParentRunner$1.schedule(ParentRunner.java:79)</text:p>
            <text:p>at org.junit.runners.ParentRunner.runChildren(ParentRunner.java:329)</text:p>
            <text:p>at org.junit.runners.ParentRunner.access$100(ParentRunner.java:66)</text:p>
            <text:p>at org.junit.runners.ParentRunner$2.evaluate(ParentRunner.java:293)</text:p>
            <text:p>at io.cucumber.junit.CucumberJUnitRunner$1.evaluate(CucumberJUnitRunner.java:293)</text:p>
            <text:p>at org.junit.runners.ParentRunner$3.evaluate(ParentRunner.java:306)</text:p>
            <text:p>at org.junit.runners.ParentRunner.run(ParentRunner.java:413)</text:p>
            <text:p>at org.junit.runners.Suite.runChild(Suite.java:128)</text:p>
            <text:p>at org.junit.runners.Suite.runChild(Suite.java:27)</text:p>
            <text:p>at org.junit.runners.ParentRunner$4.run(ParentRunner.java:331)</text:p>
            <text:p>at org.junit.runners.ParentRunner$1.schedule(ParentRunner.java:79)</text:p>
            <text:p>at org.junit.runners.ParentRunner.runChildren(ParentRunner.java:329)</text:p>
            <text:p>at org.junit.runners.ParentRunner.access$100(ParentRunner.java:66)</text:p>
            <text:p>at org.junit.runners.ParentRunner$2.evaluate(ParentRunner.java:293)</text:p>
            <text:p>at org.junit.runners.ParentRunner$3.evaluate(ParentRunner.java:306)</text:p>
            <text:p>at org.junit.runners.ParentRunner.run(ParentRunner.java:413)</text:p>
            <text:p>at org.junit.runner.JUnitCore.run(JUnitCore.java:137)</text:p>
            <text:p>at org.junit.runner.JUnitCore.run(JUnitCore.java:115)</text:p>
            <text:p>at androidx.test.internal.runner.TestExecutor.execute(TestExecutor.java:67)</text:p>
            <text:p>at androidx.test.internal.runner.TestExecutor.execute(TestExecutor.java:58)</text:p>
            <text:p>at androidx.test.runner.AndroidJUnitRunner.onStart(AndroidJUnitRunner.java:446)</text:p>
            <text:p>at android.app.Instrumentation$InstrumentationThread.run(Instrumentation.java:2261)</text:p>
            <text:p>Suppressed: java.net.SocketTimeoutException: Read timed out</text:p>
            <text:p>... 73 more</text:p>
            <text:p/>
          </table:table-cell>
        </table:table-row>
        <table:table-row table:style-name="ro25">
          <table:table-cell office:value-type="string" calcext:value-type="string">
            <text:p>cucumber.runtime.formatter.JUnitFormatter</text:p>
          </table:table-cell>
          <table:table-cell office:value-type="string" calcext:value-type="string">
            <text:p>Validate cancel create shortcut rule</text:p>
          </table:table-cell>
          <table:table-cell office:value-type="string" calcext:value-type="string">
            <text:p>unknown</text:p>
          </table:table-cell>
          <table:table-cell office:value-type="float" office:value="41.459901" calcext:value-type="float">
            <text:p>41.45990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office:string-value="java.net.SocketTimeoutException: Read timed out&#10;at java.net.SocketInputStream.socketRead0(Native Method)&#10;at java.net.SocketInputStream.socketRead(SocketInputStream.java:119)&#10;at java.net.SocketInputStream.read(SocketInputStream.java:176)&#10;at java.net.SocketInputStream.read(SocketInputStream.java:144)&#10;at com.android.org.conscrypt.ConscryptEngineSocket$SSLInputStream.readFromSocket(ConscryptEngineSocket.java:945)&#10;at com.android.org.conscrypt.ConscryptEngineSocket$SSLInputStream.processDataFromSocket(ConscryptEngineSocket.java:909)&#10;at com.android.org.conscrypt.ConscryptEngineSocket$SSLInputStream.access$100(ConscryptEngineSocket.java:731)&#10;at com.android.org.conscrypt.ConscryptEngineSocket.doHandshake(ConscryptEngineSocket.java:241)&#10;at com.android.org.conscrypt.ConscryptEngineSocket.startHandshake(ConscryptEngineSocket.java:220)&#10;at okhttp3.internal.connection.RealConnection.connectTls(RealConnection.kt:379)&#10;at okhttp3.internal.connection.RealConnection.establishProtocol(RealConnection.kt:337)&#10;at okhttp3.internal.connection.RealConnection.connect(RealConnection.kt:209)&#10;at okhttp3.internal.connection.ExchangeFinder.findConnection(ExchangeFinder.kt:226)&#10;at okhttp3.internal.connection.ExchangeFinder.findHealthyConnection(ExchangeFinder.kt:106)&#10;at okhttp3.internal.connection.ExchangeFinder.find(ExchangeFinder.kt:74)&#10;at okhttp3.internal.connection.RealCall.initExchange$okhttp(RealCall.kt:255)&#10;at okhttp3.internal.connection.ConnectInterceptor.intercept(ConnectInterceptor.kt:32)&#10;at okhttp3.internal.http.RealInterceptorChain.proceed(RealInterceptorChain.kt:109)&#10;at okhttp3.internal.cache.CacheInterceptor.intercept(CacheInterceptor.kt:95)&#10;at okhttp3.internal.http.RealInterceptorChain.proceed(RealInterceptorChain.kt:109)&#10;at okhttp3.internal.http.BridgeInterceptor.intercept(BridgeInterceptor.kt:83)&#10;at okhttp3.internal.http.RealInterceptorChain.proceed(RealInterceptorChain.kt:109)&#10;at okhttp3.internal.http.RetryAndFollowUpInterceptor.intercept(RetryAndFollowUpInterceptor.kt:76)&#10;at okhttp3.internal.http.RealInterceptorChain.proceed(RealInterceptorChain.kt:109)&#10;at okhttp3.internal.connection.RealCall.getResponseWithInterceptorChain$okhttp(RealCall.kt:201)&#10;at okhttp3.internal.connection.RealCall.execute(RealCall.kt:154)&#10;at com.roku.rokuhome.test.utils.CommonUtilities.sendScenarioRequest(CommonUtilities.kt:163)&#10;at com.roku.rokuhome.test.stepDefs.CommonStepDefinitions.setup(CommonStepDefinitions.kt:85)&#10;at java.lang.reflect.Method.invoke(Native Method)&#10;at cucumber.runtime.Utils$1.call(Utils.java:26)&#10;at cucumber.runtime.Timeout.timeout(Timeout.java:16)&#10;at cucumber.runtime.Utils.invoke(Utils.java:20)&#10;at cucumber.runtime.java.JavaHookDefinition.execute(JavaHookDefinition.java:65)&#10;at cucumber.runner.HookDefinitionMatch.runStep(HookDefinitionMatch.java:16)&#10;at cucumber.runner.TestStep.executeStep(TestStep.java:65)&#10;at cucumber.runner.TestStep.run(TestStep.java:50)&#10;at cucumber.runner.TestCase.run(TestCase.java:42)&#10;at cucumber.runner.Runner.runPickle(Runner.java:50)&#10;at io.cucumber.junit.AndroidPickleRunner.run(AndroidPickleRunner.java:49)&#10;at io.cucumber.junit.AndroidFeatureRunner.runChild(AndroidFeatureRunner.java:42)&#10;at io.cucumber.junit.AndroidFeatureRunner.runChild(AndroidFeatureRunner.java:13)&#10;at org.junit.runners.ParentRunner$4.run(ParentRunner.java:331)&#10;at org.junit.runners.ParentRunner$1.schedule(ParentRunner.java:79)&#10;at org.junit.runners.ParentRunner.runChildren(ParentRunner.java:329)&#10;at org.junit.runners.ParentRunner.access$100(ParentRunner.java:66)&#10;at org.junit.runners.ParentRunner$2.evaluate(ParentRunner.java:293)&#10;at org.junit.runners.ParentRunner$3.evaluate(ParentRunner.java:306)&#10;at org.junit.runners.ParentRunner.run(ParentRunner.java:413)&#10;at io.cucumber.junit.CucumberJUnitRunner.runChild(CucumberJUnitRunner.java:262)&#10;at io.cucumber.junit.CucumberJUnitRunner.runChild(CucumberJUnitRunner.java:53)&#10;at org.junit.runners.ParentRunner$4.run(ParentRunner.java:331)&#10;at org.junit.runners.ParentRunner$1.schedule(ParentRunner.java:79)&#10;at org.junit.runners.ParentRunner.runChildren(ParentRunner.java:329)&#10;at org.junit.runners.ParentRunner.access$100(ParentRunner.java:66)&#10;at org.junit.runners.ParentRunner$2.evaluate(ParentRunner.java:293)&#10;at io.cucumber.junit.CucumberJUnitRunner$1.evaluate(CucumberJUnitRunner.java:293)&#10;at org.junit.runners.ParentRunner$3.evaluate(ParentRunner.java:306)&#10;at org.junit.runners.ParentRunner.run(ParentRunner.java:413)&#10;at org.junit.runners.Suite.runChild(Suite.java:128)&#10;at org.junit.runners.Suite.runChild(Suite.java:27)&#10;at org.junit.runners.ParentRunner$4.run(ParentRunner.java:331)&#10;at org.junit.runners.ParentRunner$1.schedule(ParentRunner.java:79)&#10;at org.junit.runners.ParentRunner.runChildren(ParentRunner.java:329)&#10;at org.junit.runners.ParentRunner.access$100(ParentRunner.java:66)&#10;at org.junit.runners.ParentRunner$2.evaluate(ParentRunner.java:293)&#10;at org.junit.runners.ParentRunner$3.evaluate(ParentRunner.java:306)&#10;at org.junit.runners.ParentRunner.run(ParentRunner.java:413)&#10;at org.junit.runner.JUnitCore.run(JUnitCore.java:137)&#10;at org.junit.runner.JUnitCore.run(JUnitCore.java:115)&#10;at androidx.test.internal.runner.TestExecutor.execute(TestExecutor.java:67)&#10;at androidx.test.internal.runner.TestExecutor.execute(TestExecutor.java:58)&#10;at androidx.test.runner.AndroidJUnitRunner.onStart(AndroidJUnitRunner.java:446)&#10;at android.app.Instrumentation$InstrumentationThread.run(Instrumentation.java:2261)&#10;Suppressed: java.net.SocketTimeoutException: Read timed out&#10;... 73 more&#10;" calcext:value-type="string">
            <text:p>java.net.SocketTimeoutException: Read timed out</text:p>
            <text:p>at java.net.SocketInputStream.socketRead0(Native Method)</text:p>
            <text:p>at java.net.SocketInputStream.socketRead(SocketInputStream.java:119)</text:p>
            <text:p>at java.net.SocketInputStream.read(SocketInputStream.java:176)</text:p>
            <text:p>at java.net.SocketInputStream.read(SocketInputStream.java:144)</text:p>
            <text:p>at com.android.org.conscrypt.ConscryptEngineSocket$SSLInputStream.readFromSocket(ConscryptEngineSocket.java:945)</text:p>
            <text:p>at com.android.org.conscrypt.ConscryptEngineSocket$SSLInputStream.processDataFromSocket(ConscryptEngineSocket.java:909)</text:p>
            <text:p>at com.android.org.conscrypt.ConscryptEngineSocket$SSLInputStream.access$100(ConscryptEngineSocket.java:731)</text:p>
            <text:p>at com.android.org.conscrypt.ConscryptEngineSocket.doHandshake(ConscryptEngineSocket.java:241)</text:p>
            <text:p>at com.android.org.conscrypt.ConscryptEngineSocket.startHandshake(ConscryptEngineSocket.java:220)</text:p>
            <text:p>at okhttp3.internal.connection.RealConnection.connectTls(RealConnection.kt:379)</text:p>
            <text:p>at okhttp3.internal.connection.RealConnection.establishProtocol(RealConnection.kt:337)</text:p>
            <text:p>at okhttp3.internal.connection.RealConnection.connect(RealConnection.kt:209)</text:p>
            <text:p>at okhttp3.internal.connection.ExchangeFinder.findConnection(ExchangeFinder.kt:226)</text:p>
            <text:p>at okhttp3.internal.connection.ExchangeFinder.findHealthyConnection(ExchangeFinder.kt:106)</text:p>
            <text:p>at okhttp3.internal.connection.ExchangeFinder.find(ExchangeFinder.kt:74)</text:p>
            <text:p>at okhttp3.internal.connection.RealCall.initExchange$okhttp(RealCall.kt:255)</text:p>
            <text:p>at okhttp3.internal.connection.ConnectInterceptor.intercept(ConnectInterceptor.kt:32)</text:p>
            <text:p>at okhttp3.internal.http.RealInterceptorChain.proceed(RealInterceptorChain.kt:109)</text:p>
            <text:p>at okhttp3.internal.cache.CacheInterceptor.intercept(CacheInterceptor.kt:95)</text:p>
            <text:p>at okhttp3.internal.http.RealInterceptorChain.proceed(RealInterceptorChain.kt:109)</text:p>
            <text:p>at okhttp3.internal.http.BridgeInterceptor.intercept(BridgeInterceptor.kt:83)</text:p>
            <text:p>at okhttp3.internal.http.RealInterceptorChain.proceed(RealInterceptorChain.kt:109)</text:p>
            <text:p>at okhttp3.internal.http.RetryAndFollowUpInterceptor.intercept(RetryAndFollowUpInterceptor.kt:76)</text:p>
            <text:p>at okhttp3.internal.http.RealInterceptorChain.proceed(RealInterceptorChain.kt:109)</text:p>
            <text:p>at okhttp3.internal.connection.RealCall.getResponseWithInterceptorChain$okhttp(RealCall.kt:201)</text:p>
            <text:p>at okhttp3.internal.connection.RealCall.execute(RealCall.kt:154)</text:p>
            <text:p>at com.roku.rokuhome.test.utils.CommonUtilities.sendScenarioRequest(CommonUtilities.kt:163)</text:p>
            <text:p>at com.roku.rokuhome.test.stepDefs.CommonStepDefinitions.setup(CommonStepDefinitions.kt:85)</text:p>
            <text:p>at java.lang.reflect.Method.invoke(Native Method)</text:p>
            <text:p>at cucumber.runtime.Utils$1.call(Utils.java:26)</text:p>
            <text:p>at cucumber.runtime.Timeout.timeout(Timeout.java:16)</text:p>
            <text:p>at cucumber.runtime.Utils.invoke(Utils.java:20)</text:p>
            <text:p>at cucumber.runtime.java.JavaHookDefinition.execute(JavaHookDefinition.java:65)</text:p>
            <text:p>at cucumber.runner.HookDefinitionMatch.runStep(HookDefinitionMatch.java:16)</text:p>
            <text:p>at cucumber.runner.TestStep.executeStep(TestStep.java:65)</text:p>
            <text:p>at cucumber.runner.TestStep.run(TestStep.java:50)</text:p>
            <text:p>at cucumber.runner.TestCase.run(TestCase.java:42)</text:p>
            <text:p>at cucumber.runner.Runner.runPickle(Runner.java:50)</text:p>
            <text:p>at io.cucumber.junit.AndroidPickleRunner.run(AndroidPickleRunner.java:49)</text:p>
            <text:p>at io.cucumber.junit.AndroidFeatureRunner.runChild(AndroidFeatureRunner.java:42)</text:p>
            <text:p>at io.cucumber.junit.AndroidFeatureRunner.runChild(AndroidFeatureRunner.java:13)</text:p>
            <text:p>at org.junit.runners.ParentRunner$4.run(ParentRunner.java:331)</text:p>
            <text:p>at org.junit.runners.ParentRunner$1.schedule(ParentRunner.java:79)</text:p>
            <text:p>at org.junit.runners.ParentRunner.runChildren(ParentRunner.java:329)</text:p>
            <text:p>at org.junit.runners.ParentRunner.access$100(ParentRunner.java:66)</text:p>
            <text:p>at org.junit.runners.ParentRunner$2.evaluate(ParentRunner.java:293)</text:p>
            <text:p>at org.junit.runners.ParentRunner$3.evaluate(ParentRunner.java:306)</text:p>
            <text:p>at org.junit.runners.ParentRunner.run(ParentRunner.java:413)</text:p>
            <text:p>at io.cucumber.junit.CucumberJUnitRunner.runChild(CucumberJUnitRunner.java:262)</text:p>
            <text:p>at io.cucumber.junit.CucumberJUnitRunner.runChild(CucumberJUnitRunner.java:53)</text:p>
            <text:p>at org.junit.runners.ParentRunner$4.run(ParentRunner.java:331)</text:p>
            <text:p>at org.junit.runners.ParentRunner$1.schedule(ParentRunner.java:79)</text:p>
            <text:p>at org.junit.runners.ParentRunner.runChildren(ParentRunner.java:329)</text:p>
            <text:p>at org.junit.runners.ParentRunner.access$100(ParentRunner.java:66)</text:p>
            <text:p>at org.junit.runners.ParentRunner$2.evaluate(ParentRunner.java:293)</text:p>
            <text:p>at io.cucumber.junit.CucumberJUnitRunner$1.evaluate(CucumberJUnitRunner.java:293)</text:p>
            <text:p>at org.junit.runners.ParentRunner$3.evaluate(ParentRunner.java:306)</text:p>
            <text:p>at org.junit.runners.ParentRunner.run(ParentRunner.java:413)</text:p>
            <text:p>at org.junit.runners.Suite.runChild(Suite.java:128)</text:p>
            <text:p>at org.junit.runners.Suite.runChild(Suite.java:27)</text:p>
            <text:p>at org.junit.runners.ParentRunner$4.run(ParentRunner.java:331)</text:p>
            <text:p>at org.junit.runners.ParentRunner$1.schedule(ParentRunner.java:79)</text:p>
            <text:p>at org.junit.runners.ParentRunner.runChildren(ParentRunner.java:329)</text:p>
            <text:p>at org.junit.runners.ParentRunner.access$100(ParentRunner.java:66)</text:p>
            <text:p>at org.junit.runners.ParentRunner$2.evaluate(ParentRunner.java:293)</text:p>
            <text:p>at org.junit.runners.ParentRunner$3.evaluate(ParentRunner.java:306)</text:p>
            <text:p>at org.junit.runners.ParentRunner.run(ParentRunner.java:413)</text:p>
            <text:p>at org.junit.runner.JUnitCore.run(JUnitCore.java:137)</text:p>
            <text:p>at org.junit.runner.JUnitCore.run(JUnitCore.java:115)</text:p>
            <text:p>at androidx.test.internal.runner.TestExecutor.execute(TestExecutor.java:67)</text:p>
            <text:p>at androidx.test.internal.runner.TestExecutor.execute(TestExecutor.java:58)</text:p>
            <text:p>at androidx.test.runner.AndroidJUnitRunner.onStart(AndroidJUnitRunner.java:446)</text:p>
            <text:p>at android.app.Instrumentation$InstrumentationThread.run(Instrumentation.java:2261)</text:p>
            <text:p>Suppressed: java.net.SocketTimeoutException: Read timed out</text:p>
            <text:p>... 73 more</text:p>
            <text:p/>
          </table:table-cell>
        </table:table-row>
        <table:table-row table:style-name="ro25">
          <table:table-cell office:value-type="string" calcext:value-type="string">
            <text:p>cucumber.runtime.formatter.JUnitFormatter</text:p>
          </table:table-cell>
          <table:table-cell office:value-type="string" calcext:value-type="string">
            <text:p>Cancel delete rule and validate home screen</text:p>
          </table:table-cell>
          <table:table-cell office:value-type="string" calcext:value-type="string">
            <text:p>unknown</text:p>
          </table:table-cell>
          <table:table-cell office:value-type="float" office:value="41.667854" calcext:value-type="float">
            <text:p>41.667854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office:string-value="java.net.SocketTimeoutException: Read timed out&#10;at java.net.SocketInputStream.socketRead0(Native Method)&#10;at java.net.SocketInputStream.socketRead(SocketInputStream.java:119)&#10;at java.net.SocketInputStream.read(SocketInputStream.java:176)&#10;at java.net.SocketInputStream.read(SocketInputStream.java:144)&#10;at com.android.org.conscrypt.ConscryptEngineSocket$SSLInputStream.readFromSocket(ConscryptEngineSocket.java:945)&#10;at com.android.org.conscrypt.ConscryptEngineSocket$SSLInputStream.processDataFromSocket(ConscryptEngineSocket.java:909)&#10;at com.android.org.conscrypt.ConscryptEngineSocket$SSLInputStream.access$100(ConscryptEngineSocket.java:731)&#10;at com.android.org.conscrypt.ConscryptEngineSocket.doHandshake(ConscryptEngineSocket.java:241)&#10;at com.android.org.conscrypt.ConscryptEngineSocket.startHandshake(ConscryptEngineSocket.java:220)&#10;at okhttp3.internal.connection.RealConnection.connectTls(RealConnection.kt:379)&#10;at okhttp3.internal.connection.RealConnection.establishProtocol(RealConnection.kt:337)&#10;at okhttp3.internal.connection.RealConnection.connect(RealConnection.kt:209)&#10;at okhttp3.internal.connection.ExchangeFinder.findConnection(ExchangeFinder.kt:226)&#10;at okhttp3.internal.connection.ExchangeFinder.findHealthyConnection(ExchangeFinder.kt:106)&#10;at okhttp3.internal.connection.ExchangeFinder.find(ExchangeFinder.kt:74)&#10;at okhttp3.internal.connection.RealCall.initExchange$okhttp(RealCall.kt:255)&#10;at okhttp3.internal.connection.ConnectInterceptor.intercept(ConnectInterceptor.kt:32)&#10;at okhttp3.internal.http.RealInterceptorChain.proceed(RealInterceptorChain.kt:109)&#10;at okhttp3.internal.cache.CacheInterceptor.intercept(CacheInterceptor.kt:95)&#10;at okhttp3.internal.http.RealInterceptorChain.proceed(RealInterceptorChain.kt:109)&#10;at okhttp3.internal.http.BridgeInterceptor.intercept(BridgeInterceptor.kt:83)&#10;at okhttp3.internal.http.RealInterceptorChain.proceed(RealInterceptorChain.kt:109)&#10;at okhttp3.internal.http.RetryAndFollowUpInterceptor.intercept(RetryAndFollowUpInterceptor.kt:76)&#10;at okhttp3.internal.http.RealInterceptorChain.proceed(RealInterceptorChain.kt:109)&#10;at okhttp3.internal.connection.RealCall.getResponseWithInterceptorChain$okhttp(RealCall.kt:201)&#10;at okhttp3.internal.connection.RealCall.execute(RealCall.kt:154)&#10;at com.roku.rokuhome.test.utils.CommonUtilities.sendScenarioRequest(CommonUtilities.kt:163)&#10;at com.roku.rokuhome.test.stepDefs.CommonStepDefinitions.setup(CommonStepDefinitions.kt:85)&#10;at java.lang.reflect.Method.invoke(Native Method)&#10;at cucumber.runtime.Utils$1.call(Utils.java:26)&#10;at cucumber.runtime.Timeout.timeout(Timeout.java:16)&#10;at cucumber.runtime.Utils.invoke(Utils.java:20)&#10;at cucumber.runtime.java.JavaHookDefinition.execute(JavaHookDefinition.java:65)&#10;at cucumber.runner.HookDefinitionMatch.runStep(HookDefinitionMatch.java:16)&#10;at cucumber.runner.TestStep.executeStep(TestStep.java:65)&#10;at cucumber.runner.TestStep.run(TestStep.java:50)&#10;at cucumber.runner.TestCase.run(TestCase.java:42)&#10;at cucumber.runner.Runner.runPickle(Runner.java:50)&#10;at io.cucumber.junit.AndroidPickleRunner.run(AndroidPickleRunner.java:49)&#10;at io.cucumber.junit.AndroidFeatureRunner.runChild(AndroidFeatureRunner.java:42)&#10;at io.cucumber.junit.AndroidFeatureRunner.runChild(AndroidFeatureRunner.java:13)&#10;at org.junit.runners.ParentRunner$4.run(ParentRunner.java:331)&#10;at org.junit.runners.ParentRunner$1.schedule(ParentRunner.java:79)&#10;at org.junit.runners.ParentRunner.runChildren(ParentRunner.java:329)&#10;at org.junit.runners.ParentRunner.access$100(ParentRunner.java:66)&#10;at org.junit.runners.ParentRunner$2.evaluate(ParentRunner.java:293)&#10;at org.junit.runners.ParentRunner$3.evaluate(ParentRunner.java:306)&#10;at org.junit.runners.ParentRunner.run(ParentRunner.java:413)&#10;at io.cucumber.junit.CucumberJUnitRunner.runChild(CucumberJUnitRunner.java:262)&#10;at io.cucumber.junit.CucumberJUnitRunner.runChild(CucumberJUnitRunner.java:53)&#10;at org.junit.runners.ParentRunner$4.run(ParentRunner.java:331)&#10;at org.junit.runners.ParentRunner$1.schedule(ParentRunner.java:79)&#10;at org.junit.runners.ParentRunner.runChildren(ParentRunner.java:329)&#10;at org.junit.runners.ParentRunner.access$100(ParentRunner.java:66)&#10;at org.junit.runners.ParentRunner$2.evaluate(ParentRunner.java:293)&#10;at io.cucumber.junit.CucumberJUnitRunner$1.evaluate(CucumberJUnitRunner.java:293)&#10;at org.junit.runners.ParentRunner$3.evaluate(ParentRunner.java:306)&#10;at org.junit.runners.ParentRunner.run(ParentRunner.java:413)&#10;at org.junit.runners.Suite.runChild(Suite.java:128)&#10;at org.junit.runners.Suite.runChild(Suite.java:27)&#10;at org.junit.runners.ParentRunner$4.run(ParentRunner.java:331)&#10;at org.junit.runners.ParentRunner$1.schedule(ParentRunner.java:79)&#10;at org.junit.runners.ParentRunner.runChildren(ParentRunner.java:329)&#10;at org.junit.runners.ParentRunner.access$100(ParentRunner.java:66)&#10;at org.junit.runners.ParentRunner$2.evaluate(ParentRunner.java:293)&#10;at org.junit.runners.ParentRunner$3.evaluate(ParentRunner.java:306)&#10;at org.junit.runners.ParentRunner.run(ParentRunner.java:413)&#10;at org.junit.runner.JUnitCore.run(JUnitCore.java:137)&#10;at org.junit.runner.JUnitCore.run(JUnitCore.java:115)&#10;at androidx.test.internal.runner.TestExecutor.execute(TestExecutor.java:67)&#10;at androidx.test.internal.runner.TestExecutor.execute(TestExecutor.java:58)&#10;at androidx.test.runner.AndroidJUnitRunner.onStart(AndroidJUnitRunner.java:446)&#10;at android.app.Instrumentation$InstrumentationThread.run(Instrumentation.java:2261)&#10;Suppressed: java.net.SocketTimeoutException: Read timed out&#10;... 73 more&#10;" calcext:value-type="string">
            <text:p>java.net.SocketTimeoutException: Read timed out</text:p>
            <text:p>at java.net.SocketInputStream.socketRead0(Native Method)</text:p>
            <text:p>at java.net.SocketInputStream.socketRead(SocketInputStream.java:119)</text:p>
            <text:p>at java.net.SocketInputStream.read(SocketInputStream.java:176)</text:p>
            <text:p>at java.net.SocketInputStream.read(SocketInputStream.java:144)</text:p>
            <text:p>at com.android.org.conscrypt.ConscryptEngineSocket$SSLInputStream.readFromSocket(ConscryptEngineSocket.java:945)</text:p>
            <text:p>at com.android.org.conscrypt.ConscryptEngineSocket$SSLInputStream.processDataFromSocket(ConscryptEngineSocket.java:909)</text:p>
            <text:p>at com.android.org.conscrypt.ConscryptEngineSocket$SSLInputStream.access$100(ConscryptEngineSocket.java:731)</text:p>
            <text:p>at com.android.org.conscrypt.ConscryptEngineSocket.doHandshake(ConscryptEngineSocket.java:241)</text:p>
            <text:p>at com.android.org.conscrypt.ConscryptEngineSocket.startHandshake(ConscryptEngineSocket.java:220)</text:p>
            <text:p>at okhttp3.internal.connection.RealConnection.connectTls(RealConnection.kt:379)</text:p>
            <text:p>at okhttp3.internal.connection.RealConnection.establishProtocol(RealConnection.kt:337)</text:p>
            <text:p>at okhttp3.internal.connection.RealConnection.connect(RealConnection.kt:209)</text:p>
            <text:p>at okhttp3.internal.connection.ExchangeFinder.findConnection(ExchangeFinder.kt:226)</text:p>
            <text:p>at okhttp3.internal.connection.ExchangeFinder.findHealthyConnection(ExchangeFinder.kt:106)</text:p>
            <text:p>at okhttp3.internal.connection.ExchangeFinder.find(ExchangeFinder.kt:74)</text:p>
            <text:p>at okhttp3.internal.connection.RealCall.initExchange$okhttp(RealCall.kt:255)</text:p>
            <text:p>at okhttp3.internal.connection.ConnectInterceptor.intercept(ConnectInterceptor.kt:32)</text:p>
            <text:p>at okhttp3.internal.http.RealInterceptorChain.proceed(RealInterceptorChain.kt:109)</text:p>
            <text:p>at okhttp3.internal.cache.CacheInterceptor.intercept(CacheInterceptor.kt:95)</text:p>
            <text:p>at okhttp3.internal.http.RealInterceptorChain.proceed(RealInterceptorChain.kt:109)</text:p>
            <text:p>at okhttp3.internal.http.BridgeInterceptor.intercept(BridgeInterceptor.kt:83)</text:p>
            <text:p>at okhttp3.internal.http.RealInterceptorChain.proceed(RealInterceptorChain.kt:109)</text:p>
            <text:p>at okhttp3.internal.http.RetryAndFollowUpInterceptor.intercept(RetryAndFollowUpInterceptor.kt:76)</text:p>
            <text:p>at okhttp3.internal.http.RealInterceptorChain.proceed(RealInterceptorChain.kt:109)</text:p>
            <text:p>at okhttp3.internal.connection.RealCall.getResponseWithInterceptorChain$okhttp(RealCall.kt:201)</text:p>
            <text:p>at okhttp3.internal.connection.RealCall.execute(RealCall.kt:154)</text:p>
            <text:p>at com.roku.rokuhome.test.utils.CommonUtilities.sendScenarioRequest(CommonUtilities.kt:163)</text:p>
            <text:p>at com.roku.rokuhome.test.stepDefs.CommonStepDefinitions.setup(CommonStepDefinitions.kt:85)</text:p>
            <text:p>at java.lang.reflect.Method.invoke(Native Method)</text:p>
            <text:p>at cucumber.runtime.Utils$1.call(Utils.java:26)</text:p>
            <text:p>at cucumber.runtime.Timeout.timeout(Timeout.java:16)</text:p>
            <text:p>at cucumber.runtime.Utils.invoke(Utils.java:20)</text:p>
            <text:p>at cucumber.runtime.java.JavaHookDefinition.execute(JavaHookDefinition.java:65)</text:p>
            <text:p>at cucumber.runner.HookDefinitionMatch.runStep(HookDefinitionMatch.java:16)</text:p>
            <text:p>at cucumber.runner.TestStep.executeStep(TestStep.java:65)</text:p>
            <text:p>at cucumber.runner.TestStep.run(TestStep.java:50)</text:p>
            <text:p>at cucumber.runner.TestCase.run(TestCase.java:42)</text:p>
            <text:p>at cucumber.runner.Runner.runPickle(Runner.java:50)</text:p>
            <text:p>at io.cucumber.junit.AndroidPickleRunner.run(AndroidPickleRunner.java:49)</text:p>
            <text:p>at io.cucumber.junit.AndroidFeatureRunner.runChild(AndroidFeatureRunner.java:42)</text:p>
            <text:p>at io.cucumber.junit.AndroidFeatureRunner.runChild(AndroidFeatureRunner.java:13)</text:p>
            <text:p>at org.junit.runners.ParentRunner$4.run(ParentRunner.java:331)</text:p>
            <text:p>at org.junit.runners.ParentRunner$1.schedule(ParentRunner.java:79)</text:p>
            <text:p>at org.junit.runners.ParentRunner.runChildren(ParentRunner.java:329)</text:p>
            <text:p>at org.junit.runners.ParentRunner.access$100(ParentRunner.java:66)</text:p>
            <text:p>at org.junit.runners.ParentRunner$2.evaluate(ParentRunner.java:293)</text:p>
            <text:p>at org.junit.runners.ParentRunner$3.evaluate(ParentRunner.java:306)</text:p>
            <text:p>at org.junit.runners.ParentRunner.run(ParentRunner.java:413)</text:p>
            <text:p>at io.cucumber.junit.CucumberJUnitRunner.runChild(CucumberJUnitRunner.java:262)</text:p>
            <text:p>at io.cucumber.junit.CucumberJUnitRunner.runChild(CucumberJUnitRunner.java:53)</text:p>
            <text:p>at org.junit.runners.ParentRunner$4.run(ParentRunner.java:331)</text:p>
            <text:p>at org.junit.runners.ParentRunner$1.schedule(ParentRunner.java:79)</text:p>
            <text:p>at org.junit.runners.ParentRunner.runChildren(ParentRunner.java:329)</text:p>
            <text:p>at org.junit.runners.ParentRunner.access$100(ParentRunner.java:66)</text:p>
            <text:p>at org.junit.runners.ParentRunner$2.evaluate(ParentRunner.java:293)</text:p>
            <text:p>at io.cucumber.junit.CucumberJUnitRunner$1.evaluate(CucumberJUnitRunner.java:293)</text:p>
            <text:p>at org.junit.runners.ParentRunner$3.evaluate(ParentRunner.java:306)</text:p>
            <text:p>at org.junit.runners.ParentRunner.run(ParentRunner.java:413)</text:p>
            <text:p>at org.junit.runners.Suite.runChild(Suite.java:128)</text:p>
            <text:p>at org.junit.runners.Suite.runChild(Suite.java:27)</text:p>
            <text:p>at org.junit.runners.ParentRunner$4.run(ParentRunner.java:331)</text:p>
            <text:p>at org.junit.runners.ParentRunner$1.schedule(ParentRunner.java:79)</text:p>
            <text:p>at org.junit.runners.ParentRunner.runChildren(ParentRunner.java:329)</text:p>
            <text:p>at org.junit.runners.ParentRunner.access$100(ParentRunner.java:66)</text:p>
            <text:p>at org.junit.runners.ParentRunner$2.evaluate(ParentRunner.java:293)</text:p>
            <text:p>at org.junit.runners.ParentRunner$3.evaluate(ParentRunner.java:306)</text:p>
            <text:p>at org.junit.runners.ParentRunner.run(ParentRunner.java:413)</text:p>
            <text:p>at org.junit.runner.JUnitCore.run(JUnitCore.java:137)</text:p>
            <text:p>at org.junit.runner.JUnitCore.run(JUnitCore.java:115)</text:p>
            <text:p>at androidx.test.internal.runner.TestExecutor.execute(TestExecutor.java:67)</text:p>
            <text:p>at androidx.test.internal.runner.TestExecutor.execute(TestExecutor.java:58)</text:p>
            <text:p>at androidx.test.runner.AndroidJUnitRunner.onStart(AndroidJUnitRunner.java:446)</text:p>
            <text:p>at android.app.Instrumentation$InstrumentationThread.run(Instrumentation.java:2261)</text:p>
            <text:p>Suppressed: java.net.SocketTimeoutException: Read timed out</text:p>
            <text:p>... 73 more</text:p>
            <text:p/>
          </table:table-cell>
        </table:table-row>
        <table:table-row table:style-name="ro25">
          <table:table-cell office:value-type="string" calcext:value-type="string">
            <text:p>cucumber.runtime.formatter.JUnitFormatter</text:p>
          </table:table-cell>
          <table:table-cell office:value-type="string" calcext:value-type="string">
            <text:p>Cancel delete rule by pressing back button and validate home screen</text:p>
          </table:table-cell>
          <table:table-cell office:value-type="string" calcext:value-type="string">
            <text:p>unknown</text:p>
          </table:table-cell>
          <table:table-cell office:value-type="float" office:value="41.302425" calcext:value-type="float">
            <text:p>41.302425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office:string-value="java.net.SocketTimeoutException: Read timed out&#10;at java.net.SocketInputStream.socketRead0(Native Method)&#10;at java.net.SocketInputStream.socketRead(SocketInputStream.java:119)&#10;at java.net.SocketInputStream.read(SocketInputStream.java:176)&#10;at java.net.SocketInputStream.read(SocketInputStream.java:144)&#10;at com.android.org.conscrypt.ConscryptEngineSocket$SSLInputStream.readFromSocket(ConscryptEngineSocket.java:945)&#10;at com.android.org.conscrypt.ConscryptEngineSocket$SSLInputStream.processDataFromSocket(ConscryptEngineSocket.java:909)&#10;at com.android.org.conscrypt.ConscryptEngineSocket$SSLInputStream.access$100(ConscryptEngineSocket.java:731)&#10;at com.android.org.conscrypt.ConscryptEngineSocket.doHandshake(ConscryptEngineSocket.java:241)&#10;at com.android.org.conscrypt.ConscryptEngineSocket.startHandshake(ConscryptEngineSocket.java:220)&#10;at okhttp3.internal.connection.RealConnection.connectTls(RealConnection.kt:379)&#10;at okhttp3.internal.connection.RealConnection.establishProtocol(RealConnection.kt:337)&#10;at okhttp3.internal.connection.RealConnection.connect(RealConnection.kt:209)&#10;at okhttp3.internal.connection.ExchangeFinder.findConnection(ExchangeFinder.kt:226)&#10;at okhttp3.internal.connection.ExchangeFinder.findHealthyConnection(ExchangeFinder.kt:106)&#10;at okhttp3.internal.connection.ExchangeFinder.find(ExchangeFinder.kt:74)&#10;at okhttp3.internal.connection.RealCall.initExchange$okhttp(RealCall.kt:255)&#10;at okhttp3.internal.connection.ConnectInterceptor.intercept(ConnectInterceptor.kt:32)&#10;at okhttp3.internal.http.RealInterceptorChain.proceed(RealInterceptorChain.kt:109)&#10;at okhttp3.internal.cache.CacheInterceptor.intercept(CacheInterceptor.kt:95)&#10;at okhttp3.internal.http.RealInterceptorChain.proceed(RealInterceptorChain.kt:109)&#10;at okhttp3.internal.http.BridgeInterceptor.intercept(BridgeInterceptor.kt:83)&#10;at okhttp3.internal.http.RealInterceptorChain.proceed(RealInterceptorChain.kt:109)&#10;at okhttp3.internal.http.RetryAndFollowUpInterceptor.intercept(RetryAndFollowUpInterceptor.kt:76)&#10;at okhttp3.internal.http.RealInterceptorChain.proceed(RealInterceptorChain.kt:109)&#10;at okhttp3.internal.connection.RealCall.getResponseWithInterceptorChain$okhttp(RealCall.kt:201)&#10;at okhttp3.internal.connection.RealCall.execute(RealCall.kt:154)&#10;at com.roku.rokuhome.test.utils.CommonUtilities.sendScenarioRequest(CommonUtilities.kt:163)&#10;at com.roku.rokuhome.test.stepDefs.CommonStepDefinitions.setup(CommonStepDefinitions.kt:85)&#10;at java.lang.reflect.Method.invoke(Native Method)&#10;at cucumber.runtime.Utils$1.call(Utils.java:26)&#10;at cucumber.runtime.Timeout.timeout(Timeout.java:16)&#10;at cucumber.runtime.Utils.invoke(Utils.java:20)&#10;at cucumber.runtime.java.JavaHookDefinition.execute(JavaHookDefinition.java:65)&#10;at cucumber.runner.HookDefinitionMatch.runStep(HookDefinitionMatch.java:16)&#10;at cucumber.runner.TestStep.executeStep(TestStep.java:65)&#10;at cucumber.runner.TestStep.run(TestStep.java:50)&#10;at cucumber.runner.TestCase.run(TestCase.java:42)&#10;at cucumber.runner.Runner.runPickle(Runner.java:50)&#10;at io.cucumber.junit.AndroidPickleRunner.run(AndroidPickleRunner.java:49)&#10;at io.cucumber.junit.AndroidFeatureRunner.runChild(AndroidFeatureRunner.java:42)&#10;at io.cucumber.junit.AndroidFeatureRunner.runChild(AndroidFeatureRunner.java:13)&#10;at org.junit.runners.ParentRunner$4.run(ParentRunner.java:331)&#10;at org.junit.runners.ParentRunner$1.schedule(ParentRunner.java:79)&#10;at org.junit.runners.ParentRunner.runChildren(ParentRunner.java:329)&#10;at org.junit.runners.ParentRunner.access$100(ParentRunner.java:66)&#10;at org.junit.runners.ParentRunner$2.evaluate(ParentRunner.java:293)&#10;at org.junit.runners.ParentRunner$3.evaluate(ParentRunner.java:306)&#10;at org.junit.runners.ParentRunner.run(ParentRunner.java:413)&#10;at io.cucumber.junit.CucumberJUnitRunner.runChild(CucumberJUnitRunner.java:262)&#10;at io.cucumber.junit.CucumberJUnitRunner.runChild(CucumberJUnitRunner.java:53)&#10;at org.junit.runners.ParentRunner$4.run(ParentRunner.java:331)&#10;at org.junit.runners.ParentRunner$1.schedule(ParentRunner.java:79)&#10;at org.junit.runners.ParentRunner.runChildren(ParentRunner.java:329)&#10;at org.junit.runners.ParentRunner.access$100(ParentRunner.java:66)&#10;at org.junit.runners.ParentRunner$2.evaluate(ParentRunner.java:293)&#10;at io.cucumber.junit.CucumberJUnitRunner$1.evaluate(CucumberJUnitRunner.java:293)&#10;at org.junit.runners.ParentRunner$3.evaluate(ParentRunner.java:306)&#10;at org.junit.runners.ParentRunner.run(ParentRunner.java:413)&#10;at org.junit.runners.Suite.runChild(Suite.java:128)&#10;at org.junit.runners.Suite.runChild(Suite.java:27)&#10;at org.junit.runners.ParentRunner$4.run(ParentRunner.java:331)&#10;at org.junit.runners.ParentRunner$1.schedule(ParentRunner.java:79)&#10;at org.junit.runners.ParentRunner.runChildren(ParentRunner.java:329)&#10;at org.junit.runners.ParentRunner.access$100(ParentRunner.java:66)&#10;at org.junit.runners.ParentRunner$2.evaluate(ParentRunner.java:293)&#10;at org.junit.runners.ParentRunner$3.evaluate(ParentRunner.java:306)&#10;at org.junit.runners.ParentRunner.run(ParentRunner.java:413)&#10;at org.junit.runner.JUnitCore.run(JUnitCore.java:137)&#10;at org.junit.runner.JUnitCore.run(JUnitCore.java:115)&#10;at androidx.test.internal.runner.TestExecutor.execute(TestExecutor.java:67)&#10;at androidx.test.internal.runner.TestExecutor.execute(TestExecutor.java:58)&#10;at androidx.test.runner.AndroidJUnitRunner.onStart(AndroidJUnitRunner.java:446)&#10;at android.app.Instrumentation$InstrumentationThread.run(Instrumentation.java:2261)&#10;Suppressed: java.net.SocketTimeoutException: Read timed out&#10;... 73 more&#10;" calcext:value-type="string">
            <text:p>java.net.SocketTimeoutException: Read timed out</text:p>
            <text:p>at java.net.SocketInputStream.socketRead0(Native Method)</text:p>
            <text:p>at java.net.SocketInputStream.socketRead(SocketInputStream.java:119)</text:p>
            <text:p>at java.net.SocketInputStream.read(SocketInputStream.java:176)</text:p>
            <text:p>at java.net.SocketInputStream.read(SocketInputStream.java:144)</text:p>
            <text:p>at com.android.org.conscrypt.ConscryptEngineSocket$SSLInputStream.readFromSocket(ConscryptEngineSocket.java:945)</text:p>
            <text:p>at com.android.org.conscrypt.ConscryptEngineSocket$SSLInputStream.processDataFromSocket(ConscryptEngineSocket.java:909)</text:p>
            <text:p>at com.android.org.conscrypt.ConscryptEngineSocket$SSLInputStream.access$100(ConscryptEngineSocket.java:731)</text:p>
            <text:p>at com.android.org.conscrypt.ConscryptEngineSocket.doHandshake(ConscryptEngineSocket.java:241)</text:p>
            <text:p>at com.android.org.conscrypt.ConscryptEngineSocket.startHandshake(ConscryptEngineSocket.java:220)</text:p>
            <text:p>at okhttp3.internal.connection.RealConnection.connectTls(RealConnection.kt:379)</text:p>
            <text:p>at okhttp3.internal.connection.RealConnection.establishProtocol(RealConnection.kt:337)</text:p>
            <text:p>at okhttp3.internal.connection.RealConnection.connect(RealConnection.kt:209)</text:p>
            <text:p>at okhttp3.internal.connection.ExchangeFinder.findConnection(ExchangeFinder.kt:226)</text:p>
            <text:p>at okhttp3.internal.connection.ExchangeFinder.findHealthyConnection(ExchangeFinder.kt:106)</text:p>
            <text:p>at okhttp3.internal.connection.ExchangeFinder.find(ExchangeFinder.kt:74)</text:p>
            <text:p>at okhttp3.internal.connection.RealCall.initExchange$okhttp(RealCall.kt:255)</text:p>
            <text:p>at okhttp3.internal.connection.ConnectInterceptor.intercept(ConnectInterceptor.kt:32)</text:p>
            <text:p>at okhttp3.internal.http.RealInterceptorChain.proceed(RealInterceptorChain.kt:109)</text:p>
            <text:p>at okhttp3.internal.cache.CacheInterceptor.intercept(CacheInterceptor.kt:95)</text:p>
            <text:p>at okhttp3.internal.http.RealInterceptorChain.proceed(RealInterceptorChain.kt:109)</text:p>
            <text:p>at okhttp3.internal.http.BridgeInterceptor.intercept(BridgeInterceptor.kt:83)</text:p>
            <text:p>at okhttp3.internal.http.RealInterceptorChain.proceed(RealInterceptorChain.kt:109)</text:p>
            <text:p>at okhttp3.internal.http.RetryAndFollowUpInterceptor.intercept(RetryAndFollowUpInterceptor.kt:76)</text:p>
            <text:p>at okhttp3.internal.http.RealInterceptorChain.proceed(RealInterceptorChain.kt:109)</text:p>
            <text:p>at okhttp3.internal.connection.RealCall.getResponseWithInterceptorChain$okhttp(RealCall.kt:201)</text:p>
            <text:p>at okhttp3.internal.connection.RealCall.execute(RealCall.kt:154)</text:p>
            <text:p>at com.roku.rokuhome.test.utils.CommonUtilities.sendScenarioRequest(CommonUtilities.kt:163)</text:p>
            <text:p>at com.roku.rokuhome.test.stepDefs.CommonStepDefinitions.setup(CommonStepDefinitions.kt:85)</text:p>
            <text:p>at java.lang.reflect.Method.invoke(Native Method)</text:p>
            <text:p>at cucumber.runtime.Utils$1.call(Utils.java:26)</text:p>
            <text:p>at cucumber.runtime.Timeout.timeout(Timeout.java:16)</text:p>
            <text:p>at cucumber.runtime.Utils.invoke(Utils.java:20)</text:p>
            <text:p>at cucumber.runtime.java.JavaHookDefinition.execute(JavaHookDefinition.java:65)</text:p>
            <text:p>at cucumber.runner.HookDefinitionMatch.runStep(HookDefinitionMatch.java:16)</text:p>
            <text:p>at cucumber.runner.TestStep.executeStep(TestStep.java:65)</text:p>
            <text:p>at cucumber.runner.TestStep.run(TestStep.java:50)</text:p>
            <text:p>at cucumber.runner.TestCase.run(TestCase.java:42)</text:p>
            <text:p>at cucumber.runner.Runner.runPickle(Runner.java:50)</text:p>
            <text:p>at io.cucumber.junit.AndroidPickleRunner.run(AndroidPickleRunner.java:49)</text:p>
            <text:p>at io.cucumber.junit.AndroidFeatureRunner.runChild(AndroidFeatureRunner.java:42)</text:p>
            <text:p>at io.cucumber.junit.AndroidFeatureRunner.runChild(AndroidFeatureRunner.java:13)</text:p>
            <text:p>at org.junit.runners.ParentRunner$4.run(ParentRunner.java:331)</text:p>
            <text:p>at org.junit.runners.ParentRunner$1.schedule(ParentRunner.java:79)</text:p>
            <text:p>at org.junit.runners.ParentRunner.runChildren(ParentRunner.java:329)</text:p>
            <text:p>at org.junit.runners.ParentRunner.access$100(ParentRunner.java:66)</text:p>
            <text:p>at org.junit.runners.ParentRunner$2.evaluate(ParentRunner.java:293)</text:p>
            <text:p>at org.junit.runners.ParentRunner$3.evaluate(ParentRunner.java:306)</text:p>
            <text:p>at org.junit.runners.ParentRunner.run(ParentRunner.java:413)</text:p>
            <text:p>at io.cucumber.junit.CucumberJUnitRunner.runChild(CucumberJUnitRunner.java:262)</text:p>
            <text:p>at io.cucumber.junit.CucumberJUnitRunner.runChild(CucumberJUnitRunner.java:53)</text:p>
            <text:p>at org.junit.runners.ParentRunner$4.run(ParentRunner.java:331)</text:p>
            <text:p>at org.junit.runners.ParentRunner$1.schedule(ParentRunner.java:79)</text:p>
            <text:p>at org.junit.runners.ParentRunner.runChildren(ParentRunner.java:329)</text:p>
            <text:p>at org.junit.runners.ParentRunner.access$100(ParentRunner.java:66)</text:p>
            <text:p>at org.junit.runners.ParentRunner$2.evaluate(ParentRunner.java:293)</text:p>
            <text:p>at io.cucumber.junit.CucumberJUnitRunner$1.evaluate(CucumberJUnitRunner.java:293)</text:p>
            <text:p>at org.junit.runners.ParentRunner$3.evaluate(ParentRunner.java:306)</text:p>
            <text:p>at org.junit.runners.ParentRunner.run(ParentRunner.java:413)</text:p>
            <text:p>at org.junit.runners.Suite.runChild(Suite.java:128)</text:p>
            <text:p>at org.junit.runners.Suite.runChild(Suite.java:27)</text:p>
            <text:p>at org.junit.runners.ParentRunner$4.run(ParentRunner.java:331)</text:p>
            <text:p>at org.junit.runners.ParentRunner$1.schedule(ParentRunner.java:79)</text:p>
            <text:p>at org.junit.runners.ParentRunner.runChildren(ParentRunner.java:329)</text:p>
            <text:p>at org.junit.runners.ParentRunner.access$100(ParentRunner.java:66)</text:p>
            <text:p>at org.junit.runners.ParentRunner$2.evaluate(ParentRunner.java:293)</text:p>
            <text:p>at org.junit.runners.ParentRunner$3.evaluate(ParentRunner.java:306)</text:p>
            <text:p>at org.junit.runners.ParentRunner.run(ParentRunner.java:413)</text:p>
            <text:p>at org.junit.runner.JUnitCore.run(JUnitCore.java:137)</text:p>
            <text:p>at org.junit.runner.JUnitCore.run(JUnitCore.java:115)</text:p>
            <text:p>at androidx.test.internal.runner.TestExecutor.execute(TestExecutor.java:67)</text:p>
            <text:p>at androidx.test.internal.runner.TestExecutor.execute(TestExecutor.java:58)</text:p>
            <text:p>at androidx.test.runner.AndroidJUnitRunner.onStart(AndroidJUnitRunner.java:446)</text:p>
            <text:p>at android.app.Instrumentation$InstrumentationThread.run(Instrumentation.java:2261)</text:p>
            <text:p>Suppressed: java.net.SocketTimeoutException: Read timed out</text:p>
            <text:p>... 73 more</text:p>
            <text:p/>
          </table:table-cell>
        </table:table-row>
        <table:table-row table:style-name="ro25">
          <table:table-cell office:value-type="string" calcext:value-type="string">
            <text:p>cucumber.runtime.formatter.JUnitFormatter</text:p>
          </table:table-cell>
          <table:table-cell office:value-type="string" calcext:value-type="string">
            <text:p>Delete rule and validate home screen</text:p>
          </table:table-cell>
          <table:table-cell office:value-type="string" calcext:value-type="string">
            <text:p>unknown</text:p>
          </table:table-cell>
          <table:table-cell office:value-type="float" office:value="41.428054" calcext:value-type="float">
            <text:p>41.428054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office:string-value="java.net.SocketTimeoutException: Read timed out&#10;at java.net.SocketInputStream.socketRead0(Native Method)&#10;at java.net.SocketInputStream.socketRead(SocketInputStream.java:119)&#10;at java.net.SocketInputStream.read(SocketInputStream.java:176)&#10;at java.net.SocketInputStream.read(SocketInputStream.java:144)&#10;at com.android.org.conscrypt.ConscryptEngineSocket$SSLInputStream.readFromSocket(ConscryptEngineSocket.java:945)&#10;at com.android.org.conscrypt.ConscryptEngineSocket$SSLInputStream.processDataFromSocket(ConscryptEngineSocket.java:909)&#10;at com.android.org.conscrypt.ConscryptEngineSocket$SSLInputStream.access$100(ConscryptEngineSocket.java:731)&#10;at com.android.org.conscrypt.ConscryptEngineSocket.doHandshake(ConscryptEngineSocket.java:241)&#10;at com.android.org.conscrypt.ConscryptEngineSocket.startHandshake(ConscryptEngineSocket.java:220)&#10;at okhttp3.internal.connection.RealConnection.connectTls(RealConnection.kt:379)&#10;at okhttp3.internal.connection.RealConnection.establishProtocol(RealConnection.kt:337)&#10;at okhttp3.internal.connection.RealConnection.connect(RealConnection.kt:209)&#10;at okhttp3.internal.connection.ExchangeFinder.findConnection(ExchangeFinder.kt:226)&#10;at okhttp3.internal.connection.ExchangeFinder.findHealthyConnection(ExchangeFinder.kt:106)&#10;at okhttp3.internal.connection.ExchangeFinder.find(ExchangeFinder.kt:74)&#10;at okhttp3.internal.connection.RealCall.initExchange$okhttp(RealCall.kt:255)&#10;at okhttp3.internal.connection.ConnectInterceptor.intercept(ConnectInterceptor.kt:32)&#10;at okhttp3.internal.http.RealInterceptorChain.proceed(RealInterceptorChain.kt:109)&#10;at okhttp3.internal.cache.CacheInterceptor.intercept(CacheInterceptor.kt:95)&#10;at okhttp3.internal.http.RealInterceptorChain.proceed(RealInterceptorChain.kt:109)&#10;at okhttp3.internal.http.BridgeInterceptor.intercept(BridgeInterceptor.kt:83)&#10;at okhttp3.internal.http.RealInterceptorChain.proceed(RealInterceptorChain.kt:109)&#10;at okhttp3.internal.http.RetryAndFollowUpInterceptor.intercept(RetryAndFollowUpInterceptor.kt:76)&#10;at okhttp3.internal.http.RealInterceptorChain.proceed(RealInterceptorChain.kt:109)&#10;at okhttp3.internal.connection.RealCall.getResponseWithInterceptorChain$okhttp(RealCall.kt:201)&#10;at okhttp3.internal.connection.RealCall.execute(RealCall.kt:154)&#10;at com.roku.rokuhome.test.utils.CommonUtilities.sendScenarioRequest(CommonUtilities.kt:163)&#10;at com.roku.rokuhome.test.stepDefs.CommonStepDefinitions.setup(CommonStepDefinitions.kt:85)&#10;at java.lang.reflect.Method.invoke(Native Method)&#10;at cucumber.runtime.Utils$1.call(Utils.java:26)&#10;at cucumber.runtime.Timeout.timeout(Timeout.java:16)&#10;at cucumber.runtime.Utils.invoke(Utils.java:20)&#10;at cucumber.runtime.java.JavaHookDefinition.execute(JavaHookDefinition.java:65)&#10;at cucumber.runner.HookDefinitionMatch.runStep(HookDefinitionMatch.java:16)&#10;at cucumber.runner.TestStep.executeStep(TestStep.java:65)&#10;at cucumber.runner.TestStep.run(TestStep.java:50)&#10;at cucumber.runner.TestCase.run(TestCase.java:42)&#10;at cucumber.runner.Runner.runPickle(Runner.java:50)&#10;at io.cucumber.junit.AndroidPickleRunner.run(AndroidPickleRunner.java:49)&#10;at io.cucumber.junit.AndroidFeatureRunner.runChild(AndroidFeatureRunner.java:42)&#10;at io.cucumber.junit.AndroidFeatureRunner.runChild(AndroidFeatureRunner.java:13)&#10;at org.junit.runners.ParentRunner$4.run(ParentRunner.java:331)&#10;at org.junit.runners.ParentRunner$1.schedule(ParentRunner.java:79)&#10;at org.junit.runners.ParentRunner.runChildren(ParentRunner.java:329)&#10;at org.junit.runners.ParentRunner.access$100(ParentRunner.java:66)&#10;at org.junit.runners.ParentRunner$2.evaluate(ParentRunner.java:293)&#10;at org.junit.runners.ParentRunner$3.evaluate(ParentRunner.java:306)&#10;at org.junit.runners.ParentRunner.run(ParentRunner.java:413)&#10;at io.cucumber.junit.CucumberJUnitRunner.runChild(CucumberJUnitRunner.java:262)&#10;at io.cucumber.junit.CucumberJUnitRunner.runChild(CucumberJUnitRunner.java:53)&#10;at org.junit.runners.ParentRunner$4.run(ParentRunner.java:331)&#10;at org.junit.runners.ParentRunner$1.schedule(ParentRunner.java:79)&#10;at org.junit.runners.ParentRunner.runChildren(ParentRunner.java:329)&#10;at org.junit.runners.ParentRunner.access$100(ParentRunner.java:66)&#10;at org.junit.runners.ParentRunner$2.evaluate(ParentRunner.java:293)&#10;at io.cucumber.junit.CucumberJUnitRunner$1.evaluate(CucumberJUnitRunner.java:293)&#10;at org.junit.runners.ParentRunner$3.evaluate(ParentRunner.java:306)&#10;at org.junit.runners.ParentRunner.run(ParentRunner.java:413)&#10;at org.junit.runners.Suite.runChild(Suite.java:128)&#10;at org.junit.runners.Suite.runChild(Suite.java:27)&#10;at org.junit.runners.ParentRunner$4.run(ParentRunner.java:331)&#10;at org.junit.runners.ParentRunner$1.schedule(ParentRunner.java:79)&#10;at org.junit.runners.ParentRunner.runChildren(ParentRunner.java:329)&#10;at org.junit.runners.ParentRunner.access$100(ParentRunner.java:66)&#10;at org.junit.runners.ParentRunner$2.evaluate(ParentRunner.java:293)&#10;at org.junit.runners.ParentRunner$3.evaluate(ParentRunner.java:306)&#10;at org.junit.runners.ParentRunner.run(ParentRunner.java:413)&#10;at org.junit.runner.JUnitCore.run(JUnitCore.java:137)&#10;at org.junit.runner.JUnitCore.run(JUnitCore.java:115)&#10;at androidx.test.internal.runner.TestExecutor.execute(TestExecutor.java:67)&#10;at androidx.test.internal.runner.TestExecutor.execute(TestExecutor.java:58)&#10;at androidx.test.runner.AndroidJUnitRunner.onStart(AndroidJUnitRunner.java:446)&#10;at android.app.Instrumentation$InstrumentationThread.run(Instrumentation.java:2261)&#10;Suppressed: java.net.SocketTimeoutException: Read timed out&#10;... 73 more&#10;" calcext:value-type="string">
            <text:p>java.net.SocketTimeoutException: Read timed out</text:p>
            <text:p>at java.net.SocketInputStream.socketRead0(Native Method)</text:p>
            <text:p>at java.net.SocketInputStream.socketRead(SocketInputStream.java:119)</text:p>
            <text:p>at java.net.SocketInputStream.read(SocketInputStream.java:176)</text:p>
            <text:p>at java.net.SocketInputStream.read(SocketInputStream.java:144)</text:p>
            <text:p>at com.android.org.conscrypt.ConscryptEngineSocket$SSLInputStream.readFromSocket(ConscryptEngineSocket.java:945)</text:p>
            <text:p>at com.android.org.conscrypt.ConscryptEngineSocket$SSLInputStream.processDataFromSocket(ConscryptEngineSocket.java:909)</text:p>
            <text:p>at com.android.org.conscrypt.ConscryptEngineSocket$SSLInputStream.access$100(ConscryptEngineSocket.java:731)</text:p>
            <text:p>at com.android.org.conscrypt.ConscryptEngineSocket.doHandshake(ConscryptEngineSocket.java:241)</text:p>
            <text:p>at com.android.org.conscrypt.ConscryptEngineSocket.startHandshake(ConscryptEngineSocket.java:220)</text:p>
            <text:p>at okhttp3.internal.connection.RealConnection.connectTls(RealConnection.kt:379)</text:p>
            <text:p>at okhttp3.internal.connection.RealConnection.establishProtocol(RealConnection.kt:337)</text:p>
            <text:p>at okhttp3.internal.connection.RealConnection.connect(RealConnection.kt:209)</text:p>
            <text:p>at okhttp3.internal.connection.ExchangeFinder.findConnection(ExchangeFinder.kt:226)</text:p>
            <text:p>at okhttp3.internal.connection.ExchangeFinder.findHealthyConnection(ExchangeFinder.kt:106)</text:p>
            <text:p>at okhttp3.internal.connection.ExchangeFinder.find(ExchangeFinder.kt:74)</text:p>
            <text:p>at okhttp3.internal.connection.RealCall.initExchange$okhttp(RealCall.kt:255)</text:p>
            <text:p>at okhttp3.internal.connection.ConnectInterceptor.intercept(ConnectInterceptor.kt:32)</text:p>
            <text:p>at okhttp3.internal.http.RealInterceptorChain.proceed(RealInterceptorChain.kt:109)</text:p>
            <text:p>at okhttp3.internal.cache.CacheInterceptor.intercept(CacheInterceptor.kt:95)</text:p>
            <text:p>at okhttp3.internal.http.RealInterceptorChain.proceed(RealInterceptorChain.kt:109)</text:p>
            <text:p>at okhttp3.internal.http.BridgeInterceptor.intercept(BridgeInterceptor.kt:83)</text:p>
            <text:p>at okhttp3.internal.http.RealInterceptorChain.proceed(RealInterceptorChain.kt:109)</text:p>
            <text:p>at okhttp3.internal.http.RetryAndFollowUpInterceptor.intercept(RetryAndFollowUpInterceptor.kt:76)</text:p>
            <text:p>at okhttp3.internal.http.RealInterceptorChain.proceed(RealInterceptorChain.kt:109)</text:p>
            <text:p>at okhttp3.internal.connection.RealCall.getResponseWithInterceptorChain$okhttp(RealCall.kt:201)</text:p>
            <text:p>at okhttp3.internal.connection.RealCall.execute(RealCall.kt:154)</text:p>
            <text:p>at com.roku.rokuhome.test.utils.CommonUtilities.sendScenarioRequest(CommonUtilities.kt:163)</text:p>
            <text:p>at com.roku.rokuhome.test.stepDefs.CommonStepDefinitions.setup(CommonStepDefinitions.kt:85)</text:p>
            <text:p>at java.lang.reflect.Method.invoke(Native Method)</text:p>
            <text:p>at cucumber.runtime.Utils$1.call(Utils.java:26)</text:p>
            <text:p>at cucumber.runtime.Timeout.timeout(Timeout.java:16)</text:p>
            <text:p>at cucumber.runtime.Utils.invoke(Utils.java:20)</text:p>
            <text:p>at cucumber.runtime.java.JavaHookDefinition.execute(JavaHookDefinition.java:65)</text:p>
            <text:p>at cucumber.runner.HookDefinitionMatch.runStep(HookDefinitionMatch.java:16)</text:p>
            <text:p>at cucumber.runner.TestStep.executeStep(TestStep.java:65)</text:p>
            <text:p>at cucumber.runner.TestStep.run(TestStep.java:50)</text:p>
            <text:p>at cucumber.runner.TestCase.run(TestCase.java:42)</text:p>
            <text:p>at cucumber.runner.Runner.runPickle(Runner.java:50)</text:p>
            <text:p>at io.cucumber.junit.AndroidPickleRunner.run(AndroidPickleRunner.java:49)</text:p>
            <text:p>at io.cucumber.junit.AndroidFeatureRunner.runChild(AndroidFeatureRunner.java:42)</text:p>
            <text:p>at io.cucumber.junit.AndroidFeatureRunner.runChild(AndroidFeatureRunner.java:13)</text:p>
            <text:p>at org.junit.runners.ParentRunner$4.run(ParentRunner.java:331)</text:p>
            <text:p>at org.junit.runners.ParentRunner$1.schedule(ParentRunner.java:79)</text:p>
            <text:p>at org.junit.runners.ParentRunner.runChildren(ParentRunner.java:329)</text:p>
            <text:p>at org.junit.runners.ParentRunner.access$100(ParentRunner.java:66)</text:p>
            <text:p>at org.junit.runners.ParentRunner$2.evaluate(ParentRunner.java:293)</text:p>
            <text:p>at org.junit.runners.ParentRunner$3.evaluate(ParentRunner.java:306)</text:p>
            <text:p>at org.junit.runners.ParentRunner.run(ParentRunner.java:413)</text:p>
            <text:p>at io.cucumber.junit.CucumberJUnitRunner.runChild(CucumberJUnitRunner.java:262)</text:p>
            <text:p>at io.cucumber.junit.CucumberJUnitRunner.runChild(CucumberJUnitRunner.java:53)</text:p>
            <text:p>at org.junit.runners.ParentRunner$4.run(ParentRunner.java:331)</text:p>
            <text:p>at org.junit.runners.ParentRunner$1.schedule(ParentRunner.java:79)</text:p>
            <text:p>at org.junit.runners.ParentRunner.runChildren(ParentRunner.java:329)</text:p>
            <text:p>at org.junit.runners.ParentRunner.access$100(ParentRunner.java:66)</text:p>
            <text:p>at org.junit.runners.ParentRunner$2.evaluate(ParentRunner.java:293)</text:p>
            <text:p>at io.cucumber.junit.CucumberJUnitRunner$1.evaluate(CucumberJUnitRunner.java:293)</text:p>
            <text:p>at org.junit.runners.ParentRunner$3.evaluate(ParentRunner.java:306)</text:p>
            <text:p>at org.junit.runners.ParentRunner.run(ParentRunner.java:413)</text:p>
            <text:p>at org.junit.runners.Suite.runChild(Suite.java:128)</text:p>
            <text:p>at org.junit.runners.Suite.runChild(Suite.java:27)</text:p>
            <text:p>at org.junit.runners.ParentRunner$4.run(ParentRunner.java:331)</text:p>
            <text:p>at org.junit.runners.ParentRunner$1.schedule(ParentRunner.java:79)</text:p>
            <text:p>at org.junit.runners.ParentRunner.runChildren(ParentRunner.java:329)</text:p>
            <text:p>at org.junit.runners.ParentRunner.access$100(ParentRunner.java:66)</text:p>
            <text:p>at org.junit.runners.ParentRunner$2.evaluate(ParentRunner.java:293)</text:p>
            <text:p>at org.junit.runners.ParentRunner$3.evaluate(ParentRunner.java:306)</text:p>
            <text:p>at org.junit.runners.ParentRunner.run(ParentRunner.java:413)</text:p>
            <text:p>at org.junit.runner.JUnitCore.run(JUnitCore.java:137)</text:p>
            <text:p>at org.junit.runner.JUnitCore.run(JUnitCore.java:115)</text:p>
            <text:p>at androidx.test.internal.runner.TestExecutor.execute(TestExecutor.java:67)</text:p>
            <text:p>at androidx.test.internal.runner.TestExecutor.execute(TestExecutor.java:58)</text:p>
            <text:p>at androidx.test.runner.AndroidJUnitRunner.onStart(AndroidJUnitRunner.java:446)</text:p>
            <text:p>at android.app.Instrumentation$InstrumentationThread.run(Instrumentation.java:2261)</text:p>
            <text:p>Suppressed: java.net.SocketTimeoutException: Read timed out</text:p>
            <text:p>... 73 more</text:p>
            <text:p/>
          </table:table-cell>
        </table:table-row>
        <table:table-row table:style-name="ro25">
          <table:table-cell office:value-type="string" calcext:value-type="string">
            <text:p>cucumber.runtime.formatter.JUnitFormatter</text:p>
          </table:table-cell>
          <table:table-cell office:value-type="string" calcext:value-type="string">
            <text:p>Rename rule, Press back button and save changes</text:p>
          </table:table-cell>
          <table:table-cell office:value-type="string" calcext:value-type="string">
            <text:p>unknown</text:p>
          </table:table-cell>
          <table:table-cell office:value-type="float" office:value="41.466554" calcext:value-type="float">
            <text:p>41.466554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office:string-value="java.net.SocketTimeoutException: Read timed out&#10;at java.net.SocketInputStream.socketRead0(Native Method)&#10;at java.net.SocketInputStream.socketRead(SocketInputStream.java:119)&#10;at java.net.SocketInputStream.read(SocketInputStream.java:176)&#10;at java.net.SocketInputStream.read(SocketInputStream.java:144)&#10;at com.android.org.conscrypt.ConscryptEngineSocket$SSLInputStream.readFromSocket(ConscryptEngineSocket.java:945)&#10;at com.android.org.conscrypt.ConscryptEngineSocket$SSLInputStream.processDataFromSocket(ConscryptEngineSocket.java:909)&#10;at com.android.org.conscrypt.ConscryptEngineSocket$SSLInputStream.access$100(ConscryptEngineSocket.java:731)&#10;at com.android.org.conscrypt.ConscryptEngineSocket.doHandshake(ConscryptEngineSocket.java:241)&#10;at com.android.org.conscrypt.ConscryptEngineSocket.startHandshake(ConscryptEngineSocket.java:220)&#10;at okhttp3.internal.connection.RealConnection.connectTls(RealConnection.kt:379)&#10;at okhttp3.internal.connection.RealConnection.establishProtocol(RealConnection.kt:337)&#10;at okhttp3.internal.connection.RealConnection.connect(RealConnection.kt:209)&#10;at okhttp3.internal.connection.ExchangeFinder.findConnection(ExchangeFinder.kt:226)&#10;at okhttp3.internal.connection.ExchangeFinder.findHealthyConnection(ExchangeFinder.kt:106)&#10;at okhttp3.internal.connection.ExchangeFinder.find(ExchangeFinder.kt:74)&#10;at okhttp3.internal.connection.RealCall.initExchange$okhttp(RealCall.kt:255)&#10;at okhttp3.internal.connection.ConnectInterceptor.intercept(ConnectInterceptor.kt:32)&#10;at okhttp3.internal.http.RealInterceptorChain.proceed(RealInterceptorChain.kt:109)&#10;at okhttp3.internal.cache.CacheInterceptor.intercept(CacheInterceptor.kt:95)&#10;at okhttp3.internal.http.RealInterceptorChain.proceed(RealInterceptorChain.kt:109)&#10;at okhttp3.internal.http.BridgeInterceptor.intercept(BridgeInterceptor.kt:83)&#10;at okhttp3.internal.http.RealInterceptorChain.proceed(RealInterceptorChain.kt:109)&#10;at okhttp3.internal.http.RetryAndFollowUpInterceptor.intercept(RetryAndFollowUpInterceptor.kt:76)&#10;at okhttp3.internal.http.RealInterceptorChain.proceed(RealInterceptorChain.kt:109)&#10;at okhttp3.internal.connection.RealCall.getResponseWithInterceptorChain$okhttp(RealCall.kt:201)&#10;at okhttp3.internal.connection.RealCall.execute(RealCall.kt:154)&#10;at com.roku.rokuhome.test.utils.CommonUtilities.sendScenarioRequest(CommonUtilities.kt:163)&#10;at com.roku.rokuhome.test.stepDefs.CommonStepDefinitions.setup(CommonStepDefinitions.kt:85)&#10;at java.lang.reflect.Method.invoke(Native Method)&#10;at cucumber.runtime.Utils$1.call(Utils.java:26)&#10;at cucumber.runtime.Timeout.timeout(Timeout.java:16)&#10;at cucumber.runtime.Utils.invoke(Utils.java:20)&#10;at cucumber.runtime.java.JavaHookDefinition.execute(JavaHookDefinition.java:65)&#10;at cucumber.runner.HookDefinitionMatch.runStep(HookDefinitionMatch.java:16)&#10;at cucumber.runner.TestStep.executeStep(TestStep.java:65)&#10;at cucumber.runner.TestStep.run(TestStep.java:50)&#10;at cucumber.runner.TestCase.run(TestCase.java:42)&#10;at cucumber.runner.Runner.runPickle(Runner.java:50)&#10;at io.cucumber.junit.AndroidPickleRunner.run(AndroidPickleRunner.java:49)&#10;at io.cucumber.junit.AndroidFeatureRunner.runChild(AndroidFeatureRunner.java:42)&#10;at io.cucumber.junit.AndroidFeatureRunner.runChild(AndroidFeatureRunner.java:13)&#10;at org.junit.runners.ParentRunner$4.run(ParentRunner.java:331)&#10;at org.junit.runners.ParentRunner$1.schedule(ParentRunner.java:79)&#10;at org.junit.runners.ParentRunner.runChildren(ParentRunner.java:329)&#10;at org.junit.runners.ParentRunner.access$100(ParentRunner.java:66)&#10;at org.junit.runners.ParentRunner$2.evaluate(ParentRunner.java:293)&#10;at org.junit.runners.ParentRunner$3.evaluate(ParentRunner.java:306)&#10;at org.junit.runners.ParentRunner.run(ParentRunner.java:413)&#10;at io.cucumber.junit.CucumberJUnitRunner.runChild(CucumberJUnitRunner.java:262)&#10;at io.cucumber.junit.CucumberJUnitRunner.runChild(CucumberJUnitRunner.java:53)&#10;at org.junit.runners.ParentRunner$4.run(ParentRunner.java:331)&#10;at org.junit.runners.ParentRunner$1.schedule(ParentRunner.java:79)&#10;at org.junit.runners.ParentRunner.runChildren(ParentRunner.java:329)&#10;at org.junit.runners.ParentRunner.access$100(ParentRunner.java:66)&#10;at org.junit.runners.ParentRunner$2.evaluate(ParentRunner.java:293)&#10;at io.cucumber.junit.CucumberJUnitRunner$1.evaluate(CucumberJUnitRunner.java:293)&#10;at org.junit.runners.ParentRunner$3.evaluate(ParentRunner.java:306)&#10;at org.junit.runners.ParentRunner.run(ParentRunner.java:413)&#10;at org.junit.runners.Suite.runChild(Suite.java:128)&#10;at org.junit.runners.Suite.runChild(Suite.java:27)&#10;at org.junit.runners.ParentRunner$4.run(ParentRunner.java:331)&#10;at org.junit.runners.ParentRunner$1.schedule(ParentRunner.java:79)&#10;at org.junit.runners.ParentRunner.runChildren(ParentRunner.java:329)&#10;at org.junit.runners.ParentRunner.access$100(ParentRunner.java:66)&#10;at org.junit.runners.ParentRunner$2.evaluate(ParentRunner.java:293)&#10;at org.junit.runners.ParentRunner$3.evaluate(ParentRunner.java:306)&#10;at org.junit.runners.ParentRunner.run(ParentRunner.java:413)&#10;at org.junit.runner.JUnitCore.run(JUnitCore.java:137)&#10;at org.junit.runner.JUnitCore.run(JUnitCore.java:115)&#10;at androidx.test.internal.runner.TestExecutor.execute(TestExecutor.java:67)&#10;at androidx.test.internal.runner.TestExecutor.execute(TestExecutor.java:58)&#10;at androidx.test.runner.AndroidJUnitRunner.onStart(AndroidJUnitRunner.java:446)&#10;at android.app.Instrumentation$InstrumentationThread.run(Instrumentation.java:2261)&#10;Suppressed: java.net.SocketTimeoutException: Read timed out&#10;... 73 more&#10;" calcext:value-type="string">
            <text:p>java.net.SocketTimeoutException: Read timed out</text:p>
            <text:p>at java.net.SocketInputStream.socketRead0(Native Method)</text:p>
            <text:p>at java.net.SocketInputStream.socketRead(SocketInputStream.java:119)</text:p>
            <text:p>at java.net.SocketInputStream.read(SocketInputStream.java:176)</text:p>
            <text:p>at java.net.SocketInputStream.read(SocketInputStream.java:144)</text:p>
            <text:p>at com.android.org.conscrypt.ConscryptEngineSocket$SSLInputStream.readFromSocket(ConscryptEngineSocket.java:945)</text:p>
            <text:p>at com.android.org.conscrypt.ConscryptEngineSocket$SSLInputStream.processDataFromSocket(ConscryptEngineSocket.java:909)</text:p>
            <text:p>at com.android.org.conscrypt.ConscryptEngineSocket$SSLInputStream.access$100(ConscryptEngineSocket.java:731)</text:p>
            <text:p>at com.android.org.conscrypt.ConscryptEngineSocket.doHandshake(ConscryptEngineSocket.java:241)</text:p>
            <text:p>at com.android.org.conscrypt.ConscryptEngineSocket.startHandshake(ConscryptEngineSocket.java:220)</text:p>
            <text:p>at okhttp3.internal.connection.RealConnection.connectTls(RealConnection.kt:379)</text:p>
            <text:p>at okhttp3.internal.connection.RealConnection.establishProtocol(RealConnection.kt:337)</text:p>
            <text:p>at okhttp3.internal.connection.RealConnection.connect(RealConnection.kt:209)</text:p>
            <text:p>at okhttp3.internal.connection.ExchangeFinder.findConnection(ExchangeFinder.kt:226)</text:p>
            <text:p>at okhttp3.internal.connection.ExchangeFinder.findHealthyConnection(ExchangeFinder.kt:106)</text:p>
            <text:p>at okhttp3.internal.connection.ExchangeFinder.find(ExchangeFinder.kt:74)</text:p>
            <text:p>at okhttp3.internal.connection.RealCall.initExchange$okhttp(RealCall.kt:255)</text:p>
            <text:p>at okhttp3.internal.connection.ConnectInterceptor.intercept(ConnectInterceptor.kt:32)</text:p>
            <text:p>at okhttp3.internal.http.RealInterceptorChain.proceed(RealInterceptorChain.kt:109)</text:p>
            <text:p>at okhttp3.internal.cache.CacheInterceptor.intercept(CacheInterceptor.kt:95)</text:p>
            <text:p>at okhttp3.internal.http.RealInterceptorChain.proceed(RealInterceptorChain.kt:109)</text:p>
            <text:p>at okhttp3.internal.http.BridgeInterceptor.intercept(BridgeInterceptor.kt:83)</text:p>
            <text:p>at okhttp3.internal.http.RealInterceptorChain.proceed(RealInterceptorChain.kt:109)</text:p>
            <text:p>at okhttp3.internal.http.RetryAndFollowUpInterceptor.intercept(RetryAndFollowUpInterceptor.kt:76)</text:p>
            <text:p>at okhttp3.internal.http.RealInterceptorChain.proceed(RealInterceptorChain.kt:109)</text:p>
            <text:p>at okhttp3.internal.connection.RealCall.getResponseWithInterceptorChain$okhttp(RealCall.kt:201)</text:p>
            <text:p>at okhttp3.internal.connection.RealCall.execute(RealCall.kt:154)</text:p>
            <text:p>at com.roku.rokuhome.test.utils.CommonUtilities.sendScenarioRequest(CommonUtilities.kt:163)</text:p>
            <text:p>at com.roku.rokuhome.test.stepDefs.CommonStepDefinitions.setup(CommonStepDefinitions.kt:85)</text:p>
            <text:p>at java.lang.reflect.Method.invoke(Native Method)</text:p>
            <text:p>at cucumber.runtime.Utils$1.call(Utils.java:26)</text:p>
            <text:p>at cucumber.runtime.Timeout.timeout(Timeout.java:16)</text:p>
            <text:p>at cucumber.runtime.Utils.invoke(Utils.java:20)</text:p>
            <text:p>at cucumber.runtime.java.JavaHookDefinition.execute(JavaHookDefinition.java:65)</text:p>
            <text:p>at cucumber.runner.HookDefinitionMatch.runStep(HookDefinitionMatch.java:16)</text:p>
            <text:p>at cucumber.runner.TestStep.executeStep(TestStep.java:65)</text:p>
            <text:p>at cucumber.runner.TestStep.run(TestStep.java:50)</text:p>
            <text:p>at cucumber.runner.TestCase.run(TestCase.java:42)</text:p>
            <text:p>at cucumber.runner.Runner.runPickle(Runner.java:50)</text:p>
            <text:p>at io.cucumber.junit.AndroidPickleRunner.run(AndroidPickleRunner.java:49)</text:p>
            <text:p>at io.cucumber.junit.AndroidFeatureRunner.runChild(AndroidFeatureRunner.java:42)</text:p>
            <text:p>at io.cucumber.junit.AndroidFeatureRunner.runChild(AndroidFeatureRunner.java:13)</text:p>
            <text:p>at org.junit.runners.ParentRunner$4.run(ParentRunner.java:331)</text:p>
            <text:p>at org.junit.runners.ParentRunner$1.schedule(ParentRunner.java:79)</text:p>
            <text:p>at org.junit.runners.ParentRunner.runChildren(ParentRunner.java:329)</text:p>
            <text:p>at org.junit.runners.ParentRunner.access$100(ParentRunner.java:66)</text:p>
            <text:p>at org.junit.runners.ParentRunner$2.evaluate(ParentRunner.java:293)</text:p>
            <text:p>at org.junit.runners.ParentRunner$3.evaluate(ParentRunner.java:306)</text:p>
            <text:p>at org.junit.runners.ParentRunner.run(ParentRunner.java:413)</text:p>
            <text:p>at io.cucumber.junit.CucumberJUnitRunner.runChild(CucumberJUnitRunner.java:262)</text:p>
            <text:p>at io.cucumber.junit.CucumberJUnitRunner.runChild(CucumberJUnitRunner.java:53)</text:p>
            <text:p>at org.junit.runners.ParentRunner$4.run(ParentRunner.java:331)</text:p>
            <text:p>at org.junit.runners.ParentRunner$1.schedule(ParentRunner.java:79)</text:p>
            <text:p>at org.junit.runners.ParentRunner.runChildren(ParentRunner.java:329)</text:p>
            <text:p>at org.junit.runners.ParentRunner.access$100(ParentRunner.java:66)</text:p>
            <text:p>at org.junit.runners.ParentRunner$2.evaluate(ParentRunner.java:293)</text:p>
            <text:p>at io.cucumber.junit.CucumberJUnitRunner$1.evaluate(CucumberJUnitRunner.java:293)</text:p>
            <text:p>at org.junit.runners.ParentRunner$3.evaluate(ParentRunner.java:306)</text:p>
            <text:p>at org.junit.runners.ParentRunner.run(ParentRunner.java:413)</text:p>
            <text:p>at org.junit.runners.Suite.runChild(Suite.java:128)</text:p>
            <text:p>at org.junit.runners.Suite.runChild(Suite.java:27)</text:p>
            <text:p>at org.junit.runners.ParentRunner$4.run(ParentRunner.java:331)</text:p>
            <text:p>at org.junit.runners.ParentRunner$1.schedule(ParentRunner.java:79)</text:p>
            <text:p>at org.junit.runners.ParentRunner.runChildren(ParentRunner.java:329)</text:p>
            <text:p>at org.junit.runners.ParentRunner.access$100(ParentRunner.java:66)</text:p>
            <text:p>at org.junit.runners.ParentRunner$2.evaluate(ParentRunner.java:293)</text:p>
            <text:p>at org.junit.runners.ParentRunner$3.evaluate(ParentRunner.java:306)</text:p>
            <text:p>at org.junit.runners.ParentRunner.run(ParentRunner.java:413)</text:p>
            <text:p>at org.junit.runner.JUnitCore.run(JUnitCore.java:137)</text:p>
            <text:p>at org.junit.runner.JUnitCore.run(JUnitCore.java:115)</text:p>
            <text:p>at androidx.test.internal.runner.TestExecutor.execute(TestExecutor.java:67)</text:p>
            <text:p>at androidx.test.internal.runner.TestExecutor.execute(TestExecutor.java:58)</text:p>
            <text:p>at androidx.test.runner.AndroidJUnitRunner.onStart(AndroidJUnitRunner.java:446)</text:p>
            <text:p>at android.app.Instrumentation$InstrumentationThread.run(Instrumentation.java:2261)</text:p>
            <text:p>Suppressed: java.net.SocketTimeoutException: Read timed out</text:p>
            <text:p>... 73 more</text:p>
            <text:p/>
          </table:table-cell>
        </table:table-row>
        <table:table-row table:style-name="ro25">
          <table:table-cell office:value-type="string" calcext:value-type="string">
            <text:p>cucumber.runtime.formatter.JUnitFormatter</text:p>
          </table:table-cell>
          <table:table-cell office:value-type="string" calcext:value-type="string">
            <text:p>Rename rule</text:p>
          </table:table-cell>
          <table:table-cell office:value-type="string" calcext:value-type="string">
            <text:p>unknown</text:p>
          </table:table-cell>
          <table:table-cell office:value-type="float" office:value="41.363662" calcext:value-type="float">
            <text:p>41.363662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office:string-value="java.net.SocketTimeoutException: Read timed out&#10;at java.net.SocketInputStream.socketRead0(Native Method)&#10;at java.net.SocketInputStream.socketRead(SocketInputStream.java:119)&#10;at java.net.SocketInputStream.read(SocketInputStream.java:176)&#10;at java.net.SocketInputStream.read(SocketInputStream.java:144)&#10;at com.android.org.conscrypt.ConscryptEngineSocket$SSLInputStream.readFromSocket(ConscryptEngineSocket.java:945)&#10;at com.android.org.conscrypt.ConscryptEngineSocket$SSLInputStream.processDataFromSocket(ConscryptEngineSocket.java:909)&#10;at com.android.org.conscrypt.ConscryptEngineSocket$SSLInputStream.access$100(ConscryptEngineSocket.java:731)&#10;at com.android.org.conscrypt.ConscryptEngineSocket.doHandshake(ConscryptEngineSocket.java:241)&#10;at com.android.org.conscrypt.ConscryptEngineSocket.startHandshake(ConscryptEngineSocket.java:220)&#10;at okhttp3.internal.connection.RealConnection.connectTls(RealConnection.kt:379)&#10;at okhttp3.internal.connection.RealConnection.establishProtocol(RealConnection.kt:337)&#10;at okhttp3.internal.connection.RealConnection.connect(RealConnection.kt:209)&#10;at okhttp3.internal.connection.ExchangeFinder.findConnection(ExchangeFinder.kt:226)&#10;at okhttp3.internal.connection.ExchangeFinder.findHealthyConnection(ExchangeFinder.kt:106)&#10;at okhttp3.internal.connection.ExchangeFinder.find(ExchangeFinder.kt:74)&#10;at okhttp3.internal.connection.RealCall.initExchange$okhttp(RealCall.kt:255)&#10;at okhttp3.internal.connection.ConnectInterceptor.intercept(ConnectInterceptor.kt:32)&#10;at okhttp3.internal.http.RealInterceptorChain.proceed(RealInterceptorChain.kt:109)&#10;at okhttp3.internal.cache.CacheInterceptor.intercept(CacheInterceptor.kt:95)&#10;at okhttp3.internal.http.RealInterceptorChain.proceed(RealInterceptorChain.kt:109)&#10;at okhttp3.internal.http.BridgeInterceptor.intercept(BridgeInterceptor.kt:83)&#10;at okhttp3.internal.http.RealInterceptorChain.proceed(RealInterceptorChain.kt:109)&#10;at okhttp3.internal.http.RetryAndFollowUpInterceptor.intercept(RetryAndFollowUpInterceptor.kt:76)&#10;at okhttp3.internal.http.RealInterceptorChain.proceed(RealInterceptorChain.kt:109)&#10;at okhttp3.internal.connection.RealCall.getResponseWithInterceptorChain$okhttp(RealCall.kt:201)&#10;at okhttp3.internal.connection.RealCall.execute(RealCall.kt:154)&#10;at com.roku.rokuhome.test.utils.CommonUtilities.sendScenarioRequest(CommonUtilities.kt:163)&#10;at com.roku.rokuhome.test.stepDefs.CommonStepDefinitions.setup(CommonStepDefinitions.kt:85)&#10;at java.lang.reflect.Method.invoke(Native Method)&#10;at cucumber.runtime.Utils$1.call(Utils.java:26)&#10;at cucumber.runtime.Timeout.timeout(Timeout.java:16)&#10;at cucumber.runtime.Utils.invoke(Utils.java:20)&#10;at cucumber.runtime.java.JavaHookDefinition.execute(JavaHookDefinition.java:65)&#10;at cucumber.runner.HookDefinitionMatch.runStep(HookDefinitionMatch.java:16)&#10;at cucumber.runner.TestStep.executeStep(TestStep.java:65)&#10;at cucumber.runner.TestStep.run(TestStep.java:50)&#10;at cucumber.runner.TestCase.run(TestCase.java:42)&#10;at cucumber.runner.Runner.runPickle(Runner.java:50)&#10;at io.cucumber.junit.AndroidPickleRunner.run(AndroidPickleRunner.java:49)&#10;at io.cucumber.junit.AndroidFeatureRunner.runChild(AndroidFeatureRunner.java:42)&#10;at io.cucumber.junit.AndroidFeatureRunner.runChild(AndroidFeatureRunner.java:13)&#10;at org.junit.runners.ParentRunner$4.run(ParentRunner.java:331)&#10;at org.junit.runners.ParentRunner$1.schedule(ParentRunner.java:79)&#10;at org.junit.runners.ParentRunner.runChildren(ParentRunner.java:329)&#10;at org.junit.runners.ParentRunner.access$100(ParentRunner.java:66)&#10;at org.junit.runners.ParentRunner$2.evaluate(ParentRunner.java:293)&#10;at org.junit.runners.ParentRunner$3.evaluate(ParentRunner.java:306)&#10;at org.junit.runners.ParentRunner.run(ParentRunner.java:413)&#10;at io.cucumber.junit.CucumberJUnitRunner.runChild(CucumberJUnitRunner.java:262)&#10;at io.cucumber.junit.CucumberJUnitRunner.runChild(CucumberJUnitRunner.java:53)&#10;at org.junit.runners.ParentRunner$4.run(ParentRunner.java:331)&#10;at org.junit.runners.ParentRunner$1.schedule(ParentRunner.java:79)&#10;at org.junit.runners.ParentRunner.runChildren(ParentRunner.java:329)&#10;at org.junit.runners.ParentRunner.access$100(ParentRunner.java:66)&#10;at org.junit.runners.ParentRunner$2.evaluate(ParentRunner.java:293)&#10;at io.cucumber.junit.CucumberJUnitRunner$1.evaluate(CucumberJUnitRunner.java:293)&#10;at org.junit.runners.ParentRunner$3.evaluate(ParentRunner.java:306)&#10;at org.junit.runners.ParentRunner.run(ParentRunner.java:413)&#10;at org.junit.runners.Suite.runChild(Suite.java:128)&#10;at org.junit.runners.Suite.runChild(Suite.java:27)&#10;at org.junit.runners.ParentRunner$4.run(ParentRunner.java:331)&#10;at org.junit.runners.ParentRunner$1.schedule(ParentRunner.java:79)&#10;at org.junit.runners.ParentRunner.runChildren(ParentRunner.java:329)&#10;at org.junit.runners.ParentRunner.access$100(ParentRunner.java:66)&#10;at org.junit.runners.ParentRunner$2.evaluate(ParentRunner.java:293)&#10;at org.junit.runners.ParentRunner$3.evaluate(ParentRunner.java:306)&#10;at org.junit.runners.ParentRunner.run(ParentRunner.java:413)&#10;at org.junit.runner.JUnitCore.run(JUnitCore.java:137)&#10;at org.junit.runner.JUnitCore.run(JUnitCore.java:115)&#10;at androidx.test.internal.runner.TestExecutor.execute(TestExecutor.java:67)&#10;at androidx.test.internal.runner.TestExecutor.execute(TestExecutor.java:58)&#10;at androidx.test.runner.AndroidJUnitRunner.onStart(AndroidJUnitRunner.java:446)&#10;at android.app.Instrumentation$InstrumentationThread.run(Instrumentation.java:2261)&#10;Suppressed: java.net.SocketTimeoutException: Read timed out&#10;... 73 more&#10;" calcext:value-type="string">
            <text:p>java.net.SocketTimeoutException: Read timed out</text:p>
            <text:p>at java.net.SocketInputStream.socketRead0(Native Method)</text:p>
            <text:p>at java.net.SocketInputStream.socketRead(SocketInputStream.java:119)</text:p>
            <text:p>at java.net.SocketInputStream.read(SocketInputStream.java:176)</text:p>
            <text:p>at java.net.SocketInputStream.read(SocketInputStream.java:144)</text:p>
            <text:p>at com.android.org.conscrypt.ConscryptEngineSocket$SSLInputStream.readFromSocket(ConscryptEngineSocket.java:945)</text:p>
            <text:p>at com.android.org.conscrypt.ConscryptEngineSocket$SSLInputStream.processDataFromSocket(ConscryptEngineSocket.java:909)</text:p>
            <text:p>at com.android.org.conscrypt.ConscryptEngineSocket$SSLInputStream.access$100(ConscryptEngineSocket.java:731)</text:p>
            <text:p>at com.android.org.conscrypt.ConscryptEngineSocket.doHandshake(ConscryptEngineSocket.java:241)</text:p>
            <text:p>at com.android.org.conscrypt.ConscryptEngineSocket.startHandshake(ConscryptEngineSocket.java:220)</text:p>
            <text:p>at okhttp3.internal.connection.RealConnection.connectTls(RealConnection.kt:379)</text:p>
            <text:p>at okhttp3.internal.connection.RealConnection.establishProtocol(RealConnection.kt:337)</text:p>
            <text:p>at okhttp3.internal.connection.RealConnection.connect(RealConnection.kt:209)</text:p>
            <text:p>at okhttp3.internal.connection.ExchangeFinder.findConnection(ExchangeFinder.kt:226)</text:p>
            <text:p>at okhttp3.internal.connection.ExchangeFinder.findHealthyConnection(ExchangeFinder.kt:106)</text:p>
            <text:p>at okhttp3.internal.connection.ExchangeFinder.find(ExchangeFinder.kt:74)</text:p>
            <text:p>at okhttp3.internal.connection.RealCall.initExchange$okhttp(RealCall.kt:255)</text:p>
            <text:p>at okhttp3.internal.connection.ConnectInterceptor.intercept(ConnectInterceptor.kt:32)</text:p>
            <text:p>at okhttp3.internal.http.RealInterceptorChain.proceed(RealInterceptorChain.kt:109)</text:p>
            <text:p>at okhttp3.internal.cache.CacheInterceptor.intercept(CacheInterceptor.kt:95)</text:p>
            <text:p>at okhttp3.internal.http.RealInterceptorChain.proceed(RealInterceptorChain.kt:109)</text:p>
            <text:p>at okhttp3.internal.http.BridgeInterceptor.intercept(BridgeInterceptor.kt:83)</text:p>
            <text:p>at okhttp3.internal.http.RealInterceptorChain.proceed(RealInterceptorChain.kt:109)</text:p>
            <text:p>at okhttp3.internal.http.RetryAndFollowUpInterceptor.intercept(RetryAndFollowUpInterceptor.kt:76)</text:p>
            <text:p>at okhttp3.internal.http.RealInterceptorChain.proceed(RealInterceptorChain.kt:109)</text:p>
            <text:p>at okhttp3.internal.connection.RealCall.getResponseWithInterceptorChain$okhttp(RealCall.kt:201)</text:p>
            <text:p>at okhttp3.internal.connection.RealCall.execute(RealCall.kt:154)</text:p>
            <text:p>at com.roku.rokuhome.test.utils.CommonUtilities.sendScenarioRequest(CommonUtilities.kt:163)</text:p>
            <text:p>at com.roku.rokuhome.test.stepDefs.CommonStepDefinitions.setup(CommonStepDefinitions.kt:85)</text:p>
            <text:p>at java.lang.reflect.Method.invoke(Native Method)</text:p>
            <text:p>at cucumber.runtime.Utils$1.call(Utils.java:26)</text:p>
            <text:p>at cucumber.runtime.Timeout.timeout(Timeout.java:16)</text:p>
            <text:p>at cucumber.runtime.Utils.invoke(Utils.java:20)</text:p>
            <text:p>at cucumber.runtime.java.JavaHookDefinition.execute(JavaHookDefinition.java:65)</text:p>
            <text:p>at cucumber.runner.HookDefinitionMatch.runStep(HookDefinitionMatch.java:16)</text:p>
            <text:p>at cucumber.runner.TestStep.executeStep(TestStep.java:65)</text:p>
            <text:p>at cucumber.runner.TestStep.run(TestStep.java:50)</text:p>
            <text:p>at cucumber.runner.TestCase.run(TestCase.java:42)</text:p>
            <text:p>at cucumber.runner.Runner.runPickle(Runner.java:50)</text:p>
            <text:p>at io.cucumber.junit.AndroidPickleRunner.run(AndroidPickleRunner.java:49)</text:p>
            <text:p>at io.cucumber.junit.AndroidFeatureRunner.runChild(AndroidFeatureRunner.java:42)</text:p>
            <text:p>at io.cucumber.junit.AndroidFeatureRunner.runChild(AndroidFeatureRunner.java:13)</text:p>
            <text:p>at org.junit.runners.ParentRunner$4.run(ParentRunner.java:331)</text:p>
            <text:p>at org.junit.runners.ParentRunner$1.schedule(ParentRunner.java:79)</text:p>
            <text:p>at org.junit.runners.ParentRunner.runChildren(ParentRunner.java:329)</text:p>
            <text:p>at org.junit.runners.ParentRunner.access$100(ParentRunner.java:66)</text:p>
            <text:p>at org.junit.runners.ParentRunner$2.evaluate(ParentRunner.java:293)</text:p>
            <text:p>at org.junit.runners.ParentRunner$3.evaluate(ParentRunner.java:306)</text:p>
            <text:p>at org.junit.runners.ParentRunner.run(ParentRunner.java:413)</text:p>
            <text:p>at io.cucumber.junit.CucumberJUnitRunner.runChild(CucumberJUnitRunner.java:262)</text:p>
            <text:p>at io.cucumber.junit.CucumberJUnitRunner.runChild(CucumberJUnitRunner.java:53)</text:p>
            <text:p>at org.junit.runners.ParentRunner$4.run(ParentRunner.java:331)</text:p>
            <text:p>at org.junit.runners.ParentRunner$1.schedule(ParentRunner.java:79)</text:p>
            <text:p>at org.junit.runners.ParentRunner.runChildren(ParentRunner.java:329)</text:p>
            <text:p>at org.junit.runners.ParentRunner.access$100(ParentRunner.java:66)</text:p>
            <text:p>at org.junit.runners.ParentRunner$2.evaluate(ParentRunner.java:293)</text:p>
            <text:p>at io.cucumber.junit.CucumberJUnitRunner$1.evaluate(CucumberJUnitRunner.java:293)</text:p>
            <text:p>at org.junit.runners.ParentRunner$3.evaluate(ParentRunner.java:306)</text:p>
            <text:p>at org.junit.runners.ParentRunner.run(ParentRunner.java:413)</text:p>
            <text:p>at org.junit.runners.Suite.runChild(Suite.java:128)</text:p>
            <text:p>at org.junit.runners.Suite.runChild(Suite.java:27)</text:p>
            <text:p>at org.junit.runners.ParentRunner$4.run(ParentRunner.java:331)</text:p>
            <text:p>at org.junit.runners.ParentRunner$1.schedule(ParentRunner.java:79)</text:p>
            <text:p>at org.junit.runners.ParentRunner.runChildren(ParentRunner.java:329)</text:p>
            <text:p>at org.junit.runners.ParentRunner.access$100(ParentRunner.java:66)</text:p>
            <text:p>at org.junit.runners.ParentRunner$2.evaluate(ParentRunner.java:293)</text:p>
            <text:p>at org.junit.runners.ParentRunner$3.evaluate(ParentRunner.java:306)</text:p>
            <text:p>at org.junit.runners.ParentRunner.run(ParentRunner.java:413)</text:p>
            <text:p>at org.junit.runner.JUnitCore.run(JUnitCore.java:137)</text:p>
            <text:p>at org.junit.runner.JUnitCore.run(JUnitCore.java:115)</text:p>
            <text:p>at androidx.test.internal.runner.TestExecutor.execute(TestExecutor.java:67)</text:p>
            <text:p>at androidx.test.internal.runner.TestExecutor.execute(TestExecutor.java:58)</text:p>
            <text:p>at androidx.test.runner.AndroidJUnitRunner.onStart(AndroidJUnitRunner.java:446)</text:p>
            <text:p>at android.app.Instrumentation$InstrumentationThread.run(Instrumentation.java:2261)</text:p>
            <text:p>Suppressed: java.net.SocketTimeoutException: Read timed out</text:p>
            <text:p>... 73 more</text:p>
            <text:p/>
          </table:table-cell>
        </table:table-row>
        <table:table-row table:style-name="ro25">
          <table:table-cell office:value-type="string" calcext:value-type="string">
            <text:p>cucumber.runtime.formatter.JUnitFormatter</text:p>
          </table:table-cell>
          <table:table-cell office:value-type="string" calcext:value-type="string">
            <text:p>Rename rule, Press back button and discards the changes</text:p>
          </table:table-cell>
          <table:table-cell office:value-type="string" calcext:value-type="string">
            <text:p>unknown</text:p>
          </table:table-cell>
          <table:table-cell office:value-type="float" office:value="41.443183" calcext:value-type="float">
            <text:p>41.443183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office:string-value="java.net.SocketTimeoutException: Read timed out&#10;at java.net.SocketInputStream.socketRead0(Native Method)&#10;at java.net.SocketInputStream.socketRead(SocketInputStream.java:119)&#10;at java.net.SocketInputStream.read(SocketInputStream.java:176)&#10;at java.net.SocketInputStream.read(SocketInputStream.java:144)&#10;at com.android.org.conscrypt.ConscryptEngineSocket$SSLInputStream.readFromSocket(ConscryptEngineSocket.java:945)&#10;at com.android.org.conscrypt.ConscryptEngineSocket$SSLInputStream.processDataFromSocket(ConscryptEngineSocket.java:909)&#10;at com.android.org.conscrypt.ConscryptEngineSocket$SSLInputStream.access$100(ConscryptEngineSocket.java:731)&#10;at com.android.org.conscrypt.ConscryptEngineSocket.doHandshake(ConscryptEngineSocket.java:241)&#10;at com.android.org.conscrypt.ConscryptEngineSocket.startHandshake(ConscryptEngineSocket.java:220)&#10;at okhttp3.internal.connection.RealConnection.connectTls(RealConnection.kt:379)&#10;at okhttp3.internal.connection.RealConnection.establishProtocol(RealConnection.kt:337)&#10;at okhttp3.internal.connection.RealConnection.connect(RealConnection.kt:209)&#10;at okhttp3.internal.connection.ExchangeFinder.findConnection(ExchangeFinder.kt:226)&#10;at okhttp3.internal.connection.ExchangeFinder.findHealthyConnection(ExchangeFinder.kt:106)&#10;at okhttp3.internal.connection.ExchangeFinder.find(ExchangeFinder.kt:74)&#10;at okhttp3.internal.connection.RealCall.initExchange$okhttp(RealCall.kt:255)&#10;at okhttp3.internal.connection.ConnectInterceptor.intercept(ConnectInterceptor.kt:32)&#10;at okhttp3.internal.http.RealInterceptorChain.proceed(RealInterceptorChain.kt:109)&#10;at okhttp3.internal.cache.CacheInterceptor.intercept(CacheInterceptor.kt:95)&#10;at okhttp3.internal.http.RealInterceptorChain.proceed(RealInterceptorChain.kt:109)&#10;at okhttp3.internal.http.BridgeInterceptor.intercept(BridgeInterceptor.kt:83)&#10;at okhttp3.internal.http.RealInterceptorChain.proceed(RealInterceptorChain.kt:109)&#10;at okhttp3.internal.http.RetryAndFollowUpInterceptor.intercept(RetryAndFollowUpInterceptor.kt:76)&#10;at okhttp3.internal.http.RealInterceptorChain.proceed(RealInterceptorChain.kt:109)&#10;at okhttp3.internal.connection.RealCall.getResponseWithInterceptorChain$okhttp(RealCall.kt:201)&#10;at okhttp3.internal.connection.RealCall.execute(RealCall.kt:154)&#10;at com.roku.rokuhome.test.utils.CommonUtilities.sendScenarioRequest(CommonUtilities.kt:163)&#10;at com.roku.rokuhome.test.stepDefs.CommonStepDefinitions.setup(CommonStepDefinitions.kt:85)&#10;at java.lang.reflect.Method.invoke(Native Method)&#10;at cucumber.runtime.Utils$1.call(Utils.java:26)&#10;at cucumber.runtime.Timeout.timeout(Timeout.java:16)&#10;at cucumber.runtime.Utils.invoke(Utils.java:20)&#10;at cucumber.runtime.java.JavaHookDefinition.execute(JavaHookDefinition.java:65)&#10;at cucumber.runner.HookDefinitionMatch.runStep(HookDefinitionMatch.java:16)&#10;at cucumber.runner.TestStep.executeStep(TestStep.java:65)&#10;at cucumber.runner.TestStep.run(TestStep.java:50)&#10;at cucumber.runner.TestCase.run(TestCase.java:42)&#10;at cucumber.runner.Runner.runPickle(Runner.java:50)&#10;at io.cucumber.junit.AndroidPickleRunner.run(AndroidPickleRunner.java:49)&#10;at io.cucumber.junit.AndroidFeatureRunner.runChild(AndroidFeatureRunner.java:42)&#10;at io.cucumber.junit.AndroidFeatureRunner.runChild(AndroidFeatureRunner.java:13)&#10;at org.junit.runners.ParentRunner$4.run(ParentRunner.java:331)&#10;at org.junit.runners.ParentRunner$1.schedule(ParentRunner.java:79)&#10;at org.junit.runners.ParentRunner.runChildren(ParentRunner.java:329)&#10;at org.junit.runners.ParentRunner.access$100(ParentRunner.java:66)&#10;at org.junit.runners.ParentRunner$2.evaluate(ParentRunner.java:293)&#10;at org.junit.runners.ParentRunner$3.evaluate(ParentRunner.java:306)&#10;at org.junit.runners.ParentRunner.run(ParentRunner.java:413)&#10;at io.cucumber.junit.CucumberJUnitRunner.runChild(CucumberJUnitRunner.java:262)&#10;at io.cucumber.junit.CucumberJUnitRunner.runChild(CucumberJUnitRunner.java:53)&#10;at org.junit.runners.ParentRunner$4.run(ParentRunner.java:331)&#10;at org.junit.runners.ParentRunner$1.schedule(ParentRunner.java:79)&#10;at org.junit.runners.ParentRunner.runChildren(ParentRunner.java:329)&#10;at org.junit.runners.ParentRunner.access$100(ParentRunner.java:66)&#10;at org.junit.runners.ParentRunner$2.evaluate(ParentRunner.java:293)&#10;at io.cucumber.junit.CucumberJUnitRunner$1.evaluate(CucumberJUnitRunner.java:293)&#10;at org.junit.runners.ParentRunner$3.evaluate(ParentRunner.java:306)&#10;at org.junit.runners.ParentRunner.run(ParentRunner.java:413)&#10;at org.junit.runners.Suite.runChild(Suite.java:128)&#10;at org.junit.runners.Suite.runChild(Suite.java:27)&#10;at org.junit.runners.ParentRunner$4.run(ParentRunner.java:331)&#10;at org.junit.runners.ParentRunner$1.schedule(ParentRunner.java:79)&#10;at org.junit.runners.ParentRunner.runChildren(ParentRunner.java:329)&#10;at org.junit.runners.ParentRunner.access$100(ParentRunner.java:66)&#10;at org.junit.runners.ParentRunner$2.evaluate(ParentRunner.java:293)&#10;at org.junit.runners.ParentRunner$3.evaluate(ParentRunner.java:306)&#10;at org.junit.runners.ParentRunner.run(ParentRunner.java:413)&#10;at org.junit.runner.JUnitCore.run(JUnitCore.java:137)&#10;at org.junit.runner.JUnitCore.run(JUnitCore.java:115)&#10;at androidx.test.internal.runner.TestExecutor.execute(TestExecutor.java:67)&#10;at androidx.test.internal.runner.TestExecutor.execute(TestExecutor.java:58)&#10;at androidx.test.runner.AndroidJUnitRunner.onStart(AndroidJUnitRunner.java:446)&#10;at android.app.Instrumentation$InstrumentationThread.run(Instrumentation.java:2261)&#10;Suppressed: java.net.SocketTimeoutException: Read timed out&#10;... 73 more&#10;" calcext:value-type="string">
            <text:p>java.net.SocketTimeoutException: Read timed out</text:p>
            <text:p>at java.net.SocketInputStream.socketRead0(Native Method)</text:p>
            <text:p>at java.net.SocketInputStream.socketRead(SocketInputStream.java:119)</text:p>
            <text:p>at java.net.SocketInputStream.read(SocketInputStream.java:176)</text:p>
            <text:p>at java.net.SocketInputStream.read(SocketInputStream.java:144)</text:p>
            <text:p>at com.android.org.conscrypt.ConscryptEngineSocket$SSLInputStream.readFromSocket(ConscryptEngineSocket.java:945)</text:p>
            <text:p>at com.android.org.conscrypt.ConscryptEngineSocket$SSLInputStream.processDataFromSocket(ConscryptEngineSocket.java:909)</text:p>
            <text:p>at com.android.org.conscrypt.ConscryptEngineSocket$SSLInputStream.access$100(ConscryptEngineSocket.java:731)</text:p>
            <text:p>at com.android.org.conscrypt.ConscryptEngineSocket.doHandshake(ConscryptEngineSocket.java:241)</text:p>
            <text:p>at com.android.org.conscrypt.ConscryptEngineSocket.startHandshake(ConscryptEngineSocket.java:220)</text:p>
            <text:p>at okhttp3.internal.connection.RealConnection.connectTls(RealConnection.kt:379)</text:p>
            <text:p>at okhttp3.internal.connection.RealConnection.establishProtocol(RealConnection.kt:337)</text:p>
            <text:p>at okhttp3.internal.connection.RealConnection.connect(RealConnection.kt:209)</text:p>
            <text:p>at okhttp3.internal.connection.ExchangeFinder.findConnection(ExchangeFinder.kt:226)</text:p>
            <text:p>at okhttp3.internal.connection.ExchangeFinder.findHealthyConnection(ExchangeFinder.kt:106)</text:p>
            <text:p>at okhttp3.internal.connection.ExchangeFinder.find(ExchangeFinder.kt:74)</text:p>
            <text:p>at okhttp3.internal.connection.RealCall.initExchange$okhttp(RealCall.kt:255)</text:p>
            <text:p>at okhttp3.internal.connection.ConnectInterceptor.intercept(ConnectInterceptor.kt:32)</text:p>
            <text:p>at okhttp3.internal.http.RealInterceptorChain.proceed(RealInterceptorChain.kt:109)</text:p>
            <text:p>at okhttp3.internal.cache.CacheInterceptor.intercept(CacheInterceptor.kt:95)</text:p>
            <text:p>at okhttp3.internal.http.RealInterceptorChain.proceed(RealInterceptorChain.kt:109)</text:p>
            <text:p>at okhttp3.internal.http.BridgeInterceptor.intercept(BridgeInterceptor.kt:83)</text:p>
            <text:p>at okhttp3.internal.http.RealInterceptorChain.proceed(RealInterceptorChain.kt:109)</text:p>
            <text:p>at okhttp3.internal.http.RetryAndFollowUpInterceptor.intercept(RetryAndFollowUpInterceptor.kt:76)</text:p>
            <text:p>at okhttp3.internal.http.RealInterceptorChain.proceed(RealInterceptorChain.kt:109)</text:p>
            <text:p>at okhttp3.internal.connection.RealCall.getResponseWithInterceptorChain$okhttp(RealCall.kt:201)</text:p>
            <text:p>at okhttp3.internal.connection.RealCall.execute(RealCall.kt:154)</text:p>
            <text:p>at com.roku.rokuhome.test.utils.CommonUtilities.sendScenarioRequest(CommonUtilities.kt:163)</text:p>
            <text:p>at com.roku.rokuhome.test.stepDefs.CommonStepDefinitions.setup(CommonStepDefinitions.kt:85)</text:p>
            <text:p>at java.lang.reflect.Method.invoke(Native Method)</text:p>
            <text:p>at cucumber.runtime.Utils$1.call(Utils.java:26)</text:p>
            <text:p>at cucumber.runtime.Timeout.timeout(Timeout.java:16)</text:p>
            <text:p>at cucumber.runtime.Utils.invoke(Utils.java:20)</text:p>
            <text:p>at cucumber.runtime.java.JavaHookDefinition.execute(JavaHookDefinition.java:65)</text:p>
            <text:p>at cucumber.runner.HookDefinitionMatch.runStep(HookDefinitionMatch.java:16)</text:p>
            <text:p>at cucumber.runner.TestStep.executeStep(TestStep.java:65)</text:p>
            <text:p>at cucumber.runner.TestStep.run(TestStep.java:50)</text:p>
            <text:p>at cucumber.runner.TestCase.run(TestCase.java:42)</text:p>
            <text:p>at cucumber.runner.Runner.runPickle(Runner.java:50)</text:p>
            <text:p>at io.cucumber.junit.AndroidPickleRunner.run(AndroidPickleRunner.java:49)</text:p>
            <text:p>at io.cucumber.junit.AndroidFeatureRunner.runChild(AndroidFeatureRunner.java:42)</text:p>
            <text:p>at io.cucumber.junit.AndroidFeatureRunner.runChild(AndroidFeatureRunner.java:13)</text:p>
            <text:p>at org.junit.runners.ParentRunner$4.run(ParentRunner.java:331)</text:p>
            <text:p>at org.junit.runners.ParentRunner$1.schedule(ParentRunner.java:79)</text:p>
            <text:p>at org.junit.runners.ParentRunner.runChildren(ParentRunner.java:329)</text:p>
            <text:p>at org.junit.runners.ParentRunner.access$100(ParentRunner.java:66)</text:p>
            <text:p>at org.junit.runners.ParentRunner$2.evaluate(ParentRunner.java:293)</text:p>
            <text:p>at org.junit.runners.ParentRunner$3.evaluate(ParentRunner.java:306)</text:p>
            <text:p>at org.junit.runners.ParentRunner.run(ParentRunner.java:413)</text:p>
            <text:p>at io.cucumber.junit.CucumberJUnitRunner.runChild(CucumberJUnitRunner.java:262)</text:p>
            <text:p>at io.cucumber.junit.CucumberJUnitRunner.runChild(CucumberJUnitRunner.java:53)</text:p>
            <text:p>at org.junit.runners.ParentRunner$4.run(ParentRunner.java:331)</text:p>
            <text:p>at org.junit.runners.ParentRunner$1.schedule(ParentRunner.java:79)</text:p>
            <text:p>at org.junit.runners.ParentRunner.runChildren(ParentRunner.java:329)</text:p>
            <text:p>at org.junit.runners.ParentRunner.access$100(ParentRunner.java:66)</text:p>
            <text:p>at org.junit.runners.ParentRunner$2.evaluate(ParentRunner.java:293)</text:p>
            <text:p>at io.cucumber.junit.CucumberJUnitRunner$1.evaluate(CucumberJUnitRunner.java:293)</text:p>
            <text:p>at org.junit.runners.ParentRunner$3.evaluate(ParentRunner.java:306)</text:p>
            <text:p>at org.junit.runners.ParentRunner.run(ParentRunner.java:413)</text:p>
            <text:p>at org.junit.runners.Suite.runChild(Suite.java:128)</text:p>
            <text:p>at org.junit.runners.Suite.runChild(Suite.java:27)</text:p>
            <text:p>at org.junit.runners.ParentRunner$4.run(ParentRunner.java:331)</text:p>
            <text:p>at org.junit.runners.ParentRunner$1.schedule(ParentRunner.java:79)</text:p>
            <text:p>at org.junit.runners.ParentRunner.runChildren(ParentRunner.java:329)</text:p>
            <text:p>at org.junit.runners.ParentRunner.access$100(ParentRunner.java:66)</text:p>
            <text:p>at org.junit.runners.ParentRunner$2.evaluate(ParentRunner.java:293)</text:p>
            <text:p>at org.junit.runners.ParentRunner$3.evaluate(ParentRunner.java:306)</text:p>
            <text:p>at org.junit.runners.ParentRunner.run(ParentRunner.java:413)</text:p>
            <text:p>at org.junit.runner.JUnitCore.run(JUnitCore.java:137)</text:p>
            <text:p>at org.junit.runner.JUnitCore.run(JUnitCore.java:115)</text:p>
            <text:p>at androidx.test.internal.runner.TestExecutor.execute(TestExecutor.java:67)</text:p>
            <text:p>at androidx.test.internal.runner.TestExecutor.execute(TestExecutor.java:58)</text:p>
            <text:p>at androidx.test.runner.AndroidJUnitRunner.onStart(AndroidJUnitRunner.java:446)</text:p>
            <text:p>at android.app.Instrumentation$InstrumentationThread.run(Instrumentation.java:2261)</text:p>
            <text:p>Suppressed: java.net.SocketTimeoutException: Read timed out</text:p>
            <text:p>... 73 more</text:p>
            <text:p/>
          </table:table-cell>
        </table:table-row>
        <table:table-row table:style-name="ro25">
          <table:table-cell office:value-type="string" calcext:value-type="string">
            <text:p>cucumber.runtime.formatter.JUnitFormatter</text:p>
          </table:table-cell>
          <table:table-cell office:value-type="string" calcext:value-type="string">
            <text:p>Update Action in Shortcut Rule and Save</text:p>
          </table:table-cell>
          <table:table-cell office:value-type="string" calcext:value-type="string">
            <text:p>unknown</text:p>
          </table:table-cell>
          <table:table-cell office:value-type="float" office:value="41.357425" calcext:value-type="float">
            <text:p>41.357425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office:string-value="java.net.SocketTimeoutException: Read timed out&#10;at java.net.SocketInputStream.socketRead0(Native Method)&#10;at java.net.SocketInputStream.socketRead(SocketInputStream.java:119)&#10;at java.net.SocketInputStream.read(SocketInputStream.java:176)&#10;at java.net.SocketInputStream.read(SocketInputStream.java:144)&#10;at com.android.org.conscrypt.ConscryptEngineSocket$SSLInputStream.readFromSocket(ConscryptEngineSocket.java:945)&#10;at com.android.org.conscrypt.ConscryptEngineSocket$SSLInputStream.processDataFromSocket(ConscryptEngineSocket.java:909)&#10;at com.android.org.conscrypt.ConscryptEngineSocket$SSLInputStream.access$100(ConscryptEngineSocket.java:731)&#10;at com.android.org.conscrypt.ConscryptEngineSocket.doHandshake(ConscryptEngineSocket.java:241)&#10;at com.android.org.conscrypt.ConscryptEngineSocket.startHandshake(ConscryptEngineSocket.java:220)&#10;at okhttp3.internal.connection.RealConnection.connectTls(RealConnection.kt:379)&#10;at okhttp3.internal.connection.RealConnection.establishProtocol(RealConnection.kt:337)&#10;at okhttp3.internal.connection.RealConnection.connect(RealConnection.kt:209)&#10;at okhttp3.internal.connection.ExchangeFinder.findConnection(ExchangeFinder.kt:226)&#10;at okhttp3.internal.connection.ExchangeFinder.findHealthyConnection(ExchangeFinder.kt:106)&#10;at okhttp3.internal.connection.ExchangeFinder.find(ExchangeFinder.kt:74)&#10;at okhttp3.internal.connection.RealCall.initExchange$okhttp(RealCall.kt:255)&#10;at okhttp3.internal.connection.ConnectInterceptor.intercept(ConnectInterceptor.kt:32)&#10;at okhttp3.internal.http.RealInterceptorChain.proceed(RealInterceptorChain.kt:109)&#10;at okhttp3.internal.cache.CacheInterceptor.intercept(CacheInterceptor.kt:95)&#10;at okhttp3.internal.http.RealInterceptorChain.proceed(RealInterceptorChain.kt:109)&#10;at okhttp3.internal.http.BridgeInterceptor.intercept(BridgeInterceptor.kt:83)&#10;at okhttp3.internal.http.RealInterceptorChain.proceed(RealInterceptorChain.kt:109)&#10;at okhttp3.internal.http.RetryAndFollowUpInterceptor.intercept(RetryAndFollowUpInterceptor.kt:76)&#10;at okhttp3.internal.http.RealInterceptorChain.proceed(RealInterceptorChain.kt:109)&#10;at okhttp3.internal.connection.RealCall.getResponseWithInterceptorChain$okhttp(RealCall.kt:201)&#10;at okhttp3.internal.connection.RealCall.execute(RealCall.kt:154)&#10;at com.roku.rokuhome.test.utils.CommonUtilities.sendScenarioRequest(CommonUtilities.kt:163)&#10;at com.roku.rokuhome.test.stepDefs.CommonStepDefinitions.setup(CommonStepDefinitions.kt:85)&#10;at java.lang.reflect.Method.invoke(Native Method)&#10;at cucumber.runtime.Utils$1.call(Utils.java:26)&#10;at cucumber.runtime.Timeout.timeout(Timeout.java:16)&#10;at cucumber.runtime.Utils.invoke(Utils.java:20)&#10;at cucumber.runtime.java.JavaHookDefinition.execute(JavaHookDefinition.java:65)&#10;at cucumber.runner.HookDefinitionMatch.runStep(HookDefinitionMatch.java:16)&#10;at cucumber.runner.TestStep.executeStep(TestStep.java:65)&#10;at cucumber.runner.TestStep.run(TestStep.java:50)&#10;at cucumber.runner.TestCase.run(TestCase.java:42)&#10;at cucumber.runner.Runner.runPickle(Runner.java:50)&#10;at io.cucumber.junit.AndroidPickleRunner.run(AndroidPickleRunner.java:49)&#10;at io.cucumber.junit.AndroidFeatureRunner.runChild(AndroidFeatureRunner.java:42)&#10;at io.cucumber.junit.AndroidFeatureRunner.runChild(AndroidFeatureRunner.java:13)&#10;at org.junit.runners.ParentRunner$4.run(ParentRunner.java:331)&#10;at org.junit.runners.ParentRunner$1.schedule(ParentRunner.java:79)&#10;at org.junit.runners.ParentRunner.runChildren(ParentRunner.java:329)&#10;at org.junit.runners.ParentRunner.access$100(ParentRunner.java:66)&#10;at org.junit.runners.ParentRunner$2.evaluate(ParentRunner.java:293)&#10;at org.junit.runners.ParentRunner$3.evaluate(ParentRunner.java:306)&#10;at org.junit.runners.ParentRunner.run(ParentRunner.java:413)&#10;at io.cucumber.junit.CucumberJUnitRunner.runChild(CucumberJUnitRunner.java:262)&#10;at io.cucumber.junit.CucumberJUnitRunner.runChild(CucumberJUnitRunner.java:53)&#10;at org.junit.runners.ParentRunner$4.run(ParentRunner.java:331)&#10;at org.junit.runners.ParentRunner$1.schedule(ParentRunner.java:79)&#10;at org.junit.runners.ParentRunner.runChildren(ParentRunner.java:329)&#10;at org.junit.runners.ParentRunner.access$100(ParentRunner.java:66)&#10;at org.junit.runners.ParentRunner$2.evaluate(ParentRunner.java:293)&#10;at io.cucumber.junit.CucumberJUnitRunner$1.evaluate(CucumberJUnitRunner.java:293)&#10;at org.junit.runners.ParentRunner$3.evaluate(ParentRunner.java:306)&#10;at org.junit.runners.ParentRunner.run(ParentRunner.java:413)&#10;at org.junit.runners.Suite.runChild(Suite.java:128)&#10;at org.junit.runners.Suite.runChild(Suite.java:27)&#10;at org.junit.runners.ParentRunner$4.run(ParentRunner.java:331)&#10;at org.junit.runners.ParentRunner$1.schedule(ParentRunner.java:79)&#10;at org.junit.runners.ParentRunner.runChildren(ParentRunner.java:329)&#10;at org.junit.runners.ParentRunner.access$100(ParentRunner.java:66)&#10;at org.junit.runners.ParentRunner$2.evaluate(ParentRunner.java:293)&#10;at org.junit.runners.ParentRunner$3.evaluate(ParentRunner.java:306)&#10;at org.junit.runners.ParentRunner.run(ParentRunner.java:413)&#10;at org.junit.runner.JUnitCore.run(JUnitCore.java:137)&#10;at org.junit.runner.JUnitCore.run(JUnitCore.java:115)&#10;at androidx.test.internal.runner.TestExecutor.execute(TestExecutor.java:67)&#10;at androidx.test.internal.runner.TestExecutor.execute(TestExecutor.java:58)&#10;at androidx.test.runner.AndroidJUnitRunner.onStart(AndroidJUnitRunner.java:446)&#10;at android.app.Instrumentation$InstrumentationThread.run(Instrumentation.java:2261)&#10;Suppressed: java.net.SocketTimeoutException: Read timed out&#10;... 73 more&#10;" calcext:value-type="string">
            <text:p>java.net.SocketTimeoutException: Read timed out</text:p>
            <text:p>at java.net.SocketInputStream.socketRead0(Native Method)</text:p>
            <text:p>at java.net.SocketInputStream.socketRead(SocketInputStream.java:119)</text:p>
            <text:p>at java.net.SocketInputStream.read(SocketInputStream.java:176)</text:p>
            <text:p>at java.net.SocketInputStream.read(SocketInputStream.java:144)</text:p>
            <text:p>at com.android.org.conscrypt.ConscryptEngineSocket$SSLInputStream.readFromSocket(ConscryptEngineSocket.java:945)</text:p>
            <text:p>at com.android.org.conscrypt.ConscryptEngineSocket$SSLInputStream.processDataFromSocket(ConscryptEngineSocket.java:909)</text:p>
            <text:p>at com.android.org.conscrypt.ConscryptEngineSocket$SSLInputStream.access$100(ConscryptEngineSocket.java:731)</text:p>
            <text:p>at com.android.org.conscrypt.ConscryptEngineSocket.doHandshake(ConscryptEngineSocket.java:241)</text:p>
            <text:p>at com.android.org.conscrypt.ConscryptEngineSocket.startHandshake(ConscryptEngineSocket.java:220)</text:p>
            <text:p>at okhttp3.internal.connection.RealConnection.connectTls(RealConnection.kt:379)</text:p>
            <text:p>at okhttp3.internal.connection.RealConnection.establishProtocol(RealConnection.kt:337)</text:p>
            <text:p>at okhttp3.internal.connection.RealConnection.connect(RealConnection.kt:209)</text:p>
            <text:p>at okhttp3.internal.connection.ExchangeFinder.findConnection(ExchangeFinder.kt:226)</text:p>
            <text:p>at okhttp3.internal.connection.ExchangeFinder.findHealthyConnection(ExchangeFinder.kt:106)</text:p>
            <text:p>at okhttp3.internal.connection.ExchangeFinder.find(ExchangeFinder.kt:74)</text:p>
            <text:p>at okhttp3.internal.connection.RealCall.initExchange$okhttp(RealCall.kt:255)</text:p>
            <text:p>at okhttp3.internal.connection.ConnectInterceptor.intercept(ConnectInterceptor.kt:32)</text:p>
            <text:p>at okhttp3.internal.http.RealInterceptorChain.proceed(RealInterceptorChain.kt:109)</text:p>
            <text:p>at okhttp3.internal.cache.CacheInterceptor.intercept(CacheInterceptor.kt:95)</text:p>
            <text:p>at okhttp3.internal.http.RealInterceptorChain.proceed(RealInterceptorChain.kt:109)</text:p>
            <text:p>at okhttp3.internal.http.BridgeInterceptor.intercept(BridgeInterceptor.kt:83)</text:p>
            <text:p>at okhttp3.internal.http.RealInterceptorChain.proceed(RealInterceptorChain.kt:109)</text:p>
            <text:p>at okhttp3.internal.http.RetryAndFollowUpInterceptor.intercept(RetryAndFollowUpInterceptor.kt:76)</text:p>
            <text:p>at okhttp3.internal.http.RealInterceptorChain.proceed(RealInterceptorChain.kt:109)</text:p>
            <text:p>at okhttp3.internal.connection.RealCall.getResponseWithInterceptorChain$okhttp(RealCall.kt:201)</text:p>
            <text:p>at okhttp3.internal.connection.RealCall.execute(RealCall.kt:154)</text:p>
            <text:p>at com.roku.rokuhome.test.utils.CommonUtilities.sendScenarioRequest(CommonUtilities.kt:163)</text:p>
            <text:p>at com.roku.rokuhome.test.stepDefs.CommonStepDefinitions.setup(CommonStepDefinitions.kt:85)</text:p>
            <text:p>at java.lang.reflect.Method.invoke(Native Method)</text:p>
            <text:p>at cucumber.runtime.Utils$1.call(Utils.java:26)</text:p>
            <text:p>at cucumber.runtime.Timeout.timeout(Timeout.java:16)</text:p>
            <text:p>at cucumber.runtime.Utils.invoke(Utils.java:20)</text:p>
            <text:p>at cucumber.runtime.java.JavaHookDefinition.execute(JavaHookDefinition.java:65)</text:p>
            <text:p>at cucumber.runner.HookDefinitionMatch.runStep(HookDefinitionMatch.java:16)</text:p>
            <text:p>at cucumber.runner.TestStep.executeStep(TestStep.java:65)</text:p>
            <text:p>at cucumber.runner.TestStep.run(TestStep.java:50)</text:p>
            <text:p>at cucumber.runner.TestCase.run(TestCase.java:42)</text:p>
            <text:p>at cucumber.runner.Runner.runPickle(Runner.java:50)</text:p>
            <text:p>at io.cucumber.junit.AndroidPickleRunner.run(AndroidPickleRunner.java:49)</text:p>
            <text:p>at io.cucumber.junit.AndroidFeatureRunner.runChild(AndroidFeatureRunner.java:42)</text:p>
            <text:p>at io.cucumber.junit.AndroidFeatureRunner.runChild(AndroidFeatureRunner.java:13)</text:p>
            <text:p>at org.junit.runners.ParentRunner$4.run(ParentRunner.java:331)</text:p>
            <text:p>at org.junit.runners.ParentRunner$1.schedule(ParentRunner.java:79)</text:p>
            <text:p>at org.junit.runners.ParentRunner.runChildren(ParentRunner.java:329)</text:p>
            <text:p>at org.junit.runners.ParentRunner.access$100(ParentRunner.java:66)</text:p>
            <text:p>at org.junit.runners.ParentRunner$2.evaluate(ParentRunner.java:293)</text:p>
            <text:p>at org.junit.runners.ParentRunner$3.evaluate(ParentRunner.java:306)</text:p>
            <text:p>at org.junit.runners.ParentRunner.run(ParentRunner.java:413)</text:p>
            <text:p>at io.cucumber.junit.CucumberJUnitRunner.runChild(CucumberJUnitRunner.java:262)</text:p>
            <text:p>at io.cucumber.junit.CucumberJUnitRunner.runChild(CucumberJUnitRunner.java:53)</text:p>
            <text:p>at org.junit.runners.ParentRunner$4.run(ParentRunner.java:331)</text:p>
            <text:p>at org.junit.runners.ParentRunner$1.schedule(ParentRunner.java:79)</text:p>
            <text:p>at org.junit.runners.ParentRunner.runChildren(ParentRunner.java:329)</text:p>
            <text:p>at org.junit.runners.ParentRunner.access$100(ParentRunner.java:66)</text:p>
            <text:p>at org.junit.runners.ParentRunner$2.evaluate(ParentRunner.java:293)</text:p>
            <text:p>at io.cucumber.junit.CucumberJUnitRunner$1.evaluate(CucumberJUnitRunner.java:293)</text:p>
            <text:p>at org.junit.runners.ParentRunner$3.evaluate(ParentRunner.java:306)</text:p>
            <text:p>at org.junit.runners.ParentRunner.run(ParentRunner.java:413)</text:p>
            <text:p>at org.junit.runners.Suite.runChild(Suite.java:128)</text:p>
            <text:p>at org.junit.runners.Suite.runChild(Suite.java:27)</text:p>
            <text:p>at org.junit.runners.ParentRunner$4.run(ParentRunner.java:331)</text:p>
            <text:p>at org.junit.runners.ParentRunner$1.schedule(ParentRunner.java:79)</text:p>
            <text:p>at org.junit.runners.ParentRunner.runChildren(ParentRunner.java:329)</text:p>
            <text:p>at org.junit.runners.ParentRunner.access$100(ParentRunner.java:66)</text:p>
            <text:p>at org.junit.runners.ParentRunner$2.evaluate(ParentRunner.java:293)</text:p>
            <text:p>at org.junit.runners.ParentRunner$3.evaluate(ParentRunner.java:306)</text:p>
            <text:p>at org.junit.runners.ParentRunner.run(ParentRunner.java:413)</text:p>
            <text:p>at org.junit.runner.JUnitCore.run(JUnitCore.java:137)</text:p>
            <text:p>at org.junit.runner.JUnitCore.run(JUnitCore.java:115)</text:p>
            <text:p>at androidx.test.internal.runner.TestExecutor.execute(TestExecutor.java:67)</text:p>
            <text:p>at androidx.test.internal.runner.TestExecutor.execute(TestExecutor.java:58)</text:p>
            <text:p>at androidx.test.runner.AndroidJUnitRunner.onStart(AndroidJUnitRunner.java:446)</text:p>
            <text:p>at android.app.Instrumentation$InstrumentationThread.run(Instrumentation.java:2261)</text:p>
            <text:p>Suppressed: java.net.SocketTimeoutException: Read timed out</text:p>
            <text:p>... 73 more</text:p>
            <text:p/>
          </table:table-cell>
        </table:table-row>
        <table:table-row table:style-name="ro25">
          <table:table-cell office:value-type="string" calcext:value-type="string">
            <text:p>cucumber.runtime.formatter.JUnitFormatter</text:p>
          </table:table-cell>
          <table:table-cell office:value-type="string" calcext:value-type="string">
            <text:p>Add New Action in Shortcut Rule and Save</text:p>
          </table:table-cell>
          <table:table-cell office:value-type="string" calcext:value-type="string">
            <text:p>unknown</text:p>
          </table:table-cell>
          <table:table-cell office:value-type="float" office:value="41.8547" calcext:value-type="float">
            <text:p>41.8547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office:string-value="java.net.SocketTimeoutException: Read timed out&#10;at java.net.SocketInputStream.socketRead0(Native Method)&#10;at java.net.SocketInputStream.socketRead(SocketInputStream.java:119)&#10;at java.net.SocketInputStream.read(SocketInputStream.java:176)&#10;at java.net.SocketInputStream.read(SocketInputStream.java:144)&#10;at com.android.org.conscrypt.ConscryptEngineSocket$SSLInputStream.readFromSocket(ConscryptEngineSocket.java:945)&#10;at com.android.org.conscrypt.ConscryptEngineSocket$SSLInputStream.processDataFromSocket(ConscryptEngineSocket.java:909)&#10;at com.android.org.conscrypt.ConscryptEngineSocket$SSLInputStream.access$100(ConscryptEngineSocket.java:731)&#10;at com.android.org.conscrypt.ConscryptEngineSocket.doHandshake(ConscryptEngineSocket.java:241)&#10;at com.android.org.conscrypt.ConscryptEngineSocket.startHandshake(ConscryptEngineSocket.java:220)&#10;at okhttp3.internal.connection.RealConnection.connectTls(RealConnection.kt:379)&#10;at okhttp3.internal.connection.RealConnection.establishProtocol(RealConnection.kt:337)&#10;at okhttp3.internal.connection.RealConnection.connect(RealConnection.kt:209)&#10;at okhttp3.internal.connection.ExchangeFinder.findConnection(ExchangeFinder.kt:226)&#10;at okhttp3.internal.connection.ExchangeFinder.findHealthyConnection(ExchangeFinder.kt:106)&#10;at okhttp3.internal.connection.ExchangeFinder.find(ExchangeFinder.kt:74)&#10;at okhttp3.internal.connection.RealCall.initExchange$okhttp(RealCall.kt:255)&#10;at okhttp3.internal.connection.ConnectInterceptor.intercept(ConnectInterceptor.kt:32)&#10;at okhttp3.internal.http.RealInterceptorChain.proceed(RealInterceptorChain.kt:109)&#10;at okhttp3.internal.cache.CacheInterceptor.intercept(CacheInterceptor.kt:95)&#10;at okhttp3.internal.http.RealInterceptorChain.proceed(RealInterceptorChain.kt:109)&#10;at okhttp3.internal.http.BridgeInterceptor.intercept(BridgeInterceptor.kt:83)&#10;at okhttp3.internal.http.RealInterceptorChain.proceed(RealInterceptorChain.kt:109)&#10;at okhttp3.internal.http.RetryAndFollowUpInterceptor.intercept(RetryAndFollowUpInterceptor.kt:76)&#10;at okhttp3.internal.http.RealInterceptorChain.proceed(RealInterceptorChain.kt:109)&#10;at okhttp3.internal.connection.RealCall.getResponseWithInterceptorChain$okhttp(RealCall.kt:201)&#10;at okhttp3.internal.connection.RealCall.execute(RealCall.kt:154)&#10;at com.roku.rokuhome.test.utils.CommonUtilities.sendScenarioRequest(CommonUtilities.kt:163)&#10;at com.roku.rokuhome.test.stepDefs.CommonStepDefinitions.setup(CommonStepDefinitions.kt:85)&#10;at java.lang.reflect.Method.invoke(Native Method)&#10;at cucumber.runtime.Utils$1.call(Utils.java:26)&#10;at cucumber.runtime.Timeout.timeout(Timeout.java:16)&#10;at cucumber.runtime.Utils.invoke(Utils.java:20)&#10;at cucumber.runtime.java.JavaHookDefinition.execute(JavaHookDefinition.java:65)&#10;at cucumber.runner.HookDefinitionMatch.runStep(HookDefinitionMatch.java:16)&#10;at cucumber.runner.TestStep.executeStep(TestStep.java:65)&#10;at cucumber.runner.TestStep.run(TestStep.java:50)&#10;at cucumber.runner.TestCase.run(TestCase.java:42)&#10;at cucumber.runner.Runner.runPickle(Runner.java:50)&#10;at io.cucumber.junit.AndroidPickleRunner.run(AndroidPickleRunner.java:49)&#10;at io.cucumber.junit.AndroidFeatureRunner.runChild(AndroidFeatureRunner.java:42)&#10;at io.cucumber.junit.AndroidFeatureRunner.runChild(AndroidFeatureRunner.java:13)&#10;at org.junit.runners.ParentRunner$4.run(ParentRunner.java:331)&#10;at org.junit.runners.ParentRunner$1.schedule(ParentRunner.java:79)&#10;at org.junit.runners.ParentRunner.runChildren(ParentRunner.java:329)&#10;at org.junit.runners.ParentRunner.access$100(ParentRunner.java:66)&#10;at org.junit.runners.ParentRunner$2.evaluate(ParentRunner.java:293)&#10;at org.junit.runners.ParentRunner$3.evaluate(ParentRunner.java:306)&#10;at org.junit.runners.ParentRunner.run(ParentRunner.java:413)&#10;at io.cucumber.junit.CucumberJUnitRunner.runChild(CucumberJUnitRunner.java:262)&#10;at io.cucumber.junit.CucumberJUnitRunner.runChild(CucumberJUnitRunner.java:53)&#10;at org.junit.runners.ParentRunner$4.run(ParentRunner.java:331)&#10;at org.junit.runners.ParentRunner$1.schedule(ParentRunner.java:79)&#10;at org.junit.runners.ParentRunner.runChildren(ParentRunner.java:329)&#10;at org.junit.runners.ParentRunner.access$100(ParentRunner.java:66)&#10;at org.junit.runners.ParentRunner$2.evaluate(ParentRunner.java:293)&#10;at io.cucumber.junit.CucumberJUnitRunner$1.evaluate(CucumberJUnitRunner.java:293)&#10;at org.junit.runners.ParentRunner$3.evaluate(ParentRunner.java:306)&#10;at org.junit.runners.ParentRunner.run(ParentRunner.java:413)&#10;at org.junit.runners.Suite.runChild(Suite.java:128)&#10;at org.junit.runners.Suite.runChild(Suite.java:27)&#10;at org.junit.runners.ParentRunner$4.run(ParentRunner.java:331)&#10;at org.junit.runners.ParentRunner$1.schedule(ParentRunner.java:79)&#10;at org.junit.runners.ParentRunner.runChildren(ParentRunner.java:329)&#10;at org.junit.runners.ParentRunner.access$100(ParentRunner.java:66)&#10;at org.junit.runners.ParentRunner$2.evaluate(ParentRunner.java:293)&#10;at org.junit.runners.ParentRunner$3.evaluate(ParentRunner.java:306)&#10;at org.junit.runners.ParentRunner.run(ParentRunner.java:413)&#10;at org.junit.runner.JUnitCore.run(JUnitCore.java:137)&#10;at org.junit.runner.JUnitCore.run(JUnitCore.java:115)&#10;at androidx.test.internal.runner.TestExecutor.execute(TestExecutor.java:67)&#10;at androidx.test.internal.runner.TestExecutor.execute(TestExecutor.java:58)&#10;at androidx.test.runner.AndroidJUnitRunner.onStart(AndroidJUnitRunner.java:446)&#10;at android.app.Instrumentation$InstrumentationThread.run(Instrumentation.java:2261)&#10;Suppressed: java.net.SocketTimeoutException: Read timed out&#10;... 73 more&#10;" calcext:value-type="string">
            <text:p>java.net.SocketTimeoutException: Read timed out</text:p>
            <text:p>at java.net.SocketInputStream.socketRead0(Native Method)</text:p>
            <text:p>at java.net.SocketInputStream.socketRead(SocketInputStream.java:119)</text:p>
            <text:p>at java.net.SocketInputStream.read(SocketInputStream.java:176)</text:p>
            <text:p>at java.net.SocketInputStream.read(SocketInputStream.java:144)</text:p>
            <text:p>at com.android.org.conscrypt.ConscryptEngineSocket$SSLInputStream.readFromSocket(ConscryptEngineSocket.java:945)</text:p>
            <text:p>at com.android.org.conscrypt.ConscryptEngineSocket$SSLInputStream.processDataFromSocket(ConscryptEngineSocket.java:909)</text:p>
            <text:p>at com.android.org.conscrypt.ConscryptEngineSocket$SSLInputStream.access$100(ConscryptEngineSocket.java:731)</text:p>
            <text:p>at com.android.org.conscrypt.ConscryptEngineSocket.doHandshake(ConscryptEngineSocket.java:241)</text:p>
            <text:p>at com.android.org.conscrypt.ConscryptEngineSocket.startHandshake(ConscryptEngineSocket.java:220)</text:p>
            <text:p>at okhttp3.internal.connection.RealConnection.connectTls(RealConnection.kt:379)</text:p>
            <text:p>at okhttp3.internal.connection.RealConnection.establishProtocol(RealConnection.kt:337)</text:p>
            <text:p>at okhttp3.internal.connection.RealConnection.connect(RealConnection.kt:209)</text:p>
            <text:p>at okhttp3.internal.connection.ExchangeFinder.findConnection(ExchangeFinder.kt:226)</text:p>
            <text:p>at okhttp3.internal.connection.ExchangeFinder.findHealthyConnection(ExchangeFinder.kt:106)</text:p>
            <text:p>at okhttp3.internal.connection.ExchangeFinder.find(ExchangeFinder.kt:74)</text:p>
            <text:p>at okhttp3.internal.connection.RealCall.initExchange$okhttp(RealCall.kt:255)</text:p>
            <text:p>at okhttp3.internal.connection.ConnectInterceptor.intercept(ConnectInterceptor.kt:32)</text:p>
            <text:p>at okhttp3.internal.http.RealInterceptorChain.proceed(RealInterceptorChain.kt:109)</text:p>
            <text:p>at okhttp3.internal.cache.CacheInterceptor.intercept(CacheInterceptor.kt:95)</text:p>
            <text:p>at okhttp3.internal.http.RealInterceptorChain.proceed(RealInterceptorChain.kt:109)</text:p>
            <text:p>at okhttp3.internal.http.BridgeInterceptor.intercept(BridgeInterceptor.kt:83)</text:p>
            <text:p>at okhttp3.internal.http.RealInterceptorChain.proceed(RealInterceptorChain.kt:109)</text:p>
            <text:p>at okhttp3.internal.http.RetryAndFollowUpInterceptor.intercept(RetryAndFollowUpInterceptor.kt:76)</text:p>
            <text:p>at okhttp3.internal.http.RealInterceptorChain.proceed(RealInterceptorChain.kt:109)</text:p>
            <text:p>at okhttp3.internal.connection.RealCall.getResponseWithInterceptorChain$okhttp(RealCall.kt:201)</text:p>
            <text:p>at okhttp3.internal.connection.RealCall.execute(RealCall.kt:154)</text:p>
            <text:p>at com.roku.rokuhome.test.utils.CommonUtilities.sendScenarioRequest(CommonUtilities.kt:163)</text:p>
            <text:p>at com.roku.rokuhome.test.stepDefs.CommonStepDefinitions.setup(CommonStepDefinitions.kt:85)</text:p>
            <text:p>at java.lang.reflect.Method.invoke(Native Method)</text:p>
            <text:p>at cucumber.runtime.Utils$1.call(Utils.java:26)</text:p>
            <text:p>at cucumber.runtime.Timeout.timeout(Timeout.java:16)</text:p>
            <text:p>at cucumber.runtime.Utils.invoke(Utils.java:20)</text:p>
            <text:p>at cucumber.runtime.java.JavaHookDefinition.execute(JavaHookDefinition.java:65)</text:p>
            <text:p>at cucumber.runner.HookDefinitionMatch.runStep(HookDefinitionMatch.java:16)</text:p>
            <text:p>at cucumber.runner.TestStep.executeStep(TestStep.java:65)</text:p>
            <text:p>at cucumber.runner.TestStep.run(TestStep.java:50)</text:p>
            <text:p>at cucumber.runner.TestCase.run(TestCase.java:42)</text:p>
            <text:p>at cucumber.runner.Runner.runPickle(Runner.java:50)</text:p>
            <text:p>at io.cucumber.junit.AndroidPickleRunner.run(AndroidPickleRunner.java:49)</text:p>
            <text:p>at io.cucumber.junit.AndroidFeatureRunner.runChild(AndroidFeatureRunner.java:42)</text:p>
            <text:p>at io.cucumber.junit.AndroidFeatureRunner.runChild(AndroidFeatureRunner.java:13)</text:p>
            <text:p>at org.junit.runners.ParentRunner$4.run(ParentRunner.java:331)</text:p>
            <text:p>at org.junit.runners.ParentRunner$1.schedule(ParentRunner.java:79)</text:p>
            <text:p>at org.junit.runners.ParentRunner.runChildren(ParentRunner.java:329)</text:p>
            <text:p>at org.junit.runners.ParentRunner.access$100(ParentRunner.java:66)</text:p>
            <text:p>at org.junit.runners.ParentRunner$2.evaluate(ParentRunner.java:293)</text:p>
            <text:p>at org.junit.runners.ParentRunner$3.evaluate(ParentRunner.java:306)</text:p>
            <text:p>at org.junit.runners.ParentRunner.run(ParentRunner.java:413)</text:p>
            <text:p>at io.cucumber.junit.CucumberJUnitRunner.runChild(CucumberJUnitRunner.java:262)</text:p>
            <text:p>at io.cucumber.junit.CucumberJUnitRunner.runChild(CucumberJUnitRunner.java:53)</text:p>
            <text:p>at org.junit.runners.ParentRunner$4.run(ParentRunner.java:331)</text:p>
            <text:p>at org.junit.runners.ParentRunner$1.schedule(ParentRunner.java:79)</text:p>
            <text:p>at org.junit.runners.ParentRunner.runChildren(ParentRunner.java:329)</text:p>
            <text:p>at org.junit.runners.ParentRunner.access$100(ParentRunner.java:66)</text:p>
            <text:p>at org.junit.runners.ParentRunner$2.evaluate(ParentRunner.java:293)</text:p>
            <text:p>at io.cucumber.junit.CucumberJUnitRunner$1.evaluate(CucumberJUnitRunner.java:293)</text:p>
            <text:p>at org.junit.runners.ParentRunner$3.evaluate(ParentRunner.java:306)</text:p>
            <text:p>at org.junit.runners.ParentRunner.run(ParentRunner.java:413)</text:p>
            <text:p>at org.junit.runners.Suite.runChild(Suite.java:128)</text:p>
            <text:p>at org.junit.runners.Suite.runChild(Suite.java:27)</text:p>
            <text:p>at org.junit.runners.ParentRunner$4.run(ParentRunner.java:331)</text:p>
            <text:p>at org.junit.runners.ParentRunner$1.schedule(ParentRunner.java:79)</text:p>
            <text:p>at org.junit.runners.ParentRunner.runChildren(ParentRunner.java:329)</text:p>
            <text:p>at org.junit.runners.ParentRunner.access$100(ParentRunner.java:66)</text:p>
            <text:p>at org.junit.runners.ParentRunner$2.evaluate(ParentRunner.java:293)</text:p>
            <text:p>at org.junit.runners.ParentRunner$3.evaluate(ParentRunner.java:306)</text:p>
            <text:p>at org.junit.runners.ParentRunner.run(ParentRunner.java:413)</text:p>
            <text:p>at org.junit.runner.JUnitCore.run(JUnitCore.java:137)</text:p>
            <text:p>at org.junit.runner.JUnitCore.run(JUnitCore.java:115)</text:p>
            <text:p>at androidx.test.internal.runner.TestExecutor.execute(TestExecutor.java:67)</text:p>
            <text:p>at androidx.test.internal.runner.TestExecutor.execute(TestExecutor.java:58)</text:p>
            <text:p>at androidx.test.runner.AndroidJUnitRunner.onStart(AndroidJUnitRunner.java:446)</text:p>
            <text:p>at android.app.Instrumentation$InstrumentationThread.run(Instrumentation.java:2261)</text:p>
            <text:p>Suppressed: java.net.SocketTimeoutException: Read timed out</text:p>
            <text:p>... 73 more</text:p>
            <text:p/>
          </table:table-cell>
        </table:table-row>
        <table:table-row table:style-name="ro25">
          <table:table-cell office:value-type="string" calcext:value-type="string">
            <text:p>cucumber.runtime.formatter.JUnitFormatter</text:p>
          </table:table-cell>
          <table:table-cell office:value-type="string" calcext:value-type="string">
            <text:p>Delete action and add new action</text:p>
          </table:table-cell>
          <table:table-cell office:value-type="string" calcext:value-type="string">
            <text:p>unknown</text:p>
          </table:table-cell>
          <table:table-cell office:value-type="float" office:value="41.469997" calcext:value-type="float">
            <text:p>41.469997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office:string-value="java.net.SocketTimeoutException: Read timed out&#10;at java.net.SocketInputStream.socketRead0(Native Method)&#10;at java.net.SocketInputStream.socketRead(SocketInputStream.java:119)&#10;at java.net.SocketInputStream.read(SocketInputStream.java:176)&#10;at java.net.SocketInputStream.read(SocketInputStream.java:144)&#10;at com.android.org.conscrypt.ConscryptEngineSocket$SSLInputStream.readFromSocket(ConscryptEngineSocket.java:945)&#10;at com.android.org.conscrypt.ConscryptEngineSocket$SSLInputStream.processDataFromSocket(ConscryptEngineSocket.java:909)&#10;at com.android.org.conscrypt.ConscryptEngineSocket$SSLInputStream.access$100(ConscryptEngineSocket.java:731)&#10;at com.android.org.conscrypt.ConscryptEngineSocket.doHandshake(ConscryptEngineSocket.java:241)&#10;at com.android.org.conscrypt.ConscryptEngineSocket.startHandshake(ConscryptEngineSocket.java:220)&#10;at okhttp3.internal.connection.RealConnection.connectTls(RealConnection.kt:379)&#10;at okhttp3.internal.connection.RealConnection.establishProtocol(RealConnection.kt:337)&#10;at okhttp3.internal.connection.RealConnection.connect(RealConnection.kt:209)&#10;at okhttp3.internal.connection.ExchangeFinder.findConnection(ExchangeFinder.kt:226)&#10;at okhttp3.internal.connection.ExchangeFinder.findHealthyConnection(ExchangeFinder.kt:106)&#10;at okhttp3.internal.connection.ExchangeFinder.find(ExchangeFinder.kt:74)&#10;at okhttp3.internal.connection.RealCall.initExchange$okhttp(RealCall.kt:255)&#10;at okhttp3.internal.connection.ConnectInterceptor.intercept(ConnectInterceptor.kt:32)&#10;at okhttp3.internal.http.RealInterceptorChain.proceed(RealInterceptorChain.kt:109)&#10;at okhttp3.internal.cache.CacheInterceptor.intercept(CacheInterceptor.kt:95)&#10;at okhttp3.internal.http.RealInterceptorChain.proceed(RealInterceptorChain.kt:109)&#10;at okhttp3.internal.http.BridgeInterceptor.intercept(BridgeInterceptor.kt:83)&#10;at okhttp3.internal.http.RealInterceptorChain.proceed(RealInterceptorChain.kt:109)&#10;at okhttp3.internal.http.RetryAndFollowUpInterceptor.intercept(RetryAndFollowUpInterceptor.kt:76)&#10;at okhttp3.internal.http.RealInterceptorChain.proceed(RealInterceptorChain.kt:109)&#10;at okhttp3.internal.connection.RealCall.getResponseWithInterceptorChain$okhttp(RealCall.kt:201)&#10;at okhttp3.internal.connection.RealCall.execute(RealCall.kt:154)&#10;at com.roku.rokuhome.test.utils.CommonUtilities.sendScenarioRequest(CommonUtilities.kt:163)&#10;at com.roku.rokuhome.test.stepDefs.CommonStepDefinitions.setup(CommonStepDefinitions.kt:85)&#10;at java.lang.reflect.Method.invoke(Native Method)&#10;at cucumber.runtime.Utils$1.call(Utils.java:26)&#10;at cucumber.runtime.Timeout.timeout(Timeout.java:16)&#10;at cucumber.runtime.Utils.invoke(Utils.java:20)&#10;at cucumber.runtime.java.JavaHookDefinition.execute(JavaHookDefinition.java:65)&#10;at cucumber.runner.HookDefinitionMatch.runStep(HookDefinitionMatch.java:16)&#10;at cucumber.runner.TestStep.executeStep(TestStep.java:65)&#10;at cucumber.runner.TestStep.run(TestStep.java:50)&#10;at cucumber.runner.TestCase.run(TestCase.java:42)&#10;at cucumber.runner.Runner.runPickle(Runner.java:50)&#10;at io.cucumber.junit.AndroidPickleRunner.run(AndroidPickleRunner.java:49)&#10;at io.cucumber.junit.AndroidFeatureRunner.runChild(AndroidFeatureRunner.java:42)&#10;at io.cucumber.junit.AndroidFeatureRunner.runChild(AndroidFeatureRunner.java:13)&#10;at org.junit.runners.ParentRunner$4.run(ParentRunner.java:331)&#10;at org.junit.runners.ParentRunner$1.schedule(ParentRunner.java:79)&#10;at org.junit.runners.ParentRunner.runChildren(ParentRunner.java:329)&#10;at org.junit.runners.ParentRunner.access$100(ParentRunner.java:66)&#10;at org.junit.runners.ParentRunner$2.evaluate(ParentRunner.java:293)&#10;at org.junit.runners.ParentRunner$3.evaluate(ParentRunner.java:306)&#10;at org.junit.runners.ParentRunner.run(ParentRunner.java:413)&#10;at io.cucumber.junit.CucumberJUnitRunner.runChild(CucumberJUnitRunner.java:262)&#10;at io.cucumber.junit.CucumberJUnitRunner.runChild(CucumberJUnitRunner.java:53)&#10;at org.junit.runners.ParentRunner$4.run(ParentRunner.java:331)&#10;at org.junit.runners.ParentRunner$1.schedule(ParentRunner.java:79)&#10;at org.junit.runners.ParentRunner.runChildren(ParentRunner.java:329)&#10;at org.junit.runners.ParentRunner.access$100(ParentRunner.java:66)&#10;at org.junit.runners.ParentRunner$2.evaluate(ParentRunner.java:293)&#10;at io.cucumber.junit.CucumberJUnitRunner$1.evaluate(CucumberJUnitRunner.java:293)&#10;at org.junit.runners.ParentRunner$3.evaluate(ParentRunner.java:306)&#10;at org.junit.runners.ParentRunner.run(ParentRunner.java:413)&#10;at org.junit.runners.Suite.runChild(Suite.java:128)&#10;at org.junit.runners.Suite.runChild(Suite.java:27)&#10;at org.junit.runners.ParentRunner$4.run(ParentRunner.java:331)&#10;at org.junit.runners.ParentRunner$1.schedule(ParentRunner.java:79)&#10;at org.junit.runners.ParentRunner.runChildren(ParentRunner.java:329)&#10;at org.junit.runners.ParentRunner.access$100(ParentRunner.java:66)&#10;at org.junit.runners.ParentRunner$2.evaluate(ParentRunner.java:293)&#10;at org.junit.runners.ParentRunner$3.evaluate(ParentRunner.java:306)&#10;at org.junit.runners.ParentRunner.run(ParentRunner.java:413)&#10;at org.junit.runner.JUnitCore.run(JUnitCore.java:137)&#10;at org.junit.runner.JUnitCore.run(JUnitCore.java:115)&#10;at androidx.test.internal.runner.TestExecutor.execute(TestExecutor.java:67)&#10;at androidx.test.internal.runner.TestExecutor.execute(TestExecutor.java:58)&#10;at androidx.test.runner.AndroidJUnitRunner.onStart(AndroidJUnitRunner.java:446)&#10;at android.app.Instrumentation$InstrumentationThread.run(Instrumentation.java:2261)&#10;Suppressed: java.net.SocketTimeoutException: Read timed out&#10;... 73 more&#10;" calcext:value-type="string">
            <text:p>java.net.SocketTimeoutException: Read timed out</text:p>
            <text:p>at java.net.SocketInputStream.socketRead0(Native Method)</text:p>
            <text:p>at java.net.SocketInputStream.socketRead(SocketInputStream.java:119)</text:p>
            <text:p>at java.net.SocketInputStream.read(SocketInputStream.java:176)</text:p>
            <text:p>at java.net.SocketInputStream.read(SocketInputStream.java:144)</text:p>
            <text:p>at com.android.org.conscrypt.ConscryptEngineSocket$SSLInputStream.readFromSocket(ConscryptEngineSocket.java:945)</text:p>
            <text:p>at com.android.org.conscrypt.ConscryptEngineSocket$SSLInputStream.processDataFromSocket(ConscryptEngineSocket.java:909)</text:p>
            <text:p>at com.android.org.conscrypt.ConscryptEngineSocket$SSLInputStream.access$100(ConscryptEngineSocket.java:731)</text:p>
            <text:p>at com.android.org.conscrypt.ConscryptEngineSocket.doHandshake(ConscryptEngineSocket.java:241)</text:p>
            <text:p>at com.android.org.conscrypt.ConscryptEngineSocket.startHandshake(ConscryptEngineSocket.java:220)</text:p>
            <text:p>at okhttp3.internal.connection.RealConnection.connectTls(RealConnection.kt:379)</text:p>
            <text:p>at okhttp3.internal.connection.RealConnection.establishProtocol(RealConnection.kt:337)</text:p>
            <text:p>at okhttp3.internal.connection.RealConnection.connect(RealConnection.kt:209)</text:p>
            <text:p>at okhttp3.internal.connection.ExchangeFinder.findConnection(ExchangeFinder.kt:226)</text:p>
            <text:p>at okhttp3.internal.connection.ExchangeFinder.findHealthyConnection(ExchangeFinder.kt:106)</text:p>
            <text:p>at okhttp3.internal.connection.ExchangeFinder.find(ExchangeFinder.kt:74)</text:p>
            <text:p>at okhttp3.internal.connection.RealCall.initExchange$okhttp(RealCall.kt:255)</text:p>
            <text:p>at okhttp3.internal.connection.ConnectInterceptor.intercept(ConnectInterceptor.kt:32)</text:p>
            <text:p>at okhttp3.internal.http.RealInterceptorChain.proceed(RealInterceptorChain.kt:109)</text:p>
            <text:p>at okhttp3.internal.cache.CacheInterceptor.intercept(CacheInterceptor.kt:95)</text:p>
            <text:p>at okhttp3.internal.http.RealInterceptorChain.proceed(RealInterceptorChain.kt:109)</text:p>
            <text:p>at okhttp3.internal.http.BridgeInterceptor.intercept(BridgeInterceptor.kt:83)</text:p>
            <text:p>at okhttp3.internal.http.RealInterceptorChain.proceed(RealInterceptorChain.kt:109)</text:p>
            <text:p>at okhttp3.internal.http.RetryAndFollowUpInterceptor.intercept(RetryAndFollowUpInterceptor.kt:76)</text:p>
            <text:p>at okhttp3.internal.http.RealInterceptorChain.proceed(RealInterceptorChain.kt:109)</text:p>
            <text:p>at okhttp3.internal.connection.RealCall.getResponseWithInterceptorChain$okhttp(RealCall.kt:201)</text:p>
            <text:p>at okhttp3.internal.connection.RealCall.execute(RealCall.kt:154)</text:p>
            <text:p>at com.roku.rokuhome.test.utils.CommonUtilities.sendScenarioRequest(CommonUtilities.kt:163)</text:p>
            <text:p>at com.roku.rokuhome.test.stepDefs.CommonStepDefinitions.setup(CommonStepDefinitions.kt:85)</text:p>
            <text:p>at java.lang.reflect.Method.invoke(Native Method)</text:p>
            <text:p>at cucumber.runtime.Utils$1.call(Utils.java:26)</text:p>
            <text:p>at cucumber.runtime.Timeout.timeout(Timeout.java:16)</text:p>
            <text:p>at cucumber.runtime.Utils.invoke(Utils.java:20)</text:p>
            <text:p>at cucumber.runtime.java.JavaHookDefinition.execute(JavaHookDefinition.java:65)</text:p>
            <text:p>at cucumber.runner.HookDefinitionMatch.runStep(HookDefinitionMatch.java:16)</text:p>
            <text:p>at cucumber.runner.TestStep.executeStep(TestStep.java:65)</text:p>
            <text:p>at cucumber.runner.TestStep.run(TestStep.java:50)</text:p>
            <text:p>at cucumber.runner.TestCase.run(TestCase.java:42)</text:p>
            <text:p>at cucumber.runner.Runner.runPickle(Runner.java:50)</text:p>
            <text:p>at io.cucumber.junit.AndroidPickleRunner.run(AndroidPickleRunner.java:49)</text:p>
            <text:p>at io.cucumber.junit.AndroidFeatureRunner.runChild(AndroidFeatureRunner.java:42)</text:p>
            <text:p>at io.cucumber.junit.AndroidFeatureRunner.runChild(AndroidFeatureRunner.java:13)</text:p>
            <text:p>at org.junit.runners.ParentRunner$4.run(ParentRunner.java:331)</text:p>
            <text:p>at org.junit.runners.ParentRunner$1.schedule(ParentRunner.java:79)</text:p>
            <text:p>at org.junit.runners.ParentRunner.runChildren(ParentRunner.java:329)</text:p>
            <text:p>at org.junit.runners.ParentRunner.access$100(ParentRunner.java:66)</text:p>
            <text:p>at org.junit.runners.ParentRunner$2.evaluate(ParentRunner.java:293)</text:p>
            <text:p>at org.junit.runners.ParentRunner$3.evaluate(ParentRunner.java:306)</text:p>
            <text:p>at org.junit.runners.ParentRunner.run(ParentRunner.java:413)</text:p>
            <text:p>at io.cucumber.junit.CucumberJUnitRunner.runChild(CucumberJUnitRunner.java:262)</text:p>
            <text:p>at io.cucumber.junit.CucumberJUnitRunner.runChild(CucumberJUnitRunner.java:53)</text:p>
            <text:p>at org.junit.runners.ParentRunner$4.run(ParentRunner.java:331)</text:p>
            <text:p>at org.junit.runners.ParentRunner$1.schedule(ParentRunner.java:79)</text:p>
            <text:p>at org.junit.runners.ParentRunner.runChildren(ParentRunner.java:329)</text:p>
            <text:p>at org.junit.runners.ParentRunner.access$100(ParentRunner.java:66)</text:p>
            <text:p>at org.junit.runners.ParentRunner$2.evaluate(ParentRunner.java:293)</text:p>
            <text:p>at io.cucumber.junit.CucumberJUnitRunner$1.evaluate(CucumberJUnitRunner.java:293)</text:p>
            <text:p>at org.junit.runners.ParentRunner$3.evaluate(ParentRunner.java:306)</text:p>
            <text:p>at org.junit.runners.ParentRunner.run(ParentRunner.java:413)</text:p>
            <text:p>at org.junit.runners.Suite.runChild(Suite.java:128)</text:p>
            <text:p>at org.junit.runners.Suite.runChild(Suite.java:27)</text:p>
            <text:p>at org.junit.runners.ParentRunner$4.run(ParentRunner.java:331)</text:p>
            <text:p>at org.junit.runners.ParentRunner$1.schedule(ParentRunner.java:79)</text:p>
            <text:p>at org.junit.runners.ParentRunner.runChildren(ParentRunner.java:329)</text:p>
            <text:p>at org.junit.runners.ParentRunner.access$100(ParentRunner.java:66)</text:p>
            <text:p>at org.junit.runners.ParentRunner$2.evaluate(ParentRunner.java:293)</text:p>
            <text:p>at org.junit.runners.ParentRunner$3.evaluate(ParentRunner.java:306)</text:p>
            <text:p>at org.junit.runners.ParentRunner.run(ParentRunner.java:413)</text:p>
            <text:p>at org.junit.runner.JUnitCore.run(JUnitCore.java:137)</text:p>
            <text:p>at org.junit.runner.JUnitCore.run(JUnitCore.java:115)</text:p>
            <text:p>at androidx.test.internal.runner.TestExecutor.execute(TestExecutor.java:67)</text:p>
            <text:p>at androidx.test.internal.runner.TestExecutor.execute(TestExecutor.java:58)</text:p>
            <text:p>at androidx.test.runner.AndroidJUnitRunner.onStart(AndroidJUnitRunner.java:446)</text:p>
            <text:p>at android.app.Instrumentation$InstrumentationThread.run(Instrumentation.java:2261)</text:p>
            <text:p>Suppressed: java.net.SocketTimeoutException: Read timed out</text:p>
            <text:p>... 73 more</text:p>
            <text:p/>
          </table:table-cell>
        </table:table-row>
        <table:table-row table:style-name="ro25">
          <table:table-cell office:value-type="string" calcext:value-type="string">
            <text:p>cucumber.runtime.formatter.JUnitFormatter</text:p>
          </table:table-cell>
          <table:table-cell office:value-type="string" calcext:value-type="string">
            <text:p>Add New Action in Shortcut Rule and Save using back button</text:p>
          </table:table-cell>
          <table:table-cell office:value-type="string" calcext:value-type="string">
            <text:p>unknown</text:p>
          </table:table-cell>
          <table:table-cell office:value-type="float" office:value="41.477923" calcext:value-type="float">
            <text:p>41.477923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office:string-value="java.net.SocketTimeoutException: Read timed out&#10;at java.net.SocketInputStream.socketRead0(Native Method)&#10;at java.net.SocketInputStream.socketRead(SocketInputStream.java:119)&#10;at java.net.SocketInputStream.read(SocketInputStream.java:176)&#10;at java.net.SocketInputStream.read(SocketInputStream.java:144)&#10;at com.android.org.conscrypt.ConscryptEngineSocket$SSLInputStream.readFromSocket(ConscryptEngineSocket.java:945)&#10;at com.android.org.conscrypt.ConscryptEngineSocket$SSLInputStream.processDataFromSocket(ConscryptEngineSocket.java:909)&#10;at com.android.org.conscrypt.ConscryptEngineSocket$SSLInputStream.access$100(ConscryptEngineSocket.java:731)&#10;at com.android.org.conscrypt.ConscryptEngineSocket.doHandshake(ConscryptEngineSocket.java:241)&#10;at com.android.org.conscrypt.ConscryptEngineSocket.startHandshake(ConscryptEngineSocket.java:220)&#10;at okhttp3.internal.connection.RealConnection.connectTls(RealConnection.kt:379)&#10;at okhttp3.internal.connection.RealConnection.establishProtocol(RealConnection.kt:337)&#10;at okhttp3.internal.connection.RealConnection.connect(RealConnection.kt:209)&#10;at okhttp3.internal.connection.ExchangeFinder.findConnection(ExchangeFinder.kt:226)&#10;at okhttp3.internal.connection.ExchangeFinder.findHealthyConnection(ExchangeFinder.kt:106)&#10;at okhttp3.internal.connection.ExchangeFinder.find(ExchangeFinder.kt:74)&#10;at okhttp3.internal.connection.RealCall.initExchange$okhttp(RealCall.kt:255)&#10;at okhttp3.internal.connection.ConnectInterceptor.intercept(ConnectInterceptor.kt:32)&#10;at okhttp3.internal.http.RealInterceptorChain.proceed(RealInterceptorChain.kt:109)&#10;at okhttp3.internal.cache.CacheInterceptor.intercept(CacheInterceptor.kt:95)&#10;at okhttp3.internal.http.RealInterceptorChain.proceed(RealInterceptorChain.kt:109)&#10;at okhttp3.internal.http.BridgeInterceptor.intercept(BridgeInterceptor.kt:83)&#10;at okhttp3.internal.http.RealInterceptorChain.proceed(RealInterceptorChain.kt:109)&#10;at okhttp3.internal.http.RetryAndFollowUpInterceptor.intercept(RetryAndFollowUpInterceptor.kt:76)&#10;at okhttp3.internal.http.RealInterceptorChain.proceed(RealInterceptorChain.kt:109)&#10;at okhttp3.internal.connection.RealCall.getResponseWithInterceptorChain$okhttp(RealCall.kt:201)&#10;at okhttp3.internal.connection.RealCall.execute(RealCall.kt:154)&#10;at com.roku.rokuhome.test.utils.CommonUtilities.sendScenarioRequest(CommonUtilities.kt:163)&#10;at com.roku.rokuhome.test.stepDefs.CommonStepDefinitions.setup(CommonStepDefinitions.kt:85)&#10;at java.lang.reflect.Method.invoke(Native Method)&#10;at cucumber.runtime.Utils$1.call(Utils.java:26)&#10;at cucumber.runtime.Timeout.timeout(Timeout.java:16)&#10;at cucumber.runtime.Utils.invoke(Utils.java:20)&#10;at cucumber.runtime.java.JavaHookDefinition.execute(JavaHookDefinition.java:65)&#10;at cucumber.runner.HookDefinitionMatch.runStep(HookDefinitionMatch.java:16)&#10;at cucumber.runner.TestStep.executeStep(TestStep.java:65)&#10;at cucumber.runner.TestStep.run(TestStep.java:50)&#10;at cucumber.runner.TestCase.run(TestCase.java:42)&#10;at cucumber.runner.Runner.runPickle(Runner.java:50)&#10;at io.cucumber.junit.AndroidPickleRunner.run(AndroidPickleRunner.java:49)&#10;at io.cucumber.junit.AndroidFeatureRunner.runChild(AndroidFeatureRunner.java:42)&#10;at io.cucumber.junit.AndroidFeatureRunner.runChild(AndroidFeatureRunner.java:13)&#10;at org.junit.runners.ParentRunner$4.run(ParentRunner.java:331)&#10;at org.junit.runners.ParentRunner$1.schedule(ParentRunner.java:79)&#10;at org.junit.runners.ParentRunner.runChildren(ParentRunner.java:329)&#10;at org.junit.runners.ParentRunner.access$100(ParentRunner.java:66)&#10;at org.junit.runners.ParentRunner$2.evaluate(ParentRunner.java:293)&#10;at org.junit.runners.ParentRunner$3.evaluate(ParentRunner.java:306)&#10;at org.junit.runners.ParentRunner.run(ParentRunner.java:413)&#10;at io.cucumber.junit.CucumberJUnitRunner.runChild(CucumberJUnitRunner.java:262)&#10;at io.cucumber.junit.CucumberJUnitRunner.runChild(CucumberJUnitRunner.java:53)&#10;at org.junit.runners.ParentRunner$4.run(ParentRunner.java:331)&#10;at org.junit.runners.ParentRunner$1.schedule(ParentRunner.java:79)&#10;at org.junit.runners.ParentRunner.runChildren(ParentRunner.java:329)&#10;at org.junit.runners.ParentRunner.access$100(ParentRunner.java:66)&#10;at org.junit.runners.ParentRunner$2.evaluate(ParentRunner.java:293)&#10;at io.cucumber.junit.CucumberJUnitRunner$1.evaluate(CucumberJUnitRunner.java:293)&#10;at org.junit.runners.ParentRunner$3.evaluate(ParentRunner.java:306)&#10;at org.junit.runners.ParentRunner.run(ParentRunner.java:413)&#10;at org.junit.runners.Suite.runChild(Suite.java:128)&#10;at org.junit.runners.Suite.runChild(Suite.java:27)&#10;at org.junit.runners.ParentRunner$4.run(ParentRunner.java:331)&#10;at org.junit.runners.ParentRunner$1.schedule(ParentRunner.java:79)&#10;at org.junit.runners.ParentRunner.runChildren(ParentRunner.java:329)&#10;at org.junit.runners.ParentRunner.access$100(ParentRunner.java:66)&#10;at org.junit.runners.ParentRunner$2.evaluate(ParentRunner.java:293)&#10;at org.junit.runners.ParentRunner$3.evaluate(ParentRunner.java:306)&#10;at org.junit.runners.ParentRunner.run(ParentRunner.java:413)&#10;at org.junit.runner.JUnitCore.run(JUnitCore.java:137)&#10;at org.junit.runner.JUnitCore.run(JUnitCore.java:115)&#10;at androidx.test.internal.runner.TestExecutor.execute(TestExecutor.java:67)&#10;at androidx.test.internal.runner.TestExecutor.execute(TestExecutor.java:58)&#10;at androidx.test.runner.AndroidJUnitRunner.onStart(AndroidJUnitRunner.java:446)&#10;at android.app.Instrumentation$InstrumentationThread.run(Instrumentation.java:2261)&#10;Suppressed: java.net.SocketTimeoutException: Read timed out&#10;... 73 more&#10;" calcext:value-type="string">
            <text:p>java.net.SocketTimeoutException: Read timed out</text:p>
            <text:p>at java.net.SocketInputStream.socketRead0(Native Method)</text:p>
            <text:p>at java.net.SocketInputStream.socketRead(SocketInputStream.java:119)</text:p>
            <text:p>at java.net.SocketInputStream.read(SocketInputStream.java:176)</text:p>
            <text:p>at java.net.SocketInputStream.read(SocketInputStream.java:144)</text:p>
            <text:p>at com.android.org.conscrypt.ConscryptEngineSocket$SSLInputStream.readFromSocket(ConscryptEngineSocket.java:945)</text:p>
            <text:p>at com.android.org.conscrypt.ConscryptEngineSocket$SSLInputStream.processDataFromSocket(ConscryptEngineSocket.java:909)</text:p>
            <text:p>at com.android.org.conscrypt.ConscryptEngineSocket$SSLInputStream.access$100(ConscryptEngineSocket.java:731)</text:p>
            <text:p>at com.android.org.conscrypt.ConscryptEngineSocket.doHandshake(ConscryptEngineSocket.java:241)</text:p>
            <text:p>at com.android.org.conscrypt.ConscryptEngineSocket.startHandshake(ConscryptEngineSocket.java:220)</text:p>
            <text:p>at okhttp3.internal.connection.RealConnection.connectTls(RealConnection.kt:379)</text:p>
            <text:p>at okhttp3.internal.connection.RealConnection.establishProtocol(RealConnection.kt:337)</text:p>
            <text:p>at okhttp3.internal.connection.RealConnection.connect(RealConnection.kt:209)</text:p>
            <text:p>at okhttp3.internal.connection.ExchangeFinder.findConnection(ExchangeFinder.kt:226)</text:p>
            <text:p>at okhttp3.internal.connection.ExchangeFinder.findHealthyConnection(ExchangeFinder.kt:106)</text:p>
            <text:p>at okhttp3.internal.connection.ExchangeFinder.find(ExchangeFinder.kt:74)</text:p>
            <text:p>at okhttp3.internal.connection.RealCall.initExchange$okhttp(RealCall.kt:255)</text:p>
            <text:p>at okhttp3.internal.connection.ConnectInterceptor.intercept(ConnectInterceptor.kt:32)</text:p>
            <text:p>at okhttp3.internal.http.RealInterceptorChain.proceed(RealInterceptorChain.kt:109)</text:p>
            <text:p>at okhttp3.internal.cache.CacheInterceptor.intercept(CacheInterceptor.kt:95)</text:p>
            <text:p>at okhttp3.internal.http.RealInterceptorChain.proceed(RealInterceptorChain.kt:109)</text:p>
            <text:p>at okhttp3.internal.http.BridgeInterceptor.intercept(BridgeInterceptor.kt:83)</text:p>
            <text:p>at okhttp3.internal.http.RealInterceptorChain.proceed(RealInterceptorChain.kt:109)</text:p>
            <text:p>at okhttp3.internal.http.RetryAndFollowUpInterceptor.intercept(RetryAndFollowUpInterceptor.kt:76)</text:p>
            <text:p>at okhttp3.internal.http.RealInterceptorChain.proceed(RealInterceptorChain.kt:109)</text:p>
            <text:p>at okhttp3.internal.connection.RealCall.getResponseWithInterceptorChain$okhttp(RealCall.kt:201)</text:p>
            <text:p>at okhttp3.internal.connection.RealCall.execute(RealCall.kt:154)</text:p>
            <text:p>at com.roku.rokuhome.test.utils.CommonUtilities.sendScenarioRequest(CommonUtilities.kt:163)</text:p>
            <text:p>at com.roku.rokuhome.test.stepDefs.CommonStepDefinitions.setup(CommonStepDefinitions.kt:85)</text:p>
            <text:p>at java.lang.reflect.Method.invoke(Native Method)</text:p>
            <text:p>at cucumber.runtime.Utils$1.call(Utils.java:26)</text:p>
            <text:p>at cucumber.runtime.Timeout.timeout(Timeout.java:16)</text:p>
            <text:p>at cucumber.runtime.Utils.invoke(Utils.java:20)</text:p>
            <text:p>at cucumber.runtime.java.JavaHookDefinition.execute(JavaHookDefinition.java:65)</text:p>
            <text:p>at cucumber.runner.HookDefinitionMatch.runStep(HookDefinitionMatch.java:16)</text:p>
            <text:p>at cucumber.runner.TestStep.executeStep(TestStep.java:65)</text:p>
            <text:p>at cucumber.runner.TestStep.run(TestStep.java:50)</text:p>
            <text:p>at cucumber.runner.TestCase.run(TestCase.java:42)</text:p>
            <text:p>at cucumber.runner.Runner.runPickle(Runner.java:50)</text:p>
            <text:p>at io.cucumber.junit.AndroidPickleRunner.run(AndroidPickleRunner.java:49)</text:p>
            <text:p>at io.cucumber.junit.AndroidFeatureRunner.runChild(AndroidFeatureRunner.java:42)</text:p>
            <text:p>at io.cucumber.junit.AndroidFeatureRunner.runChild(AndroidFeatureRunner.java:13)</text:p>
            <text:p>at org.junit.runners.ParentRunner$4.run(ParentRunner.java:331)</text:p>
            <text:p>at org.junit.runners.ParentRunner$1.schedule(ParentRunner.java:79)</text:p>
            <text:p>at org.junit.runners.ParentRunner.runChildren(ParentRunner.java:329)</text:p>
            <text:p>at org.junit.runners.ParentRunner.access$100(ParentRunner.java:66)</text:p>
            <text:p>at org.junit.runners.ParentRunner$2.evaluate(ParentRunner.java:293)</text:p>
            <text:p>at org.junit.runners.ParentRunner$3.evaluate(ParentRunner.java:306)</text:p>
            <text:p>at org.junit.runners.ParentRunner.run(ParentRunner.java:413)</text:p>
            <text:p>at io.cucumber.junit.CucumberJUnitRunner.runChild(CucumberJUnitRunner.java:262)</text:p>
            <text:p>at io.cucumber.junit.CucumberJUnitRunner.runChild(CucumberJUnitRunner.java:53)</text:p>
            <text:p>at org.junit.runners.ParentRunner$4.run(ParentRunner.java:331)</text:p>
            <text:p>at org.junit.runners.ParentRunner$1.schedule(ParentRunner.java:79)</text:p>
            <text:p>at org.junit.runners.ParentRunner.runChildren(ParentRunner.java:329)</text:p>
            <text:p>at org.junit.runners.ParentRunner.access$100(ParentRunner.java:66)</text:p>
            <text:p>at org.junit.runners.ParentRunner$2.evaluate(ParentRunner.java:293)</text:p>
            <text:p>at io.cucumber.junit.CucumberJUnitRunner$1.evaluate(CucumberJUnitRunner.java:293)</text:p>
            <text:p>at org.junit.runners.ParentRunner$3.evaluate(ParentRunner.java:306)</text:p>
            <text:p>at org.junit.runners.ParentRunner.run(ParentRunner.java:413)</text:p>
            <text:p>at org.junit.runners.Suite.runChild(Suite.java:128)</text:p>
            <text:p>at org.junit.runners.Suite.runChild(Suite.java:27)</text:p>
            <text:p>at org.junit.runners.ParentRunner$4.run(ParentRunner.java:331)</text:p>
            <text:p>at org.junit.runners.ParentRunner$1.schedule(ParentRunner.java:79)</text:p>
            <text:p>at org.junit.runners.ParentRunner.runChildren(ParentRunner.java:329)</text:p>
            <text:p>at org.junit.runners.ParentRunner.access$100(ParentRunner.java:66)</text:p>
            <text:p>at org.junit.runners.ParentRunner$2.evaluate(ParentRunner.java:293)</text:p>
            <text:p>at org.junit.runners.ParentRunner$3.evaluate(ParentRunner.java:306)</text:p>
            <text:p>at org.junit.runners.ParentRunner.run(ParentRunner.java:413)</text:p>
            <text:p>at org.junit.runner.JUnitCore.run(JUnitCore.java:137)</text:p>
            <text:p>at org.junit.runner.JUnitCore.run(JUnitCore.java:115)</text:p>
            <text:p>at androidx.test.internal.runner.TestExecutor.execute(TestExecutor.java:67)</text:p>
            <text:p>at androidx.test.internal.runner.TestExecutor.execute(TestExecutor.java:58)</text:p>
            <text:p>at androidx.test.runner.AndroidJUnitRunner.onStart(AndroidJUnitRunner.java:446)</text:p>
            <text:p>at android.app.Instrumentation$InstrumentationThread.run(Instrumentation.java:2261)</text:p>
            <text:p>Suppressed: java.net.SocketTimeoutException: Read timed out</text:p>
            <text:p>... 73 more</text:p>
            <text:p/>
          </table:table-cell>
        </table:table-row>
        <table:table-row table:style-name="ro25">
          <table:table-cell office:value-type="string" calcext:value-type="string">
            <text:p>cucumber.runtime.formatter.JUnitFormatter</text:p>
          </table:table-cell>
          <table:table-cell office:value-type="string" calcext:value-type="string">
            <text:p>Add New Action in Shortcut Rule and Cancel Save</text:p>
          </table:table-cell>
          <table:table-cell office:value-type="string" calcext:value-type="string">
            <text:p>unknown</text:p>
          </table:table-cell>
          <table:table-cell office:value-type="float" office:value="41.272943" calcext:value-type="float">
            <text:p>41.272943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office:string-value="java.net.SocketTimeoutException: Read timed out&#10;at java.net.SocketInputStream.socketRead0(Native Method)&#10;at java.net.SocketInputStream.socketRead(SocketInputStream.java:119)&#10;at java.net.SocketInputStream.read(SocketInputStream.java:176)&#10;at java.net.SocketInputStream.read(SocketInputStream.java:144)&#10;at com.android.org.conscrypt.ConscryptEngineSocket$SSLInputStream.readFromSocket(ConscryptEngineSocket.java:945)&#10;at com.android.org.conscrypt.ConscryptEngineSocket$SSLInputStream.processDataFromSocket(ConscryptEngineSocket.java:909)&#10;at com.android.org.conscrypt.ConscryptEngineSocket$SSLInputStream.access$100(ConscryptEngineSocket.java:731)&#10;at com.android.org.conscrypt.ConscryptEngineSocket.doHandshake(ConscryptEngineSocket.java:241)&#10;at com.android.org.conscrypt.ConscryptEngineSocket.startHandshake(ConscryptEngineSocket.java:220)&#10;at okhttp3.internal.connection.RealConnection.connectTls(RealConnection.kt:379)&#10;at okhttp3.internal.connection.RealConnection.establishProtocol(RealConnection.kt:337)&#10;at okhttp3.internal.connection.RealConnection.connect(RealConnection.kt:209)&#10;at okhttp3.internal.connection.ExchangeFinder.findConnection(ExchangeFinder.kt:226)&#10;at okhttp3.internal.connection.ExchangeFinder.findHealthyConnection(ExchangeFinder.kt:106)&#10;at okhttp3.internal.connection.ExchangeFinder.find(ExchangeFinder.kt:74)&#10;at okhttp3.internal.connection.RealCall.initExchange$okhttp(RealCall.kt:255)&#10;at okhttp3.internal.connection.ConnectInterceptor.intercept(ConnectInterceptor.kt:32)&#10;at okhttp3.internal.http.RealInterceptorChain.proceed(RealInterceptorChain.kt:109)&#10;at okhttp3.internal.cache.CacheInterceptor.intercept(CacheInterceptor.kt:95)&#10;at okhttp3.internal.http.RealInterceptorChain.proceed(RealInterceptorChain.kt:109)&#10;at okhttp3.internal.http.BridgeInterceptor.intercept(BridgeInterceptor.kt:83)&#10;at okhttp3.internal.http.RealInterceptorChain.proceed(RealInterceptorChain.kt:109)&#10;at okhttp3.internal.http.RetryAndFollowUpInterceptor.intercept(RetryAndFollowUpInterceptor.kt:76)&#10;at okhttp3.internal.http.RealInterceptorChain.proceed(RealInterceptorChain.kt:109)&#10;at okhttp3.internal.connection.RealCall.getResponseWithInterceptorChain$okhttp(RealCall.kt:201)&#10;at okhttp3.internal.connection.RealCall.execute(RealCall.kt:154)&#10;at com.roku.rokuhome.test.utils.CommonUtilities.sendScenarioRequest(CommonUtilities.kt:163)&#10;at com.roku.rokuhome.test.stepDefs.CommonStepDefinitions.setup(CommonStepDefinitions.kt:85)&#10;at java.lang.reflect.Method.invoke(Native Method)&#10;at cucumber.runtime.Utils$1.call(Utils.java:26)&#10;at cucumber.runtime.Timeout.timeout(Timeout.java:16)&#10;at cucumber.runtime.Utils.invoke(Utils.java:20)&#10;at cucumber.runtime.java.JavaHookDefinition.execute(JavaHookDefinition.java:65)&#10;at cucumber.runner.HookDefinitionMatch.runStep(HookDefinitionMatch.java:16)&#10;at cucumber.runner.TestStep.executeStep(TestStep.java:65)&#10;at cucumber.runner.TestStep.run(TestStep.java:50)&#10;at cucumber.runner.TestCase.run(TestCase.java:42)&#10;at cucumber.runner.Runner.runPickle(Runner.java:50)&#10;at io.cucumber.junit.AndroidPickleRunner.run(AndroidPickleRunner.java:49)&#10;at io.cucumber.junit.AndroidFeatureRunner.runChild(AndroidFeatureRunner.java:42)&#10;at io.cucumber.junit.AndroidFeatureRunner.runChild(AndroidFeatureRunner.java:13)&#10;at org.junit.runners.ParentRunner$4.run(ParentRunner.java:331)&#10;at org.junit.runners.ParentRunner$1.schedule(ParentRunner.java:79)&#10;at org.junit.runners.ParentRunner.runChildren(ParentRunner.java:329)&#10;at org.junit.runners.ParentRunner.access$100(ParentRunner.java:66)&#10;at org.junit.runners.ParentRunner$2.evaluate(ParentRunner.java:293)&#10;at org.junit.runners.ParentRunner$3.evaluate(ParentRunner.java:306)&#10;at org.junit.runners.ParentRunner.run(ParentRunner.java:413)&#10;at io.cucumber.junit.CucumberJUnitRunner.runChild(CucumberJUnitRunner.java:262)&#10;at io.cucumber.junit.CucumberJUnitRunner.runChild(CucumberJUnitRunner.java:53)&#10;at org.junit.runners.ParentRunner$4.run(ParentRunner.java:331)&#10;at org.junit.runners.ParentRunner$1.schedule(ParentRunner.java:79)&#10;at org.junit.runners.ParentRunner.runChildren(ParentRunner.java:329)&#10;at org.junit.runners.ParentRunner.access$100(ParentRunner.java:66)&#10;at org.junit.runners.ParentRunner$2.evaluate(ParentRunner.java:293)&#10;at io.cucumber.junit.CucumberJUnitRunner$1.evaluate(CucumberJUnitRunner.java:293)&#10;at org.junit.runners.ParentRunner$3.evaluate(ParentRunner.java:306)&#10;at org.junit.runners.ParentRunner.run(ParentRunner.java:413)&#10;at org.junit.runners.Suite.runChild(Suite.java:128)&#10;at org.junit.runners.Suite.runChild(Suite.java:27)&#10;at org.junit.runners.ParentRunner$4.run(ParentRunner.java:331)&#10;at org.junit.runners.ParentRunner$1.schedule(ParentRunner.java:79)&#10;at org.junit.runners.ParentRunner.runChildren(ParentRunner.java:329)&#10;at org.junit.runners.ParentRunner.access$100(ParentRunner.java:66)&#10;at org.junit.runners.ParentRunner$2.evaluate(ParentRunner.java:293)&#10;at org.junit.runners.ParentRunner$3.evaluate(ParentRunner.java:306)&#10;at org.junit.runners.ParentRunner.run(ParentRunner.java:413)&#10;at org.junit.runner.JUnitCore.run(JUnitCore.java:137)&#10;at org.junit.runner.JUnitCore.run(JUnitCore.java:115)&#10;at androidx.test.internal.runner.TestExecutor.execute(TestExecutor.java:67)&#10;at androidx.test.internal.runner.TestExecutor.execute(TestExecutor.java:58)&#10;at androidx.test.runner.AndroidJUnitRunner.onStart(AndroidJUnitRunner.java:446)&#10;at android.app.Instrumentation$InstrumentationThread.run(Instrumentation.java:2261)&#10;Suppressed: java.net.SocketTimeoutException: Read timed out&#10;... 73 more&#10;" calcext:value-type="string">
            <text:p>java.net.SocketTimeoutException: Read timed out</text:p>
            <text:p>at java.net.SocketInputStream.socketRead0(Native Method)</text:p>
            <text:p>at java.net.SocketInputStream.socketRead(SocketInputStream.java:119)</text:p>
            <text:p>at java.net.SocketInputStream.read(SocketInputStream.java:176)</text:p>
            <text:p>at java.net.SocketInputStream.read(SocketInputStream.java:144)</text:p>
            <text:p>at com.android.org.conscrypt.ConscryptEngineSocket$SSLInputStream.readFromSocket(ConscryptEngineSocket.java:945)</text:p>
            <text:p>at com.android.org.conscrypt.ConscryptEngineSocket$SSLInputStream.processDataFromSocket(ConscryptEngineSocket.java:909)</text:p>
            <text:p>at com.android.org.conscrypt.ConscryptEngineSocket$SSLInputStream.access$100(ConscryptEngineSocket.java:731)</text:p>
            <text:p>at com.android.org.conscrypt.ConscryptEngineSocket.doHandshake(ConscryptEngineSocket.java:241)</text:p>
            <text:p>at com.android.org.conscrypt.ConscryptEngineSocket.startHandshake(ConscryptEngineSocket.java:220)</text:p>
            <text:p>at okhttp3.internal.connection.RealConnection.connectTls(RealConnection.kt:379)</text:p>
            <text:p>at okhttp3.internal.connection.RealConnection.establishProtocol(RealConnection.kt:337)</text:p>
            <text:p>at okhttp3.internal.connection.RealConnection.connect(RealConnection.kt:209)</text:p>
            <text:p>at okhttp3.internal.connection.ExchangeFinder.findConnection(ExchangeFinder.kt:226)</text:p>
            <text:p>at okhttp3.internal.connection.ExchangeFinder.findHealthyConnection(ExchangeFinder.kt:106)</text:p>
            <text:p>at okhttp3.internal.connection.ExchangeFinder.find(ExchangeFinder.kt:74)</text:p>
            <text:p>at okhttp3.internal.connection.RealCall.initExchange$okhttp(RealCall.kt:255)</text:p>
            <text:p>at okhttp3.internal.connection.ConnectInterceptor.intercept(ConnectInterceptor.kt:32)</text:p>
            <text:p>at okhttp3.internal.http.RealInterceptorChain.proceed(RealInterceptorChain.kt:109)</text:p>
            <text:p>at okhttp3.internal.cache.CacheInterceptor.intercept(CacheInterceptor.kt:95)</text:p>
            <text:p>at okhttp3.internal.http.RealInterceptorChain.proceed(RealInterceptorChain.kt:109)</text:p>
            <text:p>at okhttp3.internal.http.BridgeInterceptor.intercept(BridgeInterceptor.kt:83)</text:p>
            <text:p>at okhttp3.internal.http.RealInterceptorChain.proceed(RealInterceptorChain.kt:109)</text:p>
            <text:p>at okhttp3.internal.http.RetryAndFollowUpInterceptor.intercept(RetryAndFollowUpInterceptor.kt:76)</text:p>
            <text:p>at okhttp3.internal.http.RealInterceptorChain.proceed(RealInterceptorChain.kt:109)</text:p>
            <text:p>at okhttp3.internal.connection.RealCall.getResponseWithInterceptorChain$okhttp(RealCall.kt:201)</text:p>
            <text:p>at okhttp3.internal.connection.RealCall.execute(RealCall.kt:154)</text:p>
            <text:p>at com.roku.rokuhome.test.utils.CommonUtilities.sendScenarioRequest(CommonUtilities.kt:163)</text:p>
            <text:p>at com.roku.rokuhome.test.stepDefs.CommonStepDefinitions.setup(CommonStepDefinitions.kt:85)</text:p>
            <text:p>at java.lang.reflect.Method.invoke(Native Method)</text:p>
            <text:p>at cucumber.runtime.Utils$1.call(Utils.java:26)</text:p>
            <text:p>at cucumber.runtime.Timeout.timeout(Timeout.java:16)</text:p>
            <text:p>at cucumber.runtime.Utils.invoke(Utils.java:20)</text:p>
            <text:p>at cucumber.runtime.java.JavaHookDefinition.execute(JavaHookDefinition.java:65)</text:p>
            <text:p>at cucumber.runner.HookDefinitionMatch.runStep(HookDefinitionMatch.java:16)</text:p>
            <text:p>at cucumber.runner.TestStep.executeStep(TestStep.java:65)</text:p>
            <text:p>at cucumber.runner.TestStep.run(TestStep.java:50)</text:p>
            <text:p>at cucumber.runner.TestCase.run(TestCase.java:42)</text:p>
            <text:p>at cucumber.runner.Runner.runPickle(Runner.java:50)</text:p>
            <text:p>at io.cucumber.junit.AndroidPickleRunner.run(AndroidPickleRunner.java:49)</text:p>
            <text:p>at io.cucumber.junit.AndroidFeatureRunner.runChild(AndroidFeatureRunner.java:42)</text:p>
            <text:p>at io.cucumber.junit.AndroidFeatureRunner.runChild(AndroidFeatureRunner.java:13)</text:p>
            <text:p>at org.junit.runners.ParentRunner$4.run(ParentRunner.java:331)</text:p>
            <text:p>at org.junit.runners.ParentRunner$1.schedule(ParentRunner.java:79)</text:p>
            <text:p>at org.junit.runners.ParentRunner.runChildren(ParentRunner.java:329)</text:p>
            <text:p>at org.junit.runners.ParentRunner.access$100(ParentRunner.java:66)</text:p>
            <text:p>at org.junit.runners.ParentRunner$2.evaluate(ParentRunner.java:293)</text:p>
            <text:p>at org.junit.runners.ParentRunner$3.evaluate(ParentRunner.java:306)</text:p>
            <text:p>at org.junit.runners.ParentRunner.run(ParentRunner.java:413)</text:p>
            <text:p>at io.cucumber.junit.CucumberJUnitRunner.runChild(CucumberJUnitRunner.java:262)</text:p>
            <text:p>at io.cucumber.junit.CucumberJUnitRunner.runChild(CucumberJUnitRunner.java:53)</text:p>
            <text:p>at org.junit.runners.ParentRunner$4.run(ParentRunner.java:331)</text:p>
            <text:p>at org.junit.runners.ParentRunner$1.schedule(ParentRunner.java:79)</text:p>
            <text:p>at org.junit.runners.ParentRunner.runChildren(ParentRunner.java:329)</text:p>
            <text:p>at org.junit.runners.ParentRunner.access$100(ParentRunner.java:66)</text:p>
            <text:p>at org.junit.runners.ParentRunner$2.evaluate(ParentRunner.java:293)</text:p>
            <text:p>at io.cucumber.junit.CucumberJUnitRunner$1.evaluate(CucumberJUnitRunner.java:293)</text:p>
            <text:p>at org.junit.runners.ParentRunner$3.evaluate(ParentRunner.java:306)</text:p>
            <text:p>at org.junit.runners.ParentRunner.run(ParentRunner.java:413)</text:p>
            <text:p>at org.junit.runners.Suite.runChild(Suite.java:128)</text:p>
            <text:p>at org.junit.runners.Suite.runChild(Suite.java:27)</text:p>
            <text:p>at org.junit.runners.ParentRunner$4.run(ParentRunner.java:331)</text:p>
            <text:p>at org.junit.runners.ParentRunner$1.schedule(ParentRunner.java:79)</text:p>
            <text:p>at org.junit.runners.ParentRunner.runChildren(ParentRunner.java:329)</text:p>
            <text:p>at org.junit.runners.ParentRunner.access$100(ParentRunner.java:66)</text:p>
            <text:p>at org.junit.runners.ParentRunner$2.evaluate(ParentRunner.java:293)</text:p>
            <text:p>at org.junit.runners.ParentRunner$3.evaluate(ParentRunner.java:306)</text:p>
            <text:p>at org.junit.runners.ParentRunner.run(ParentRunner.java:413)</text:p>
            <text:p>at org.junit.runner.JUnitCore.run(JUnitCore.java:137)</text:p>
            <text:p>at org.junit.runner.JUnitCore.run(JUnitCore.java:115)</text:p>
            <text:p>at androidx.test.internal.runner.TestExecutor.execute(TestExecutor.java:67)</text:p>
            <text:p>at androidx.test.internal.runner.TestExecutor.execute(TestExecutor.java:58)</text:p>
            <text:p>at androidx.test.runner.AndroidJUnitRunner.onStart(AndroidJUnitRunner.java:446)</text:p>
            <text:p>at android.app.Instrumentation$InstrumentationThread.run(Instrumentation.java:2261)</text:p>
            <text:p>Suppressed: java.net.SocketTimeoutException: Read timed out</text:p>
            <text:p>... 73 more</text:p>
            <text:p/>
          </table:table-cell>
        </table:table-row>
        <table:table-row table:style-name="ro25">
          <table:table-cell office:value-type="string" calcext:value-type="string">
            <text:p>cucumber.runtime.formatter.JUnitFormatter</text:p>
          </table:table-cell>
          <table:table-cell office:value-type="string" calcext:value-type="string">
            <text:p>Navigate to rule and click on back button</text:p>
          </table:table-cell>
          <table:table-cell office:value-type="string" calcext:value-type="string">
            <text:p>unknown</text:p>
          </table:table-cell>
          <table:table-cell office:value-type="float" office:value="41.497341" calcext:value-type="float">
            <text:p>41.49734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office:string-value="java.net.SocketTimeoutException: Read timed out&#10;at java.net.SocketInputStream.socketRead0(Native Method)&#10;at java.net.SocketInputStream.socketRead(SocketInputStream.java:119)&#10;at java.net.SocketInputStream.read(SocketInputStream.java:176)&#10;at java.net.SocketInputStream.read(SocketInputStream.java:144)&#10;at com.android.org.conscrypt.ConscryptEngineSocket$SSLInputStream.readFromSocket(ConscryptEngineSocket.java:945)&#10;at com.android.org.conscrypt.ConscryptEngineSocket$SSLInputStream.processDataFromSocket(ConscryptEngineSocket.java:909)&#10;at com.android.org.conscrypt.ConscryptEngineSocket$SSLInputStream.access$100(ConscryptEngineSocket.java:731)&#10;at com.android.org.conscrypt.ConscryptEngineSocket.doHandshake(ConscryptEngineSocket.java:241)&#10;at com.android.org.conscrypt.ConscryptEngineSocket.startHandshake(ConscryptEngineSocket.java:220)&#10;at okhttp3.internal.connection.RealConnection.connectTls(RealConnection.kt:379)&#10;at okhttp3.internal.connection.RealConnection.establishProtocol(RealConnection.kt:337)&#10;at okhttp3.internal.connection.RealConnection.connect(RealConnection.kt:209)&#10;at okhttp3.internal.connection.ExchangeFinder.findConnection(ExchangeFinder.kt:226)&#10;at okhttp3.internal.connection.ExchangeFinder.findHealthyConnection(ExchangeFinder.kt:106)&#10;at okhttp3.internal.connection.ExchangeFinder.find(ExchangeFinder.kt:74)&#10;at okhttp3.internal.connection.RealCall.initExchange$okhttp(RealCall.kt:255)&#10;at okhttp3.internal.connection.ConnectInterceptor.intercept(ConnectInterceptor.kt:32)&#10;at okhttp3.internal.http.RealInterceptorChain.proceed(RealInterceptorChain.kt:109)&#10;at okhttp3.internal.cache.CacheInterceptor.intercept(CacheInterceptor.kt:95)&#10;at okhttp3.internal.http.RealInterceptorChain.proceed(RealInterceptorChain.kt:109)&#10;at okhttp3.internal.http.BridgeInterceptor.intercept(BridgeInterceptor.kt:83)&#10;at okhttp3.internal.http.RealInterceptorChain.proceed(RealInterceptorChain.kt:109)&#10;at okhttp3.internal.http.RetryAndFollowUpInterceptor.intercept(RetryAndFollowUpInterceptor.kt:76)&#10;at okhttp3.internal.http.RealInterceptorChain.proceed(RealInterceptorChain.kt:109)&#10;at okhttp3.internal.connection.RealCall.getResponseWithInterceptorChain$okhttp(RealCall.kt:201)&#10;at okhttp3.internal.connection.RealCall.execute(RealCall.kt:154)&#10;at com.roku.rokuhome.test.utils.CommonUtilities.sendScenarioRequest(CommonUtilities.kt:163)&#10;at com.roku.rokuhome.test.stepDefs.CommonStepDefinitions.setup(CommonStepDefinitions.kt:85)&#10;at java.lang.reflect.Method.invoke(Native Method)&#10;at cucumber.runtime.Utils$1.call(Utils.java:26)&#10;at cucumber.runtime.Timeout.timeout(Timeout.java:16)&#10;at cucumber.runtime.Utils.invoke(Utils.java:20)&#10;at cucumber.runtime.java.JavaHookDefinition.execute(JavaHookDefinition.java:65)&#10;at cucumber.runner.HookDefinitionMatch.runStep(HookDefinitionMatch.java:16)&#10;at cucumber.runner.TestStep.executeStep(TestStep.java:65)&#10;at cucumber.runner.TestStep.run(TestStep.java:50)&#10;at cucumber.runner.TestCase.run(TestCase.java:42)&#10;at cucumber.runner.Runner.runPickle(Runner.java:50)&#10;at io.cucumber.junit.AndroidPickleRunner.run(AndroidPickleRunner.java:49)&#10;at io.cucumber.junit.AndroidFeatureRunner.runChild(AndroidFeatureRunner.java:42)&#10;at io.cucumber.junit.AndroidFeatureRunner.runChild(AndroidFeatureRunner.java:13)&#10;at org.junit.runners.ParentRunner$4.run(ParentRunner.java:331)&#10;at org.junit.runners.ParentRunner$1.schedule(ParentRunner.java:79)&#10;at org.junit.runners.ParentRunner.runChildren(ParentRunner.java:329)&#10;at org.junit.runners.ParentRunner.access$100(ParentRunner.java:66)&#10;at org.junit.runners.ParentRunner$2.evaluate(ParentRunner.java:293)&#10;at org.junit.runners.ParentRunner$3.evaluate(ParentRunner.java:306)&#10;at org.junit.runners.ParentRunner.run(ParentRunner.java:413)&#10;at io.cucumber.junit.CucumberJUnitRunner.runChild(CucumberJUnitRunner.java:262)&#10;at io.cucumber.junit.CucumberJUnitRunner.runChild(CucumberJUnitRunner.java:53)&#10;at org.junit.runners.ParentRunner$4.run(ParentRunner.java:331)&#10;at org.junit.runners.ParentRunner$1.schedule(ParentRunner.java:79)&#10;at org.junit.runners.ParentRunner.runChildren(ParentRunner.java:329)&#10;at org.junit.runners.ParentRunner.access$100(ParentRunner.java:66)&#10;at org.junit.runners.ParentRunner$2.evaluate(ParentRunner.java:293)&#10;at io.cucumber.junit.CucumberJUnitRunner$1.evaluate(CucumberJUnitRunner.java:293)&#10;at org.junit.runners.ParentRunner$3.evaluate(ParentRunner.java:306)&#10;at org.junit.runners.ParentRunner.run(ParentRunner.java:413)&#10;at org.junit.runners.Suite.runChild(Suite.java:128)&#10;at org.junit.runners.Suite.runChild(Suite.java:27)&#10;at org.junit.runners.ParentRunner$4.run(ParentRunner.java:331)&#10;at org.junit.runners.ParentRunner$1.schedule(ParentRunner.java:79)&#10;at org.junit.runners.ParentRunner.runChildren(ParentRunner.java:329)&#10;at org.junit.runners.ParentRunner.access$100(ParentRunner.java:66)&#10;at org.junit.runners.ParentRunner$2.evaluate(ParentRunner.java:293)&#10;at org.junit.runners.ParentRunner$3.evaluate(ParentRunner.java:306)&#10;at org.junit.runners.ParentRunner.run(ParentRunner.java:413)&#10;at org.junit.runner.JUnitCore.run(JUnitCore.java:137)&#10;at org.junit.runner.JUnitCore.run(JUnitCore.java:115)&#10;at androidx.test.internal.runner.TestExecutor.execute(TestExecutor.java:67)&#10;at androidx.test.internal.runner.TestExecutor.execute(TestExecutor.java:58)&#10;at androidx.test.runner.AndroidJUnitRunner.onStart(AndroidJUnitRunner.java:446)&#10;at android.app.Instrumentation$InstrumentationThread.run(Instrumentation.java:2261)&#10;Suppressed: java.net.SocketTimeoutException: Read timed out&#10;... 73 more&#10;" calcext:value-type="string">
            <text:p>java.net.SocketTimeoutException: Read timed out</text:p>
            <text:p>at java.net.SocketInputStream.socketRead0(Native Method)</text:p>
            <text:p>at java.net.SocketInputStream.socketRead(SocketInputStream.java:119)</text:p>
            <text:p>at java.net.SocketInputStream.read(SocketInputStream.java:176)</text:p>
            <text:p>at java.net.SocketInputStream.read(SocketInputStream.java:144)</text:p>
            <text:p>at com.android.org.conscrypt.ConscryptEngineSocket$SSLInputStream.readFromSocket(ConscryptEngineSocket.java:945)</text:p>
            <text:p>at com.android.org.conscrypt.ConscryptEngineSocket$SSLInputStream.processDataFromSocket(ConscryptEngineSocket.java:909)</text:p>
            <text:p>at com.android.org.conscrypt.ConscryptEngineSocket$SSLInputStream.access$100(ConscryptEngineSocket.java:731)</text:p>
            <text:p>at com.android.org.conscrypt.ConscryptEngineSocket.doHandshake(ConscryptEngineSocket.java:241)</text:p>
            <text:p>at com.android.org.conscrypt.ConscryptEngineSocket.startHandshake(ConscryptEngineSocket.java:220)</text:p>
            <text:p>at okhttp3.internal.connection.RealConnection.connectTls(RealConnection.kt:379)</text:p>
            <text:p>at okhttp3.internal.connection.RealConnection.establishProtocol(RealConnection.kt:337)</text:p>
            <text:p>at okhttp3.internal.connection.RealConnection.connect(RealConnection.kt:209)</text:p>
            <text:p>at okhttp3.internal.connection.ExchangeFinder.findConnection(ExchangeFinder.kt:226)</text:p>
            <text:p>at okhttp3.internal.connection.ExchangeFinder.findHealthyConnection(ExchangeFinder.kt:106)</text:p>
            <text:p>at okhttp3.internal.connection.ExchangeFinder.find(ExchangeFinder.kt:74)</text:p>
            <text:p>at okhttp3.internal.connection.RealCall.initExchange$okhttp(RealCall.kt:255)</text:p>
            <text:p>at okhttp3.internal.connection.ConnectInterceptor.intercept(ConnectInterceptor.kt:32)</text:p>
            <text:p>at okhttp3.internal.http.RealInterceptorChain.proceed(RealInterceptorChain.kt:109)</text:p>
            <text:p>at okhttp3.internal.cache.CacheInterceptor.intercept(CacheInterceptor.kt:95)</text:p>
            <text:p>at okhttp3.internal.http.RealInterceptorChain.proceed(RealInterceptorChain.kt:109)</text:p>
            <text:p>at okhttp3.internal.http.BridgeInterceptor.intercept(BridgeInterceptor.kt:83)</text:p>
            <text:p>at okhttp3.internal.http.RealInterceptorChain.proceed(RealInterceptorChain.kt:109)</text:p>
            <text:p>at okhttp3.internal.http.RetryAndFollowUpInterceptor.intercept(RetryAndFollowUpInterceptor.kt:76)</text:p>
            <text:p>at okhttp3.internal.http.RealInterceptorChain.proceed(RealInterceptorChain.kt:109)</text:p>
            <text:p>at okhttp3.internal.connection.RealCall.getResponseWithInterceptorChain$okhttp(RealCall.kt:201)</text:p>
            <text:p>at okhttp3.internal.connection.RealCall.execute(RealCall.kt:154)</text:p>
            <text:p>at com.roku.rokuhome.test.utils.CommonUtilities.sendScenarioRequest(CommonUtilities.kt:163)</text:p>
            <text:p>at com.roku.rokuhome.test.stepDefs.CommonStepDefinitions.setup(CommonStepDefinitions.kt:85)</text:p>
            <text:p>at java.lang.reflect.Method.invoke(Native Method)</text:p>
            <text:p>at cucumber.runtime.Utils$1.call(Utils.java:26)</text:p>
            <text:p>at cucumber.runtime.Timeout.timeout(Timeout.java:16)</text:p>
            <text:p>at cucumber.runtime.Utils.invoke(Utils.java:20)</text:p>
            <text:p>at cucumber.runtime.java.JavaHookDefinition.execute(JavaHookDefinition.java:65)</text:p>
            <text:p>at cucumber.runner.HookDefinitionMatch.runStep(HookDefinitionMatch.java:16)</text:p>
            <text:p>at cucumber.runner.TestStep.executeStep(TestStep.java:65)</text:p>
            <text:p>at cucumber.runner.TestStep.run(TestStep.java:50)</text:p>
            <text:p>at cucumber.runner.TestCase.run(TestCase.java:42)</text:p>
            <text:p>at cucumber.runner.Runner.runPickle(Runner.java:50)</text:p>
            <text:p>at io.cucumber.junit.AndroidPickleRunner.run(AndroidPickleRunner.java:49)</text:p>
            <text:p>at io.cucumber.junit.AndroidFeatureRunner.runChild(AndroidFeatureRunner.java:42)</text:p>
            <text:p>at io.cucumber.junit.AndroidFeatureRunner.runChild(AndroidFeatureRunner.java:13)</text:p>
            <text:p>at org.junit.runners.ParentRunner$4.run(ParentRunner.java:331)</text:p>
            <text:p>at org.junit.runners.ParentRunner$1.schedule(ParentRunner.java:79)</text:p>
            <text:p>at org.junit.runners.ParentRunner.runChildren(ParentRunner.java:329)</text:p>
            <text:p>at org.junit.runners.ParentRunner.access$100(ParentRunner.java:66)</text:p>
            <text:p>at org.junit.runners.ParentRunner$2.evaluate(ParentRunner.java:293)</text:p>
            <text:p>at org.junit.runners.ParentRunner$3.evaluate(ParentRunner.java:306)</text:p>
            <text:p>at org.junit.runners.ParentRunner.run(ParentRunner.java:413)</text:p>
            <text:p>at io.cucumber.junit.CucumberJUnitRunner.runChild(CucumberJUnitRunner.java:262)</text:p>
            <text:p>at io.cucumber.junit.CucumberJUnitRunner.runChild(CucumberJUnitRunner.java:53)</text:p>
            <text:p>at org.junit.runners.ParentRunner$4.run(ParentRunner.java:331)</text:p>
            <text:p>at org.junit.runners.ParentRunner$1.schedule(ParentRunner.java:79)</text:p>
            <text:p>at org.junit.runners.ParentRunner.runChildren(ParentRunner.java:329)</text:p>
            <text:p>at org.junit.runners.ParentRunner.access$100(ParentRunner.java:66)</text:p>
            <text:p>at org.junit.runners.ParentRunner$2.evaluate(ParentRunner.java:293)</text:p>
            <text:p>at io.cucumber.junit.CucumberJUnitRunner$1.evaluate(CucumberJUnitRunner.java:293)</text:p>
            <text:p>at org.junit.runners.ParentRunner$3.evaluate(ParentRunner.java:306)</text:p>
            <text:p>at org.junit.runners.ParentRunner.run(ParentRunner.java:413)</text:p>
            <text:p>at org.junit.runners.Suite.runChild(Suite.java:128)</text:p>
            <text:p>at org.junit.runners.Suite.runChild(Suite.java:27)</text:p>
            <text:p>at org.junit.runners.ParentRunner$4.run(ParentRunner.java:331)</text:p>
            <text:p>at org.junit.runners.ParentRunner$1.schedule(ParentRunner.java:79)</text:p>
            <text:p>at org.junit.runners.ParentRunner.runChildren(ParentRunner.java:329)</text:p>
            <text:p>at org.junit.runners.ParentRunner.access$100(ParentRunner.java:66)</text:p>
            <text:p>at org.junit.runners.ParentRunner$2.evaluate(ParentRunner.java:293)</text:p>
            <text:p>at org.junit.runners.ParentRunner$3.evaluate(ParentRunner.java:306)</text:p>
            <text:p>at org.junit.runners.ParentRunner.run(ParentRunner.java:413)</text:p>
            <text:p>at org.junit.runner.JUnitCore.run(JUnitCore.java:137)</text:p>
            <text:p>at org.junit.runner.JUnitCore.run(JUnitCore.java:115)</text:p>
            <text:p>at androidx.test.internal.runner.TestExecutor.execute(TestExecutor.java:67)</text:p>
            <text:p>at androidx.test.internal.runner.TestExecutor.execute(TestExecutor.java:58)</text:p>
            <text:p>at androidx.test.runner.AndroidJUnitRunner.onStart(AndroidJUnitRunner.java:446)</text:p>
            <text:p>at android.app.Instrumentation$InstrumentationThread.run(Instrumentation.java:2261)</text:p>
            <text:p>Suppressed: java.net.SocketTimeoutException: Read timed out</text:p>
            <text:p>... 73 more</text:p>
            <text:p/>
          </table:table-cell>
        </table:table-row>
        <table:table-row table:style-name="ro25">
          <table:table-cell office:value-type="string" calcext:value-type="string">
            <text:p>cucumber.runtime.formatter.JUnitFormatter</text:p>
          </table:table-cell>
          <table:table-cell office:value-type="string" calcext:value-type="string">
            <text:p>Navigate to rule and save without changing</text:p>
          </table:table-cell>
          <table:table-cell office:value-type="string" calcext:value-type="string">
            <text:p>unknown</text:p>
          </table:table-cell>
          <table:table-cell office:value-type="float" office:value="41.504825" calcext:value-type="float">
            <text:p>41.504825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office:string-value="java.net.SocketTimeoutException: Read timed out&#10;at java.net.SocketInputStream.socketRead0(Native Method)&#10;at java.net.SocketInputStream.socketRead(SocketInputStream.java:119)&#10;at java.net.SocketInputStream.read(SocketInputStream.java:176)&#10;at java.net.SocketInputStream.read(SocketInputStream.java:144)&#10;at com.android.org.conscrypt.ConscryptEngineSocket$SSLInputStream.readFromSocket(ConscryptEngineSocket.java:945)&#10;at com.android.org.conscrypt.ConscryptEngineSocket$SSLInputStream.processDataFromSocket(ConscryptEngineSocket.java:909)&#10;at com.android.org.conscrypt.ConscryptEngineSocket$SSLInputStream.access$100(ConscryptEngineSocket.java:731)&#10;at com.android.org.conscrypt.ConscryptEngineSocket.doHandshake(ConscryptEngineSocket.java:241)&#10;at com.android.org.conscrypt.ConscryptEngineSocket.startHandshake(ConscryptEngineSocket.java:220)&#10;at okhttp3.internal.connection.RealConnection.connectTls(RealConnection.kt:379)&#10;at okhttp3.internal.connection.RealConnection.establishProtocol(RealConnection.kt:337)&#10;at okhttp3.internal.connection.RealConnection.connect(RealConnection.kt:209)&#10;at okhttp3.internal.connection.ExchangeFinder.findConnection(ExchangeFinder.kt:226)&#10;at okhttp3.internal.connection.ExchangeFinder.findHealthyConnection(ExchangeFinder.kt:106)&#10;at okhttp3.internal.connection.ExchangeFinder.find(ExchangeFinder.kt:74)&#10;at okhttp3.internal.connection.RealCall.initExchange$okhttp(RealCall.kt:255)&#10;at okhttp3.internal.connection.ConnectInterceptor.intercept(ConnectInterceptor.kt:32)&#10;at okhttp3.internal.http.RealInterceptorChain.proceed(RealInterceptorChain.kt:109)&#10;at okhttp3.internal.cache.CacheInterceptor.intercept(CacheInterceptor.kt:95)&#10;at okhttp3.internal.http.RealInterceptorChain.proceed(RealInterceptorChain.kt:109)&#10;at okhttp3.internal.http.BridgeInterceptor.intercept(BridgeInterceptor.kt:83)&#10;at okhttp3.internal.http.RealInterceptorChain.proceed(RealInterceptorChain.kt:109)&#10;at okhttp3.internal.http.RetryAndFollowUpInterceptor.intercept(RetryAndFollowUpInterceptor.kt:76)&#10;at okhttp3.internal.http.RealInterceptorChain.proceed(RealInterceptorChain.kt:109)&#10;at okhttp3.internal.connection.RealCall.getResponseWithInterceptorChain$okhttp(RealCall.kt:201)&#10;at okhttp3.internal.connection.RealCall.execute(RealCall.kt:154)&#10;at com.roku.rokuhome.test.utils.CommonUtilities.sendScenarioRequest(CommonUtilities.kt:163)&#10;at com.roku.rokuhome.test.stepDefs.CommonStepDefinitions.setup(CommonStepDefinitions.kt:85)&#10;at java.lang.reflect.Method.invoke(Native Method)&#10;at cucumber.runtime.Utils$1.call(Utils.java:26)&#10;at cucumber.runtime.Timeout.timeout(Timeout.java:16)&#10;at cucumber.runtime.Utils.invoke(Utils.java:20)&#10;at cucumber.runtime.java.JavaHookDefinition.execute(JavaHookDefinition.java:65)&#10;at cucumber.runner.HookDefinitionMatch.runStep(HookDefinitionMatch.java:16)&#10;at cucumber.runner.TestStep.executeStep(TestStep.java:65)&#10;at cucumber.runner.TestStep.run(TestStep.java:50)&#10;at cucumber.runner.TestCase.run(TestCase.java:42)&#10;at cucumber.runner.Runner.runPickle(Runner.java:50)&#10;at io.cucumber.junit.AndroidPickleRunner.run(AndroidPickleRunner.java:49)&#10;at io.cucumber.junit.AndroidFeatureRunner.runChild(AndroidFeatureRunner.java:42)&#10;at io.cucumber.junit.AndroidFeatureRunner.runChild(AndroidFeatureRunner.java:13)&#10;at org.junit.runners.ParentRunner$4.run(ParentRunner.java:331)&#10;at org.junit.runners.ParentRunner$1.schedule(ParentRunner.java:79)&#10;at org.junit.runners.ParentRunner.runChildren(ParentRunner.java:329)&#10;at org.junit.runners.ParentRunner.access$100(ParentRunner.java:66)&#10;at org.junit.runners.ParentRunner$2.evaluate(ParentRunner.java:293)&#10;at org.junit.runners.ParentRunner$3.evaluate(ParentRunner.java:306)&#10;at org.junit.runners.ParentRunner.run(ParentRunner.java:413)&#10;at io.cucumber.junit.CucumberJUnitRunner.runChild(CucumberJUnitRunner.java:262)&#10;at io.cucumber.junit.CucumberJUnitRunner.runChild(CucumberJUnitRunner.java:53)&#10;at org.junit.runners.ParentRunner$4.run(ParentRunner.java:331)&#10;at org.junit.runners.ParentRunner$1.schedule(ParentRunner.java:79)&#10;at org.junit.runners.ParentRunner.runChildren(ParentRunner.java:329)&#10;at org.junit.runners.ParentRunner.access$100(ParentRunner.java:66)&#10;at org.junit.runners.ParentRunner$2.evaluate(ParentRunner.java:293)&#10;at io.cucumber.junit.CucumberJUnitRunner$1.evaluate(CucumberJUnitRunner.java:293)&#10;at org.junit.runners.ParentRunner$3.evaluate(ParentRunner.java:306)&#10;at org.junit.runners.ParentRunner.run(ParentRunner.java:413)&#10;at org.junit.runners.Suite.runChild(Suite.java:128)&#10;at org.junit.runners.Suite.runChild(Suite.java:27)&#10;at org.junit.runners.ParentRunner$4.run(ParentRunner.java:331)&#10;at org.junit.runners.ParentRunner$1.schedule(ParentRunner.java:79)&#10;at org.junit.runners.ParentRunner.runChildren(ParentRunner.java:329)&#10;at org.junit.runners.ParentRunner.access$100(ParentRunner.java:66)&#10;at org.junit.runners.ParentRunner$2.evaluate(ParentRunner.java:293)&#10;at org.junit.runners.ParentRunner$3.evaluate(ParentRunner.java:306)&#10;at org.junit.runners.ParentRunner.run(ParentRunner.java:413)&#10;at org.junit.runner.JUnitCore.run(JUnitCore.java:137)&#10;at org.junit.runner.JUnitCore.run(JUnitCore.java:115)&#10;at androidx.test.internal.runner.TestExecutor.execute(TestExecutor.java:67)&#10;at androidx.test.internal.runner.TestExecutor.execute(TestExecutor.java:58)&#10;at androidx.test.runner.AndroidJUnitRunner.onStart(AndroidJUnitRunner.java:446)&#10;at android.app.Instrumentation$InstrumentationThread.run(Instrumentation.java:2261)&#10;Suppressed: java.net.SocketTimeoutException: Read timed out&#10;... 73 more&#10;" calcext:value-type="string">
            <text:p>java.net.SocketTimeoutException: Read timed out</text:p>
            <text:p>at java.net.SocketInputStream.socketRead0(Native Method)</text:p>
            <text:p>at java.net.SocketInputStream.socketRead(SocketInputStream.java:119)</text:p>
            <text:p>at java.net.SocketInputStream.read(SocketInputStream.java:176)</text:p>
            <text:p>at java.net.SocketInputStream.read(SocketInputStream.java:144)</text:p>
            <text:p>at com.android.org.conscrypt.ConscryptEngineSocket$SSLInputStream.readFromSocket(ConscryptEngineSocket.java:945)</text:p>
            <text:p>at com.android.org.conscrypt.ConscryptEngineSocket$SSLInputStream.processDataFromSocket(ConscryptEngineSocket.java:909)</text:p>
            <text:p>at com.android.org.conscrypt.ConscryptEngineSocket$SSLInputStream.access$100(ConscryptEngineSocket.java:731)</text:p>
            <text:p>at com.android.org.conscrypt.ConscryptEngineSocket.doHandshake(ConscryptEngineSocket.java:241)</text:p>
            <text:p>at com.android.org.conscrypt.ConscryptEngineSocket.startHandshake(ConscryptEngineSocket.java:220)</text:p>
            <text:p>at okhttp3.internal.connection.RealConnection.connectTls(RealConnection.kt:379)</text:p>
            <text:p>at okhttp3.internal.connection.RealConnection.establishProtocol(RealConnection.kt:337)</text:p>
            <text:p>at okhttp3.internal.connection.RealConnection.connect(RealConnection.kt:209)</text:p>
            <text:p>at okhttp3.internal.connection.ExchangeFinder.findConnection(ExchangeFinder.kt:226)</text:p>
            <text:p>at okhttp3.internal.connection.ExchangeFinder.findHealthyConnection(ExchangeFinder.kt:106)</text:p>
            <text:p>at okhttp3.internal.connection.ExchangeFinder.find(ExchangeFinder.kt:74)</text:p>
            <text:p>at okhttp3.internal.connection.RealCall.initExchange$okhttp(RealCall.kt:255)</text:p>
            <text:p>at okhttp3.internal.connection.ConnectInterceptor.intercept(ConnectInterceptor.kt:32)</text:p>
            <text:p>at okhttp3.internal.http.RealInterceptorChain.proceed(RealInterceptorChain.kt:109)</text:p>
            <text:p>at okhttp3.internal.cache.CacheInterceptor.intercept(CacheInterceptor.kt:95)</text:p>
            <text:p>at okhttp3.internal.http.RealInterceptorChain.proceed(RealInterceptorChain.kt:109)</text:p>
            <text:p>at okhttp3.internal.http.BridgeInterceptor.intercept(BridgeInterceptor.kt:83)</text:p>
            <text:p>at okhttp3.internal.http.RealInterceptorChain.proceed(RealInterceptorChain.kt:109)</text:p>
            <text:p>at okhttp3.internal.http.RetryAndFollowUpInterceptor.intercept(RetryAndFollowUpInterceptor.kt:76)</text:p>
            <text:p>at okhttp3.internal.http.RealInterceptorChain.proceed(RealInterceptorChain.kt:109)</text:p>
            <text:p>at okhttp3.internal.connection.RealCall.getResponseWithInterceptorChain$okhttp(RealCall.kt:201)</text:p>
            <text:p>at okhttp3.internal.connection.RealCall.execute(RealCall.kt:154)</text:p>
            <text:p>at com.roku.rokuhome.test.utils.CommonUtilities.sendScenarioRequest(CommonUtilities.kt:163)</text:p>
            <text:p>at com.roku.rokuhome.test.stepDefs.CommonStepDefinitions.setup(CommonStepDefinitions.kt:85)</text:p>
            <text:p>at java.lang.reflect.Method.invoke(Native Method)</text:p>
            <text:p>at cucumber.runtime.Utils$1.call(Utils.java:26)</text:p>
            <text:p>at cucumber.runtime.Timeout.timeout(Timeout.java:16)</text:p>
            <text:p>at cucumber.runtime.Utils.invoke(Utils.java:20)</text:p>
            <text:p>at cucumber.runtime.java.JavaHookDefinition.execute(JavaHookDefinition.java:65)</text:p>
            <text:p>at cucumber.runner.HookDefinitionMatch.runStep(HookDefinitionMatch.java:16)</text:p>
            <text:p>at cucumber.runner.TestStep.executeStep(TestStep.java:65)</text:p>
            <text:p>at cucumber.runner.TestStep.run(TestStep.java:50)</text:p>
            <text:p>at cucumber.runner.TestCase.run(TestCase.java:42)</text:p>
            <text:p>at cucumber.runner.Runner.runPickle(Runner.java:50)</text:p>
            <text:p>at io.cucumber.junit.AndroidPickleRunner.run(AndroidPickleRunner.java:49)</text:p>
            <text:p>at io.cucumber.junit.AndroidFeatureRunner.runChild(AndroidFeatureRunner.java:42)</text:p>
            <text:p>at io.cucumber.junit.AndroidFeatureRunner.runChild(AndroidFeatureRunner.java:13)</text:p>
            <text:p>at org.junit.runners.ParentRunner$4.run(ParentRunner.java:331)</text:p>
            <text:p>at org.junit.runners.ParentRunner$1.schedule(ParentRunner.java:79)</text:p>
            <text:p>at org.junit.runners.ParentRunner.runChildren(ParentRunner.java:329)</text:p>
            <text:p>at org.junit.runners.ParentRunner.access$100(ParentRunner.java:66)</text:p>
            <text:p>at org.junit.runners.ParentRunner$2.evaluate(ParentRunner.java:293)</text:p>
            <text:p>at org.junit.runners.ParentRunner$3.evaluate(ParentRunner.java:306)</text:p>
            <text:p>at org.junit.runners.ParentRunner.run(ParentRunner.java:413)</text:p>
            <text:p>at io.cucumber.junit.CucumberJUnitRunner.runChild(CucumberJUnitRunner.java:262)</text:p>
            <text:p>at io.cucumber.junit.CucumberJUnitRunner.runChild(CucumberJUnitRunner.java:53)</text:p>
            <text:p>at org.junit.runners.ParentRunner$4.run(ParentRunner.java:331)</text:p>
            <text:p>at org.junit.runners.ParentRunner$1.schedule(ParentRunner.java:79)</text:p>
            <text:p>at org.junit.runners.ParentRunner.runChildren(ParentRunner.java:329)</text:p>
            <text:p>at org.junit.runners.ParentRunner.access$100(ParentRunner.java:66)</text:p>
            <text:p>at org.junit.runners.ParentRunner$2.evaluate(ParentRunner.java:293)</text:p>
            <text:p>at io.cucumber.junit.CucumberJUnitRunner$1.evaluate(CucumberJUnitRunner.java:293)</text:p>
            <text:p>at org.junit.runners.ParentRunner$3.evaluate(ParentRunner.java:306)</text:p>
            <text:p>at org.junit.runners.ParentRunner.run(ParentRunner.java:413)</text:p>
            <text:p>at org.junit.runners.Suite.runChild(Suite.java:128)</text:p>
            <text:p>at org.junit.runners.Suite.runChild(Suite.java:27)</text:p>
            <text:p>at org.junit.runners.ParentRunner$4.run(ParentRunner.java:331)</text:p>
            <text:p>at org.junit.runners.ParentRunner$1.schedule(ParentRunner.java:79)</text:p>
            <text:p>at org.junit.runners.ParentRunner.runChildren(ParentRunner.java:329)</text:p>
            <text:p>at org.junit.runners.ParentRunner.access$100(ParentRunner.java:66)</text:p>
            <text:p>at org.junit.runners.ParentRunner$2.evaluate(ParentRunner.java:293)</text:p>
            <text:p>at org.junit.runners.ParentRunner$3.evaluate(ParentRunner.java:306)</text:p>
            <text:p>at org.junit.runners.ParentRunner.run(ParentRunner.java:413)</text:p>
            <text:p>at org.junit.runner.JUnitCore.run(JUnitCore.java:137)</text:p>
            <text:p>at org.junit.runner.JUnitCore.run(JUnitCore.java:115)</text:p>
            <text:p>at androidx.test.internal.runner.TestExecutor.execute(TestExecutor.java:67)</text:p>
            <text:p>at androidx.test.internal.runner.TestExecutor.execute(TestExecutor.java:58)</text:p>
            <text:p>at androidx.test.runner.AndroidJUnitRunner.onStart(AndroidJUnitRunner.java:446)</text:p>
            <text:p>at android.app.Instrumentation$InstrumentationThread.run(Instrumentation.java:2261)</text:p>
            <text:p>Suppressed: java.net.SocketTimeoutException: Read timed out</text:p>
            <text:p>... 73 more</text:p>
            <text:p/>
          </table:table-cell>
        </table:table-row>
        <table:table-row table:style-name="ro25">
          <table:table-cell office:value-type="string" calcext:value-type="string">
            <text:p>cucumber.runtime.formatter.JUnitFormatter</text:p>
          </table:table-cell>
          <table:table-cell office:value-type="string" calcext:value-type="string">
            <text:p>Validate enabled sign in button</text:p>
          </table:table-cell>
          <table:table-cell office:value-type="string" calcext:value-type="string">
            <text:p>unknown</text:p>
          </table:table-cell>
          <table:table-cell office:value-type="float" office:value="41.358081" calcext:value-type="float">
            <text:p>41.35808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office:string-value="java.net.SocketTimeoutException: Read timed out&#10;at java.net.SocketInputStream.socketRead0(Native Method)&#10;at java.net.SocketInputStream.socketRead(SocketInputStream.java:119)&#10;at java.net.SocketInputStream.read(SocketInputStream.java:176)&#10;at java.net.SocketInputStream.read(SocketInputStream.java:144)&#10;at com.android.org.conscrypt.ConscryptEngineSocket$SSLInputStream.readFromSocket(ConscryptEngineSocket.java:945)&#10;at com.android.org.conscrypt.ConscryptEngineSocket$SSLInputStream.processDataFromSocket(ConscryptEngineSocket.java:909)&#10;at com.android.org.conscrypt.ConscryptEngineSocket$SSLInputStream.access$100(ConscryptEngineSocket.java:731)&#10;at com.android.org.conscrypt.ConscryptEngineSocket.doHandshake(ConscryptEngineSocket.java:241)&#10;at com.android.org.conscrypt.ConscryptEngineSocket.startHandshake(ConscryptEngineSocket.java:220)&#10;at okhttp3.internal.connection.RealConnection.connectTls(RealConnection.kt:379)&#10;at okhttp3.internal.connection.RealConnection.establishProtocol(RealConnection.kt:337)&#10;at okhttp3.internal.connection.RealConnection.connect(RealConnection.kt:209)&#10;at okhttp3.internal.connection.ExchangeFinder.findConnection(ExchangeFinder.kt:226)&#10;at okhttp3.internal.connection.ExchangeFinder.findHealthyConnection(ExchangeFinder.kt:106)&#10;at okhttp3.internal.connection.ExchangeFinder.find(ExchangeFinder.kt:74)&#10;at okhttp3.internal.connection.RealCall.initExchange$okhttp(RealCall.kt:255)&#10;at okhttp3.internal.connection.ConnectInterceptor.intercept(ConnectInterceptor.kt:32)&#10;at okhttp3.internal.http.RealInterceptorChain.proceed(RealInterceptorChain.kt:109)&#10;at okhttp3.internal.cache.CacheInterceptor.intercept(CacheInterceptor.kt:95)&#10;at okhttp3.internal.http.RealInterceptorChain.proceed(RealInterceptorChain.kt:109)&#10;at okhttp3.internal.http.BridgeInterceptor.intercept(BridgeInterceptor.kt:83)&#10;at okhttp3.internal.http.RealInterceptorChain.proceed(RealInterceptorChain.kt:109)&#10;at okhttp3.internal.http.RetryAndFollowUpInterceptor.intercept(RetryAndFollowUpInterceptor.kt:76)&#10;at okhttp3.internal.http.RealInterceptorChain.proceed(RealInterceptorChain.kt:109)&#10;at okhttp3.internal.connection.RealCall.getResponseWithInterceptorChain$okhttp(RealCall.kt:201)&#10;at okhttp3.internal.connection.RealCall.execute(RealCall.kt:154)&#10;at com.roku.rokuhome.test.utils.CommonUtilities.sendScenarioRequest(CommonUtilities.kt:163)&#10;at com.roku.rokuhome.test.stepDefs.CommonStepDefinitions.setup(CommonStepDefinitions.kt:85)&#10;at java.lang.reflect.Method.invoke(Native Method)&#10;at cucumber.runtime.Utils$1.call(Utils.java:26)&#10;at cucumber.runtime.Timeout.timeout(Timeout.java:16)&#10;at cucumber.runtime.Utils.invoke(Utils.java:20)&#10;at cucumber.runtime.java.JavaHookDefinition.execute(JavaHookDefinition.java:65)&#10;at cucumber.runner.HookDefinitionMatch.runStep(HookDefinitionMatch.java:16)&#10;at cucumber.runner.TestStep.executeStep(TestStep.java:65)&#10;at cucumber.runner.TestStep.run(TestStep.java:50)&#10;at cucumber.runner.TestCase.run(TestCase.java:42)&#10;at cucumber.runner.Runner.runPickle(Runner.java:50)&#10;at io.cucumber.junit.AndroidPickleRunner.run(AndroidPickleRunner.java:49)&#10;at io.cucumber.junit.AndroidFeatureRunner.runChild(AndroidFeatureRunner.java:42)&#10;at io.cucumber.junit.AndroidFeatureRunner.runChild(AndroidFeatureRunner.java:13)&#10;at org.junit.runners.ParentRunner$4.run(ParentRunner.java:331)&#10;at org.junit.runners.ParentRunner$1.schedule(ParentRunner.java:79)&#10;at org.junit.runners.ParentRunner.runChildren(ParentRunner.java:329)&#10;at org.junit.runners.ParentRunner.access$100(ParentRunner.java:66)&#10;at org.junit.runners.ParentRunner$2.evaluate(ParentRunner.java:293)&#10;at org.junit.runners.ParentRunner$3.evaluate(ParentRunner.java:306)&#10;at org.junit.runners.ParentRunner.run(ParentRunner.java:413)&#10;at io.cucumber.junit.CucumberJUnitRunner.runChild(CucumberJUnitRunner.java:262)&#10;at io.cucumber.junit.CucumberJUnitRunner.runChild(CucumberJUnitRunner.java:53)&#10;at org.junit.runners.ParentRunner$4.run(ParentRunner.java:331)&#10;at org.junit.runners.ParentRunner$1.schedule(ParentRunner.java:79)&#10;at org.junit.runners.ParentRunner.runChildren(ParentRunner.java:329)&#10;at org.junit.runners.ParentRunner.access$100(ParentRunner.java:66)&#10;at org.junit.runners.ParentRunner$2.evaluate(ParentRunner.java:293)&#10;at io.cucumber.junit.CucumberJUnitRunner$1.evaluate(CucumberJUnitRunner.java:293)&#10;at org.junit.runners.ParentRunner$3.evaluate(ParentRunner.java:306)&#10;at org.junit.runners.ParentRunner.run(ParentRunner.java:413)&#10;at org.junit.runners.Suite.runChild(Suite.java:128)&#10;at org.junit.runners.Suite.runChild(Suite.java:27)&#10;at org.junit.runners.ParentRunner$4.run(ParentRunner.java:331)&#10;at org.junit.runners.ParentRunner$1.schedule(ParentRunner.java:79)&#10;at org.junit.runners.ParentRunner.runChildren(ParentRunner.java:329)&#10;at org.junit.runners.ParentRunner.access$100(ParentRunner.java:66)&#10;at org.junit.runners.ParentRunner$2.evaluate(ParentRunner.java:293)&#10;at org.junit.runners.ParentRunner$3.evaluate(ParentRunner.java:306)&#10;at org.junit.runners.ParentRunner.run(ParentRunner.java:413)&#10;at org.junit.runner.JUnitCore.run(JUnitCore.java:137)&#10;at org.junit.runner.JUnitCore.run(JUnitCore.java:115)&#10;at androidx.test.internal.runner.TestExecutor.execute(TestExecutor.java:67)&#10;at androidx.test.internal.runner.TestExecutor.execute(TestExecutor.java:58)&#10;at androidx.test.runner.AndroidJUnitRunner.onStart(AndroidJUnitRunner.java:446)&#10;at android.app.Instrumentation$InstrumentationThread.run(Instrumentation.java:2261)&#10;Suppressed: java.net.SocketTimeoutException: Read timed out&#10;... 73 more&#10;" calcext:value-type="string">
            <text:p>java.net.SocketTimeoutException: Read timed out</text:p>
            <text:p>at java.net.SocketInputStream.socketRead0(Native Method)</text:p>
            <text:p>at java.net.SocketInputStream.socketRead(SocketInputStream.java:119)</text:p>
            <text:p>at java.net.SocketInputStream.read(SocketInputStream.java:176)</text:p>
            <text:p>at java.net.SocketInputStream.read(SocketInputStream.java:144)</text:p>
            <text:p>at com.android.org.conscrypt.ConscryptEngineSocket$SSLInputStream.readFromSocket(ConscryptEngineSocket.java:945)</text:p>
            <text:p>at com.android.org.conscrypt.ConscryptEngineSocket$SSLInputStream.processDataFromSocket(ConscryptEngineSocket.java:909)</text:p>
            <text:p>at com.android.org.conscrypt.ConscryptEngineSocket$SSLInputStream.access$100(ConscryptEngineSocket.java:731)</text:p>
            <text:p>at com.android.org.conscrypt.ConscryptEngineSocket.doHandshake(ConscryptEngineSocket.java:241)</text:p>
            <text:p>at com.android.org.conscrypt.ConscryptEngineSocket.startHandshake(ConscryptEngineSocket.java:220)</text:p>
            <text:p>at okhttp3.internal.connection.RealConnection.connectTls(RealConnection.kt:379)</text:p>
            <text:p>at okhttp3.internal.connection.RealConnection.establishProtocol(RealConnection.kt:337)</text:p>
            <text:p>at okhttp3.internal.connection.RealConnection.connect(RealConnection.kt:209)</text:p>
            <text:p>at okhttp3.internal.connection.ExchangeFinder.findConnection(ExchangeFinder.kt:226)</text:p>
            <text:p>at okhttp3.internal.connection.ExchangeFinder.findHealthyConnection(ExchangeFinder.kt:106)</text:p>
            <text:p>at okhttp3.internal.connection.ExchangeFinder.find(ExchangeFinder.kt:74)</text:p>
            <text:p>at okhttp3.internal.connection.RealCall.initExchange$okhttp(RealCall.kt:255)</text:p>
            <text:p>at okhttp3.internal.connection.ConnectInterceptor.intercept(ConnectInterceptor.kt:32)</text:p>
            <text:p>at okhttp3.internal.http.RealInterceptorChain.proceed(RealInterceptorChain.kt:109)</text:p>
            <text:p>at okhttp3.internal.cache.CacheInterceptor.intercept(CacheInterceptor.kt:95)</text:p>
            <text:p>at okhttp3.internal.http.RealInterceptorChain.proceed(RealInterceptorChain.kt:109)</text:p>
            <text:p>at okhttp3.internal.http.BridgeInterceptor.intercept(BridgeInterceptor.kt:83)</text:p>
            <text:p>at okhttp3.internal.http.RealInterceptorChain.proceed(RealInterceptorChain.kt:109)</text:p>
            <text:p>at okhttp3.internal.http.RetryAndFollowUpInterceptor.intercept(RetryAndFollowUpInterceptor.kt:76)</text:p>
            <text:p>at okhttp3.internal.http.RealInterceptorChain.proceed(RealInterceptorChain.kt:109)</text:p>
            <text:p>at okhttp3.internal.connection.RealCall.getResponseWithInterceptorChain$okhttp(RealCall.kt:201)</text:p>
            <text:p>at okhttp3.internal.connection.RealCall.execute(RealCall.kt:154)</text:p>
            <text:p>at com.roku.rokuhome.test.utils.CommonUtilities.sendScenarioRequest(CommonUtilities.kt:163)</text:p>
            <text:p>at com.roku.rokuhome.test.stepDefs.CommonStepDefinitions.setup(CommonStepDefinitions.kt:85)</text:p>
            <text:p>at java.lang.reflect.Method.invoke(Native Method)</text:p>
            <text:p>at cucumber.runtime.Utils$1.call(Utils.java:26)</text:p>
            <text:p>at cucumber.runtime.Timeout.timeout(Timeout.java:16)</text:p>
            <text:p>at cucumber.runtime.Utils.invoke(Utils.java:20)</text:p>
            <text:p>at cucumber.runtime.java.JavaHookDefinition.execute(JavaHookDefinition.java:65)</text:p>
            <text:p>at cucumber.runner.HookDefinitionMatch.runStep(HookDefinitionMatch.java:16)</text:p>
            <text:p>at cucumber.runner.TestStep.executeStep(TestStep.java:65)</text:p>
            <text:p>at cucumber.runner.TestStep.run(TestStep.java:50)</text:p>
            <text:p>at cucumber.runner.TestCase.run(TestCase.java:42)</text:p>
            <text:p>at cucumber.runner.Runner.runPickle(Runner.java:50)</text:p>
            <text:p>at io.cucumber.junit.AndroidPickleRunner.run(AndroidPickleRunner.java:49)</text:p>
            <text:p>at io.cucumber.junit.AndroidFeatureRunner.runChild(AndroidFeatureRunner.java:42)</text:p>
            <text:p>at io.cucumber.junit.AndroidFeatureRunner.runChild(AndroidFeatureRunner.java:13)</text:p>
            <text:p>at org.junit.runners.ParentRunner$4.run(ParentRunner.java:331)</text:p>
            <text:p>at org.junit.runners.ParentRunner$1.schedule(ParentRunner.java:79)</text:p>
            <text:p>at org.junit.runners.ParentRunner.runChildren(ParentRunner.java:329)</text:p>
            <text:p>at org.junit.runners.ParentRunner.access$100(ParentRunner.java:66)</text:p>
            <text:p>at org.junit.runners.ParentRunner$2.evaluate(ParentRunner.java:293)</text:p>
            <text:p>at org.junit.runners.ParentRunner$3.evaluate(ParentRunner.java:306)</text:p>
            <text:p>at org.junit.runners.ParentRunner.run(ParentRunner.java:413)</text:p>
            <text:p>at io.cucumber.junit.CucumberJUnitRunner.runChild(CucumberJUnitRunner.java:262)</text:p>
            <text:p>at io.cucumber.junit.CucumberJUnitRunner.runChild(CucumberJUnitRunner.java:53)</text:p>
            <text:p>at org.junit.runners.ParentRunner$4.run(ParentRunner.java:331)</text:p>
            <text:p>at org.junit.runners.ParentRunner$1.schedule(ParentRunner.java:79)</text:p>
            <text:p>at org.junit.runners.ParentRunner.runChildren(ParentRunner.java:329)</text:p>
            <text:p>at org.junit.runners.ParentRunner.access$100(ParentRunner.java:66)</text:p>
            <text:p>at org.junit.runners.ParentRunner$2.evaluate(ParentRunner.java:293)</text:p>
            <text:p>at io.cucumber.junit.CucumberJUnitRunner$1.evaluate(CucumberJUnitRunner.java:293)</text:p>
            <text:p>at org.junit.runners.ParentRunner$3.evaluate(ParentRunner.java:306)</text:p>
            <text:p>at org.junit.runners.ParentRunner.run(ParentRunner.java:413)</text:p>
            <text:p>at org.junit.runners.Suite.runChild(Suite.java:128)</text:p>
            <text:p>at org.junit.runners.Suite.runChild(Suite.java:27)</text:p>
            <text:p>at org.junit.runners.ParentRunner$4.run(ParentRunner.java:331)</text:p>
            <text:p>at org.junit.runners.ParentRunner$1.schedule(ParentRunner.java:79)</text:p>
            <text:p>at org.junit.runners.ParentRunner.runChildren(ParentRunner.java:329)</text:p>
            <text:p>at org.junit.runners.ParentRunner.access$100(ParentRunner.java:66)</text:p>
            <text:p>at org.junit.runners.ParentRunner$2.evaluate(ParentRunner.java:293)</text:p>
            <text:p>at org.junit.runners.ParentRunner$3.evaluate(ParentRunner.java:306)</text:p>
            <text:p>at org.junit.runners.ParentRunner.run(ParentRunner.java:413)</text:p>
            <text:p>at org.junit.runner.JUnitCore.run(JUnitCore.java:137)</text:p>
            <text:p>at org.junit.runner.JUnitCore.run(JUnitCore.java:115)</text:p>
            <text:p>at androidx.test.internal.runner.TestExecutor.execute(TestExecutor.java:67)</text:p>
            <text:p>at androidx.test.internal.runner.TestExecutor.execute(TestExecutor.java:58)</text:p>
            <text:p>at androidx.test.runner.AndroidJUnitRunner.onStart(AndroidJUnitRunner.java:446)</text:p>
            <text:p>at android.app.Instrumentation$InstrumentationThread.run(Instrumentation.java:2261)</text:p>
            <text:p>Suppressed: java.net.SocketTimeoutException: Read timed out</text:p>
            <text:p>... 73 more</text:p>
            <text:p/>
          </table:table-cell>
        </table:table-row>
        <table:table-row table:style-name="ro25">
          <table:table-cell office:value-type="string" calcext:value-type="string">
            <text:p>cucumber.runtime.formatter.JUnitFormatter</text:p>
          </table:table-cell>
          <table:table-cell office:value-type="string" calcext:value-type="string">
            <text:p>Validate account Sign in</text:p>
          </table:table-cell>
          <table:table-cell office:value-type="string" calcext:value-type="string">
            <text:p>unknown</text:p>
          </table:table-cell>
          <table:table-cell office:value-type="float" office:value="41.408737" calcext:value-type="float">
            <text:p>41.408737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office:string-value="java.net.SocketTimeoutException: Read timed out&#10;at java.net.SocketInputStream.socketRead0(Native Method)&#10;at java.net.SocketInputStream.socketRead(SocketInputStream.java:119)&#10;at java.net.SocketInputStream.read(SocketInputStream.java:176)&#10;at java.net.SocketInputStream.read(SocketInputStream.java:144)&#10;at com.android.org.conscrypt.ConscryptEngineSocket$SSLInputStream.readFromSocket(ConscryptEngineSocket.java:945)&#10;at com.android.org.conscrypt.ConscryptEngineSocket$SSLInputStream.processDataFromSocket(ConscryptEngineSocket.java:909)&#10;at com.android.org.conscrypt.ConscryptEngineSocket$SSLInputStream.access$100(ConscryptEngineSocket.java:731)&#10;at com.android.org.conscrypt.ConscryptEngineSocket.doHandshake(ConscryptEngineSocket.java:241)&#10;at com.android.org.conscrypt.ConscryptEngineSocket.startHandshake(ConscryptEngineSocket.java:220)&#10;at okhttp3.internal.connection.RealConnection.connectTls(RealConnection.kt:379)&#10;at okhttp3.internal.connection.RealConnection.establishProtocol(RealConnection.kt:337)&#10;at okhttp3.internal.connection.RealConnection.connect(RealConnection.kt:209)&#10;at okhttp3.internal.connection.ExchangeFinder.findConnection(ExchangeFinder.kt:226)&#10;at okhttp3.internal.connection.ExchangeFinder.findHealthyConnection(ExchangeFinder.kt:106)&#10;at okhttp3.internal.connection.ExchangeFinder.find(ExchangeFinder.kt:74)&#10;at okhttp3.internal.connection.RealCall.initExchange$okhttp(RealCall.kt:255)&#10;at okhttp3.internal.connection.ConnectInterceptor.intercept(ConnectInterceptor.kt:32)&#10;at okhttp3.internal.http.RealInterceptorChain.proceed(RealInterceptorChain.kt:109)&#10;at okhttp3.internal.cache.CacheInterceptor.intercept(CacheInterceptor.kt:95)&#10;at okhttp3.internal.http.RealInterceptorChain.proceed(RealInterceptorChain.kt:109)&#10;at okhttp3.internal.http.BridgeInterceptor.intercept(BridgeInterceptor.kt:83)&#10;at okhttp3.internal.http.RealInterceptorChain.proceed(RealInterceptorChain.kt:109)&#10;at okhttp3.internal.http.RetryAndFollowUpInterceptor.intercept(RetryAndFollowUpInterceptor.kt:76)&#10;at okhttp3.internal.http.RealInterceptorChain.proceed(RealInterceptorChain.kt:109)&#10;at okhttp3.internal.connection.RealCall.getResponseWithInterceptorChain$okhttp(RealCall.kt:201)&#10;at okhttp3.internal.connection.RealCall.execute(RealCall.kt:154)&#10;at com.roku.rokuhome.test.utils.CommonUtilities.sendScenarioRequest(CommonUtilities.kt:163)&#10;at com.roku.rokuhome.test.stepDefs.CommonStepDefinitions.setup(CommonStepDefinitions.kt:85)&#10;at java.lang.reflect.Method.invoke(Native Method)&#10;at cucumber.runtime.Utils$1.call(Utils.java:26)&#10;at cucumber.runtime.Timeout.timeout(Timeout.java:16)&#10;at cucumber.runtime.Utils.invoke(Utils.java:20)&#10;at cucumber.runtime.java.JavaHookDefinition.execute(JavaHookDefinition.java:65)&#10;at cucumber.runner.HookDefinitionMatch.runStep(HookDefinitionMatch.java:16)&#10;at cucumber.runner.TestStep.executeStep(TestStep.java:65)&#10;at cucumber.runner.TestStep.run(TestStep.java:50)&#10;at cucumber.runner.TestCase.run(TestCase.java:42)&#10;at cucumber.runner.Runner.runPickle(Runner.java:50)&#10;at io.cucumber.junit.AndroidPickleRunner.run(AndroidPickleRunner.java:49)&#10;at io.cucumber.junit.AndroidFeatureRunner.runChild(AndroidFeatureRunner.java:42)&#10;at io.cucumber.junit.AndroidFeatureRunner.runChild(AndroidFeatureRunner.java:13)&#10;at org.junit.runners.ParentRunner$4.run(ParentRunner.java:331)&#10;at org.junit.runners.ParentRunner$1.schedule(ParentRunner.java:79)&#10;at org.junit.runners.ParentRunner.runChildren(ParentRunner.java:329)&#10;at org.junit.runners.ParentRunner.access$100(ParentRunner.java:66)&#10;at org.junit.runners.ParentRunner$2.evaluate(ParentRunner.java:293)&#10;at org.junit.runners.ParentRunner$3.evaluate(ParentRunner.java:306)&#10;at org.junit.runners.ParentRunner.run(ParentRunner.java:413)&#10;at io.cucumber.junit.CucumberJUnitRunner.runChild(CucumberJUnitRunner.java:262)&#10;at io.cucumber.junit.CucumberJUnitRunner.runChild(CucumberJUnitRunner.java:53)&#10;at org.junit.runners.ParentRunner$4.run(ParentRunner.java:331)&#10;at org.junit.runners.ParentRunner$1.schedule(ParentRunner.java:79)&#10;at org.junit.runners.ParentRunner.runChildren(ParentRunner.java:329)&#10;at org.junit.runners.ParentRunner.access$100(ParentRunner.java:66)&#10;at org.junit.runners.ParentRunner$2.evaluate(ParentRunner.java:293)&#10;at io.cucumber.junit.CucumberJUnitRunner$1.evaluate(CucumberJUnitRunner.java:293)&#10;at org.junit.runners.ParentRunner$3.evaluate(ParentRunner.java:306)&#10;at org.junit.runners.ParentRunner.run(ParentRunner.java:413)&#10;at org.junit.runners.Suite.runChild(Suite.java:128)&#10;at org.junit.runners.Suite.runChild(Suite.java:27)&#10;at org.junit.runners.ParentRunner$4.run(ParentRunner.java:331)&#10;at org.junit.runners.ParentRunner$1.schedule(ParentRunner.java:79)&#10;at org.junit.runners.ParentRunner.runChildren(ParentRunner.java:329)&#10;at org.junit.runners.ParentRunner.access$100(ParentRunner.java:66)&#10;at org.junit.runners.ParentRunner$2.evaluate(ParentRunner.java:293)&#10;at org.junit.runners.ParentRunner$3.evaluate(ParentRunner.java:306)&#10;at org.junit.runners.ParentRunner.run(ParentRunner.java:413)&#10;at org.junit.runner.JUnitCore.run(JUnitCore.java:137)&#10;at org.junit.runner.JUnitCore.run(JUnitCore.java:115)&#10;at androidx.test.internal.runner.TestExecutor.execute(TestExecutor.java:67)&#10;at androidx.test.internal.runner.TestExecutor.execute(TestExecutor.java:58)&#10;at androidx.test.runner.AndroidJUnitRunner.onStart(AndroidJUnitRunner.java:446)&#10;at android.app.Instrumentation$InstrumentationThread.run(Instrumentation.java:2261)&#10;Suppressed: java.net.SocketTimeoutException: Read timed out&#10;... 73 more&#10;" calcext:value-type="string">
            <text:p>java.net.SocketTimeoutException: Read timed out</text:p>
            <text:p>at java.net.SocketInputStream.socketRead0(Native Method)</text:p>
            <text:p>at java.net.SocketInputStream.socketRead(SocketInputStream.java:119)</text:p>
            <text:p>at java.net.SocketInputStream.read(SocketInputStream.java:176)</text:p>
            <text:p>at java.net.SocketInputStream.read(SocketInputStream.java:144)</text:p>
            <text:p>at com.android.org.conscrypt.ConscryptEngineSocket$SSLInputStream.readFromSocket(ConscryptEngineSocket.java:945)</text:p>
            <text:p>at com.android.org.conscrypt.ConscryptEngineSocket$SSLInputStream.processDataFromSocket(ConscryptEngineSocket.java:909)</text:p>
            <text:p>at com.android.org.conscrypt.ConscryptEngineSocket$SSLInputStream.access$100(ConscryptEngineSocket.java:731)</text:p>
            <text:p>at com.android.org.conscrypt.ConscryptEngineSocket.doHandshake(ConscryptEngineSocket.java:241)</text:p>
            <text:p>at com.android.org.conscrypt.ConscryptEngineSocket.startHandshake(ConscryptEngineSocket.java:220)</text:p>
            <text:p>at okhttp3.internal.connection.RealConnection.connectTls(RealConnection.kt:379)</text:p>
            <text:p>at okhttp3.internal.connection.RealConnection.establishProtocol(RealConnection.kt:337)</text:p>
            <text:p>at okhttp3.internal.connection.RealConnection.connect(RealConnection.kt:209)</text:p>
            <text:p>at okhttp3.internal.connection.ExchangeFinder.findConnection(ExchangeFinder.kt:226)</text:p>
            <text:p>at okhttp3.internal.connection.ExchangeFinder.findHealthyConnection(ExchangeFinder.kt:106)</text:p>
            <text:p>at okhttp3.internal.connection.ExchangeFinder.find(ExchangeFinder.kt:74)</text:p>
            <text:p>at okhttp3.internal.connection.RealCall.initExchange$okhttp(RealCall.kt:255)</text:p>
            <text:p>at okhttp3.internal.connection.ConnectInterceptor.intercept(ConnectInterceptor.kt:32)</text:p>
            <text:p>at okhttp3.internal.http.RealInterceptorChain.proceed(RealInterceptorChain.kt:109)</text:p>
            <text:p>at okhttp3.internal.cache.CacheInterceptor.intercept(CacheInterceptor.kt:95)</text:p>
            <text:p>at okhttp3.internal.http.RealInterceptorChain.proceed(RealInterceptorChain.kt:109)</text:p>
            <text:p>at okhttp3.internal.http.BridgeInterceptor.intercept(BridgeInterceptor.kt:83)</text:p>
            <text:p>at okhttp3.internal.http.RealInterceptorChain.proceed(RealInterceptorChain.kt:109)</text:p>
            <text:p>at okhttp3.internal.http.RetryAndFollowUpInterceptor.intercept(RetryAndFollowUpInterceptor.kt:76)</text:p>
            <text:p>at okhttp3.internal.http.RealInterceptorChain.proceed(RealInterceptorChain.kt:109)</text:p>
            <text:p>at okhttp3.internal.connection.RealCall.getResponseWithInterceptorChain$okhttp(RealCall.kt:201)</text:p>
            <text:p>at okhttp3.internal.connection.RealCall.execute(RealCall.kt:154)</text:p>
            <text:p>at com.roku.rokuhome.test.utils.CommonUtilities.sendScenarioRequest(CommonUtilities.kt:163)</text:p>
            <text:p>at com.roku.rokuhome.test.stepDefs.CommonStepDefinitions.setup(CommonStepDefinitions.kt:85)</text:p>
            <text:p>at java.lang.reflect.Method.invoke(Native Method)</text:p>
            <text:p>at cucumber.runtime.Utils$1.call(Utils.java:26)</text:p>
            <text:p>at cucumber.runtime.Timeout.timeout(Timeout.java:16)</text:p>
            <text:p>at cucumber.runtime.Utils.invoke(Utils.java:20)</text:p>
            <text:p>at cucumber.runtime.java.JavaHookDefinition.execute(JavaHookDefinition.java:65)</text:p>
            <text:p>at cucumber.runner.HookDefinitionMatch.runStep(HookDefinitionMatch.java:16)</text:p>
            <text:p>at cucumber.runner.TestStep.executeStep(TestStep.java:65)</text:p>
            <text:p>at cucumber.runner.TestStep.run(TestStep.java:50)</text:p>
            <text:p>at cucumber.runner.TestCase.run(TestCase.java:42)</text:p>
            <text:p>at cucumber.runner.Runner.runPickle(Runner.java:50)</text:p>
            <text:p>at io.cucumber.junit.AndroidPickleRunner.run(AndroidPickleRunner.java:49)</text:p>
            <text:p>at io.cucumber.junit.AndroidFeatureRunner.runChild(AndroidFeatureRunner.java:42)</text:p>
            <text:p>at io.cucumber.junit.AndroidFeatureRunner.runChild(AndroidFeatureRunner.java:13)</text:p>
            <text:p>at org.junit.runners.ParentRunner$4.run(ParentRunner.java:331)</text:p>
            <text:p>at org.junit.runners.ParentRunner$1.schedule(ParentRunner.java:79)</text:p>
            <text:p>at org.junit.runners.ParentRunner.runChildren(ParentRunner.java:329)</text:p>
            <text:p>at org.junit.runners.ParentRunner.access$100(ParentRunner.java:66)</text:p>
            <text:p>at org.junit.runners.ParentRunner$2.evaluate(ParentRunner.java:293)</text:p>
            <text:p>at org.junit.runners.ParentRunner$3.evaluate(ParentRunner.java:306)</text:p>
            <text:p>at org.junit.runners.ParentRunner.run(ParentRunner.java:413)</text:p>
            <text:p>at io.cucumber.junit.CucumberJUnitRunner.runChild(CucumberJUnitRunner.java:262)</text:p>
            <text:p>at io.cucumber.junit.CucumberJUnitRunner.runChild(CucumberJUnitRunner.java:53)</text:p>
            <text:p>at org.junit.runners.ParentRunner$4.run(ParentRunner.java:331)</text:p>
            <text:p>at org.junit.runners.ParentRunner$1.schedule(ParentRunner.java:79)</text:p>
            <text:p>at org.junit.runners.ParentRunner.runChildren(ParentRunner.java:329)</text:p>
            <text:p>at org.junit.runners.ParentRunner.access$100(ParentRunner.java:66)</text:p>
            <text:p>at org.junit.runners.ParentRunner$2.evaluate(ParentRunner.java:293)</text:p>
            <text:p>at io.cucumber.junit.CucumberJUnitRunner$1.evaluate(CucumberJUnitRunner.java:293)</text:p>
            <text:p>at org.junit.runners.ParentRunner$3.evaluate(ParentRunner.java:306)</text:p>
            <text:p>at org.junit.runners.ParentRunner.run(ParentRunner.java:413)</text:p>
            <text:p>at org.junit.runners.Suite.runChild(Suite.java:128)</text:p>
            <text:p>at org.junit.runners.Suite.runChild(Suite.java:27)</text:p>
            <text:p>at org.junit.runners.ParentRunner$4.run(ParentRunner.java:331)</text:p>
            <text:p>at org.junit.runners.ParentRunner$1.schedule(ParentRunner.java:79)</text:p>
            <text:p>at org.junit.runners.ParentRunner.runChildren(ParentRunner.java:329)</text:p>
            <text:p>at org.junit.runners.ParentRunner.access$100(ParentRunner.java:66)</text:p>
            <text:p>at org.junit.runners.ParentRunner$2.evaluate(ParentRunner.java:293)</text:p>
            <text:p>at org.junit.runners.ParentRunner$3.evaluate(ParentRunner.java:306)</text:p>
            <text:p>at org.junit.runners.ParentRunner.run(ParentRunner.java:413)</text:p>
            <text:p>at org.junit.runner.JUnitCore.run(JUnitCore.java:137)</text:p>
            <text:p>at org.junit.runner.JUnitCore.run(JUnitCore.java:115)</text:p>
            <text:p>at androidx.test.internal.runner.TestExecutor.execute(TestExecutor.java:67)</text:p>
            <text:p>at androidx.test.internal.runner.TestExecutor.execute(TestExecutor.java:58)</text:p>
            <text:p>at androidx.test.runner.AndroidJUnitRunner.onStart(AndroidJUnitRunner.java:446)</text:p>
            <text:p>at android.app.Instrumentation$InstrumentationThread.run(Instrumentation.java:2261)</text:p>
            <text:p>Suppressed: java.net.SocketTimeoutException: Read timed out</text:p>
            <text:p>... 73 more</text:p>
            <text:p/>
          </table:table-cell>
        </table:table-row>
        <table:table-row table:style-name="ro25">
          <table:table-cell office:value-type="string" calcext:value-type="string">
            <text:p>cucumber.runtime.formatter.JUnitFormatter</text:p>
          </table:table-cell>
          <table:table-cell office:value-type="string" calcext:value-type="string">
            <text:p>Validate sign out button</text:p>
          </table:table-cell>
          <table:table-cell office:value-type="string" calcext:value-type="string">
            <text:p>unknown</text:p>
          </table:table-cell>
          <table:table-cell office:value-type="float" office:value="41.613461" calcext:value-type="float">
            <text:p>41.61346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office:string-value="java.net.SocketTimeoutException: Read timed out&#10;at java.net.SocketInputStream.socketRead0(Native Method)&#10;at java.net.SocketInputStream.socketRead(SocketInputStream.java:119)&#10;at java.net.SocketInputStream.read(SocketInputStream.java:176)&#10;at java.net.SocketInputStream.read(SocketInputStream.java:144)&#10;at com.android.org.conscrypt.ConscryptEngineSocket$SSLInputStream.readFromSocket(ConscryptEngineSocket.java:945)&#10;at com.android.org.conscrypt.ConscryptEngineSocket$SSLInputStream.processDataFromSocket(ConscryptEngineSocket.java:909)&#10;at com.android.org.conscrypt.ConscryptEngineSocket$SSLInputStream.access$100(ConscryptEngineSocket.java:731)&#10;at com.android.org.conscrypt.ConscryptEngineSocket.doHandshake(ConscryptEngineSocket.java:241)&#10;at com.android.org.conscrypt.ConscryptEngineSocket.startHandshake(ConscryptEngineSocket.java:220)&#10;at okhttp3.internal.connection.RealConnection.connectTls(RealConnection.kt:379)&#10;at okhttp3.internal.connection.RealConnection.establishProtocol(RealConnection.kt:337)&#10;at okhttp3.internal.connection.RealConnection.connect(RealConnection.kt:209)&#10;at okhttp3.internal.connection.ExchangeFinder.findConnection(ExchangeFinder.kt:226)&#10;at okhttp3.internal.connection.ExchangeFinder.findHealthyConnection(ExchangeFinder.kt:106)&#10;at okhttp3.internal.connection.ExchangeFinder.find(ExchangeFinder.kt:74)&#10;at okhttp3.internal.connection.RealCall.initExchange$okhttp(RealCall.kt:255)&#10;at okhttp3.internal.connection.ConnectInterceptor.intercept(ConnectInterceptor.kt:32)&#10;at okhttp3.internal.http.RealInterceptorChain.proceed(RealInterceptorChain.kt:109)&#10;at okhttp3.internal.cache.CacheInterceptor.intercept(CacheInterceptor.kt:95)&#10;at okhttp3.internal.http.RealInterceptorChain.proceed(RealInterceptorChain.kt:109)&#10;at okhttp3.internal.http.BridgeInterceptor.intercept(BridgeInterceptor.kt:83)&#10;at okhttp3.internal.http.RealInterceptorChain.proceed(RealInterceptorChain.kt:109)&#10;at okhttp3.internal.http.RetryAndFollowUpInterceptor.intercept(RetryAndFollowUpInterceptor.kt:76)&#10;at okhttp3.internal.http.RealInterceptorChain.proceed(RealInterceptorChain.kt:109)&#10;at okhttp3.internal.connection.RealCall.getResponseWithInterceptorChain$okhttp(RealCall.kt:201)&#10;at okhttp3.internal.connection.RealCall.execute(RealCall.kt:154)&#10;at com.roku.rokuhome.test.utils.CommonUtilities.sendScenarioRequest(CommonUtilities.kt:163)&#10;at com.roku.rokuhome.test.stepDefs.CommonStepDefinitions.setup(CommonStepDefinitions.kt:85)&#10;at java.lang.reflect.Method.invoke(Native Method)&#10;at cucumber.runtime.Utils$1.call(Utils.java:26)&#10;at cucumber.runtime.Timeout.timeout(Timeout.java:16)&#10;at cucumber.runtime.Utils.invoke(Utils.java:20)&#10;at cucumber.runtime.java.JavaHookDefinition.execute(JavaHookDefinition.java:65)&#10;at cucumber.runner.HookDefinitionMatch.runStep(HookDefinitionMatch.java:16)&#10;at cucumber.runner.TestStep.executeStep(TestStep.java:65)&#10;at cucumber.runner.TestStep.run(TestStep.java:50)&#10;at cucumber.runner.TestCase.run(TestCase.java:42)&#10;at cucumber.runner.Runner.runPickle(Runner.java:50)&#10;at io.cucumber.junit.AndroidPickleRunner.run(AndroidPickleRunner.java:49)&#10;at io.cucumber.junit.AndroidFeatureRunner.runChild(AndroidFeatureRunner.java:42)&#10;at io.cucumber.junit.AndroidFeatureRunner.runChild(AndroidFeatureRunner.java:13)&#10;at org.junit.runners.ParentRunner$4.run(ParentRunner.java:331)&#10;at org.junit.runners.ParentRunner$1.schedule(ParentRunner.java:79)&#10;at org.junit.runners.ParentRunner.runChildren(ParentRunner.java:329)&#10;at org.junit.runners.ParentRunner.access$100(ParentRunner.java:66)&#10;at org.junit.runners.ParentRunner$2.evaluate(ParentRunner.java:293)&#10;at org.junit.runners.ParentRunner$3.evaluate(ParentRunner.java:306)&#10;at org.junit.runners.ParentRunner.run(ParentRunner.java:413)&#10;at io.cucumber.junit.CucumberJUnitRunner.runChild(CucumberJUnitRunner.java:262)&#10;at io.cucumber.junit.CucumberJUnitRunner.runChild(CucumberJUnitRunner.java:53)&#10;at org.junit.runners.ParentRunner$4.run(ParentRunner.java:331)&#10;at org.junit.runners.ParentRunner$1.schedule(ParentRunner.java:79)&#10;at org.junit.runners.ParentRunner.runChildren(ParentRunner.java:329)&#10;at org.junit.runners.ParentRunner.access$100(ParentRunner.java:66)&#10;at org.junit.runners.ParentRunner$2.evaluate(ParentRunner.java:293)&#10;at io.cucumber.junit.CucumberJUnitRunner$1.evaluate(CucumberJUnitRunner.java:293)&#10;at org.junit.runners.ParentRunner$3.evaluate(ParentRunner.java:306)&#10;at org.junit.runners.ParentRunner.run(ParentRunner.java:413)&#10;at org.junit.runners.Suite.runChild(Suite.java:128)&#10;at org.junit.runners.Suite.runChild(Suite.java:27)&#10;at org.junit.runners.ParentRunner$4.run(ParentRunner.java:331)&#10;at org.junit.runners.ParentRunner$1.schedule(ParentRunner.java:79)&#10;at org.junit.runners.ParentRunner.runChildren(ParentRunner.java:329)&#10;at org.junit.runners.ParentRunner.access$100(ParentRunner.java:66)&#10;at org.junit.runners.ParentRunner$2.evaluate(ParentRunner.java:293)&#10;at org.junit.runners.ParentRunner$3.evaluate(ParentRunner.java:306)&#10;at org.junit.runners.ParentRunner.run(ParentRunner.java:413)&#10;at org.junit.runner.JUnitCore.run(JUnitCore.java:137)&#10;at org.junit.runner.JUnitCore.run(JUnitCore.java:115)&#10;at androidx.test.internal.runner.TestExecutor.execute(TestExecutor.java:67)&#10;at androidx.test.internal.runner.TestExecutor.execute(TestExecutor.java:58)&#10;at androidx.test.runner.AndroidJUnitRunner.onStart(AndroidJUnitRunner.java:446)&#10;at android.app.Instrumentation$InstrumentationThread.run(Instrumentation.java:2261)&#10;Suppressed: java.net.SocketTimeoutException: Read timed out&#10;... 73 more&#10;" calcext:value-type="string">
            <text:p>java.net.SocketTimeoutException: Read timed out</text:p>
            <text:p>at java.net.SocketInputStream.socketRead0(Native Method)</text:p>
            <text:p>at java.net.SocketInputStream.socketRead(SocketInputStream.java:119)</text:p>
            <text:p>at java.net.SocketInputStream.read(SocketInputStream.java:176)</text:p>
            <text:p>at java.net.SocketInputStream.read(SocketInputStream.java:144)</text:p>
            <text:p>at com.android.org.conscrypt.ConscryptEngineSocket$SSLInputStream.readFromSocket(ConscryptEngineSocket.java:945)</text:p>
            <text:p>at com.android.org.conscrypt.ConscryptEngineSocket$SSLInputStream.processDataFromSocket(ConscryptEngineSocket.java:909)</text:p>
            <text:p>at com.android.org.conscrypt.ConscryptEngineSocket$SSLInputStream.access$100(ConscryptEngineSocket.java:731)</text:p>
            <text:p>at com.android.org.conscrypt.ConscryptEngineSocket.doHandshake(ConscryptEngineSocket.java:241)</text:p>
            <text:p>at com.android.org.conscrypt.ConscryptEngineSocket.startHandshake(ConscryptEngineSocket.java:220)</text:p>
            <text:p>at okhttp3.internal.connection.RealConnection.connectTls(RealConnection.kt:379)</text:p>
            <text:p>at okhttp3.internal.connection.RealConnection.establishProtocol(RealConnection.kt:337)</text:p>
            <text:p>at okhttp3.internal.connection.RealConnection.connect(RealConnection.kt:209)</text:p>
            <text:p>at okhttp3.internal.connection.ExchangeFinder.findConnection(ExchangeFinder.kt:226)</text:p>
            <text:p>at okhttp3.internal.connection.ExchangeFinder.findHealthyConnection(ExchangeFinder.kt:106)</text:p>
            <text:p>at okhttp3.internal.connection.ExchangeFinder.find(ExchangeFinder.kt:74)</text:p>
            <text:p>at okhttp3.internal.connection.RealCall.initExchange$okhttp(RealCall.kt:255)</text:p>
            <text:p>at okhttp3.internal.connection.ConnectInterceptor.intercept(ConnectInterceptor.kt:32)</text:p>
            <text:p>at okhttp3.internal.http.RealInterceptorChain.proceed(RealInterceptorChain.kt:109)</text:p>
            <text:p>at okhttp3.internal.cache.CacheInterceptor.intercept(CacheInterceptor.kt:95)</text:p>
            <text:p>at okhttp3.internal.http.RealInterceptorChain.proceed(RealInterceptorChain.kt:109)</text:p>
            <text:p>at okhttp3.internal.http.BridgeInterceptor.intercept(BridgeInterceptor.kt:83)</text:p>
            <text:p>at okhttp3.internal.http.RealInterceptorChain.proceed(RealInterceptorChain.kt:109)</text:p>
            <text:p>at okhttp3.internal.http.RetryAndFollowUpInterceptor.intercept(RetryAndFollowUpInterceptor.kt:76)</text:p>
            <text:p>at okhttp3.internal.http.RealInterceptorChain.proceed(RealInterceptorChain.kt:109)</text:p>
            <text:p>at okhttp3.internal.connection.RealCall.getResponseWithInterceptorChain$okhttp(RealCall.kt:201)</text:p>
            <text:p>at okhttp3.internal.connection.RealCall.execute(RealCall.kt:154)</text:p>
            <text:p>at com.roku.rokuhome.test.utils.CommonUtilities.sendScenarioRequest(CommonUtilities.kt:163)</text:p>
            <text:p>at com.roku.rokuhome.test.stepDefs.CommonStepDefinitions.setup(CommonStepDefinitions.kt:85)</text:p>
            <text:p>at java.lang.reflect.Method.invoke(Native Method)</text:p>
            <text:p>at cucumber.runtime.Utils$1.call(Utils.java:26)</text:p>
            <text:p>at cucumber.runtime.Timeout.timeout(Timeout.java:16)</text:p>
            <text:p>at cucumber.runtime.Utils.invoke(Utils.java:20)</text:p>
            <text:p>at cucumber.runtime.java.JavaHookDefinition.execute(JavaHookDefinition.java:65)</text:p>
            <text:p>at cucumber.runner.HookDefinitionMatch.runStep(HookDefinitionMatch.java:16)</text:p>
            <text:p>at cucumber.runner.TestStep.executeStep(TestStep.java:65)</text:p>
            <text:p>at cucumber.runner.TestStep.run(TestStep.java:50)</text:p>
            <text:p>at cucumber.runner.TestCase.run(TestCase.java:42)</text:p>
            <text:p>at cucumber.runner.Runner.runPickle(Runner.java:50)</text:p>
            <text:p>at io.cucumber.junit.AndroidPickleRunner.run(AndroidPickleRunner.java:49)</text:p>
            <text:p>at io.cucumber.junit.AndroidFeatureRunner.runChild(AndroidFeatureRunner.java:42)</text:p>
            <text:p>at io.cucumber.junit.AndroidFeatureRunner.runChild(AndroidFeatureRunner.java:13)</text:p>
            <text:p>at org.junit.runners.ParentRunner$4.run(ParentRunner.java:331)</text:p>
            <text:p>at org.junit.runners.ParentRunner$1.schedule(ParentRunner.java:79)</text:p>
            <text:p>at org.junit.runners.ParentRunner.runChildren(ParentRunner.java:329)</text:p>
            <text:p>at org.junit.runners.ParentRunner.access$100(ParentRunner.java:66)</text:p>
            <text:p>at org.junit.runners.ParentRunner$2.evaluate(ParentRunner.java:293)</text:p>
            <text:p>at org.junit.runners.ParentRunner$3.evaluate(ParentRunner.java:306)</text:p>
            <text:p>at org.junit.runners.ParentRunner.run(ParentRunner.java:413)</text:p>
            <text:p>at io.cucumber.junit.CucumberJUnitRunner.runChild(CucumberJUnitRunner.java:262)</text:p>
            <text:p>at io.cucumber.junit.CucumberJUnitRunner.runChild(CucumberJUnitRunner.java:53)</text:p>
            <text:p>at org.junit.runners.ParentRunner$4.run(ParentRunner.java:331)</text:p>
            <text:p>at org.junit.runners.ParentRunner$1.schedule(ParentRunner.java:79)</text:p>
            <text:p>at org.junit.runners.ParentRunner.runChildren(ParentRunner.java:329)</text:p>
            <text:p>at org.junit.runners.ParentRunner.access$100(ParentRunner.java:66)</text:p>
            <text:p>at org.junit.runners.ParentRunner$2.evaluate(ParentRunner.java:293)</text:p>
            <text:p>at io.cucumber.junit.CucumberJUnitRunner$1.evaluate(CucumberJUnitRunner.java:293)</text:p>
            <text:p>at org.junit.runners.ParentRunner$3.evaluate(ParentRunner.java:306)</text:p>
            <text:p>at org.junit.runners.ParentRunner.run(ParentRunner.java:413)</text:p>
            <text:p>at org.junit.runners.Suite.runChild(Suite.java:128)</text:p>
            <text:p>at org.junit.runners.Suite.runChild(Suite.java:27)</text:p>
            <text:p>at org.junit.runners.ParentRunner$4.run(ParentRunner.java:331)</text:p>
            <text:p>at org.junit.runners.ParentRunner$1.schedule(ParentRunner.java:79)</text:p>
            <text:p>at org.junit.runners.ParentRunner.runChildren(ParentRunner.java:329)</text:p>
            <text:p>at org.junit.runners.ParentRunner.access$100(ParentRunner.java:66)</text:p>
            <text:p>at org.junit.runners.ParentRunner$2.evaluate(ParentRunner.java:293)</text:p>
            <text:p>at org.junit.runners.ParentRunner$3.evaluate(ParentRunner.java:306)</text:p>
            <text:p>at org.junit.runners.ParentRunner.run(ParentRunner.java:413)</text:p>
            <text:p>at org.junit.runner.JUnitCore.run(JUnitCore.java:137)</text:p>
            <text:p>at org.junit.runner.JUnitCore.run(JUnitCore.java:115)</text:p>
            <text:p>at androidx.test.internal.runner.TestExecutor.execute(TestExecutor.java:67)</text:p>
            <text:p>at androidx.test.internal.runner.TestExecutor.execute(TestExecutor.java:58)</text:p>
            <text:p>at androidx.test.runner.AndroidJUnitRunner.onStart(AndroidJUnitRunner.java:446)</text:p>
            <text:p>at android.app.Instrumentation$InstrumentationThread.run(Instrumentation.java:2261)</text:p>
            <text:p>Suppressed: java.net.SocketTimeoutException: Read timed out</text:p>
            <text:p>... 73 more</text:p>
            <text:p/>
          </table:table-cell>
        </table:table-row>
        <table:table-row table:style-name="ro25">
          <table:table-cell office:value-type="string" calcext:value-type="string">
            <text:p>cucumber.runtime.formatter.JUnitFormatter</text:p>
          </table:table-cell>
          <table:table-cell office:value-type="string" calcext:value-type="string">
            <text:p>Validate account with cancel sign out</text:p>
          </table:table-cell>
          <table:table-cell office:value-type="string" calcext:value-type="string">
            <text:p>unknown</text:p>
          </table:table-cell>
          <table:table-cell office:value-type="float" office:value="41.226627" calcext:value-type="float">
            <text:p>41.226627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office:string-value="java.net.SocketTimeoutException: Read timed out&#10;at java.net.SocketInputStream.socketRead0(Native Method)&#10;at java.net.SocketInputStream.socketRead(SocketInputStream.java:119)&#10;at java.net.SocketInputStream.read(SocketInputStream.java:176)&#10;at java.net.SocketInputStream.read(SocketInputStream.java:144)&#10;at com.android.org.conscrypt.ConscryptEngineSocket$SSLInputStream.readFromSocket(ConscryptEngineSocket.java:945)&#10;at com.android.org.conscrypt.ConscryptEngineSocket$SSLInputStream.processDataFromSocket(ConscryptEngineSocket.java:909)&#10;at com.android.org.conscrypt.ConscryptEngineSocket$SSLInputStream.access$100(ConscryptEngineSocket.java:731)&#10;at com.android.org.conscrypt.ConscryptEngineSocket.doHandshake(ConscryptEngineSocket.java:241)&#10;at com.android.org.conscrypt.ConscryptEngineSocket.startHandshake(ConscryptEngineSocket.java:220)&#10;at okhttp3.internal.connection.RealConnection.connectTls(RealConnection.kt:379)&#10;at okhttp3.internal.connection.RealConnection.establishProtocol(RealConnection.kt:337)&#10;at okhttp3.internal.connection.RealConnection.connect(RealConnection.kt:209)&#10;at okhttp3.internal.connection.ExchangeFinder.findConnection(ExchangeFinder.kt:226)&#10;at okhttp3.internal.connection.ExchangeFinder.findHealthyConnection(ExchangeFinder.kt:106)&#10;at okhttp3.internal.connection.ExchangeFinder.find(ExchangeFinder.kt:74)&#10;at okhttp3.internal.connection.RealCall.initExchange$okhttp(RealCall.kt:255)&#10;at okhttp3.internal.connection.ConnectInterceptor.intercept(ConnectInterceptor.kt:32)&#10;at okhttp3.internal.http.RealInterceptorChain.proceed(RealInterceptorChain.kt:109)&#10;at okhttp3.internal.cache.CacheInterceptor.intercept(CacheInterceptor.kt:95)&#10;at okhttp3.internal.http.RealInterceptorChain.proceed(RealInterceptorChain.kt:109)&#10;at okhttp3.internal.http.BridgeInterceptor.intercept(BridgeInterceptor.kt:83)&#10;at okhttp3.internal.http.RealInterceptorChain.proceed(RealInterceptorChain.kt:109)&#10;at okhttp3.internal.http.RetryAndFollowUpInterceptor.intercept(RetryAndFollowUpInterceptor.kt:76)&#10;at okhttp3.internal.http.RealInterceptorChain.proceed(RealInterceptorChain.kt:109)&#10;at okhttp3.internal.connection.RealCall.getResponseWithInterceptorChain$okhttp(RealCall.kt:201)&#10;at okhttp3.internal.connection.RealCall.execute(RealCall.kt:154)&#10;at com.roku.rokuhome.test.utils.CommonUtilities.sendScenarioRequest(CommonUtilities.kt:163)&#10;at com.roku.rokuhome.test.stepDefs.CommonStepDefinitions.setup(CommonStepDefinitions.kt:85)&#10;at java.lang.reflect.Method.invoke(Native Method)&#10;at cucumber.runtime.Utils$1.call(Utils.java:26)&#10;at cucumber.runtime.Timeout.timeout(Timeout.java:16)&#10;at cucumber.runtime.Utils.invoke(Utils.java:20)&#10;at cucumber.runtime.java.JavaHookDefinition.execute(JavaHookDefinition.java:65)&#10;at cucumber.runner.HookDefinitionMatch.runStep(HookDefinitionMatch.java:16)&#10;at cucumber.runner.TestStep.executeStep(TestStep.java:65)&#10;at cucumber.runner.TestStep.run(TestStep.java:50)&#10;at cucumber.runner.TestCase.run(TestCase.java:42)&#10;at cucumber.runner.Runner.runPickle(Runner.java:50)&#10;at io.cucumber.junit.AndroidPickleRunner.run(AndroidPickleRunner.java:49)&#10;at io.cucumber.junit.AndroidFeatureRunner.runChild(AndroidFeatureRunner.java:42)&#10;at io.cucumber.junit.AndroidFeatureRunner.runChild(AndroidFeatureRunner.java:13)&#10;at org.junit.runners.ParentRunner$4.run(ParentRunner.java:331)&#10;at org.junit.runners.ParentRunner$1.schedule(ParentRunner.java:79)&#10;at org.junit.runners.ParentRunner.runChildren(ParentRunner.java:329)&#10;at org.junit.runners.ParentRunner.access$100(ParentRunner.java:66)&#10;at org.junit.runners.ParentRunner$2.evaluate(ParentRunner.java:293)&#10;at org.junit.runners.ParentRunner$3.evaluate(ParentRunner.java:306)&#10;at org.junit.runners.ParentRunner.run(ParentRunner.java:413)&#10;at io.cucumber.junit.CucumberJUnitRunner.runChild(CucumberJUnitRunner.java:262)&#10;at io.cucumber.junit.CucumberJUnitRunner.runChild(CucumberJUnitRunner.java:53)&#10;at org.junit.runners.ParentRunner$4.run(ParentRunner.java:331)&#10;at org.junit.runners.ParentRunner$1.schedule(ParentRunner.java:79)&#10;at org.junit.runners.ParentRunner.runChildren(ParentRunner.java:329)&#10;at org.junit.runners.ParentRunner.access$100(ParentRunner.java:66)&#10;at org.junit.runners.ParentRunner$2.evaluate(ParentRunner.java:293)&#10;at io.cucumber.junit.CucumberJUnitRunner$1.evaluate(CucumberJUnitRunner.java:293)&#10;at org.junit.runners.ParentRunner$3.evaluate(ParentRunner.java:306)&#10;at org.junit.runners.ParentRunner.run(ParentRunner.java:413)&#10;at org.junit.runners.Suite.runChild(Suite.java:128)&#10;at org.junit.runners.Suite.runChild(Suite.java:27)&#10;at org.junit.runners.ParentRunner$4.run(ParentRunner.java:331)&#10;at org.junit.runners.ParentRunner$1.schedule(ParentRunner.java:79)&#10;at org.junit.runners.ParentRunner.runChildren(ParentRunner.java:329)&#10;at org.junit.runners.ParentRunner.access$100(ParentRunner.java:66)&#10;at org.junit.runners.ParentRunner$2.evaluate(ParentRunner.java:293)&#10;at org.junit.runners.ParentRunner$3.evaluate(ParentRunner.java:306)&#10;at org.junit.runners.ParentRunner.run(ParentRunner.java:413)&#10;at org.junit.runner.JUnitCore.run(JUnitCore.java:137)&#10;at org.junit.runner.JUnitCore.run(JUnitCore.java:115)&#10;at androidx.test.internal.runner.TestExecutor.execute(TestExecutor.java:67)&#10;at androidx.test.internal.runner.TestExecutor.execute(TestExecutor.java:58)&#10;at androidx.test.runner.AndroidJUnitRunner.onStart(AndroidJUnitRunner.java:446)&#10;at android.app.Instrumentation$InstrumentationThread.run(Instrumentation.java:2261)&#10;Suppressed: java.net.SocketTimeoutException: Read timed out&#10;... 73 more&#10;" calcext:value-type="string">
            <text:p>java.net.SocketTimeoutException: Read timed out</text:p>
            <text:p>at java.net.SocketInputStream.socketRead0(Native Method)</text:p>
            <text:p>at java.net.SocketInputStream.socketRead(SocketInputStream.java:119)</text:p>
            <text:p>at java.net.SocketInputStream.read(SocketInputStream.java:176)</text:p>
            <text:p>at java.net.SocketInputStream.read(SocketInputStream.java:144)</text:p>
            <text:p>at com.android.org.conscrypt.ConscryptEngineSocket$SSLInputStream.readFromSocket(ConscryptEngineSocket.java:945)</text:p>
            <text:p>at com.android.org.conscrypt.ConscryptEngineSocket$SSLInputStream.processDataFromSocket(ConscryptEngineSocket.java:909)</text:p>
            <text:p>at com.android.org.conscrypt.ConscryptEngineSocket$SSLInputStream.access$100(ConscryptEngineSocket.java:731)</text:p>
            <text:p>at com.android.org.conscrypt.ConscryptEngineSocket.doHandshake(ConscryptEngineSocket.java:241)</text:p>
            <text:p>at com.android.org.conscrypt.ConscryptEngineSocket.startHandshake(ConscryptEngineSocket.java:220)</text:p>
            <text:p>at okhttp3.internal.connection.RealConnection.connectTls(RealConnection.kt:379)</text:p>
            <text:p>at okhttp3.internal.connection.RealConnection.establishProtocol(RealConnection.kt:337)</text:p>
            <text:p>at okhttp3.internal.connection.RealConnection.connect(RealConnection.kt:209)</text:p>
            <text:p>at okhttp3.internal.connection.ExchangeFinder.findConnection(ExchangeFinder.kt:226)</text:p>
            <text:p>at okhttp3.internal.connection.ExchangeFinder.findHealthyConnection(ExchangeFinder.kt:106)</text:p>
            <text:p>at okhttp3.internal.connection.ExchangeFinder.find(ExchangeFinder.kt:74)</text:p>
            <text:p>at okhttp3.internal.connection.RealCall.initExchange$okhttp(RealCall.kt:255)</text:p>
            <text:p>at okhttp3.internal.connection.ConnectInterceptor.intercept(ConnectInterceptor.kt:32)</text:p>
            <text:p>at okhttp3.internal.http.RealInterceptorChain.proceed(RealInterceptorChain.kt:109)</text:p>
            <text:p>at okhttp3.internal.cache.CacheInterceptor.intercept(CacheInterceptor.kt:95)</text:p>
            <text:p>at okhttp3.internal.http.RealInterceptorChain.proceed(RealInterceptorChain.kt:109)</text:p>
            <text:p>at okhttp3.internal.http.BridgeInterceptor.intercept(BridgeInterceptor.kt:83)</text:p>
            <text:p>at okhttp3.internal.http.RealInterceptorChain.proceed(RealInterceptorChain.kt:109)</text:p>
            <text:p>at okhttp3.internal.http.RetryAndFollowUpInterceptor.intercept(RetryAndFollowUpInterceptor.kt:76)</text:p>
            <text:p>at okhttp3.internal.http.RealInterceptorChain.proceed(RealInterceptorChain.kt:109)</text:p>
            <text:p>at okhttp3.internal.connection.RealCall.getResponseWithInterceptorChain$okhttp(RealCall.kt:201)</text:p>
            <text:p>at okhttp3.internal.connection.RealCall.execute(RealCall.kt:154)</text:p>
            <text:p>at com.roku.rokuhome.test.utils.CommonUtilities.sendScenarioRequest(CommonUtilities.kt:163)</text:p>
            <text:p>at com.roku.rokuhome.test.stepDefs.CommonStepDefinitions.setup(CommonStepDefinitions.kt:85)</text:p>
            <text:p>at java.lang.reflect.Method.invoke(Native Method)</text:p>
            <text:p>at cucumber.runtime.Utils$1.call(Utils.java:26)</text:p>
            <text:p>at cucumber.runtime.Timeout.timeout(Timeout.java:16)</text:p>
            <text:p>at cucumber.runtime.Utils.invoke(Utils.java:20)</text:p>
            <text:p>at cucumber.runtime.java.JavaHookDefinition.execute(JavaHookDefinition.java:65)</text:p>
            <text:p>at cucumber.runner.HookDefinitionMatch.runStep(HookDefinitionMatch.java:16)</text:p>
            <text:p>at cucumber.runner.TestStep.executeStep(TestStep.java:65)</text:p>
            <text:p>at cucumber.runner.TestStep.run(TestStep.java:50)</text:p>
            <text:p>at cucumber.runner.TestCase.run(TestCase.java:42)</text:p>
            <text:p>at cucumber.runner.Runner.runPickle(Runner.java:50)</text:p>
            <text:p>at io.cucumber.junit.AndroidPickleRunner.run(AndroidPickleRunner.java:49)</text:p>
            <text:p>at io.cucumber.junit.AndroidFeatureRunner.runChild(AndroidFeatureRunner.java:42)</text:p>
            <text:p>at io.cucumber.junit.AndroidFeatureRunner.runChild(AndroidFeatureRunner.java:13)</text:p>
            <text:p>at org.junit.runners.ParentRunner$4.run(ParentRunner.java:331)</text:p>
            <text:p>at org.junit.runners.ParentRunner$1.schedule(ParentRunner.java:79)</text:p>
            <text:p>at org.junit.runners.ParentRunner.runChildren(ParentRunner.java:329)</text:p>
            <text:p>at org.junit.runners.ParentRunner.access$100(ParentRunner.java:66)</text:p>
            <text:p>at org.junit.runners.ParentRunner$2.evaluate(ParentRunner.java:293)</text:p>
            <text:p>at org.junit.runners.ParentRunner$3.evaluate(ParentRunner.java:306)</text:p>
            <text:p>at org.junit.runners.ParentRunner.run(ParentRunner.java:413)</text:p>
            <text:p>at io.cucumber.junit.CucumberJUnitRunner.runChild(CucumberJUnitRunner.java:262)</text:p>
            <text:p>at io.cucumber.junit.CucumberJUnitRunner.runChild(CucumberJUnitRunner.java:53)</text:p>
            <text:p>at org.junit.runners.ParentRunner$4.run(ParentRunner.java:331)</text:p>
            <text:p>at org.junit.runners.ParentRunner$1.schedule(ParentRunner.java:79)</text:p>
            <text:p>at org.junit.runners.ParentRunner.runChildren(ParentRunner.java:329)</text:p>
            <text:p>at org.junit.runners.ParentRunner.access$100(ParentRunner.java:66)</text:p>
            <text:p>at org.junit.runners.ParentRunner$2.evaluate(ParentRunner.java:293)</text:p>
            <text:p>at io.cucumber.junit.CucumberJUnitRunner$1.evaluate(CucumberJUnitRunner.java:293)</text:p>
            <text:p>at org.junit.runners.ParentRunner$3.evaluate(ParentRunner.java:306)</text:p>
            <text:p>at org.junit.runners.ParentRunner.run(ParentRunner.java:413)</text:p>
            <text:p>at org.junit.runners.Suite.runChild(Suite.java:128)</text:p>
            <text:p>at org.junit.runners.Suite.runChild(Suite.java:27)</text:p>
            <text:p>at org.junit.runners.ParentRunner$4.run(ParentRunner.java:331)</text:p>
            <text:p>at org.junit.runners.ParentRunner$1.schedule(ParentRunner.java:79)</text:p>
            <text:p>at org.junit.runners.ParentRunner.runChildren(ParentRunner.java:329)</text:p>
            <text:p>at org.junit.runners.ParentRunner.access$100(ParentRunner.java:66)</text:p>
            <text:p>at org.junit.runners.ParentRunner$2.evaluate(ParentRunner.java:293)</text:p>
            <text:p>at org.junit.runners.ParentRunner$3.evaluate(ParentRunner.java:306)</text:p>
            <text:p>at org.junit.runners.ParentRunner.run(ParentRunner.java:413)</text:p>
            <text:p>at org.junit.runner.JUnitCore.run(JUnitCore.java:137)</text:p>
            <text:p>at org.junit.runner.JUnitCore.run(JUnitCore.java:115)</text:p>
            <text:p>at androidx.test.internal.runner.TestExecutor.execute(TestExecutor.java:67)</text:p>
            <text:p>at androidx.test.internal.runner.TestExecutor.execute(TestExecutor.java:58)</text:p>
            <text:p>at androidx.test.runner.AndroidJUnitRunner.onStart(AndroidJUnitRunner.java:446)</text:p>
            <text:p>at android.app.Instrumentation$InstrumentationThread.run(Instrumentation.java:2261)</text:p>
            <text:p>Suppressed: java.net.SocketTimeoutException: Read timed out</text:p>
            <text:p>... 73 more</text:p>
            <text:p/>
          </table:table-cell>
        </table:table-row>
        <table:table-row table:style-name="ro25">
          <table:table-cell office:value-type="string" calcext:value-type="string">
            <text:p>cucumber.runtime.formatter.JUnitFormatter</text:p>
          </table:table-cell>
          <table:table-cell office:value-type="string" calcext:value-type="string">
            <text:p>Validate account sign out</text:p>
          </table:table-cell>
          <table:table-cell office:value-type="string" calcext:value-type="string">
            <text:p>unknown</text:p>
          </table:table-cell>
          <table:table-cell office:value-type="float" office:value="41.454794" calcext:value-type="float">
            <text:p>41.454794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office:string-value="java.net.SocketTimeoutException: Read timed out&#10;at java.net.SocketInputStream.socketRead0(Native Method)&#10;at java.net.SocketInputStream.socketRead(SocketInputStream.java:119)&#10;at java.net.SocketInputStream.read(SocketInputStream.java:176)&#10;at java.net.SocketInputStream.read(SocketInputStream.java:144)&#10;at com.android.org.conscrypt.ConscryptEngineSocket$SSLInputStream.readFromSocket(ConscryptEngineSocket.java:945)&#10;at com.android.org.conscrypt.ConscryptEngineSocket$SSLInputStream.processDataFromSocket(ConscryptEngineSocket.java:909)&#10;at com.android.org.conscrypt.ConscryptEngineSocket$SSLInputStream.access$100(ConscryptEngineSocket.java:731)&#10;at com.android.org.conscrypt.ConscryptEngineSocket.doHandshake(ConscryptEngineSocket.java:241)&#10;at com.android.org.conscrypt.ConscryptEngineSocket.startHandshake(ConscryptEngineSocket.java:220)&#10;at okhttp3.internal.connection.RealConnection.connectTls(RealConnection.kt:379)&#10;at okhttp3.internal.connection.RealConnection.establishProtocol(RealConnection.kt:337)&#10;at okhttp3.internal.connection.RealConnection.connect(RealConnection.kt:209)&#10;at okhttp3.internal.connection.ExchangeFinder.findConnection(ExchangeFinder.kt:226)&#10;at okhttp3.internal.connection.ExchangeFinder.findHealthyConnection(ExchangeFinder.kt:106)&#10;at okhttp3.internal.connection.ExchangeFinder.find(ExchangeFinder.kt:74)&#10;at okhttp3.internal.connection.RealCall.initExchange$okhttp(RealCall.kt:255)&#10;at okhttp3.internal.connection.ConnectInterceptor.intercept(ConnectInterceptor.kt:32)&#10;at okhttp3.internal.http.RealInterceptorChain.proceed(RealInterceptorChain.kt:109)&#10;at okhttp3.internal.cache.CacheInterceptor.intercept(CacheInterceptor.kt:95)&#10;at okhttp3.internal.http.RealInterceptorChain.proceed(RealInterceptorChain.kt:109)&#10;at okhttp3.internal.http.BridgeInterceptor.intercept(BridgeInterceptor.kt:83)&#10;at okhttp3.internal.http.RealInterceptorChain.proceed(RealInterceptorChain.kt:109)&#10;at okhttp3.internal.http.RetryAndFollowUpInterceptor.intercept(RetryAndFollowUpInterceptor.kt:76)&#10;at okhttp3.internal.http.RealInterceptorChain.proceed(RealInterceptorChain.kt:109)&#10;at okhttp3.internal.connection.RealCall.getResponseWithInterceptorChain$okhttp(RealCall.kt:201)&#10;at okhttp3.internal.connection.RealCall.execute(RealCall.kt:154)&#10;at com.roku.rokuhome.test.utils.CommonUtilities.sendScenarioRequest(CommonUtilities.kt:163)&#10;at com.roku.rokuhome.test.stepDefs.CommonStepDefinitions.setup(CommonStepDefinitions.kt:85)&#10;at java.lang.reflect.Method.invoke(Native Method)&#10;at cucumber.runtime.Utils$1.call(Utils.java:26)&#10;at cucumber.runtime.Timeout.timeout(Timeout.java:16)&#10;at cucumber.runtime.Utils.invoke(Utils.java:20)&#10;at cucumber.runtime.java.JavaHookDefinition.execute(JavaHookDefinition.java:65)&#10;at cucumber.runner.HookDefinitionMatch.runStep(HookDefinitionMatch.java:16)&#10;at cucumber.runner.TestStep.executeStep(TestStep.java:65)&#10;at cucumber.runner.TestStep.run(TestStep.java:50)&#10;at cucumber.runner.TestCase.run(TestCase.java:42)&#10;at cucumber.runner.Runner.runPickle(Runner.java:50)&#10;at io.cucumber.junit.AndroidPickleRunner.run(AndroidPickleRunner.java:49)&#10;at io.cucumber.junit.AndroidFeatureRunner.runChild(AndroidFeatureRunner.java:42)&#10;at io.cucumber.junit.AndroidFeatureRunner.runChild(AndroidFeatureRunner.java:13)&#10;at org.junit.runners.ParentRunner$4.run(ParentRunner.java:331)&#10;at org.junit.runners.ParentRunner$1.schedule(ParentRunner.java:79)&#10;at org.junit.runners.ParentRunner.runChildren(ParentRunner.java:329)&#10;at org.junit.runners.ParentRunner.access$100(ParentRunner.java:66)&#10;at org.junit.runners.ParentRunner$2.evaluate(ParentRunner.java:293)&#10;at org.junit.runners.ParentRunner$3.evaluate(ParentRunner.java:306)&#10;at org.junit.runners.ParentRunner.run(ParentRunner.java:413)&#10;at io.cucumber.junit.CucumberJUnitRunner.runChild(CucumberJUnitRunner.java:262)&#10;at io.cucumber.junit.CucumberJUnitRunner.runChild(CucumberJUnitRunner.java:53)&#10;at org.junit.runners.ParentRunner$4.run(ParentRunner.java:331)&#10;at org.junit.runners.ParentRunner$1.schedule(ParentRunner.java:79)&#10;at org.junit.runners.ParentRunner.runChildren(ParentRunner.java:329)&#10;at org.junit.runners.ParentRunner.access$100(ParentRunner.java:66)&#10;at org.junit.runners.ParentRunner$2.evaluate(ParentRunner.java:293)&#10;at io.cucumber.junit.CucumberJUnitRunner$1.evaluate(CucumberJUnitRunner.java:293)&#10;at org.junit.runners.ParentRunner$3.evaluate(ParentRunner.java:306)&#10;at org.junit.runners.ParentRunner.run(ParentRunner.java:413)&#10;at org.junit.runners.Suite.runChild(Suite.java:128)&#10;at org.junit.runners.Suite.runChild(Suite.java:27)&#10;at org.junit.runners.ParentRunner$4.run(ParentRunner.java:331)&#10;at org.junit.runners.ParentRunner$1.schedule(ParentRunner.java:79)&#10;at org.junit.runners.ParentRunner.runChildren(ParentRunner.java:329)&#10;at org.junit.runners.ParentRunner.access$100(ParentRunner.java:66)&#10;at org.junit.runners.ParentRunner$2.evaluate(ParentRunner.java:293)&#10;at org.junit.runners.ParentRunner$3.evaluate(ParentRunner.java:306)&#10;at org.junit.runners.ParentRunner.run(ParentRunner.java:413)&#10;at org.junit.runner.JUnitCore.run(JUnitCore.java:137)&#10;at org.junit.runner.JUnitCore.run(JUnitCore.java:115)&#10;at androidx.test.internal.runner.TestExecutor.execute(TestExecutor.java:67)&#10;at androidx.test.internal.runner.TestExecutor.execute(TestExecutor.java:58)&#10;at androidx.test.runner.AndroidJUnitRunner.onStart(AndroidJUnitRunner.java:446)&#10;at android.app.Instrumentation$InstrumentationThread.run(Instrumentation.java:2261)&#10;Suppressed: java.net.SocketTimeoutException: Read timed out&#10;... 73 more&#10;" calcext:value-type="string">
            <text:p>java.net.SocketTimeoutException: Read timed out</text:p>
            <text:p>at java.net.SocketInputStream.socketRead0(Native Method)</text:p>
            <text:p>at java.net.SocketInputStream.socketRead(SocketInputStream.java:119)</text:p>
            <text:p>at java.net.SocketInputStream.read(SocketInputStream.java:176)</text:p>
            <text:p>at java.net.SocketInputStream.read(SocketInputStream.java:144)</text:p>
            <text:p>at com.android.org.conscrypt.ConscryptEngineSocket$SSLInputStream.readFromSocket(ConscryptEngineSocket.java:945)</text:p>
            <text:p>at com.android.org.conscrypt.ConscryptEngineSocket$SSLInputStream.processDataFromSocket(ConscryptEngineSocket.java:909)</text:p>
            <text:p>at com.android.org.conscrypt.ConscryptEngineSocket$SSLInputStream.access$100(ConscryptEngineSocket.java:731)</text:p>
            <text:p>at com.android.org.conscrypt.ConscryptEngineSocket.doHandshake(ConscryptEngineSocket.java:241)</text:p>
            <text:p>at com.android.org.conscrypt.ConscryptEngineSocket.startHandshake(ConscryptEngineSocket.java:220)</text:p>
            <text:p>at okhttp3.internal.connection.RealConnection.connectTls(RealConnection.kt:379)</text:p>
            <text:p>at okhttp3.internal.connection.RealConnection.establishProtocol(RealConnection.kt:337)</text:p>
            <text:p>at okhttp3.internal.connection.RealConnection.connect(RealConnection.kt:209)</text:p>
            <text:p>at okhttp3.internal.connection.ExchangeFinder.findConnection(ExchangeFinder.kt:226)</text:p>
            <text:p>at okhttp3.internal.connection.ExchangeFinder.findHealthyConnection(ExchangeFinder.kt:106)</text:p>
            <text:p>at okhttp3.internal.connection.ExchangeFinder.find(ExchangeFinder.kt:74)</text:p>
            <text:p>at okhttp3.internal.connection.RealCall.initExchange$okhttp(RealCall.kt:255)</text:p>
            <text:p>at okhttp3.internal.connection.ConnectInterceptor.intercept(ConnectInterceptor.kt:32)</text:p>
            <text:p>at okhttp3.internal.http.RealInterceptorChain.proceed(RealInterceptorChain.kt:109)</text:p>
            <text:p>at okhttp3.internal.cache.CacheInterceptor.intercept(CacheInterceptor.kt:95)</text:p>
            <text:p>at okhttp3.internal.http.RealInterceptorChain.proceed(RealInterceptorChain.kt:109)</text:p>
            <text:p>at okhttp3.internal.http.BridgeInterceptor.intercept(BridgeInterceptor.kt:83)</text:p>
            <text:p>at okhttp3.internal.http.RealInterceptorChain.proceed(RealInterceptorChain.kt:109)</text:p>
            <text:p>at okhttp3.internal.http.RetryAndFollowUpInterceptor.intercept(RetryAndFollowUpInterceptor.kt:76)</text:p>
            <text:p>at okhttp3.internal.http.RealInterceptorChain.proceed(RealInterceptorChain.kt:109)</text:p>
            <text:p>at okhttp3.internal.connection.RealCall.getResponseWithInterceptorChain$okhttp(RealCall.kt:201)</text:p>
            <text:p>at okhttp3.internal.connection.RealCall.execute(RealCall.kt:154)</text:p>
            <text:p>at com.roku.rokuhome.test.utils.CommonUtilities.sendScenarioRequest(CommonUtilities.kt:163)</text:p>
            <text:p>at com.roku.rokuhome.test.stepDefs.CommonStepDefinitions.setup(CommonStepDefinitions.kt:85)</text:p>
            <text:p>at java.lang.reflect.Method.invoke(Native Method)</text:p>
            <text:p>at cucumber.runtime.Utils$1.call(Utils.java:26)</text:p>
            <text:p>at cucumber.runtime.Timeout.timeout(Timeout.java:16)</text:p>
            <text:p>at cucumber.runtime.Utils.invoke(Utils.java:20)</text:p>
            <text:p>at cucumber.runtime.java.JavaHookDefinition.execute(JavaHookDefinition.java:65)</text:p>
            <text:p>at cucumber.runner.HookDefinitionMatch.runStep(HookDefinitionMatch.java:16)</text:p>
            <text:p>at cucumber.runner.TestStep.executeStep(TestStep.java:65)</text:p>
            <text:p>at cucumber.runner.TestStep.run(TestStep.java:50)</text:p>
            <text:p>at cucumber.runner.TestCase.run(TestCase.java:42)</text:p>
            <text:p>at cucumber.runner.Runner.runPickle(Runner.java:50)</text:p>
            <text:p>at io.cucumber.junit.AndroidPickleRunner.run(AndroidPickleRunner.java:49)</text:p>
            <text:p>at io.cucumber.junit.AndroidFeatureRunner.runChild(AndroidFeatureRunner.java:42)</text:p>
            <text:p>at io.cucumber.junit.AndroidFeatureRunner.runChild(AndroidFeatureRunner.java:13)</text:p>
            <text:p>at org.junit.runners.ParentRunner$4.run(ParentRunner.java:331)</text:p>
            <text:p>at org.junit.runners.ParentRunner$1.schedule(ParentRunner.java:79)</text:p>
            <text:p>at org.junit.runners.ParentRunner.runChildren(ParentRunner.java:329)</text:p>
            <text:p>at org.junit.runners.ParentRunner.access$100(ParentRunner.java:66)</text:p>
            <text:p>at org.junit.runners.ParentRunner$2.evaluate(ParentRunner.java:293)</text:p>
            <text:p>at org.junit.runners.ParentRunner$3.evaluate(ParentRunner.java:306)</text:p>
            <text:p>at org.junit.runners.ParentRunner.run(ParentRunner.java:413)</text:p>
            <text:p>at io.cucumber.junit.CucumberJUnitRunner.runChild(CucumberJUnitRunner.java:262)</text:p>
            <text:p>at io.cucumber.junit.CucumberJUnitRunner.runChild(CucumberJUnitRunner.java:53)</text:p>
            <text:p>at org.junit.runners.ParentRunner$4.run(ParentRunner.java:331)</text:p>
            <text:p>at org.junit.runners.ParentRunner$1.schedule(ParentRunner.java:79)</text:p>
            <text:p>at org.junit.runners.ParentRunner.runChildren(ParentRunner.java:329)</text:p>
            <text:p>at org.junit.runners.ParentRunner.access$100(ParentRunner.java:66)</text:p>
            <text:p>at org.junit.runners.ParentRunner$2.evaluate(ParentRunner.java:293)</text:p>
            <text:p>at io.cucumber.junit.CucumberJUnitRunner$1.evaluate(CucumberJUnitRunner.java:293)</text:p>
            <text:p>at org.junit.runners.ParentRunner$3.evaluate(ParentRunner.java:306)</text:p>
            <text:p>at org.junit.runners.ParentRunner.run(ParentRunner.java:413)</text:p>
            <text:p>at org.junit.runners.Suite.runChild(Suite.java:128)</text:p>
            <text:p>at org.junit.runners.Suite.runChild(Suite.java:27)</text:p>
            <text:p>at org.junit.runners.ParentRunner$4.run(ParentRunner.java:331)</text:p>
            <text:p>at org.junit.runners.ParentRunner$1.schedule(ParentRunner.java:79)</text:p>
            <text:p>at org.junit.runners.ParentRunner.runChildren(ParentRunner.java:329)</text:p>
            <text:p>at org.junit.runners.ParentRunner.access$100(ParentRunner.java:66)</text:p>
            <text:p>at org.junit.runners.ParentRunner$2.evaluate(ParentRunner.java:293)</text:p>
            <text:p>at org.junit.runners.ParentRunner$3.evaluate(ParentRunner.java:306)</text:p>
            <text:p>at org.junit.runners.ParentRunner.run(ParentRunner.java:413)</text:p>
            <text:p>at org.junit.runner.JUnitCore.run(JUnitCore.java:137)</text:p>
            <text:p>at org.junit.runner.JUnitCore.run(JUnitCore.java:115)</text:p>
            <text:p>at androidx.test.internal.runner.TestExecutor.execute(TestExecutor.java:67)</text:p>
            <text:p>at androidx.test.internal.runner.TestExecutor.execute(TestExecutor.java:58)</text:p>
            <text:p>at androidx.test.runner.AndroidJUnitRunner.onStart(AndroidJUnitRunner.java:446)</text:p>
            <text:p>at android.app.Instrumentation$InstrumentationThread.run(Instrumentation.java:2261)</text:p>
            <text:p>Suppressed: java.net.SocketTimeoutException: Read timed out</text:p>
            <text:p>... 73 more</text:p>
            <text:p/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document-statistic meta:table-count="1" meta:cell-count="865" meta:object-count="0"/>
  </office:meta>
</office:document-meta>
</file>